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7"/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ec_10_10_50_50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1656392">
            <text:p>1.656E-001</text:p>
          </table:table-cell>
          <table:table-cell table:number-columns-repeated="6" office:value-type="float" office:value="0">
            <text:p>0.000E+000</text:p>
          </table:table-cell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3.151234E-029">
            <text:p>3.151E-02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-0.0000000000001030916">
            <text:p>-1.031E-0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1.568825E-016">
            <text:p>1.569E-01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56724">
            <text:p>1.657E-001</text:p>
          </table:table-cell>
          <table:table-cell office:value-type="float" office:value="0.0000002718256">
            <text:p>2.718E-007</text:p>
          </table:table-cell>
          <table:table-cell office:value-type="float" office:value="0.0000002431879">
            <text:p>2.432E-007</text:p>
          </table:table-cell>
          <table:table-cell office:value-type="float" office:value="0.00000004064482">
            <text:p>4.064E-008</text:p>
          </table:table-cell>
          <table:table-cell office:value-type="float" office:value="3.935664E-015">
            <text:p>3.936E-015</text:p>
          </table:table-cell>
          <table:table-cell office:value-type="float" office:value="-0.00000000001304469">
            <text:p>-1.304E-011</text:p>
          </table:table-cell>
          <table:table-cell office:value-type="float" office:value="-9.162288E-016">
            <text:p>-9.162E-0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1.556761E-015">
            <text:p>1.557E-0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1.165883E-017">
            <text:p>1.166E-01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60054">
            <text:p>1.660E-001</text:p>
          </table:table-cell>
          <table:table-cell office:value-type="float" office:value="0.0000004953797">
            <text:p>4.954E-007</text:p>
          </table:table-cell>
          <table:table-cell office:value-type="float" office:value="0.0000005717022">
            <text:p>5.717E-007</text:p>
          </table:table-cell>
          <table:table-cell office:value-type="float" office:value="0.00000002187642">
            <text:p>2.188E-008</text:p>
          </table:table-cell>
          <table:table-cell office:value-type="float" office:value="2.236507E-015">
            <text:p>2.237E-015</text:p>
          </table:table-cell>
          <table:table-cell office:value-type="float" office:value="0.00000000001460755">
            <text:p>1.461E-011</text:p>
          </table:table-cell>
          <table:table-cell office:value-type="float" office:value="9.917224E-016">
            <text:p>9.917E-0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-2.19703E-016">
            <text:p>-2.197E-0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-6.267296E-017">
            <text:p>-6.267E-0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6.909294E-017">
            <text:p>6.909E-01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6.894947E-017">
            <text:p>6.895E-0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3.724746E-018">
            <text:p>3.725E-0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7.789222E-019">
            <text:p>7.789E-0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-1.007752E-015">
            <text:p>-1.008E-0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1.70001E-015">
            <text:p>1.700E-01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1.75662E-017">
            <text:p>1.757E-0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2.587167E-016">
            <text:p>2.587E-0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-8.84113E-016">
            <text:p>-8.841E-01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8.2945E-017">
            <text:p>8.295E-01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1.28258E-016">
            <text:p>1.283E-0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-1.784399E-017">
            <text:p>-1.784E-0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3.317075E-017">
            <text:p>3.317E-01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2.164982E-016">
            <text:p>2.165E-01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-1.49972E-016">
            <text:p>-1.500E-01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-3.958733E-016">
            <text:p>-3.959E-01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59337">
            <text:p>1.659E-001</text:p>
          </table:table-cell>
          <table:table-cell office:value-type="float" office:value="0.000008604174">
            <text:p>8.604E-006</text:p>
          </table:table-cell>
          <table:table-cell office:value-type="float" office:value="0.0000004595001">
            <text:p>4.595E-007</text:p>
          </table:table-cell>
          <table:table-cell office:value-type="float" office:value="0.000000008055698">
            <text:p>8.056E-009</text:p>
          </table:table-cell>
          <table:table-cell office:value-type="float" office:value="-4.310684E-016">
            <text:p>-4.311E-016</text:p>
          </table:table-cell>
          <table:table-cell office:value-type="float" office:value="-0.0000000000155154">
            <text:p>-1.552E-011</text:p>
          </table:table-cell>
          <table:table-cell office:value-type="float" office:value="-2.332215E-016">
            <text:p>-2.332E-01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2.475575E-016">
            <text:p>2.476E-01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-1.450197E-016">
            <text:p>-1.450E-01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-2.528438E-019">
            <text:p>-2.528E-01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5.371741E-017">
            <text:p>5.372E-01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-2.239038E-017">
            <text:p>-2.239E-01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-1.432898E-015">
            <text:p>-1.433E-01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2.506929E-018">
            <text:p>2.507E-01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-1.161783E-015">
            <text:p>-1.162E-01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-1.745675E-017">
            <text:p>-1.746E-01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1.798682E-017">
            <text:p>1.799E-01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4.232273E-016">
            <text:p>4.232E-01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57836">
            <text:p>1.658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6.671577E-018">
            <text:p>6.672E-01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7.053296E-015">
            <text:p>7.053E-01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-2.165568E-015">
            <text:p>-2.166E-01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7.850772E-015">
            <text:p>7.851E-01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-6.015662E-015">
            <text:p>-6.016E-01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56928">
            <text:p>1.657E-001</text:p>
          </table:table-cell>
          <table:table-cell office:value-type="float" office:value="0.0000001006907">
            <text:p>1.007E-007</text:p>
          </table:table-cell>
          <table:table-cell office:value-type="float" office:value="0.0000002122797">
            <text:p>2.123E-007</text:p>
          </table:table-cell>
          <table:table-cell office:value-type="float" office:value="0.000000006600969">
            <text:p>6.601E-009</text:p>
          </table:table-cell>
          <table:table-cell office:value-type="float" office:value="2.470961E-016">
            <text:p>2.471E-016</text:p>
          </table:table-cell>
          <table:table-cell office:value-type="float" office:value="-0.000000000002094607">
            <text:p>-2.095E-012</text:p>
          </table:table-cell>
          <table:table-cell office:value-type="float" office:value="-3.723874E-031">
            <text:p>-3.724E-03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6.015662E-015">
            <text:p>6.016E-01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-7.850772E-015">
            <text:p>-7.851E-01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2.165568E-015">
            <text:p>2.166E-01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-7.053296E-015">
            <text:p>-7.053E-01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-6.671577E-018">
            <text:p>-6.672E-01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57836">
            <text:p>1.658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-4.232273E-016">
            <text:p>-4.232E-0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-1.798682E-017">
            <text:p>-1.799E-01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1.745675E-017">
            <text:p>1.746E-01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1.161783E-015">
            <text:p>1.162E-01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-2.506929E-018">
            <text:p>-2.507E-01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1.432898E-015">
            <text:p>1.433E-0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2.239038E-017">
            <text:p>2.239E-0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-5.371741E-017">
            <text:p>-5.372E-01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2.528438E-019">
            <text:p>2.528E-01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1.450197E-016">
            <text:p>1.450E-01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-2.475575E-016">
            <text:p>-2.476E-01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59337">
            <text:p>1.659E-001</text:p>
          </table:table-cell>
          <table:table-cell office:value-type="float" office:value="0.000008604174">
            <text:p>8.604E-006</text:p>
          </table:table-cell>
          <table:table-cell office:value-type="float" office:value="0.0000004595001">
            <text:p>4.595E-007</text:p>
          </table:table-cell>
          <table:table-cell office:value-type="float" office:value="0.000000008055698">
            <text:p>8.056E-009</text:p>
          </table:table-cell>
          <table:table-cell office:value-type="float" office:value="-4.310684E-016">
            <text:p>-4.311E-016</text:p>
          </table:table-cell>
          <table:table-cell office:value-type="float" office:value="-0.0000000000155154">
            <text:p>-1.552E-011</text:p>
          </table:table-cell>
          <table:table-cell office:value-type="float" office:value="2.332215E-016">
            <text:p>2.332E-01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3.958733E-016">
            <text:p>3.959E-01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1.49972E-016">
            <text:p>1.500E-01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-2.164982E-016">
            <text:p>-2.165E-01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-3.317075E-017">
            <text:p>-3.317E-01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1.784399E-017">
            <text:p>1.784E-01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-1.28258E-016">
            <text:p>-1.283E-01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-8.2945E-017">
            <text:p>-8.295E-01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8.84113E-016">
            <text:p>8.841E-01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-2.587167E-016">
            <text:p>-2.587E-01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-1.75662E-017">
            <text:p>-1.757E-01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-1.70001E-015">
            <text:p>-1.700E-01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1.007752E-015">
            <text:p>1.008E-01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-7.789222E-019">
            <text:p>-7.789E-01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-3.724746E-018">
            <text:p>-3.725E-01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-6.894947E-017">
            <text:p>-6.895E-01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-6.909294E-017">
            <text:p>-6.909E-01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6.267296E-017">
            <text:p>6.267E-01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2.19703E-016">
            <text:p>2.197E-01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60054">
            <text:p>1.660E-001</text:p>
          </table:table-cell>
          <table:table-cell office:value-type="float" office:value="0.0000004953797">
            <text:p>4.954E-007</text:p>
          </table:table-cell>
          <table:table-cell office:value-type="float" office:value="0.0000005717022">
            <text:p>5.717E-007</text:p>
          </table:table-cell>
          <table:table-cell office:value-type="float" office:value="0.00000002187642">
            <text:p>2.188E-008</text:p>
          </table:table-cell>
          <table:table-cell office:value-type="float" office:value="2.236507E-015">
            <text:p>2.237E-015</text:p>
          </table:table-cell>
          <table:table-cell office:value-type="float" office:value="0.00000000001460755">
            <text:p>1.461E-011</text:p>
          </table:table-cell>
          <table:table-cell office:value-type="float" office:value="-9.917224E-016">
            <text:p>-9.917E-01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-1.165883E-017">
            <text:p>-1.166E-01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-1.556761E-015">
            <text:p>-1.557E-01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56724">
            <text:p>1.657E-001</text:p>
          </table:table-cell>
          <table:table-cell office:value-type="float" office:value="0.0000002718256">
            <text:p>2.718E-007</text:p>
          </table:table-cell>
          <table:table-cell office:value-type="float" office:value="0.0000002431879">
            <text:p>2.432E-007</text:p>
          </table:table-cell>
          <table:table-cell office:value-type="float" office:value="0.00000004064482">
            <text:p>4.064E-008</text:p>
          </table:table-cell>
          <table:table-cell office:value-type="float" office:value="3.935664E-015">
            <text:p>3.936E-015</text:p>
          </table:table-cell>
          <table:table-cell office:value-type="float" office:value="-0.00000000001304469">
            <text:p>-1.304E-011</text:p>
          </table:table-cell>
          <table:table-cell office:value-type="float" office:value="9.162288E-016">
            <text:p>9.162E-01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-1.568825E-016">
            <text:p>-1.569E-01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0.0000000000001030916">
            <text:p>1.031E-01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-4.141958E-029">
            <text:p>-4.142E-02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56392">
            <text:p>1.656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-3.105743E-030">
            <text:p>-3.106E-03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-0.0000000000001030916">
            <text:p>-1.031E-01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1.568825E-016">
            <text:p>1.569E-01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58426">
            <text:p>1.658E-001</text:p>
          </table:table-cell>
          <table:table-cell office:value-type="float" office:value="0.0000000983579">
            <text:p>9.836E-008</text:p>
          </table:table-cell>
          <table:table-cell office:value-type="float" office:value="0.0000008117901">
            <text:p>8.118E-007</text:p>
          </table:table-cell>
          <table:table-cell office:value-type="float" office:value="0.00000009870256">
            <text:p>9.870E-008</text:p>
          </table:table-cell>
          <table:table-cell office:value-type="float" office:value="0.00000000000002749164">
            <text:p>2.749E-014</text:p>
          </table:table-cell>
          <table:table-cell office:value-type="float" office:value="0.00000000002315918">
            <text:p>2.316E-011</text:p>
          </table:table-cell>
          <table:table-cell office:value-type="float" office:value="-4.981026E-015">
            <text:p>-4.981E-01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1.556761E-015">
            <text:p>1.557E-01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1.165883E-017">
            <text:p>1.166E-01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59741">
            <text:p>1.660E-001</text:p>
          </table:table-cell>
          <table:table-cell office:value-type="float" office:value="0.000001104932">
            <text:p>1.105E-006</text:p>
          </table:table-cell>
          <table:table-cell office:value-type="float" office:value="0.0000004595805">
            <text:p>4.596E-007</text:p>
          </table:table-cell>
          <table:table-cell office:value-type="float" office:value="0.0000000272272">
            <text:p>2.723E-008</text:p>
          </table:table-cell>
          <table:table-cell office:value-type="float" office:value="2.130609E-015">
            <text:p>2.131E-015</text:p>
          </table:table-cell>
          <table:table-cell office:value-type="float" office:value="0.00000000002852909">
            <text:p>2.853E-011</text:p>
          </table:table-cell>
          <table:table-cell office:value-type="float" office:value="2.176399E-015">
            <text:p>2.176E-01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-2.19703E-016">
            <text:p>-2.197E-01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-6.267296E-017">
            <text:p>-6.267E-017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6.909294E-017">
            <text:p>6.909E-017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6.894947E-017">
            <text:p>6.895E-0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3.724746E-018">
            <text:p>3.725E-01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7.789222E-019">
            <text:p>7.789E-01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-1.007752E-015">
            <text:p>-1.008E-0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1.70001E-015">
            <text:p>1.700E-01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1.75662E-017">
            <text:p>1.757E-01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2.587167E-016">
            <text:p>2.587E-01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-8.84113E-016">
            <text:p>-8.841E-01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8.2945E-017">
            <text:p>8.295E-01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1.28258E-016">
            <text:p>1.283E-01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-1.784399E-017">
            <text:p>-1.784E-01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3.317075E-017">
            <text:p>3.317E-017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2.164982E-016">
            <text:p>2.165E-016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-1.49972E-016">
            <text:p>-1.500E-01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-3.958733E-016">
            <text:p>-3.959E-0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59675">
            <text:p>1.660E-001</text:p>
          </table:table-cell>
          <table:table-cell office:value-type="float" office:value="0.000008631728">
            <text:p>8.632E-006</text:p>
          </table:table-cell>
          <table:table-cell office:value-type="float" office:value="0.0000008361655">
            <text:p>8.362E-007</text:p>
          </table:table-cell>
          <table:table-cell office:value-type="float" office:value="0.000000007793496">
            <text:p>7.793E-009</text:p>
          </table:table-cell>
          <table:table-cell office:value-type="float" office:value="-2.541473E-016">
            <text:p>-2.541E-016</text:p>
          </table:table-cell>
          <table:table-cell office:value-type="float" office:value="-0.000000000003387209">
            <text:p>-3.387E-012</text:p>
          </table:table-cell>
          <table:table-cell office:value-type="float" office:value="-5.755184E-016">
            <text:p>-5.755E-01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2.475575E-016">
            <text:p>2.476E-01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-1.450197E-016">
            <text:p>-1.450E-01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-2.528438E-019">
            <text:p>-2.528E-01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5.371741E-017">
            <text:p>5.372E-01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-2.239038E-017">
            <text:p>-2.239E-01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-1.432898E-015">
            <text:p>-1.433E-01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2.506929E-018">
            <text:p>2.507E-01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-1.161783E-015">
            <text:p>-1.162E-01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-1.745675E-017">
            <text:p>-1.746E-01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1.798682E-017">
            <text:p>1.799E-01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4.232273E-016">
            <text:p>4.232E-01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57987">
            <text:p>1.658E-001</text:p>
          </table:table-cell>
          <table:table-cell office:value-type="float" office:value="0.0000001964358">
            <text:p>1.964E-007</text:p>
          </table:table-cell>
          <table:table-cell office:value-type="float" office:value="0.00000006329452">
            <text:p>6.329E-008</text:p>
          </table:table-cell>
          <table:table-cell office:value-type="float" office:value="0.00000000007015734">
            <text:p>7.016E-011</text:p>
          </table:table-cell>
          <table:table-cell office:value-type="float" office:value="-1.478403E-019">
            <text:p>-1.478E-019</text:p>
          </table:table-cell>
          <table:table-cell office:value-type="float" office:value="-0.00000000000003109449">
            <text:p>-3.109E-014</text:p>
          </table:table-cell>
          <table:table-cell office:value-type="float" office:value="-2.832008E-031">
            <text:p>-2.832E-031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6.671577E-018">
            <text:p>6.672E-01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7.053296E-015">
            <text:p>7.053E-01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-2.165568E-015">
            <text:p>-2.166E-01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7.850772E-015">
            <text:p>7.851E-01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-6.015662E-015">
            <text:p>-6.016E-01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56928">
            <text:p>1.657E-001</text:p>
          </table:table-cell>
          <table:table-cell office:value-type="float" office:value="0.0000001006907">
            <text:p>1.007E-007</text:p>
          </table:table-cell>
          <table:table-cell office:value-type="float" office:value="0.0000002122797">
            <text:p>2.123E-007</text:p>
          </table:table-cell>
          <table:table-cell office:value-type="float" office:value="0.000000006600969">
            <text:p>6.601E-009</text:p>
          </table:table-cell>
          <table:table-cell office:value-type="float" office:value="2.470961E-016">
            <text:p>2.471E-016</text:p>
          </table:table-cell>
          <table:table-cell office:value-type="float" office:value="-0.000000000002094607">
            <text:p>-2.095E-012</text:p>
          </table:table-cell>
          <table:table-cell office:value-type="float" office:value="-3.972133E-029">
            <text:p>-3.972E-02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6.015662E-015">
            <text:p>6.016E-015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-7.850772E-015">
            <text:p>-7.851E-01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2.165568E-015">
            <text:p>2.166E-01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-7.053296E-015">
            <text:p>-7.053E-01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-6.671577E-018">
            <text:p>-6.672E-01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57836">
            <text:p>1.658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-4.232273E-016">
            <text:p>-4.232E-01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-1.798682E-017">
            <text:p>-1.799E-017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1.745675E-017">
            <text:p>1.746E-017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1.161783E-015">
            <text:p>1.162E-01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-2.506929E-018">
            <text:p>-2.507E-01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1.432898E-015">
            <text:p>1.433E-01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2.239038E-017">
            <text:p>2.239E-017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-5.371741E-017">
            <text:p>-5.372E-01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2.528438E-019">
            <text:p>2.528E-019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1.450197E-016">
            <text:p>1.450E-016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-2.475575E-016">
            <text:p>-2.476E-01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59675">
            <text:p>1.660E-001</text:p>
          </table:table-cell>
          <table:table-cell office:value-type="float" office:value="0.000008631728">
            <text:p>8.632E-006</text:p>
          </table:table-cell>
          <table:table-cell office:value-type="float" office:value="0.0000008361655">
            <text:p>8.362E-007</text:p>
          </table:table-cell>
          <table:table-cell office:value-type="float" office:value="0.000000007793496">
            <text:p>7.793E-009</text:p>
          </table:table-cell>
          <table:table-cell office:value-type="float" office:value="-2.541473E-016">
            <text:p>-2.541E-016</text:p>
          </table:table-cell>
          <table:table-cell office:value-type="float" office:value="-0.000000000003387209">
            <text:p>-3.387E-012</text:p>
          </table:table-cell>
          <table:table-cell office:value-type="float" office:value="5.755184E-016">
            <text:p>5.755E-01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3.958733E-016">
            <text:p>3.959E-01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1.49972E-016">
            <text:p>1.500E-0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-2.164982E-016">
            <text:p>-2.165E-01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-3.317075E-017">
            <text:p>-3.317E-01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1.784399E-017">
            <text:p>1.784E-01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-1.28258E-016">
            <text:p>-1.283E-01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-8.2945E-017">
            <text:p>-8.295E-017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8.84113E-016">
            <text:p>8.841E-016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-2.587167E-016">
            <text:p>-2.587E-01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-1.75662E-017">
            <text:p>-1.757E-017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-1.70001E-015">
            <text:p>-1.700E-015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1.007752E-015">
            <text:p>1.008E-01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-7.789222E-019">
            <text:p>-7.789E-019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-3.724746E-018">
            <text:p>-3.725E-018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-6.894947E-017">
            <text:p>-6.895E-017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-6.909294E-017">
            <text:p>-6.909E-01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6.267296E-017">
            <text:p>6.267E-017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2.19703E-016">
            <text:p>2.197E-01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60054">
            <text:p>1.660E-001</text:p>
          </table:table-cell>
          <table:table-cell office:value-type="float" office:value="0.0000004953797">
            <text:p>4.954E-007</text:p>
          </table:table-cell>
          <table:table-cell office:value-type="float" office:value="0.0000005717022">
            <text:p>5.717E-007</text:p>
          </table:table-cell>
          <table:table-cell office:value-type="float" office:value="0.00000002187642">
            <text:p>2.188E-008</text:p>
          </table:table-cell>
          <table:table-cell office:value-type="float" office:value="2.236507E-015">
            <text:p>2.237E-015</text:p>
          </table:table-cell>
          <table:table-cell office:value-type="float" office:value="0.00000000001460755">
            <text:p>1.461E-011</text:p>
          </table:table-cell>
          <table:table-cell office:value-type="float" office:value="-9.917224E-016">
            <text:p>-9.917E-01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-1.165883E-017">
            <text:p>-1.166E-017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-1.556761E-015">
            <text:p>-1.557E-01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58426">
            <text:p>1.658E-001</text:p>
          </table:table-cell>
          <table:table-cell office:value-type="float" office:value="0.0000000983579">
            <text:p>9.836E-008</text:p>
          </table:table-cell>
          <table:table-cell office:value-type="float" office:value="0.0000008117901">
            <text:p>8.118E-007</text:p>
          </table:table-cell>
          <table:table-cell office:value-type="float" office:value="0.00000009870256">
            <text:p>9.870E-008</text:p>
          </table:table-cell>
          <table:table-cell office:value-type="float" office:value="0.00000000000002749164">
            <text:p>2.749E-014</text:p>
          </table:table-cell>
          <table:table-cell office:value-type="float" office:value="0.00000000002315918">
            <text:p>2.316E-011</text:p>
          </table:table-cell>
          <table:table-cell office:value-type="float" office:value="4.981026E-015">
            <text:p>4.981E-01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-1.568825E-016">
            <text:p>-1.569E-01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0.0000000000001030916">
            <text:p>1.031E-01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-1.160631E-028">
            <text:p>-1.161E-02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56392">
            <text:p>1.656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9.512328E-029">
            <text:p>9.512E-029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-0.0000000000001030916">
            <text:p>-1.031E-01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1.568825E-016">
            <text:p>1.569E-0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58426">
            <text:p>1.658E-001</text:p>
          </table:table-cell>
          <table:table-cell office:value-type="float" office:value="0.0000000983579">
            <text:p>9.836E-008</text:p>
          </table:table-cell>
          <table:table-cell office:value-type="float" office:value="0.0000008117901">
            <text:p>8.118E-007</text:p>
          </table:table-cell>
          <table:table-cell office:value-type="float" office:value="0.00000009870256">
            <text:p>9.870E-008</text:p>
          </table:table-cell>
          <table:table-cell office:value-type="float" office:value="0.00000000000002749164">
            <text:p>2.749E-014</text:p>
          </table:table-cell>
          <table:table-cell office:value-type="float" office:value="0.00000000002315918">
            <text:p>2.316E-011</text:p>
          </table:table-cell>
          <table:table-cell office:value-type="float" office:value="-4.981026E-015">
            <text:p>-4.981E-01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1.556761E-015">
            <text:p>1.557E-01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1.165883E-017">
            <text:p>1.166E-01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59741">
            <text:p>1.660E-001</text:p>
          </table:table-cell>
          <table:table-cell office:value-type="float" office:value="0.000001104932">
            <text:p>1.105E-006</text:p>
          </table:table-cell>
          <table:table-cell office:value-type="float" office:value="0.0000004595805">
            <text:p>4.596E-007</text:p>
          </table:table-cell>
          <table:table-cell office:value-type="float" office:value="0.0000000272272">
            <text:p>2.723E-008</text:p>
          </table:table-cell>
          <table:table-cell office:value-type="float" office:value="2.130609E-015">
            <text:p>2.131E-015</text:p>
          </table:table-cell>
          <table:table-cell office:value-type="float" office:value="0.00000000002852909">
            <text:p>2.853E-011</text:p>
          </table:table-cell>
          <table:table-cell office:value-type="float" office:value="2.176399E-015">
            <text:p>2.176E-01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-2.19703E-016">
            <text:p>-2.197E-016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-6.267296E-017">
            <text:p>-6.267E-017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6.909294E-017">
            <text:p>6.909E-017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6.894947E-017">
            <text:p>6.895E-017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3.724746E-018">
            <text:p>3.725E-018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7.789222E-019">
            <text:p>7.789E-01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-1.007752E-015">
            <text:p>-1.008E-01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1.70001E-015">
            <text:p>1.700E-01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1.75662E-017">
            <text:p>1.757E-01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2.587167E-016">
            <text:p>2.587E-01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-8.84113E-016">
            <text:p>-8.841E-01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8.2945E-017">
            <text:p>8.295E-017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1.28258E-016">
            <text:p>1.283E-01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-1.784399E-017">
            <text:p>-1.784E-017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3.317075E-017">
            <text:p>3.317E-017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2.164982E-016">
            <text:p>2.165E-016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-1.49972E-016">
            <text:p>-1.500E-01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-3.958733E-016">
            <text:p>-3.959E-01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59675">
            <text:p>1.660E-001</text:p>
          </table:table-cell>
          <table:table-cell office:value-type="float" office:value="0.000008631728">
            <text:p>8.632E-006</text:p>
          </table:table-cell>
          <table:table-cell office:value-type="float" office:value="0.0000008361655">
            <text:p>8.362E-007</text:p>
          </table:table-cell>
          <table:table-cell office:value-type="float" office:value="0.000000007793496">
            <text:p>7.793E-009</text:p>
          </table:table-cell>
          <table:table-cell office:value-type="float" office:value="-2.541473E-016">
            <text:p>-2.541E-016</text:p>
          </table:table-cell>
          <table:table-cell office:value-type="float" office:value="-0.000000000003387209">
            <text:p>-3.387E-012</text:p>
          </table:table-cell>
          <table:table-cell office:value-type="float" office:value="-5.755184E-016">
            <text:p>-5.755E-01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2.475575E-016">
            <text:p>2.476E-01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-1.450197E-016">
            <text:p>-1.450E-016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-2.528438E-019">
            <text:p>-2.528E-01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5.371741E-017">
            <text:p>5.372E-017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-2.239038E-017">
            <text:p>-2.239E-017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-1.432898E-015">
            <text:p>-1.433E-01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2.506929E-018">
            <text:p>2.507E-01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-1.161783E-015">
            <text:p>-1.162E-01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-1.745675E-017">
            <text:p>-1.746E-01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1.798682E-017">
            <text:p>1.799E-01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4.232273E-016">
            <text:p>4.232E-01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57987">
            <text:p>1.658E-001</text:p>
          </table:table-cell>
          <table:table-cell office:value-type="float" office:value="0.0000001964358">
            <text:p>1.964E-007</text:p>
          </table:table-cell>
          <table:table-cell office:value-type="float" office:value="0.00000006329452">
            <text:p>6.329E-008</text:p>
          </table:table-cell>
          <table:table-cell office:value-type="float" office:value="0.00000000007015734">
            <text:p>7.016E-011</text:p>
          </table:table-cell>
          <table:table-cell office:value-type="float" office:value="-1.478403E-019">
            <text:p>-1.478E-019</text:p>
          </table:table-cell>
          <table:table-cell office:value-type="float" office:value="-0.00000000000003109449">
            <text:p>-3.109E-014</text:p>
          </table:table-cell>
          <table:table-cell office:value-type="float" office:value="1.186005E-031">
            <text:p>1.186E-03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6.671577E-018">
            <text:p>6.672E-01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7.053296E-015">
            <text:p>7.053E-01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-2.165568E-015">
            <text:p>-2.166E-015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7.850772E-015">
            <text:p>7.851E-01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-6.015662E-015">
            <text:p>-6.016E-01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56928">
            <text:p>1.657E-001</text:p>
          </table:table-cell>
          <table:table-cell office:value-type="float" office:value="0.0000001006907">
            <text:p>1.007E-007</text:p>
          </table:table-cell>
          <table:table-cell office:value-type="float" office:value="0.0000002122797">
            <text:p>2.123E-007</text:p>
          </table:table-cell>
          <table:table-cell office:value-type="float" office:value="0.000000006600969">
            <text:p>6.601E-009</text:p>
          </table:table-cell>
          <table:table-cell office:value-type="float" office:value="2.470961E-016">
            <text:p>2.471E-016</text:p>
          </table:table-cell>
          <table:table-cell office:value-type="float" office:value="-0.000000000002094607">
            <text:p>-2.095E-012</text:p>
          </table:table-cell>
          <table:table-cell office:value-type="float" office:value="4.34452E-030">
            <text:p>4.345E-03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6.015662E-015">
            <text:p>6.016E-01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-7.850772E-015">
            <text:p>-7.851E-015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2.165568E-015">
            <text:p>2.166E-01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-7.053296E-015">
            <text:p>-7.053E-01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-6.671577E-018">
            <text:p>-6.672E-018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57987">
            <text:p>1.658E-001</text:p>
          </table:table-cell>
          <table:table-cell office:value-type="float" office:value="0.0000001964358">
            <text:p>1.964E-007</text:p>
          </table:table-cell>
          <table:table-cell office:value-type="float" office:value="0.00000006329452">
            <text:p>6.329E-008</text:p>
          </table:table-cell>
          <table:table-cell office:value-type="float" office:value="0.00000000007015734">
            <text:p>7.016E-011</text:p>
          </table:table-cell>
          <table:table-cell office:value-type="float" office:value="-1.478403E-019">
            <text:p>-1.478E-019</text:p>
          </table:table-cell>
          <table:table-cell office:value-type="float" office:value="-0.00000000000003109449">
            <text:p>-3.109E-014</text:p>
          </table:table-cell>
          <table:table-cell office:value-type="float" office:value="-1.182327E-031">
            <text:p>-1.182E-0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-4.232273E-016">
            <text:p>-4.232E-01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-1.798682E-017">
            <text:p>-1.799E-01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1.745675E-017">
            <text:p>1.746E-017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1.161783E-015">
            <text:p>1.162E-01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-2.506929E-018">
            <text:p>-2.507E-01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1.432898E-015">
            <text:p>1.433E-01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2.239038E-017">
            <text:p>2.239E-017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-5.371741E-017">
            <text:p>-5.372E-01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2.528438E-019">
            <text:p>2.528E-019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1.450197E-016">
            <text:p>1.450E-01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-2.475575E-016">
            <text:p>-2.476E-01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59675">
            <text:p>1.660E-001</text:p>
          </table:table-cell>
          <table:table-cell office:value-type="float" office:value="0.000008631728">
            <text:p>8.632E-006</text:p>
          </table:table-cell>
          <table:table-cell office:value-type="float" office:value="0.0000008361655">
            <text:p>8.362E-007</text:p>
          </table:table-cell>
          <table:table-cell office:value-type="float" office:value="0.000000007793496">
            <text:p>7.793E-009</text:p>
          </table:table-cell>
          <table:table-cell office:value-type="float" office:value="-2.541473E-016">
            <text:p>-2.541E-016</text:p>
          </table:table-cell>
          <table:table-cell office:value-type="float" office:value="-0.000000000003387209">
            <text:p>-3.387E-012</text:p>
          </table:table-cell>
          <table:table-cell office:value-type="float" office:value="5.755184E-016">
            <text:p>5.755E-01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3.958733E-016">
            <text:p>3.959E-01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1.49972E-016">
            <text:p>1.500E-01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-2.164982E-016">
            <text:p>-2.165E-01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-3.317075E-017">
            <text:p>-3.317E-01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1.784399E-017">
            <text:p>1.784E-017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-1.28258E-016">
            <text:p>-1.283E-01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-8.2945E-017">
            <text:p>-8.295E-017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8.84113E-016">
            <text:p>8.841E-016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-2.587167E-016">
            <text:p>-2.587E-01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-1.75662E-017">
            <text:p>-1.757E-017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-1.70001E-015">
            <text:p>-1.700E-01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1.007752E-015">
            <text:p>1.008E-01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-7.789222E-019">
            <text:p>-7.789E-019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-3.724746E-018">
            <text:p>-3.725E-018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-6.894947E-017">
            <text:p>-6.895E-017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-6.909294E-017">
            <text:p>-6.909E-01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6.267296E-017">
            <text:p>6.267E-017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2.19703E-016">
            <text:p>2.197E-016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59741">
            <text:p>1.660E-001</text:p>
          </table:table-cell>
          <table:table-cell office:value-type="float" office:value="0.000001104932">
            <text:p>1.105E-006</text:p>
          </table:table-cell>
          <table:table-cell office:value-type="float" office:value="0.0000004595805">
            <text:p>4.596E-007</text:p>
          </table:table-cell>
          <table:table-cell office:value-type="float" office:value="0.0000000272272">
            <text:p>2.723E-008</text:p>
          </table:table-cell>
          <table:table-cell office:value-type="float" office:value="2.130609E-015">
            <text:p>2.131E-015</text:p>
          </table:table-cell>
          <table:table-cell office:value-type="float" office:value="0.00000000002852909">
            <text:p>2.853E-011</text:p>
          </table:table-cell>
          <table:table-cell office:value-type="float" office:value="-2.176399E-015">
            <text:p>-2.176E-01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-1.165883E-017">
            <text:p>-1.166E-017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-1.556761E-015">
            <text:p>-1.557E-01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58426">
            <text:p>1.658E-001</text:p>
          </table:table-cell>
          <table:table-cell office:value-type="float" office:value="0.0000000983579">
            <text:p>9.836E-008</text:p>
          </table:table-cell>
          <table:table-cell office:value-type="float" office:value="0.0000008117901">
            <text:p>8.118E-007</text:p>
          </table:table-cell>
          <table:table-cell office:value-type="float" office:value="0.00000009870256">
            <text:p>9.870E-008</text:p>
          </table:table-cell>
          <table:table-cell office:value-type="float" office:value="0.00000000000002749164">
            <text:p>2.749E-014</text:p>
          </table:table-cell>
          <table:table-cell office:value-type="float" office:value="0.00000000002315918">
            <text:p>2.316E-011</text:p>
          </table:table-cell>
          <table:table-cell office:value-type="float" office:value="4.981026E-015">
            <text:p>4.981E-015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-1.568825E-016">
            <text:p>-1.569E-01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0.0000000000001030916">
            <text:p>1.031E-013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-7.618017E-029">
            <text:p>-7.618E-029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56392">
            <text:p>1.656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1.111848E-028">
            <text:p>1.112E-02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-0.0000000000001030916">
            <text:p>-1.031E-013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1.568825E-016">
            <text:p>1.569E-01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58426">
            <text:p>1.658E-001</text:p>
          </table:table-cell>
          <table:table-cell office:value-type="float" office:value="0.0000000983579">
            <text:p>9.836E-008</text:p>
          </table:table-cell>
          <table:table-cell office:value-type="float" office:value="0.0000008117901">
            <text:p>8.118E-007</text:p>
          </table:table-cell>
          <table:table-cell office:value-type="float" office:value="0.00000009870256">
            <text:p>9.870E-008</text:p>
          </table:table-cell>
          <table:table-cell office:value-type="float" office:value="0.00000000000002749164">
            <text:p>2.749E-014</text:p>
          </table:table-cell>
          <table:table-cell office:value-type="float" office:value="0.00000000002315918">
            <text:p>2.316E-011</text:p>
          </table:table-cell>
          <table:table-cell office:value-type="float" office:value="-4.981026E-015">
            <text:p>-4.981E-01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1.556761E-015">
            <text:p>1.557E-015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1.165883E-017">
            <text:p>1.166E-017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60054">
            <text:p>1.660E-001</text:p>
          </table:table-cell>
          <table:table-cell office:value-type="float" office:value="0.0000004953797">
            <text:p>4.954E-007</text:p>
          </table:table-cell>
          <table:table-cell office:value-type="float" office:value="0.0000005717022">
            <text:p>5.717E-007</text:p>
          </table:table-cell>
          <table:table-cell office:value-type="float" office:value="0.00000002187642">
            <text:p>2.188E-008</text:p>
          </table:table-cell>
          <table:table-cell office:value-type="float" office:value="2.236507E-015">
            <text:p>2.237E-015</text:p>
          </table:table-cell>
          <table:table-cell office:value-type="float" office:value="0.00000000001460755">
            <text:p>1.461E-011</text:p>
          </table:table-cell>
          <table:table-cell office:value-type="float" office:value="9.917224E-016">
            <text:p>9.917E-01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-2.19703E-016">
            <text:p>-2.197E-01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-6.267296E-017">
            <text:p>-6.267E-017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6.909294E-017">
            <text:p>6.909E-01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6.894947E-017">
            <text:p>6.895E-017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3.724746E-018">
            <text:p>3.725E-01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7.789222E-019">
            <text:p>7.789E-019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-1.007752E-015">
            <text:p>-1.008E-01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1.70001E-015">
            <text:p>1.700E-015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1.75662E-017">
            <text:p>1.757E-01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2.587167E-016">
            <text:p>2.587E-01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-8.84113E-016">
            <text:p>-8.841E-016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8.2945E-017">
            <text:p>8.295E-017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1.28258E-016">
            <text:p>1.283E-016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-1.784399E-017">
            <text:p>-1.784E-017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3.317075E-017">
            <text:p>3.317E-017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2.164982E-016">
            <text:p>2.165E-016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-1.49972E-016">
            <text:p>-1.500E-01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-3.958733E-016">
            <text:p>-3.959E-016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59675">
            <text:p>1.660E-001</text:p>
          </table:table-cell>
          <table:table-cell office:value-type="float" office:value="0.000008631728">
            <text:p>8.632E-006</text:p>
          </table:table-cell>
          <table:table-cell office:value-type="float" office:value="0.0000008361655">
            <text:p>8.362E-007</text:p>
          </table:table-cell>
          <table:table-cell office:value-type="float" office:value="0.000000007793496">
            <text:p>7.793E-009</text:p>
          </table:table-cell>
          <table:table-cell office:value-type="float" office:value="-2.541473E-016">
            <text:p>-2.541E-016</text:p>
          </table:table-cell>
          <table:table-cell office:value-type="float" office:value="-0.000000000003387209">
            <text:p>-3.387E-012</text:p>
          </table:table-cell>
          <table:table-cell office:value-type="float" office:value="-5.755184E-016">
            <text:p>-5.755E-01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2.475575E-016">
            <text:p>2.476E-01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-1.450197E-016">
            <text:p>-1.450E-01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-2.528438E-019">
            <text:p>-2.528E-01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5.371741E-017">
            <text:p>5.372E-017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-2.239038E-017">
            <text:p>-2.239E-017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-1.432898E-015">
            <text:p>-1.433E-01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2.506929E-018">
            <text:p>2.507E-01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-1.161783E-015">
            <text:p>-1.162E-015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-1.745675E-017">
            <text:p>-1.746E-017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1.798682E-017">
            <text:p>1.799E-01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4.232273E-016">
            <text:p>4.232E-01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57836">
            <text:p>1.658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6.671577E-018">
            <text:p>6.672E-01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7.053296E-015">
            <text:p>7.053E-01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-2.165568E-015">
            <text:p>-2.166E-015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7.850772E-015">
            <text:p>7.851E-015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-6.015662E-015">
            <text:p>-6.016E-015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56928">
            <text:p>1.657E-001</text:p>
          </table:table-cell>
          <table:table-cell office:value-type="float" office:value="0.0000001006907">
            <text:p>1.007E-007</text:p>
          </table:table-cell>
          <table:table-cell office:value-type="float" office:value="0.0000002122797">
            <text:p>2.123E-007</text:p>
          </table:table-cell>
          <table:table-cell office:value-type="float" office:value="0.000000006600969">
            <text:p>6.601E-009</text:p>
          </table:table-cell>
          <table:table-cell office:value-type="float" office:value="2.470961E-016">
            <text:p>2.471E-016</text:p>
          </table:table-cell>
          <table:table-cell office:value-type="float" office:value="-0.000000000002094607">
            <text:p>-2.095E-012</text:p>
          </table:table-cell>
          <table:table-cell office:value-type="float" office:value="4.369346E-029">
            <text:p>4.369E-029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62341">
            <text:p>1.662E-001</text:p>
          </table:table-cell>
          <table:table-cell office:value-type="float" office:value="0.000001704323">
            <text:p>1.704E-006</text:p>
          </table:table-cell>
          <table:table-cell office:value-type="float" office:value="0.0000008121003">
            <text:p>8.121E-007</text:p>
          </table:table-cell>
          <table:table-cell office:value-type="float" office:value="0.00000003910312">
            <text:p>3.910E-008</text:p>
          </table:table-cell>
          <table:table-cell office:value-type="float" office:value="-3.516806E-015">
            <text:p>-3.517E-015</text:p>
          </table:table-cell>
          <table:table-cell office:value-type="float" office:value="0.00000000002798178">
            <text:p>2.798E-011</text:p>
          </table:table-cell>
          <table:table-cell office:value-type="float" office:value="6.015662E-015">
            <text:p>6.016E-015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6125">
            <text:p>1.661E-001</text:p>
          </table:table-cell>
          <table:table-cell office:value-type="float" office:value="0.00000256109">
            <text:p>2.561E-006</text:p>
          </table:table-cell>
          <table:table-cell office:value-type="float" office:value="0.0000007897829">
            <text:p>7.898E-007</text:p>
          </table:table-cell>
          <table:table-cell office:value-type="float" office:value="0.00000005662198">
            <text:p>5.662E-008</text:p>
          </table:table-cell>
          <table:table-cell office:value-type="float" office:value="-9.040847E-015">
            <text:p>-9.041E-015</text:p>
          </table:table-cell>
          <table:table-cell office:value-type="float" office:value="-0.00000000005436678">
            <text:p>-5.437E-011</text:p>
          </table:table-cell>
          <table:table-cell office:value-type="float" office:value="-7.850772E-015">
            <text:p>-7.851E-015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57398">
            <text:p>1.657E-001</text:p>
          </table:table-cell>
          <table:table-cell office:value-type="float" office:value="0.0000003996929">
            <text:p>3.997E-007</text:p>
          </table:table-cell>
          <table:table-cell office:value-type="float" office:value="0.000000425068">
            <text:p>4.251E-007</text:p>
          </table:table-cell>
          <table:table-cell office:value-type="float" office:value="0.00000003596456">
            <text:p>3.596E-008</text:p>
          </table:table-cell>
          <table:table-cell office:value-type="float" office:value="-3.883783E-015">
            <text:p>-3.884E-015</text:p>
          </table:table-cell>
          <table:table-cell office:value-type="float" office:value="-0.000000000006496555">
            <text:p>-6.497E-012</text:p>
          </table:table-cell>
          <table:table-cell office:value-type="float" office:value="2.165568E-015">
            <text:p>2.166E-015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59123">
            <text:p>1.659E-001</text:p>
          </table:table-cell>
          <table:table-cell office:value-type="float" office:value="0.0000002943424">
            <text:p>2.943E-007</text:p>
          </table:table-cell>
          <table:table-cell office:value-type="float" office:value="0.0000005676991">
            <text:p>5.677E-007</text:p>
          </table:table-cell>
          <table:table-cell office:value-type="float" office:value="0.00000004491354">
            <text:p>4.491E-008</text:p>
          </table:table-cell>
          <table:table-cell office:value-type="float" office:value="-1.298066E-015">
            <text:p>-1.298E-015</text:p>
          </table:table-cell>
          <table:table-cell office:value-type="float" office:value="-0.00000000001822641">
            <text:p>-1.823E-011</text:p>
          </table:table-cell>
          <table:table-cell office:value-type="float" office:value="-7.053296E-015">
            <text:p>-7.053E-015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58701">
            <text:p>1.659E-001</text:p>
          </table:table-cell>
          <table:table-cell office:value-type="float" office:value="0.0000002936562">
            <text:p>2.937E-007</text:p>
          </table:table-cell>
          <table:table-cell office:value-type="float" office:value="0.0000001206342">
            <text:p>1.206E-007</text:p>
          </table:table-cell>
          <table:table-cell office:value-type="float" office:value="0.000000001606073">
            <text:p>1.606E-009</text:p>
          </table:table-cell>
          <table:table-cell office:value-type="float" office:value="2.133672E-017">
            <text:p>2.134E-017</text:p>
          </table:table-cell>
          <table:table-cell office:value-type="float" office:value="0.000000000000589907">
            <text:p>5.899E-013</text:p>
          </table:table-cell>
          <table:table-cell office:value-type="float" office:value="-6.671577E-018">
            <text:p>-6.672E-018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57987">
            <text:p>1.658E-001</text:p>
          </table:table-cell>
          <table:table-cell office:value-type="float" office:value="0.0000001964358">
            <text:p>1.964E-007</text:p>
          </table:table-cell>
          <table:table-cell office:value-type="float" office:value="0.00000006329452">
            <text:p>6.329E-008</text:p>
          </table:table-cell>
          <table:table-cell office:value-type="float" office:value="0.00000000007015734">
            <text:p>7.016E-011</text:p>
          </table:table-cell>
          <table:table-cell office:value-type="float" office:value="-1.478403E-019">
            <text:p>-1.478E-019</text:p>
          </table:table-cell>
          <table:table-cell office:value-type="float" office:value="-0.00000000000003109449">
            <text:p>-3.109E-014</text:p>
          </table:table-cell>
          <table:table-cell office:value-type="float" office:value="2.972367E-031">
            <text:p>2.972E-03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60701">
            <text:p>1.661E-001</text:p>
          </table:table-cell>
          <table:table-cell office:value-type="float" office:value="0.0000001903838">
            <text:p>1.904E-007</text:p>
          </table:table-cell>
          <table:table-cell office:value-type="float" office:value="0.0000002399119">
            <text:p>2.399E-007</text:p>
          </table:table-cell>
          <table:table-cell office:value-type="float" office:value="0.00000001112071">
            <text:p>1.112E-008</text:p>
          </table:table-cell>
          <table:table-cell office:value-type="float" office:value="-3.883676E-016">
            <text:p>-3.884E-016</text:p>
          </table:table-cell>
          <table:table-cell office:value-type="float" office:value="0.000000000004282685">
            <text:p>4.283E-012</text:p>
          </table:table-cell>
          <table:table-cell office:value-type="float" office:value="-4.232273E-016">
            <text:p>-4.232E-01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58093">
            <text:p>1.658E-001</text:p>
          </table:table-cell>
          <table:table-cell office:value-type="float" office:value="0.0000006412914">
            <text:p>6.413E-007</text:p>
          </table:table-cell>
          <table:table-cell office:value-type="float" office:value="0.00000009385856">
            <text:p>9.386E-008</text:p>
          </table:table-cell>
          <table:table-cell office:value-type="float" office:value="0.000000001593258">
            <text:p>1.593E-009</text:p>
          </table:table-cell>
          <table:table-cell office:value-type="float" office:value="7.488633E-018">
            <text:p>7.489E-018</text:p>
          </table:table-cell>
          <table:table-cell office:value-type="float" office:value="0.000000000000170812">
            <text:p>1.708E-013</text:p>
          </table:table-cell>
          <table:table-cell office:value-type="float" office:value="-1.798682E-017">
            <text:p>-1.799E-017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60364">
            <text:p>1.660E-001</text:p>
          </table:table-cell>
          <table:table-cell office:value-type="float" office:value="0.0000005009726">
            <text:p>5.010E-007</text:p>
          </table:table-cell>
          <table:table-cell office:value-type="float" office:value="0.00000002316648">
            <text:p>2.317E-008</text:p>
          </table:table-cell>
          <table:table-cell office:value-type="float" office:value="0.00000000291952">
            <text:p>2.920E-009</text:p>
          </table:table-cell>
          <table:table-cell office:value-type="float" office:value="1.6485E-017">
            <text:p>1.649E-017</text:p>
          </table:table-cell>
          <table:table-cell office:value-type="float" office:value="-0.000000000001151068">
            <text:p>-1.151E-012</text:p>
          </table:table-cell>
          <table:table-cell office:value-type="float" office:value="1.745675E-017">
            <text:p>1.746E-01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60345">
            <text:p>1.660E-001</text:p>
          </table:table-cell>
          <table:table-cell office:value-type="float" office:value="0.0000003024057">
            <text:p>3.024E-007</text:p>
          </table:table-cell>
          <table:table-cell office:value-type="float" office:value="0.0000002678841">
            <text:p>2.679E-007</text:p>
          </table:table-cell>
          <table:table-cell office:value-type="float" office:value="0.00000001717345">
            <text:p>1.717E-008</text:p>
          </table:table-cell>
          <table:table-cell office:value-type="float" office:value="8.408939E-017">
            <text:p>8.409E-017</text:p>
          </table:table-cell>
          <table:table-cell office:value-type="float" office:value="0.000000000007688199">
            <text:p>7.688E-012</text:p>
          </table:table-cell>
          <table:table-cell office:value-type="float" office:value="1.161783E-015">
            <text:p>1.162E-01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59121">
            <text:p>1.659E-001</text:p>
          </table:table-cell>
          <table:table-cell office:value-type="float" office:value="0.00000256896">
            <text:p>2.569E-006</text:p>
          </table:table-cell>
          <table:table-cell office:value-type="float" office:value="0.0000004165513">
            <text:p>4.166E-007</text:p>
          </table:table-cell>
          <table:table-cell office:value-type="float" office:value="0.0000000003711803">
            <text:p>3.712E-010</text:p>
          </table:table-cell>
          <table:table-cell office:value-type="float" office:value="3.875236E-018">
            <text:p>3.875E-018</text:p>
          </table:table-cell>
          <table:table-cell office:value-type="float" office:value="0.0000000000005874925">
            <text:p>5.875E-013</text:p>
          </table:table-cell>
          <table:table-cell office:value-type="float" office:value="-2.506929E-018">
            <text:p>-2.507E-01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5903">
            <text:p>1.659E-001</text:p>
          </table:table-cell>
          <table:table-cell office:value-type="float" office:value="0.000001739731">
            <text:p>1.740E-006</text:p>
          </table:table-cell>
          <table:table-cell office:value-type="float" office:value="0.0000002093299">
            <text:p>2.093E-007</text:p>
          </table:table-cell>
          <table:table-cell office:value-type="float" office:value="0.00000002165127">
            <text:p>2.165E-008</text:p>
          </table:table-cell>
          <table:table-cell office:value-type="float" office:value="2.672516E-016">
            <text:p>2.673E-016</text:p>
          </table:table-cell>
          <table:table-cell office:value-type="float" office:value="0.00000000001422975">
            <text:p>1.423E-011</text:p>
          </table:table-cell>
          <table:table-cell office:value-type="float" office:value="1.432898E-015">
            <text:p>1.433E-015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61177">
            <text:p>1.661E-001</text:p>
          </table:table-cell>
          <table:table-cell office:value-type="float" office:value="0.00000004455135">
            <text:p>4.455E-008</text:p>
          </table:table-cell>
          <table:table-cell office:value-type="float" office:value="0.000000052859">
            <text:p>5.286E-008</text:p>
          </table:table-cell>
          <table:table-cell office:value-type="float" office:value="0.000000002931149">
            <text:p>2.931E-009</text:p>
          </table:table-cell>
          <table:table-cell office:value-type="float" office:value="-2.880691E-017">
            <text:p>-2.881E-017</text:p>
          </table:table-cell>
          <table:table-cell office:value-type="float" office:value="-0.0000000000002628235">
            <text:p>-2.628E-013</text:p>
          </table:table-cell>
          <table:table-cell office:value-type="float" office:value="2.239038E-017">
            <text:p>2.239E-01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57791">
            <text:p>1.658E-001</text:p>
          </table:table-cell>
          <table:table-cell office:value-type="float" office:value="0.000000214391">
            <text:p>2.144E-007</text:p>
          </table:table-cell>
          <table:table-cell office:value-type="float" office:value="0.0000001501109">
            <text:p>1.501E-007</text:p>
          </table:table-cell>
          <table:table-cell office:value-type="float" office:value="0.00000001131019">
            <text:p>1.131E-008</text:p>
          </table:table-cell>
          <table:table-cell office:value-type="float" office:value="-4.629208E-016">
            <text:p>-4.629E-016</text:p>
          </table:table-cell>
          <table:table-cell office:value-type="float" office:value="-0.0000000000002315358">
            <text:p>-2.315E-013</text:p>
          </table:table-cell>
          <table:table-cell office:value-type="float" office:value="-5.371741E-017">
            <text:p>-5.372E-017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58348">
            <text:p>1.658E-001</text:p>
          </table:table-cell>
          <table:table-cell office:value-type="float" office:value="0.0000001644933">
            <text:p>1.645E-007</text:p>
          </table:table-cell>
          <table:table-cell office:value-type="float" office:value="0.0000001743463">
            <text:p>1.743E-007</text:p>
          </table:table-cell>
          <table:table-cell office:value-type="float" office:value="0.0000000002586567">
            <text:p>2.587E-010</text:p>
          </table:table-cell>
          <table:table-cell office:value-type="float" office:value="1.718468E-018">
            <text:p>1.718E-018</text:p>
          </table:table-cell>
          <table:table-cell office:value-type="float" office:value="0.00000000000007139157">
            <text:p>7.139E-014</text:p>
          </table:table-cell>
          <table:table-cell office:value-type="float" office:value="2.528438E-019">
            <text:p>2.528E-019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62166">
            <text:p>1.662E-001</text:p>
          </table:table-cell>
          <table:table-cell office:value-type="float" office:value="0.0000004066734">
            <text:p>4.067E-007</text:p>
          </table:table-cell>
          <table:table-cell office:value-type="float" office:value="0.0000002144417">
            <text:p>2.144E-007</text:p>
          </table:table-cell>
          <table:table-cell office:value-type="float" office:value="0.000000008463242">
            <text:p>8.463E-009</text:p>
          </table:table-cell>
          <table:table-cell office:value-type="float" office:value="3.300942E-016">
            <text:p>3.301E-016</text:p>
          </table:table-cell>
          <table:table-cell office:value-type="float" office:value="0.000000000005134598">
            <text:p>5.135E-012</text:p>
          </table:table-cell>
          <table:table-cell office:value-type="float" office:value="1.450197E-016">
            <text:p>1.450E-016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5918">
            <text:p>1.659E-001</text:p>
          </table:table-cell>
          <table:table-cell office:value-type="float" office:value="0.000000002499342">
            <text:p>2.499E-009</text:p>
          </table:table-cell>
          <table:table-cell office:value-type="float" office:value="0.0000002490804">
            <text:p>2.491E-007</text:p>
          </table:table-cell>
          <table:table-cell office:value-type="float" office:value="0.000000008509642">
            <text:p>8.510E-009</text:p>
          </table:table-cell>
          <table:table-cell office:value-type="float" office:value="3.036494E-016">
            <text:p>3.036E-016</text:p>
          </table:table-cell>
          <table:table-cell office:value-type="float" office:value="-0.0000000000004114093">
            <text:p>-4.114E-013</text:p>
          </table:table-cell>
          <table:table-cell office:value-type="float" office:value="-2.475575E-016">
            <text:p>-2.476E-01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59675">
            <text:p>1.660E-001</text:p>
          </table:table-cell>
          <table:table-cell office:value-type="float" office:value="0.000008631728">
            <text:p>8.632E-006</text:p>
          </table:table-cell>
          <table:table-cell office:value-type="float" office:value="0.0000008361655">
            <text:p>8.362E-007</text:p>
          </table:table-cell>
          <table:table-cell office:value-type="float" office:value="0.000000007793496">
            <text:p>7.793E-009</text:p>
          </table:table-cell>
          <table:table-cell office:value-type="float" office:value="-2.541473E-016">
            <text:p>-2.541E-016</text:p>
          </table:table-cell>
          <table:table-cell office:value-type="float" office:value="-0.000000000003387209">
            <text:p>-3.387E-012</text:p>
          </table:table-cell>
          <table:table-cell office:value-type="float" office:value="5.755184E-016">
            <text:p>5.755E-01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58154">
            <text:p>1.658E-001</text:p>
          </table:table-cell>
          <table:table-cell office:value-type="float" office:value="0.000007803844">
            <text:p>7.804E-006</text:p>
          </table:table-cell>
          <table:table-cell office:value-type="float" office:value="0.00000142156">
            <text:p>1.422E-006</text:p>
          </table:table-cell>
          <table:table-cell office:value-type="float" office:value="0.000000004871762">
            <text:p>4.872E-009</text:p>
          </table:table-cell>
          <table:table-cell office:value-type="float" office:value="8.749112E-017">
            <text:p>8.749E-017</text:p>
          </table:table-cell>
          <table:table-cell office:value-type="float" office:value="-0.00000000001350274">
            <text:p>-1.350E-011</text:p>
          </table:table-cell>
          <table:table-cell office:value-type="float" office:value="3.958733E-016">
            <text:p>3.959E-016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5918">
            <text:p>1.659E-001</text:p>
          </table:table-cell>
          <table:table-cell office:value-type="float" office:value="0.0000001920684">
            <text:p>1.921E-007</text:p>
          </table:table-cell>
          <table:table-cell office:value-type="float" office:value="0.00000005518379">
            <text:p>5.518E-008</text:p>
          </table:table-cell>
          <table:table-cell office:value-type="float" office:value="0.00000001043454">
            <text:p>1.043E-008</text:p>
          </table:table-cell>
          <table:table-cell office:value-type="float" office:value="2.005074E-016">
            <text:p>2.005E-016</text:p>
          </table:table-cell>
          <table:table-cell office:value-type="float" office:value="-0.000000000004538302">
            <text:p>-4.538E-012</text:p>
          </table:table-cell>
          <table:table-cell office:value-type="float" office:value="1.49972E-016">
            <text:p>1.500E-016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59611">
            <text:p>1.660E-001</text:p>
          </table:table-cell>
          <table:table-cell office:value-type="float" office:value="0.0000001575872">
            <text:p>1.576E-007</text:p>
          </table:table-cell>
          <table:table-cell office:value-type="float" office:value="0.0000001075418">
            <text:p>1.075E-007</text:p>
          </table:table-cell>
          <table:table-cell office:value-type="float" office:value="0.000000008601935">
            <text:p>8.602E-009</text:p>
          </table:table-cell>
          <table:table-cell office:value-type="float" office:value="1.468921E-016">
            <text:p>1.469E-016</text:p>
          </table:table-cell>
          <table:table-cell office:value-type="float" office:value="-0.000000000002842232">
            <text:p>-2.842E-012</text:p>
          </table:table-cell>
          <table:table-cell office:value-type="float" office:value="-2.164982E-016">
            <text:p>-2.165E-016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56228">
            <text:p>1.656E-001</text:p>
          </table:table-cell>
          <table:table-cell office:value-type="float" office:value="0.0000002990096">
            <text:p>2.990E-007</text:p>
          </table:table-cell>
          <table:table-cell office:value-type="float" office:value="0.000000002642874">
            <text:p>2.643E-009</text:p>
          </table:table-cell>
          <table:table-cell office:value-type="float" office:value="0.00000000894725">
            <text:p>8.947E-009</text:p>
          </table:table-cell>
          <table:table-cell office:value-type="float" office:value="-2.815452E-017">
            <text:p>-2.815E-017</text:p>
          </table:table-cell>
          <table:table-cell office:value-type="float" office:value="0.0000000000009382316">
            <text:p>9.382E-013</text:p>
          </table:table-cell>
          <table:table-cell office:value-type="float" office:value="-3.317075E-017">
            <text:p>-3.317E-017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59153">
            <text:p>1.659E-001</text:p>
          </table:table-cell>
          <table:table-cell office:value-type="float" office:value="0.0000009695229">
            <text:p>9.695E-007</text:p>
          </table:table-cell>
          <table:table-cell office:value-type="float" office:value="0.000000003646131">
            <text:p>3.646E-009</text:p>
          </table:table-cell>
          <table:table-cell office:value-type="float" office:value="0.000000005035853">
            <text:p>5.036E-009</text:p>
          </table:table-cell>
          <table:table-cell office:value-type="float" office:value="-1.213397E-017">
            <text:p>-1.213E-017</text:p>
          </table:table-cell>
          <table:table-cell office:value-type="float" office:value="-0.000000000004506179">
            <text:p>-4.506E-012</text:p>
          </table:table-cell>
          <table:table-cell office:value-type="float" office:value="1.784399E-017">
            <text:p>1.784E-017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58477">
            <text:p>1.658E-001</text:p>
          </table:table-cell>
          <table:table-cell office:value-type="float" office:value="0.0000004062212">
            <text:p>4.062E-007</text:p>
          </table:table-cell>
          <table:table-cell office:value-type="float" office:value="0.0000002459347">
            <text:p>2.459E-007</text:p>
          </table:table-cell>
          <table:table-cell office:value-type="float" office:value="0.000000004506254">
            <text:p>4.506E-009</text:p>
          </table:table-cell>
          <table:table-cell office:value-type="float" office:value="7.780904E-017">
            <text:p>7.781E-017</text:p>
          </table:table-cell>
          <table:table-cell office:value-type="float" office:value="-0.00000000000131581">
            <text:p>-1.316E-012</text:p>
          </table:table-cell>
          <table:table-cell office:value-type="float" office:value="-1.28258E-016">
            <text:p>-1.283E-01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60562">
            <text:p>1.661E-001</text:p>
          </table:table-cell>
          <table:table-cell office:value-type="float" office:value="0.0000004858163">
            <text:p>4.858E-007</text:p>
          </table:table-cell>
          <table:table-cell office:value-type="float" office:value="0.00000007783898">
            <text:p>7.784E-008</text:p>
          </table:table-cell>
          <table:table-cell office:value-type="float" office:value="0.00000000511679">
            <text:p>5.117E-009</text:p>
          </table:table-cell>
          <table:table-cell office:value-type="float" office:value="5.956391E-017">
            <text:p>5.956E-017</text:p>
          </table:table-cell>
          <table:table-cell office:value-type="float" office:value="0.000000000003399006">
            <text:p>3.399E-012</text:p>
          </table:table-cell>
          <table:table-cell office:value-type="float" office:value="-8.2945E-017">
            <text:p>-8.295E-017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62184">
            <text:p>1.662E-001</text:p>
          </table:table-cell>
          <table:table-cell office:value-type="float" office:value="0.0000003677709">
            <text:p>3.678E-007</text:p>
          </table:table-cell>
          <table:table-cell office:value-type="float" office:value="0.0000008021037">
            <text:p>8.021E-007</text:p>
          </table:table-cell>
          <table:table-cell office:value-type="float" office:value="0.00000003435254">
            <text:p>3.435E-008</text:p>
          </table:table-cell>
          <table:table-cell office:value-type="float" office:value="-5.633392E-015">
            <text:p>-5.633E-015</text:p>
          </table:table-cell>
          <table:table-cell office:value-type="float" office:value="0.000000000002927069">
            <text:p>2.927E-012</text:p>
          </table:table-cell>
          <table:table-cell office:value-type="float" office:value="8.84113E-016">
            <text:p>8.841E-01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58892">
            <text:p>1.659E-001</text:p>
          </table:table-cell>
          <table:table-cell office:value-type="float" office:value="0.000004086083">
            <text:p>4.086E-006</text:p>
          </table:table-cell>
          <table:table-cell office:value-type="float" office:value="0.0000008876507">
            <text:p>8.877E-007</text:p>
          </table:table-cell>
          <table:table-cell office:value-type="float" office:value="0.000000004335038">
            <text:p>4.335E-009</text:p>
          </table:table-cell>
          <table:table-cell office:value-type="float" office:value="-7.334441E-017">
            <text:p>-7.334E-017</text:p>
          </table:table-cell>
          <table:table-cell office:value-type="float" office:value="0.00000000000272859">
            <text:p>2.729E-012</text:p>
          </table:table-cell>
          <table:table-cell office:value-type="float" office:value="-2.587167E-016">
            <text:p>-2.587E-01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59849">
            <text:p>1.660E-001</text:p>
          </table:table-cell>
          <table:table-cell office:value-type="float" office:value="0.00000008047034">
            <text:p>8.047E-008</text:p>
          </table:table-cell>
          <table:table-cell office:value-type="float" office:value="0.0000002896899">
            <text:p>2.897E-007</text:p>
          </table:table-cell>
          <table:table-cell office:value-type="float" office:value="0.0000000204847">
            <text:p>2.048E-008</text:p>
          </table:table-cell>
          <table:table-cell office:value-type="float" office:value="-1.577917E-015">
            <text:p>-1.578E-015</text:p>
          </table:table-cell>
          <table:table-cell office:value-type="float" office:value="-0.00000000000281797">
            <text:p>-2.818E-012</text:p>
          </table:table-cell>
          <table:table-cell office:value-type="float" office:value="-1.75662E-017">
            <text:p>-1.757E-01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59795">
            <text:p>1.660E-001</text:p>
          </table:table-cell>
          <table:table-cell office:value-type="float" office:value="0.000000473662">
            <text:p>4.737E-007</text:p>
          </table:table-cell>
          <table:table-cell office:value-type="float" office:value="0.0000004209365">
            <text:p>4.209E-007</text:p>
          </table:table-cell>
          <table:table-cell office:value-type="float" office:value="0.00000001956684">
            <text:p>1.957E-008</text:p>
          </table:table-cell>
          <table:table-cell office:value-type="float" office:value="-5.131865E-016">
            <text:p>-5.132E-016</text:p>
          </table:table-cell>
          <table:table-cell office:value-type="float" office:value="0.000000000008390482">
            <text:p>8.390E-012</text:p>
          </table:table-cell>
          <table:table-cell office:value-type="float" office:value="-1.70001E-015">
            <text:p>-1.700E-01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57124">
            <text:p>1.657E-001</text:p>
          </table:table-cell>
          <table:table-cell office:value-type="float" office:value="0.0000004002349">
            <text:p>4.002E-007</text:p>
          </table:table-cell>
          <table:table-cell office:value-type="float" office:value="0.0000001346836">
            <text:p>1.347E-007</text:p>
          </table:table-cell>
          <table:table-cell office:value-type="float" office:value="0.00000002198588">
            <text:p>2.199E-008</text:p>
          </table:table-cell>
          <table:table-cell office:value-type="float" office:value="-6.448163E-016">
            <text:p>-6.448E-016</text:p>
          </table:table-cell>
          <table:table-cell office:value-type="float" office:value="0.00000000000752108">
            <text:p>7.521E-012</text:p>
          </table:table-cell>
          <table:table-cell office:value-type="float" office:value="1.007752E-015">
            <text:p>1.008E-01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59511">
            <text:p>1.660E-001</text:p>
          </table:table-cell>
          <table:table-cell office:value-type="float" office:value="0.00000000920821">
            <text:p>9.208E-009</text:p>
          </table:table-cell>
          <table:table-cell office:value-type="float" office:value="0.00000003088586">
            <text:p>3.089E-008</text:p>
          </table:table-cell>
          <table:table-cell office:value-type="float" office:value="0.00000000186384">
            <text:p>1.864E-009</text:p>
          </table:table-cell>
          <table:table-cell office:value-type="float" office:value="-1.411994E-017">
            <text:p>-1.412E-017</text:p>
          </table:table-cell>
          <table:table-cell office:value-type="float" office:value="-0.00000000000003653915">
            <text:p>-3.654E-014</text:p>
          </table:table-cell>
          <table:table-cell office:value-type="float" office:value="-7.789222E-019">
            <text:p>-7.789E-019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5811">
            <text:p>1.658E-001</text:p>
          </table:table-cell>
          <table:table-cell office:value-type="float" office:value="0.00000004844037">
            <text:p>4.844E-008</text:p>
          </table:table-cell>
          <table:table-cell office:value-type="float" office:value="0.00000004648647">
            <text:p>4.649E-008</text:p>
          </table:table-cell>
          <table:table-cell office:value-type="float" office:value="0.000000001445147">
            <text:p>1.445E-009</text:p>
          </table:table-cell>
          <table:table-cell office:value-type="float" office:value="-1.124401E-017">
            <text:p>-1.124E-017</text:p>
          </table:table-cell>
          <table:table-cell office:value-type="float" office:value="0.0000000000003166004">
            <text:p>3.166E-013</text:p>
          </table:table-cell>
          <table:table-cell office:value-type="float" office:value="-3.724746E-018">
            <text:p>-3.725E-018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57427">
            <text:p>1.657E-001</text:p>
          </table:table-cell>
          <table:table-cell office:value-type="float" office:value="0.0000007852389">
            <text:p>7.852E-007</text:p>
          </table:table-cell>
          <table:table-cell office:value-type="float" office:value="0.0000001266119">
            <text:p>1.266E-007</text:p>
          </table:table-cell>
          <table:table-cell office:value-type="float" office:value="0.000000003422078">
            <text:p>3.422E-009</text:p>
          </table:table-cell>
          <table:table-cell office:value-type="float" office:value="1.788569E-017">
            <text:p>1.789E-017</text:p>
          </table:table-cell>
          <table:table-cell office:value-type="float" office:value="-0.000000000000965753">
            <text:p>-9.658E-013</text:p>
          </table:table-cell>
          <table:table-cell office:value-type="float" office:value="-6.894947E-017">
            <text:p>-6.895E-017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58118">
            <text:p>1.658E-001</text:p>
          </table:table-cell>
          <table:table-cell office:value-type="float" office:value="0.0000005288887">
            <text:p>5.289E-007</text:p>
          </table:table-cell>
          <table:table-cell office:value-type="float" office:value="0.00000009518748">
            <text:p>9.519E-008</text:p>
          </table:table-cell>
          <table:table-cell office:value-type="float" office:value="0.000000005359957">
            <text:p>5.360E-009</text:p>
          </table:table-cell>
          <table:table-cell office:value-type="float" office:value="-9.941727E-017">
            <text:p>-9.942E-017</text:p>
          </table:table-cell>
          <table:table-cell office:value-type="float" office:value="-0.0000000000006774215">
            <text:p>-6.774E-013</text:p>
          </table:table-cell>
          <table:table-cell office:value-type="float" office:value="-6.909294E-017">
            <text:p>-6.909E-017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59956">
            <text:p>1.660E-001</text:p>
          </table:table-cell>
          <table:table-cell office:value-type="float" office:value="0.00000001204795">
            <text:p>1.205E-008</text:p>
          </table:table-cell>
          <table:table-cell office:value-type="float" office:value="0.00000009283468">
            <text:p>9.283E-008</text:p>
          </table:table-cell>
          <table:table-cell office:value-type="float" office:value="0.000000003494462">
            <text:p>3.494E-009</text:p>
          </table:table-cell>
          <table:table-cell office:value-type="float" office:value="-5.789783E-018">
            <text:p>-5.790E-018</text:p>
          </table:table-cell>
          <table:table-cell office:value-type="float" office:value="-0.0000000000002679167">
            <text:p>-2.679E-013</text:p>
          </table:table-cell>
          <table:table-cell office:value-type="float" office:value="6.267296E-017">
            <text:p>6.267E-017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59785">
            <text:p>1.660E-001</text:p>
          </table:table-cell>
          <table:table-cell office:value-type="float" office:value="0.0000002856587">
            <text:p>2.857E-007</text:p>
          </table:table-cell>
          <table:table-cell office:value-type="float" office:value="0.0000002055543">
            <text:p>2.056E-007</text:p>
          </table:table-cell>
          <table:table-cell office:value-type="float" office:value="0.00000001028443">
            <text:p>1.028E-008</text:p>
          </table:table-cell>
          <table:table-cell office:value-type="float" office:value="4.187222E-016">
            <text:p>4.187E-016</text:p>
          </table:table-cell>
          <table:table-cell office:value-type="float" office:value="0.000000000002586518">
            <text:p>2.587E-012</text:p>
          </table:table-cell>
          <table:table-cell office:value-type="float" office:value="2.19703E-016">
            <text:p>2.197E-016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59741">
            <text:p>1.660E-001</text:p>
          </table:table-cell>
          <table:table-cell office:value-type="float" office:value="0.000001104932">
            <text:p>1.105E-006</text:p>
          </table:table-cell>
          <table:table-cell office:value-type="float" office:value="0.0000004595805">
            <text:p>4.596E-007</text:p>
          </table:table-cell>
          <table:table-cell office:value-type="float" office:value="0.0000000272272">
            <text:p>2.723E-008</text:p>
          </table:table-cell>
          <table:table-cell office:value-type="float" office:value="2.130609E-015">
            <text:p>2.131E-015</text:p>
          </table:table-cell>
          <table:table-cell office:value-type="float" office:value="0.00000000002852909">
            <text:p>2.853E-011</text:p>
          </table:table-cell>
          <table:table-cell office:value-type="float" office:value="-2.176399E-015">
            <text:p>-2.176E-01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57428">
            <text:p>1.657E-001</text:p>
          </table:table-cell>
          <table:table-cell office:value-type="float" office:value="0.0000009590027">
            <text:p>9.590E-007</text:p>
          </table:table-cell>
          <table:table-cell office:value-type="float" office:value="0.00000006480902">
            <text:p>6.481E-008</text:p>
          </table:table-cell>
          <table:table-cell office:value-type="float" office:value="0.000000003095065">
            <text:p>3.095E-009</text:p>
          </table:table-cell>
          <table:table-cell office:value-type="float" office:value="-4.225626E-017">
            <text:p>-4.226E-017</text:p>
          </table:table-cell>
          <table:table-cell office:value-type="float" office:value="-0.000000000001903366">
            <text:p>-1.903E-012</text:p>
          </table:table-cell>
          <table:table-cell office:value-type="float" office:value="-1.165883E-017">
            <text:p>-1.166E-01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61139">
            <text:p>1.661E-001</text:p>
          </table:table-cell>
          <table:table-cell office:value-type="float" office:value="0.0000007583407">
            <text:p>7.583E-007</text:p>
          </table:table-cell>
          <table:table-cell office:value-type="float" office:value="0.0000001435546">
            <text:p>1.436E-007</text:p>
          </table:table-cell>
          <table:table-cell office:value-type="float" office:value="0.00000002567523">
            <text:p>2.568E-008</text:p>
          </table:table-cell>
          <table:table-cell office:value-type="float" office:value="7.897205E-017">
            <text:p>7.897E-017</text:p>
          </table:table-cell>
          <table:table-cell office:value-type="float" office:value="0.00000000001772952">
            <text:p>1.773E-011</text:p>
          </table:table-cell>
          <table:table-cell office:value-type="float" office:value="-1.556761E-015">
            <text:p>-1.557E-01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58426">
            <text:p>1.658E-001</text:p>
          </table:table-cell>
          <table:table-cell office:value-type="float" office:value="0.0000000983579">
            <text:p>9.836E-008</text:p>
          </table:table-cell>
          <table:table-cell office:value-type="float" office:value="0.0000008117901">
            <text:p>8.118E-007</text:p>
          </table:table-cell>
          <table:table-cell office:value-type="float" office:value="0.00000009870256">
            <text:p>9.870E-008</text:p>
          </table:table-cell>
          <table:table-cell office:value-type="float" office:value="0.00000000000002749164">
            <text:p>2.749E-014</text:p>
          </table:table-cell>
          <table:table-cell office:value-type="float" office:value="0.00000000002315918">
            <text:p>2.316E-011</text:p>
          </table:table-cell>
          <table:table-cell office:value-type="float" office:value="4.981026E-015">
            <text:p>4.981E-015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57945">
            <text:p>1.658E-001</text:p>
          </table:table-cell>
          <table:table-cell office:value-type="float" office:value="0.0000002531929">
            <text:p>2.532E-007</text:p>
          </table:table-cell>
          <table:table-cell office:value-type="float" office:value="0.00000004596054">
            <text:p>4.596E-008</text:p>
          </table:table-cell>
          <table:table-cell office:value-type="float" office:value="0.00000001033275">
            <text:p>1.033E-008</text:p>
          </table:table-cell>
          <table:table-cell office:value-type="float" office:value="-1.615262E-016">
            <text:p>-1.615E-016</text:p>
          </table:table-cell>
          <table:table-cell office:value-type="float" office:value="0.000000000001969519">
            <text:p>1.970E-012</text:p>
          </table:table-cell>
          <table:table-cell office:value-type="float" office:value="-1.568825E-016">
            <text:p>-1.569E-01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58821">
            <text:p>1.659E-001</text:p>
          </table:table-cell>
          <table:table-cell office:value-type="float" office:value="0.00000003182781">
            <text:p>3.183E-008</text:p>
          </table:table-cell>
          <table:table-cell office:value-type="float" office:value="0.000003512019">
            <text:p>3.512E-006</text:p>
          </table:table-cell>
          <table:table-cell office:value-type="float" office:value="0.0000003786412">
            <text:p>3.786E-007</text:p>
          </table:table-cell>
          <table:table-cell office:value-type="float" office:value="0.0000000000004242921">
            <text:p>4.243E-013</text:p>
          </table:table-cell>
          <table:table-cell office:value-type="float" office:value="-0.00000000005654234">
            <text:p>-5.654E-011</text:p>
          </table:table-cell>
          <table:table-cell office:value-type="float" office:value="0.0000000000001030916">
            <text:p>1.031E-013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57075">
            <text:p>1.657E-001</text:p>
          </table:table-cell>
          <table:table-cell table:number-columns-repeated="6" office:value-type="float" office:value="0">
            <text:p>0.000E+0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55676">
            <text:p>1.656E-001</text:p>
          </table:table-cell>
          <table:table-cell office:value-type="float" office:value="0.0000003575471">
            <text:p>3.575E-007</text:p>
          </table:table-cell>
          <table:table-cell office:value-type="float" office:value="0.0000001554301">
            <text:p>1.554E-007</text:p>
          </table:table-cell>
          <table:table-cell office:value-type="float" office:value="0.000000008544243">
            <text:p>8.544E-009</text:p>
          </table:table-cell>
          <table:table-cell office:value-type="float" office:value="3.113709E-016">
            <text:p>3.114E-016</text:p>
          </table:table-cell>
          <table:table-cell office:value-type="float" office:value="-0.000000000005109051">
            <text:p>-5.109E-012</text:p>
          </table:table-cell>
          <table:table-cell office:value-type="float" office:value="-3.965887E-030">
            <text:p>-3.966E-030</text:p>
          </table:table-cell>
          <table:table-cell/>
        </table:table-row>
        <table:table-row table:style-name="ro1" table:number-rows-repeated="104821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c_25_25_80_80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64226">
            <text:p>1.664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8.982612E-021">
            <text:p>8.983E-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-1.146124E-017">
            <text:p>-1.146E-0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2.646127E-019">
            <text:p>2.646E-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-2.603528E-017">
            <text:p>-2.604E-0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64827">
            <text:p>1.665E-001</text:p>
          </table:table-cell>
          <table:table-cell office:value-type="float" office:value="0.000000006036118">
            <text:p>6.036E-009</text:p>
          </table:table-cell>
          <table:table-cell office:value-type="float" office:value="0.000000008255789">
            <text:p>8.256E-009</text:p>
          </table:table-cell>
          <table:table-cell office:value-type="float" office:value="0.0000000005915297">
            <text:p>5.915E-010</text:p>
          </table:table-cell>
          <table:table-cell office:value-type="float" office:value="-1.279049E-018">
            <text:p>-1.279E-018</text:p>
          </table:table-cell>
          <table:table-cell office:value-type="float" office:value="0.00000000000004479144">
            <text:p>4.479E-014</text:p>
          </table:table-cell>
          <table:table-cell office:value-type="float" office:value="-2.698546E-019">
            <text:p>-2.699E-0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-1.006123E-017">
            <text:p>-1.006E-0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5.535234E-017">
            <text:p>5.535E-0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-4.070291E-017">
            <text:p>-4.070E-0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-1.101764E-017">
            <text:p>-1.102E-0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2.587621E-019">
            <text:p>2.588E-0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-6.763573E-018">
            <text:p>-6.764E-0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1.87772E-017">
            <text:p>1.878E-0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4.805629E-020">
            <text:p>4.806E-0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1.576806E-019">
            <text:p>1.577E-0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-5.740495E-018">
            <text:p>-5.740E-0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1.004574E-020">
            <text:p>1.005E-0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2.708485E-018">
            <text:p>2.708E-0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-1.367909E-016">
            <text:p>-1.368E-0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1.698042E-019">
            <text:p>1.698E-0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66173">
            <text:p>1.666E-001</text:p>
          </table:table-cell>
          <table:table-cell office:value-type="float" office:value="0.00000000641806">
            <text:p>6.418E-009</text:p>
          </table:table-cell>
          <table:table-cell office:value-type="float" office:value="0.00000001471082">
            <text:p>1.471E-008</text:p>
          </table:table-cell>
          <table:table-cell office:value-type="float" office:value="0.0000000005019939">
            <text:p>5.020E-010</text:p>
          </table:table-cell>
          <table:table-cell office:value-type="float" office:value="-1.364098E-018">
            <text:p>-1.364E-018</text:p>
          </table:table-cell>
          <table:table-cell office:value-type="float" office:value="0.00000000000003208042">
            <text:p>3.208E-014</text:p>
          </table:table-cell>
          <table:table-cell office:value-type="float" office:value="1.325655E-020">
            <text:p>1.326E-0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-4.022833E-020">
            <text:p>-4.023E-0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2.554849E-017">
            <text:p>2.555E-0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2.566039E-019">
            <text:p>2.566E-0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-3.164775E-019">
            <text:p>-3.165E-0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-1.035096E-017">
            <text:p>-1.035E-0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3.355514E-016">
            <text:p>3.356E-0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62367">
            <text:p>1.662E-001</text:p>
          </table:table-cell>
          <table:table-cell office:value-type="float" office:value="0.0000001683061">
            <text:p>1.683E-007</text:p>
          </table:table-cell>
          <table:table-cell office:value-type="float" office:value="0.0000002018408">
            <text:p>2.018E-007</text:p>
          </table:table-cell>
          <table:table-cell office:value-type="float" office:value="0.00000000111084">
            <text:p>1.111E-009</text:p>
          </table:table-cell>
          <table:table-cell office:value-type="float" office:value="1.551041E-017">
            <text:p>1.551E-017</text:p>
          </table:table-cell>
          <table:table-cell office:value-type="float" office:value="0.0000000000003187139">
            <text:p>3.187E-013</text:p>
          </table:table-cell>
          <table:table-cell office:value-type="float" office:value="-6.008166E-018">
            <text:p>-6.008E-01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-1.10946E-017">
            <text:p>-1.109E-0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-5.168774E-017">
            <text:p>-5.169E-0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-2.304627E-020">
            <text:p>-2.305E-02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7.459466E-038">
            <text:p>7.459E-038</text:p>
          </table:table-cell>
          <table:table-cell office:value-type="float" office:value="6.982061E-038">
            <text:p>6.982E-038</text:p>
          </table:table-cell>
          <table:table-cell office:value-type="float" office:value="1.836507E-075">
            <text:p>1.837E-075</text:p>
          </table:table-cell>
          <table:table-cell office:value-type="float" office:value="9.18071E-044">
            <text:p>9.181E-044</text:p>
          </table:table-cell>
          <table:table-cell office:value-type="float" office:value="-4.692228E-075">
            <text:p>-4.692E-0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6.949461E-022">
            <text:p>6.949E-02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8.689339E-018">
            <text:p>8.689E-0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-3.611222E-019">
            <text:p>-3.611E-01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1.689288E-019">
            <text:p>1.689E-01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64865">
            <text:p>1.665E-001</text:p>
          </table:table-cell>
          <table:table-cell office:value-type="float" office:value="0.000000000357144">
            <text:p>3.571E-010</text:p>
          </table:table-cell>
          <table:table-cell office:value-type="float" office:value="0.00000001907761">
            <text:p>1.908E-008</text:p>
          </table:table-cell>
          <table:table-cell office:value-type="float" office:value="0.000000001086821">
            <text:p>1.087E-009</text:p>
          </table:table-cell>
          <table:table-cell office:value-type="float" office:value="3.166863E-019">
            <text:p>3.167E-019</text:p>
          </table:table-cell>
          <table:table-cell office:value-type="float" office:value="8.863301E-015">
            <text:p>8.863E-015</text:p>
          </table:table-cell>
          <table:table-cell office:value-type="float" office:value="-4.938647E-018">
            <text:p>-4.939E-01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2.726217E-017">
            <text:p>2.726E-01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-8.325894E-020">
            <text:p>-8.326E-02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64845">
            <text:p>1.665E-001</text:p>
          </table:table-cell>
          <table:table-cell office:value-type="float" office:value="0.0000002950421">
            <text:p>2.950E-007</text:p>
          </table:table-cell>
          <table:table-cell office:value-type="float" office:value="0.00000002940769">
            <text:p>2.941E-008</text:p>
          </table:table-cell>
          <table:table-cell office:value-type="float" office:value="0.000000002832328">
            <text:p>2.832E-009</text:p>
          </table:table-cell>
          <table:table-cell office:value-type="float" office:value="-2.114986E-017">
            <text:p>-2.115E-017</text:p>
          </table:table-cell>
          <table:table-cell office:value-type="float" office:value="0.0000000000006221151">
            <text:p>6.221E-013</text:p>
          </table:table-cell>
          <table:table-cell office:value-type="float" office:value="1.486139E-017">
            <text:p>1.486E-01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1.954955E-018">
            <text:p>1.955E-0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-1.538571E-018">
            <text:p>-1.539E-01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1.276359E-016">
            <text:p>1.276E-01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8.131213E-018">
            <text:p>8.131E-01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4.191731E-017">
            <text:p>4.192E-0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6317">
            <text:p>1.663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-4.191731E-017">
            <text:p>-4.192E-0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-8.131213E-018">
            <text:p>-8.131E-0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-1.276359E-016">
            <text:p>-1.276E-01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1.538571E-018">
            <text:p>1.539E-0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-1.954955E-018">
            <text:p>-1.955E-0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64845">
            <text:p>1.665E-001</text:p>
          </table:table-cell>
          <table:table-cell office:value-type="float" office:value="0.0000002950421">
            <text:p>2.950E-007</text:p>
          </table:table-cell>
          <table:table-cell office:value-type="float" office:value="0.00000002940769">
            <text:p>2.941E-008</text:p>
          </table:table-cell>
          <table:table-cell office:value-type="float" office:value="0.000000002832328">
            <text:p>2.832E-009</text:p>
          </table:table-cell>
          <table:table-cell office:value-type="float" office:value="-2.114986E-017">
            <text:p>-2.115E-017</text:p>
          </table:table-cell>
          <table:table-cell office:value-type="float" office:value="0.0000000000006221151">
            <text:p>6.221E-013</text:p>
          </table:table-cell>
          <table:table-cell office:value-type="float" office:value="-1.486139E-017">
            <text:p>-1.486E-0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8.325894E-020">
            <text:p>8.326E-02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-2.726217E-017">
            <text:p>-2.726E-01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64865">
            <text:p>1.665E-001</text:p>
          </table:table-cell>
          <table:table-cell office:value-type="float" office:value="0.000000000357144">
            <text:p>3.571E-010</text:p>
          </table:table-cell>
          <table:table-cell office:value-type="float" office:value="0.00000001907761">
            <text:p>1.908E-008</text:p>
          </table:table-cell>
          <table:table-cell office:value-type="float" office:value="0.000000001086821">
            <text:p>1.087E-009</text:p>
          </table:table-cell>
          <table:table-cell office:value-type="float" office:value="3.166863E-019">
            <text:p>3.167E-019</text:p>
          </table:table-cell>
          <table:table-cell office:value-type="float" office:value="8.863301E-015">
            <text:p>8.863E-015</text:p>
          </table:table-cell>
          <table:table-cell office:value-type="float" office:value="4.938647E-018">
            <text:p>4.939E-01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-1.689288E-019">
            <text:p>-1.689E-0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3.611222E-019">
            <text:p>3.611E-0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-8.689339E-018">
            <text:p>-8.689E-01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-6.949461E-022">
            <text:p>-6.949E-02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1.366574E-037">
            <text:p>1.367E-037</text:p>
          </table:table-cell>
          <table:table-cell office:value-type="float" office:value="3.64022E-038">
            <text:p>3.640E-038</text:p>
          </table:table-cell>
          <table:table-cell office:value-type="float" office:value="2.383506E-075">
            <text:p>2.384E-075</text:p>
          </table:table-cell>
          <table:table-cell office:value-type="float" office:value="-6.007068E-043">
            <text:p>-6.007E-043</text:p>
          </table:table-cell>
          <table:table-cell office:value-type="float" office:value="-9.543997E-076">
            <text:p>-9.544E-07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2.304627E-020">
            <text:p>2.305E-02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5.168774E-017">
            <text:p>5.169E-01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1.10946E-017">
            <text:p>1.109E-01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62367">
            <text:p>1.662E-001</text:p>
          </table:table-cell>
          <table:table-cell office:value-type="float" office:value="0.0000001683061">
            <text:p>1.683E-007</text:p>
          </table:table-cell>
          <table:table-cell office:value-type="float" office:value="0.0000002018408">
            <text:p>2.018E-007</text:p>
          </table:table-cell>
          <table:table-cell office:value-type="float" office:value="0.00000000111084">
            <text:p>1.111E-009</text:p>
          </table:table-cell>
          <table:table-cell office:value-type="float" office:value="1.551041E-017">
            <text:p>1.551E-017</text:p>
          </table:table-cell>
          <table:table-cell office:value-type="float" office:value="0.0000000000003187139">
            <text:p>3.187E-013</text:p>
          </table:table-cell>
          <table:table-cell office:value-type="float" office:value="6.008166E-018">
            <text:p>6.008E-01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-3.355514E-016">
            <text:p>-3.356E-0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1.035096E-017">
            <text:p>1.035E-0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3.164775E-019">
            <text:p>3.165E-0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-2.566039E-019">
            <text:p>-2.566E-0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-2.554849E-017">
            <text:p>-2.555E-0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4.022833E-020">
            <text:p>4.023E-0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66173">
            <text:p>1.666E-001</text:p>
          </table:table-cell>
          <table:table-cell office:value-type="float" office:value="0.00000000641806">
            <text:p>6.418E-009</text:p>
          </table:table-cell>
          <table:table-cell office:value-type="float" office:value="0.00000001471082">
            <text:p>1.471E-008</text:p>
          </table:table-cell>
          <table:table-cell office:value-type="float" office:value="0.0000000005019939">
            <text:p>5.020E-010</text:p>
          </table:table-cell>
          <table:table-cell office:value-type="float" office:value="-1.364098E-018">
            <text:p>-1.364E-018</text:p>
          </table:table-cell>
          <table:table-cell office:value-type="float" office:value="0.00000000000003208042">
            <text:p>3.208E-014</text:p>
          </table:table-cell>
          <table:table-cell office:value-type="float" office:value="-1.325655E-020">
            <text:p>-1.326E-02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-1.698042E-019">
            <text:p>-1.698E-01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1.367909E-016">
            <text:p>1.368E-01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-2.708485E-018">
            <text:p>-2.708E-01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-1.004574E-020">
            <text:p>-1.005E-02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5.740495E-018">
            <text:p>5.740E-01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-1.576806E-019">
            <text:p>-1.577E-01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-4.805629E-020">
            <text:p>-4.806E-02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-1.87772E-017">
            <text:p>-1.878E-0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6.763573E-018">
            <text:p>6.764E-0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-2.587621E-019">
            <text:p>-2.588E-0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1.101764E-017">
            <text:p>1.102E-01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4.070291E-017">
            <text:p>4.070E-0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-5.535234E-017">
            <text:p>-5.535E-0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1.006123E-017">
            <text:p>1.006E-01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64827">
            <text:p>1.665E-001</text:p>
          </table:table-cell>
          <table:table-cell office:value-type="float" office:value="0.000000006036118">
            <text:p>6.036E-009</text:p>
          </table:table-cell>
          <table:table-cell office:value-type="float" office:value="0.000000008255789">
            <text:p>8.256E-009</text:p>
          </table:table-cell>
          <table:table-cell office:value-type="float" office:value="0.0000000005915297">
            <text:p>5.915E-010</text:p>
          </table:table-cell>
          <table:table-cell office:value-type="float" office:value="-1.279049E-018">
            <text:p>-1.279E-018</text:p>
          </table:table-cell>
          <table:table-cell office:value-type="float" office:value="0.00000000000004479144">
            <text:p>4.479E-014</text:p>
          </table:table-cell>
          <table:table-cell office:value-type="float" office:value="2.698546E-019">
            <text:p>2.699E-0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2.603528E-017">
            <text:p>2.604E-0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-2.646127E-019">
            <text:p>-2.646E-01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1.146124E-017">
            <text:p>1.146E-01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-8.982612E-021">
            <text:p>-8.983E-02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64226">
            <text:p>1.664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8.982612E-021">
            <text:p>8.983E-02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-1.146124E-017">
            <text:p>-1.146E-01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2.646127E-019">
            <text:p>2.646E-01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-2.603528E-017">
            <text:p>-2.604E-0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64835">
            <text:p>1.665E-001</text:p>
          </table:table-cell>
          <table:table-cell office:value-type="float" office:value="0.000000005907348">
            <text:p>5.907E-009</text:p>
          </table:table-cell>
          <table:table-cell office:value-type="float" office:value="0.000000002843544">
            <text:p>2.844E-009</text:p>
          </table:table-cell>
          <table:table-cell office:value-type="float" office:value="0.0000000003659918">
            <text:p>3.660E-010</text:p>
          </table:table-cell>
          <table:table-cell office:value-type="float" office:value="3.717567E-019">
            <text:p>3.718E-019</text:p>
          </table:table-cell>
          <table:table-cell office:value-type="float" office:value="6.771954E-015">
            <text:p>6.772E-015</text:p>
          </table:table-cell>
          <table:table-cell office:value-type="float" office:value="3.464879E-020">
            <text:p>3.465E-02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-1.006123E-017">
            <text:p>-1.006E-01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5.535234E-017">
            <text:p>5.535E-01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-4.070291E-017">
            <text:p>-4.070E-01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-1.101764E-017">
            <text:p>-1.102E-01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2.587621E-019">
            <text:p>2.588E-01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-6.763573E-018">
            <text:p>-6.764E-01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1.87772E-017">
            <text:p>1.878E-01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4.805629E-020">
            <text:p>4.806E-02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1.576806E-019">
            <text:p>1.577E-01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-5.740495E-018">
            <text:p>-5.740E-01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1.004574E-020">
            <text:p>1.005E-02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2.708485E-018">
            <text:p>2.708E-01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-1.367909E-016">
            <text:p>-1.368E-0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1.698042E-019">
            <text:p>1.698E-0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66196">
            <text:p>1.666E-001</text:p>
          </table:table-cell>
          <table:table-cell office:value-type="float" office:value="0.00000002319047">
            <text:p>2.319E-008</text:p>
          </table:table-cell>
          <table:table-cell office:value-type="float" office:value="0.00000001182007">
            <text:p>1.182E-008</text:p>
          </table:table-cell>
          <table:table-cell office:value-type="float" office:value="0.0000000005517039">
            <text:p>5.517E-010</text:p>
          </table:table-cell>
          <table:table-cell office:value-type="float" office:value="-1.309487E-018">
            <text:p>-1.309E-018</text:p>
          </table:table-cell>
          <table:table-cell office:value-type="float" office:value="0.00000000000001730434">
            <text:p>1.730E-014</text:p>
          </table:table-cell>
          <table:table-cell office:value-type="float" office:value="-5.197509E-019">
            <text:p>-5.198E-01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-4.022833E-020">
            <text:p>-4.023E-02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2.554849E-017">
            <text:p>2.555E-0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2.566039E-019">
            <text:p>2.566E-01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-3.164775E-019">
            <text:p>-3.165E-01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-1.035096E-017">
            <text:p>-1.035E-01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3.355514E-016">
            <text:p>3.356E-0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62185">
            <text:p>1.662E-001</text:p>
          </table:table-cell>
          <table:table-cell office:value-type="float" office:value="0.00000008874882">
            <text:p>8.875E-008</text:p>
          </table:table-cell>
          <table:table-cell office:value-type="float" office:value="0.0000001775633">
            <text:p>1.776E-007</text:p>
          </table:table-cell>
          <table:table-cell office:value-type="float" office:value="0.000000001882612">
            <text:p>1.883E-009</text:p>
          </table:table-cell>
          <table:table-cell office:value-type="float" office:value="2.793503E-017">
            <text:p>2.794E-017</text:p>
          </table:table-cell>
          <table:table-cell office:value-type="float" office:value="0.0000000000005177466">
            <text:p>5.177E-013</text:p>
          </table:table-cell>
          <table:table-cell office:value-type="float" office:value="-2.010991E-017">
            <text:p>-2.011E-0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-1.10946E-017">
            <text:p>-1.109E-01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-5.168774E-017">
            <text:p>-5.169E-01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-2.304627E-020">
            <text:p>-2.305E-0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5.016491E-038">
            <text:p>5.016E-038</text:p>
          </table:table-cell>
          <table:table-cell office:value-type="float" office:value="1.406109E-038">
            <text:p>1.406E-038</text:p>
          </table:table-cell>
          <table:table-cell office:value-type="float" office:value="2.886083E-076">
            <text:p>2.886E-076</text:p>
          </table:table-cell>
          <table:table-cell office:value-type="float" office:value="-7.0992E-043">
            <text:p>-7.099E-043</text:p>
          </table:table-cell>
          <table:table-cell office:value-type="float" office:value="-2.369974E-076">
            <text:p>-2.370E-07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6.949461E-022">
            <text:p>6.949E-02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8.689339E-018">
            <text:p>8.689E-01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-3.611222E-019">
            <text:p>-3.611E-01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1.689288E-019">
            <text:p>1.689E-01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64467">
            <text:p>1.664E-001</text:p>
          </table:table-cell>
          <table:table-cell office:value-type="float" office:value="0.00000001687357">
            <text:p>1.687E-008</text:p>
          </table:table-cell>
          <table:table-cell office:value-type="float" office:value="0.00000001376705">
            <text:p>1.377E-008</text:p>
          </table:table-cell>
          <table:table-cell office:value-type="float" office:value="0.00000000006116165">
            <text:p>6.116E-011</text:p>
          </table:table-cell>
          <table:table-cell office:value-type="float" office:value="-2.828761E-020">
            <text:p>-2.829E-020</text:p>
          </table:table-cell>
          <table:table-cell office:value-type="float" office:value="-4.042139E-016">
            <text:p>-4.042E-016</text:p>
          </table:table-cell>
          <table:table-cell office:value-type="float" office:value="4.847245E-020">
            <text:p>4.847E-02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2.726217E-017">
            <text:p>2.726E-0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-8.325894E-020">
            <text:p>-8.326E-02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64635">
            <text:p>1.665E-001</text:p>
          </table:table-cell>
          <table:table-cell office:value-type="float" office:value="0.0000001781953">
            <text:p>1.782E-007</text:p>
          </table:table-cell>
          <table:table-cell office:value-type="float" office:value="0.00000005858774">
            <text:p>5.859E-008</text:p>
          </table:table-cell>
          <table:table-cell office:value-type="float" office:value="0.000000004123844">
            <text:p>4.124E-009</text:p>
          </table:table-cell>
          <table:table-cell office:value-type="float" office:value="-2.549329E-017">
            <text:p>-2.549E-017</text:p>
          </table:table-cell>
          <table:table-cell office:value-type="float" office:value="0.000000000001150657">
            <text:p>1.151E-012</text:p>
          </table:table-cell>
          <table:table-cell office:value-type="float" office:value="5.881222E-017">
            <text:p>5.881E-01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1.954955E-018">
            <text:p>1.955E-01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-1.538571E-018">
            <text:p>-1.539E-01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1.276359E-016">
            <text:p>1.276E-0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8.131213E-018">
            <text:p>8.131E-01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4.191731E-017">
            <text:p>4.192E-01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6317">
            <text:p>1.663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-4.191731E-017">
            <text:p>-4.192E-0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-8.131213E-018">
            <text:p>-8.131E-0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-1.276359E-016">
            <text:p>-1.276E-0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1.538571E-018">
            <text:p>1.539E-01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-1.954955E-018">
            <text:p>-1.955E-0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64938">
            <text:p>1.665E-001</text:p>
          </table:table-cell>
          <table:table-cell office:value-type="float" office:value="0.0000001916501">
            <text:p>1.917E-007</text:p>
          </table:table-cell>
          <table:table-cell office:value-type="float" office:value="0.00000002643061">
            <text:p>2.643E-008</text:p>
          </table:table-cell>
          <table:table-cell office:value-type="float" office:value="0.000000002459848">
            <text:p>2.460E-009</text:p>
          </table:table-cell>
          <table:table-cell office:value-type="float" office:value="-5.827535E-018">
            <text:p>-5.828E-018</text:p>
          </table:table-cell>
          <table:table-cell office:value-type="float" office:value="0.0000000000006647532">
            <text:p>6.648E-013</text:p>
          </table:table-cell>
          <table:table-cell office:value-type="float" office:value="-1.895884E-017">
            <text:p>-1.896E-01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8.325894E-020">
            <text:p>8.326E-02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-2.726217E-017">
            <text:p>-2.726E-01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64865">
            <text:p>1.665E-001</text:p>
          </table:table-cell>
          <table:table-cell office:value-type="float" office:value="0.000000000357144">
            <text:p>3.571E-010</text:p>
          </table:table-cell>
          <table:table-cell office:value-type="float" office:value="0.00000001907761">
            <text:p>1.908E-008</text:p>
          </table:table-cell>
          <table:table-cell office:value-type="float" office:value="0.000000001086821">
            <text:p>1.087E-009</text:p>
          </table:table-cell>
          <table:table-cell office:value-type="float" office:value="3.166863E-019">
            <text:p>3.167E-019</text:p>
          </table:table-cell>
          <table:table-cell office:value-type="float" office:value="8.863301E-015">
            <text:p>8.863E-015</text:p>
          </table:table-cell>
          <table:table-cell office:value-type="float" office:value="4.938647E-018">
            <text:p>4.939E-0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-1.689288E-019">
            <text:p>-1.689E-01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3.611222E-019">
            <text:p>3.611E-01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-8.689339E-018">
            <text:p>-8.689E-01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-6.949461E-022">
            <text:p>-6.949E-0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8.3919E-039">
            <text:p>8.392E-039</text:p>
          </table:table-cell>
          <table:table-cell office:value-type="float" office:value="9.324333E-040">
            <text:p>9.324E-040</text:p>
          </table:table-cell>
          <table:table-cell office:value-type="float" office:value="-2.608296E-078">
            <text:p>-2.608E-078</text:p>
          </table:table-cell>
          <table:table-cell office:value-type="float" office:value="6.135076E-044">
            <text:p>6.135E-04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2.304627E-020">
            <text:p>2.305E-02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5.168774E-017">
            <text:p>5.169E-01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1.10946E-017">
            <text:p>1.109E-0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62251">
            <text:p>1.662E-001</text:p>
          </table:table-cell>
          <table:table-cell office:value-type="float" office:value="0.00000004607352">
            <text:p>4.607E-008</text:p>
          </table:table-cell>
          <table:table-cell office:value-type="float" office:value="0.0000002293686">
            <text:p>2.294E-007</text:p>
          </table:table-cell>
          <table:table-cell office:value-type="float" office:value="0.000000001735833">
            <text:p>1.736E-009</text:p>
          </table:table-cell>
          <table:table-cell office:value-type="float" office:value="2.37768E-017">
            <text:p>2.378E-017</text:p>
          </table:table-cell>
          <table:table-cell office:value-type="float" office:value="0.0000000000003719765">
            <text:p>3.720E-013</text:p>
          </table:table-cell>
          <table:table-cell office:value-type="float" office:value="2.518578E-017">
            <text:p>2.519E-01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-3.355514E-016">
            <text:p>-3.356E-0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1.035096E-017">
            <text:p>1.035E-0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3.164775E-019">
            <text:p>3.165E-01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-2.566039E-019">
            <text:p>-2.566E-01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-2.554849E-017">
            <text:p>-2.555E-01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4.022833E-020">
            <text:p>4.023E-02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66092">
            <text:p>1.666E-001</text:p>
          </table:table-cell>
          <table:table-cell office:value-type="float" office:value="0.00000005379124">
            <text:p>5.379E-008</text:p>
          </table:table-cell>
          <table:table-cell office:value-type="float" office:value="0.00000002488932">
            <text:p>2.489E-008</text:p>
          </table:table-cell>
          <table:table-cell office:value-type="float" office:value="0.0000000004417242">
            <text:p>4.417E-010</text:p>
          </table:table-cell>
          <table:table-cell office:value-type="float" office:value="-1.342311E-018">
            <text:p>-1.342E-018</text:p>
          </table:table-cell>
          <table:table-cell office:value-type="float" office:value="-0.00000000000004988421">
            <text:p>-4.988E-014</text:p>
          </table:table-cell>
          <table:table-cell office:value-type="float" office:value="-5.859987E-019">
            <text:p>-5.860E-01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-1.698042E-019">
            <text:p>-1.698E-0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1.367909E-016">
            <text:p>1.368E-01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-2.708485E-018">
            <text:p>-2.708E-0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-1.004574E-020">
            <text:p>-1.005E-02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5.740495E-018">
            <text:p>5.740E-01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-1.576806E-019">
            <text:p>-1.577E-01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-4.805629E-020">
            <text:p>-4.806E-02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-1.87772E-017">
            <text:p>-1.878E-01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6.763573E-018">
            <text:p>6.764E-0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-2.587621E-019">
            <text:p>-2.588E-01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1.101764E-017">
            <text:p>1.102E-0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4.070291E-017">
            <text:p>4.070E-01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-5.535234E-017">
            <text:p>-5.535E-0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1.006123E-017">
            <text:p>1.006E-01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64581">
            <text:p>1.665E-001</text:p>
          </table:table-cell>
          <table:table-cell office:value-type="float" office:value="0.0000000001154036">
            <text:p>1.154E-010</text:p>
          </table:table-cell>
          <table:table-cell office:value-type="float" office:value="0.000000007422536">
            <text:p>7.423E-009</text:p>
          </table:table-cell>
          <table:table-cell office:value-type="float" office:value="0.0000000008535849">
            <text:p>8.536E-010</text:p>
          </table:table-cell>
          <table:table-cell office:value-type="float" office:value="7.839761E-019">
            <text:p>7.840E-019</text:p>
          </table:table-cell>
          <table:table-cell office:value-type="float" office:value="8.264387E-015">
            <text:p>8.264E-015</text:p>
          </table:table-cell>
          <table:table-cell office:value-type="float" office:value="2.000416E-018">
            <text:p>2.000E-01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2.603528E-017">
            <text:p>2.604E-01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-2.646127E-019">
            <text:p>-2.646E-01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1.146124E-017">
            <text:p>1.146E-01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-8.982612E-021">
            <text:p>-8.983E-02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64226">
            <text:p>1.664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8.982612E-021">
            <text:p>8.983E-02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-1.146124E-017">
            <text:p>-1.146E-01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2.646127E-019">
            <text:p>2.646E-01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-2.603528E-017">
            <text:p>-2.604E-01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64581">
            <text:p>1.665E-001</text:p>
          </table:table-cell>
          <table:table-cell office:value-type="float" office:value="0.0000000001154036">
            <text:p>1.154E-010</text:p>
          </table:table-cell>
          <table:table-cell office:value-type="float" office:value="0.000000007422536">
            <text:p>7.423E-009</text:p>
          </table:table-cell>
          <table:table-cell office:value-type="float" office:value="0.0000000008535849">
            <text:p>8.536E-010</text:p>
          </table:table-cell>
          <table:table-cell office:value-type="float" office:value="7.839761E-019">
            <text:p>7.840E-019</text:p>
          </table:table-cell>
          <table:table-cell office:value-type="float" office:value="8.264387E-015">
            <text:p>8.264E-015</text:p>
          </table:table-cell>
          <table:table-cell office:value-type="float" office:value="-2.000416E-018">
            <text:p>-2.000E-01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-1.006123E-017">
            <text:p>-1.006E-01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5.535234E-017">
            <text:p>5.535E-01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-4.070291E-017">
            <text:p>-4.070E-01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-1.101764E-017">
            <text:p>-1.102E-01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2.587621E-019">
            <text:p>2.588E-01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-6.763573E-018">
            <text:p>-6.764E-01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1.87772E-017">
            <text:p>1.878E-0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4.805629E-020">
            <text:p>4.806E-0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1.576806E-019">
            <text:p>1.577E-01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-5.740495E-018">
            <text:p>-5.740E-0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1.004574E-020">
            <text:p>1.005E-02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2.708485E-018">
            <text:p>2.708E-01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-1.367909E-016">
            <text:p>-1.368E-01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1.698042E-019">
            <text:p>1.698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66196">
            <text:p>1.666E-001</text:p>
          </table:table-cell>
          <table:table-cell office:value-type="float" office:value="0.00000002319047">
            <text:p>2.319E-008</text:p>
          </table:table-cell>
          <table:table-cell office:value-type="float" office:value="0.00000001182007">
            <text:p>1.182E-008</text:p>
          </table:table-cell>
          <table:table-cell office:value-type="float" office:value="0.0000000005517039">
            <text:p>5.517E-010</text:p>
          </table:table-cell>
          <table:table-cell office:value-type="float" office:value="-1.309487E-018">
            <text:p>-1.309E-018</text:p>
          </table:table-cell>
          <table:table-cell office:value-type="float" office:value="0.00000000000001730434">
            <text:p>1.730E-014</text:p>
          </table:table-cell>
          <table:table-cell office:value-type="float" office:value="-5.197509E-019">
            <text:p>-5.198E-01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-4.022833E-020">
            <text:p>-4.023E-02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2.554849E-017">
            <text:p>2.555E-01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2.566039E-019">
            <text:p>2.566E-01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-3.164775E-019">
            <text:p>-3.165E-01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-1.035096E-017">
            <text:p>-1.035E-01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3.355514E-016">
            <text:p>3.356E-0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62185">
            <text:p>1.662E-001</text:p>
          </table:table-cell>
          <table:table-cell office:value-type="float" office:value="0.00000008874882">
            <text:p>8.875E-008</text:p>
          </table:table-cell>
          <table:table-cell office:value-type="float" office:value="0.0000001775633">
            <text:p>1.776E-007</text:p>
          </table:table-cell>
          <table:table-cell office:value-type="float" office:value="0.000000001882612">
            <text:p>1.883E-009</text:p>
          </table:table-cell>
          <table:table-cell office:value-type="float" office:value="2.793503E-017">
            <text:p>2.794E-017</text:p>
          </table:table-cell>
          <table:table-cell office:value-type="float" office:value="0.0000000000005177466">
            <text:p>5.177E-013</text:p>
          </table:table-cell>
          <table:table-cell office:value-type="float" office:value="-2.010991E-017">
            <text:p>-2.011E-01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-1.10946E-017">
            <text:p>-1.109E-01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-5.168774E-017">
            <text:p>-5.169E-0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-2.304627E-020">
            <text:p>-2.305E-02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8.3919E-039">
            <text:p>8.392E-039</text:p>
          </table:table-cell>
          <table:table-cell office:value-type="float" office:value="9.324333E-040">
            <text:p>9.324E-040</text:p>
          </table:table-cell>
          <table:table-cell office:value-type="float" office:value="-2.608296E-078">
            <text:p>-2.608E-078</text:p>
          </table:table-cell>
          <table:table-cell office:value-type="float" office:value="-6.135076E-044">
            <text:p>-6.135E-04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6.949461E-022">
            <text:p>6.949E-02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8.689339E-018">
            <text:p>8.689E-01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-3.611222E-019">
            <text:p>-3.611E-01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1.689288E-019">
            <text:p>1.689E-01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64865">
            <text:p>1.665E-001</text:p>
          </table:table-cell>
          <table:table-cell office:value-type="float" office:value="0.000000000357144">
            <text:p>3.571E-010</text:p>
          </table:table-cell>
          <table:table-cell office:value-type="float" office:value="0.00000001907761">
            <text:p>1.908E-008</text:p>
          </table:table-cell>
          <table:table-cell office:value-type="float" office:value="0.000000001086821">
            <text:p>1.087E-009</text:p>
          </table:table-cell>
          <table:table-cell office:value-type="float" office:value="3.166863E-019">
            <text:p>3.167E-019</text:p>
          </table:table-cell>
          <table:table-cell office:value-type="float" office:value="8.863301E-015">
            <text:p>8.863E-015</text:p>
          </table:table-cell>
          <table:table-cell office:value-type="float" office:value="-4.938647E-018">
            <text:p>-4.939E-0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2.726217E-017">
            <text:p>2.726E-01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-8.325894E-020">
            <text:p>-8.326E-02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64728">
            <text:p>1.665E-001</text:p>
          </table:table-cell>
          <table:table-cell office:value-type="float" office:value="0.0000001022494">
            <text:p>1.022E-007</text:p>
          </table:table-cell>
          <table:table-cell office:value-type="float" office:value="0.00000005777452">
            <text:p>5.777E-008</text:p>
          </table:table-cell>
          <table:table-cell office:value-type="float" office:value="0.00000000373837">
            <text:p>3.738E-009</text:p>
          </table:table-cell>
          <table:table-cell office:value-type="float" office:value="5.578012E-018">
            <text:p>5.578E-018</text:p>
          </table:table-cell>
          <table:table-cell office:value-type="float" office:value="0.000000000001005823">
            <text:p>1.006E-012</text:p>
          </table:table-cell>
          <table:table-cell office:value-type="float" office:value="5.465648E-017">
            <text:p>5.466E-01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1.954955E-018">
            <text:p>1.955E-01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-1.538571E-018">
            <text:p>-1.539E-01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1.276359E-016">
            <text:p>1.276E-01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8.131213E-018">
            <text:p>8.131E-01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4.191731E-017">
            <text:p>4.192E-01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6317">
            <text:p>1.663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-4.191731E-017">
            <text:p>-4.192E-01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-8.131213E-018">
            <text:p>-8.131E-01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-1.276359E-016">
            <text:p>-1.276E-0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1.538571E-018">
            <text:p>1.539E-01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-1.954955E-018">
            <text:p>-1.955E-01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64728">
            <text:p>1.665E-001</text:p>
          </table:table-cell>
          <table:table-cell office:value-type="float" office:value="0.0000001022494">
            <text:p>1.022E-007</text:p>
          </table:table-cell>
          <table:table-cell office:value-type="float" office:value="0.00000005777452">
            <text:p>5.777E-008</text:p>
          </table:table-cell>
          <table:table-cell office:value-type="float" office:value="0.00000000373837">
            <text:p>3.738E-009</text:p>
          </table:table-cell>
          <table:table-cell office:value-type="float" office:value="5.578012E-018">
            <text:p>5.578E-018</text:p>
          </table:table-cell>
          <table:table-cell office:value-type="float" office:value="0.000000000001005823">
            <text:p>1.006E-012</text:p>
          </table:table-cell>
          <table:table-cell office:value-type="float" office:value="-5.465648E-017">
            <text:p>-5.466E-01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8.325894E-020">
            <text:p>8.326E-02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-2.726217E-017">
            <text:p>-2.726E-01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64865">
            <text:p>1.665E-001</text:p>
          </table:table-cell>
          <table:table-cell office:value-type="float" office:value="0.000000000357144">
            <text:p>3.571E-010</text:p>
          </table:table-cell>
          <table:table-cell office:value-type="float" office:value="0.00000001907761">
            <text:p>1.908E-008</text:p>
          </table:table-cell>
          <table:table-cell office:value-type="float" office:value="0.000000001086821">
            <text:p>1.087E-009</text:p>
          </table:table-cell>
          <table:table-cell office:value-type="float" office:value="3.166863E-019">
            <text:p>3.167E-019</text:p>
          </table:table-cell>
          <table:table-cell office:value-type="float" office:value="8.863301E-015">
            <text:p>8.863E-015</text:p>
          </table:table-cell>
          <table:table-cell office:value-type="float" office:value="4.938647E-018">
            <text:p>4.939E-01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-1.689288E-019">
            <text:p>-1.689E-01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3.611222E-019">
            <text:p>3.611E-01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-8.689339E-018">
            <text:p>-8.689E-01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-6.949461E-022">
            <text:p>-6.949E-02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1.491893E-040">
            <text:p>1.492E-040</text:p>
          </table:table-cell>
          <table:table-cell office:value-type="float" office:value="1.805191E-038">
            <text:p>1.805E-038</text:p>
          </table:table-cell>
          <table:table-cell office:value-type="float" office:value="-2.962467E-077">
            <text:p>-2.962E-077</text:p>
          </table:table-cell>
          <table:table-cell office:value-type="float" office:value="-1.187751E-042">
            <text:p>-1.188E-04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2.304627E-020">
            <text:p>2.305E-02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5.168774E-017">
            <text:p>5.169E-01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1.10946E-017">
            <text:p>1.109E-01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62185">
            <text:p>1.662E-001</text:p>
          </table:table-cell>
          <table:table-cell office:value-type="float" office:value="0.00000008874882">
            <text:p>8.875E-008</text:p>
          </table:table-cell>
          <table:table-cell office:value-type="float" office:value="0.0000001775633">
            <text:p>1.776E-007</text:p>
          </table:table-cell>
          <table:table-cell office:value-type="float" office:value="0.000000001882612">
            <text:p>1.883E-009</text:p>
          </table:table-cell>
          <table:table-cell office:value-type="float" office:value="2.793503E-017">
            <text:p>2.794E-017</text:p>
          </table:table-cell>
          <table:table-cell office:value-type="float" office:value="0.0000000000005177466">
            <text:p>5.177E-013</text:p>
          </table:table-cell>
          <table:table-cell office:value-type="float" office:value="2.010991E-017">
            <text:p>2.011E-0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-3.355514E-016">
            <text:p>-3.356E-01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1.035096E-017">
            <text:p>1.035E-01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3.164775E-019">
            <text:p>3.165E-01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-2.566039E-019">
            <text:p>-2.566E-01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-2.554849E-017">
            <text:p>-2.555E-01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4.022833E-020">
            <text:p>4.023E-02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66196">
            <text:p>1.666E-001</text:p>
          </table:table-cell>
          <table:table-cell office:value-type="float" office:value="0.00000002319047">
            <text:p>2.319E-008</text:p>
          </table:table-cell>
          <table:table-cell office:value-type="float" office:value="0.00000001182007">
            <text:p>1.182E-008</text:p>
          </table:table-cell>
          <table:table-cell office:value-type="float" office:value="0.0000000005517039">
            <text:p>5.517E-010</text:p>
          </table:table-cell>
          <table:table-cell office:value-type="float" office:value="-1.309487E-018">
            <text:p>-1.309E-018</text:p>
          </table:table-cell>
          <table:table-cell office:value-type="float" office:value="0.00000000000001730434">
            <text:p>1.730E-014</text:p>
          </table:table-cell>
          <table:table-cell office:value-type="float" office:value="5.197509E-019">
            <text:p>5.198E-01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-1.698042E-019">
            <text:p>-1.698E-01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1.367909E-016">
            <text:p>1.368E-01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-2.708485E-018">
            <text:p>-2.708E-01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-1.004574E-020">
            <text:p>-1.005E-02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5.740495E-018">
            <text:p>5.740E-01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-1.576806E-019">
            <text:p>-1.577E-01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-4.805629E-020">
            <text:p>-4.806E-02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-1.87772E-017">
            <text:p>-1.878E-01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6.763573E-018">
            <text:p>6.764E-0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-2.587621E-019">
            <text:p>-2.588E-01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1.101764E-017">
            <text:p>1.102E-01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4.070291E-017">
            <text:p>4.070E-01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-5.535234E-017">
            <text:p>-5.535E-01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1.006123E-017">
            <text:p>1.006E-0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64581">
            <text:p>1.665E-001</text:p>
          </table:table-cell>
          <table:table-cell office:value-type="float" office:value="0.0000000001154036">
            <text:p>1.154E-010</text:p>
          </table:table-cell>
          <table:table-cell office:value-type="float" office:value="0.000000007422536">
            <text:p>7.423E-009</text:p>
          </table:table-cell>
          <table:table-cell office:value-type="float" office:value="0.0000000008535849">
            <text:p>8.536E-010</text:p>
          </table:table-cell>
          <table:table-cell office:value-type="float" office:value="7.839761E-019">
            <text:p>7.840E-019</text:p>
          </table:table-cell>
          <table:table-cell office:value-type="float" office:value="8.264387E-015">
            <text:p>8.264E-015</text:p>
          </table:table-cell>
          <table:table-cell office:value-type="float" office:value="2.000416E-018">
            <text:p>2.000E-01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2.603528E-017">
            <text:p>2.604E-01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-2.646127E-019">
            <text:p>-2.646E-01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1.146124E-017">
            <text:p>1.146E-01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-8.982612E-021">
            <text:p>-8.983E-02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64226">
            <text:p>1.664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8.982612E-021">
            <text:p>8.983E-02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-1.146124E-017">
            <text:p>-1.146E-01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2.646127E-019">
            <text:p>2.646E-01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-2.603528E-017">
            <text:p>-2.604E-01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64581">
            <text:p>1.665E-001</text:p>
          </table:table-cell>
          <table:table-cell office:value-type="float" office:value="0.0000000001154036">
            <text:p>1.154E-010</text:p>
          </table:table-cell>
          <table:table-cell office:value-type="float" office:value="0.000000007422536">
            <text:p>7.423E-009</text:p>
          </table:table-cell>
          <table:table-cell office:value-type="float" office:value="0.0000000008535849">
            <text:p>8.536E-010</text:p>
          </table:table-cell>
          <table:table-cell office:value-type="float" office:value="7.839761E-019">
            <text:p>7.840E-019</text:p>
          </table:table-cell>
          <table:table-cell office:value-type="float" office:value="8.264387E-015">
            <text:p>8.264E-015</text:p>
          </table:table-cell>
          <table:table-cell office:value-type="float" office:value="-2.000416E-018">
            <text:p>-2.000E-01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-1.006123E-017">
            <text:p>-1.006E-01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5.535234E-017">
            <text:p>5.535E-01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-4.070291E-017">
            <text:p>-4.070E-01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-1.101764E-017">
            <text:p>-1.102E-01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2.587621E-019">
            <text:p>2.588E-0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-6.763573E-018">
            <text:p>-6.764E-01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1.87772E-017">
            <text:p>1.878E-01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4.805629E-020">
            <text:p>4.806E-02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1.576806E-019">
            <text:p>1.577E-01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-5.740495E-018">
            <text:p>-5.740E-01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1.004574E-020">
            <text:p>1.005E-02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2.708485E-018">
            <text:p>2.708E-01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-1.367909E-016">
            <text:p>-1.368E-01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1.698042E-019">
            <text:p>1.698E-01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66092">
            <text:p>1.666E-001</text:p>
          </table:table-cell>
          <table:table-cell office:value-type="float" office:value="0.00000005379124">
            <text:p>5.379E-008</text:p>
          </table:table-cell>
          <table:table-cell office:value-type="float" office:value="0.00000002488932">
            <text:p>2.489E-008</text:p>
          </table:table-cell>
          <table:table-cell office:value-type="float" office:value="0.0000000004417242">
            <text:p>4.417E-010</text:p>
          </table:table-cell>
          <table:table-cell office:value-type="float" office:value="-1.342311E-018">
            <text:p>-1.342E-018</text:p>
          </table:table-cell>
          <table:table-cell office:value-type="float" office:value="-0.00000000000004988421">
            <text:p>-4.988E-014</text:p>
          </table:table-cell>
          <table:table-cell office:value-type="float" office:value="5.859987E-019">
            <text:p>5.860E-01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-4.022833E-020">
            <text:p>-4.023E-02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2.554849E-017">
            <text:p>2.555E-01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2.566039E-019">
            <text:p>2.566E-01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-3.164775E-019">
            <text:p>-3.165E-01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-1.035096E-017">
            <text:p>-1.035E-01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3.355514E-016">
            <text:p>3.356E-01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62251">
            <text:p>1.662E-001</text:p>
          </table:table-cell>
          <table:table-cell office:value-type="float" office:value="0.00000004607352">
            <text:p>4.607E-008</text:p>
          </table:table-cell>
          <table:table-cell office:value-type="float" office:value="0.0000002293686">
            <text:p>2.294E-007</text:p>
          </table:table-cell>
          <table:table-cell office:value-type="float" office:value="0.000000001735833">
            <text:p>1.736E-009</text:p>
          </table:table-cell>
          <table:table-cell office:value-type="float" office:value="2.37768E-017">
            <text:p>2.378E-017</text:p>
          </table:table-cell>
          <table:table-cell office:value-type="float" office:value="0.0000000000003719765">
            <text:p>3.720E-013</text:p>
          </table:table-cell>
          <table:table-cell office:value-type="float" office:value="-2.518578E-017">
            <text:p>-2.519E-01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-1.10946E-017">
            <text:p>-1.109E-01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-5.168774E-017">
            <text:p>-5.169E-01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-2.304627E-020">
            <text:p>-2.305E-02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4.669626E-038">
            <text:p>4.670E-038</text:p>
          </table:table-cell>
          <table:table-cell office:value-type="float" office:value="3.595463E-038">
            <text:p>3.595E-038</text:p>
          </table:table-cell>
          <table:table-cell office:value-type="float" office:value="-6.416824E-077">
            <text:p>-6.417E-077</text:p>
          </table:table-cell>
          <table:table-cell office:value-type="float" office:value="1.535261E-042">
            <text:p>1.535E-042</text:p>
          </table:table-cell>
          <table:table-cell office:value-type="float" office:value="-1.471841E-075">
            <text:p>-1.472E-07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6.949461E-022">
            <text:p>6.949E-02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8.689339E-018">
            <text:p>8.689E-01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-3.611222E-019">
            <text:p>-3.611E-01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1.689288E-019">
            <text:p>1.689E-01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64865">
            <text:p>1.665E-001</text:p>
          </table:table-cell>
          <table:table-cell office:value-type="float" office:value="0.000000000357144">
            <text:p>3.571E-010</text:p>
          </table:table-cell>
          <table:table-cell office:value-type="float" office:value="0.00000001907761">
            <text:p>1.908E-008</text:p>
          </table:table-cell>
          <table:table-cell office:value-type="float" office:value="0.000000001086821">
            <text:p>1.087E-009</text:p>
          </table:table-cell>
          <table:table-cell office:value-type="float" office:value="3.166863E-019">
            <text:p>3.167E-019</text:p>
          </table:table-cell>
          <table:table-cell office:value-type="float" office:value="8.863301E-015">
            <text:p>8.863E-015</text:p>
          </table:table-cell>
          <table:table-cell office:value-type="float" office:value="-4.938647E-018">
            <text:p>-4.939E-01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2.726217E-017">
            <text:p>2.726E-0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-8.325894E-020">
            <text:p>-8.326E-02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64938">
            <text:p>1.665E-001</text:p>
          </table:table-cell>
          <table:table-cell office:value-type="float" office:value="0.0000001916501">
            <text:p>1.917E-007</text:p>
          </table:table-cell>
          <table:table-cell office:value-type="float" office:value="0.00000002643061">
            <text:p>2.643E-008</text:p>
          </table:table-cell>
          <table:table-cell office:value-type="float" office:value="0.000000002459848">
            <text:p>2.460E-009</text:p>
          </table:table-cell>
          <table:table-cell office:value-type="float" office:value="-5.827535E-018">
            <text:p>-5.828E-018</text:p>
          </table:table-cell>
          <table:table-cell office:value-type="float" office:value="0.0000000000006647532">
            <text:p>6.648E-013</text:p>
          </table:table-cell>
          <table:table-cell office:value-type="float" office:value="1.895884E-017">
            <text:p>1.896E-01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1.954955E-018">
            <text:p>1.955E-0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-1.538571E-018">
            <text:p>-1.539E-01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1.276359E-016">
            <text:p>1.276E-01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8.131213E-018">
            <text:p>8.131E-01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4.191731E-017">
            <text:p>4.192E-01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6317">
            <text:p>1.663E-001</text:p>
          </table:table-cell>
          <table:table-cell table:number-columns-repeated="6" office:value-type="float" office:value="0">
            <text:p>0.000E+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6193">
            <text:p>1.662E-001</text:p>
          </table:table-cell>
          <table:table-cell office:value-type="float" office:value="0.00000002442727">
            <text:p>2.443E-008</text:p>
          </table:table-cell>
          <table:table-cell office:value-type="float" office:value="0.00000004734926">
            <text:p>4.735E-008</text:p>
          </table:table-cell>
          <table:table-cell office:value-type="float" office:value="0.000000004064539">
            <text:p>4.065E-009</text:p>
          </table:table-cell>
          <table:table-cell office:value-type="float" office:value="-3.771408E-017">
            <text:p>-3.771E-017</text:p>
          </table:table-cell>
          <table:table-cell office:value-type="float" office:value="-0.0000000000005857669">
            <text:p>-5.858E-013</text:p>
          </table:table-cell>
          <table:table-cell office:value-type="float" office:value="-4.191731E-017">
            <text:p>-4.192E-01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66297">
            <text:p>1.666E-001</text:p>
          </table:table-cell>
          <table:table-cell office:value-type="float" office:value="0.000000000897551">
            <text:p>8.976E-010</text:p>
          </table:table-cell>
          <table:table-cell office:value-type="float" office:value="0.00000001648793">
            <text:p>1.649E-008</text:p>
          </table:table-cell>
          <table:table-cell office:value-type="float" office:value="0.000000003118713">
            <text:p>3.119E-009</text:p>
          </table:table-cell>
          <table:table-cell office:value-type="float" office:value="-2.083325E-017">
            <text:p>-2.083E-017</text:p>
          </table:table-cell>
          <table:table-cell office:value-type="float" office:value="0.00000000000006667248">
            <text:p>6.667E-014</text:p>
          </table:table-cell>
          <table:table-cell office:value-type="float" office:value="-8.131213E-018">
            <text:p>-8.131E-01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64722">
            <text:p>1.665E-001</text:p>
          </table:table-cell>
          <table:table-cell office:value-type="float" office:value="0.00000002018167">
            <text:p>2.018E-008</text:p>
          </table:table-cell>
          <table:table-cell office:value-type="float" office:value="0.00000007752745">
            <text:p>7.753E-008</text:p>
          </table:table-cell>
          <table:table-cell office:value-type="float" office:value="0.000000006077418">
            <text:p>6.077E-009</text:p>
          </table:table-cell>
          <table:table-cell office:value-type="float" office:value="-3.334111E-017">
            <text:p>-3.334E-017</text:p>
          </table:table-cell>
          <table:table-cell office:value-type="float" office:value="-0.0000000000006906979">
            <text:p>-6.907E-013</text:p>
          </table:table-cell>
          <table:table-cell office:value-type="float" office:value="-1.276359E-016">
            <text:p>-1.276E-01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6501">
            <text:p>1.665E-001</text:p>
          </table:table-cell>
          <table:table-cell office:value-type="float" office:value="0.00000002956232">
            <text:p>2.956E-008</text:p>
          </table:table-cell>
          <table:table-cell office:value-type="float" office:value="0.00000001018959">
            <text:p>1.019E-008</text:p>
          </table:table-cell>
          <table:table-cell office:value-type="float" office:value="0.0000000007800667">
            <text:p>7.801E-010</text:p>
          </table:table-cell>
          <table:table-cell office:value-type="float" office:value="1.571474E-018">
            <text:p>1.571E-018</text:p>
          </table:table-cell>
          <table:table-cell office:value-type="float" office:value="0.0000000000001219457">
            <text:p>1.219E-013</text:p>
          </table:table-cell>
          <table:table-cell office:value-type="float" office:value="1.538571E-018">
            <text:p>1.539E-01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65407">
            <text:p>1.665E-001</text:p>
          </table:table-cell>
          <table:table-cell office:value-type="float" office:value="0.00000002145874">
            <text:p>2.146E-008</text:p>
          </table:table-cell>
          <table:table-cell office:value-type="float" office:value="0.00000002587213">
            <text:p>2.587E-008</text:p>
          </table:table-cell>
          <table:table-cell office:value-type="float" office:value="0.000000002338555">
            <text:p>2.339E-009</text:p>
          </table:table-cell>
          <table:table-cell office:value-type="float" office:value="-1.808484E-017">
            <text:p>-1.808E-017</text:p>
          </table:table-cell>
          <table:table-cell office:value-type="float" office:value="-0.00000000000005171893">
            <text:p>-5.172E-014</text:p>
          </table:table-cell>
          <table:table-cell office:value-type="float" office:value="-1.954955E-018">
            <text:p>-1.955E-01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64635">
            <text:p>1.665E-001</text:p>
          </table:table-cell>
          <table:table-cell office:value-type="float" office:value="0.0000001781953">
            <text:p>1.782E-007</text:p>
          </table:table-cell>
          <table:table-cell office:value-type="float" office:value="0.00000005858774">
            <text:p>5.859E-008</text:p>
          </table:table-cell>
          <table:table-cell office:value-type="float" office:value="0.000000004123844">
            <text:p>4.124E-009</text:p>
          </table:table-cell>
          <table:table-cell office:value-type="float" office:value="-2.549329E-017">
            <text:p>-2.549E-017</text:p>
          </table:table-cell>
          <table:table-cell office:value-type="float" office:value="0.000000000001150657">
            <text:p>1.151E-012</text:p>
          </table:table-cell>
          <table:table-cell office:value-type="float" office:value="-5.881222E-017">
            <text:p>-5.881E-017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65625">
            <text:p>1.666E-001</text:p>
          </table:table-cell>
          <table:table-cell office:value-type="float" office:value="0.0000000001093503">
            <text:p>1.094E-010</text:p>
          </table:table-cell>
          <table:table-cell office:value-type="float" office:value="0.000000008686678">
            <text:p>8.687E-009</text:p>
          </table:table-cell>
          <table:table-cell office:value-type="float" office:value="0.00000000009533822">
            <text:p>9.534E-011</text:p>
          </table:table-cell>
          <table:table-cell office:value-type="float" office:value="2.440327E-020">
            <text:p>2.440E-020</text:p>
          </table:table-cell>
          <table:table-cell office:value-type="float" office:value="5.169439E-018">
            <text:p>5.169E-018</text:p>
          </table:table-cell>
          <table:table-cell office:value-type="float" office:value="8.325894E-020">
            <text:p>8.326E-02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66006">
            <text:p>1.666E-001</text:p>
          </table:table-cell>
          <table:table-cell office:value-type="float" office:value="0.00000002138619">
            <text:p>2.139E-008</text:p>
          </table:table-cell>
          <table:table-cell office:value-type="float" office:value="0.00000003622168">
            <text:p>3.622E-008</text:p>
          </table:table-cell>
          <table:table-cell office:value-type="float" office:value="0.000000003578028">
            <text:p>3.578E-009</text:p>
          </table:table-cell>
          <table:table-cell office:value-type="float" office:value="3.026514E-017">
            <text:p>3.027E-017</text:p>
          </table:table-cell>
          <table:table-cell office:value-type="float" office:value="0.0000000000005018869">
            <text:p>5.019E-013</text:p>
          </table:table-cell>
          <table:table-cell office:value-type="float" office:value="-2.726217E-017">
            <text:p>-2.726E-01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64467">
            <text:p>1.664E-001</text:p>
          </table:table-cell>
          <table:table-cell office:value-type="float" office:value="0.00000001687357">
            <text:p>1.687E-008</text:p>
          </table:table-cell>
          <table:table-cell office:value-type="float" office:value="0.00000001376705">
            <text:p>1.377E-008</text:p>
          </table:table-cell>
          <table:table-cell office:value-type="float" office:value="0.00000000006116165">
            <text:p>6.116E-011</text:p>
          </table:table-cell>
          <table:table-cell office:value-type="float" office:value="-2.828761E-020">
            <text:p>-2.829E-020</text:p>
          </table:table-cell>
          <table:table-cell office:value-type="float" office:value="-4.042139E-016">
            <text:p>-4.042E-016</text:p>
          </table:table-cell>
          <table:table-cell office:value-type="float" office:value="-4.847245E-020">
            <text:p>-4.847E-02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64724">
            <text:p>1.665E-001</text:p>
          </table:table-cell>
          <table:table-cell office:value-type="float" office:value="0.00000001707741">
            <text:p>1.708E-008</text:p>
          </table:table-cell>
          <table:table-cell office:value-type="float" office:value="0.00000002061568">
            <text:p>2.062E-008</text:p>
          </table:table-cell>
          <table:table-cell office:value-type="float" office:value="0.0000000001114665">
            <text:p>1.115E-010</text:p>
          </table:table-cell>
          <table:table-cell office:value-type="float" office:value="-3.836273E-021">
            <text:p>-3.836E-021</text:p>
          </table:table-cell>
          <table:table-cell office:value-type="float" office:value="6.511567E-015">
            <text:p>6.512E-015</text:p>
          </table:table-cell>
          <table:table-cell office:value-type="float" office:value="-1.689288E-019">
            <text:p>-1.689E-01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63306">
            <text:p>1.663E-001</text:p>
          </table:table-cell>
          <table:table-cell office:value-type="float" office:value="0.0000000250384">
            <text:p>2.504E-008</text:p>
          </table:table-cell>
          <table:table-cell office:value-type="float" office:value="0.00000003035627">
            <text:p>3.036E-008</text:p>
          </table:table-cell>
          <table:table-cell office:value-type="float" office:value="0.000000000281215">
            <text:p>2.812E-010</text:p>
          </table:table-cell>
          <table:table-cell office:value-type="float" office:value="-7.380272E-019">
            <text:p>-7.380E-019</text:p>
          </table:table-cell>
          <table:table-cell office:value-type="float" office:value="-0.00000000000003622219">
            <text:p>-3.622E-014</text:p>
          </table:table-cell>
          <table:table-cell office:value-type="float" office:value="3.611222E-019">
            <text:p>3.611E-01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65299">
            <text:p>1.665E-001</text:p>
          </table:table-cell>
          <table:table-cell office:value-type="float" office:value="0.0000000001310807">
            <text:p>1.311E-010</text:p>
          </table:table-cell>
          <table:table-cell office:value-type="float" office:value="0.00000001993524">
            <text:p>1.994E-008</text:p>
          </table:table-cell>
          <table:table-cell office:value-type="float" office:value="0.000000002232374">
            <text:p>2.232E-009</text:p>
          </table:table-cell>
          <table:table-cell office:value-type="float" office:value="-1.209444E-017">
            <text:p>-1.209E-017</text:p>
          </table:table-cell>
          <table:table-cell office:value-type="float" office:value="0.00000000000002201775">
            <text:p>2.202E-014</text:p>
          </table:table-cell>
          <table:table-cell office:value-type="float" office:value="-8.689339E-018">
            <text:p>-8.689E-01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65681">
            <text:p>1.666E-001</text:p>
          </table:table-cell>
          <table:table-cell office:value-type="float" office:value="0.0000000004363001">
            <text:p>4.363E-010</text:p>
          </table:table-cell>
          <table:table-cell office:value-type="float" office:value="0.0000000002023949">
            <text:p>2.024E-010</text:p>
          </table:table-cell>
          <table:table-cell office:value-type="float" office:value="0.00000000001847724">
            <text:p>1.848E-011</text:p>
          </table:table-cell>
          <table:table-cell office:value-type="float" office:value="8.909623E-022">
            <text:p>8.910E-022</text:p>
          </table:table-cell>
          <table:table-cell office:value-type="float" office:value="-3.78688E-016">
            <text:p>-3.787E-016</text:p>
          </table:table-cell>
          <table:table-cell office:value-type="float" office:value="-6.949461E-022">
            <text:p>-6.949E-02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63963">
            <text:p>1.664E-001</text:p>
          </table:table-cell>
          <table:table-cell office:value-type="float" office:value="0.000000005160893">
            <text:p>5.161E-009</text:p>
          </table:table-cell>
          <table:table-cell office:value-type="float" office:value="7.459466E-038">
            <text:p>7.459E-038</text:p>
          </table:table-cell>
          <table:table-cell office:value-type="float" office:value="6.982061E-038">
            <text:p>6.982E-038</text:p>
          </table:table-cell>
          <table:table-cell office:value-type="float" office:value="1.836507E-075">
            <text:p>1.837E-075</text:p>
          </table:table-cell>
          <table:table-cell office:value-type="float" office:value="3.625611E-042">
            <text:p>3.626E-042</text:p>
          </table:table-cell>
          <table:table-cell office:value-type="float" office:value="-4.692228E-075">
            <text:p>-4.692E-07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64418">
            <text:p>1.664E-001</text:p>
          </table:table-cell>
          <table:table-cell office:value-type="float" office:value="0.0000000000479041">
            <text:p>4.790E-011</text:p>
          </table:table-cell>
          <table:table-cell office:value-type="float" office:value="0.0000000007763731">
            <text:p>7.764E-010</text:p>
          </table:table-cell>
          <table:table-cell office:value-type="float" office:value="0.0000000001135755">
            <text:p>1.136E-010</text:p>
          </table:table-cell>
          <table:table-cell office:value-type="float" office:value="-2.462314E-020">
            <text:p>-2.462E-020</text:p>
          </table:table-cell>
          <table:table-cell office:value-type="float" office:value="7.802445E-016">
            <text:p>7.802E-016</text:p>
          </table:table-cell>
          <table:table-cell office:value-type="float" office:value="2.304627E-020">
            <text:p>2.305E-02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64661">
            <text:p>1.665E-001</text:p>
          </table:table-cell>
          <table:table-cell office:value-type="float" office:value="0.000000000136562">
            <text:p>1.366E-010</text:p>
          </table:table-cell>
          <table:table-cell office:value-type="float" office:value="0.00000006254055">
            <text:p>6.254E-008</text:p>
          </table:table-cell>
          <table:table-cell office:value-type="float" office:value="0.000000003915848">
            <text:p>3.916E-009</text:p>
          </table:table-cell>
          <table:table-cell office:value-type="float" office:value="-3.291853E-017">
            <text:p>-3.292E-017</text:p>
          </table:table-cell>
          <table:table-cell office:value-type="float" office:value="0.00000000000004027904">
            <text:p>4.028E-014</text:p>
          </table:table-cell>
          <table:table-cell office:value-type="float" office:value="5.168774E-017">
            <text:p>5.169E-01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65145">
            <text:p>1.665E-001</text:p>
          </table:table-cell>
          <table:table-cell office:value-type="float" office:value="0.0000000001468121">
            <text:p>1.468E-010</text:p>
          </table:table-cell>
          <table:table-cell office:value-type="float" office:value="0.00000002956333">
            <text:p>2.956E-008</text:p>
          </table:table-cell>
          <table:table-cell office:value-type="float" office:value="0.000000002710191">
            <text:p>2.710E-009</text:p>
          </table:table-cell>
          <table:table-cell office:value-type="float" office:value="2.157356E-017">
            <text:p>2.157E-017</text:p>
          </table:table-cell>
          <table:table-cell office:value-type="float" office:value="0.0000000000000297066">
            <text:p>2.971E-014</text:p>
          </table:table-cell>
          <table:table-cell office:value-type="float" office:value="1.10946E-017">
            <text:p>1.109E-01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62185">
            <text:p>1.662E-001</text:p>
          </table:table-cell>
          <table:table-cell office:value-type="float" office:value="0.00000008874882">
            <text:p>8.875E-008</text:p>
          </table:table-cell>
          <table:table-cell office:value-type="float" office:value="0.0000001775633">
            <text:p>1.776E-007</text:p>
          </table:table-cell>
          <table:table-cell office:value-type="float" office:value="0.000000001882612">
            <text:p>1.883E-009</text:p>
          </table:table-cell>
          <table:table-cell office:value-type="float" office:value="2.793503E-017">
            <text:p>2.794E-017</text:p>
          </table:table-cell>
          <table:table-cell office:value-type="float" office:value="0.0000000000005177466">
            <text:p>5.177E-013</text:p>
          </table:table-cell>
          <table:table-cell office:value-type="float" office:value="2.010991E-017">
            <text:p>2.011E-01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62549">
            <text:p>1.663E-001</text:p>
          </table:table-cell>
          <table:table-cell office:value-type="float" office:value="0.00000001728425">
            <text:p>1.728E-008</text:p>
          </table:table-cell>
          <table:table-cell office:value-type="float" office:value="0.0000001594714">
            <text:p>1.595E-007</text:p>
          </table:table-cell>
          <table:table-cell office:value-type="float" office:value="0.00000001139532">
            <text:p>1.140E-008</text:p>
          </table:table-cell>
          <table:table-cell office:value-type="float" office:value="3.512522E-016">
            <text:p>3.513E-016</text:p>
          </table:table-cell>
          <table:table-cell office:value-type="float" office:value="0.000000000001476828">
            <text:p>1.477E-012</text:p>
          </table:table-cell>
          <table:table-cell office:value-type="float" office:value="-3.355514E-016">
            <text:p>-3.356E-01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64055">
            <text:p>1.664E-001</text:p>
          </table:table-cell>
          <table:table-cell office:value-type="float" office:value="0.0000000006838996">
            <text:p>6.839E-010</text:p>
          </table:table-cell>
          <table:table-cell office:value-type="float" office:value="0.0000000464323">
            <text:p>4.643E-008</text:p>
          </table:table-cell>
          <table:table-cell office:value-type="float" office:value="0.000000003148736">
            <text:p>3.149E-009</text:p>
          </table:table-cell>
          <table:table-cell office:value-type="float" office:value="3.663869E-017">
            <text:p>3.664E-017</text:p>
          </table:table-cell>
          <table:table-cell office:value-type="float" office:value="0.00000000000007800142">
            <text:p>7.800E-014</text:p>
          </table:table-cell>
          <table:table-cell office:value-type="float" office:value="1.035096E-017">
            <text:p>1.035E-01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64569">
            <text:p>1.665E-001</text:p>
          </table:table-cell>
          <table:table-cell office:value-type="float" office:value="0.000000002211936">
            <text:p>2.212E-009</text:p>
          </table:table-cell>
          <table:table-cell office:value-type="float" office:value="0.000000003115141">
            <text:p>3.115E-009</text:p>
          </table:table-cell>
          <table:table-cell office:value-type="float" office:value="0.0000000003541559">
            <text:p>3.542E-010</text:p>
          </table:table-cell>
          <table:table-cell office:value-type="float" office:value="1.954945E-019">
            <text:p>1.955E-019</text:p>
          </table:table-cell>
          <table:table-cell office:value-type="float" office:value="-0.00000000000001578998">
            <text:p>-1.579E-014</text:p>
          </table:table-cell>
          <table:table-cell office:value-type="float" office:value="3.164775E-019">
            <text:p>3.165E-01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6488">
            <text:p>1.665E-001</text:p>
          </table:table-cell>
          <table:table-cell office:value-type="float" office:value="0.00000001708013">
            <text:p>1.708E-008</text:p>
          </table:table-cell>
          <table:table-cell office:value-type="float" office:value="0.000000002126164">
            <text:p>2.126E-009</text:p>
          </table:table-cell>
          <table:table-cell office:value-type="float" office:value="0.0000000003152906">
            <text:p>3.153E-010</text:p>
          </table:table-cell>
          <table:table-cell office:value-type="float" office:value="2.817164E-020">
            <text:p>2.817E-020</text:p>
          </table:table-cell>
          <table:table-cell office:value-type="float" office:value="0.00000000000003000631">
            <text:p>3.001E-014</text:p>
          </table:table-cell>
          <table:table-cell office:value-type="float" office:value="-2.566039E-019">
            <text:p>-2.566E-01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64101">
            <text:p>1.664E-001</text:p>
          </table:table-cell>
          <table:table-cell office:value-type="float" office:value="0.00000002169262">
            <text:p>2.169E-008</text:p>
          </table:table-cell>
          <table:table-cell office:value-type="float" office:value="0.00000006108973">
            <text:p>6.109E-008</text:p>
          </table:table-cell>
          <table:table-cell office:value-type="float" office:value="0.000000002285445">
            <text:p>2.285E-009</text:p>
          </table:table-cell>
          <table:table-cell office:value-type="float" office:value="-8.74822E-018">
            <text:p>-8.748E-018</text:p>
          </table:table-cell>
          <table:table-cell office:value-type="float" office:value="0.0000000000002437457">
            <text:p>2.437E-013</text:p>
          </table:table-cell>
          <table:table-cell office:value-type="float" office:value="-2.554849E-017">
            <text:p>-2.555E-01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65179">
            <text:p>1.665E-001</text:p>
          </table:table-cell>
          <table:table-cell office:value-type="float" office:value="0.00000002228137">
            <text:p>2.228E-008</text:p>
          </table:table-cell>
          <table:table-cell office:value-type="float" office:value="0.000000008744996">
            <text:p>8.745E-009</text:p>
          </table:table-cell>
          <table:table-cell office:value-type="float" office:value="0.0000000002799499">
            <text:p>2.799E-010</text:p>
          </table:table-cell>
          <table:table-cell office:value-type="float" office:value="-4.361751E-019">
            <text:p>-4.362E-019</text:p>
          </table:table-cell>
          <table:table-cell office:value-type="float" office:value="-0.0000000000000108536">
            <text:p>-1.085E-014</text:p>
          </table:table-cell>
          <table:table-cell office:value-type="float" office:value="4.022833E-020">
            <text:p>4.023E-02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66196">
            <text:p>1.666E-001</text:p>
          </table:table-cell>
          <table:table-cell office:value-type="float" office:value="0.00000002319047">
            <text:p>2.319E-008</text:p>
          </table:table-cell>
          <table:table-cell office:value-type="float" office:value="0.00000001182007">
            <text:p>1.182E-008</text:p>
          </table:table-cell>
          <table:table-cell office:value-type="float" office:value="0.0000000005517039">
            <text:p>5.517E-010</text:p>
          </table:table-cell>
          <table:table-cell office:value-type="float" office:value="-1.309487E-018">
            <text:p>-1.309E-018</text:p>
          </table:table-cell>
          <table:table-cell office:value-type="float" office:value="0.00000000000001730434">
            <text:p>1.730E-014</text:p>
          </table:table-cell>
          <table:table-cell office:value-type="float" office:value="5.197509E-019">
            <text:p>5.198E-01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65808">
            <text:p>1.666E-001</text:p>
          </table:table-cell>
          <table:table-cell office:value-type="float" office:value="0.0000001062286">
            <text:p>1.062E-007</text:p>
          </table:table-cell>
          <table:table-cell office:value-type="float" office:value="0.000000008407944">
            <text:p>8.408E-009</text:p>
          </table:table-cell>
          <table:table-cell office:value-type="float" office:value="0.0000000004434977">
            <text:p>4.435E-010</text:p>
          </table:table-cell>
          <table:table-cell office:value-type="float" office:value="8.394078E-019">
            <text:p>8.394E-019</text:p>
          </table:table-cell>
          <table:table-cell office:value-type="float" office:value="0.0000000000001440519">
            <text:p>1.441E-013</text:p>
          </table:table-cell>
          <table:table-cell office:value-type="float" office:value="-1.698042E-019">
            <text:p>-1.698E-01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64199">
            <text:p>1.664E-001</text:p>
          </table:table-cell>
          <table:table-cell office:value-type="float" office:value="0.000000001828114">
            <text:p>1.828E-009</text:p>
          </table:table-cell>
          <table:table-cell office:value-type="float" office:value="0.00000007683696">
            <text:p>7.684E-008</text:p>
          </table:table-cell>
          <table:table-cell office:value-type="float" office:value="0.00000000873476">
            <text:p>8.735E-009</text:p>
          </table:table-cell>
          <table:table-cell office:value-type="float" office:value="1.802624E-016">
            <text:p>1.803E-016</text:p>
          </table:table-cell>
          <table:table-cell office:value-type="float" office:value="-0.0000000000003265954">
            <text:p>-3.266E-013</text:p>
          </table:table-cell>
          <table:table-cell office:value-type="float" office:value="1.367909E-016">
            <text:p>1.368E-01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6532">
            <text:p>1.665E-001</text:p>
          </table:table-cell>
          <table:table-cell office:value-type="float" office:value="0.00000002089681">
            <text:p>2.090E-008</text:p>
          </table:table-cell>
          <table:table-cell office:value-type="float" office:value="0.00000001375482">
            <text:p>1.375E-008</text:p>
          </table:table-cell>
          <table:table-cell office:value-type="float" office:value="0.000000001277586">
            <text:p>1.278E-009</text:p>
          </table:table-cell>
          <table:table-cell office:value-type="float" office:value="4.620296E-018">
            <text:p>4.620E-018</text:p>
          </table:table-cell>
          <table:table-cell office:value-type="float" office:value="-0.0000000000001813475">
            <text:p>-1.813E-013</text:p>
          </table:table-cell>
          <table:table-cell office:value-type="float" office:value="-2.708485E-018">
            <text:p>-2.708E-01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64556">
            <text:p>1.665E-001</text:p>
          </table:table-cell>
          <table:table-cell office:value-type="float" office:value="0.00000002961884">
            <text:p>2.962E-008</text:p>
          </table:table-cell>
          <table:table-cell office:value-type="float" office:value="0.0000000006811313">
            <text:p>6.811E-010</text:p>
          </table:table-cell>
          <table:table-cell office:value-type="float" office:value="0.00000000005612505">
            <text:p>5.613E-011</text:p>
          </table:table-cell>
          <table:table-cell office:value-type="float" office:value="-4.416311E-021">
            <text:p>-4.416E-021</text:p>
          </table:table-cell>
          <table:table-cell office:value-type="float" office:value="-4.950272E-015">
            <text:p>-4.950E-015</text:p>
          </table:table-cell>
          <table:table-cell office:value-type="float" office:value="-1.004574E-020">
            <text:p>-1.005E-02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64645">
            <text:p>1.665E-001</text:p>
          </table:table-cell>
          <table:table-cell office:value-type="float" office:value="0.00000002372184">
            <text:p>2.372E-008</text:p>
          </table:table-cell>
          <table:table-cell office:value-type="float" office:value="0.00000004793507">
            <text:p>4.794E-008</text:p>
          </table:table-cell>
          <table:table-cell office:value-type="float" office:value="0.000000001536668">
            <text:p>1.537E-009</text:p>
          </table:table-cell>
          <table:table-cell office:value-type="float" office:value="-1.187369E-017">
            <text:p>-1.187E-017</text:p>
          </table:table-cell>
          <table:table-cell office:value-type="float" office:value="-5.550628E-015">
            <text:p>-5.551E-015</text:p>
          </table:table-cell>
          <table:table-cell office:value-type="float" office:value="5.740495E-018">
            <text:p>5.740E-01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65019">
            <text:p>1.665E-001</text:p>
          </table:table-cell>
          <table:table-cell office:value-type="float" office:value="0.0000000048617">
            <text:p>4.862E-009</text:p>
          </table:table-cell>
          <table:table-cell office:value-type="float" office:value="0.000000002094068">
            <text:p>2.094E-009</text:p>
          </table:table-cell>
          <table:table-cell office:value-type="float" office:value="0.0000000002681415">
            <text:p>2.681E-010</text:p>
          </table:table-cell>
          <table:table-cell office:value-type="float" office:value="1.245355E-019">
            <text:p>1.245E-019</text:p>
          </table:table-cell>
          <table:table-cell office:value-type="float" office:value="0.00000000000001743936">
            <text:p>1.744E-014</text:p>
          </table:table-cell>
          <table:table-cell office:value-type="float" office:value="-1.576806E-019">
            <text:p>-1.577E-01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63567">
            <text:p>1.664E-001</text:p>
          </table:table-cell>
          <table:table-cell office:value-type="float" office:value="0.0000000002021451">
            <text:p>2.021E-010</text:p>
          </table:table-cell>
          <table:table-cell office:value-type="float" office:value="0.000000003115622">
            <text:p>3.116E-009</text:p>
          </table:table-cell>
          <table:table-cell office:value-type="float" office:value="0.0000000001452499">
            <text:p>1.452E-010</text:p>
          </table:table-cell>
          <table:table-cell office:value-type="float" office:value="8.507734E-020">
            <text:p>8.508E-020</text:p>
          </table:table-cell>
          <table:table-cell office:value-type="float" office:value="-2.056745E-015">
            <text:p>-2.057E-015</text:p>
          </table:table-cell>
          <table:table-cell office:value-type="float" office:value="-4.805629E-020">
            <text:p>-4.806E-02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64232">
            <text:p>1.664E-001</text:p>
          </table:table-cell>
          <table:table-cell office:value-type="float" office:value="0.0000000001054283">
            <text:p>1.054E-010</text:p>
          </table:table-cell>
          <table:table-cell office:value-type="float" office:value="0.00000002360847">
            <text:p>2.361E-008</text:p>
          </table:table-cell>
          <table:table-cell office:value-type="float" office:value="0.000000002769147">
            <text:p>2.769E-009</text:p>
          </table:table-cell>
          <table:table-cell office:value-type="float" office:value="-1.219534E-017">
            <text:p>-1.220E-017</text:p>
          </table:table-cell>
          <table:table-cell office:value-type="float" office:value="-0.00000000000002753937">
            <text:p>-2.754E-014</text:p>
          </table:table-cell>
          <table:table-cell office:value-type="float" office:value="-1.87772E-017">
            <text:p>-1.878E-01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64963">
            <text:p>1.665E-001</text:p>
          </table:table-cell>
          <table:table-cell office:value-type="float" office:value="0.00000002202854">
            <text:p>2.203E-008</text:p>
          </table:table-cell>
          <table:table-cell office:value-type="float" office:value="0.000000008474444">
            <text:p>8.474E-009</text:p>
          </table:table-cell>
          <table:table-cell office:value-type="float" office:value="0.000000002807177">
            <text:p>2.807E-009</text:p>
          </table:table-cell>
          <table:table-cell office:value-type="float" office:value="-1.190459E-017">
            <text:p>-1.190E-017</text:p>
          </table:table-cell>
          <table:table-cell office:value-type="float" office:value="0.0000000000002133319">
            <text:p>2.133E-013</text:p>
          </table:table-cell>
          <table:table-cell office:value-type="float" office:value="6.763573E-018">
            <text:p>6.764E-0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64479">
            <text:p>1.664E-001</text:p>
          </table:table-cell>
          <table:table-cell office:value-type="float" office:value="0.00000000005355485">
            <text:p>5.355E-011</text:p>
          </table:table-cell>
          <table:table-cell office:value-type="float" office:value="0.00000000770846">
            <text:p>7.708E-009</text:p>
          </table:table-cell>
          <table:table-cell office:value-type="float" office:value="0.0000000007232774">
            <text:p>7.233E-010</text:p>
          </table:table-cell>
          <table:table-cell office:value-type="float" office:value="-1.688099E-018">
            <text:p>-1.688E-018</text:p>
          </table:table-cell>
          <table:table-cell office:value-type="float" office:value="3.905052E-015">
            <text:p>3.905E-015</text:p>
          </table:table-cell>
          <table:table-cell office:value-type="float" office:value="-2.587621E-019">
            <text:p>-2.588E-019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65211">
            <text:p>1.665E-001</text:p>
          </table:table-cell>
          <table:table-cell office:value-type="float" office:value="0.0000000001702872">
            <text:p>1.703E-010</text:p>
          </table:table-cell>
          <table:table-cell office:value-type="float" office:value="0.00000001428977">
            <text:p>1.429E-008</text:p>
          </table:table-cell>
          <table:table-cell office:value-type="float" office:value="0.000000002044286">
            <text:p>2.044E-009</text:p>
          </table:table-cell>
          <table:table-cell office:value-type="float" office:value="8.32569E-019">
            <text:p>8.326E-019</text:p>
          </table:table-cell>
          <table:table-cell office:value-type="float" office:value="0.00000000000002314308">
            <text:p>2.314E-014</text:p>
          </table:table-cell>
          <table:table-cell office:value-type="float" office:value="1.101764E-017">
            <text:p>1.102E-01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65794">
            <text:p>1.666E-001</text:p>
          </table:table-cell>
          <table:table-cell office:value-type="float" office:value="0.0000000001265574">
            <text:p>1.266E-010</text:p>
          </table:table-cell>
          <table:table-cell office:value-type="float" office:value="0.00000003595733">
            <text:p>3.596E-008</text:p>
          </table:table-cell>
          <table:table-cell office:value-type="float" office:value="0.00000000433465">
            <text:p>4.335E-009</text:p>
          </table:table-cell>
          <table:table-cell office:value-type="float" office:value="3.566235E-017">
            <text:p>3.566E-017</text:p>
          </table:table-cell>
          <table:table-cell office:value-type="float" office:value="0.00000000000004657796">
            <text:p>4.658E-014</text:p>
          </table:table-cell>
          <table:table-cell office:value-type="float" office:value="4.070291E-017">
            <text:p>4.070E-01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65649">
            <text:p>1.666E-001</text:p>
          </table:table-cell>
          <table:table-cell office:value-type="float" office:value="0.0000000002745717">
            <text:p>2.746E-010</text:p>
          </table:table-cell>
          <table:table-cell office:value-type="float" office:value="0.00000005329359">
            <text:p>5.329E-008</text:p>
          </table:table-cell>
          <table:table-cell office:value-type="float" office:value="0.000000004295497">
            <text:p>4.295E-009</text:p>
          </table:table-cell>
          <table:table-cell office:value-type="float" office:value="3.405929E-017">
            <text:p>3.406E-017</text:p>
          </table:table-cell>
          <table:table-cell office:value-type="float" office:value="-8.554238E-015">
            <text:p>-8.554E-015</text:p>
          </table:table-cell>
          <table:table-cell office:value-type="float" office:value="-5.535234E-017">
            <text:p>-5.535E-01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64972">
            <text:p>1.665E-001</text:p>
          </table:table-cell>
          <table:table-cell office:value-type="float" office:value="0.0000000002422196">
            <text:p>2.422E-010</text:p>
          </table:table-cell>
          <table:table-cell office:value-type="float" office:value="0.00000003995616">
            <text:p>3.996E-008</text:p>
          </table:table-cell>
          <table:table-cell office:value-type="float" office:value="0.000000004342818">
            <text:p>4.343E-009</text:p>
          </table:table-cell>
          <table:table-cell office:value-type="float" office:value="5.631531E-017">
            <text:p>5.632E-017</text:p>
          </table:table-cell>
          <table:table-cell office:value-type="float" office:value="0.00000000000006486708">
            <text:p>6.487E-014</text:p>
          </table:table-cell>
          <table:table-cell office:value-type="float" office:value="1.006123E-017">
            <text:p>1.006E-01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64835">
            <text:p>1.665E-001</text:p>
          </table:table-cell>
          <table:table-cell office:value-type="float" office:value="0.000000005907348">
            <text:p>5.907E-009</text:p>
          </table:table-cell>
          <table:table-cell office:value-type="float" office:value="0.000000002843544">
            <text:p>2.844E-009</text:p>
          </table:table-cell>
          <table:table-cell office:value-type="float" office:value="0.0000000003659918">
            <text:p>3.660E-010</text:p>
          </table:table-cell>
          <table:table-cell office:value-type="float" office:value="3.717567E-019">
            <text:p>3.718E-019</text:p>
          </table:table-cell>
          <table:table-cell office:value-type="float" office:value="6.771954E-015">
            <text:p>6.772E-015</text:p>
          </table:table-cell>
          <table:table-cell office:value-type="float" office:value="-3.464879E-020">
            <text:p>-3.465E-02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65053">
            <text:p>1.665E-001</text:p>
          </table:table-cell>
          <table:table-cell office:value-type="float" office:value="0.0000000204232">
            <text:p>2.042E-008</text:p>
          </table:table-cell>
          <table:table-cell office:value-type="float" office:value="0.00000002937153">
            <text:p>2.937E-008</text:p>
          </table:table-cell>
          <table:table-cell office:value-type="float" office:value="0.000000003050447">
            <text:p>3.050E-009</text:p>
          </table:table-cell>
          <table:table-cell office:value-type="float" office:value="1.248511E-017">
            <text:p>1.249E-017</text:p>
          </table:table-cell>
          <table:table-cell office:value-type="float" office:value="-0.0000000000003889117">
            <text:p>-3.889E-013</text:p>
          </table:table-cell>
          <table:table-cell office:value-type="float" office:value="2.603528E-017">
            <text:p>2.604E-01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65106">
            <text:p>1.665E-001</text:p>
          </table:table-cell>
          <table:table-cell office:value-type="float" office:value="0.00000000001492103">
            <text:p>1.492E-011</text:p>
          </table:table-cell>
          <table:table-cell office:value-type="float" office:value="0.000000003804437">
            <text:p>3.804E-009</text:p>
          </table:table-cell>
          <table:table-cell office:value-type="float" office:value="0.0000000003263836">
            <text:p>3.264E-010</text:p>
          </table:table-cell>
          <table:table-cell office:value-type="float" office:value="-2.495082E-019">
            <text:p>-2.495E-019</text:p>
          </table:table-cell>
          <table:table-cell office:value-type="float" office:value="-4.52141E-016">
            <text:p>-4.521E-016</text:p>
          </table:table-cell>
          <table:table-cell office:value-type="float" office:value="-2.646127E-019">
            <text:p>-2.646E-01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63164">
            <text:p>1.663E-001</text:p>
          </table:table-cell>
          <table:table-cell office:value-type="float" office:value="0.00000000000178556">
            <text:p>1.786E-012</text:p>
          </table:table-cell>
          <table:table-cell office:value-type="float" office:value="0.00000003955415">
            <text:p>3.955E-008</text:p>
          </table:table-cell>
          <table:table-cell office:value-type="float" office:value="0.000000003212497">
            <text:p>3.212E-009</text:p>
          </table:table-cell>
          <table:table-cell office:value-type="float" office:value="3.435105E-017">
            <text:p>3.435E-017</text:p>
          </table:table-cell>
          <table:table-cell office:value-type="float" office:value="2.832707E-015">
            <text:p>2.833E-015</text:p>
          </table:table-cell>
          <table:table-cell office:value-type="float" office:value="1.146124E-017">
            <text:p>1.146E-01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65833">
            <text:p>1.666E-001</text:p>
          </table:table-cell>
          <table:table-cell office:value-type="float" office:value="0.0000000000001842102">
            <text:p>1.842E-013</text:p>
          </table:table-cell>
          <table:table-cell office:value-type="float" office:value="0.00000002682472">
            <text:p>2.682E-008</text:p>
          </table:table-cell>
          <table:table-cell office:value-type="float" office:value="0.000000002910182">
            <text:p>2.910E-009</text:p>
          </table:table-cell>
          <table:table-cell office:value-type="float" office:value="2.571271E-017">
            <text:p>2.571E-017</text:p>
          </table:table-cell>
          <table:table-cell office:value-type="float" office:value="-1.249042E-015">
            <text:p>-1.249E-015</text:p>
          </table:table-cell>
          <table:table-cell office:value-type="float" office:value="-8.982612E-021">
            <text:p>-8.983E-021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c_30_25_86_92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90664">
            <text:p>1.691E-001</text:p>
          </table:table-cell>
          <table:table-cell office:value-type="float" office:value="0.0008722057">
            <text:p>8.722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91021">
            <text:p>1.691E-001</text:p>
          </table:table-cell>
          <table:table-cell office:value-type="float" office:value="0.0008450231">
            <text:p>8.450E-004</text:p>
          </table:table-cell>
          <table:table-cell office:value-type="float" office:value="0.0000003711689">
            <text:p>3.712E-007</text:p>
          </table:table-cell>
          <table:table-cell office:value-type="float" office:value="0.00000003995597">
            <text:p>3.996E-008</text:p>
          </table:table-cell>
          <table:table-cell office:value-type="float" office:value="4.235544E-015">
            <text:p>4.236E-015</text:p>
          </table:table-cell>
          <table:table-cell office:value-type="float" office:value="-0.0000000003613515">
            <text:p>-3.614E-010</text:p>
          </table:table-cell>
          <table:table-cell office:value-type="float" office:value="-2.395124E-015">
            <text:p>-2.395E-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90617">
            <text:p>1.691E-001</text:p>
          </table:table-cell>
          <table:table-cell office:value-type="float" office:value="0.000847728">
            <text:p>8.477E-004</text:p>
          </table:table-cell>
          <table:table-cell office:value-type="float" office:value="0.00000014652">
            <text:p>1.465E-007</text:p>
          </table:table-cell>
          <table:table-cell office:value-type="float" office:value="0.00000001659799">
            <text:p>1.660E-008</text:p>
          </table:table-cell>
          <table:table-cell office:value-type="float" office:value="3.057142E-016">
            <text:p>3.057E-016</text:p>
          </table:table-cell>
          <table:table-cell office:value-type="float" office:value="-0.0000000003042211">
            <text:p>-3.042E-010</text:p>
          </table:table-cell>
          <table:table-cell office:value-type="float" office:value="-7.592903E-016">
            <text:p>-7.593E-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89953">
            <text:p>1.690E-001</text:p>
          </table:table-cell>
          <table:table-cell office:value-type="float" office:value="0.0008441795">
            <text:p>8.442E-004</text:p>
          </table:table-cell>
          <table:table-cell office:value-type="float" office:value="0.000000008134685">
            <text:p>8.135E-009</text:p>
          </table:table-cell>
          <table:table-cell office:value-type="float" office:value="0.0000000003890668">
            <text:p>3.891E-010</text:p>
          </table:table-cell>
          <table:table-cell office:value-type="float" office:value="6.593615E-019">
            <text:p>6.594E-019</text:p>
          </table:table-cell>
          <table:table-cell office:value-type="float" office:value="-0.000000000002193329">
            <text:p>-2.193E-012</text:p>
          </table:table-cell>
          <table:table-cell office:value-type="float" office:value="2.105423E-019">
            <text:p>2.105E-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91216">
            <text:p>1.691E-001</text:p>
          </table:table-cell>
          <table:table-cell office:value-type="float" office:value="0.0008443446">
            <text:p>8.443E-004</text:p>
          </table:table-cell>
          <table:table-cell office:value-type="float" office:value="0.000000003697049">
            <text:p>3.697E-009</text:p>
          </table:table-cell>
          <table:table-cell office:value-type="float" office:value="0.0000000001307022">
            <text:p>1.307E-010</text:p>
          </table:table-cell>
          <table:table-cell office:value-type="float" office:value="6.364624E-020">
            <text:p>6.365E-020</text:p>
          </table:table-cell>
          <table:table-cell office:value-type="float" office:value="0.000000000001069893">
            <text:p>1.070E-012</text:p>
          </table:table-cell>
          <table:table-cell office:value-type="float" office:value="-6.483753E-020">
            <text:p>-6.484E-0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90092">
            <text:p>1.690E-001</text:p>
          </table:table-cell>
          <table:table-cell office:value-type="float" office:value="0.0008510762">
            <text:p>8.511E-004</text:p>
          </table:table-cell>
          <table:table-cell office:value-type="float" office:value="0.0000000254407">
            <text:p>2.544E-008</text:p>
          </table:table-cell>
          <table:table-cell office:value-type="float" office:value="0.000000001425204">
            <text:p>1.425E-009</text:p>
          </table:table-cell>
          <table:table-cell office:value-type="float" office:value="7.189324E-018">
            <text:p>7.189E-018</text:p>
          </table:table-cell>
          <table:table-cell office:value-type="float" office:value="-0.00000000001538095">
            <text:p>-1.538E-011</text:p>
          </table:table-cell>
          <table:table-cell office:value-type="float" office:value="-4.686301E-018">
            <text:p>-4.686E-0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90192">
            <text:p>1.690E-001</text:p>
          </table:table-cell>
          <table:table-cell office:value-type="float" office:value="0.0008444054">
            <text:p>8.444E-004</text:p>
          </table:table-cell>
          <table:table-cell office:value-type="float" office:value="0.00000006511576">
            <text:p>6.512E-008</text:p>
          </table:table-cell>
          <table:table-cell office:value-type="float" office:value="0.000000007063402">
            <text:p>7.063E-009</text:p>
          </table:table-cell>
          <table:table-cell office:value-type="float" office:value="-6.063781E-017">
            <text:p>-6.064E-017</text:p>
          </table:table-cell>
          <table:table-cell office:value-type="float" office:value="-0.0000000001635564">
            <text:p>-1.636E-010</text:p>
          </table:table-cell>
          <table:table-cell office:value-type="float" office:value="-1.38817E-016">
            <text:p>-1.388E-0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89769">
            <text:p>1.690E-001</text:p>
          </table:table-cell>
          <table:table-cell office:value-type="float" office:value="0.0008438984">
            <text:p>8.439E-004</text:p>
          </table:table-cell>
          <table:table-cell office:value-type="float" office:value="0.00000000009994632">
            <text:p>9.995E-011</text:p>
          </table:table-cell>
          <table:table-cell office:value-type="float" office:value="0.0000000009560801">
            <text:p>9.561E-010</text:p>
          </table:table-cell>
          <table:table-cell office:value-type="float" office:value="1.246861E-019">
            <text:p>1.247E-019</text:p>
          </table:table-cell>
          <table:table-cell office:value-type="float" office:value="0.00000000002757643">
            <text:p>2.758E-011</text:p>
          </table:table-cell>
          <table:table-cell office:value-type="float" office:value="-2.679565E-019">
            <text:p>-2.680E-0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91044">
            <text:p>1.691E-001</text:p>
          </table:table-cell>
          <table:table-cell office:value-type="float" office:value="0.0008436326">
            <text:p>8.436E-004</text:p>
          </table:table-cell>
          <table:table-cell office:value-type="float" office:value="0.00000001687227">
            <text:p>1.687E-008</text:p>
          </table:table-cell>
          <table:table-cell office:value-type="float" office:value="0.000000003127182">
            <text:p>3.127E-009</text:p>
          </table:table-cell>
          <table:table-cell office:value-type="float" office:value="-1.999091E-017">
            <text:p>-1.999E-017</text:p>
          </table:table-cell>
          <table:table-cell office:value-type="float" office:value="-0.00000000009018701">
            <text:p>-9.019E-011</text:p>
          </table:table-cell>
          <table:table-cell office:value-type="float" office:value="1.078628E-017">
            <text:p>1.079E-0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89975">
            <text:p>1.690E-001</text:p>
          </table:table-cell>
          <table:table-cell office:value-type="float" office:value="0.0008453464">
            <text:p>8.453E-004</text:p>
          </table:table-cell>
          <table:table-cell office:value-type="float" office:value="0.00000001769663">
            <text:p>1.770E-008</text:p>
          </table:table-cell>
          <table:table-cell office:value-type="float" office:value="0.000000001786466">
            <text:p>1.786E-009</text:p>
          </table:table-cell>
          <table:table-cell office:value-type="float" office:value="8.968453E-018">
            <text:p>8.968E-018</text:p>
          </table:table-cell>
          <table:table-cell office:value-type="float" office:value="0.00000000001842654">
            <text:p>1.843E-011</text:p>
          </table:table-cell>
          <table:table-cell office:value-type="float" office:value="-4.523618E-018">
            <text:p>-4.524E-0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90043">
            <text:p>1.690E-001</text:p>
          </table:table-cell>
          <table:table-cell office:value-type="float" office:value="0.0008375794">
            <text:p>8.376E-004</text:p>
          </table:table-cell>
          <table:table-cell office:value-type="float" office:value="0.0000000005890588">
            <text:p>5.891E-010</text:p>
          </table:table-cell>
          <table:table-cell office:value-type="float" office:value="0.00000000004633593">
            <text:p>4.634E-011</text:p>
          </table:table-cell>
          <table:table-cell office:value-type="float" office:value="6.67761E-021">
            <text:p>6.678E-021</text:p>
          </table:table-cell>
          <table:table-cell office:value-type="float" office:value="-0.0000000000002696685">
            <text:p>-2.697E-013</text:p>
          </table:table-cell>
          <table:table-cell office:value-type="float" office:value="-3.743193E-021">
            <text:p>-3.743E-0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90104">
            <text:p>1.690E-001</text:p>
          </table:table-cell>
          <table:table-cell office:value-type="float" office:value="0.0008440734">
            <text:p>8.441E-004</text:p>
          </table:table-cell>
          <table:table-cell office:value-type="float" office:value="0.0000000001056937">
            <text:p>1.057E-010</text:p>
          </table:table-cell>
          <table:table-cell office:value-type="float" office:value="0.00000000009175899">
            <text:p>9.176E-011</text:p>
          </table:table-cell>
          <table:table-cell office:value-type="float" office:value="4.141345E-021">
            <text:p>4.141E-021</text:p>
          </table:table-cell>
          <table:table-cell office:value-type="float" office:value="-0.000000000001719848">
            <text:p>-1.720E-012</text:p>
          </table:table-cell>
          <table:table-cell office:value-type="float" office:value="8.031598E-021">
            <text:p>8.032E-0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8987">
            <text:p>1.690E-001</text:p>
          </table:table-cell>
          <table:table-cell office:value-type="float" office:value="0.0008438962">
            <text:p>8.439E-004</text:p>
          </table:table-cell>
          <table:table-cell office:value-type="float" office:value="0.00000003138151">
            <text:p>3.138E-008</text:p>
          </table:table-cell>
          <table:table-cell office:value-type="float" office:value="0.000000003048412">
            <text:p>3.048E-009</text:p>
          </table:table-cell>
          <table:table-cell office:value-type="float" office:value="-5.469787E-018">
            <text:p>-5.470E-018</text:p>
          </table:table-cell>
          <table:table-cell office:value-type="float" office:value="-0.00000000006767623">
            <text:p>-6.768E-011</text:p>
          </table:table-cell>
          <table:table-cell office:value-type="float" office:value="2.930984E-017">
            <text:p>2.931E-0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90424">
            <text:p>1.690E-001</text:p>
          </table:table-cell>
          <table:table-cell office:value-type="float" office:value="0.0008472886">
            <text:p>8.473E-004</text:p>
          </table:table-cell>
          <table:table-cell office:value-type="float" office:value="0.000000003292684">
            <text:p>3.293E-009</text:p>
          </table:table-cell>
          <table:table-cell office:value-type="float" office:value="0.0000000002690266">
            <text:p>2.690E-010</text:p>
          </table:table-cell>
          <table:table-cell office:value-type="float" office:value="-1.435189E-019">
            <text:p>-1.435E-019</text:p>
          </table:table-cell>
          <table:table-cell office:value-type="float" office:value="-0.000000000007135095">
            <text:p>-7.135E-012</text:p>
          </table:table-cell>
          <table:table-cell office:value-type="float" office:value="-2.085997E-019">
            <text:p>-2.086E-0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90695">
            <text:p>1.691E-001</text:p>
          </table:table-cell>
          <table:table-cell office:value-type="float" office:value="0.0008677733">
            <text:p>8.678E-004</text:p>
          </table:table-cell>
          <table:table-cell office:value-type="float" office:value="0.0000000007329996">
            <text:p>7.330E-010</text:p>
          </table:table-cell>
          <table:table-cell office:value-type="float" office:value="0.00000000004673729">
            <text:p>4.674E-011</text:p>
          </table:table-cell>
          <table:table-cell office:value-type="float" office:value="8.337916E-021">
            <text:p>8.338E-021</text:p>
          </table:table-cell>
          <table:table-cell office:value-type="float" office:value="-0.0000000000002638102">
            <text:p>-2.638E-013</text:p>
          </table:table-cell>
          <table:table-cell office:value-type="float" office:value="-2.304857E-021">
            <text:p>-2.305E-0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90364">
            <text:p>1.690E-001</text:p>
          </table:table-cell>
          <table:table-cell office:value-type="float" office:value="0.0008455568">
            <text:p>8.456E-004</text:p>
          </table:table-cell>
          <table:table-cell office:value-type="float" office:value="0.000000003936463">
            <text:p>3.936E-009</text:p>
          </table:table-cell>
          <table:table-cell office:value-type="float" office:value="0.0000000003264324">
            <text:p>3.264E-010</text:p>
          </table:table-cell>
          <table:table-cell office:value-type="float" office:value="1.648781E-019">
            <text:p>1.649E-019</text:p>
          </table:table-cell>
          <table:table-cell office:value-type="float" office:value="-0.000000000004704446">
            <text:p>-4.704E-012</text:p>
          </table:table-cell>
          <table:table-cell office:value-type="float" office:value="3.312722E-019">
            <text:p>3.313E-0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89695">
            <text:p>1.690E-001</text:p>
          </table:table-cell>
          <table:table-cell office:value-type="float" office:value="0.000840454">
            <text:p>8.405E-004</text:p>
          </table:table-cell>
          <table:table-cell office:value-type="float" office:value="0.00000001983357">
            <text:p>1.983E-008</text:p>
          </table:table-cell>
          <table:table-cell office:value-type="float" office:value="0.000000001901075">
            <text:p>1.901E-009</text:p>
          </table:table-cell>
          <table:table-cell office:value-type="float" office:value="7.616006E-018">
            <text:p>7.616E-018</text:p>
          </table:table-cell>
          <table:table-cell office:value-type="float" office:value="-0.00000000002458494">
            <text:p>-2.458E-011</text:p>
          </table:table-cell>
          <table:table-cell office:value-type="float" office:value="8.846803E-018">
            <text:p>8.847E-01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89887">
            <text:p>1.690E-001</text:p>
          </table:table-cell>
          <table:table-cell office:value-type="float" office:value="0.0008453923">
            <text:p>8.454E-004</text:p>
          </table:table-cell>
          <table:table-cell office:value-type="float" office:value="0.000000001765469">
            <text:p>1.765E-009</text:p>
          </table:table-cell>
          <table:table-cell office:value-type="float" office:value="0.0000000001838105">
            <text:p>1.838E-010</text:p>
          </table:table-cell>
          <table:table-cell office:value-type="float" office:value="-8.686E-020">
            <text:p>-8.686E-020</text:p>
          </table:table-cell>
          <table:table-cell office:value-type="float" office:value="0.000000000005174244">
            <text:p>5.174E-012</text:p>
          </table:table-cell>
          <table:table-cell office:value-type="float" office:value="-5.847557E-020">
            <text:p>-5.848E-0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91161">
            <text:p>1.691E-001</text:p>
          </table:table-cell>
          <table:table-cell office:value-type="float" office:value="0.0008426719">
            <text:p>8.427E-004</text:p>
          </table:table-cell>
          <table:table-cell office:value-type="float" office:value="0.000000004332504">
            <text:p>4.333E-009</text:p>
          </table:table-cell>
          <table:table-cell office:value-type="float" office:value="0.0000000003744967">
            <text:p>3.745E-010</text:p>
          </table:table-cell>
          <table:table-cell office:value-type="float" office:value="-2.972329E-019">
            <text:p>-2.972E-019</text:p>
          </table:table-cell>
          <table:table-cell office:value-type="float" office:value="0.000000000009437751">
            <text:p>9.438E-012</text:p>
          </table:table-cell>
          <table:table-cell office:value-type="float" office:value="3.73103E-019">
            <text:p>3.731E-0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91096">
            <text:p>1.691E-001</text:p>
          </table:table-cell>
          <table:table-cell office:value-type="float" office:value="0.0008471391">
            <text:p>8.471E-004</text:p>
          </table:table-cell>
          <table:table-cell office:value-type="float" office:value="0.00000002208262">
            <text:p>2.208E-008</text:p>
          </table:table-cell>
          <table:table-cell office:value-type="float" office:value="0.0000000004115524">
            <text:p>4.116E-010</text:p>
          </table:table-cell>
          <table:table-cell office:value-type="float" office:value="1.157113E-018">
            <text:p>1.157E-018</text:p>
          </table:table-cell>
          <table:table-cell office:value-type="float" office:value="-0.000000000004141047">
            <text:p>-4.141E-012</text:p>
          </table:table-cell>
          <table:table-cell office:value-type="float" office:value="-4.476581E-019">
            <text:p>-4.477E-0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90165">
            <text:p>1.690E-001</text:p>
          </table:table-cell>
          <table:table-cell office:value-type="float" office:value="0.0008349985">
            <text:p>8.350E-004</text:p>
          </table:table-cell>
          <table:table-cell office:value-type="float" office:value="0.0000000002298304">
            <text:p>2.298E-010</text:p>
          </table:table-cell>
          <table:table-cell office:value-type="float" office:value="0.00000000006839161">
            <text:p>6.839E-011</text:p>
          </table:table-cell>
          <table:table-cell office:value-type="float" office:value="-7.888805E-021">
            <text:p>-7.889E-021</text:p>
          </table:table-cell>
          <table:table-cell office:value-type="float" office:value="0.000000000001919933">
            <text:p>1.920E-012</text:p>
          </table:table-cell>
          <table:table-cell office:value-type="float" office:value="3.359842E-021">
            <text:p>3.360E-0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90179">
            <text:p>1.690E-001</text:p>
          </table:table-cell>
          <table:table-cell office:value-type="float" office:value="0.0008378347">
            <text:p>8.378E-004</text:p>
          </table:table-cell>
          <table:table-cell office:value-type="float" office:value="0.00000002863739">
            <text:p>2.864E-008</text:p>
          </table:table-cell>
          <table:table-cell office:value-type="float" office:value="0.0000000004725654">
            <text:p>4.726E-010</text:p>
          </table:table-cell>
          <table:table-cell office:value-type="float" office:value="1.696419E-018">
            <text:p>1.696E-018</text:p>
          </table:table-cell>
          <table:table-cell office:value-type="float" office:value="-0.0000000000004337103">
            <text:p>-4.337E-013</text:p>
          </table:table-cell>
          <table:table-cell office:value-type="float" office:value="3.799155E-019">
            <text:p>3.799E-0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89927">
            <text:p>1.690E-001</text:p>
          </table:table-cell>
          <table:table-cell office:value-type="float" office:value="0.0008450893">
            <text:p>8.451E-004</text:p>
          </table:table-cell>
          <table:table-cell office:value-type="float" office:value="0.0000000509657">
            <text:p>5.097E-008</text:p>
          </table:table-cell>
          <table:table-cell office:value-type="float" office:value="0.0000000006747813">
            <text:p>6.748E-010</text:p>
          </table:table-cell>
          <table:table-cell office:value-type="float" office:value="2.869212E-018">
            <text:p>2.869E-018</text:p>
          </table:table-cell>
          <table:table-cell office:value-type="float" office:value="-0.000000000006327077">
            <text:p>-6.327E-012</text:p>
          </table:table-cell>
          <table:table-cell office:value-type="float" office:value="-2.725204E-018">
            <text:p>-2.725E-0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9075">
            <text:p>1.691E-001</text:p>
          </table:table-cell>
          <table:table-cell office:value-type="float" office:value="0.0008456457">
            <text:p>8.456E-004</text:p>
          </table:table-cell>
          <table:table-cell office:value-type="float" office:value="0.00000001686395">
            <text:p>1.686E-008</text:p>
          </table:table-cell>
          <table:table-cell office:value-type="float" office:value="0.000000002487729">
            <text:p>2.488E-009</text:p>
          </table:table-cell>
          <table:table-cell office:value-type="float" office:value="6.068182E-018">
            <text:p>6.068E-018</text:p>
          </table:table-cell>
          <table:table-cell office:value-type="float" office:value="0.00000000004021875">
            <text:p>4.022E-011</text:p>
          </table:table-cell>
          <table:table-cell office:value-type="float" office:value="1.4927E-017">
            <text:p>1.493E-0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90589">
            <text:p>1.691E-001</text:p>
          </table:table-cell>
          <table:table-cell office:value-type="float" office:value="0.0008409704">
            <text:p>8.410E-004</text:p>
          </table:table-cell>
          <table:table-cell office:value-type="float" office:value="0.000000004796901">
            <text:p>4.797E-009</text:p>
          </table:table-cell>
          <table:table-cell office:value-type="float" office:value="0.0000000004585264">
            <text:p>4.585E-010</text:p>
          </table:table-cell>
          <table:table-cell office:value-type="float" office:value="-1.101055E-019">
            <text:p>-1.101E-019</text:p>
          </table:table-cell>
          <table:table-cell office:value-type="float" office:value="-0.000000000009990285">
            <text:p>-9.990E-012</text:p>
          </table:table-cell>
          <table:table-cell office:value-type="float" office:value="6.710553E-019">
            <text:p>6.711E-0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90463">
            <text:p>1.690E-001</text:p>
          </table:table-cell>
          <table:table-cell office:value-type="float" office:value="0.0008466278">
            <text:p>8.466E-004</text:p>
          </table:table-cell>
          <table:table-cell office:value-type="float" office:value="0.000000009866843">
            <text:p>9.867E-009</text:p>
          </table:table-cell>
          <table:table-cell office:value-type="float" office:value="0.00000000002008719">
            <text:p>2.009E-011</text:p>
          </table:table-cell>
          <table:table-cell office:value-type="float" office:value="8.536851E-021">
            <text:p>8.537E-021</text:p>
          </table:table-cell>
          <table:table-cell office:value-type="float" office:value="-0.0000000000002514264">
            <text:p>-2.514E-013</text:p>
          </table:table-cell>
          <table:table-cell office:value-type="float" office:value="2.663426E-021">
            <text:p>2.663E-0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88224">
            <text:p>1.688E-001</text:p>
          </table:table-cell>
          <table:table-cell office:value-type="float" office:value="0.000847544">
            <text:p>8.475E-004</text:p>
          </table:table-cell>
          <table:table-cell office:value-type="float" office:value="0.00000001530603">
            <text:p>1.531E-008</text:p>
          </table:table-cell>
          <table:table-cell office:value-type="float" office:value="0.00000000192525">
            <text:p>1.925E-009</text:p>
          </table:table-cell>
          <table:table-cell office:value-type="float" office:value="8.819303E-018">
            <text:p>8.819E-018</text:p>
          </table:table-cell>
          <table:table-cell office:value-type="float" office:value="-0.00000000002324097">
            <text:p>-2.324E-011</text:p>
          </table:table-cell>
          <table:table-cell office:value-type="float" office:value="-5.607619E-018">
            <text:p>-5.608E-0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91327">
            <text:p>1.691E-001</text:p>
          </table:table-cell>
          <table:table-cell office:value-type="float" office:value="0.0008460051">
            <text:p>8.460E-004</text:p>
          </table:table-cell>
          <table:table-cell office:value-type="float" office:value="0.0000002232463">
            <text:p>2.232E-007</text:p>
          </table:table-cell>
          <table:table-cell office:value-type="float" office:value="0.0000000043807">
            <text:p>4.381E-009</text:p>
          </table:table-cell>
          <table:table-cell office:value-type="float" office:value="2.530015E-017">
            <text:p>2.530E-017</text:p>
          </table:table-cell>
          <table:table-cell office:value-type="float" office:value="0.00000000001934351">
            <text:p>1.934E-011</text:p>
          </table:table-cell>
          <table:table-cell office:value-type="float" office:value="-1.346394E-016">
            <text:p>-1.346E-0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90027">
            <text:p>1.690E-001</text:p>
          </table:table-cell>
          <table:table-cell office:value-type="float" office:value="0.0008453329">
            <text:p>8.453E-004</text:p>
          </table:table-cell>
          <table:table-cell office:value-type="float" office:value="0.00000004995814">
            <text:p>4.996E-008</text:p>
          </table:table-cell>
          <table:table-cell office:value-type="float" office:value="0.000000007659437">
            <text:p>7.659E-009</text:p>
          </table:table-cell>
          <table:table-cell office:value-type="float" office:value="-7.699281E-017">
            <text:p>-7.699E-017</text:p>
          </table:table-cell>
          <table:table-cell office:value-type="float" office:value="0.0000000001830071">
            <text:p>1.830E-010</text:p>
          </table:table-cell>
          <table:table-cell office:value-type="float" office:value="-1.285344E-016">
            <text:p>-1.285E-0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88386">
            <text:p>1.688E-001</text:p>
          </table:table-cell>
          <table:table-cell office:value-type="float" office:value="0.0008409661">
            <text:p>8.410E-004</text:p>
          </table:table-cell>
          <table:table-cell office:value-type="float" office:value="0.0000002743871">
            <text:p>2.744E-007</text:p>
          </table:table-cell>
          <table:table-cell office:value-type="float" office:value="0.00000002084451">
            <text:p>2.084E-008</text:p>
          </table:table-cell>
          <table:table-cell office:value-type="float" office:value="1.282394E-015">
            <text:p>1.282E-015</text:p>
          </table:table-cell>
          <table:table-cell office:value-type="float" office:value="-0.0000000002326041">
            <text:p>-2.326E-010</text:p>
          </table:table-cell>
          <table:table-cell office:value-type="float" office:value="9.168068E-016">
            <text:p>9.168E-0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88409">
            <text:p>1.688E-001</text:p>
          </table:table-cell>
          <table:table-cell office:value-type="float" office:value="0.0008466466">
            <text:p>8.466E-004</text:p>
          </table:table-cell>
          <table:table-cell office:value-type="float" office:value="0.0000002907363">
            <text:p>2.907E-007</text:p>
          </table:table-cell>
          <table:table-cell office:value-type="float" office:value="0.00000002143327">
            <text:p>2.143E-008</text:p>
          </table:table-cell>
          <table:table-cell office:value-type="float" office:value="1.599992E-015">
            <text:p>1.600E-015</text:p>
          </table:table-cell>
          <table:table-cell office:value-type="float" office:value="-0.0000000001662795">
            <text:p>-1.663E-010</text:p>
          </table:table-cell>
          <table:table-cell office:value-type="float" office:value="5.501397E-016">
            <text:p>5.501E-0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88024">
            <text:p>1.688E-001</text:p>
          </table:table-cell>
          <table:table-cell office:value-type="float" office:value="0.0008416507">
            <text:p>8.417E-004</text:p>
          </table:table-cell>
          <table:table-cell office:value-type="float" office:value="0.0000003963799">
            <text:p>3.964E-007</text:p>
          </table:table-cell>
          <table:table-cell office:value-type="float" office:value="0.00000002928675">
            <text:p>2.929E-008</text:p>
          </table:table-cell>
          <table:table-cell office:value-type="float" office:value="2.58177E-015">
            <text:p>2.582E-015</text:p>
          </table:table-cell>
          <table:table-cell office:value-type="float" office:value="-0.0000000003319596">
            <text:p>-3.320E-010</text:p>
          </table:table-cell>
          <table:table-cell office:value-type="float" office:value="1.814219E-015">
            <text:p>1.814E-0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687142">
            <text:p>1.687E-001</text:p>
          </table:table-cell>
          <table:table-cell office:value-type="float" office:value="0.000847452">
            <text:p>8.475E-004</text:p>
          </table:table-cell>
          <table:table-cell office:value-type="float" office:value="0.0000006919636">
            <text:p>6.920E-007</text:p>
          </table:table-cell>
          <table:table-cell office:value-type="float" office:value="0.00000004915122">
            <text:p>4.915E-008</text:p>
          </table:table-cell>
          <table:table-cell office:value-type="float" office:value="6.222457E-015">
            <text:p>6.222E-015</text:p>
          </table:table-cell>
          <table:table-cell office:value-type="float" office:value="-0.0000000006990523">
            <text:p>-6.991E-010</text:p>
          </table:table-cell>
          <table:table-cell office:value-type="float" office:value="6.591351E-015">
            <text:p>6.591E-0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87181">
            <text:p>1.687E-001</text:p>
          </table:table-cell>
          <table:table-cell office:value-type="float" office:value="0.0008440777">
            <text:p>8.441E-004</text:p>
          </table:table-cell>
          <table:table-cell office:value-type="float" office:value="0.00000106459">
            <text:p>1.065E-006</text:p>
          </table:table-cell>
          <table:table-cell office:value-type="float" office:value="0.00000007267847">
            <text:p>7.268E-008</text:p>
          </table:table-cell>
          <table:table-cell office:value-type="float" office:value="0.00000000000001864586">
            <text:p>1.865E-014</text:p>
          </table:table-cell>
          <table:table-cell office:value-type="float" office:value="-0.000000000668432">
            <text:p>-6.684E-010</text:p>
          </table:table-cell>
          <table:table-cell office:value-type="float" office:value="7.811993E-015">
            <text:p>7.812E-0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85563">
            <text:p>1.686E-001</text:p>
          </table:table-cell>
          <table:table-cell office:value-type="float" office:value="0.0008468198">
            <text:p>8.468E-004</text:p>
          </table:table-cell>
          <table:table-cell office:value-type="float" office:value="0.000001222847">
            <text:p>1.223E-006</text:p>
          </table:table-cell>
          <table:table-cell office:value-type="float" office:value="0.00000006801148">
            <text:p>6.801E-008</text:p>
          </table:table-cell>
          <table:table-cell office:value-type="float" office:value="0.00000000000001570138">
            <text:p>1.570E-014</text:p>
          </table:table-cell>
          <table:table-cell office:value-type="float" office:value="-0.0000000007872616">
            <text:p>-7.873E-010</text:p>
          </table:table-cell>
          <table:table-cell office:value-type="float" office:value="0.0000000000000117543">
            <text:p>1.175E-0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85563">
            <text:p>1.686E-001</text:p>
          </table:table-cell>
          <table:table-cell office:value-type="float" office:value="0.0008411429">
            <text:p>8.411E-004</text:p>
          </table:table-cell>
          <table:table-cell office:value-type="float" office:value="0.000001544543">
            <text:p>1.545E-006</text:p>
          </table:table-cell>
          <table:table-cell office:value-type="float" office:value="0.00000009531063">
            <text:p>9.531E-008</text:p>
          </table:table-cell>
          <table:table-cell office:value-type="float" office:value="0.00000000000003274636">
            <text:p>3.275E-014</text:p>
          </table:table-cell>
          <table:table-cell office:value-type="float" office:value="-0.0000000009605994">
            <text:p>-9.606E-010</text:p>
          </table:table-cell>
          <table:table-cell office:value-type="float" office:value="0.00000000000001627763">
            <text:p>1.628E-0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84979">
            <text:p>1.685E-001</text:p>
          </table:table-cell>
          <table:table-cell office:value-type="float" office:value="0.0008434073">
            <text:p>8.434E-004</text:p>
          </table:table-cell>
          <table:table-cell office:value-type="float" office:value="0.000001765923">
            <text:p>1.766E-006</text:p>
          </table:table-cell>
          <table:table-cell office:value-type="float" office:value="0.0000001095038">
            <text:p>1.095E-007</text:p>
          </table:table-cell>
          <table:table-cell office:value-type="float" office:value="0.00000000000004041592">
            <text:p>4.042E-014</text:p>
          </table:table-cell>
          <table:table-cell office:value-type="float" office:value="-0.00000000123792">
            <text:p>-1.238E-009</text:p>
          </table:table-cell>
          <table:table-cell office:value-type="float" office:value="0.00000000000002617889">
            <text:p>2.618E-0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85768">
            <text:p>1.686E-001</text:p>
          </table:table-cell>
          <table:table-cell office:value-type="float" office:value="0.000845514">
            <text:p>8.455E-004</text:p>
          </table:table-cell>
          <table:table-cell office:value-type="float" office:value="0.000001915055">
            <text:p>1.915E-006</text:p>
          </table:table-cell>
          <table:table-cell office:value-type="float" office:value="0.0000001275254">
            <text:p>1.275E-007</text:p>
          </table:table-cell>
          <table:table-cell office:value-type="float" office:value="0.00000000000005348005">
            <text:p>5.348E-014</text:p>
          </table:table-cell>
          <table:table-cell office:value-type="float" office:value="-0.000000001518839">
            <text:p>-1.519E-009</text:p>
          </table:table-cell>
          <table:table-cell office:value-type="float" office:value="0.00000000000003333975">
            <text:p>3.334E-0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84589">
            <text:p>1.685E-001</text:p>
          </table:table-cell>
          <table:table-cell office:value-type="float" office:value="0.0008429137">
            <text:p>8.429E-004</text:p>
          </table:table-cell>
          <table:table-cell office:value-type="float" office:value="0.000002654863">
            <text:p>2.655E-006</text:p>
          </table:table-cell>
          <table:table-cell office:value-type="float" office:value="0.0000001578303">
            <text:p>1.578E-007</text:p>
          </table:table-cell>
          <table:table-cell office:value-type="float" office:value="0.00000000000009313027">
            <text:p>9.313E-014</text:p>
          </table:table-cell>
          <table:table-cell office:value-type="float" office:value="-0.000000001583241">
            <text:p>-1.583E-009</text:p>
          </table:table-cell>
          <table:table-cell office:value-type="float" office:value="0.00000000000004200781">
            <text:p>4.201E-0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84601">
            <text:p>1.685E-001</text:p>
          </table:table-cell>
          <table:table-cell office:value-type="float" office:value="0.0008480747">
            <text:p>8.481E-004</text:p>
          </table:table-cell>
          <table:table-cell office:value-type="float" office:value="0.000003113369">
            <text:p>3.113E-006</text:p>
          </table:table-cell>
          <table:table-cell office:value-type="float" office:value="0.0000001666501">
            <text:p>1.667E-007</text:p>
          </table:table-cell>
          <table:table-cell office:value-type="float" office:value="0.00000000000009478086">
            <text:p>9.478E-014</text:p>
          </table:table-cell>
          <table:table-cell office:value-type="float" office:value="-0.000000002330941">
            <text:p>-2.331E-009</text:p>
          </table:table-cell>
          <table:table-cell office:value-type="float" office:value="0.0000000000000736617">
            <text:p>7.366E-0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84195">
            <text:p>1.684E-001</text:p>
          </table:table-cell>
          <table:table-cell office:value-type="float" office:value="0.0008456794">
            <text:p>8.457E-004</text:p>
          </table:table-cell>
          <table:table-cell office:value-type="float" office:value="0.000003531396">
            <text:p>3.531E-006</text:p>
          </table:table-cell>
          <table:table-cell office:value-type="float" office:value="0.0000002085317">
            <text:p>2.085E-007</text:p>
          </table:table-cell>
          <table:table-cell office:value-type="float" office:value="0.0000000000001363159">
            <text:p>1.363E-013</text:p>
          </table:table-cell>
          <table:table-cell office:value-type="float" office:value="-0.000000002928015">
            <text:p>-2.928E-009</text:p>
          </table:table-cell>
          <table:table-cell office:value-type="float" office:value="0.0000000000001159355">
            <text:p>1.159E-0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83578">
            <text:p>1.684E-001</text:p>
          </table:table-cell>
          <table:table-cell office:value-type="float" office:value="0.0008467495">
            <text:p>8.467E-004</text:p>
          </table:table-cell>
          <table:table-cell office:value-type="float" office:value="0.000003469099">
            <text:p>3.469E-006</text:p>
          </table:table-cell>
          <table:table-cell office:value-type="float" office:value="0.0000001859269">
            <text:p>1.859E-007</text:p>
          </table:table-cell>
          <table:table-cell office:value-type="float" office:value="0.0000000000001202988">
            <text:p>1.203E-013</text:p>
          </table:table-cell>
          <table:table-cell office:value-type="float" office:value="-0.000000002504121">
            <text:p>-2.504E-009</text:p>
          </table:table-cell>
          <table:table-cell office:value-type="float" office:value="0.00000000000008845936">
            <text:p>8.846E-0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83714">
            <text:p>1.684E-001</text:p>
          </table:table-cell>
          <table:table-cell office:value-type="float" office:value="0.0008469387">
            <text:p>8.469E-004</text:p>
          </table:table-cell>
          <table:table-cell office:value-type="float" office:value="0.000004084655">
            <text:p>4.085E-006</text:p>
          </table:table-cell>
          <table:table-cell office:value-type="float" office:value="0.0000002120364">
            <text:p>2.120E-007</text:p>
          </table:table-cell>
          <table:table-cell office:value-type="float" office:value="0.000000000000171958">
            <text:p>1.720E-013</text:p>
          </table:table-cell>
          <table:table-cell office:value-type="float" office:value="-0.000000002521294">
            <text:p>-2.521E-009</text:p>
          </table:table-cell>
          <table:table-cell office:value-type="float" office:value="0.00000000000009679665">
            <text:p>9.680E-0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82114">
            <text:p>1.682E-001</text:p>
          </table:table-cell>
          <table:table-cell office:value-type="float" office:value="0.0008392519">
            <text:p>8.393E-004</text:p>
          </table:table-cell>
          <table:table-cell office:value-type="float" office:value="0.00000386534">
            <text:p>3.865E-006</text:p>
          </table:table-cell>
          <table:table-cell office:value-type="float" office:value="0.0000002033892">
            <text:p>2.034E-007</text:p>
          </table:table-cell>
          <table:table-cell office:value-type="float" office:value="0.0000000000001440837">
            <text:p>1.441E-013</text:p>
          </table:table-cell>
          <table:table-cell office:value-type="float" office:value="-0.00000000278222">
            <text:p>-2.782E-009</text:p>
          </table:table-cell>
          <table:table-cell office:value-type="float" office:value="0.0000000000001084502">
            <text:p>1.085E-01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83563">
            <text:p>1.684E-001</text:p>
          </table:table-cell>
          <table:table-cell office:value-type="float" office:value="0.0008434088">
            <text:p>8.434E-004</text:p>
          </table:table-cell>
          <table:table-cell office:value-type="float" office:value="0.000004492559">
            <text:p>4.493E-006</text:p>
          </table:table-cell>
          <table:table-cell office:value-type="float" office:value="0.000000171253">
            <text:p>1.713E-007</text:p>
          </table:table-cell>
          <table:table-cell office:value-type="float" office:value="0.0000000000001429076">
            <text:p>1.429E-013</text:p>
          </table:table-cell>
          <table:table-cell office:value-type="float" office:value="-0.000000001311498">
            <text:p>-1.311E-009</text:p>
          </table:table-cell>
          <table:table-cell office:value-type="float" office:value="0.00000000000004627095">
            <text:p>4.627E-01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83763">
            <text:p>1.684E-001</text:p>
          </table:table-cell>
          <table:table-cell office:value-type="float" office:value="0.0008891081">
            <text:p>8.891E-004</text:p>
          </table:table-cell>
          <table:table-cell office:value-type="float" office:value="0.000003825829">
            <text:p>3.826E-006</text:p>
          </table:table-cell>
          <table:table-cell office:value-type="float" office:value="0.0000001907357">
            <text:p>1.907E-007</text:p>
          </table:table-cell>
          <table:table-cell office:value-type="float" office:value="0.000000000000140625">
            <text:p>1.406E-013</text:p>
          </table:table-cell>
          <table:table-cell office:value-type="float" office:value="-0.000000002376908">
            <text:p>-2.377E-009</text:p>
          </table:table-cell>
          <table:table-cell office:value-type="float" office:value="0.00000000000008229201">
            <text:p>8.229E-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80875">
            <text:p>1.681E-001</text:p>
          </table:table-cell>
          <table:table-cell office:value-type="float" office:value="0.0008405637">
            <text:p>8.406E-004</text:p>
          </table:table-cell>
          <table:table-cell office:value-type="float" office:value="0.000004960839">
            <text:p>4.961E-006</text:p>
          </table:table-cell>
          <table:table-cell office:value-type="float" office:value="0.0000002474265">
            <text:p>2.474E-007</text:p>
          </table:table-cell>
          <table:table-cell office:value-type="float" office:value="0.0000000000001374757">
            <text:p>1.375E-013</text:p>
          </table:table-cell>
          <table:table-cell office:value-type="float" office:value="-0.000000004558521">
            <text:p>-4.559E-009</text:p>
          </table:table-cell>
          <table:table-cell office:value-type="float" office:value="0.0000000000002371588">
            <text:p>2.372E-01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83074">
            <text:p>1.683E-001</text:p>
          </table:table-cell>
          <table:table-cell office:value-type="float" office:value="0.0008422999">
            <text:p>8.423E-004</text:p>
          </table:table-cell>
          <table:table-cell office:value-type="float" office:value="0.00000507238">
            <text:p>5.072E-006</text:p>
          </table:table-cell>
          <table:table-cell office:value-type="float" office:value="0.0000002730795">
            <text:p>2.731E-007</text:p>
          </table:table-cell>
          <table:table-cell office:value-type="float" office:value="0.0000000000001575182">
            <text:p>1.575E-013</text:p>
          </table:table-cell>
          <table:table-cell office:value-type="float" office:value="-0.000000005251355">
            <text:p>-5.251E-009</text:p>
          </table:table-cell>
          <table:table-cell office:value-type="float" office:value="0.0000000000002801481">
            <text:p>2.801E-01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82563">
            <text:p>1.683E-001</text:p>
          </table:table-cell>
          <table:table-cell office:value-type="float" office:value="0.000842867">
            <text:p>8.429E-004</text:p>
          </table:table-cell>
          <table:table-cell office:value-type="float" office:value="0.0000048491">
            <text:p>4.849E-006</text:p>
          </table:table-cell>
          <table:table-cell office:value-type="float" office:value="0.0000002311372">
            <text:p>2.311E-007</text:p>
          </table:table-cell>
          <table:table-cell office:value-type="float" office:value="0.0000000000001426368">
            <text:p>1.426E-013</text:p>
          </table:table-cell>
          <table:table-cell office:value-type="float" office:value="-0.000000004112129">
            <text:p>-4.112E-009</text:p>
          </table:table-cell>
          <table:table-cell office:value-type="float" office:value="0.0000000000001988296">
            <text:p>1.988E-01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83248">
            <text:p>1.683E-001</text:p>
          </table:table-cell>
          <table:table-cell office:value-type="float" office:value="0.0008444978">
            <text:p>8.445E-004</text:p>
          </table:table-cell>
          <table:table-cell office:value-type="float" office:value="0.000005949919">
            <text:p>5.950E-006</text:p>
          </table:table-cell>
          <table:table-cell office:value-type="float" office:value="0.0000002968148">
            <text:p>2.968E-007</text:p>
          </table:table-cell>
          <table:table-cell office:value-type="float" office:value="0.0000000000002872915">
            <text:p>2.873E-013</text:p>
          </table:table-cell>
          <table:table-cell office:value-type="float" office:value="-0.000000004556969">
            <text:p>-4.557E-009</text:p>
          </table:table-cell>
          <table:table-cell office:value-type="float" office:value="0.0000000000002702751">
            <text:p>2.703E-01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82342">
            <text:p>1.682E-001</text:p>
          </table:table-cell>
          <table:table-cell office:value-type="float" office:value="0.0008437856">
            <text:p>8.438E-004</text:p>
          </table:table-cell>
          <table:table-cell office:value-type="float" office:value="0.000005061706">
            <text:p>5.062E-006</text:p>
          </table:table-cell>
          <table:table-cell office:value-type="float" office:value="0.0000002575663">
            <text:p>2.576E-007</text:p>
          </table:table-cell>
          <table:table-cell office:value-type="float" office:value="0.0000000000002254134">
            <text:p>2.254E-013</text:p>
          </table:table-cell>
          <table:table-cell office:value-type="float" office:value="-0.000000003791698">
            <text:p>-3.792E-009</text:p>
          </table:table-cell>
          <table:table-cell office:value-type="float" office:value="0.0000000000001888875">
            <text:p>1.889E-01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82623">
            <text:p>1.683E-001</text:p>
          </table:table-cell>
          <table:table-cell office:value-type="float" office:value="0.0008405528">
            <text:p>8.406E-004</text:p>
          </table:table-cell>
          <table:table-cell office:value-type="float" office:value="0.000005300857">
            <text:p>5.301E-006</text:p>
          </table:table-cell>
          <table:table-cell office:value-type="float" office:value="0.0000002610303">
            <text:p>2.610E-007</text:p>
          </table:table-cell>
          <table:table-cell office:value-type="float" office:value="0.0000000000001928555">
            <text:p>1.929E-013</text:p>
          </table:table-cell>
          <table:table-cell office:value-type="float" office:value="-0.00000000436799">
            <text:p>-4.368E-009</text:p>
          </table:table-cell>
          <table:table-cell office:value-type="float" office:value="0.0000000000002389279">
            <text:p>2.389E-01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8289">
            <text:p>1.683E-001</text:p>
          </table:table-cell>
          <table:table-cell office:value-type="float" office:value="0.0008397338">
            <text:p>8.397E-004</text:p>
          </table:table-cell>
          <table:table-cell office:value-type="float" office:value="0.000005499001">
            <text:p>5.499E-006</text:p>
          </table:table-cell>
          <table:table-cell office:value-type="float" office:value="0.000000287">
            <text:p>2.870E-007</text:p>
          </table:table-cell>
          <table:table-cell office:value-type="float" office:value="0.0000000000001879297">
            <text:p>1.879E-013</text:p>
          </table:table-cell>
          <table:table-cell office:value-type="float" office:value="-0.00000000529837">
            <text:p>-5.298E-009</text:p>
          </table:table-cell>
          <table:table-cell office:value-type="float" office:value="0.0000000000003076985">
            <text:p>3.077E-01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82912">
            <text:p>1.683E-001</text:p>
          </table:table-cell>
          <table:table-cell office:value-type="float" office:value="0.0008391791">
            <text:p>8.392E-004</text:p>
          </table:table-cell>
          <table:table-cell office:value-type="float" office:value="0.00000475344">
            <text:p>4.753E-006</text:p>
          </table:table-cell>
          <table:table-cell office:value-type="float" office:value="0.0000002494749">
            <text:p>2.495E-007</text:p>
          </table:table-cell>
          <table:table-cell office:value-type="float" office:value="0.000000000000250231">
            <text:p>2.502E-013</text:p>
          </table:table-cell>
          <table:table-cell office:value-type="float" office:value="-0.000000002435423">
            <text:p>-2.435E-009</text:p>
          </table:table-cell>
          <table:table-cell office:value-type="float" office:value="0.0000000000001057825">
            <text:p>1.058E-01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82949">
            <text:p>1.683E-001</text:p>
          </table:table-cell>
          <table:table-cell office:value-type="float" office:value="0.0008436092">
            <text:p>8.436E-004</text:p>
          </table:table-cell>
          <table:table-cell office:value-type="float" office:value="0.000005445864">
            <text:p>5.446E-006</text:p>
          </table:table-cell>
          <table:table-cell office:value-type="float" office:value="0.0000002559885">
            <text:p>2.560E-007</text:p>
          </table:table-cell>
          <table:table-cell office:value-type="float" office:value="0.000000000000223054">
            <text:p>2.231E-013</text:p>
          </table:table-cell>
          <table:table-cell office:value-type="float" office:value="-0.000000003879726">
            <text:p>-3.880E-009</text:p>
          </table:table-cell>
          <table:table-cell office:value-type="float" office:value="0.0000000000002039635">
            <text:p>2.040E-01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82516">
            <text:p>1.683E-001</text:p>
          </table:table-cell>
          <table:table-cell office:value-type="float" office:value="0.0008366148">
            <text:p>8.366E-004</text:p>
          </table:table-cell>
          <table:table-cell office:value-type="float" office:value="0.000004503224">
            <text:p>4.503E-006</text:p>
          </table:table-cell>
          <table:table-cell office:value-type="float" office:value="0.0000002282775">
            <text:p>2.283E-007</text:p>
          </table:table-cell>
          <table:table-cell office:value-type="float" office:value="0.0000000000001358759">
            <text:p>1.359E-013</text:p>
          </table:table-cell>
          <table:table-cell office:value-type="float" office:value="-0.000000003912359">
            <text:p>-3.912E-009</text:p>
          </table:table-cell>
          <table:table-cell office:value-type="float" office:value="0.0000000000001873677">
            <text:p>1.874E-0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82702">
            <text:p>1.683E-001</text:p>
          </table:table-cell>
          <table:table-cell office:value-type="float" office:value="0.000839788">
            <text:p>8.398E-004</text:p>
          </table:table-cell>
          <table:table-cell office:value-type="float" office:value="0.00000457601">
            <text:p>4.576E-006</text:p>
          </table:table-cell>
          <table:table-cell office:value-type="float" office:value="0.000000194197">
            <text:p>1.942E-007</text:p>
          </table:table-cell>
          <table:table-cell office:value-type="float" office:value="0.0000000000001305035">
            <text:p>1.305E-013</text:p>
          </table:table-cell>
          <table:table-cell office:value-type="float" office:value="-0.00000000279887">
            <text:p>-2.799E-009</text:p>
          </table:table-cell>
          <table:table-cell office:value-type="float" office:value="0.0000000000001283819">
            <text:p>1.284E-01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82654">
            <text:p>1.683E-001</text:p>
          </table:table-cell>
          <table:table-cell office:value-type="float" office:value="0.0008340435">
            <text:p>8.340E-004</text:p>
          </table:table-cell>
          <table:table-cell office:value-type="float" office:value="0.000004093329">
            <text:p>4.093E-006</text:p>
          </table:table-cell>
          <table:table-cell office:value-type="float" office:value="0.0000002072739">
            <text:p>2.073E-007</text:p>
          </table:table-cell>
          <table:table-cell office:value-type="float" office:value="0.0000000000001546726">
            <text:p>1.547E-013</text:p>
          </table:table-cell>
          <table:table-cell office:value-type="float" office:value="-0.000000002610961">
            <text:p>-2.611E-009</text:p>
          </table:table-cell>
          <table:table-cell office:value-type="float" office:value="0.0000000000001119262">
            <text:p>1.119E-01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683437">
            <text:p>1.683E-001</text:p>
          </table:table-cell>
          <table:table-cell office:value-type="float" office:value="0.0008407832">
            <text:p>8.408E-004</text:p>
          </table:table-cell>
          <table:table-cell office:value-type="float" office:value="0.000004301955">
            <text:p>4.302E-006</text:p>
          </table:table-cell>
          <table:table-cell office:value-type="float" office:value="0.0000002230824">
            <text:p>2.231E-007</text:p>
          </table:table-cell>
          <table:table-cell office:value-type="float" office:value="0.0000000000001607925">
            <text:p>1.608E-013</text:p>
          </table:table-cell>
          <table:table-cell office:value-type="float" office:value="-0.000000003139024">
            <text:p>-3.139E-009</text:p>
          </table:table-cell>
          <table:table-cell office:value-type="float" office:value="0.000000000000148005">
            <text:p>1.480E-01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83332">
            <text:p>1.683E-001</text:p>
          </table:table-cell>
          <table:table-cell office:value-type="float" office:value="0.0008329435">
            <text:p>8.329E-004</text:p>
          </table:table-cell>
          <table:table-cell office:value-type="float" office:value="0.000003567158">
            <text:p>3.567E-006</text:p>
          </table:table-cell>
          <table:table-cell office:value-type="float" office:value="0.0000001906455">
            <text:p>1.906E-007</text:p>
          </table:table-cell>
          <table:table-cell office:value-type="float" office:value="0.0000000000001059398">
            <text:p>1.059E-013</text:p>
          </table:table-cell>
          <table:table-cell office:value-type="float" office:value="-0.000000002795513">
            <text:p>-2.796E-009</text:p>
          </table:table-cell>
          <table:table-cell office:value-type="float" office:value="0.0000000000001161642">
            <text:p>1.162E-01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83523">
            <text:p>1.684E-001</text:p>
          </table:table-cell>
          <table:table-cell office:value-type="float" office:value="0.0008362057">
            <text:p>8.362E-004</text:p>
          </table:table-cell>
          <table:table-cell office:value-type="float" office:value="0.000003593604">
            <text:p>3.594E-006</text:p>
          </table:table-cell>
          <table:table-cell office:value-type="float" office:value="0.0000001978374">
            <text:p>1.978E-007</text:p>
          </table:table-cell>
          <table:table-cell office:value-type="float" office:value="0.0000000000001210656">
            <text:p>1.211E-013</text:p>
          </table:table-cell>
          <table:table-cell office:value-type="float" office:value="-0.000000002645352">
            <text:p>-2.645E-009</text:p>
          </table:table-cell>
          <table:table-cell office:value-type="float" office:value="0.0000000000001147581">
            <text:p>1.148E-0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83991">
            <text:p>1.684E-001</text:p>
          </table:table-cell>
          <table:table-cell office:value-type="float" office:value="0.0008361626">
            <text:p>8.362E-004</text:p>
          </table:table-cell>
          <table:table-cell office:value-type="float" office:value="0.000002937267">
            <text:p>2.937E-006</text:p>
          </table:table-cell>
          <table:table-cell office:value-type="float" office:value="0.0000001652844">
            <text:p>1.653E-007</text:p>
          </table:table-cell>
          <table:table-cell office:value-type="float" office:value="0.0000000000001103193">
            <text:p>1.103E-013</text:p>
          </table:table-cell>
          <table:table-cell office:value-type="float" office:value="-0.000000001182415">
            <text:p>-1.182E-009</text:p>
          </table:table-cell>
          <table:table-cell office:value-type="float" office:value="0.00000000000003305375">
            <text:p>3.305E-01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8528">
            <text:p>1.685E-001</text:p>
          </table:table-cell>
          <table:table-cell office:value-type="float" office:value="0.0008384652">
            <text:p>8.385E-004</text:p>
          </table:table-cell>
          <table:table-cell office:value-type="float" office:value="0.000003064438">
            <text:p>3.064E-006</text:p>
          </table:table-cell>
          <table:table-cell office:value-type="float" office:value="0.0000001828872">
            <text:p>1.829E-007</text:p>
          </table:table-cell>
          <table:table-cell office:value-type="float" office:value="0.00000000000007587377">
            <text:p>7.587E-014</text:p>
          </table:table-cell>
          <table:table-cell office:value-type="float" office:value="-0.000000002965352">
            <text:p>-2.965E-009</text:p>
          </table:table-cell>
          <table:table-cell office:value-type="float" office:value="0.0000000000001139686">
            <text:p>1.140E-01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81679">
            <text:p>1.682E-001</text:p>
          </table:table-cell>
          <table:table-cell office:value-type="float" office:value="0.0008279189">
            <text:p>8.279E-004</text:p>
          </table:table-cell>
          <table:table-cell office:value-type="float" office:value="0.000001593178">
            <text:p>1.593E-006</text:p>
          </table:table-cell>
          <table:table-cell office:value-type="float" office:value="0.000000106918">
            <text:p>1.069E-007</text:p>
          </table:table-cell>
          <table:table-cell office:value-type="float" office:value="0.0000000000000320999">
            <text:p>3.210E-014</text:p>
          </table:table-cell>
          <table:table-cell office:value-type="float" office:value="-0.000000001280488">
            <text:p>-1.280E-009</text:p>
          </table:table-cell>
          <table:table-cell office:value-type="float" office:value="0.00000000000003027916">
            <text:p>3.028E-0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86235">
            <text:p>1.686E-001</text:p>
          </table:table-cell>
          <table:table-cell office:value-type="float" office:value="0.0008367269">
            <text:p>8.367E-004</text:p>
          </table:table-cell>
          <table:table-cell office:value-type="float" office:value="0.00000206856">
            <text:p>2.069E-006</text:p>
          </table:table-cell>
          <table:table-cell office:value-type="float" office:value="0.0000000815056">
            <text:p>8.151E-008</text:p>
          </table:table-cell>
          <table:table-cell office:value-type="float" office:value="4.254243E-015">
            <text:p>4.254E-015</text:p>
          </table:table-cell>
          <table:table-cell office:value-type="float" office:value="-0.000000001816171">
            <text:p>-1.816E-009</text:p>
          </table:table-cell>
          <table:table-cell office:value-type="float" office:value="0.00000000000003319539">
            <text:p>3.320E-01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85752">
            <text:p>1.686E-001</text:p>
          </table:table-cell>
          <table:table-cell office:value-type="float" office:value="0.0008367176">
            <text:p>8.367E-004</text:p>
          </table:table-cell>
          <table:table-cell office:value-type="float" office:value="0.000001671763">
            <text:p>1.672E-006</text:p>
          </table:table-cell>
          <table:table-cell office:value-type="float" office:value="0.0000001016919">
            <text:p>1.017E-007</text:p>
          </table:table-cell>
          <table:table-cell office:value-type="float" office:value="0.0000000000000379956">
            <text:p>3.800E-014</text:p>
          </table:table-cell>
          <table:table-cell office:value-type="float" office:value="-0.0000000007879706">
            <text:p>-7.880E-010</text:p>
          </table:table-cell>
          <table:table-cell office:value-type="float" office:value="0.00000000000001773127">
            <text:p>1.773E-01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85944">
            <text:p>1.686E-001</text:p>
          </table:table-cell>
          <table:table-cell office:value-type="float" office:value="0.0008324515">
            <text:p>8.325E-004</text:p>
          </table:table-cell>
          <table:table-cell office:value-type="float" office:value="0.000001293046">
            <text:p>1.293E-006</text:p>
          </table:table-cell>
          <table:table-cell office:value-type="float" office:value="0.00000008295347">
            <text:p>8.295E-008</text:p>
          </table:table-cell>
          <table:table-cell office:value-type="float" office:value="0.00000000000002448227">
            <text:p>2.448E-014</text:p>
          </table:table-cell>
          <table:table-cell office:value-type="float" office:value="-0.0000000006441233">
            <text:p>-6.441E-010</text:p>
          </table:table-cell>
          <table:table-cell office:value-type="float" office:value="0.00000000000001177806">
            <text:p>1.178E-01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86498">
            <text:p>1.686E-001</text:p>
          </table:table-cell>
          <table:table-cell office:value-type="float" office:value="0.0008411001">
            <text:p>8.411E-004</text:p>
          </table:table-cell>
          <table:table-cell office:value-type="float" office:value="0.0000008320066">
            <text:p>8.320E-007</text:p>
          </table:table-cell>
          <table:table-cell office:value-type="float" office:value="0.00000006073707">
            <text:p>6.074E-008</text:p>
          </table:table-cell>
          <table:table-cell office:value-type="float" office:value="8.770325E-015">
            <text:p>8.770E-015</text:p>
          </table:table-cell>
          <table:table-cell office:value-type="float" office:value="-0.0000000008110889">
            <text:p>-8.111E-010</text:p>
          </table:table-cell>
          <table:table-cell office:value-type="float" office:value="0.0000000000000104642">
            <text:p>1.046E-01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87504">
            <text:p>1.688E-001</text:p>
          </table:table-cell>
          <table:table-cell office:value-type="float" office:value="0.0008433269">
            <text:p>8.433E-004</text:p>
          </table:table-cell>
          <table:table-cell office:value-type="float" office:value="0.0000006353113">
            <text:p>6.353E-007</text:p>
          </table:table-cell>
          <table:table-cell office:value-type="float" office:value="0.00000003892034">
            <text:p>3.892E-008</text:p>
          </table:table-cell>
          <table:table-cell office:value-type="float" office:value="3.489766E-015">
            <text:p>3.490E-015</text:p>
          </table:table-cell>
          <table:table-cell office:value-type="float" office:value="-0.0000000005814546">
            <text:p>-5.815E-010</text:p>
          </table:table-cell>
          <table:table-cell office:value-type="float" office:value="5.027635E-015">
            <text:p>5.028E-0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87468">
            <text:p>1.687E-001</text:p>
          </table:table-cell>
          <table:table-cell office:value-type="float" office:value="0.0008318513">
            <text:p>8.319E-004</text:p>
          </table:table-cell>
          <table:table-cell office:value-type="float" office:value="0.000000487067">
            <text:p>4.871E-007</text:p>
          </table:table-cell>
          <table:table-cell office:value-type="float" office:value="0.00000003697974">
            <text:p>3.698E-008</text:p>
          </table:table-cell>
          <table:table-cell office:value-type="float" office:value="4.326544E-015">
            <text:p>4.327E-015</text:p>
          </table:table-cell>
          <table:table-cell office:value-type="float" office:value="-0.0000000003239494">
            <text:p>-3.239E-010</text:p>
          </table:table-cell>
          <table:table-cell office:value-type="float" office:value="2.431443E-015">
            <text:p>2.431E-01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87263">
            <text:p>1.687E-001</text:p>
          </table:table-cell>
          <table:table-cell office:value-type="float" office:value="0.0008304229">
            <text:p>8.304E-004</text:p>
          </table:table-cell>
          <table:table-cell office:value-type="float" office:value="0.0000002645491">
            <text:p>2.645E-007</text:p>
          </table:table-cell>
          <table:table-cell office:value-type="float" office:value="0.00000001891955">
            <text:p>1.892E-008</text:p>
          </table:table-cell>
          <table:table-cell office:value-type="float" office:value="8.853121E-016">
            <text:p>8.853E-016</text:p>
          </table:table-cell>
          <table:table-cell office:value-type="float" office:value="-0.0000000002321617">
            <text:p>-2.322E-010</text:p>
          </table:table-cell>
          <table:table-cell office:value-type="float" office:value="1.003899E-015">
            <text:p>1.004E-01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88622">
            <text:p>1.689E-001</text:p>
          </table:table-cell>
          <table:table-cell office:value-type="float" office:value="0.0008375196">
            <text:p>8.375E-004</text:p>
          </table:table-cell>
          <table:table-cell office:value-type="float" office:value="0.00000008254538">
            <text:p>8.255E-008</text:p>
          </table:table-cell>
          <table:table-cell office:value-type="float" office:value="0.000000006592306">
            <text:p>6.592E-009</text:p>
          </table:table-cell>
          <table:table-cell office:value-type="float" office:value="1.529441E-016">
            <text:p>1.529E-016</text:p>
          </table:table-cell>
          <table:table-cell office:value-type="float" office:value="0.00000000001672588">
            <text:p>1.673E-011</text:p>
          </table:table-cell>
          <table:table-cell office:value-type="float" office:value="-1.602078E-017">
            <text:p>-1.602E-0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89697">
            <text:p>1.690E-001</text:p>
          </table:table-cell>
          <table:table-cell office:value-type="float" office:value="0.000844717">
            <text:p>8.447E-004</text:p>
          </table:table-cell>
          <table:table-cell office:value-type="float" office:value="0.00000001458896">
            <text:p>1.459E-008</text:p>
          </table:table-cell>
          <table:table-cell office:value-type="float" office:value="0.000000004142214">
            <text:p>4.142E-009</text:p>
          </table:table-cell>
          <table:table-cell office:value-type="float" office:value="-2.370786E-017">
            <text:p>-2.371E-017</text:p>
          </table:table-cell>
          <table:table-cell office:value-type="float" office:value="0.0000000001119122">
            <text:p>1.119E-010</text:p>
          </table:table-cell>
          <table:table-cell office:value-type="float" office:value="-2.178995E-017">
            <text:p>-2.179E-01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89682">
            <text:p>1.690E-001</text:p>
          </table:table-cell>
          <table:table-cell office:value-type="float" office:value="0.00084359">
            <text:p>8.436E-004</text:p>
          </table:table-cell>
          <table:table-cell office:value-type="float" office:value="0.00000004062093">
            <text:p>4.062E-008</text:p>
          </table:table-cell>
          <table:table-cell office:value-type="float" office:value="0.000000003488997">
            <text:p>3.489E-009</text:p>
          </table:table-cell>
          <table:table-cell office:value-type="float" office:value="-4.002094E-017">
            <text:p>-4.002E-017</text:p>
          </table:table-cell>
          <table:table-cell office:value-type="float" office:value="-0.0000000001009137">
            <text:p>-1.009E-010</text:p>
          </table:table-cell>
          <table:table-cell office:value-type="float" office:value="1.111633E-017">
            <text:p>1.112E-0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89753">
            <text:p>1.690E-001</text:p>
          </table:table-cell>
          <table:table-cell office:value-type="float" office:value="0.0008405385">
            <text:p>8.405E-004</text:p>
          </table:table-cell>
          <table:table-cell office:value-type="float" office:value="0.00000000996705">
            <text:p>9.967E-009</text:p>
          </table:table-cell>
          <table:table-cell office:value-type="float" office:value="0.000000001695709">
            <text:p>1.696E-009</text:p>
          </table:table-cell>
          <table:table-cell office:value-type="float" office:value="6.967666E-018">
            <text:p>6.968E-018</text:p>
          </table:table-cell>
          <table:table-cell office:value-type="float" office:value="0.0000000000067013">
            <text:p>6.701E-012</text:p>
          </table:table-cell>
          <table:table-cell office:value-type="float" office:value="-2.233186E-019">
            <text:p>-2.233E-01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90681">
            <text:p>1.691E-001</text:p>
          </table:table-cell>
          <table:table-cell office:value-type="float" office:value="0.0008479833">
            <text:p>8.480E-004</text:p>
          </table:table-cell>
          <table:table-cell office:value-type="float" office:value="0.00000000108597">
            <text:p>1.086E-009</text:p>
          </table:table-cell>
          <table:table-cell office:value-type="float" office:value="0.00000000007900312">
            <text:p>7.900E-011</text:p>
          </table:table-cell>
          <table:table-cell office:value-type="float" office:value="1.920066E-020">
            <text:p>1.920E-020</text:p>
          </table:table-cell>
          <table:table-cell office:value-type="float" office:value="0.000000000001310026">
            <text:p>1.310E-012</text:p>
          </table:table-cell>
          <table:table-cell office:value-type="float" office:value="1.291603E-020">
            <text:p>1.292E-02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91091">
            <text:p>1.691E-001</text:p>
          </table:table-cell>
          <table:table-cell office:value-type="float" office:value="0.0008678955">
            <text:p>8.679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89939">
            <text:p>1.690E-001</text:p>
          </table:table-cell>
          <table:table-cell office:value-type="float" office:value="0.0008437176">
            <text:p>8.437E-004</text:p>
          </table:table-cell>
          <table:table-cell office:value-type="float" office:value="0.000000009720335">
            <text:p>9.720E-009</text:p>
          </table:table-cell>
          <table:table-cell office:value-type="float" office:value="0.0000000003240308">
            <text:p>3.240E-010</text:p>
          </table:table-cell>
          <table:table-cell office:value-type="float" office:value="-5.688917E-019">
            <text:p>-5.689E-019</text:p>
          </table:table-cell>
          <table:table-cell office:value-type="float" office:value="-0.000000000009377633">
            <text:p>-9.378E-012</text:p>
          </table:table-cell>
          <table:table-cell office:value-type="float" office:value="8.406473E-020">
            <text:p>8.406E-02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90384">
            <text:p>1.690E-001</text:p>
          </table:table-cell>
          <table:table-cell office:value-type="float" office:value="0.000843805">
            <text:p>8.438E-004</text:p>
          </table:table-cell>
          <table:table-cell office:value-type="float" office:value="0.0000000009434564">
            <text:p>9.435E-010</text:p>
          </table:table-cell>
          <table:table-cell office:value-type="float" office:value="0.0000000001477541">
            <text:p>1.478E-010</text:p>
          </table:table-cell>
          <table:table-cell office:value-type="float" office:value="1.695745E-020">
            <text:p>1.696E-020</text:p>
          </table:table-cell>
          <table:table-cell office:value-type="float" office:value="-0.000000000001521932">
            <text:p>-1.522E-012</text:p>
          </table:table-cell>
          <table:table-cell office:value-type="float" office:value="-5.249488E-020">
            <text:p>-5.249E-02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90611">
            <text:p>1.691E-001</text:p>
          </table:table-cell>
          <table:table-cell office:value-type="float" office:value="0.0008438213">
            <text:p>8.438E-004</text:p>
          </table:table-cell>
          <table:table-cell office:value-type="float" office:value="0.00000001922191">
            <text:p>1.922E-008</text:p>
          </table:table-cell>
          <table:table-cell office:value-type="float" office:value="0.000000001602265">
            <text:p>1.602E-009</text:p>
          </table:table-cell>
          <table:table-cell office:value-type="float" office:value="-3.157358E-018">
            <text:p>-3.157E-018</text:p>
          </table:table-cell>
          <table:table-cell office:value-type="float" office:value="-0.0000000000385126">
            <text:p>-3.851E-011</text:p>
          </table:table-cell>
          <table:table-cell office:value-type="float" office:value="-8.312574E-018">
            <text:p>-8.313E-0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90461">
            <text:p>1.690E-001</text:p>
          </table:table-cell>
          <table:table-cell office:value-type="float" office:value="0.0008383219">
            <text:p>8.383E-004</text:p>
          </table:table-cell>
          <table:table-cell office:value-type="float" office:value="0.000000005166261">
            <text:p>5.166E-009</text:p>
          </table:table-cell>
          <table:table-cell office:value-type="float" office:value="0.0000000004670156">
            <text:p>4.670E-010</text:p>
          </table:table-cell>
          <table:table-cell office:value-type="float" office:value="-7.23877E-019">
            <text:p>-7.239E-019</text:p>
          </table:table-cell>
          <table:table-cell office:value-type="float" office:value="0.00000000001348651">
            <text:p>1.349E-011</text:p>
          </table:table-cell>
          <table:table-cell office:value-type="float" office:value="-4.717997E-020">
            <text:p>-4.718E-02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90541">
            <text:p>1.691E-001</text:p>
          </table:table-cell>
          <table:table-cell office:value-type="float" office:value="0.0008429844">
            <text:p>8.430E-004</text:p>
          </table:table-cell>
          <table:table-cell office:value-type="float" office:value="0.000000006193987">
            <text:p>6.194E-009</text:p>
          </table:table-cell>
          <table:table-cell office:value-type="float" office:value="0.0000000004807076">
            <text:p>4.807E-010</text:p>
          </table:table-cell>
          <table:table-cell office:value-type="float" office:value="-8.042842E-019">
            <text:p>-8.043E-019</text:p>
          </table:table-cell>
          <table:table-cell office:value-type="float" office:value="0.00000000001306296">
            <text:p>1.306E-011</text:p>
          </table:table-cell>
          <table:table-cell office:value-type="float" office:value="-2.028954E-019">
            <text:p>-2.029E-01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90978">
            <text:p>1.691E-001</text:p>
          </table:table-cell>
          <table:table-cell office:value-type="float" office:value="0.0008450449">
            <text:p>8.450E-004</text:p>
          </table:table-cell>
          <table:table-cell office:value-type="float" office:value="0.00000002512307">
            <text:p>2.512E-008</text:p>
          </table:table-cell>
          <table:table-cell office:value-type="float" office:value="0.000000001359241">
            <text:p>1.359E-009</text:p>
          </table:table-cell>
          <table:table-cell office:value-type="float" office:value="-7.757433E-018">
            <text:p>-7.757E-018</text:p>
          </table:table-cell>
          <table:table-cell office:value-type="float" office:value="-0.0000000000370223">
            <text:p>-3.702E-011</text:p>
          </table:table-cell>
          <table:table-cell office:value-type="float" office:value="1.706612E-018">
            <text:p>1.707E-01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89205">
            <text:p>1.689E-001</text:p>
          </table:table-cell>
          <table:table-cell office:value-type="float" office:value="0.000842691">
            <text:p>8.427E-004</text:p>
          </table:table-cell>
          <table:table-cell office:value-type="float" office:value="0.00000002483489">
            <text:p>2.483E-008</text:p>
          </table:table-cell>
          <table:table-cell office:value-type="float" office:value="0.000000002582687">
            <text:p>2.583E-009</text:p>
          </table:table-cell>
          <table:table-cell office:value-type="float" office:value="-5.120075E-018">
            <text:p>-5.120E-018</text:p>
          </table:table-cell>
          <table:table-cell office:value-type="float" office:value="-0.00000000006457996">
            <text:p>-6.458E-011</text:p>
          </table:table-cell>
          <table:table-cell office:value-type="float" office:value="2.004049E-017">
            <text:p>2.004E-01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9031">
            <text:p>1.690E-001</text:p>
          </table:table-cell>
          <table:table-cell office:value-type="float" office:value="0.0008466454">
            <text:p>8.466E-004</text:p>
          </table:table-cell>
          <table:table-cell office:value-type="float" office:value="0.00000002320689">
            <text:p>2.321E-008</text:p>
          </table:table-cell>
          <table:table-cell office:value-type="float" office:value="0.0000000006430576">
            <text:p>6.431E-010</text:p>
          </table:table-cell>
          <table:table-cell office:value-type="float" office:value="2.171084E-018">
            <text:p>2.171E-018</text:p>
          </table:table-cell>
          <table:table-cell office:value-type="float" office:value="-0.000000000009605954">
            <text:p>-9.606E-012</text:p>
          </table:table-cell>
          <table:table-cell office:value-type="float" office:value="-1.20729E-018">
            <text:p>-1.207E-01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90207">
            <text:p>1.690E-001</text:p>
          </table:table-cell>
          <table:table-cell office:value-type="float" office:value="0.0008477112">
            <text:p>8.477E-004</text:p>
          </table:table-cell>
          <table:table-cell office:value-type="float" office:value="0.00000001185384">
            <text:p>1.185E-008</text:p>
          </table:table-cell>
          <table:table-cell office:value-type="float" office:value="0.000000001074492">
            <text:p>1.074E-009</text:p>
          </table:table-cell>
          <table:table-cell office:value-type="float" office:value="-4.389449E-019">
            <text:p>-4.389E-019</text:p>
          </table:table-cell>
          <table:table-cell office:value-type="float" office:value="-0.00000000002268084">
            <text:p>-2.268E-011</text:p>
          </table:table-cell>
          <table:table-cell office:value-type="float" office:value="-3.809519E-018">
            <text:p>-3.810E-0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90591">
            <text:p>1.691E-001</text:p>
          </table:table-cell>
          <table:table-cell office:value-type="float" office:value="0.0008444717">
            <text:p>8.445E-004</text:p>
          </table:table-cell>
          <table:table-cell office:value-type="float" office:value="0.000000002075824">
            <text:p>2.076E-009</text:p>
          </table:table-cell>
          <table:table-cell office:value-type="float" office:value="0.0000000002192704">
            <text:p>2.193E-010</text:p>
          </table:table-cell>
          <table:table-cell office:value-type="float" office:value="1.10985E-019">
            <text:p>1.110E-019</text:p>
          </table:table-cell>
          <table:table-cell office:value-type="float" office:value="0.000000000002867576">
            <text:p>2.868E-012</text:p>
          </table:table-cell>
          <table:table-cell office:value-type="float" office:value="-9.780862E-020">
            <text:p>-9.781E-02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9002">
            <text:p>1.690E-001</text:p>
          </table:table-cell>
          <table:table-cell office:value-type="float" office:value="0.0008438191">
            <text:p>8.438E-004</text:p>
          </table:table-cell>
          <table:table-cell office:value-type="float" office:value="0.00000005573346">
            <text:p>5.573E-008</text:p>
          </table:table-cell>
          <table:table-cell office:value-type="float" office:value="0.000000005652181">
            <text:p>5.652E-009</text:p>
          </table:table-cell>
          <table:table-cell office:value-type="float" office:value="4.938631E-017">
            <text:p>4.939E-017</text:p>
          </table:table-cell>
          <table:table-cell office:value-type="float" office:value="-0.00000000007972992">
            <text:p>-7.973E-011</text:p>
          </table:table-cell>
          <table:table-cell office:value-type="float" office:value="-8.732034E-017">
            <text:p>-8.732E-01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90619">
            <text:p>1.691E-001</text:p>
          </table:table-cell>
          <table:table-cell office:value-type="float" office:value="0.0008480282">
            <text:p>8.480E-004</text:p>
          </table:table-cell>
          <table:table-cell office:value-type="float" office:value="0.0000002880861">
            <text:p>2.881E-007</text:p>
          </table:table-cell>
          <table:table-cell office:value-type="float" office:value="0.00000002812152">
            <text:p>2.812E-008</text:p>
          </table:table-cell>
          <table:table-cell office:value-type="float" office:value="-8.202989E-016">
            <text:p>-8.203E-016</text:p>
          </table:table-cell>
          <table:table-cell office:value-type="float" office:value="-0.0000000006391244">
            <text:p>-6.391E-010</text:p>
          </table:table-cell>
          <table:table-cell office:value-type="float" office:value="-2.39455E-015">
            <text:p>-2.395E-01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9102">
            <text:p>1.691E-001</text:p>
          </table:table-cell>
          <table:table-cell office:value-type="float" office:value="0.0008449804">
            <text:p>8.450E-004</text:p>
          </table:table-cell>
          <table:table-cell office:value-type="float" office:value="0.0000003956853">
            <text:p>3.957E-007</text:p>
          </table:table-cell>
          <table:table-cell office:value-type="float" office:value="0.00000004354728">
            <text:p>4.355E-008</text:p>
          </table:table-cell>
          <table:table-cell office:value-type="float" office:value="4.993474E-015">
            <text:p>4.993E-015</text:p>
          </table:table-cell>
          <table:table-cell office:value-type="float" office:value="-0.000000000252002">
            <text:p>-2.520E-010</text:p>
          </table:table-cell>
          <table:table-cell office:value-type="float" office:value="-2.78236E-015">
            <text:p>-2.782E-0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90664">
            <text:p>1.691E-001</text:p>
          </table:table-cell>
          <table:table-cell office:value-type="float" office:value="0.0008722057">
            <text:p>8.722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91021">
            <text:p>1.691E-001</text:p>
          </table:table-cell>
          <table:table-cell office:value-type="float" office:value="0.0008450231">
            <text:p>8.450E-004</text:p>
          </table:table-cell>
          <table:table-cell office:value-type="float" office:value="0.0000003711689">
            <text:p>3.712E-007</text:p>
          </table:table-cell>
          <table:table-cell office:value-type="float" office:value="0.00000003995597">
            <text:p>3.996E-008</text:p>
          </table:table-cell>
          <table:table-cell office:value-type="float" office:value="4.235544E-015">
            <text:p>4.236E-015</text:p>
          </table:table-cell>
          <table:table-cell office:value-type="float" office:value="-0.0000000003613515">
            <text:p>-3.614E-010</text:p>
          </table:table-cell>
          <table:table-cell office:value-type="float" office:value="-2.395124E-015">
            <text:p>-2.395E-01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90617">
            <text:p>1.691E-001</text:p>
          </table:table-cell>
          <table:table-cell office:value-type="float" office:value="0.000847728">
            <text:p>8.477E-004</text:p>
          </table:table-cell>
          <table:table-cell office:value-type="float" office:value="0.00000014652">
            <text:p>1.465E-007</text:p>
          </table:table-cell>
          <table:table-cell office:value-type="float" office:value="0.00000001659799">
            <text:p>1.660E-008</text:p>
          </table:table-cell>
          <table:table-cell office:value-type="float" office:value="3.057142E-016">
            <text:p>3.057E-016</text:p>
          </table:table-cell>
          <table:table-cell office:value-type="float" office:value="-0.0000000003042211">
            <text:p>-3.042E-010</text:p>
          </table:table-cell>
          <table:table-cell office:value-type="float" office:value="-7.592903E-016">
            <text:p>-7.593E-01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89953">
            <text:p>1.690E-001</text:p>
          </table:table-cell>
          <table:table-cell office:value-type="float" office:value="0.0008441795">
            <text:p>8.442E-004</text:p>
          </table:table-cell>
          <table:table-cell office:value-type="float" office:value="0.000000008134685">
            <text:p>8.135E-009</text:p>
          </table:table-cell>
          <table:table-cell office:value-type="float" office:value="0.0000000003890668">
            <text:p>3.891E-010</text:p>
          </table:table-cell>
          <table:table-cell office:value-type="float" office:value="6.593615E-019">
            <text:p>6.594E-019</text:p>
          </table:table-cell>
          <table:table-cell office:value-type="float" office:value="-0.000000000002193329">
            <text:p>-2.193E-012</text:p>
          </table:table-cell>
          <table:table-cell office:value-type="float" office:value="2.105423E-019">
            <text:p>2.105E-01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91216">
            <text:p>1.691E-001</text:p>
          </table:table-cell>
          <table:table-cell office:value-type="float" office:value="0.0008443446">
            <text:p>8.443E-004</text:p>
          </table:table-cell>
          <table:table-cell office:value-type="float" office:value="0.000000003697049">
            <text:p>3.697E-009</text:p>
          </table:table-cell>
          <table:table-cell office:value-type="float" office:value="0.0000000001307022">
            <text:p>1.307E-010</text:p>
          </table:table-cell>
          <table:table-cell office:value-type="float" office:value="6.364624E-020">
            <text:p>6.365E-020</text:p>
          </table:table-cell>
          <table:table-cell office:value-type="float" office:value="0.000000000001069893">
            <text:p>1.070E-012</text:p>
          </table:table-cell>
          <table:table-cell office:value-type="float" office:value="-6.483753E-020">
            <text:p>-6.484E-02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90173">
            <text:p>1.690E-001</text:p>
          </table:table-cell>
          <table:table-cell office:value-type="float" office:value="0.0008476863">
            <text:p>8.477E-004</text:p>
          </table:table-cell>
          <table:table-cell office:value-type="float" office:value="0.00000001669298">
            <text:p>1.669E-008</text:p>
          </table:table-cell>
          <table:table-cell office:value-type="float" office:value="0.000000001145989">
            <text:p>1.146E-009</text:p>
          </table:table-cell>
          <table:table-cell office:value-type="float" office:value="1.601112E-018">
            <text:p>1.601E-018</text:p>
          </table:table-cell>
          <table:table-cell office:value-type="float" office:value="-0.00000000002375788">
            <text:p>-2.376E-011</text:p>
          </table:table-cell>
          <table:table-cell office:value-type="float" office:value="-4.749701E-018">
            <text:p>-4.750E-0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90192">
            <text:p>1.690E-001</text:p>
          </table:table-cell>
          <table:table-cell office:value-type="float" office:value="0.0008444054">
            <text:p>8.444E-004</text:p>
          </table:table-cell>
          <table:table-cell office:value-type="float" office:value="0.00000006511576">
            <text:p>6.512E-008</text:p>
          </table:table-cell>
          <table:table-cell office:value-type="float" office:value="0.000000007063402">
            <text:p>7.063E-009</text:p>
          </table:table-cell>
          <table:table-cell office:value-type="float" office:value="-6.063781E-017">
            <text:p>-6.064E-017</text:p>
          </table:table-cell>
          <table:table-cell office:value-type="float" office:value="-0.0000000001635564">
            <text:p>-1.636E-010</text:p>
          </table:table-cell>
          <table:table-cell office:value-type="float" office:value="-1.38817E-016">
            <text:p>-1.388E-01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89769">
            <text:p>1.690E-001</text:p>
          </table:table-cell>
          <table:table-cell office:value-type="float" office:value="0.0008438984">
            <text:p>8.439E-004</text:p>
          </table:table-cell>
          <table:table-cell office:value-type="float" office:value="0.00000000009994632">
            <text:p>9.995E-011</text:p>
          </table:table-cell>
          <table:table-cell office:value-type="float" office:value="0.0000000009560801">
            <text:p>9.561E-010</text:p>
          </table:table-cell>
          <table:table-cell office:value-type="float" office:value="1.246861E-019">
            <text:p>1.247E-019</text:p>
          </table:table-cell>
          <table:table-cell office:value-type="float" office:value="0.00000000002757643">
            <text:p>2.758E-011</text:p>
          </table:table-cell>
          <table:table-cell office:value-type="float" office:value="-2.679565E-019">
            <text:p>-2.680E-01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91044">
            <text:p>1.691E-001</text:p>
          </table:table-cell>
          <table:table-cell office:value-type="float" office:value="0.0008436326">
            <text:p>8.436E-004</text:p>
          </table:table-cell>
          <table:table-cell office:value-type="float" office:value="0.00000001687227">
            <text:p>1.687E-008</text:p>
          </table:table-cell>
          <table:table-cell office:value-type="float" office:value="0.000000003127182">
            <text:p>3.127E-009</text:p>
          </table:table-cell>
          <table:table-cell office:value-type="float" office:value="-1.999091E-017">
            <text:p>-1.999E-017</text:p>
          </table:table-cell>
          <table:table-cell office:value-type="float" office:value="-0.00000000009018701">
            <text:p>-9.019E-011</text:p>
          </table:table-cell>
          <table:table-cell office:value-type="float" office:value="1.078628E-017">
            <text:p>1.079E-01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89975">
            <text:p>1.690E-001</text:p>
          </table:table-cell>
          <table:table-cell office:value-type="float" office:value="0.0008453464">
            <text:p>8.453E-004</text:p>
          </table:table-cell>
          <table:table-cell office:value-type="float" office:value="0.00000001769663">
            <text:p>1.770E-008</text:p>
          </table:table-cell>
          <table:table-cell office:value-type="float" office:value="0.000000001786466">
            <text:p>1.786E-009</text:p>
          </table:table-cell>
          <table:table-cell office:value-type="float" office:value="8.968453E-018">
            <text:p>8.968E-018</text:p>
          </table:table-cell>
          <table:table-cell office:value-type="float" office:value="0.00000000001842654">
            <text:p>1.843E-011</text:p>
          </table:table-cell>
          <table:table-cell office:value-type="float" office:value="-4.523618E-018">
            <text:p>-4.524E-0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90043">
            <text:p>1.690E-001</text:p>
          </table:table-cell>
          <table:table-cell office:value-type="float" office:value="0.0008375794">
            <text:p>8.376E-004</text:p>
          </table:table-cell>
          <table:table-cell office:value-type="float" office:value="0.0000000005890588">
            <text:p>5.891E-010</text:p>
          </table:table-cell>
          <table:table-cell office:value-type="float" office:value="0.00000000004633593">
            <text:p>4.634E-011</text:p>
          </table:table-cell>
          <table:table-cell office:value-type="float" office:value="6.67761E-021">
            <text:p>6.678E-021</text:p>
          </table:table-cell>
          <table:table-cell office:value-type="float" office:value="-0.0000000000002696685">
            <text:p>-2.697E-013</text:p>
          </table:table-cell>
          <table:table-cell office:value-type="float" office:value="-3.743193E-021">
            <text:p>-3.743E-02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90104">
            <text:p>1.690E-001</text:p>
          </table:table-cell>
          <table:table-cell office:value-type="float" office:value="0.0008440734">
            <text:p>8.441E-004</text:p>
          </table:table-cell>
          <table:table-cell office:value-type="float" office:value="0.0000000001056937">
            <text:p>1.057E-010</text:p>
          </table:table-cell>
          <table:table-cell office:value-type="float" office:value="0.00000000009175899">
            <text:p>9.176E-011</text:p>
          </table:table-cell>
          <table:table-cell office:value-type="float" office:value="4.141345E-021">
            <text:p>4.141E-021</text:p>
          </table:table-cell>
          <table:table-cell office:value-type="float" office:value="-0.000000000001719848">
            <text:p>-1.720E-012</text:p>
          </table:table-cell>
          <table:table-cell office:value-type="float" office:value="8.031598E-021">
            <text:p>8.032E-02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8987">
            <text:p>1.690E-001</text:p>
          </table:table-cell>
          <table:table-cell office:value-type="float" office:value="0.0008438962">
            <text:p>8.439E-004</text:p>
          </table:table-cell>
          <table:table-cell office:value-type="float" office:value="0.00000003138151">
            <text:p>3.138E-008</text:p>
          </table:table-cell>
          <table:table-cell office:value-type="float" office:value="0.000000003048412">
            <text:p>3.048E-009</text:p>
          </table:table-cell>
          <table:table-cell office:value-type="float" office:value="-5.469787E-018">
            <text:p>-5.470E-018</text:p>
          </table:table-cell>
          <table:table-cell office:value-type="float" office:value="-0.00000000006767623">
            <text:p>-6.768E-011</text:p>
          </table:table-cell>
          <table:table-cell office:value-type="float" office:value="2.930984E-017">
            <text:p>2.931E-01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90424">
            <text:p>1.690E-001</text:p>
          </table:table-cell>
          <table:table-cell office:value-type="float" office:value="0.0008472886">
            <text:p>8.473E-004</text:p>
          </table:table-cell>
          <table:table-cell office:value-type="float" office:value="0.000000003292684">
            <text:p>3.293E-009</text:p>
          </table:table-cell>
          <table:table-cell office:value-type="float" office:value="0.0000000002690266">
            <text:p>2.690E-010</text:p>
          </table:table-cell>
          <table:table-cell office:value-type="float" office:value="-1.435189E-019">
            <text:p>-1.435E-019</text:p>
          </table:table-cell>
          <table:table-cell office:value-type="float" office:value="-0.000000000007135095">
            <text:p>-7.135E-012</text:p>
          </table:table-cell>
          <table:table-cell office:value-type="float" office:value="-2.085997E-019">
            <text:p>-2.086E-01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90695">
            <text:p>1.691E-001</text:p>
          </table:table-cell>
          <table:table-cell office:value-type="float" office:value="0.0008677733">
            <text:p>8.678E-004</text:p>
          </table:table-cell>
          <table:table-cell office:value-type="float" office:value="0.0000000007329996">
            <text:p>7.330E-010</text:p>
          </table:table-cell>
          <table:table-cell office:value-type="float" office:value="0.00000000004673729">
            <text:p>4.674E-011</text:p>
          </table:table-cell>
          <table:table-cell office:value-type="float" office:value="8.337916E-021">
            <text:p>8.338E-021</text:p>
          </table:table-cell>
          <table:table-cell office:value-type="float" office:value="-0.0000000000002638102">
            <text:p>-2.638E-013</text:p>
          </table:table-cell>
          <table:table-cell office:value-type="float" office:value="-2.304857E-021">
            <text:p>-2.305E-02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90364">
            <text:p>1.690E-001</text:p>
          </table:table-cell>
          <table:table-cell office:value-type="float" office:value="0.0008455568">
            <text:p>8.456E-004</text:p>
          </table:table-cell>
          <table:table-cell office:value-type="float" office:value="0.000000003936463">
            <text:p>3.936E-009</text:p>
          </table:table-cell>
          <table:table-cell office:value-type="float" office:value="0.0000000003264324">
            <text:p>3.264E-010</text:p>
          </table:table-cell>
          <table:table-cell office:value-type="float" office:value="1.648781E-019">
            <text:p>1.649E-019</text:p>
          </table:table-cell>
          <table:table-cell office:value-type="float" office:value="-0.000000000004704446">
            <text:p>-4.704E-012</text:p>
          </table:table-cell>
          <table:table-cell office:value-type="float" office:value="3.312722E-019">
            <text:p>3.313E-0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89695">
            <text:p>1.690E-001</text:p>
          </table:table-cell>
          <table:table-cell office:value-type="float" office:value="0.000840454">
            <text:p>8.405E-004</text:p>
          </table:table-cell>
          <table:table-cell office:value-type="float" office:value="0.00000001983357">
            <text:p>1.983E-008</text:p>
          </table:table-cell>
          <table:table-cell office:value-type="float" office:value="0.000000001901075">
            <text:p>1.901E-009</text:p>
          </table:table-cell>
          <table:table-cell office:value-type="float" office:value="7.616006E-018">
            <text:p>7.616E-018</text:p>
          </table:table-cell>
          <table:table-cell office:value-type="float" office:value="-0.00000000002458494">
            <text:p>-2.458E-011</text:p>
          </table:table-cell>
          <table:table-cell office:value-type="float" office:value="8.846803E-018">
            <text:p>8.847E-01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89887">
            <text:p>1.690E-001</text:p>
          </table:table-cell>
          <table:table-cell office:value-type="float" office:value="0.0008453923">
            <text:p>8.454E-004</text:p>
          </table:table-cell>
          <table:table-cell office:value-type="float" office:value="0.000000001765469">
            <text:p>1.765E-009</text:p>
          </table:table-cell>
          <table:table-cell office:value-type="float" office:value="0.0000000001838105">
            <text:p>1.838E-010</text:p>
          </table:table-cell>
          <table:table-cell office:value-type="float" office:value="-8.686E-020">
            <text:p>-8.686E-020</text:p>
          </table:table-cell>
          <table:table-cell office:value-type="float" office:value="0.000000000005174244">
            <text:p>5.174E-012</text:p>
          </table:table-cell>
          <table:table-cell office:value-type="float" office:value="-5.847557E-020">
            <text:p>-5.848E-02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91161">
            <text:p>1.691E-001</text:p>
          </table:table-cell>
          <table:table-cell office:value-type="float" office:value="0.0008426719">
            <text:p>8.427E-004</text:p>
          </table:table-cell>
          <table:table-cell office:value-type="float" office:value="0.000000004332504">
            <text:p>4.333E-009</text:p>
          </table:table-cell>
          <table:table-cell office:value-type="float" office:value="0.0000000003744967">
            <text:p>3.745E-010</text:p>
          </table:table-cell>
          <table:table-cell office:value-type="float" office:value="-2.972329E-019">
            <text:p>-2.972E-019</text:p>
          </table:table-cell>
          <table:table-cell office:value-type="float" office:value="0.000000000009437751">
            <text:p>9.438E-012</text:p>
          </table:table-cell>
          <table:table-cell office:value-type="float" office:value="3.73103E-019">
            <text:p>3.731E-01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91096">
            <text:p>1.691E-001</text:p>
          </table:table-cell>
          <table:table-cell office:value-type="float" office:value="0.0008471391">
            <text:p>8.471E-004</text:p>
          </table:table-cell>
          <table:table-cell office:value-type="float" office:value="0.00000002208262">
            <text:p>2.208E-008</text:p>
          </table:table-cell>
          <table:table-cell office:value-type="float" office:value="0.0000000004115524">
            <text:p>4.116E-010</text:p>
          </table:table-cell>
          <table:table-cell office:value-type="float" office:value="1.157113E-018">
            <text:p>1.157E-018</text:p>
          </table:table-cell>
          <table:table-cell office:value-type="float" office:value="-0.000000000004141047">
            <text:p>-4.141E-012</text:p>
          </table:table-cell>
          <table:table-cell office:value-type="float" office:value="-4.476581E-019">
            <text:p>-4.477E-0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90165">
            <text:p>1.690E-001</text:p>
          </table:table-cell>
          <table:table-cell office:value-type="float" office:value="0.0008349985">
            <text:p>8.350E-004</text:p>
          </table:table-cell>
          <table:table-cell office:value-type="float" office:value="0.0000000002298304">
            <text:p>2.298E-010</text:p>
          </table:table-cell>
          <table:table-cell office:value-type="float" office:value="0.00000000006839161">
            <text:p>6.839E-011</text:p>
          </table:table-cell>
          <table:table-cell office:value-type="float" office:value="-7.888805E-021">
            <text:p>-7.889E-021</text:p>
          </table:table-cell>
          <table:table-cell office:value-type="float" office:value="0.000000000001919933">
            <text:p>1.920E-012</text:p>
          </table:table-cell>
          <table:table-cell office:value-type="float" office:value="3.359842E-021">
            <text:p>3.360E-02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90179">
            <text:p>1.690E-001</text:p>
          </table:table-cell>
          <table:table-cell office:value-type="float" office:value="0.0008378347">
            <text:p>8.378E-004</text:p>
          </table:table-cell>
          <table:table-cell office:value-type="float" office:value="0.00000002863739">
            <text:p>2.864E-008</text:p>
          </table:table-cell>
          <table:table-cell office:value-type="float" office:value="0.0000000004725654">
            <text:p>4.726E-010</text:p>
          </table:table-cell>
          <table:table-cell office:value-type="float" office:value="1.696419E-018">
            <text:p>1.696E-018</text:p>
          </table:table-cell>
          <table:table-cell office:value-type="float" office:value="-0.0000000000004337103">
            <text:p>-4.337E-013</text:p>
          </table:table-cell>
          <table:table-cell office:value-type="float" office:value="3.799155E-019">
            <text:p>3.799E-01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89927">
            <text:p>1.690E-001</text:p>
          </table:table-cell>
          <table:table-cell office:value-type="float" office:value="0.0008450893">
            <text:p>8.451E-004</text:p>
          </table:table-cell>
          <table:table-cell office:value-type="float" office:value="0.0000000509657">
            <text:p>5.097E-008</text:p>
          </table:table-cell>
          <table:table-cell office:value-type="float" office:value="0.0000000006747813">
            <text:p>6.748E-010</text:p>
          </table:table-cell>
          <table:table-cell office:value-type="float" office:value="2.869212E-018">
            <text:p>2.869E-018</text:p>
          </table:table-cell>
          <table:table-cell office:value-type="float" office:value="-0.000000000006327077">
            <text:p>-6.327E-012</text:p>
          </table:table-cell>
          <table:table-cell office:value-type="float" office:value="-2.725204E-018">
            <text:p>-2.725E-0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9075">
            <text:p>1.691E-001</text:p>
          </table:table-cell>
          <table:table-cell office:value-type="float" office:value="0.0008456457">
            <text:p>8.456E-004</text:p>
          </table:table-cell>
          <table:table-cell office:value-type="float" office:value="0.00000001686395">
            <text:p>1.686E-008</text:p>
          </table:table-cell>
          <table:table-cell office:value-type="float" office:value="0.000000002487729">
            <text:p>2.488E-009</text:p>
          </table:table-cell>
          <table:table-cell office:value-type="float" office:value="6.068182E-018">
            <text:p>6.068E-018</text:p>
          </table:table-cell>
          <table:table-cell office:value-type="float" office:value="0.00000000004021875">
            <text:p>4.022E-011</text:p>
          </table:table-cell>
          <table:table-cell office:value-type="float" office:value="1.4927E-017">
            <text:p>1.493E-0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90589">
            <text:p>1.691E-001</text:p>
          </table:table-cell>
          <table:table-cell office:value-type="float" office:value="0.0008409704">
            <text:p>8.410E-004</text:p>
          </table:table-cell>
          <table:table-cell office:value-type="float" office:value="0.000000004796901">
            <text:p>4.797E-009</text:p>
          </table:table-cell>
          <table:table-cell office:value-type="float" office:value="0.0000000004585264">
            <text:p>4.585E-010</text:p>
          </table:table-cell>
          <table:table-cell office:value-type="float" office:value="-1.101055E-019">
            <text:p>-1.101E-019</text:p>
          </table:table-cell>
          <table:table-cell office:value-type="float" office:value="-0.000000000009990285">
            <text:p>-9.990E-012</text:p>
          </table:table-cell>
          <table:table-cell office:value-type="float" office:value="6.710553E-019">
            <text:p>6.711E-01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90463">
            <text:p>1.690E-001</text:p>
          </table:table-cell>
          <table:table-cell office:value-type="float" office:value="0.0008466278">
            <text:p>8.466E-004</text:p>
          </table:table-cell>
          <table:table-cell office:value-type="float" office:value="0.000000009866843">
            <text:p>9.867E-009</text:p>
          </table:table-cell>
          <table:table-cell office:value-type="float" office:value="0.00000000002008719">
            <text:p>2.009E-011</text:p>
          </table:table-cell>
          <table:table-cell office:value-type="float" office:value="8.536851E-021">
            <text:p>8.537E-021</text:p>
          </table:table-cell>
          <table:table-cell office:value-type="float" office:value="-0.0000000000002514264">
            <text:p>-2.514E-013</text:p>
          </table:table-cell>
          <table:table-cell office:value-type="float" office:value="2.663426E-021">
            <text:p>2.663E-0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88318">
            <text:p>1.688E-001</text:p>
          </table:table-cell>
          <table:table-cell office:value-type="float" office:value="0.0008482805">
            <text:p>8.483E-004</text:p>
          </table:table-cell>
          <table:table-cell office:value-type="float" office:value="0.000000009137529">
            <text:p>9.138E-009</text:p>
          </table:table-cell>
          <table:table-cell office:value-type="float" office:value="0.0000000008714255">
            <text:p>8.714E-010</text:p>
          </table:table-cell>
          <table:table-cell office:value-type="float" office:value="-2.403828E-018">
            <text:p>-2.404E-018</text:p>
          </table:table-cell>
          <table:table-cell office:value-type="float" office:value="0.00000000002532583">
            <text:p>2.533E-011</text:p>
          </table:table-cell>
          <table:table-cell office:value-type="float" office:value="-5.180038E-019">
            <text:p>-5.180E-01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91653">
            <text:p>1.692E-001</text:p>
          </table:table-cell>
          <table:table-cell office:value-type="float" office:value="0.0008452341">
            <text:p>8.452E-004</text:p>
          </table:table-cell>
          <table:table-cell office:value-type="float" office:value="0.0000000546951">
            <text:p>5.470E-008</text:p>
          </table:table-cell>
          <table:table-cell office:value-type="float" office:value="0.000000008718517">
            <text:p>8.719E-009</text:p>
          </table:table-cell>
          <table:table-cell office:value-type="float" office:value="9.928391E-017">
            <text:p>9.928E-017</text:p>
          </table:table-cell>
          <table:table-cell office:value-type="float" office:value="0.0000000002451805">
            <text:p>2.452E-010</text:p>
          </table:table-cell>
          <table:table-cell office:value-type="float" office:value="1.624502E-016">
            <text:p>1.625E-01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91005">
            <text:p>1.691E-001</text:p>
          </table:table-cell>
          <table:table-cell office:value-type="float" office:value="0.0008456968">
            <text:p>8.457E-004</text:p>
          </table:table-cell>
          <table:table-cell office:value-type="float" office:value="0.00000002394164">
            <text:p>2.394E-008</text:p>
          </table:table-cell>
          <table:table-cell office:value-type="float" office:value="0.000000002716995">
            <text:p>2.717E-009</text:p>
          </table:table-cell>
          <table:table-cell office:value-type="float" office:value="2.113598E-017">
            <text:p>2.114E-017</text:p>
          </table:table-cell>
          <table:table-cell office:value-type="float" office:value="0.00000000003380216">
            <text:p>3.380E-011</text:p>
          </table:table-cell>
          <table:table-cell office:value-type="float" office:value="5.785197E-018">
            <text:p>5.785E-0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90298">
            <text:p>1.690E-001</text:p>
          </table:table-cell>
          <table:table-cell office:value-type="float" office:value="0.0008414184">
            <text:p>8.414E-004</text:p>
          </table:table-cell>
          <table:table-cell office:value-type="float" office:value="0.000000002858704">
            <text:p>2.859E-009</text:p>
          </table:table-cell>
          <table:table-cell office:value-type="float" office:value="0.0000000002242483">
            <text:p>2.242E-010</text:p>
          </table:table-cell>
          <table:table-cell office:value-type="float" office:value="-3.010965E-020">
            <text:p>-3.011E-020</text:p>
          </table:table-cell>
          <table:table-cell office:value-type="float" office:value="-0.000000000005272357">
            <text:p>-5.272E-012</text:p>
          </table:table-cell>
          <table:table-cell office:value-type="float" office:value="1.770044E-019">
            <text:p>1.770E-0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90598">
            <text:p>1.691E-001</text:p>
          </table:table-cell>
          <table:table-cell office:value-type="float" office:value="0.0008472825">
            <text:p>8.473E-004</text:p>
          </table:table-cell>
          <table:table-cell office:value-type="float" office:value="0.00000000164376">
            <text:p>1.644E-009</text:p>
          </table:table-cell>
          <table:table-cell office:value-type="float" office:value="0.00000000002847936">
            <text:p>2.848E-011</text:p>
          </table:table-cell>
          <table:table-cell office:value-type="float" office:value="3.470211E-021">
            <text:p>3.470E-021</text:p>
          </table:table-cell>
          <table:table-cell office:value-type="float" office:value="-0.0000000000004228237">
            <text:p>-4.228E-013</text:p>
          </table:table-cell>
          <table:table-cell office:value-type="float" office:value="-5.091819E-021">
            <text:p>-5.092E-0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9048">
            <text:p>1.690E-001</text:p>
          </table:table-cell>
          <table:table-cell office:value-type="float" office:value="0.0008422354">
            <text:p>8.422E-004</text:p>
          </table:table-cell>
          <table:table-cell office:value-type="float" office:value="0.0000000001896861">
            <text:p>1.897E-010</text:p>
          </table:table-cell>
          <table:table-cell office:value-type="float" office:value="0.00000000004097217">
            <text:p>4.097E-011</text:p>
          </table:table-cell>
          <table:table-cell office:value-type="float" office:value="-2.995269E-021">
            <text:p>-2.995E-021</text:p>
          </table:table-cell>
          <table:table-cell office:value-type="float" office:value="-0.0000000000011357">
            <text:p>-1.136E-012</text:p>
          </table:table-cell>
          <table:table-cell office:value-type="float" office:value="-2.018693E-021">
            <text:p>-2.019E-0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690048">
            <text:p>1.690E-001</text:p>
          </table:table-cell>
          <table:table-cell office:value-type="float" office:value="0.0008478577">
            <text:p>8.479E-004</text:p>
          </table:table-cell>
          <table:table-cell office:value-type="float" office:value="0.000000008170893">
            <text:p>8.171E-009</text:p>
          </table:table-cell>
          <table:table-cell office:value-type="float" office:value="0.0000000008260173">
            <text:p>8.260E-010</text:p>
          </table:table-cell>
          <table:table-cell office:value-type="float" office:value="-1.988801E-018">
            <text:p>-1.989E-018</text:p>
          </table:table-cell>
          <table:table-cell office:value-type="float" office:value="-0.00000000002354688">
            <text:p>-2.355E-011</text:p>
          </table:table-cell>
          <table:table-cell office:value-type="float" office:value="8.060708E-019">
            <text:p>8.061E-01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90176">
            <text:p>1.690E-001</text:p>
          </table:table-cell>
          <table:table-cell office:value-type="float" office:value="0.0008433427">
            <text:p>8.433E-004</text:p>
          </table:table-cell>
          <table:table-cell office:value-type="float" office:value="0.0000000473071">
            <text:p>4.731E-008</text:p>
          </table:table-cell>
          <table:table-cell office:value-type="float" office:value="0.000000004711872">
            <text:p>4.712E-009</text:p>
          </table:table-cell>
          <table:table-cell office:value-type="float" office:value="6.8672E-017">
            <text:p>6.867E-017</text:p>
          </table:table-cell>
          <table:table-cell office:value-type="float" office:value="0.00000000000412008">
            <text:p>4.120E-012</text:p>
          </table:table-cell>
          <table:table-cell office:value-type="float" office:value="-1.526548E-017">
            <text:p>-1.527E-01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88761">
            <text:p>1.689E-001</text:p>
          </table:table-cell>
          <table:table-cell office:value-type="float" office:value="0.0008463722">
            <text:p>8.464E-004</text:p>
          </table:table-cell>
          <table:table-cell office:value-type="float" office:value="0.00000005443347">
            <text:p>5.443E-008</text:p>
          </table:table-cell>
          <table:table-cell office:value-type="float" office:value="0.000000002112105">
            <text:p>2.112E-009</text:p>
          </table:table-cell>
          <table:table-cell office:value-type="float" office:value="1.692597E-017">
            <text:p>1.693E-017</text:p>
          </table:table-cell>
          <table:table-cell office:value-type="float" office:value="-0.00000000001465218">
            <text:p>-1.465E-011</text:p>
          </table:table-cell>
          <table:table-cell office:value-type="float" office:value="1.504619E-017">
            <text:p>1.505E-01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889">
            <text:p>1.689E-001</text:p>
          </table:table-cell>
          <table:table-cell office:value-type="float" office:value="0.0008405035">
            <text:p>8.405E-004</text:p>
          </table:table-cell>
          <table:table-cell office:value-type="float" office:value="0.00000009025579">
            <text:p>9.026E-008</text:p>
          </table:table-cell>
          <table:table-cell office:value-type="float" office:value="0.000000007358767">
            <text:p>7.359E-009</text:p>
          </table:table-cell>
          <table:table-cell office:value-type="float" office:value="1.896426E-016">
            <text:p>1.896E-016</text:p>
          </table:table-cell>
          <table:table-cell office:value-type="float" office:value="-0.000000000009180867">
            <text:p>-9.181E-012</text:p>
          </table:table-cell>
          <table:table-cell office:value-type="float" office:value="-1.232881E-018">
            <text:p>-1.233E-0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88417">
            <text:p>1.688E-001</text:p>
          </table:table-cell>
          <table:table-cell office:value-type="float" office:value="0.0008416023">
            <text:p>8.416E-004</text:p>
          </table:table-cell>
          <table:table-cell office:value-type="float" office:value="0.0000001087868">
            <text:p>1.088E-007</text:p>
          </table:table-cell>
          <table:table-cell office:value-type="float" office:value="0.00000001015497">
            <text:p>1.015E-008</text:p>
          </table:table-cell>
          <table:table-cell office:value-type="float" office:value="3.128996E-016">
            <text:p>3.129E-016</text:p>
          </table:table-cell>
          <table:table-cell office:value-type="float" office:value="-0.00000000003871939">
            <text:p>-3.872E-011</text:p>
          </table:table-cell>
          <table:table-cell office:value-type="float" office:value="1.265579E-016">
            <text:p>1.266E-0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89697">
            <text:p>1.690E-001</text:p>
          </table:table-cell>
          <table:table-cell office:value-type="float" office:value="0.0008468593">
            <text:p>8.469E-004</text:p>
          </table:table-cell>
          <table:table-cell office:value-type="float" office:value="0.00000008384342">
            <text:p>8.384E-008</text:p>
          </table:table-cell>
          <table:table-cell office:value-type="float" office:value="0.00000001141831">
            <text:p>1.142E-008</text:p>
          </table:table-cell>
          <table:table-cell office:value-type="float" office:value="3.532924E-016">
            <text:p>3.533E-016</text:p>
          </table:table-cell>
          <table:table-cell office:value-type="float" office:value="-0.00000000001123414">
            <text:p>-1.123E-011</text:p>
          </table:table-cell>
          <table:table-cell office:value-type="float" office:value="1.261487E-018">
            <text:p>1.261E-01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88341">
            <text:p>1.688E-001</text:p>
          </table:table-cell>
          <table:table-cell office:value-type="float" office:value="0.0008412355">
            <text:p>8.412E-004</text:p>
          </table:table-cell>
          <table:table-cell office:value-type="float" office:value="0.0000002545346">
            <text:p>2.545E-007</text:p>
          </table:table-cell>
          <table:table-cell office:value-type="float" office:value="0.00000002193063">
            <text:p>2.193E-008</text:p>
          </table:table-cell>
          <table:table-cell office:value-type="float" office:value="1.633759E-015">
            <text:p>1.634E-015</text:p>
          </table:table-cell>
          <table:table-cell office:value-type="float" office:value="-0.000000000009037183">
            <text:p>-9.037E-012</text:p>
          </table:table-cell>
          <table:table-cell office:value-type="float" office:value="-1.247302E-016">
            <text:p>-1.247E-0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87825">
            <text:p>1.688E-001</text:p>
          </table:table-cell>
          <table:table-cell office:value-type="float" office:value="0.0008445796">
            <text:p>8.446E-004</text:p>
          </table:table-cell>
          <table:table-cell office:value-type="float" office:value="0.0000003197335">
            <text:p>3.197E-007</text:p>
          </table:table-cell>
          <table:table-cell office:value-type="float" office:value="0.00000001983791">
            <text:p>1.984E-008</text:p>
          </table:table-cell>
          <table:table-cell office:value-type="float" office:value="1.334711E-015">
            <text:p>1.335E-015</text:p>
          </table:table-cell>
          <table:table-cell office:value-type="float" office:value="-0.0000000002227786">
            <text:p>-2.228E-010</text:p>
          </table:table-cell>
          <table:table-cell office:value-type="float" office:value="8.454161E-016">
            <text:p>8.454E-0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87985">
            <text:p>1.688E-001</text:p>
          </table:table-cell>
          <table:table-cell office:value-type="float" office:value="0.0008433241">
            <text:p>8.433E-004</text:p>
          </table:table-cell>
          <table:table-cell office:value-type="float" office:value="0.0000004897561">
            <text:p>4.898E-007</text:p>
          </table:table-cell>
          <table:table-cell office:value-type="float" office:value="0.00000004091686">
            <text:p>4.092E-008</text:p>
          </table:table-cell>
          <table:table-cell office:value-type="float" office:value="4.59054E-015">
            <text:p>4.591E-015</text:p>
          </table:table-cell>
          <table:table-cell office:value-type="float" office:value="-0.0000000004384051">
            <text:p>-4.384E-010</text:p>
          </table:table-cell>
          <table:table-cell office:value-type="float" office:value="3.532207E-015">
            <text:p>3.532E-01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87489">
            <text:p>1.687E-001</text:p>
          </table:table-cell>
          <table:table-cell office:value-type="float" office:value="0.0008438691">
            <text:p>8.439E-004</text:p>
          </table:table-cell>
          <table:table-cell office:value-type="float" office:value="0.0000003908354">
            <text:p>3.908E-007</text:p>
          </table:table-cell>
          <table:table-cell office:value-type="float" office:value="0.00000002878141">
            <text:p>2.878E-008</text:p>
          </table:table-cell>
          <table:table-cell office:value-type="float" office:value="2.792428E-015">
            <text:p>2.792E-015</text:p>
          </table:table-cell>
          <table:table-cell office:value-type="float" office:value="-0.0000000002235771">
            <text:p>-2.236E-010</text:p>
          </table:table-cell>
          <table:table-cell office:value-type="float" office:value="1.233087E-015">
            <text:p>1.233E-0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87504">
            <text:p>1.688E-001</text:p>
          </table:table-cell>
          <table:table-cell office:value-type="float" office:value="0.0008438684">
            <text:p>8.439E-004</text:p>
          </table:table-cell>
          <table:table-cell office:value-type="float" office:value="0.0000006316899">
            <text:p>6.317E-007</text:p>
          </table:table-cell>
          <table:table-cell office:value-type="float" office:value="0.00000004332537">
            <text:p>4.333E-008</text:p>
          </table:table-cell>
          <table:table-cell office:value-type="float" office:value="7.087036E-015">
            <text:p>7.087E-015</text:p>
          </table:table-cell>
          <table:table-cell office:value-type="float" office:value="-0.0000000001792921">
            <text:p>-1.793E-010</text:p>
          </table:table-cell>
          <table:table-cell office:value-type="float" office:value="1.070712E-015">
            <text:p>1.071E-01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85824">
            <text:p>1.686E-001</text:p>
          </table:table-cell>
          <table:table-cell office:value-type="float" office:value="0.0008353154">
            <text:p>8.353E-004</text:p>
          </table:table-cell>
          <table:table-cell office:value-type="float" office:value="0.0000005557768">
            <text:p>5.558E-007</text:p>
          </table:table-cell>
          <table:table-cell office:value-type="float" office:value="0.00000004105753">
            <text:p>4.106E-008</text:p>
          </table:table-cell>
          <table:table-cell office:value-type="float" office:value="5.632707E-015">
            <text:p>5.633E-015</text:p>
          </table:table-cell>
          <table:table-cell office:value-type="float" office:value="-0.0000000003204848">
            <text:p>-3.205E-010</text:p>
          </table:table-cell>
          <table:table-cell office:value-type="float" office:value="2.595918E-015">
            <text:p>2.596E-01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87421">
            <text:p>1.687E-001</text:p>
          </table:table-cell>
          <table:table-cell office:value-type="float" office:value="0.0008410393">
            <text:p>8.410E-004</text:p>
          </table:table-cell>
          <table:table-cell office:value-type="float" office:value="0.000000709673">
            <text:p>7.097E-007</text:p>
          </table:table-cell>
          <table:table-cell office:value-type="float" office:value="0.00000002756789">
            <text:p>2.757E-008</text:p>
          </table:table-cell>
          <table:table-cell office:value-type="float" office:value="3.390335E-015">
            <text:p>3.390E-015</text:p>
          </table:table-cell>
          <table:table-cell office:value-type="float" office:value="0.0000000002632569">
            <text:p>2.633E-010</text:p>
          </table:table-cell>
          <table:table-cell office:value-type="float" office:value="-1.836895E-015">
            <text:p>-1.837E-01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87484">
            <text:p>1.687E-001</text:p>
          </table:table-cell>
          <table:table-cell office:value-type="float" office:value="0.0008869018">
            <text:p>8.869E-004</text:p>
          </table:table-cell>
          <table:table-cell office:value-type="float" office:value="0.0000005535661">
            <text:p>5.536E-007</text:p>
          </table:table-cell>
          <table:table-cell office:value-type="float" office:value="0.00000003611793">
            <text:p>3.612E-008</text:p>
          </table:table-cell>
          <table:table-cell office:value-type="float" office:value="5.077883E-015">
            <text:p>5.078E-015</text:p>
          </table:table-cell>
          <table:table-cell office:value-type="float" office:value="-0.0000000001391457">
            <text:p>-1.391E-010</text:p>
          </table:table-cell>
          <table:table-cell office:value-type="float" office:value="5.449107E-016">
            <text:p>5.449E-0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84485">
            <text:p>1.684E-001</text:p>
          </table:table-cell>
          <table:table-cell office:value-type="float" office:value="0.0008380869">
            <text:p>8.381E-004</text:p>
          </table:table-cell>
          <table:table-cell office:value-type="float" office:value="0.000001058096">
            <text:p>1.058E-006</text:p>
          </table:table-cell>
          <table:table-cell office:value-type="float" office:value="0.0000000652601">
            <text:p>6.526E-008</text:p>
          </table:table-cell>
          <table:table-cell office:value-type="float" office:value="5.595712E-015">
            <text:p>5.596E-015</text:p>
          </table:table-cell>
          <table:table-cell office:value-type="float" office:value="-0.000000001187062">
            <text:p>-1.187E-009</text:p>
          </table:table-cell>
          <table:table-cell office:value-type="float" office:value="0.00000000000001621018">
            <text:p>1.621E-01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86581">
            <text:p>1.687E-001</text:p>
          </table:table-cell>
          <table:table-cell office:value-type="float" office:value="0.0008398748">
            <text:p>8.399E-004</text:p>
          </table:table-cell>
          <table:table-cell office:value-type="float" office:value="0.00000111194">
            <text:p>1.112E-006</text:p>
          </table:table-cell>
          <table:table-cell office:value-type="float" office:value="0.00000008245896">
            <text:p>8.246E-008</text:p>
          </table:table-cell>
          <table:table-cell office:value-type="float" office:value="8.826848E-015">
            <text:p>8.827E-015</text:p>
          </table:table-cell>
          <table:table-cell office:value-type="float" office:value="-0.000000001576304">
            <text:p>-1.576E-009</text:p>
          </table:table-cell>
          <table:table-cell office:value-type="float" office:value="0.00000000000002335652">
            <text:p>2.336E-01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86476">
            <text:p>1.686E-001</text:p>
          </table:table-cell>
          <table:table-cell office:value-type="float" office:value="0.0008409428">
            <text:p>8.409E-004</text:p>
          </table:table-cell>
          <table:table-cell office:value-type="float" office:value="0.0000007690678">
            <text:p>7.691E-007</text:p>
          </table:table-cell>
          <table:table-cell office:value-type="float" office:value="0.00000004808734">
            <text:p>4.809E-008</text:p>
          </table:table-cell>
          <table:table-cell office:value-type="float" office:value="4.755672E-015">
            <text:p>4.756E-015</text:p>
          </table:table-cell>
          <table:table-cell office:value-type="float" office:value="-0.000000000794675">
            <text:p>-7.947E-010</text:p>
          </table:table-cell>
          <table:table-cell office:value-type="float" office:value="7.931043E-015">
            <text:p>7.931E-01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87167">
            <text:p>1.687E-001</text:p>
          </table:table-cell>
          <table:table-cell office:value-type="float" office:value="0.0008426789">
            <text:p>8.427E-004</text:p>
          </table:table-cell>
          <table:table-cell office:value-type="float" office:value="0.000001226592">
            <text:p>1.227E-006</text:p>
          </table:table-cell>
          <table:table-cell office:value-type="float" office:value="0.00000007979352">
            <text:p>7.979E-008</text:p>
          </table:table-cell>
          <table:table-cell office:value-type="float" office:value="0.00000000000002014949">
            <text:p>2.015E-014</text:p>
          </table:table-cell>
          <table:table-cell office:value-type="float" office:value="-0.0000000009138513">
            <text:p>-9.139E-010</text:p>
          </table:table-cell>
          <table:table-cell office:value-type="float" office:value="0.00000000000001473644">
            <text:p>1.474E-01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86247">
            <text:p>1.686E-001</text:p>
          </table:table-cell>
          <table:table-cell office:value-type="float" office:value="0.0008405523">
            <text:p>8.406E-004</text:p>
          </table:table-cell>
          <table:table-cell office:value-type="float" office:value="0.0000008443179">
            <text:p>8.443E-007</text:p>
          </table:table-cell>
          <table:table-cell office:value-type="float" office:value="0.00000006057217">
            <text:p>6.057E-008</text:p>
          </table:table-cell>
          <table:table-cell office:value-type="float" office:value="0.00000000000001207285">
            <text:p>1.207E-014</text:p>
          </table:table-cell>
          <table:table-cell office:value-type="float" office:value="-0.0000000005651534">
            <text:p>-5.652E-010</text:p>
          </table:table-cell>
          <table:table-cell office:value-type="float" office:value="6.471961E-015">
            <text:p>6.472E-01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86347">
            <text:p>1.686E-001</text:p>
          </table:table-cell>
          <table:table-cell office:value-type="float" office:value="0.000840883">
            <text:p>8.409E-004</text:p>
          </table:table-cell>
          <table:table-cell office:value-type="float" office:value="0.0000009995918">
            <text:p>9.996E-007</text:p>
          </table:table-cell>
          <table:table-cell office:value-type="float" office:value="0.00000006689022">
            <text:p>6.689E-008</text:p>
          </table:table-cell>
          <table:table-cell office:value-type="float" office:value="0.00000000000001063309">
            <text:p>1.063E-014</text:p>
          </table:table-cell>
          <table:table-cell office:value-type="float" office:value="-0.0000000009726359">
            <text:p>-9.726E-010</text:p>
          </table:table-cell>
          <table:table-cell office:value-type="float" office:value="0.00000000000001364192">
            <text:p>1.364E-0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86579">
            <text:p>1.687E-001</text:p>
          </table:table-cell>
          <table:table-cell office:value-type="float" office:value="0.00083957">
            <text:p>8.396E-004</text:p>
          </table:table-cell>
          <table:table-cell office:value-type="float" office:value="0.000001184365">
            <text:p>1.184E-006</text:p>
          </table:table-cell>
          <table:table-cell office:value-type="float" office:value="0.00000008382058">
            <text:p>8.382E-008</text:p>
          </table:table-cell>
          <table:table-cell office:value-type="float" office:value="0.00000000000001126797">
            <text:p>1.127E-014</text:p>
          </table:table-cell>
          <table:table-cell office:value-type="float" office:value="-0.000000001496508">
            <text:p>-1.497E-009</text:p>
          </table:table-cell>
          <table:table-cell office:value-type="float" office:value="0.00000000000002388561">
            <text:p>2.389E-01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87032">
            <text:p>1.687E-001</text:p>
          </table:table-cell>
          <table:table-cell office:value-type="float" office:value="0.0008428618">
            <text:p>8.429E-004</text:p>
          </table:table-cell>
          <table:table-cell office:value-type="float" office:value="0.0000006792181">
            <text:p>6.792E-007</text:p>
          </table:table-cell>
          <table:table-cell office:value-type="float" office:value="0.00000005965828">
            <text:p>5.966E-008</text:p>
          </table:table-cell>
          <table:table-cell office:value-type="float" office:value="0.00000000000001168915">
            <text:p>1.169E-014</text:p>
          </table:table-cell>
          <table:table-cell office:value-type="float" office:value="0.0000000001603454">
            <text:p>1.603E-010</text:p>
          </table:table-cell>
          <table:table-cell office:value-type="float" office:value="-2.753607E-015">
            <text:p>-2.754E-01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86934">
            <text:p>1.687E-001</text:p>
          </table:table-cell>
          <table:table-cell office:value-type="float" office:value="0.0008435964">
            <text:p>8.436E-004</text:p>
          </table:table-cell>
          <table:table-cell office:value-type="float" office:value="0.000001005089">
            <text:p>1.005E-006</text:p>
          </table:table-cell>
          <table:table-cell office:value-type="float" office:value="0.00000005799486">
            <text:p>5.799E-008</text:p>
          </table:table-cell>
          <table:table-cell office:value-type="float" office:value="0.00000000000001172099">
            <text:p>1.172E-014</text:p>
          </table:table-cell>
          <table:table-cell office:value-type="float" office:value="-0.0000000006454402">
            <text:p>-6.454E-010</text:p>
          </table:table-cell>
          <table:table-cell office:value-type="float" office:value="7.659722E-015">
            <text:p>7.660E-01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86325">
            <text:p>1.686E-001</text:p>
          </table:table-cell>
          <table:table-cell office:value-type="float" office:value="0.0008374988">
            <text:p>8.375E-004</text:p>
          </table:table-cell>
          <table:table-cell office:value-type="float" office:value="0.0000007353906">
            <text:p>7.354E-007</text:p>
          </table:table-cell>
          <table:table-cell office:value-type="float" office:value="0.0000000505017">
            <text:p>5.050E-008</text:p>
          </table:table-cell>
          <table:table-cell office:value-type="float" office:value="5.051107E-015">
            <text:p>5.051E-015</text:p>
          </table:table-cell>
          <table:table-cell office:value-type="float" office:value="-0.0000000008108705">
            <text:p>-8.109E-010</text:p>
          </table:table-cell>
          <table:table-cell office:value-type="float" office:value="8.318959E-015">
            <text:p>8.319E-01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866">
            <text:p>1.687E-001</text:p>
          </table:table-cell>
          <table:table-cell office:value-type="float" office:value="0.0008412338">
            <text:p>8.412E-004</text:p>
          </table:table-cell>
          <table:table-cell office:value-type="float" office:value="0.0000007507279">
            <text:p>7.507E-007</text:p>
          </table:table-cell>
          <table:table-cell office:value-type="float" office:value="0.00000003345491">
            <text:p>3.345E-008</text:p>
          </table:table-cell>
          <table:table-cell office:value-type="float" office:value="4.18176E-015">
            <text:p>4.182E-015</text:p>
          </table:table-cell>
          <table:table-cell office:value-type="float" office:value="-0.0000000003288103">
            <text:p>-3.288E-010</text:p>
          </table:table-cell>
          <table:table-cell office:value-type="float" office:value="3.259288E-015">
            <text:p>3.259E-01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86553">
            <text:p>1.687E-001</text:p>
          </table:table-cell>
          <table:table-cell office:value-type="float" office:value="0.000837777">
            <text:p>8.378E-004</text:p>
          </table:table-cell>
          <table:table-cell office:value-type="float" office:value="0.0000005780371">
            <text:p>5.780E-007</text:p>
          </table:table-cell>
          <table:table-cell office:value-type="float" office:value="0.00000003991084">
            <text:p>3.991E-008</text:p>
          </table:table-cell>
          <table:table-cell office:value-type="float" office:value="5.772621E-015">
            <text:p>5.773E-015</text:p>
          </table:table-cell>
          <table:table-cell office:value-type="float" office:value="-0.0000000002546994">
            <text:p>-2.547E-010</text:p>
          </table:table-cell>
          <table:table-cell office:value-type="float" office:value="1.85051E-015">
            <text:p>1.851E-01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687392">
            <text:p>1.687E-001</text:p>
          </table:table-cell>
          <table:table-cell office:value-type="float" office:value="0.0008437659">
            <text:p>8.438E-004</text:p>
          </table:table-cell>
          <table:table-cell office:value-type="float" office:value="0.0000006402632">
            <text:p>6.403E-007</text:p>
          </table:table-cell>
          <table:table-cell office:value-type="float" office:value="0.00000004461164">
            <text:p>4.461E-008</text:p>
          </table:table-cell>
          <table:table-cell office:value-type="float" office:value="6.168333E-015">
            <text:p>6.168E-015</text:p>
          </table:table-cell>
          <table:table-cell office:value-type="float" office:value="-0.0000000004466243">
            <text:p>-4.466E-010</text:p>
          </table:table-cell>
          <table:table-cell office:value-type="float" office:value="4.335677E-015">
            <text:p>4.336E-01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87255">
            <text:p>1.687E-001</text:p>
          </table:table-cell>
          <table:table-cell office:value-type="float" office:value="0.0008382573">
            <text:p>8.383E-004</text:p>
          </table:table-cell>
          <table:table-cell office:value-type="float" office:value="0.0000004470545">
            <text:p>4.471E-007</text:p>
          </table:table-cell>
          <table:table-cell office:value-type="float" office:value="0.00000003205337">
            <text:p>3.205E-008</text:p>
          </table:table-cell>
          <table:table-cell office:value-type="float" office:value="2.48651E-015">
            <text:p>2.487E-015</text:p>
          </table:table-cell>
          <table:table-cell office:value-type="float" office:value="-0.0000000004264166">
            <text:p>-4.264E-010</text:p>
          </table:table-cell>
          <table:table-cell office:value-type="float" office:value="2.922287E-015">
            <text:p>2.922E-0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87494">
            <text:p>1.687E-001</text:p>
          </table:table-cell>
          <table:table-cell office:value-type="float" office:value="0.0008411171">
            <text:p>8.411E-004</text:p>
          </table:table-cell>
          <table:table-cell office:value-type="float" office:value="0.0000004499856">
            <text:p>4.500E-007</text:p>
          </table:table-cell>
          <table:table-cell office:value-type="float" office:value="0.00000003367687">
            <text:p>3.368E-008</text:p>
          </table:table-cell>
          <table:table-cell office:value-type="float" office:value="3.144059E-015">
            <text:p>3.144E-015</text:p>
          </table:table-cell>
          <table:table-cell office:value-type="float" office:value="-0.0000000003401228">
            <text:p>-3.401E-010</text:p>
          </table:table-cell>
          <table:table-cell office:value-type="float" office:value="2.702155E-015">
            <text:p>2.702E-0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87791">
            <text:p>1.688E-001</text:p>
          </table:table-cell>
          <table:table-cell office:value-type="float" office:value="0.0008413588">
            <text:p>8.414E-004</text:p>
          </table:table-cell>
          <table:table-cell office:value-type="float" office:value="0.0000003286147">
            <text:p>3.286E-007</text:p>
          </table:table-cell>
          <table:table-cell office:value-type="float" office:value="0.00000002630811">
            <text:p>2.631E-008</text:p>
          </table:table-cell>
          <table:table-cell office:value-type="float" office:value="2.128964E-015">
            <text:p>2.129E-015</text:p>
          </table:table-cell>
          <table:table-cell office:value-type="float" office:value="0.0000000001535843">
            <text:p>1.536E-010</text:p>
          </table:table-cell>
          <table:table-cell office:value-type="float" office:value="-1.204583E-015">
            <text:p>-1.205E-01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8921">
            <text:p>1.689E-001</text:p>
          </table:table-cell>
          <table:table-cell office:value-type="float" office:value="0.0008442104">
            <text:p>8.442E-004</text:p>
          </table:table-cell>
          <table:table-cell office:value-type="float" office:value="0.0000003397155">
            <text:p>3.397E-007</text:p>
          </table:table-cell>
          <table:table-cell office:value-type="float" office:value="0.00000002894197">
            <text:p>2.894E-008</text:p>
          </table:table-cell>
          <table:table-cell office:value-type="float" office:value="6.324718E-016">
            <text:p>6.325E-016</text:p>
          </table:table-cell>
          <table:table-cell office:value-type="float" office:value="-0.000000000539801">
            <text:p>-5.398E-010</text:p>
          </table:table-cell>
          <table:table-cell office:value-type="float" office:value="2.799226E-015">
            <text:p>2.799E-01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85529">
            <text:p>1.686E-001</text:p>
          </table:table-cell>
          <table:table-cell office:value-type="float" office:value="0.000839515">
            <text:p>8.395E-004</text:p>
          </table:table-cell>
          <table:table-cell office:value-type="float" office:value="0.00000001381135">
            <text:p>1.381E-008</text:p>
          </table:table-cell>
          <table:table-cell office:value-type="float" office:value="0.000000005429968">
            <text:p>5.430E-009</text:p>
          </table:table-cell>
          <table:table-cell office:value-type="float" office:value="2.494599E-017">
            <text:p>2.495E-017</text:p>
          </table:table-cell>
          <table:table-cell office:value-type="float" office:value="-0.00000000006724282">
            <text:p>-6.724E-011</text:p>
          </table:table-cell>
          <table:table-cell office:value-type="float" office:value="3.986096E-017">
            <text:p>3.986E-01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90186">
            <text:p>1.690E-001</text:p>
          </table:table-cell>
          <table:table-cell office:value-type="float" office:value="0.0008438605">
            <text:p>8.439E-004</text:p>
          </table:table-cell>
          <table:table-cell office:value-type="float" office:value="0.000000104182">
            <text:p>1.042E-007</text:p>
          </table:table-cell>
          <table:table-cell office:value-type="float" office:value="0.000000004377294">
            <text:p>4.377E-009</text:p>
          </table:table-cell>
          <table:table-cell office:value-type="float" office:value="7.979521E-018">
            <text:p>7.980E-018</text:p>
          </table:table-cell>
          <table:table-cell office:value-type="float" office:value="-0.00000000002962245">
            <text:p>-2.962E-011</text:p>
          </table:table-cell>
          <table:table-cell office:value-type="float" office:value="-9.313581E-017">
            <text:p>-9.314E-01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89327">
            <text:p>1.689E-001</text:p>
          </table:table-cell>
          <table:table-cell office:value-type="float" office:value="0.0008441726">
            <text:p>8.442E-004</text:p>
          </table:table-cell>
          <table:table-cell office:value-type="float" office:value="0.0000000924941">
            <text:p>9.249E-008</text:p>
          </table:table-cell>
          <table:table-cell office:value-type="float" office:value="0.000000007439555">
            <text:p>7.440E-009</text:p>
          </table:table-cell>
          <table:table-cell office:value-type="float" office:value="1.897286E-016">
            <text:p>1.897E-016</text:p>
          </table:table-cell>
          <table:table-cell office:value-type="float" office:value="0.00000000002378613">
            <text:p>2.379E-011</text:p>
          </table:table-cell>
          <table:table-cell office:value-type="float" office:value="-4.569635E-017">
            <text:p>-4.570E-0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89455">
            <text:p>1.689E-001</text:p>
          </table:table-cell>
          <table:table-cell office:value-type="float" office:value="0.0008387658">
            <text:p>8.388E-004</text:p>
          </table:table-cell>
          <table:table-cell office:value-type="float" office:value="0.00000003803754">
            <text:p>3.804E-008</text:p>
          </table:table-cell>
          <table:table-cell office:value-type="float" office:value="0.000000003331574">
            <text:p>3.332E-009</text:p>
          </table:table-cell>
          <table:table-cell office:value-type="float" office:value="3.598565E-017">
            <text:p>3.599E-017</text:p>
          </table:table-cell>
          <table:table-cell office:value-type="float" office:value="0.00000000001461848">
            <text:p>1.462E-011</text:p>
          </table:table-cell>
          <table:table-cell office:value-type="float" office:value="-1.056412E-017">
            <text:p>-1.056E-01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89865">
            <text:p>1.690E-001</text:p>
          </table:table-cell>
          <table:table-cell office:value-type="float" office:value="0.0008480282">
            <text:p>8.480E-004</text:p>
          </table:table-cell>
          <table:table-cell office:value-type="float" office:value="0.00000000347732">
            <text:p>3.477E-009</text:p>
          </table:table-cell>
          <table:table-cell office:value-type="float" office:value="0.0000000008748862">
            <text:p>8.749E-010</text:p>
          </table:table-cell>
          <table:table-cell office:value-type="float" office:value="-1.366113E-018">
            <text:p>-1.366E-018</text:p>
          </table:table-cell>
          <table:table-cell office:value-type="float" office:value="-0.00000000002547734">
            <text:p>-2.548E-011</text:p>
          </table:table-cell>
          <table:table-cell office:value-type="float" office:value="-6.799706E-019">
            <text:p>-6.800E-01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90709">
            <text:p>1.691E-001</text:p>
          </table:table-cell>
          <table:table-cell office:value-type="float" office:value="0.0008495182">
            <text:p>8.495E-004</text:p>
          </table:table-cell>
          <table:table-cell office:value-type="float" office:value="0.000000002774273">
            <text:p>2.774E-009</text:p>
          </table:table-cell>
          <table:table-cell office:value-type="float" office:value="0.00000000074035">
            <text:p>7.404E-010</text:p>
          </table:table-cell>
          <table:table-cell office:value-type="float" office:value="-1.051775E-018">
            <text:p>-1.052E-018</text:p>
          </table:table-cell>
          <table:table-cell office:value-type="float" office:value="0.00000000002157768">
            <text:p>2.158E-011</text:p>
          </table:table-cell>
          <table:table-cell office:value-type="float" office:value="1.398833E-019">
            <text:p>1.399E-01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89879">
            <text:p>1.690E-001</text:p>
          </table:table-cell>
          <table:table-cell office:value-type="float" office:value="0.0008367766">
            <text:p>8.368E-004</text:p>
          </table:table-cell>
          <table:table-cell office:value-type="float" office:value="0.00000001039794">
            <text:p>1.040E-008</text:p>
          </table:table-cell>
          <table:table-cell office:value-type="float" office:value="0.000000001049814">
            <text:p>1.050E-009</text:p>
          </table:table-cell>
          <table:table-cell office:value-type="float" office:value="3.321147E-018">
            <text:p>3.321E-018</text:p>
          </table:table-cell>
          <table:table-cell office:value-type="float" office:value="-0.00000000001196392">
            <text:p>-1.196E-011</text:p>
          </table:table-cell>
          <table:table-cell office:value-type="float" office:value="1.000246E-018">
            <text:p>1.000E-01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89447">
            <text:p>1.689E-001</text:p>
          </table:table-cell>
          <table:table-cell office:value-type="float" office:value="0.0008346099">
            <text:p>8.346E-004</text:p>
          </table:table-cell>
          <table:table-cell office:value-type="float" office:value="0.000000002025601">
            <text:p>2.026E-009</text:p>
          </table:table-cell>
          <table:table-cell office:value-type="float" office:value="0.0000000002072088">
            <text:p>2.072E-010</text:p>
          </table:table-cell>
          <table:table-cell office:value-type="float" office:value="-1.32047E-019">
            <text:p>-1.320E-019</text:p>
          </table:table-cell>
          <table:table-cell office:value-type="float" office:value="0.00000000000596912">
            <text:p>5.969E-012</text:p>
          </table:table-cell>
          <table:table-cell office:value-type="float" office:value="2.417805E-020">
            <text:p>2.418E-02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89904">
            <text:p>1.690E-001</text:p>
          </table:table-cell>
          <table:table-cell office:value-type="float" office:value="0.000839798">
            <text:p>8.398E-004</text:p>
          </table:table-cell>
          <table:table-cell office:value-type="float" office:value="0.000000001257082">
            <text:p>1.257E-009</text:p>
          </table:table-cell>
          <table:table-cell office:value-type="float" office:value="0.0000000002250536">
            <text:p>2.251E-010</text:p>
          </table:table-cell>
          <table:table-cell office:value-type="float" office:value="1.425564E-020">
            <text:p>1.426E-020</text:p>
          </table:table-cell>
          <table:table-cell office:value-type="float" office:value="-0.000000000003345691">
            <text:p>-3.346E-012</text:p>
          </table:table-cell>
          <table:table-cell office:value-type="float" office:value="-1.188527E-019">
            <text:p>-1.189E-0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90373">
            <text:p>1.690E-001</text:p>
          </table:table-cell>
          <table:table-cell office:value-type="float" office:value="0.0008460569">
            <text:p>8.461E-004</text:p>
          </table:table-cell>
          <table:table-cell office:value-type="float" office:value="0.00000001174348">
            <text:p>1.174E-008</text:p>
          </table:table-cell>
          <table:table-cell office:value-type="float" office:value="0.000000001748776">
            <text:p>1.749E-009</text:p>
          </table:table-cell>
          <table:table-cell office:value-type="float" office:value="7.923508E-018">
            <text:p>7.924E-018</text:p>
          </table:table-cell>
          <table:table-cell office:value-type="float" office:value="0.00000000001903474">
            <text:p>1.903E-011</text:p>
          </table:table-cell>
          <table:table-cell office:value-type="float" office:value="1.540731E-019">
            <text:p>1.541E-01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90397">
            <text:p>1.690E-001</text:p>
          </table:table-cell>
          <table:table-cell office:value-type="float" office:value="0.0008450549">
            <text:p>8.451E-004</text:p>
          </table:table-cell>
          <table:table-cell office:value-type="float" office:value="0.000000009465633">
            <text:p>9.466E-009</text:p>
          </table:table-cell>
          <table:table-cell office:value-type="float" office:value="0.000000001263582">
            <text:p>1.264E-009</text:p>
          </table:table-cell>
          <table:table-cell office:value-type="float" office:value="4.047091E-018">
            <text:p>4.047E-018</text:p>
          </table:table-cell>
          <table:table-cell office:value-type="float" office:value="0.000000000008914541">
            <text:p>8.915E-012</text:p>
          </table:table-cell>
          <table:table-cell office:value-type="float" office:value="1.648584E-018">
            <text:p>1.649E-0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89753">
            <text:p>1.690E-001</text:p>
          </table:table-cell>
          <table:table-cell office:value-type="float" office:value="0.0008405385">
            <text:p>8.405E-004</text:p>
          </table:table-cell>
          <table:table-cell office:value-type="float" office:value="0.00000000996705">
            <text:p>9.967E-009</text:p>
          </table:table-cell>
          <table:table-cell office:value-type="float" office:value="0.000000001695709">
            <text:p>1.696E-009</text:p>
          </table:table-cell>
          <table:table-cell office:value-type="float" office:value="6.967666E-018">
            <text:p>6.968E-018</text:p>
          </table:table-cell>
          <table:table-cell office:value-type="float" office:value="0.0000000000067013">
            <text:p>6.701E-012</text:p>
          </table:table-cell>
          <table:table-cell office:value-type="float" office:value="-2.233186E-019">
            <text:p>-2.233E-0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90681">
            <text:p>1.691E-001</text:p>
          </table:table-cell>
          <table:table-cell office:value-type="float" office:value="0.0008479833">
            <text:p>8.480E-004</text:p>
          </table:table-cell>
          <table:table-cell office:value-type="float" office:value="0.00000000108597">
            <text:p>1.086E-009</text:p>
          </table:table-cell>
          <table:table-cell office:value-type="float" office:value="0.00000000007900312">
            <text:p>7.900E-011</text:p>
          </table:table-cell>
          <table:table-cell office:value-type="float" office:value="1.920066E-020">
            <text:p>1.920E-020</text:p>
          </table:table-cell>
          <table:table-cell office:value-type="float" office:value="0.000000000001310026">
            <text:p>1.310E-012</text:p>
          </table:table-cell>
          <table:table-cell office:value-type="float" office:value="1.291603E-020">
            <text:p>1.292E-02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91091">
            <text:p>1.691E-001</text:p>
          </table:table-cell>
          <table:table-cell office:value-type="float" office:value="0.0008678955">
            <text:p>8.679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89939">
            <text:p>1.690E-001</text:p>
          </table:table-cell>
          <table:table-cell office:value-type="float" office:value="0.0008437176">
            <text:p>8.437E-004</text:p>
          </table:table-cell>
          <table:table-cell office:value-type="float" office:value="0.000000009720335">
            <text:p>9.720E-009</text:p>
          </table:table-cell>
          <table:table-cell office:value-type="float" office:value="0.0000000003240308">
            <text:p>3.240E-010</text:p>
          </table:table-cell>
          <table:table-cell office:value-type="float" office:value="-5.688917E-019">
            <text:p>-5.689E-019</text:p>
          </table:table-cell>
          <table:table-cell office:value-type="float" office:value="-0.000000000009377633">
            <text:p>-9.378E-012</text:p>
          </table:table-cell>
          <table:table-cell office:value-type="float" office:value="8.406473E-020">
            <text:p>8.406E-02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90384">
            <text:p>1.690E-001</text:p>
          </table:table-cell>
          <table:table-cell office:value-type="float" office:value="0.000843805">
            <text:p>8.438E-004</text:p>
          </table:table-cell>
          <table:table-cell office:value-type="float" office:value="0.0000000009434564">
            <text:p>9.435E-010</text:p>
          </table:table-cell>
          <table:table-cell office:value-type="float" office:value="0.0000000001477541">
            <text:p>1.478E-010</text:p>
          </table:table-cell>
          <table:table-cell office:value-type="float" office:value="1.695745E-020">
            <text:p>1.696E-020</text:p>
          </table:table-cell>
          <table:table-cell office:value-type="float" office:value="-0.000000000001521932">
            <text:p>-1.522E-012</text:p>
          </table:table-cell>
          <table:table-cell office:value-type="float" office:value="-5.249488E-020">
            <text:p>-5.249E-02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90611">
            <text:p>1.691E-001</text:p>
          </table:table-cell>
          <table:table-cell office:value-type="float" office:value="0.0008438213">
            <text:p>8.438E-004</text:p>
          </table:table-cell>
          <table:table-cell office:value-type="float" office:value="0.00000001922191">
            <text:p>1.922E-008</text:p>
          </table:table-cell>
          <table:table-cell office:value-type="float" office:value="0.000000001602265">
            <text:p>1.602E-009</text:p>
          </table:table-cell>
          <table:table-cell office:value-type="float" office:value="-3.157358E-018">
            <text:p>-3.157E-018</text:p>
          </table:table-cell>
          <table:table-cell office:value-type="float" office:value="-0.0000000000385126">
            <text:p>-3.851E-011</text:p>
          </table:table-cell>
          <table:table-cell office:value-type="float" office:value="-8.312574E-018">
            <text:p>-8.313E-0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90461">
            <text:p>1.690E-001</text:p>
          </table:table-cell>
          <table:table-cell office:value-type="float" office:value="0.0008383219">
            <text:p>8.383E-004</text:p>
          </table:table-cell>
          <table:table-cell office:value-type="float" office:value="0.000000005166261">
            <text:p>5.166E-009</text:p>
          </table:table-cell>
          <table:table-cell office:value-type="float" office:value="0.0000000004670156">
            <text:p>4.670E-010</text:p>
          </table:table-cell>
          <table:table-cell office:value-type="float" office:value="-7.23877E-019">
            <text:p>-7.239E-019</text:p>
          </table:table-cell>
          <table:table-cell office:value-type="float" office:value="0.00000000001348651">
            <text:p>1.349E-011</text:p>
          </table:table-cell>
          <table:table-cell office:value-type="float" office:value="-4.717997E-020">
            <text:p>-4.718E-02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90541">
            <text:p>1.691E-001</text:p>
          </table:table-cell>
          <table:table-cell office:value-type="float" office:value="0.0008429844">
            <text:p>8.430E-004</text:p>
          </table:table-cell>
          <table:table-cell office:value-type="float" office:value="0.000000006193987">
            <text:p>6.194E-009</text:p>
          </table:table-cell>
          <table:table-cell office:value-type="float" office:value="0.0000000004807076">
            <text:p>4.807E-010</text:p>
          </table:table-cell>
          <table:table-cell office:value-type="float" office:value="-8.042842E-019">
            <text:p>-8.043E-019</text:p>
          </table:table-cell>
          <table:table-cell office:value-type="float" office:value="0.00000000001306296">
            <text:p>1.306E-011</text:p>
          </table:table-cell>
          <table:table-cell office:value-type="float" office:value="-2.028954E-019">
            <text:p>-2.029E-01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90978">
            <text:p>1.691E-001</text:p>
          </table:table-cell>
          <table:table-cell office:value-type="float" office:value="0.0008450449">
            <text:p>8.450E-004</text:p>
          </table:table-cell>
          <table:table-cell office:value-type="float" office:value="0.00000002512307">
            <text:p>2.512E-008</text:p>
          </table:table-cell>
          <table:table-cell office:value-type="float" office:value="0.000000001359241">
            <text:p>1.359E-009</text:p>
          </table:table-cell>
          <table:table-cell office:value-type="float" office:value="-7.757433E-018">
            <text:p>-7.757E-018</text:p>
          </table:table-cell>
          <table:table-cell office:value-type="float" office:value="-0.0000000000370223">
            <text:p>-3.702E-011</text:p>
          </table:table-cell>
          <table:table-cell office:value-type="float" office:value="1.706612E-018">
            <text:p>1.707E-01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89205">
            <text:p>1.689E-001</text:p>
          </table:table-cell>
          <table:table-cell office:value-type="float" office:value="0.000842691">
            <text:p>8.427E-004</text:p>
          </table:table-cell>
          <table:table-cell office:value-type="float" office:value="0.00000002483489">
            <text:p>2.483E-008</text:p>
          </table:table-cell>
          <table:table-cell office:value-type="float" office:value="0.000000002582687">
            <text:p>2.583E-009</text:p>
          </table:table-cell>
          <table:table-cell office:value-type="float" office:value="-5.120075E-018">
            <text:p>-5.120E-018</text:p>
          </table:table-cell>
          <table:table-cell office:value-type="float" office:value="-0.00000000006457996">
            <text:p>-6.458E-011</text:p>
          </table:table-cell>
          <table:table-cell office:value-type="float" office:value="2.004049E-017">
            <text:p>2.004E-01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9031">
            <text:p>1.690E-001</text:p>
          </table:table-cell>
          <table:table-cell office:value-type="float" office:value="0.0008466454">
            <text:p>8.466E-004</text:p>
          </table:table-cell>
          <table:table-cell office:value-type="float" office:value="0.00000002320689">
            <text:p>2.321E-008</text:p>
          </table:table-cell>
          <table:table-cell office:value-type="float" office:value="0.0000000006430576">
            <text:p>6.431E-010</text:p>
          </table:table-cell>
          <table:table-cell office:value-type="float" office:value="2.171084E-018">
            <text:p>2.171E-018</text:p>
          </table:table-cell>
          <table:table-cell office:value-type="float" office:value="-0.000000000009605954">
            <text:p>-9.606E-012</text:p>
          </table:table-cell>
          <table:table-cell office:value-type="float" office:value="-1.20729E-018">
            <text:p>-1.207E-0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9015">
            <text:p>1.690E-001</text:p>
          </table:table-cell>
          <table:table-cell office:value-type="float" office:value="0.0008509389">
            <text:p>8.509E-004</text:p>
          </table:table-cell>
          <table:table-cell office:value-type="float" office:value="0.00000001991045">
            <text:p>1.991E-008</text:p>
          </table:table-cell>
          <table:table-cell office:value-type="float" office:value="0.000000001307897">
            <text:p>1.308E-009</text:p>
          </table:table-cell>
          <table:table-cell office:value-type="float" office:value="3.259064E-018">
            <text:p>3.259E-018</text:p>
          </table:table-cell>
          <table:table-cell office:value-type="float" office:value="-0.00000000001667292">
            <text:p>-1.667E-011</text:p>
          </table:table-cell>
          <table:table-cell office:value-type="float" office:value="-5.824412E-018">
            <text:p>-5.824E-01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90591">
            <text:p>1.691E-001</text:p>
          </table:table-cell>
          <table:table-cell office:value-type="float" office:value="0.0008444717">
            <text:p>8.445E-004</text:p>
          </table:table-cell>
          <table:table-cell office:value-type="float" office:value="0.000000002075824">
            <text:p>2.076E-009</text:p>
          </table:table-cell>
          <table:table-cell office:value-type="float" office:value="0.0000000002192704">
            <text:p>2.193E-010</text:p>
          </table:table-cell>
          <table:table-cell office:value-type="float" office:value="1.10985E-019">
            <text:p>1.110E-019</text:p>
          </table:table-cell>
          <table:table-cell office:value-type="float" office:value="0.000000000002867576">
            <text:p>2.868E-012</text:p>
          </table:table-cell>
          <table:table-cell office:value-type="float" office:value="-9.780862E-020">
            <text:p>-9.781E-02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9002">
            <text:p>1.690E-001</text:p>
          </table:table-cell>
          <table:table-cell office:value-type="float" office:value="0.0008438191">
            <text:p>8.438E-004</text:p>
          </table:table-cell>
          <table:table-cell office:value-type="float" office:value="0.00000005573346">
            <text:p>5.573E-008</text:p>
          </table:table-cell>
          <table:table-cell office:value-type="float" office:value="0.000000005652181">
            <text:p>5.652E-009</text:p>
          </table:table-cell>
          <table:table-cell office:value-type="float" office:value="4.938631E-017">
            <text:p>4.939E-017</text:p>
          </table:table-cell>
          <table:table-cell office:value-type="float" office:value="-0.00000000007972992">
            <text:p>-7.973E-011</text:p>
          </table:table-cell>
          <table:table-cell office:value-type="float" office:value="-8.732034E-017">
            <text:p>-8.732E-01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90619">
            <text:p>1.691E-001</text:p>
          </table:table-cell>
          <table:table-cell office:value-type="float" office:value="0.0008480282">
            <text:p>8.480E-004</text:p>
          </table:table-cell>
          <table:table-cell office:value-type="float" office:value="0.0000002880861">
            <text:p>2.881E-007</text:p>
          </table:table-cell>
          <table:table-cell office:value-type="float" office:value="0.00000002812152">
            <text:p>2.812E-008</text:p>
          </table:table-cell>
          <table:table-cell office:value-type="float" office:value="-8.202989E-016">
            <text:p>-8.203E-016</text:p>
          </table:table-cell>
          <table:table-cell office:value-type="float" office:value="-0.0000000006391244">
            <text:p>-6.391E-010</text:p>
          </table:table-cell>
          <table:table-cell office:value-type="float" office:value="-2.39455E-015">
            <text:p>-2.395E-01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9102">
            <text:p>1.691E-001</text:p>
          </table:table-cell>
          <table:table-cell office:value-type="float" office:value="0.0008449804">
            <text:p>8.450E-004</text:p>
          </table:table-cell>
          <table:table-cell office:value-type="float" office:value="0.0000003956853">
            <text:p>3.957E-007</text:p>
          </table:table-cell>
          <table:table-cell office:value-type="float" office:value="0.00000004354728">
            <text:p>4.355E-008</text:p>
          </table:table-cell>
          <table:table-cell office:value-type="float" office:value="4.993474E-015">
            <text:p>4.993E-015</text:p>
          </table:table-cell>
          <table:table-cell office:value-type="float" office:value="-0.000000000252002">
            <text:p>-2.520E-010</text:p>
          </table:table-cell>
          <table:table-cell office:value-type="float" office:value="-2.78236E-015">
            <text:p>-2.782E-01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90664">
            <text:p>1.691E-001</text:p>
          </table:table-cell>
          <table:table-cell office:value-type="float" office:value="0.0008722057">
            <text:p>8.722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91021">
            <text:p>1.691E-001</text:p>
          </table:table-cell>
          <table:table-cell office:value-type="float" office:value="0.0008450231">
            <text:p>8.450E-004</text:p>
          </table:table-cell>
          <table:table-cell office:value-type="float" office:value="0.0000003711689">
            <text:p>3.712E-007</text:p>
          </table:table-cell>
          <table:table-cell office:value-type="float" office:value="0.00000003995597">
            <text:p>3.996E-008</text:p>
          </table:table-cell>
          <table:table-cell office:value-type="float" office:value="4.235544E-015">
            <text:p>4.236E-015</text:p>
          </table:table-cell>
          <table:table-cell office:value-type="float" office:value="-0.0000000003613515">
            <text:p>-3.614E-010</text:p>
          </table:table-cell>
          <table:table-cell office:value-type="float" office:value="-2.395124E-015">
            <text:p>-2.395E-01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90617">
            <text:p>1.691E-001</text:p>
          </table:table-cell>
          <table:table-cell office:value-type="float" office:value="0.000847728">
            <text:p>8.477E-004</text:p>
          </table:table-cell>
          <table:table-cell office:value-type="float" office:value="0.00000014652">
            <text:p>1.465E-007</text:p>
          </table:table-cell>
          <table:table-cell office:value-type="float" office:value="0.00000001659799">
            <text:p>1.660E-008</text:p>
          </table:table-cell>
          <table:table-cell office:value-type="float" office:value="3.057142E-016">
            <text:p>3.057E-016</text:p>
          </table:table-cell>
          <table:table-cell office:value-type="float" office:value="-0.0000000003042211">
            <text:p>-3.042E-010</text:p>
          </table:table-cell>
          <table:table-cell office:value-type="float" office:value="-7.592903E-016">
            <text:p>-7.593E-01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89953">
            <text:p>1.690E-001</text:p>
          </table:table-cell>
          <table:table-cell office:value-type="float" office:value="0.0008441795">
            <text:p>8.442E-004</text:p>
          </table:table-cell>
          <table:table-cell office:value-type="float" office:value="0.000000008134685">
            <text:p>8.135E-009</text:p>
          </table:table-cell>
          <table:table-cell office:value-type="float" office:value="0.0000000003890668">
            <text:p>3.891E-010</text:p>
          </table:table-cell>
          <table:table-cell office:value-type="float" office:value="6.593615E-019">
            <text:p>6.594E-019</text:p>
          </table:table-cell>
          <table:table-cell office:value-type="float" office:value="-0.000000000002193329">
            <text:p>-2.193E-012</text:p>
          </table:table-cell>
          <table:table-cell office:value-type="float" office:value="2.105423E-019">
            <text:p>2.105E-01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91216">
            <text:p>1.691E-001</text:p>
          </table:table-cell>
          <table:table-cell office:value-type="float" office:value="0.0008443446">
            <text:p>8.443E-004</text:p>
          </table:table-cell>
          <table:table-cell office:value-type="float" office:value="0.000000003697049">
            <text:p>3.697E-009</text:p>
          </table:table-cell>
          <table:table-cell office:value-type="float" office:value="0.0000000001307022">
            <text:p>1.307E-010</text:p>
          </table:table-cell>
          <table:table-cell office:value-type="float" office:value="6.364624E-020">
            <text:p>6.365E-020</text:p>
          </table:table-cell>
          <table:table-cell office:value-type="float" office:value="0.000000000001069893">
            <text:p>1.070E-012</text:p>
          </table:table-cell>
          <table:table-cell office:value-type="float" office:value="-6.483753E-020">
            <text:p>-6.484E-02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90092">
            <text:p>1.690E-001</text:p>
          </table:table-cell>
          <table:table-cell office:value-type="float" office:value="0.0008510762">
            <text:p>8.511E-004</text:p>
          </table:table-cell>
          <table:table-cell office:value-type="float" office:value="0.0000000254407">
            <text:p>2.544E-008</text:p>
          </table:table-cell>
          <table:table-cell office:value-type="float" office:value="0.000000001425204">
            <text:p>1.425E-009</text:p>
          </table:table-cell>
          <table:table-cell office:value-type="float" office:value="7.189324E-018">
            <text:p>7.189E-018</text:p>
          </table:table-cell>
          <table:table-cell office:value-type="float" office:value="-0.00000000001538095">
            <text:p>-1.538E-011</text:p>
          </table:table-cell>
          <table:table-cell office:value-type="float" office:value="-4.686301E-018">
            <text:p>-4.686E-01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90192">
            <text:p>1.690E-001</text:p>
          </table:table-cell>
          <table:table-cell office:value-type="float" office:value="0.0008444054">
            <text:p>8.444E-004</text:p>
          </table:table-cell>
          <table:table-cell office:value-type="float" office:value="0.00000006511576">
            <text:p>6.512E-008</text:p>
          </table:table-cell>
          <table:table-cell office:value-type="float" office:value="0.000000007063402">
            <text:p>7.063E-009</text:p>
          </table:table-cell>
          <table:table-cell office:value-type="float" office:value="-6.063781E-017">
            <text:p>-6.064E-017</text:p>
          </table:table-cell>
          <table:table-cell office:value-type="float" office:value="-0.0000000001635564">
            <text:p>-1.636E-010</text:p>
          </table:table-cell>
          <table:table-cell office:value-type="float" office:value="-1.38817E-016">
            <text:p>-1.388E-01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89769">
            <text:p>1.690E-001</text:p>
          </table:table-cell>
          <table:table-cell office:value-type="float" office:value="0.0008438984">
            <text:p>8.439E-004</text:p>
          </table:table-cell>
          <table:table-cell office:value-type="float" office:value="0.00000000009994632">
            <text:p>9.995E-011</text:p>
          </table:table-cell>
          <table:table-cell office:value-type="float" office:value="0.0000000009560801">
            <text:p>9.561E-010</text:p>
          </table:table-cell>
          <table:table-cell office:value-type="float" office:value="1.246861E-019">
            <text:p>1.247E-019</text:p>
          </table:table-cell>
          <table:table-cell office:value-type="float" office:value="0.00000000002757643">
            <text:p>2.758E-011</text:p>
          </table:table-cell>
          <table:table-cell office:value-type="float" office:value="-2.679565E-019">
            <text:p>-2.680E-01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91044">
            <text:p>1.691E-001</text:p>
          </table:table-cell>
          <table:table-cell office:value-type="float" office:value="0.0008436326">
            <text:p>8.436E-004</text:p>
          </table:table-cell>
          <table:table-cell office:value-type="float" office:value="0.00000001687227">
            <text:p>1.687E-008</text:p>
          </table:table-cell>
          <table:table-cell office:value-type="float" office:value="0.000000003127182">
            <text:p>3.127E-009</text:p>
          </table:table-cell>
          <table:table-cell office:value-type="float" office:value="-1.999091E-017">
            <text:p>-1.999E-017</text:p>
          </table:table-cell>
          <table:table-cell office:value-type="float" office:value="-0.00000000009018701">
            <text:p>-9.019E-011</text:p>
          </table:table-cell>
          <table:table-cell office:value-type="float" office:value="1.078628E-017">
            <text:p>1.079E-01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89975">
            <text:p>1.690E-001</text:p>
          </table:table-cell>
          <table:table-cell office:value-type="float" office:value="0.0008453464">
            <text:p>8.453E-004</text:p>
          </table:table-cell>
          <table:table-cell office:value-type="float" office:value="0.00000001769663">
            <text:p>1.770E-008</text:p>
          </table:table-cell>
          <table:table-cell office:value-type="float" office:value="0.000000001786466">
            <text:p>1.786E-009</text:p>
          </table:table-cell>
          <table:table-cell office:value-type="float" office:value="8.968453E-018">
            <text:p>8.968E-018</text:p>
          </table:table-cell>
          <table:table-cell office:value-type="float" office:value="0.00000000001842654">
            <text:p>1.843E-011</text:p>
          </table:table-cell>
          <table:table-cell office:value-type="float" office:value="-4.523618E-018">
            <text:p>-4.524E-01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90043">
            <text:p>1.690E-001</text:p>
          </table:table-cell>
          <table:table-cell office:value-type="float" office:value="0.0008375794">
            <text:p>8.376E-004</text:p>
          </table:table-cell>
          <table:table-cell office:value-type="float" office:value="0.0000000005890588">
            <text:p>5.891E-010</text:p>
          </table:table-cell>
          <table:table-cell office:value-type="float" office:value="0.00000000004633593">
            <text:p>4.634E-011</text:p>
          </table:table-cell>
          <table:table-cell office:value-type="float" office:value="6.67761E-021">
            <text:p>6.678E-021</text:p>
          </table:table-cell>
          <table:table-cell office:value-type="float" office:value="-0.0000000000002696685">
            <text:p>-2.697E-013</text:p>
          </table:table-cell>
          <table:table-cell office:value-type="float" office:value="-3.743193E-021">
            <text:p>-3.743E-0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90104">
            <text:p>1.690E-001</text:p>
          </table:table-cell>
          <table:table-cell office:value-type="float" office:value="0.0008440734">
            <text:p>8.441E-004</text:p>
          </table:table-cell>
          <table:table-cell office:value-type="float" office:value="0.0000000001056937">
            <text:p>1.057E-010</text:p>
          </table:table-cell>
          <table:table-cell office:value-type="float" office:value="0.00000000009175899">
            <text:p>9.176E-011</text:p>
          </table:table-cell>
          <table:table-cell office:value-type="float" office:value="4.141345E-021">
            <text:p>4.141E-021</text:p>
          </table:table-cell>
          <table:table-cell office:value-type="float" office:value="-0.000000000001719848">
            <text:p>-1.720E-012</text:p>
          </table:table-cell>
          <table:table-cell office:value-type="float" office:value="8.031598E-021">
            <text:p>8.032E-02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8987">
            <text:p>1.690E-001</text:p>
          </table:table-cell>
          <table:table-cell office:value-type="float" office:value="0.0008438962">
            <text:p>8.439E-004</text:p>
          </table:table-cell>
          <table:table-cell office:value-type="float" office:value="0.00000003138151">
            <text:p>3.138E-008</text:p>
          </table:table-cell>
          <table:table-cell office:value-type="float" office:value="0.000000003048412">
            <text:p>3.048E-009</text:p>
          </table:table-cell>
          <table:table-cell office:value-type="float" office:value="-5.469787E-018">
            <text:p>-5.470E-018</text:p>
          </table:table-cell>
          <table:table-cell office:value-type="float" office:value="-0.00000000006767623">
            <text:p>-6.768E-011</text:p>
          </table:table-cell>
          <table:table-cell office:value-type="float" office:value="2.930984E-017">
            <text:p>2.931E-01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90424">
            <text:p>1.690E-001</text:p>
          </table:table-cell>
          <table:table-cell office:value-type="float" office:value="0.0008472886">
            <text:p>8.473E-004</text:p>
          </table:table-cell>
          <table:table-cell office:value-type="float" office:value="0.000000003292684">
            <text:p>3.293E-009</text:p>
          </table:table-cell>
          <table:table-cell office:value-type="float" office:value="0.0000000002690266">
            <text:p>2.690E-010</text:p>
          </table:table-cell>
          <table:table-cell office:value-type="float" office:value="-1.435189E-019">
            <text:p>-1.435E-019</text:p>
          </table:table-cell>
          <table:table-cell office:value-type="float" office:value="-0.000000000007135095">
            <text:p>-7.135E-012</text:p>
          </table:table-cell>
          <table:table-cell office:value-type="float" office:value="-2.085997E-019">
            <text:p>-2.086E-01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90695">
            <text:p>1.691E-001</text:p>
          </table:table-cell>
          <table:table-cell office:value-type="float" office:value="0.0008677733">
            <text:p>8.678E-004</text:p>
          </table:table-cell>
          <table:table-cell office:value-type="float" office:value="0.0000000007329996">
            <text:p>7.330E-010</text:p>
          </table:table-cell>
          <table:table-cell office:value-type="float" office:value="0.00000000004673729">
            <text:p>4.674E-011</text:p>
          </table:table-cell>
          <table:table-cell office:value-type="float" office:value="8.337916E-021">
            <text:p>8.338E-021</text:p>
          </table:table-cell>
          <table:table-cell office:value-type="float" office:value="-0.0000000000002638102">
            <text:p>-2.638E-013</text:p>
          </table:table-cell>
          <table:table-cell office:value-type="float" office:value="-2.304857E-021">
            <text:p>-2.305E-02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90364">
            <text:p>1.690E-001</text:p>
          </table:table-cell>
          <table:table-cell office:value-type="float" office:value="0.0008455568">
            <text:p>8.456E-004</text:p>
          </table:table-cell>
          <table:table-cell office:value-type="float" office:value="0.000000003936463">
            <text:p>3.936E-009</text:p>
          </table:table-cell>
          <table:table-cell office:value-type="float" office:value="0.0000000003264324">
            <text:p>3.264E-010</text:p>
          </table:table-cell>
          <table:table-cell office:value-type="float" office:value="1.648781E-019">
            <text:p>1.649E-019</text:p>
          </table:table-cell>
          <table:table-cell office:value-type="float" office:value="-0.000000000004704446">
            <text:p>-4.704E-012</text:p>
          </table:table-cell>
          <table:table-cell office:value-type="float" office:value="3.312722E-019">
            <text:p>3.313E-01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89695">
            <text:p>1.690E-001</text:p>
          </table:table-cell>
          <table:table-cell office:value-type="float" office:value="0.000840454">
            <text:p>8.405E-004</text:p>
          </table:table-cell>
          <table:table-cell office:value-type="float" office:value="0.00000001983357">
            <text:p>1.983E-008</text:p>
          </table:table-cell>
          <table:table-cell office:value-type="float" office:value="0.000000001901075">
            <text:p>1.901E-009</text:p>
          </table:table-cell>
          <table:table-cell office:value-type="float" office:value="7.616006E-018">
            <text:p>7.616E-018</text:p>
          </table:table-cell>
          <table:table-cell office:value-type="float" office:value="-0.00000000002458494">
            <text:p>-2.458E-011</text:p>
          </table:table-cell>
          <table:table-cell office:value-type="float" office:value="8.846803E-018">
            <text:p>8.847E-01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89887">
            <text:p>1.690E-001</text:p>
          </table:table-cell>
          <table:table-cell office:value-type="float" office:value="0.0008453923">
            <text:p>8.454E-004</text:p>
          </table:table-cell>
          <table:table-cell office:value-type="float" office:value="0.000000001765469">
            <text:p>1.765E-009</text:p>
          </table:table-cell>
          <table:table-cell office:value-type="float" office:value="0.0000000001838105">
            <text:p>1.838E-010</text:p>
          </table:table-cell>
          <table:table-cell office:value-type="float" office:value="-8.686E-020">
            <text:p>-8.686E-020</text:p>
          </table:table-cell>
          <table:table-cell office:value-type="float" office:value="0.000000000005174244">
            <text:p>5.174E-012</text:p>
          </table:table-cell>
          <table:table-cell office:value-type="float" office:value="-5.847557E-020">
            <text:p>-5.848E-02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91161">
            <text:p>1.691E-001</text:p>
          </table:table-cell>
          <table:table-cell office:value-type="float" office:value="0.0008426719">
            <text:p>8.427E-004</text:p>
          </table:table-cell>
          <table:table-cell office:value-type="float" office:value="0.000000004332504">
            <text:p>4.333E-009</text:p>
          </table:table-cell>
          <table:table-cell office:value-type="float" office:value="0.0000000003744967">
            <text:p>3.745E-010</text:p>
          </table:table-cell>
          <table:table-cell office:value-type="float" office:value="-2.972329E-019">
            <text:p>-2.972E-019</text:p>
          </table:table-cell>
          <table:table-cell office:value-type="float" office:value="0.000000000009437751">
            <text:p>9.438E-012</text:p>
          </table:table-cell>
          <table:table-cell office:value-type="float" office:value="3.73103E-019">
            <text:p>3.731E-01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91096">
            <text:p>1.691E-001</text:p>
          </table:table-cell>
          <table:table-cell office:value-type="float" office:value="0.0008471391">
            <text:p>8.471E-004</text:p>
          </table:table-cell>
          <table:table-cell office:value-type="float" office:value="0.00000002208262">
            <text:p>2.208E-008</text:p>
          </table:table-cell>
          <table:table-cell office:value-type="float" office:value="0.0000000004115524">
            <text:p>4.116E-010</text:p>
          </table:table-cell>
          <table:table-cell office:value-type="float" office:value="1.157113E-018">
            <text:p>1.157E-018</text:p>
          </table:table-cell>
          <table:table-cell office:value-type="float" office:value="-0.000000000004141047">
            <text:p>-4.141E-012</text:p>
          </table:table-cell>
          <table:table-cell office:value-type="float" office:value="-4.476581E-019">
            <text:p>-4.477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90165">
            <text:p>1.690E-001</text:p>
          </table:table-cell>
          <table:table-cell office:value-type="float" office:value="0.0008349985">
            <text:p>8.350E-004</text:p>
          </table:table-cell>
          <table:table-cell office:value-type="float" office:value="0.0000000002298304">
            <text:p>2.298E-010</text:p>
          </table:table-cell>
          <table:table-cell office:value-type="float" office:value="0.00000000006839161">
            <text:p>6.839E-011</text:p>
          </table:table-cell>
          <table:table-cell office:value-type="float" office:value="-7.888805E-021">
            <text:p>-7.889E-021</text:p>
          </table:table-cell>
          <table:table-cell office:value-type="float" office:value="0.000000000001919933">
            <text:p>1.920E-012</text:p>
          </table:table-cell>
          <table:table-cell office:value-type="float" office:value="3.359842E-021">
            <text:p>3.360E-02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90179">
            <text:p>1.690E-001</text:p>
          </table:table-cell>
          <table:table-cell office:value-type="float" office:value="0.0008378347">
            <text:p>8.378E-004</text:p>
          </table:table-cell>
          <table:table-cell office:value-type="float" office:value="0.00000002863739">
            <text:p>2.864E-008</text:p>
          </table:table-cell>
          <table:table-cell office:value-type="float" office:value="0.0000000004725654">
            <text:p>4.726E-010</text:p>
          </table:table-cell>
          <table:table-cell office:value-type="float" office:value="1.696419E-018">
            <text:p>1.696E-018</text:p>
          </table:table-cell>
          <table:table-cell office:value-type="float" office:value="-0.0000000000004337103">
            <text:p>-4.337E-013</text:p>
          </table:table-cell>
          <table:table-cell office:value-type="float" office:value="3.799155E-019">
            <text:p>3.799E-01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89927">
            <text:p>1.690E-001</text:p>
          </table:table-cell>
          <table:table-cell office:value-type="float" office:value="0.0008450893">
            <text:p>8.451E-004</text:p>
          </table:table-cell>
          <table:table-cell office:value-type="float" office:value="0.0000000509657">
            <text:p>5.097E-008</text:p>
          </table:table-cell>
          <table:table-cell office:value-type="float" office:value="0.0000000006747813">
            <text:p>6.748E-010</text:p>
          </table:table-cell>
          <table:table-cell office:value-type="float" office:value="2.869212E-018">
            <text:p>2.869E-018</text:p>
          </table:table-cell>
          <table:table-cell office:value-type="float" office:value="-0.000000000006327077">
            <text:p>-6.327E-012</text:p>
          </table:table-cell>
          <table:table-cell office:value-type="float" office:value="-2.725204E-018">
            <text:p>-2.725E-01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9075">
            <text:p>1.691E-001</text:p>
          </table:table-cell>
          <table:table-cell office:value-type="float" office:value="0.0008456457">
            <text:p>8.456E-004</text:p>
          </table:table-cell>
          <table:table-cell office:value-type="float" office:value="0.00000001686395">
            <text:p>1.686E-008</text:p>
          </table:table-cell>
          <table:table-cell office:value-type="float" office:value="0.000000002487729">
            <text:p>2.488E-009</text:p>
          </table:table-cell>
          <table:table-cell office:value-type="float" office:value="6.068182E-018">
            <text:p>6.068E-018</text:p>
          </table:table-cell>
          <table:table-cell office:value-type="float" office:value="0.00000000004021875">
            <text:p>4.022E-011</text:p>
          </table:table-cell>
          <table:table-cell office:value-type="float" office:value="1.4927E-017">
            <text:p>1.493E-01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90589">
            <text:p>1.691E-001</text:p>
          </table:table-cell>
          <table:table-cell office:value-type="float" office:value="0.0008409704">
            <text:p>8.410E-004</text:p>
          </table:table-cell>
          <table:table-cell office:value-type="float" office:value="0.000000004796901">
            <text:p>4.797E-009</text:p>
          </table:table-cell>
          <table:table-cell office:value-type="float" office:value="0.0000000004585264">
            <text:p>4.585E-010</text:p>
          </table:table-cell>
          <table:table-cell office:value-type="float" office:value="-1.101055E-019">
            <text:p>-1.101E-019</text:p>
          </table:table-cell>
          <table:table-cell office:value-type="float" office:value="-0.000000000009990285">
            <text:p>-9.990E-012</text:p>
          </table:table-cell>
          <table:table-cell office:value-type="float" office:value="6.710553E-019">
            <text:p>6.711E-01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90463">
            <text:p>1.690E-001</text:p>
          </table:table-cell>
          <table:table-cell office:value-type="float" office:value="0.0008466278">
            <text:p>8.466E-004</text:p>
          </table:table-cell>
          <table:table-cell office:value-type="float" office:value="0.000000009866843">
            <text:p>9.867E-009</text:p>
          </table:table-cell>
          <table:table-cell office:value-type="float" office:value="0.00000000002008719">
            <text:p>2.009E-011</text:p>
          </table:table-cell>
          <table:table-cell office:value-type="float" office:value="8.536851E-021">
            <text:p>8.537E-021</text:p>
          </table:table-cell>
          <table:table-cell office:value-type="float" office:value="-0.0000000000002514264">
            <text:p>-2.514E-013</text:p>
          </table:table-cell>
          <table:table-cell office:value-type="float" office:value="2.663426E-021">
            <text:p>2.663E-02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88318">
            <text:p>1.688E-001</text:p>
          </table:table-cell>
          <table:table-cell office:value-type="float" office:value="0.0008482805">
            <text:p>8.483E-004</text:p>
          </table:table-cell>
          <table:table-cell office:value-type="float" office:value="0.000000009137529">
            <text:p>9.138E-009</text:p>
          </table:table-cell>
          <table:table-cell office:value-type="float" office:value="0.0000000008714255">
            <text:p>8.714E-010</text:p>
          </table:table-cell>
          <table:table-cell office:value-type="float" office:value="-2.403828E-018">
            <text:p>-2.404E-018</text:p>
          </table:table-cell>
          <table:table-cell office:value-type="float" office:value="0.00000000002532583">
            <text:p>2.533E-011</text:p>
          </table:table-cell>
          <table:table-cell office:value-type="float" office:value="-5.180038E-019">
            <text:p>-5.180E-01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91653">
            <text:p>1.692E-001</text:p>
          </table:table-cell>
          <table:table-cell office:value-type="float" office:value="0.0008452341">
            <text:p>8.452E-004</text:p>
          </table:table-cell>
          <table:table-cell office:value-type="float" office:value="0.0000000546951">
            <text:p>5.470E-008</text:p>
          </table:table-cell>
          <table:table-cell office:value-type="float" office:value="0.000000008718517">
            <text:p>8.719E-009</text:p>
          </table:table-cell>
          <table:table-cell office:value-type="float" office:value="9.928391E-017">
            <text:p>9.928E-017</text:p>
          </table:table-cell>
          <table:table-cell office:value-type="float" office:value="0.0000000002451805">
            <text:p>2.452E-010</text:p>
          </table:table-cell>
          <table:table-cell office:value-type="float" office:value="1.624502E-016">
            <text:p>1.625E-01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91005">
            <text:p>1.691E-001</text:p>
          </table:table-cell>
          <table:table-cell office:value-type="float" office:value="0.0008456968">
            <text:p>8.457E-004</text:p>
          </table:table-cell>
          <table:table-cell office:value-type="float" office:value="0.00000002394164">
            <text:p>2.394E-008</text:p>
          </table:table-cell>
          <table:table-cell office:value-type="float" office:value="0.000000002716995">
            <text:p>2.717E-009</text:p>
          </table:table-cell>
          <table:table-cell office:value-type="float" office:value="2.113598E-017">
            <text:p>2.114E-017</text:p>
          </table:table-cell>
          <table:table-cell office:value-type="float" office:value="0.00000000003380216">
            <text:p>3.380E-011</text:p>
          </table:table-cell>
          <table:table-cell office:value-type="float" office:value="5.785197E-018">
            <text:p>5.785E-0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90298">
            <text:p>1.690E-001</text:p>
          </table:table-cell>
          <table:table-cell office:value-type="float" office:value="0.0008414184">
            <text:p>8.414E-004</text:p>
          </table:table-cell>
          <table:table-cell office:value-type="float" office:value="0.000000002858704">
            <text:p>2.859E-009</text:p>
          </table:table-cell>
          <table:table-cell office:value-type="float" office:value="0.0000000002242483">
            <text:p>2.242E-010</text:p>
          </table:table-cell>
          <table:table-cell office:value-type="float" office:value="-3.010965E-020">
            <text:p>-3.011E-020</text:p>
          </table:table-cell>
          <table:table-cell office:value-type="float" office:value="-0.000000000005272357">
            <text:p>-5.272E-012</text:p>
          </table:table-cell>
          <table:table-cell office:value-type="float" office:value="1.770044E-019">
            <text:p>1.770E-019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90598">
            <text:p>1.691E-001</text:p>
          </table:table-cell>
          <table:table-cell office:value-type="float" office:value="0.0008472825">
            <text:p>8.473E-004</text:p>
          </table:table-cell>
          <table:table-cell office:value-type="float" office:value="0.00000000164376">
            <text:p>1.644E-009</text:p>
          </table:table-cell>
          <table:table-cell office:value-type="float" office:value="0.00000000002847936">
            <text:p>2.848E-011</text:p>
          </table:table-cell>
          <table:table-cell office:value-type="float" office:value="3.470211E-021">
            <text:p>3.470E-021</text:p>
          </table:table-cell>
          <table:table-cell office:value-type="float" office:value="-0.0000000000004228237">
            <text:p>-4.228E-013</text:p>
          </table:table-cell>
          <table:table-cell office:value-type="float" office:value="-5.091819E-021">
            <text:p>-5.092E-02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9048">
            <text:p>1.690E-001</text:p>
          </table:table-cell>
          <table:table-cell office:value-type="float" office:value="0.0008422354">
            <text:p>8.422E-004</text:p>
          </table:table-cell>
          <table:table-cell office:value-type="float" office:value="0.0000000001896861">
            <text:p>1.897E-010</text:p>
          </table:table-cell>
          <table:table-cell office:value-type="float" office:value="0.00000000004097217">
            <text:p>4.097E-011</text:p>
          </table:table-cell>
          <table:table-cell office:value-type="float" office:value="-2.995269E-021">
            <text:p>-2.995E-021</text:p>
          </table:table-cell>
          <table:table-cell office:value-type="float" office:value="-0.0000000000011357">
            <text:p>-1.136E-012</text:p>
          </table:table-cell>
          <table:table-cell office:value-type="float" office:value="-2.018693E-021">
            <text:p>-2.019E-02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690048">
            <text:p>1.690E-001</text:p>
          </table:table-cell>
          <table:table-cell office:value-type="float" office:value="0.0008478577">
            <text:p>8.479E-004</text:p>
          </table:table-cell>
          <table:table-cell office:value-type="float" office:value="0.000000008170893">
            <text:p>8.171E-009</text:p>
          </table:table-cell>
          <table:table-cell office:value-type="float" office:value="0.0000000008260173">
            <text:p>8.260E-010</text:p>
          </table:table-cell>
          <table:table-cell office:value-type="float" office:value="-1.988801E-018">
            <text:p>-1.989E-018</text:p>
          </table:table-cell>
          <table:table-cell office:value-type="float" office:value="-0.00000000002354688">
            <text:p>-2.355E-011</text:p>
          </table:table-cell>
          <table:table-cell office:value-type="float" office:value="8.060708E-019">
            <text:p>8.061E-01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90176">
            <text:p>1.690E-001</text:p>
          </table:table-cell>
          <table:table-cell office:value-type="float" office:value="0.0008433427">
            <text:p>8.433E-004</text:p>
          </table:table-cell>
          <table:table-cell office:value-type="float" office:value="0.0000000473071">
            <text:p>4.731E-008</text:p>
          </table:table-cell>
          <table:table-cell office:value-type="float" office:value="0.000000004711872">
            <text:p>4.712E-009</text:p>
          </table:table-cell>
          <table:table-cell office:value-type="float" office:value="6.8672E-017">
            <text:p>6.867E-017</text:p>
          </table:table-cell>
          <table:table-cell office:value-type="float" office:value="0.00000000000412008">
            <text:p>4.120E-012</text:p>
          </table:table-cell>
          <table:table-cell office:value-type="float" office:value="-1.526548E-017">
            <text:p>-1.527E-01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88761">
            <text:p>1.689E-001</text:p>
          </table:table-cell>
          <table:table-cell office:value-type="float" office:value="0.0008463722">
            <text:p>8.464E-004</text:p>
          </table:table-cell>
          <table:table-cell office:value-type="float" office:value="0.00000005443347">
            <text:p>5.443E-008</text:p>
          </table:table-cell>
          <table:table-cell office:value-type="float" office:value="0.000000002112105">
            <text:p>2.112E-009</text:p>
          </table:table-cell>
          <table:table-cell office:value-type="float" office:value="1.692597E-017">
            <text:p>1.693E-017</text:p>
          </table:table-cell>
          <table:table-cell office:value-type="float" office:value="-0.00000000001465218">
            <text:p>-1.465E-011</text:p>
          </table:table-cell>
          <table:table-cell office:value-type="float" office:value="1.504619E-017">
            <text:p>1.505E-01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889">
            <text:p>1.689E-001</text:p>
          </table:table-cell>
          <table:table-cell office:value-type="float" office:value="0.0008405035">
            <text:p>8.405E-004</text:p>
          </table:table-cell>
          <table:table-cell office:value-type="float" office:value="0.00000009025579">
            <text:p>9.026E-008</text:p>
          </table:table-cell>
          <table:table-cell office:value-type="float" office:value="0.000000007358767">
            <text:p>7.359E-009</text:p>
          </table:table-cell>
          <table:table-cell office:value-type="float" office:value="1.896426E-016">
            <text:p>1.896E-016</text:p>
          </table:table-cell>
          <table:table-cell office:value-type="float" office:value="-0.000000000009180867">
            <text:p>-9.181E-012</text:p>
          </table:table-cell>
          <table:table-cell office:value-type="float" office:value="-1.232881E-018">
            <text:p>-1.233E-01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88417">
            <text:p>1.688E-001</text:p>
          </table:table-cell>
          <table:table-cell office:value-type="float" office:value="0.0008416023">
            <text:p>8.416E-004</text:p>
          </table:table-cell>
          <table:table-cell office:value-type="float" office:value="0.0000001087868">
            <text:p>1.088E-007</text:p>
          </table:table-cell>
          <table:table-cell office:value-type="float" office:value="0.00000001015497">
            <text:p>1.015E-008</text:p>
          </table:table-cell>
          <table:table-cell office:value-type="float" office:value="3.128996E-016">
            <text:p>3.129E-016</text:p>
          </table:table-cell>
          <table:table-cell office:value-type="float" office:value="-0.00000000003871939">
            <text:p>-3.872E-011</text:p>
          </table:table-cell>
          <table:table-cell office:value-type="float" office:value="1.265579E-016">
            <text:p>1.266E-01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89697">
            <text:p>1.690E-001</text:p>
          </table:table-cell>
          <table:table-cell office:value-type="float" office:value="0.0008468593">
            <text:p>8.469E-004</text:p>
          </table:table-cell>
          <table:table-cell office:value-type="float" office:value="0.00000008384342">
            <text:p>8.384E-008</text:p>
          </table:table-cell>
          <table:table-cell office:value-type="float" office:value="0.00000001141831">
            <text:p>1.142E-008</text:p>
          </table:table-cell>
          <table:table-cell office:value-type="float" office:value="3.532924E-016">
            <text:p>3.533E-016</text:p>
          </table:table-cell>
          <table:table-cell office:value-type="float" office:value="-0.00000000001123414">
            <text:p>-1.123E-011</text:p>
          </table:table-cell>
          <table:table-cell office:value-type="float" office:value="1.261487E-018">
            <text:p>1.261E-01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88341">
            <text:p>1.688E-001</text:p>
          </table:table-cell>
          <table:table-cell office:value-type="float" office:value="0.0008412355">
            <text:p>8.412E-004</text:p>
          </table:table-cell>
          <table:table-cell office:value-type="float" office:value="0.0000002545346">
            <text:p>2.545E-007</text:p>
          </table:table-cell>
          <table:table-cell office:value-type="float" office:value="0.00000002193063">
            <text:p>2.193E-008</text:p>
          </table:table-cell>
          <table:table-cell office:value-type="float" office:value="1.633759E-015">
            <text:p>1.634E-015</text:p>
          </table:table-cell>
          <table:table-cell office:value-type="float" office:value="-0.000000000009037183">
            <text:p>-9.037E-012</text:p>
          </table:table-cell>
          <table:table-cell office:value-type="float" office:value="-1.247302E-016">
            <text:p>-1.247E-0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87825">
            <text:p>1.688E-001</text:p>
          </table:table-cell>
          <table:table-cell office:value-type="float" office:value="0.0008445796">
            <text:p>8.446E-004</text:p>
          </table:table-cell>
          <table:table-cell office:value-type="float" office:value="0.0000003197335">
            <text:p>3.197E-007</text:p>
          </table:table-cell>
          <table:table-cell office:value-type="float" office:value="0.00000001983791">
            <text:p>1.984E-008</text:p>
          </table:table-cell>
          <table:table-cell office:value-type="float" office:value="1.334711E-015">
            <text:p>1.335E-015</text:p>
          </table:table-cell>
          <table:table-cell office:value-type="float" office:value="-0.0000000002227786">
            <text:p>-2.228E-010</text:p>
          </table:table-cell>
          <table:table-cell office:value-type="float" office:value="8.454161E-016">
            <text:p>8.454E-01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87985">
            <text:p>1.688E-001</text:p>
          </table:table-cell>
          <table:table-cell office:value-type="float" office:value="0.0008433241">
            <text:p>8.433E-004</text:p>
          </table:table-cell>
          <table:table-cell office:value-type="float" office:value="0.0000004897561">
            <text:p>4.898E-007</text:p>
          </table:table-cell>
          <table:table-cell office:value-type="float" office:value="0.00000004091686">
            <text:p>4.092E-008</text:p>
          </table:table-cell>
          <table:table-cell office:value-type="float" office:value="4.59054E-015">
            <text:p>4.591E-015</text:p>
          </table:table-cell>
          <table:table-cell office:value-type="float" office:value="-0.0000000004384051">
            <text:p>-4.384E-010</text:p>
          </table:table-cell>
          <table:table-cell office:value-type="float" office:value="3.532207E-015">
            <text:p>3.532E-01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87489">
            <text:p>1.687E-001</text:p>
          </table:table-cell>
          <table:table-cell office:value-type="float" office:value="0.0008438691">
            <text:p>8.439E-004</text:p>
          </table:table-cell>
          <table:table-cell office:value-type="float" office:value="0.0000003908354">
            <text:p>3.908E-007</text:p>
          </table:table-cell>
          <table:table-cell office:value-type="float" office:value="0.00000002878141">
            <text:p>2.878E-008</text:p>
          </table:table-cell>
          <table:table-cell office:value-type="float" office:value="2.792428E-015">
            <text:p>2.792E-015</text:p>
          </table:table-cell>
          <table:table-cell office:value-type="float" office:value="-0.0000000002235771">
            <text:p>-2.236E-010</text:p>
          </table:table-cell>
          <table:table-cell office:value-type="float" office:value="1.233087E-015">
            <text:p>1.233E-01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87504">
            <text:p>1.688E-001</text:p>
          </table:table-cell>
          <table:table-cell office:value-type="float" office:value="0.0008438684">
            <text:p>8.439E-004</text:p>
          </table:table-cell>
          <table:table-cell office:value-type="float" office:value="0.0000006316899">
            <text:p>6.317E-007</text:p>
          </table:table-cell>
          <table:table-cell office:value-type="float" office:value="0.00000004332537">
            <text:p>4.333E-008</text:p>
          </table:table-cell>
          <table:table-cell office:value-type="float" office:value="7.087036E-015">
            <text:p>7.087E-015</text:p>
          </table:table-cell>
          <table:table-cell office:value-type="float" office:value="-0.0000000001792921">
            <text:p>-1.793E-010</text:p>
          </table:table-cell>
          <table:table-cell office:value-type="float" office:value="1.070712E-015">
            <text:p>1.071E-01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85824">
            <text:p>1.686E-001</text:p>
          </table:table-cell>
          <table:table-cell office:value-type="float" office:value="0.0008353154">
            <text:p>8.353E-004</text:p>
          </table:table-cell>
          <table:table-cell office:value-type="float" office:value="0.0000005557768">
            <text:p>5.558E-007</text:p>
          </table:table-cell>
          <table:table-cell office:value-type="float" office:value="0.00000004105753">
            <text:p>4.106E-008</text:p>
          </table:table-cell>
          <table:table-cell office:value-type="float" office:value="5.632707E-015">
            <text:p>5.633E-015</text:p>
          </table:table-cell>
          <table:table-cell office:value-type="float" office:value="-0.0000000003204848">
            <text:p>-3.205E-010</text:p>
          </table:table-cell>
          <table:table-cell office:value-type="float" office:value="2.595918E-015">
            <text:p>2.596E-01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87421">
            <text:p>1.687E-001</text:p>
          </table:table-cell>
          <table:table-cell office:value-type="float" office:value="0.0008410393">
            <text:p>8.410E-004</text:p>
          </table:table-cell>
          <table:table-cell office:value-type="float" office:value="0.000000709673">
            <text:p>7.097E-007</text:p>
          </table:table-cell>
          <table:table-cell office:value-type="float" office:value="0.00000002756789">
            <text:p>2.757E-008</text:p>
          </table:table-cell>
          <table:table-cell office:value-type="float" office:value="3.390335E-015">
            <text:p>3.390E-015</text:p>
          </table:table-cell>
          <table:table-cell office:value-type="float" office:value="0.0000000002632569">
            <text:p>2.633E-010</text:p>
          </table:table-cell>
          <table:table-cell office:value-type="float" office:value="-1.836895E-015">
            <text:p>-1.837E-01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87484">
            <text:p>1.687E-001</text:p>
          </table:table-cell>
          <table:table-cell office:value-type="float" office:value="0.0008869018">
            <text:p>8.869E-004</text:p>
          </table:table-cell>
          <table:table-cell office:value-type="float" office:value="0.0000005535661">
            <text:p>5.536E-007</text:p>
          </table:table-cell>
          <table:table-cell office:value-type="float" office:value="0.00000003611793">
            <text:p>3.612E-008</text:p>
          </table:table-cell>
          <table:table-cell office:value-type="float" office:value="5.077883E-015">
            <text:p>5.078E-015</text:p>
          </table:table-cell>
          <table:table-cell office:value-type="float" office:value="-0.0000000001391457">
            <text:p>-1.391E-010</text:p>
          </table:table-cell>
          <table:table-cell office:value-type="float" office:value="5.449107E-016">
            <text:p>5.449E-01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84485">
            <text:p>1.684E-001</text:p>
          </table:table-cell>
          <table:table-cell office:value-type="float" office:value="0.0008380869">
            <text:p>8.381E-004</text:p>
          </table:table-cell>
          <table:table-cell office:value-type="float" office:value="0.000001058096">
            <text:p>1.058E-006</text:p>
          </table:table-cell>
          <table:table-cell office:value-type="float" office:value="0.0000000652601">
            <text:p>6.526E-008</text:p>
          </table:table-cell>
          <table:table-cell office:value-type="float" office:value="5.595712E-015">
            <text:p>5.596E-015</text:p>
          </table:table-cell>
          <table:table-cell office:value-type="float" office:value="-0.000000001187062">
            <text:p>-1.187E-009</text:p>
          </table:table-cell>
          <table:table-cell office:value-type="float" office:value="0.00000000000001621018">
            <text:p>1.621E-01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86581">
            <text:p>1.687E-001</text:p>
          </table:table-cell>
          <table:table-cell office:value-type="float" office:value="0.0008398748">
            <text:p>8.399E-004</text:p>
          </table:table-cell>
          <table:table-cell office:value-type="float" office:value="0.00000111194">
            <text:p>1.112E-006</text:p>
          </table:table-cell>
          <table:table-cell office:value-type="float" office:value="0.00000008245896">
            <text:p>8.246E-008</text:p>
          </table:table-cell>
          <table:table-cell office:value-type="float" office:value="8.826848E-015">
            <text:p>8.827E-015</text:p>
          </table:table-cell>
          <table:table-cell office:value-type="float" office:value="-0.000000001576304">
            <text:p>-1.576E-009</text:p>
          </table:table-cell>
          <table:table-cell office:value-type="float" office:value="0.00000000000002335652">
            <text:p>2.336E-01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86476">
            <text:p>1.686E-001</text:p>
          </table:table-cell>
          <table:table-cell office:value-type="float" office:value="0.0008409428">
            <text:p>8.409E-004</text:p>
          </table:table-cell>
          <table:table-cell office:value-type="float" office:value="0.0000007690678">
            <text:p>7.691E-007</text:p>
          </table:table-cell>
          <table:table-cell office:value-type="float" office:value="0.00000004808734">
            <text:p>4.809E-008</text:p>
          </table:table-cell>
          <table:table-cell office:value-type="float" office:value="4.755672E-015">
            <text:p>4.756E-015</text:p>
          </table:table-cell>
          <table:table-cell office:value-type="float" office:value="-0.000000000794675">
            <text:p>-7.947E-010</text:p>
          </table:table-cell>
          <table:table-cell office:value-type="float" office:value="7.931043E-015">
            <text:p>7.931E-01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87167">
            <text:p>1.687E-001</text:p>
          </table:table-cell>
          <table:table-cell office:value-type="float" office:value="0.0008426789">
            <text:p>8.427E-004</text:p>
          </table:table-cell>
          <table:table-cell office:value-type="float" office:value="0.000001226592">
            <text:p>1.227E-006</text:p>
          </table:table-cell>
          <table:table-cell office:value-type="float" office:value="0.00000007979352">
            <text:p>7.979E-008</text:p>
          </table:table-cell>
          <table:table-cell office:value-type="float" office:value="0.00000000000002014949">
            <text:p>2.015E-014</text:p>
          </table:table-cell>
          <table:table-cell office:value-type="float" office:value="-0.0000000009138513">
            <text:p>-9.139E-010</text:p>
          </table:table-cell>
          <table:table-cell office:value-type="float" office:value="0.00000000000001473644">
            <text:p>1.474E-01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85869">
            <text:p>1.686E-001</text:p>
          </table:table-cell>
          <table:table-cell office:value-type="float" office:value="0.0008399914">
            <text:p>8.400E-004</text:p>
          </table:table-cell>
          <table:table-cell office:value-type="float" office:value="0.000000871383">
            <text:p>8.714E-007</text:p>
          </table:table-cell>
          <table:table-cell office:value-type="float" office:value="0.00000006455852">
            <text:p>6.456E-008</text:p>
          </table:table-cell>
          <table:table-cell office:value-type="float" office:value="9.789017E-015">
            <text:p>9.789E-015</text:p>
          </table:table-cell>
          <table:table-cell office:value-type="float" office:value="-0.0000000009308412">
            <text:p>-9.308E-010</text:p>
          </table:table-cell>
          <table:table-cell office:value-type="float" office:value="0.00000000000001177436">
            <text:p>1.177E-01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86347">
            <text:p>1.686E-001</text:p>
          </table:table-cell>
          <table:table-cell office:value-type="float" office:value="0.000840883">
            <text:p>8.409E-004</text:p>
          </table:table-cell>
          <table:table-cell office:value-type="float" office:value="0.0000009995918">
            <text:p>9.996E-007</text:p>
          </table:table-cell>
          <table:table-cell office:value-type="float" office:value="0.00000006689022">
            <text:p>6.689E-008</text:p>
          </table:table-cell>
          <table:table-cell office:value-type="float" office:value="0.00000000000001063309">
            <text:p>1.063E-014</text:p>
          </table:table-cell>
          <table:table-cell office:value-type="float" office:value="-0.0000000009726359">
            <text:p>-9.726E-010</text:p>
          </table:table-cell>
          <table:table-cell office:value-type="float" office:value="0.00000000000001364192">
            <text:p>1.364E-01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86579">
            <text:p>1.687E-001</text:p>
          </table:table-cell>
          <table:table-cell office:value-type="float" office:value="0.00083957">
            <text:p>8.396E-004</text:p>
          </table:table-cell>
          <table:table-cell office:value-type="float" office:value="0.000001184365">
            <text:p>1.184E-006</text:p>
          </table:table-cell>
          <table:table-cell office:value-type="float" office:value="0.00000008382058">
            <text:p>8.382E-008</text:p>
          </table:table-cell>
          <table:table-cell office:value-type="float" office:value="0.00000000000001126797">
            <text:p>1.127E-014</text:p>
          </table:table-cell>
          <table:table-cell office:value-type="float" office:value="-0.000000001496508">
            <text:p>-1.497E-009</text:p>
          </table:table-cell>
          <table:table-cell office:value-type="float" office:value="0.00000000000002388561">
            <text:p>2.389E-01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87032">
            <text:p>1.687E-001</text:p>
          </table:table-cell>
          <table:table-cell office:value-type="float" office:value="0.0008428618">
            <text:p>8.429E-004</text:p>
          </table:table-cell>
          <table:table-cell office:value-type="float" office:value="0.0000006792181">
            <text:p>6.792E-007</text:p>
          </table:table-cell>
          <table:table-cell office:value-type="float" office:value="0.00000005965828">
            <text:p>5.966E-008</text:p>
          </table:table-cell>
          <table:table-cell office:value-type="float" office:value="0.00000000000001168915">
            <text:p>1.169E-014</text:p>
          </table:table-cell>
          <table:table-cell office:value-type="float" office:value="0.0000000001603454">
            <text:p>1.603E-010</text:p>
          </table:table-cell>
          <table:table-cell office:value-type="float" office:value="-2.753607E-015">
            <text:p>-2.754E-01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86934">
            <text:p>1.687E-001</text:p>
          </table:table-cell>
          <table:table-cell office:value-type="float" office:value="0.0008435964">
            <text:p>8.436E-004</text:p>
          </table:table-cell>
          <table:table-cell office:value-type="float" office:value="0.000001005089">
            <text:p>1.005E-006</text:p>
          </table:table-cell>
          <table:table-cell office:value-type="float" office:value="0.00000005799486">
            <text:p>5.799E-008</text:p>
          </table:table-cell>
          <table:table-cell office:value-type="float" office:value="0.00000000000001172099">
            <text:p>1.172E-014</text:p>
          </table:table-cell>
          <table:table-cell office:value-type="float" office:value="-0.0000000006454402">
            <text:p>-6.454E-010</text:p>
          </table:table-cell>
          <table:table-cell office:value-type="float" office:value="7.659722E-015">
            <text:p>7.660E-01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86325">
            <text:p>1.686E-001</text:p>
          </table:table-cell>
          <table:table-cell office:value-type="float" office:value="0.0008374988">
            <text:p>8.375E-004</text:p>
          </table:table-cell>
          <table:table-cell office:value-type="float" office:value="0.0000007353906">
            <text:p>7.354E-007</text:p>
          </table:table-cell>
          <table:table-cell office:value-type="float" office:value="0.0000000505017">
            <text:p>5.050E-008</text:p>
          </table:table-cell>
          <table:table-cell office:value-type="float" office:value="5.051107E-015">
            <text:p>5.051E-015</text:p>
          </table:table-cell>
          <table:table-cell office:value-type="float" office:value="-0.0000000008108705">
            <text:p>-8.109E-010</text:p>
          </table:table-cell>
          <table:table-cell office:value-type="float" office:value="8.318959E-015">
            <text:p>8.319E-01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866">
            <text:p>1.687E-001</text:p>
          </table:table-cell>
          <table:table-cell office:value-type="float" office:value="0.0008412338">
            <text:p>8.412E-004</text:p>
          </table:table-cell>
          <table:table-cell office:value-type="float" office:value="0.0000007507279">
            <text:p>7.507E-007</text:p>
          </table:table-cell>
          <table:table-cell office:value-type="float" office:value="0.00000003345491">
            <text:p>3.345E-008</text:p>
          </table:table-cell>
          <table:table-cell office:value-type="float" office:value="4.18176E-015">
            <text:p>4.182E-015</text:p>
          </table:table-cell>
          <table:table-cell office:value-type="float" office:value="-0.0000000003288103">
            <text:p>-3.288E-010</text:p>
          </table:table-cell>
          <table:table-cell office:value-type="float" office:value="3.259288E-015">
            <text:p>3.259E-0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86553">
            <text:p>1.687E-001</text:p>
          </table:table-cell>
          <table:table-cell office:value-type="float" office:value="0.000837777">
            <text:p>8.378E-004</text:p>
          </table:table-cell>
          <table:table-cell office:value-type="float" office:value="0.0000005780371">
            <text:p>5.780E-007</text:p>
          </table:table-cell>
          <table:table-cell office:value-type="float" office:value="0.00000003991084">
            <text:p>3.991E-008</text:p>
          </table:table-cell>
          <table:table-cell office:value-type="float" office:value="5.772621E-015">
            <text:p>5.773E-015</text:p>
          </table:table-cell>
          <table:table-cell office:value-type="float" office:value="-0.0000000002546994">
            <text:p>-2.547E-010</text:p>
          </table:table-cell>
          <table:table-cell office:value-type="float" office:value="1.85051E-015">
            <text:p>1.851E-01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687392">
            <text:p>1.687E-001</text:p>
          </table:table-cell>
          <table:table-cell office:value-type="float" office:value="0.0008437659">
            <text:p>8.438E-004</text:p>
          </table:table-cell>
          <table:table-cell office:value-type="float" office:value="0.0000006402632">
            <text:p>6.403E-007</text:p>
          </table:table-cell>
          <table:table-cell office:value-type="float" office:value="0.00000004461164">
            <text:p>4.461E-008</text:p>
          </table:table-cell>
          <table:table-cell office:value-type="float" office:value="6.168333E-015">
            <text:p>6.168E-015</text:p>
          </table:table-cell>
          <table:table-cell office:value-type="float" office:value="-0.0000000004466243">
            <text:p>-4.466E-010</text:p>
          </table:table-cell>
          <table:table-cell office:value-type="float" office:value="4.335677E-015">
            <text:p>4.336E-01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87255">
            <text:p>1.687E-001</text:p>
          </table:table-cell>
          <table:table-cell office:value-type="float" office:value="0.0008382573">
            <text:p>8.383E-004</text:p>
          </table:table-cell>
          <table:table-cell office:value-type="float" office:value="0.0000004470545">
            <text:p>4.471E-007</text:p>
          </table:table-cell>
          <table:table-cell office:value-type="float" office:value="0.00000003205337">
            <text:p>3.205E-008</text:p>
          </table:table-cell>
          <table:table-cell office:value-type="float" office:value="2.48651E-015">
            <text:p>2.487E-015</text:p>
          </table:table-cell>
          <table:table-cell office:value-type="float" office:value="-0.0000000004264166">
            <text:p>-4.264E-010</text:p>
          </table:table-cell>
          <table:table-cell office:value-type="float" office:value="2.922287E-015">
            <text:p>2.922E-01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87494">
            <text:p>1.687E-001</text:p>
          </table:table-cell>
          <table:table-cell office:value-type="float" office:value="0.0008411171">
            <text:p>8.411E-004</text:p>
          </table:table-cell>
          <table:table-cell office:value-type="float" office:value="0.0000004499856">
            <text:p>4.500E-007</text:p>
          </table:table-cell>
          <table:table-cell office:value-type="float" office:value="0.00000003367687">
            <text:p>3.368E-008</text:p>
          </table:table-cell>
          <table:table-cell office:value-type="float" office:value="3.144059E-015">
            <text:p>3.144E-015</text:p>
          </table:table-cell>
          <table:table-cell office:value-type="float" office:value="-0.0000000003401228">
            <text:p>-3.401E-010</text:p>
          </table:table-cell>
          <table:table-cell office:value-type="float" office:value="2.702155E-015">
            <text:p>2.702E-01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87791">
            <text:p>1.688E-001</text:p>
          </table:table-cell>
          <table:table-cell office:value-type="float" office:value="0.0008413588">
            <text:p>8.414E-004</text:p>
          </table:table-cell>
          <table:table-cell office:value-type="float" office:value="0.0000003286147">
            <text:p>3.286E-007</text:p>
          </table:table-cell>
          <table:table-cell office:value-type="float" office:value="0.00000002630811">
            <text:p>2.631E-008</text:p>
          </table:table-cell>
          <table:table-cell office:value-type="float" office:value="2.128964E-015">
            <text:p>2.129E-015</text:p>
          </table:table-cell>
          <table:table-cell office:value-type="float" office:value="0.0000000001535843">
            <text:p>1.536E-010</text:p>
          </table:table-cell>
          <table:table-cell office:value-type="float" office:value="-1.204583E-015">
            <text:p>-1.205E-01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8921">
            <text:p>1.689E-001</text:p>
          </table:table-cell>
          <table:table-cell office:value-type="float" office:value="0.0008442104">
            <text:p>8.442E-004</text:p>
          </table:table-cell>
          <table:table-cell office:value-type="float" office:value="0.0000003397155">
            <text:p>3.397E-007</text:p>
          </table:table-cell>
          <table:table-cell office:value-type="float" office:value="0.00000002894197">
            <text:p>2.894E-008</text:p>
          </table:table-cell>
          <table:table-cell office:value-type="float" office:value="6.324718E-016">
            <text:p>6.325E-016</text:p>
          </table:table-cell>
          <table:table-cell office:value-type="float" office:value="-0.000000000539801">
            <text:p>-5.398E-010</text:p>
          </table:table-cell>
          <table:table-cell office:value-type="float" office:value="2.799226E-015">
            <text:p>2.799E-01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85523">
            <text:p>1.686E-001</text:p>
          </table:table-cell>
          <table:table-cell office:value-type="float" office:value="0.000836628">
            <text:p>8.366E-004</text:p>
          </table:table-cell>
          <table:table-cell office:value-type="float" office:value="0.00000002502445">
            <text:p>2.502E-008</text:p>
          </table:table-cell>
          <table:table-cell office:value-type="float" office:value="0.000000005938849">
            <text:p>5.939E-009</text:p>
          </table:table-cell>
          <table:table-cell office:value-type="float" office:value="4.144167E-017">
            <text:p>4.144E-017</text:p>
          </table:table-cell>
          <table:table-cell office:value-type="float" office:value="-0.00000000006409104">
            <text:p>-6.409E-011</text:p>
          </table:table-cell>
          <table:table-cell office:value-type="float" office:value="5.936562E-017">
            <text:p>5.937E-0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90186">
            <text:p>1.690E-001</text:p>
          </table:table-cell>
          <table:table-cell office:value-type="float" office:value="0.0008438605">
            <text:p>8.439E-004</text:p>
          </table:table-cell>
          <table:table-cell office:value-type="float" office:value="0.000000104182">
            <text:p>1.042E-007</text:p>
          </table:table-cell>
          <table:table-cell office:value-type="float" office:value="0.000000004377294">
            <text:p>4.377E-009</text:p>
          </table:table-cell>
          <table:table-cell office:value-type="float" office:value="7.979521E-018">
            <text:p>7.980E-018</text:p>
          </table:table-cell>
          <table:table-cell office:value-type="float" office:value="-0.00000000002962245">
            <text:p>-2.962E-011</text:p>
          </table:table-cell>
          <table:table-cell office:value-type="float" office:value="-9.313581E-017">
            <text:p>-9.314E-01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89327">
            <text:p>1.689E-001</text:p>
          </table:table-cell>
          <table:table-cell office:value-type="float" office:value="0.0008441726">
            <text:p>8.442E-004</text:p>
          </table:table-cell>
          <table:table-cell office:value-type="float" office:value="0.0000000924941">
            <text:p>9.249E-008</text:p>
          </table:table-cell>
          <table:table-cell office:value-type="float" office:value="0.000000007439555">
            <text:p>7.440E-009</text:p>
          </table:table-cell>
          <table:table-cell office:value-type="float" office:value="1.897286E-016">
            <text:p>1.897E-016</text:p>
          </table:table-cell>
          <table:table-cell office:value-type="float" office:value="0.00000000002378613">
            <text:p>2.379E-011</text:p>
          </table:table-cell>
          <table:table-cell office:value-type="float" office:value="-4.569635E-017">
            <text:p>-4.570E-01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89455">
            <text:p>1.689E-001</text:p>
          </table:table-cell>
          <table:table-cell office:value-type="float" office:value="0.0008387658">
            <text:p>8.388E-004</text:p>
          </table:table-cell>
          <table:table-cell office:value-type="float" office:value="0.00000003803754">
            <text:p>3.804E-008</text:p>
          </table:table-cell>
          <table:table-cell office:value-type="float" office:value="0.000000003331574">
            <text:p>3.332E-009</text:p>
          </table:table-cell>
          <table:table-cell office:value-type="float" office:value="3.598565E-017">
            <text:p>3.599E-017</text:p>
          </table:table-cell>
          <table:table-cell office:value-type="float" office:value="0.00000000001461848">
            <text:p>1.462E-011</text:p>
          </table:table-cell>
          <table:table-cell office:value-type="float" office:value="-1.056412E-017">
            <text:p>-1.056E-01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89865">
            <text:p>1.690E-001</text:p>
          </table:table-cell>
          <table:table-cell office:value-type="float" office:value="0.0008480282">
            <text:p>8.480E-004</text:p>
          </table:table-cell>
          <table:table-cell office:value-type="float" office:value="0.00000000347732">
            <text:p>3.477E-009</text:p>
          </table:table-cell>
          <table:table-cell office:value-type="float" office:value="0.0000000008748862">
            <text:p>8.749E-010</text:p>
          </table:table-cell>
          <table:table-cell office:value-type="float" office:value="-1.366113E-018">
            <text:p>-1.366E-018</text:p>
          </table:table-cell>
          <table:table-cell office:value-type="float" office:value="-0.00000000002547734">
            <text:p>-2.548E-011</text:p>
          </table:table-cell>
          <table:table-cell office:value-type="float" office:value="-6.799706E-019">
            <text:p>-6.800E-01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90709">
            <text:p>1.691E-001</text:p>
          </table:table-cell>
          <table:table-cell office:value-type="float" office:value="0.0008495182">
            <text:p>8.495E-004</text:p>
          </table:table-cell>
          <table:table-cell office:value-type="float" office:value="0.000000002774273">
            <text:p>2.774E-009</text:p>
          </table:table-cell>
          <table:table-cell office:value-type="float" office:value="0.00000000074035">
            <text:p>7.404E-010</text:p>
          </table:table-cell>
          <table:table-cell office:value-type="float" office:value="-1.051775E-018">
            <text:p>-1.052E-018</text:p>
          </table:table-cell>
          <table:table-cell office:value-type="float" office:value="0.00000000002157768">
            <text:p>2.158E-011</text:p>
          </table:table-cell>
          <table:table-cell office:value-type="float" office:value="1.398833E-019">
            <text:p>1.399E-01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89879">
            <text:p>1.690E-001</text:p>
          </table:table-cell>
          <table:table-cell office:value-type="float" office:value="0.0008367766">
            <text:p>8.368E-004</text:p>
          </table:table-cell>
          <table:table-cell office:value-type="float" office:value="0.00000001039794">
            <text:p>1.040E-008</text:p>
          </table:table-cell>
          <table:table-cell office:value-type="float" office:value="0.000000001049814">
            <text:p>1.050E-009</text:p>
          </table:table-cell>
          <table:table-cell office:value-type="float" office:value="3.321147E-018">
            <text:p>3.321E-018</text:p>
          </table:table-cell>
          <table:table-cell office:value-type="float" office:value="-0.00000000001196392">
            <text:p>-1.196E-011</text:p>
          </table:table-cell>
          <table:table-cell office:value-type="float" office:value="1.000246E-018">
            <text:p>1.000E-01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89447">
            <text:p>1.689E-001</text:p>
          </table:table-cell>
          <table:table-cell office:value-type="float" office:value="0.0008346099">
            <text:p>8.346E-004</text:p>
          </table:table-cell>
          <table:table-cell office:value-type="float" office:value="0.000000002025601">
            <text:p>2.026E-009</text:p>
          </table:table-cell>
          <table:table-cell office:value-type="float" office:value="0.0000000002072088">
            <text:p>2.072E-010</text:p>
          </table:table-cell>
          <table:table-cell office:value-type="float" office:value="-1.32047E-019">
            <text:p>-1.320E-019</text:p>
          </table:table-cell>
          <table:table-cell office:value-type="float" office:value="0.00000000000596912">
            <text:p>5.969E-012</text:p>
          </table:table-cell>
          <table:table-cell office:value-type="float" office:value="2.417805E-020">
            <text:p>2.418E-02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89904">
            <text:p>1.690E-001</text:p>
          </table:table-cell>
          <table:table-cell office:value-type="float" office:value="0.000839798">
            <text:p>8.398E-004</text:p>
          </table:table-cell>
          <table:table-cell office:value-type="float" office:value="0.000000001257082">
            <text:p>1.257E-009</text:p>
          </table:table-cell>
          <table:table-cell office:value-type="float" office:value="0.0000000002250536">
            <text:p>2.251E-010</text:p>
          </table:table-cell>
          <table:table-cell office:value-type="float" office:value="1.425564E-020">
            <text:p>1.426E-020</text:p>
          </table:table-cell>
          <table:table-cell office:value-type="float" office:value="-0.000000000003345691">
            <text:p>-3.346E-012</text:p>
          </table:table-cell>
          <table:table-cell office:value-type="float" office:value="-1.188527E-019">
            <text:p>-1.189E-01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90373">
            <text:p>1.690E-001</text:p>
          </table:table-cell>
          <table:table-cell office:value-type="float" office:value="0.0008460569">
            <text:p>8.461E-004</text:p>
          </table:table-cell>
          <table:table-cell office:value-type="float" office:value="0.00000001174348">
            <text:p>1.174E-008</text:p>
          </table:table-cell>
          <table:table-cell office:value-type="float" office:value="0.000000001748776">
            <text:p>1.749E-009</text:p>
          </table:table-cell>
          <table:table-cell office:value-type="float" office:value="7.923508E-018">
            <text:p>7.924E-018</text:p>
          </table:table-cell>
          <table:table-cell office:value-type="float" office:value="0.00000000001903474">
            <text:p>1.903E-011</text:p>
          </table:table-cell>
          <table:table-cell office:value-type="float" office:value="1.540731E-019">
            <text:p>1.541E-01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90397">
            <text:p>1.690E-001</text:p>
          </table:table-cell>
          <table:table-cell office:value-type="float" office:value="0.0008450549">
            <text:p>8.451E-004</text:p>
          </table:table-cell>
          <table:table-cell office:value-type="float" office:value="0.000000009465633">
            <text:p>9.466E-009</text:p>
          </table:table-cell>
          <table:table-cell office:value-type="float" office:value="0.000000001263582">
            <text:p>1.264E-009</text:p>
          </table:table-cell>
          <table:table-cell office:value-type="float" office:value="4.047091E-018">
            <text:p>4.047E-018</text:p>
          </table:table-cell>
          <table:table-cell office:value-type="float" office:value="0.000000000008914541">
            <text:p>8.915E-012</text:p>
          </table:table-cell>
          <table:table-cell office:value-type="float" office:value="1.648584E-018">
            <text:p>1.649E-01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89753">
            <text:p>1.690E-001</text:p>
          </table:table-cell>
          <table:table-cell office:value-type="float" office:value="0.0008405385">
            <text:p>8.405E-004</text:p>
          </table:table-cell>
          <table:table-cell office:value-type="float" office:value="0.00000000996705">
            <text:p>9.967E-009</text:p>
          </table:table-cell>
          <table:table-cell office:value-type="float" office:value="0.000000001695709">
            <text:p>1.696E-009</text:p>
          </table:table-cell>
          <table:table-cell office:value-type="float" office:value="6.967666E-018">
            <text:p>6.968E-018</text:p>
          </table:table-cell>
          <table:table-cell office:value-type="float" office:value="0.0000000000067013">
            <text:p>6.701E-012</text:p>
          </table:table-cell>
          <table:table-cell office:value-type="float" office:value="-2.233186E-019">
            <text:p>-2.233E-01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90681">
            <text:p>1.691E-001</text:p>
          </table:table-cell>
          <table:table-cell office:value-type="float" office:value="0.0008479833">
            <text:p>8.480E-004</text:p>
          </table:table-cell>
          <table:table-cell office:value-type="float" office:value="0.00000000108597">
            <text:p>1.086E-009</text:p>
          </table:table-cell>
          <table:table-cell office:value-type="float" office:value="0.00000000007900312">
            <text:p>7.900E-011</text:p>
          </table:table-cell>
          <table:table-cell office:value-type="float" office:value="1.920066E-020">
            <text:p>1.920E-020</text:p>
          </table:table-cell>
          <table:table-cell office:value-type="float" office:value="0.000000000001310026">
            <text:p>1.310E-012</text:p>
          </table:table-cell>
          <table:table-cell office:value-type="float" office:value="1.291603E-020">
            <text:p>1.292E-02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91091">
            <text:p>1.691E-001</text:p>
          </table:table-cell>
          <table:table-cell office:value-type="float" office:value="0.0008678955">
            <text:p>8.679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89939">
            <text:p>1.690E-001</text:p>
          </table:table-cell>
          <table:table-cell office:value-type="float" office:value="0.0008437176">
            <text:p>8.437E-004</text:p>
          </table:table-cell>
          <table:table-cell office:value-type="float" office:value="0.000000009720335">
            <text:p>9.720E-009</text:p>
          </table:table-cell>
          <table:table-cell office:value-type="float" office:value="0.0000000003240308">
            <text:p>3.240E-010</text:p>
          </table:table-cell>
          <table:table-cell office:value-type="float" office:value="-5.688917E-019">
            <text:p>-5.689E-019</text:p>
          </table:table-cell>
          <table:table-cell office:value-type="float" office:value="-0.000000000009377633">
            <text:p>-9.378E-012</text:p>
          </table:table-cell>
          <table:table-cell office:value-type="float" office:value="8.406473E-020">
            <text:p>8.406E-02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90384">
            <text:p>1.690E-001</text:p>
          </table:table-cell>
          <table:table-cell office:value-type="float" office:value="0.000843805">
            <text:p>8.438E-004</text:p>
          </table:table-cell>
          <table:table-cell office:value-type="float" office:value="0.0000000009434564">
            <text:p>9.435E-010</text:p>
          </table:table-cell>
          <table:table-cell office:value-type="float" office:value="0.0000000001477541">
            <text:p>1.478E-010</text:p>
          </table:table-cell>
          <table:table-cell office:value-type="float" office:value="1.695745E-020">
            <text:p>1.696E-020</text:p>
          </table:table-cell>
          <table:table-cell office:value-type="float" office:value="-0.000000000001521932">
            <text:p>-1.522E-012</text:p>
          </table:table-cell>
          <table:table-cell office:value-type="float" office:value="-5.249488E-020">
            <text:p>-5.249E-02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90611">
            <text:p>1.691E-001</text:p>
          </table:table-cell>
          <table:table-cell office:value-type="float" office:value="0.0008438213">
            <text:p>8.438E-004</text:p>
          </table:table-cell>
          <table:table-cell office:value-type="float" office:value="0.00000001922191">
            <text:p>1.922E-008</text:p>
          </table:table-cell>
          <table:table-cell office:value-type="float" office:value="0.000000001602265">
            <text:p>1.602E-009</text:p>
          </table:table-cell>
          <table:table-cell office:value-type="float" office:value="-3.157358E-018">
            <text:p>-3.157E-018</text:p>
          </table:table-cell>
          <table:table-cell office:value-type="float" office:value="-0.0000000000385126">
            <text:p>-3.851E-011</text:p>
          </table:table-cell>
          <table:table-cell office:value-type="float" office:value="-8.312574E-018">
            <text:p>-8.313E-01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90461">
            <text:p>1.690E-001</text:p>
          </table:table-cell>
          <table:table-cell office:value-type="float" office:value="0.0008383219">
            <text:p>8.383E-004</text:p>
          </table:table-cell>
          <table:table-cell office:value-type="float" office:value="0.000000005166261">
            <text:p>5.166E-009</text:p>
          </table:table-cell>
          <table:table-cell office:value-type="float" office:value="0.0000000004670156">
            <text:p>4.670E-010</text:p>
          </table:table-cell>
          <table:table-cell office:value-type="float" office:value="-7.23877E-019">
            <text:p>-7.239E-019</text:p>
          </table:table-cell>
          <table:table-cell office:value-type="float" office:value="0.00000000001348651">
            <text:p>1.349E-011</text:p>
          </table:table-cell>
          <table:table-cell office:value-type="float" office:value="-4.717997E-020">
            <text:p>-4.718E-02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90541">
            <text:p>1.691E-001</text:p>
          </table:table-cell>
          <table:table-cell office:value-type="float" office:value="0.0008429844">
            <text:p>8.430E-004</text:p>
          </table:table-cell>
          <table:table-cell office:value-type="float" office:value="0.000000006193987">
            <text:p>6.194E-009</text:p>
          </table:table-cell>
          <table:table-cell office:value-type="float" office:value="0.0000000004807076">
            <text:p>4.807E-010</text:p>
          </table:table-cell>
          <table:table-cell office:value-type="float" office:value="-8.042842E-019">
            <text:p>-8.043E-019</text:p>
          </table:table-cell>
          <table:table-cell office:value-type="float" office:value="0.00000000001306296">
            <text:p>1.306E-011</text:p>
          </table:table-cell>
          <table:table-cell office:value-type="float" office:value="-2.028954E-019">
            <text:p>-2.029E-01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90978">
            <text:p>1.691E-001</text:p>
          </table:table-cell>
          <table:table-cell office:value-type="float" office:value="0.0008450449">
            <text:p>8.450E-004</text:p>
          </table:table-cell>
          <table:table-cell office:value-type="float" office:value="0.00000002512307">
            <text:p>2.512E-008</text:p>
          </table:table-cell>
          <table:table-cell office:value-type="float" office:value="0.000000001359241">
            <text:p>1.359E-009</text:p>
          </table:table-cell>
          <table:table-cell office:value-type="float" office:value="-7.757433E-018">
            <text:p>-7.757E-018</text:p>
          </table:table-cell>
          <table:table-cell office:value-type="float" office:value="-0.0000000000370223">
            <text:p>-3.702E-011</text:p>
          </table:table-cell>
          <table:table-cell office:value-type="float" office:value="1.706612E-018">
            <text:p>1.707E-01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89205">
            <text:p>1.689E-001</text:p>
          </table:table-cell>
          <table:table-cell office:value-type="float" office:value="0.000842691">
            <text:p>8.427E-004</text:p>
          </table:table-cell>
          <table:table-cell office:value-type="float" office:value="0.00000002483489">
            <text:p>2.483E-008</text:p>
          </table:table-cell>
          <table:table-cell office:value-type="float" office:value="0.000000002582687">
            <text:p>2.583E-009</text:p>
          </table:table-cell>
          <table:table-cell office:value-type="float" office:value="-5.120075E-018">
            <text:p>-5.120E-018</text:p>
          </table:table-cell>
          <table:table-cell office:value-type="float" office:value="-0.00000000006457996">
            <text:p>-6.458E-011</text:p>
          </table:table-cell>
          <table:table-cell office:value-type="float" office:value="2.004049E-017">
            <text:p>2.004E-01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9031">
            <text:p>1.690E-001</text:p>
          </table:table-cell>
          <table:table-cell office:value-type="float" office:value="0.0008466454">
            <text:p>8.466E-004</text:p>
          </table:table-cell>
          <table:table-cell office:value-type="float" office:value="0.00000002320689">
            <text:p>2.321E-008</text:p>
          </table:table-cell>
          <table:table-cell office:value-type="float" office:value="0.0000000006430576">
            <text:p>6.431E-010</text:p>
          </table:table-cell>
          <table:table-cell office:value-type="float" office:value="2.171084E-018">
            <text:p>2.171E-018</text:p>
          </table:table-cell>
          <table:table-cell office:value-type="float" office:value="-0.000000000009605954">
            <text:p>-9.606E-012</text:p>
          </table:table-cell>
          <table:table-cell office:value-type="float" office:value="-1.20729E-018">
            <text:p>-1.207E-01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9015">
            <text:p>1.690E-001</text:p>
          </table:table-cell>
          <table:table-cell office:value-type="float" office:value="0.0008509389">
            <text:p>8.509E-004</text:p>
          </table:table-cell>
          <table:table-cell office:value-type="float" office:value="0.00000001991045">
            <text:p>1.991E-008</text:p>
          </table:table-cell>
          <table:table-cell office:value-type="float" office:value="0.000000001307897">
            <text:p>1.308E-009</text:p>
          </table:table-cell>
          <table:table-cell office:value-type="float" office:value="3.259064E-018">
            <text:p>3.259E-018</text:p>
          </table:table-cell>
          <table:table-cell office:value-type="float" office:value="-0.00000000001667292">
            <text:p>-1.667E-011</text:p>
          </table:table-cell>
          <table:table-cell office:value-type="float" office:value="-5.824412E-018">
            <text:p>-5.824E-01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90591">
            <text:p>1.691E-001</text:p>
          </table:table-cell>
          <table:table-cell office:value-type="float" office:value="0.0008444717">
            <text:p>8.445E-004</text:p>
          </table:table-cell>
          <table:table-cell office:value-type="float" office:value="0.000000002075824">
            <text:p>2.076E-009</text:p>
          </table:table-cell>
          <table:table-cell office:value-type="float" office:value="0.0000000002192704">
            <text:p>2.193E-010</text:p>
          </table:table-cell>
          <table:table-cell office:value-type="float" office:value="1.10985E-019">
            <text:p>1.110E-019</text:p>
          </table:table-cell>
          <table:table-cell office:value-type="float" office:value="0.000000000002867576">
            <text:p>2.868E-012</text:p>
          </table:table-cell>
          <table:table-cell office:value-type="float" office:value="-9.780862E-020">
            <text:p>-9.781E-02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9002">
            <text:p>1.690E-001</text:p>
          </table:table-cell>
          <table:table-cell office:value-type="float" office:value="0.0008438191">
            <text:p>8.438E-004</text:p>
          </table:table-cell>
          <table:table-cell office:value-type="float" office:value="0.00000005573346">
            <text:p>5.573E-008</text:p>
          </table:table-cell>
          <table:table-cell office:value-type="float" office:value="0.000000005652181">
            <text:p>5.652E-009</text:p>
          </table:table-cell>
          <table:table-cell office:value-type="float" office:value="4.938631E-017">
            <text:p>4.939E-017</text:p>
          </table:table-cell>
          <table:table-cell office:value-type="float" office:value="-0.00000000007972992">
            <text:p>-7.973E-011</text:p>
          </table:table-cell>
          <table:table-cell office:value-type="float" office:value="-8.732034E-017">
            <text:p>-8.732E-01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90619">
            <text:p>1.691E-001</text:p>
          </table:table-cell>
          <table:table-cell office:value-type="float" office:value="0.0008480282">
            <text:p>8.480E-004</text:p>
          </table:table-cell>
          <table:table-cell office:value-type="float" office:value="0.0000002880861">
            <text:p>2.881E-007</text:p>
          </table:table-cell>
          <table:table-cell office:value-type="float" office:value="0.00000002812152">
            <text:p>2.812E-008</text:p>
          </table:table-cell>
          <table:table-cell office:value-type="float" office:value="-8.202989E-016">
            <text:p>-8.203E-016</text:p>
          </table:table-cell>
          <table:table-cell office:value-type="float" office:value="-0.0000000006391244">
            <text:p>-6.391E-010</text:p>
          </table:table-cell>
          <table:table-cell office:value-type="float" office:value="-2.39455E-015">
            <text:p>-2.395E-01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9102">
            <text:p>1.691E-001</text:p>
          </table:table-cell>
          <table:table-cell office:value-type="float" office:value="0.0008449804">
            <text:p>8.450E-004</text:p>
          </table:table-cell>
          <table:table-cell office:value-type="float" office:value="0.0000003956853">
            <text:p>3.957E-007</text:p>
          </table:table-cell>
          <table:table-cell office:value-type="float" office:value="0.00000004354728">
            <text:p>4.355E-008</text:p>
          </table:table-cell>
          <table:table-cell office:value-type="float" office:value="4.993474E-015">
            <text:p>4.993E-015</text:p>
          </table:table-cell>
          <table:table-cell office:value-type="float" office:value="-0.000000000252002">
            <text:p>-2.520E-010</text:p>
          </table:table-cell>
          <table:table-cell office:value-type="float" office:value="-2.78236E-015">
            <text:p>-2.782E-01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90664">
            <text:p>1.691E-001</text:p>
          </table:table-cell>
          <table:table-cell office:value-type="float" office:value="0.0008722057">
            <text:p>8.722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91021">
            <text:p>1.691E-001</text:p>
          </table:table-cell>
          <table:table-cell office:value-type="float" office:value="0.0008450231">
            <text:p>8.450E-004</text:p>
          </table:table-cell>
          <table:table-cell office:value-type="float" office:value="0.0000003711689">
            <text:p>3.712E-007</text:p>
          </table:table-cell>
          <table:table-cell office:value-type="float" office:value="0.00000003995597">
            <text:p>3.996E-008</text:p>
          </table:table-cell>
          <table:table-cell office:value-type="float" office:value="4.235544E-015">
            <text:p>4.236E-015</text:p>
          </table:table-cell>
          <table:table-cell office:value-type="float" office:value="-0.0000000003613515">
            <text:p>-3.614E-010</text:p>
          </table:table-cell>
          <table:table-cell office:value-type="float" office:value="-2.395124E-015">
            <text:p>-2.395E-01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90617">
            <text:p>1.691E-001</text:p>
          </table:table-cell>
          <table:table-cell office:value-type="float" office:value="0.000847728">
            <text:p>8.477E-004</text:p>
          </table:table-cell>
          <table:table-cell office:value-type="float" office:value="0.00000014652">
            <text:p>1.465E-007</text:p>
          </table:table-cell>
          <table:table-cell office:value-type="float" office:value="0.00000001659799">
            <text:p>1.660E-008</text:p>
          </table:table-cell>
          <table:table-cell office:value-type="float" office:value="3.057142E-016">
            <text:p>3.057E-016</text:p>
          </table:table-cell>
          <table:table-cell office:value-type="float" office:value="-0.0000000003042211">
            <text:p>-3.042E-010</text:p>
          </table:table-cell>
          <table:table-cell office:value-type="float" office:value="-7.592903E-016">
            <text:p>-7.593E-01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89953">
            <text:p>1.690E-001</text:p>
          </table:table-cell>
          <table:table-cell office:value-type="float" office:value="0.0008441795">
            <text:p>8.442E-004</text:p>
          </table:table-cell>
          <table:table-cell office:value-type="float" office:value="0.000000008134685">
            <text:p>8.135E-009</text:p>
          </table:table-cell>
          <table:table-cell office:value-type="float" office:value="0.0000000003890668">
            <text:p>3.891E-010</text:p>
          </table:table-cell>
          <table:table-cell office:value-type="float" office:value="6.593615E-019">
            <text:p>6.594E-019</text:p>
          </table:table-cell>
          <table:table-cell office:value-type="float" office:value="-0.000000000002193329">
            <text:p>-2.193E-012</text:p>
          </table:table-cell>
          <table:table-cell office:value-type="float" office:value="2.105423E-019">
            <text:p>2.105E-01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91216">
            <text:p>1.691E-001</text:p>
          </table:table-cell>
          <table:table-cell office:value-type="float" office:value="0.0008443446">
            <text:p>8.443E-004</text:p>
          </table:table-cell>
          <table:table-cell office:value-type="float" office:value="0.000000003697049">
            <text:p>3.697E-009</text:p>
          </table:table-cell>
          <table:table-cell office:value-type="float" office:value="0.0000000001307022">
            <text:p>1.307E-010</text:p>
          </table:table-cell>
          <table:table-cell office:value-type="float" office:value="6.364624E-020">
            <text:p>6.365E-020</text:p>
          </table:table-cell>
          <table:table-cell office:value-type="float" office:value="0.000000000001069893">
            <text:p>1.070E-012</text:p>
          </table:table-cell>
          <table:table-cell office:value-type="float" office:value="-6.483753E-020">
            <text:p>-6.484E-02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90092">
            <text:p>1.690E-001</text:p>
          </table:table-cell>
          <table:table-cell office:value-type="float" office:value="0.0008510762">
            <text:p>8.511E-004</text:p>
          </table:table-cell>
          <table:table-cell office:value-type="float" office:value="0.0000000254407">
            <text:p>2.544E-008</text:p>
          </table:table-cell>
          <table:table-cell office:value-type="float" office:value="0.000000001425204">
            <text:p>1.425E-009</text:p>
          </table:table-cell>
          <table:table-cell office:value-type="float" office:value="7.189324E-018">
            <text:p>7.189E-018</text:p>
          </table:table-cell>
          <table:table-cell office:value-type="float" office:value="-0.00000000001538095">
            <text:p>-1.538E-011</text:p>
          </table:table-cell>
          <table:table-cell office:value-type="float" office:value="-4.686301E-018">
            <text:p>-4.686E-01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90192">
            <text:p>1.690E-001</text:p>
          </table:table-cell>
          <table:table-cell office:value-type="float" office:value="0.0008444054">
            <text:p>8.444E-004</text:p>
          </table:table-cell>
          <table:table-cell office:value-type="float" office:value="0.00000006511576">
            <text:p>6.512E-008</text:p>
          </table:table-cell>
          <table:table-cell office:value-type="float" office:value="0.000000007063402">
            <text:p>7.063E-009</text:p>
          </table:table-cell>
          <table:table-cell office:value-type="float" office:value="-6.063781E-017">
            <text:p>-6.064E-017</text:p>
          </table:table-cell>
          <table:table-cell office:value-type="float" office:value="-0.0000000001635564">
            <text:p>-1.636E-010</text:p>
          </table:table-cell>
          <table:table-cell office:value-type="float" office:value="-1.38817E-016">
            <text:p>-1.388E-01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89769">
            <text:p>1.690E-001</text:p>
          </table:table-cell>
          <table:table-cell office:value-type="float" office:value="0.0008438984">
            <text:p>8.439E-004</text:p>
          </table:table-cell>
          <table:table-cell office:value-type="float" office:value="0.00000000009994632">
            <text:p>9.995E-011</text:p>
          </table:table-cell>
          <table:table-cell office:value-type="float" office:value="0.0000000009560801">
            <text:p>9.561E-010</text:p>
          </table:table-cell>
          <table:table-cell office:value-type="float" office:value="1.246861E-019">
            <text:p>1.247E-019</text:p>
          </table:table-cell>
          <table:table-cell office:value-type="float" office:value="0.00000000002757643">
            <text:p>2.758E-011</text:p>
          </table:table-cell>
          <table:table-cell office:value-type="float" office:value="-2.679565E-019">
            <text:p>-2.680E-01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91044">
            <text:p>1.691E-001</text:p>
          </table:table-cell>
          <table:table-cell office:value-type="float" office:value="0.0008436326">
            <text:p>8.436E-004</text:p>
          </table:table-cell>
          <table:table-cell office:value-type="float" office:value="0.00000001687227">
            <text:p>1.687E-008</text:p>
          </table:table-cell>
          <table:table-cell office:value-type="float" office:value="0.000000003127182">
            <text:p>3.127E-009</text:p>
          </table:table-cell>
          <table:table-cell office:value-type="float" office:value="-1.999091E-017">
            <text:p>-1.999E-017</text:p>
          </table:table-cell>
          <table:table-cell office:value-type="float" office:value="-0.00000000009018701">
            <text:p>-9.019E-011</text:p>
          </table:table-cell>
          <table:table-cell office:value-type="float" office:value="1.078628E-017">
            <text:p>1.079E-01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89975">
            <text:p>1.690E-001</text:p>
          </table:table-cell>
          <table:table-cell office:value-type="float" office:value="0.0008453464">
            <text:p>8.453E-004</text:p>
          </table:table-cell>
          <table:table-cell office:value-type="float" office:value="0.00000001769663">
            <text:p>1.770E-008</text:p>
          </table:table-cell>
          <table:table-cell office:value-type="float" office:value="0.000000001786466">
            <text:p>1.786E-009</text:p>
          </table:table-cell>
          <table:table-cell office:value-type="float" office:value="8.968453E-018">
            <text:p>8.968E-018</text:p>
          </table:table-cell>
          <table:table-cell office:value-type="float" office:value="0.00000000001842654">
            <text:p>1.843E-011</text:p>
          </table:table-cell>
          <table:table-cell office:value-type="float" office:value="-4.523618E-018">
            <text:p>-4.524E-01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90043">
            <text:p>1.690E-001</text:p>
          </table:table-cell>
          <table:table-cell office:value-type="float" office:value="0.0008375794">
            <text:p>8.376E-004</text:p>
          </table:table-cell>
          <table:table-cell office:value-type="float" office:value="0.0000000005890588">
            <text:p>5.891E-010</text:p>
          </table:table-cell>
          <table:table-cell office:value-type="float" office:value="0.00000000004633593">
            <text:p>4.634E-011</text:p>
          </table:table-cell>
          <table:table-cell office:value-type="float" office:value="6.67761E-021">
            <text:p>6.678E-021</text:p>
          </table:table-cell>
          <table:table-cell office:value-type="float" office:value="-0.0000000000002696685">
            <text:p>-2.697E-013</text:p>
          </table:table-cell>
          <table:table-cell office:value-type="float" office:value="-3.743193E-021">
            <text:p>-3.743E-02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90104">
            <text:p>1.690E-001</text:p>
          </table:table-cell>
          <table:table-cell office:value-type="float" office:value="0.0008440734">
            <text:p>8.441E-004</text:p>
          </table:table-cell>
          <table:table-cell office:value-type="float" office:value="0.0000000001056937">
            <text:p>1.057E-010</text:p>
          </table:table-cell>
          <table:table-cell office:value-type="float" office:value="0.00000000009175899">
            <text:p>9.176E-011</text:p>
          </table:table-cell>
          <table:table-cell office:value-type="float" office:value="4.141345E-021">
            <text:p>4.141E-021</text:p>
          </table:table-cell>
          <table:table-cell office:value-type="float" office:value="-0.000000000001719848">
            <text:p>-1.720E-012</text:p>
          </table:table-cell>
          <table:table-cell office:value-type="float" office:value="8.031598E-021">
            <text:p>8.032E-02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8987">
            <text:p>1.690E-001</text:p>
          </table:table-cell>
          <table:table-cell office:value-type="float" office:value="0.0008438962">
            <text:p>8.439E-004</text:p>
          </table:table-cell>
          <table:table-cell office:value-type="float" office:value="0.00000003138151">
            <text:p>3.138E-008</text:p>
          </table:table-cell>
          <table:table-cell office:value-type="float" office:value="0.000000003048412">
            <text:p>3.048E-009</text:p>
          </table:table-cell>
          <table:table-cell office:value-type="float" office:value="-5.469787E-018">
            <text:p>-5.470E-018</text:p>
          </table:table-cell>
          <table:table-cell office:value-type="float" office:value="-0.00000000006767623">
            <text:p>-6.768E-011</text:p>
          </table:table-cell>
          <table:table-cell office:value-type="float" office:value="2.930984E-017">
            <text:p>2.931E-01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90424">
            <text:p>1.690E-001</text:p>
          </table:table-cell>
          <table:table-cell office:value-type="float" office:value="0.0008472886">
            <text:p>8.473E-004</text:p>
          </table:table-cell>
          <table:table-cell office:value-type="float" office:value="0.000000003292684">
            <text:p>3.293E-009</text:p>
          </table:table-cell>
          <table:table-cell office:value-type="float" office:value="0.0000000002690266">
            <text:p>2.690E-010</text:p>
          </table:table-cell>
          <table:table-cell office:value-type="float" office:value="-1.435189E-019">
            <text:p>-1.435E-019</text:p>
          </table:table-cell>
          <table:table-cell office:value-type="float" office:value="-0.000000000007135095">
            <text:p>-7.135E-012</text:p>
          </table:table-cell>
          <table:table-cell office:value-type="float" office:value="-2.085997E-019">
            <text:p>-2.086E-01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90695">
            <text:p>1.691E-001</text:p>
          </table:table-cell>
          <table:table-cell office:value-type="float" office:value="0.0008677733">
            <text:p>8.678E-004</text:p>
          </table:table-cell>
          <table:table-cell office:value-type="float" office:value="0.0000000007329996">
            <text:p>7.330E-010</text:p>
          </table:table-cell>
          <table:table-cell office:value-type="float" office:value="0.00000000004673729">
            <text:p>4.674E-011</text:p>
          </table:table-cell>
          <table:table-cell office:value-type="float" office:value="8.337916E-021">
            <text:p>8.338E-021</text:p>
          </table:table-cell>
          <table:table-cell office:value-type="float" office:value="-0.0000000000002638102">
            <text:p>-2.638E-013</text:p>
          </table:table-cell>
          <table:table-cell office:value-type="float" office:value="-2.304857E-021">
            <text:p>-2.305E-02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90364">
            <text:p>1.690E-001</text:p>
          </table:table-cell>
          <table:table-cell office:value-type="float" office:value="0.0008455568">
            <text:p>8.456E-004</text:p>
          </table:table-cell>
          <table:table-cell office:value-type="float" office:value="0.000000003936463">
            <text:p>3.936E-009</text:p>
          </table:table-cell>
          <table:table-cell office:value-type="float" office:value="0.0000000003264324">
            <text:p>3.264E-010</text:p>
          </table:table-cell>
          <table:table-cell office:value-type="float" office:value="1.648781E-019">
            <text:p>1.649E-019</text:p>
          </table:table-cell>
          <table:table-cell office:value-type="float" office:value="-0.000000000004704446">
            <text:p>-4.704E-012</text:p>
          </table:table-cell>
          <table:table-cell office:value-type="float" office:value="3.312722E-019">
            <text:p>3.313E-01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89695">
            <text:p>1.690E-001</text:p>
          </table:table-cell>
          <table:table-cell office:value-type="float" office:value="0.000840454">
            <text:p>8.405E-004</text:p>
          </table:table-cell>
          <table:table-cell office:value-type="float" office:value="0.00000001983357">
            <text:p>1.983E-008</text:p>
          </table:table-cell>
          <table:table-cell office:value-type="float" office:value="0.000000001901075">
            <text:p>1.901E-009</text:p>
          </table:table-cell>
          <table:table-cell office:value-type="float" office:value="7.616006E-018">
            <text:p>7.616E-018</text:p>
          </table:table-cell>
          <table:table-cell office:value-type="float" office:value="-0.00000000002458494">
            <text:p>-2.458E-011</text:p>
          </table:table-cell>
          <table:table-cell office:value-type="float" office:value="8.846803E-018">
            <text:p>8.847E-01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89887">
            <text:p>1.690E-001</text:p>
          </table:table-cell>
          <table:table-cell office:value-type="float" office:value="0.0008453923">
            <text:p>8.454E-004</text:p>
          </table:table-cell>
          <table:table-cell office:value-type="float" office:value="0.000000001765469">
            <text:p>1.765E-009</text:p>
          </table:table-cell>
          <table:table-cell office:value-type="float" office:value="0.0000000001838105">
            <text:p>1.838E-010</text:p>
          </table:table-cell>
          <table:table-cell office:value-type="float" office:value="-8.686E-020">
            <text:p>-8.686E-020</text:p>
          </table:table-cell>
          <table:table-cell office:value-type="float" office:value="0.000000000005174244">
            <text:p>5.174E-012</text:p>
          </table:table-cell>
          <table:table-cell office:value-type="float" office:value="-5.847557E-020">
            <text:p>-5.848E-02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91161">
            <text:p>1.691E-001</text:p>
          </table:table-cell>
          <table:table-cell office:value-type="float" office:value="0.0008426719">
            <text:p>8.427E-004</text:p>
          </table:table-cell>
          <table:table-cell office:value-type="float" office:value="0.000000004332504">
            <text:p>4.333E-009</text:p>
          </table:table-cell>
          <table:table-cell office:value-type="float" office:value="0.0000000003744967">
            <text:p>3.745E-010</text:p>
          </table:table-cell>
          <table:table-cell office:value-type="float" office:value="-2.972329E-019">
            <text:p>-2.972E-019</text:p>
          </table:table-cell>
          <table:table-cell office:value-type="float" office:value="0.000000000009437751">
            <text:p>9.438E-012</text:p>
          </table:table-cell>
          <table:table-cell office:value-type="float" office:value="3.73103E-019">
            <text:p>3.731E-01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91096">
            <text:p>1.691E-001</text:p>
          </table:table-cell>
          <table:table-cell office:value-type="float" office:value="0.0008471391">
            <text:p>8.471E-004</text:p>
          </table:table-cell>
          <table:table-cell office:value-type="float" office:value="0.00000002208262">
            <text:p>2.208E-008</text:p>
          </table:table-cell>
          <table:table-cell office:value-type="float" office:value="0.0000000004115524">
            <text:p>4.116E-010</text:p>
          </table:table-cell>
          <table:table-cell office:value-type="float" office:value="1.157113E-018">
            <text:p>1.157E-018</text:p>
          </table:table-cell>
          <table:table-cell office:value-type="float" office:value="-0.000000000004141047">
            <text:p>-4.141E-012</text:p>
          </table:table-cell>
          <table:table-cell office:value-type="float" office:value="-4.476581E-019">
            <text:p>-4.477E-01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90165">
            <text:p>1.690E-001</text:p>
          </table:table-cell>
          <table:table-cell office:value-type="float" office:value="0.0008349985">
            <text:p>8.350E-004</text:p>
          </table:table-cell>
          <table:table-cell office:value-type="float" office:value="0.0000000002298304">
            <text:p>2.298E-010</text:p>
          </table:table-cell>
          <table:table-cell office:value-type="float" office:value="0.00000000006839161">
            <text:p>6.839E-011</text:p>
          </table:table-cell>
          <table:table-cell office:value-type="float" office:value="-7.888805E-021">
            <text:p>-7.889E-021</text:p>
          </table:table-cell>
          <table:table-cell office:value-type="float" office:value="0.000000000001919933">
            <text:p>1.920E-012</text:p>
          </table:table-cell>
          <table:table-cell office:value-type="float" office:value="3.359842E-021">
            <text:p>3.360E-02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90179">
            <text:p>1.690E-001</text:p>
          </table:table-cell>
          <table:table-cell office:value-type="float" office:value="0.0008378347">
            <text:p>8.378E-004</text:p>
          </table:table-cell>
          <table:table-cell office:value-type="float" office:value="0.00000002863739">
            <text:p>2.864E-008</text:p>
          </table:table-cell>
          <table:table-cell office:value-type="float" office:value="0.0000000004725654">
            <text:p>4.726E-010</text:p>
          </table:table-cell>
          <table:table-cell office:value-type="float" office:value="1.696419E-018">
            <text:p>1.696E-018</text:p>
          </table:table-cell>
          <table:table-cell office:value-type="float" office:value="-0.0000000000004337103">
            <text:p>-4.337E-013</text:p>
          </table:table-cell>
          <table:table-cell office:value-type="float" office:value="3.799155E-019">
            <text:p>3.799E-01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89927">
            <text:p>1.690E-001</text:p>
          </table:table-cell>
          <table:table-cell office:value-type="float" office:value="0.0008450893">
            <text:p>8.451E-004</text:p>
          </table:table-cell>
          <table:table-cell office:value-type="float" office:value="0.0000000509657">
            <text:p>5.097E-008</text:p>
          </table:table-cell>
          <table:table-cell office:value-type="float" office:value="0.0000000006747813">
            <text:p>6.748E-010</text:p>
          </table:table-cell>
          <table:table-cell office:value-type="float" office:value="2.869212E-018">
            <text:p>2.869E-018</text:p>
          </table:table-cell>
          <table:table-cell office:value-type="float" office:value="-0.000000000006327077">
            <text:p>-6.327E-012</text:p>
          </table:table-cell>
          <table:table-cell office:value-type="float" office:value="-2.725204E-018">
            <text:p>-2.725E-01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9075">
            <text:p>1.691E-001</text:p>
          </table:table-cell>
          <table:table-cell office:value-type="float" office:value="0.0008456457">
            <text:p>8.456E-004</text:p>
          </table:table-cell>
          <table:table-cell office:value-type="float" office:value="0.00000001686395">
            <text:p>1.686E-008</text:p>
          </table:table-cell>
          <table:table-cell office:value-type="float" office:value="0.000000002487729">
            <text:p>2.488E-009</text:p>
          </table:table-cell>
          <table:table-cell office:value-type="float" office:value="6.068182E-018">
            <text:p>6.068E-018</text:p>
          </table:table-cell>
          <table:table-cell office:value-type="float" office:value="0.00000000004021875">
            <text:p>4.022E-011</text:p>
          </table:table-cell>
          <table:table-cell office:value-type="float" office:value="1.4927E-017">
            <text:p>1.493E-017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90589">
            <text:p>1.691E-001</text:p>
          </table:table-cell>
          <table:table-cell office:value-type="float" office:value="0.0008409704">
            <text:p>8.410E-004</text:p>
          </table:table-cell>
          <table:table-cell office:value-type="float" office:value="0.000000004796901">
            <text:p>4.797E-009</text:p>
          </table:table-cell>
          <table:table-cell office:value-type="float" office:value="0.0000000004585264">
            <text:p>4.585E-010</text:p>
          </table:table-cell>
          <table:table-cell office:value-type="float" office:value="-1.101055E-019">
            <text:p>-1.101E-019</text:p>
          </table:table-cell>
          <table:table-cell office:value-type="float" office:value="-0.000000000009990285">
            <text:p>-9.990E-012</text:p>
          </table:table-cell>
          <table:table-cell office:value-type="float" office:value="6.710553E-019">
            <text:p>6.711E-01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90463">
            <text:p>1.690E-001</text:p>
          </table:table-cell>
          <table:table-cell office:value-type="float" office:value="0.0008466278">
            <text:p>8.466E-004</text:p>
          </table:table-cell>
          <table:table-cell office:value-type="float" office:value="0.000000009866843">
            <text:p>9.867E-009</text:p>
          </table:table-cell>
          <table:table-cell office:value-type="float" office:value="0.00000000002008719">
            <text:p>2.009E-011</text:p>
          </table:table-cell>
          <table:table-cell office:value-type="float" office:value="8.536851E-021">
            <text:p>8.537E-021</text:p>
          </table:table-cell>
          <table:table-cell office:value-type="float" office:value="-0.0000000000002514264">
            <text:p>-2.514E-013</text:p>
          </table:table-cell>
          <table:table-cell office:value-type="float" office:value="2.663426E-021">
            <text:p>2.663E-02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87949">
            <text:p>1.688E-001</text:p>
          </table:table-cell>
          <table:table-cell office:value-type="float" office:value="0.0008480412">
            <text:p>8.480E-004</text:p>
          </table:table-cell>
          <table:table-cell office:value-type="float" office:value="0.000000002327173">
            <text:p>2.327E-009</text:p>
          </table:table-cell>
          <table:table-cell office:value-type="float" office:value="0.0000000006317095">
            <text:p>6.317E-010</text:p>
          </table:table-cell>
          <table:table-cell office:value-type="float" office:value="6.427083E-019">
            <text:p>6.427E-019</text:p>
          </table:table-cell>
          <table:table-cell office:value-type="float" office:value="-0.000000000007164954">
            <text:p>-7.165E-012</text:p>
          </table:table-cell>
          <table:table-cell office:value-type="float" office:value="-4.166275E-019">
            <text:p>-4.166E-01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90978">
            <text:p>1.691E-001</text:p>
          </table:table-cell>
          <table:table-cell office:value-type="float" office:value="0.0008451783">
            <text:p>8.452E-004</text:p>
          </table:table-cell>
          <table:table-cell office:value-type="float" office:value="0.0000001558968">
            <text:p>1.559E-007</text:p>
          </table:table-cell>
          <table:table-cell office:value-type="float" office:value="0.000000004901665">
            <text:p>4.902E-009</text:p>
          </table:table-cell>
          <table:table-cell office:value-type="float" office:value="1.244818E-016">
            <text:p>1.245E-016</text:p>
          </table:table-cell>
          <table:table-cell office:value-type="float" office:value="0.0000000001060787">
            <text:p>1.061E-010</text:p>
          </table:table-cell>
          <table:table-cell office:value-type="float" office:value="-5.351715E-017">
            <text:p>-5.352E-01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90027">
            <text:p>1.690E-001</text:p>
          </table:table-cell>
          <table:table-cell office:value-type="float" office:value="0.0008453329">
            <text:p>8.453E-004</text:p>
          </table:table-cell>
          <table:table-cell office:value-type="float" office:value="0.00000004995814">
            <text:p>4.996E-008</text:p>
          </table:table-cell>
          <table:table-cell office:value-type="float" office:value="0.000000007659437">
            <text:p>7.659E-009</text:p>
          </table:table-cell>
          <table:table-cell office:value-type="float" office:value="-7.699281E-017">
            <text:p>-7.699E-017</text:p>
          </table:table-cell>
          <table:table-cell office:value-type="float" office:value="0.0000000001830071">
            <text:p>1.830E-010</text:p>
          </table:table-cell>
          <table:table-cell office:value-type="float" office:value="-1.285344E-016">
            <text:p>-1.285E-01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88386">
            <text:p>1.688E-001</text:p>
          </table:table-cell>
          <table:table-cell office:value-type="float" office:value="0.0008409661">
            <text:p>8.410E-004</text:p>
          </table:table-cell>
          <table:table-cell office:value-type="float" office:value="0.0000002743871">
            <text:p>2.744E-007</text:p>
          </table:table-cell>
          <table:table-cell office:value-type="float" office:value="0.00000002084451">
            <text:p>2.084E-008</text:p>
          </table:table-cell>
          <table:table-cell office:value-type="float" office:value="1.282394E-015">
            <text:p>1.282E-015</text:p>
          </table:table-cell>
          <table:table-cell office:value-type="float" office:value="-0.0000000002326041">
            <text:p>-2.326E-010</text:p>
          </table:table-cell>
          <table:table-cell office:value-type="float" office:value="9.168068E-016">
            <text:p>9.168E-01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88409">
            <text:p>1.688E-001</text:p>
          </table:table-cell>
          <table:table-cell office:value-type="float" office:value="0.0008466466">
            <text:p>8.466E-004</text:p>
          </table:table-cell>
          <table:table-cell office:value-type="float" office:value="0.0000002907363">
            <text:p>2.907E-007</text:p>
          </table:table-cell>
          <table:table-cell office:value-type="float" office:value="0.00000002143327">
            <text:p>2.143E-008</text:p>
          </table:table-cell>
          <table:table-cell office:value-type="float" office:value="1.599992E-015">
            <text:p>1.600E-015</text:p>
          </table:table-cell>
          <table:table-cell office:value-type="float" office:value="-0.0000000001662795">
            <text:p>-1.663E-010</text:p>
          </table:table-cell>
          <table:table-cell office:value-type="float" office:value="5.501397E-016">
            <text:p>5.501E-01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88024">
            <text:p>1.688E-001</text:p>
          </table:table-cell>
          <table:table-cell office:value-type="float" office:value="0.0008416507">
            <text:p>8.417E-004</text:p>
          </table:table-cell>
          <table:table-cell office:value-type="float" office:value="0.0000003963799">
            <text:p>3.964E-007</text:p>
          </table:table-cell>
          <table:table-cell office:value-type="float" office:value="0.00000002928675">
            <text:p>2.929E-008</text:p>
          </table:table-cell>
          <table:table-cell office:value-type="float" office:value="2.58177E-015">
            <text:p>2.582E-015</text:p>
          </table:table-cell>
          <table:table-cell office:value-type="float" office:value="-0.0000000003319596">
            <text:p>-3.320E-010</text:p>
          </table:table-cell>
          <table:table-cell office:value-type="float" office:value="1.814219E-015">
            <text:p>1.814E-01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687142">
            <text:p>1.687E-001</text:p>
          </table:table-cell>
          <table:table-cell office:value-type="float" office:value="0.000847452">
            <text:p>8.475E-004</text:p>
          </table:table-cell>
          <table:table-cell office:value-type="float" office:value="0.0000006919636">
            <text:p>6.920E-007</text:p>
          </table:table-cell>
          <table:table-cell office:value-type="float" office:value="0.00000004915122">
            <text:p>4.915E-008</text:p>
          </table:table-cell>
          <table:table-cell office:value-type="float" office:value="6.222457E-015">
            <text:p>6.222E-015</text:p>
          </table:table-cell>
          <table:table-cell office:value-type="float" office:value="-0.0000000006990523">
            <text:p>-6.991E-010</text:p>
          </table:table-cell>
          <table:table-cell office:value-type="float" office:value="6.591351E-015">
            <text:p>6.591E-01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87181">
            <text:p>1.687E-001</text:p>
          </table:table-cell>
          <table:table-cell office:value-type="float" office:value="0.0008440777">
            <text:p>8.441E-004</text:p>
          </table:table-cell>
          <table:table-cell office:value-type="float" office:value="0.00000106459">
            <text:p>1.065E-006</text:p>
          </table:table-cell>
          <table:table-cell office:value-type="float" office:value="0.00000007267847">
            <text:p>7.268E-008</text:p>
          </table:table-cell>
          <table:table-cell office:value-type="float" office:value="0.00000000000001864586">
            <text:p>1.865E-014</text:p>
          </table:table-cell>
          <table:table-cell office:value-type="float" office:value="-0.000000000668432">
            <text:p>-6.684E-010</text:p>
          </table:table-cell>
          <table:table-cell office:value-type="float" office:value="7.811993E-015">
            <text:p>7.812E-01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85563">
            <text:p>1.686E-001</text:p>
          </table:table-cell>
          <table:table-cell office:value-type="float" office:value="0.0008468198">
            <text:p>8.468E-004</text:p>
          </table:table-cell>
          <table:table-cell office:value-type="float" office:value="0.000001222847">
            <text:p>1.223E-006</text:p>
          </table:table-cell>
          <table:table-cell office:value-type="float" office:value="0.00000006801148">
            <text:p>6.801E-008</text:p>
          </table:table-cell>
          <table:table-cell office:value-type="float" office:value="0.00000000000001570138">
            <text:p>1.570E-014</text:p>
          </table:table-cell>
          <table:table-cell office:value-type="float" office:value="-0.0000000007872616">
            <text:p>-7.873E-010</text:p>
          </table:table-cell>
          <table:table-cell office:value-type="float" office:value="0.0000000000000117543">
            <text:p>1.175E-01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85563">
            <text:p>1.686E-001</text:p>
          </table:table-cell>
          <table:table-cell office:value-type="float" office:value="0.0008411429">
            <text:p>8.411E-004</text:p>
          </table:table-cell>
          <table:table-cell office:value-type="float" office:value="0.000001544543">
            <text:p>1.545E-006</text:p>
          </table:table-cell>
          <table:table-cell office:value-type="float" office:value="0.00000009531063">
            <text:p>9.531E-008</text:p>
          </table:table-cell>
          <table:table-cell office:value-type="float" office:value="0.00000000000003274636">
            <text:p>3.275E-014</text:p>
          </table:table-cell>
          <table:table-cell office:value-type="float" office:value="-0.0000000009605994">
            <text:p>-9.606E-010</text:p>
          </table:table-cell>
          <table:table-cell office:value-type="float" office:value="0.00000000000001627763">
            <text:p>1.628E-0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84979">
            <text:p>1.685E-001</text:p>
          </table:table-cell>
          <table:table-cell office:value-type="float" office:value="0.0008434073">
            <text:p>8.434E-004</text:p>
          </table:table-cell>
          <table:table-cell office:value-type="float" office:value="0.000001765923">
            <text:p>1.766E-006</text:p>
          </table:table-cell>
          <table:table-cell office:value-type="float" office:value="0.0000001095038">
            <text:p>1.095E-007</text:p>
          </table:table-cell>
          <table:table-cell office:value-type="float" office:value="0.00000000000004041592">
            <text:p>4.042E-014</text:p>
          </table:table-cell>
          <table:table-cell office:value-type="float" office:value="-0.00000000123792">
            <text:p>-1.238E-009</text:p>
          </table:table-cell>
          <table:table-cell office:value-type="float" office:value="0.00000000000002617889">
            <text:p>2.618E-01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85768">
            <text:p>1.686E-001</text:p>
          </table:table-cell>
          <table:table-cell office:value-type="float" office:value="0.000845514">
            <text:p>8.455E-004</text:p>
          </table:table-cell>
          <table:table-cell office:value-type="float" office:value="0.000001915055">
            <text:p>1.915E-006</text:p>
          </table:table-cell>
          <table:table-cell office:value-type="float" office:value="0.0000001275254">
            <text:p>1.275E-007</text:p>
          </table:table-cell>
          <table:table-cell office:value-type="float" office:value="0.00000000000005348005">
            <text:p>5.348E-014</text:p>
          </table:table-cell>
          <table:table-cell office:value-type="float" office:value="-0.000000001518839">
            <text:p>-1.519E-009</text:p>
          </table:table-cell>
          <table:table-cell office:value-type="float" office:value="0.00000000000003333975">
            <text:p>3.334E-01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84589">
            <text:p>1.685E-001</text:p>
          </table:table-cell>
          <table:table-cell office:value-type="float" office:value="0.0008429137">
            <text:p>8.429E-004</text:p>
          </table:table-cell>
          <table:table-cell office:value-type="float" office:value="0.000002654863">
            <text:p>2.655E-006</text:p>
          </table:table-cell>
          <table:table-cell office:value-type="float" office:value="0.0000001578303">
            <text:p>1.578E-007</text:p>
          </table:table-cell>
          <table:table-cell office:value-type="float" office:value="0.00000000000009313027">
            <text:p>9.313E-014</text:p>
          </table:table-cell>
          <table:table-cell office:value-type="float" office:value="-0.000000001583241">
            <text:p>-1.583E-009</text:p>
          </table:table-cell>
          <table:table-cell office:value-type="float" office:value="0.00000000000004200781">
            <text:p>4.201E-01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84601">
            <text:p>1.685E-001</text:p>
          </table:table-cell>
          <table:table-cell office:value-type="float" office:value="0.0008480747">
            <text:p>8.481E-004</text:p>
          </table:table-cell>
          <table:table-cell office:value-type="float" office:value="0.000003113369">
            <text:p>3.113E-006</text:p>
          </table:table-cell>
          <table:table-cell office:value-type="float" office:value="0.0000001666501">
            <text:p>1.667E-007</text:p>
          </table:table-cell>
          <table:table-cell office:value-type="float" office:value="0.00000000000009478086">
            <text:p>9.478E-014</text:p>
          </table:table-cell>
          <table:table-cell office:value-type="float" office:value="-0.000000002330941">
            <text:p>-2.331E-009</text:p>
          </table:table-cell>
          <table:table-cell office:value-type="float" office:value="0.0000000000000736617">
            <text:p>7.366E-01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84195">
            <text:p>1.684E-001</text:p>
          </table:table-cell>
          <table:table-cell office:value-type="float" office:value="0.0008456794">
            <text:p>8.457E-004</text:p>
          </table:table-cell>
          <table:table-cell office:value-type="float" office:value="0.000003531396">
            <text:p>3.531E-006</text:p>
          </table:table-cell>
          <table:table-cell office:value-type="float" office:value="0.0000002085317">
            <text:p>2.085E-007</text:p>
          </table:table-cell>
          <table:table-cell office:value-type="float" office:value="0.0000000000001363159">
            <text:p>1.363E-013</text:p>
          </table:table-cell>
          <table:table-cell office:value-type="float" office:value="-0.000000002928015">
            <text:p>-2.928E-009</text:p>
          </table:table-cell>
          <table:table-cell office:value-type="float" office:value="0.0000000000001159355">
            <text:p>1.159E-01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83578">
            <text:p>1.684E-001</text:p>
          </table:table-cell>
          <table:table-cell office:value-type="float" office:value="0.0008467495">
            <text:p>8.467E-004</text:p>
          </table:table-cell>
          <table:table-cell office:value-type="float" office:value="0.000003469099">
            <text:p>3.469E-006</text:p>
          </table:table-cell>
          <table:table-cell office:value-type="float" office:value="0.0000001859269">
            <text:p>1.859E-007</text:p>
          </table:table-cell>
          <table:table-cell office:value-type="float" office:value="0.0000000000001202988">
            <text:p>1.203E-013</text:p>
          </table:table-cell>
          <table:table-cell office:value-type="float" office:value="-0.000000002504121">
            <text:p>-2.504E-009</text:p>
          </table:table-cell>
          <table:table-cell office:value-type="float" office:value="0.00000000000008845936">
            <text:p>8.846E-01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83714">
            <text:p>1.684E-001</text:p>
          </table:table-cell>
          <table:table-cell office:value-type="float" office:value="0.0008469387">
            <text:p>8.469E-004</text:p>
          </table:table-cell>
          <table:table-cell office:value-type="float" office:value="0.000004084655">
            <text:p>4.085E-006</text:p>
          </table:table-cell>
          <table:table-cell office:value-type="float" office:value="0.0000002120364">
            <text:p>2.120E-007</text:p>
          </table:table-cell>
          <table:table-cell office:value-type="float" office:value="0.000000000000171958">
            <text:p>1.720E-013</text:p>
          </table:table-cell>
          <table:table-cell office:value-type="float" office:value="-0.000000002521294">
            <text:p>-2.521E-009</text:p>
          </table:table-cell>
          <table:table-cell office:value-type="float" office:value="0.00000000000009679665">
            <text:p>9.680E-01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82114">
            <text:p>1.682E-001</text:p>
          </table:table-cell>
          <table:table-cell office:value-type="float" office:value="0.0008392519">
            <text:p>8.393E-004</text:p>
          </table:table-cell>
          <table:table-cell office:value-type="float" office:value="0.00000386534">
            <text:p>3.865E-006</text:p>
          </table:table-cell>
          <table:table-cell office:value-type="float" office:value="0.0000002033892">
            <text:p>2.034E-007</text:p>
          </table:table-cell>
          <table:table-cell office:value-type="float" office:value="0.0000000000001440837">
            <text:p>1.441E-013</text:p>
          </table:table-cell>
          <table:table-cell office:value-type="float" office:value="-0.00000000278222">
            <text:p>-2.782E-009</text:p>
          </table:table-cell>
          <table:table-cell office:value-type="float" office:value="0.0000000000001084502">
            <text:p>1.085E-0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83563">
            <text:p>1.684E-001</text:p>
          </table:table-cell>
          <table:table-cell office:value-type="float" office:value="0.0008434088">
            <text:p>8.434E-004</text:p>
          </table:table-cell>
          <table:table-cell office:value-type="float" office:value="0.000004492559">
            <text:p>4.493E-006</text:p>
          </table:table-cell>
          <table:table-cell office:value-type="float" office:value="0.000000171253">
            <text:p>1.713E-007</text:p>
          </table:table-cell>
          <table:table-cell office:value-type="float" office:value="0.0000000000001429076">
            <text:p>1.429E-013</text:p>
          </table:table-cell>
          <table:table-cell office:value-type="float" office:value="-0.000000001311498">
            <text:p>-1.311E-009</text:p>
          </table:table-cell>
          <table:table-cell office:value-type="float" office:value="0.00000000000004627095">
            <text:p>4.627E-01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83763">
            <text:p>1.684E-001</text:p>
          </table:table-cell>
          <table:table-cell office:value-type="float" office:value="0.0008891081">
            <text:p>8.891E-004</text:p>
          </table:table-cell>
          <table:table-cell office:value-type="float" office:value="0.000003825829">
            <text:p>3.826E-006</text:p>
          </table:table-cell>
          <table:table-cell office:value-type="float" office:value="0.0000001907357">
            <text:p>1.907E-007</text:p>
          </table:table-cell>
          <table:table-cell office:value-type="float" office:value="0.000000000000140625">
            <text:p>1.406E-013</text:p>
          </table:table-cell>
          <table:table-cell office:value-type="float" office:value="-0.000000002376908">
            <text:p>-2.377E-009</text:p>
          </table:table-cell>
          <table:table-cell office:value-type="float" office:value="0.00000000000008229201">
            <text:p>8.229E-01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80875">
            <text:p>1.681E-001</text:p>
          </table:table-cell>
          <table:table-cell office:value-type="float" office:value="0.0008405637">
            <text:p>8.406E-004</text:p>
          </table:table-cell>
          <table:table-cell office:value-type="float" office:value="0.000004960839">
            <text:p>4.961E-006</text:p>
          </table:table-cell>
          <table:table-cell office:value-type="float" office:value="0.0000002474265">
            <text:p>2.474E-007</text:p>
          </table:table-cell>
          <table:table-cell office:value-type="float" office:value="0.0000000000001374757">
            <text:p>1.375E-013</text:p>
          </table:table-cell>
          <table:table-cell office:value-type="float" office:value="-0.000000004558521">
            <text:p>-4.559E-009</text:p>
          </table:table-cell>
          <table:table-cell office:value-type="float" office:value="0.0000000000002371588">
            <text:p>2.372E-01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83074">
            <text:p>1.683E-001</text:p>
          </table:table-cell>
          <table:table-cell office:value-type="float" office:value="0.0008422999">
            <text:p>8.423E-004</text:p>
          </table:table-cell>
          <table:table-cell office:value-type="float" office:value="0.00000507238">
            <text:p>5.072E-006</text:p>
          </table:table-cell>
          <table:table-cell office:value-type="float" office:value="0.0000002730795">
            <text:p>2.731E-007</text:p>
          </table:table-cell>
          <table:table-cell office:value-type="float" office:value="0.0000000000001575182">
            <text:p>1.575E-013</text:p>
          </table:table-cell>
          <table:table-cell office:value-type="float" office:value="-0.000000005251355">
            <text:p>-5.251E-009</text:p>
          </table:table-cell>
          <table:table-cell office:value-type="float" office:value="0.0000000000002801481">
            <text:p>2.801E-01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82563">
            <text:p>1.683E-001</text:p>
          </table:table-cell>
          <table:table-cell office:value-type="float" office:value="0.000842867">
            <text:p>8.429E-004</text:p>
          </table:table-cell>
          <table:table-cell office:value-type="float" office:value="0.0000048491">
            <text:p>4.849E-006</text:p>
          </table:table-cell>
          <table:table-cell office:value-type="float" office:value="0.0000002311372">
            <text:p>2.311E-007</text:p>
          </table:table-cell>
          <table:table-cell office:value-type="float" office:value="0.0000000000001426368">
            <text:p>1.426E-013</text:p>
          </table:table-cell>
          <table:table-cell office:value-type="float" office:value="-0.000000004112129">
            <text:p>-4.112E-009</text:p>
          </table:table-cell>
          <table:table-cell office:value-type="float" office:value="0.0000000000001988296">
            <text:p>1.988E-01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83248">
            <text:p>1.683E-001</text:p>
          </table:table-cell>
          <table:table-cell office:value-type="float" office:value="0.0008444978">
            <text:p>8.445E-004</text:p>
          </table:table-cell>
          <table:table-cell office:value-type="float" office:value="0.000005949919">
            <text:p>5.950E-006</text:p>
          </table:table-cell>
          <table:table-cell office:value-type="float" office:value="0.0000002968148">
            <text:p>2.968E-007</text:p>
          </table:table-cell>
          <table:table-cell office:value-type="float" office:value="0.0000000000002872915">
            <text:p>2.873E-013</text:p>
          </table:table-cell>
          <table:table-cell office:value-type="float" office:value="-0.000000004556969">
            <text:p>-4.557E-009</text:p>
          </table:table-cell>
          <table:table-cell office:value-type="float" office:value="0.0000000000002702751">
            <text:p>2.703E-01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82342">
            <text:p>1.682E-001</text:p>
          </table:table-cell>
          <table:table-cell office:value-type="float" office:value="0.0008437856">
            <text:p>8.438E-004</text:p>
          </table:table-cell>
          <table:table-cell office:value-type="float" office:value="0.000005061706">
            <text:p>5.062E-006</text:p>
          </table:table-cell>
          <table:table-cell office:value-type="float" office:value="0.0000002575663">
            <text:p>2.576E-007</text:p>
          </table:table-cell>
          <table:table-cell office:value-type="float" office:value="0.0000000000002254134">
            <text:p>2.254E-013</text:p>
          </table:table-cell>
          <table:table-cell office:value-type="float" office:value="-0.000000003791698">
            <text:p>-3.792E-009</text:p>
          </table:table-cell>
          <table:table-cell office:value-type="float" office:value="0.0000000000001888875">
            <text:p>1.889E-01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82623">
            <text:p>1.683E-001</text:p>
          </table:table-cell>
          <table:table-cell office:value-type="float" office:value="0.0008405528">
            <text:p>8.406E-004</text:p>
          </table:table-cell>
          <table:table-cell office:value-type="float" office:value="0.000005300857">
            <text:p>5.301E-006</text:p>
          </table:table-cell>
          <table:table-cell office:value-type="float" office:value="0.0000002610303">
            <text:p>2.610E-007</text:p>
          </table:table-cell>
          <table:table-cell office:value-type="float" office:value="0.0000000000001928555">
            <text:p>1.929E-013</text:p>
          </table:table-cell>
          <table:table-cell office:value-type="float" office:value="-0.00000000436799">
            <text:p>-4.368E-009</text:p>
          </table:table-cell>
          <table:table-cell office:value-type="float" office:value="0.0000000000002389279">
            <text:p>2.389E-01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8289">
            <text:p>1.683E-001</text:p>
          </table:table-cell>
          <table:table-cell office:value-type="float" office:value="0.0008397338">
            <text:p>8.397E-004</text:p>
          </table:table-cell>
          <table:table-cell office:value-type="float" office:value="0.000005499001">
            <text:p>5.499E-006</text:p>
          </table:table-cell>
          <table:table-cell office:value-type="float" office:value="0.000000287">
            <text:p>2.870E-007</text:p>
          </table:table-cell>
          <table:table-cell office:value-type="float" office:value="0.0000000000001879297">
            <text:p>1.879E-013</text:p>
          </table:table-cell>
          <table:table-cell office:value-type="float" office:value="-0.00000000529837">
            <text:p>-5.298E-009</text:p>
          </table:table-cell>
          <table:table-cell office:value-type="float" office:value="0.0000000000003076985">
            <text:p>3.077E-01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82912">
            <text:p>1.683E-001</text:p>
          </table:table-cell>
          <table:table-cell office:value-type="float" office:value="0.0008391791">
            <text:p>8.392E-004</text:p>
          </table:table-cell>
          <table:table-cell office:value-type="float" office:value="0.00000475344">
            <text:p>4.753E-006</text:p>
          </table:table-cell>
          <table:table-cell office:value-type="float" office:value="0.0000002494749">
            <text:p>2.495E-007</text:p>
          </table:table-cell>
          <table:table-cell office:value-type="float" office:value="0.000000000000250231">
            <text:p>2.502E-013</text:p>
          </table:table-cell>
          <table:table-cell office:value-type="float" office:value="-0.000000002435423">
            <text:p>-2.435E-009</text:p>
          </table:table-cell>
          <table:table-cell office:value-type="float" office:value="0.0000000000001057825">
            <text:p>1.058E-01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82949">
            <text:p>1.683E-001</text:p>
          </table:table-cell>
          <table:table-cell office:value-type="float" office:value="0.0008436092">
            <text:p>8.436E-004</text:p>
          </table:table-cell>
          <table:table-cell office:value-type="float" office:value="0.000005445864">
            <text:p>5.446E-006</text:p>
          </table:table-cell>
          <table:table-cell office:value-type="float" office:value="0.0000002559885">
            <text:p>2.560E-007</text:p>
          </table:table-cell>
          <table:table-cell office:value-type="float" office:value="0.000000000000223054">
            <text:p>2.231E-013</text:p>
          </table:table-cell>
          <table:table-cell office:value-type="float" office:value="-0.000000003879726">
            <text:p>-3.880E-009</text:p>
          </table:table-cell>
          <table:table-cell office:value-type="float" office:value="0.0000000000002039635">
            <text:p>2.040E-01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82516">
            <text:p>1.683E-001</text:p>
          </table:table-cell>
          <table:table-cell office:value-type="float" office:value="0.0008366148">
            <text:p>8.366E-004</text:p>
          </table:table-cell>
          <table:table-cell office:value-type="float" office:value="0.000004503224">
            <text:p>4.503E-006</text:p>
          </table:table-cell>
          <table:table-cell office:value-type="float" office:value="0.0000002282775">
            <text:p>2.283E-007</text:p>
          </table:table-cell>
          <table:table-cell office:value-type="float" office:value="0.0000000000001358759">
            <text:p>1.359E-013</text:p>
          </table:table-cell>
          <table:table-cell office:value-type="float" office:value="-0.000000003912359">
            <text:p>-3.912E-009</text:p>
          </table:table-cell>
          <table:table-cell office:value-type="float" office:value="0.0000000000001873677">
            <text:p>1.874E-01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82702">
            <text:p>1.683E-001</text:p>
          </table:table-cell>
          <table:table-cell office:value-type="float" office:value="0.000839788">
            <text:p>8.398E-004</text:p>
          </table:table-cell>
          <table:table-cell office:value-type="float" office:value="0.00000457601">
            <text:p>4.576E-006</text:p>
          </table:table-cell>
          <table:table-cell office:value-type="float" office:value="0.000000194197">
            <text:p>1.942E-007</text:p>
          </table:table-cell>
          <table:table-cell office:value-type="float" office:value="0.0000000000001305035">
            <text:p>1.305E-013</text:p>
          </table:table-cell>
          <table:table-cell office:value-type="float" office:value="-0.00000000279887">
            <text:p>-2.799E-009</text:p>
          </table:table-cell>
          <table:table-cell office:value-type="float" office:value="0.0000000000001283819">
            <text:p>1.284E-01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82654">
            <text:p>1.683E-001</text:p>
          </table:table-cell>
          <table:table-cell office:value-type="float" office:value="0.0008340435">
            <text:p>8.340E-004</text:p>
          </table:table-cell>
          <table:table-cell office:value-type="float" office:value="0.000004093329">
            <text:p>4.093E-006</text:p>
          </table:table-cell>
          <table:table-cell office:value-type="float" office:value="0.0000002072739">
            <text:p>2.073E-007</text:p>
          </table:table-cell>
          <table:table-cell office:value-type="float" office:value="0.0000000000001546726">
            <text:p>1.547E-013</text:p>
          </table:table-cell>
          <table:table-cell office:value-type="float" office:value="-0.000000002610961">
            <text:p>-2.611E-009</text:p>
          </table:table-cell>
          <table:table-cell office:value-type="float" office:value="0.0000000000001119262">
            <text:p>1.119E-01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83437">
            <text:p>1.683E-001</text:p>
          </table:table-cell>
          <table:table-cell office:value-type="float" office:value="0.0008407832">
            <text:p>8.408E-004</text:p>
          </table:table-cell>
          <table:table-cell office:value-type="float" office:value="0.000004301955">
            <text:p>4.302E-006</text:p>
          </table:table-cell>
          <table:table-cell office:value-type="float" office:value="0.0000002230824">
            <text:p>2.231E-007</text:p>
          </table:table-cell>
          <table:table-cell office:value-type="float" office:value="0.0000000000001607925">
            <text:p>1.608E-013</text:p>
          </table:table-cell>
          <table:table-cell office:value-type="float" office:value="-0.000000003139024">
            <text:p>-3.139E-009</text:p>
          </table:table-cell>
          <table:table-cell office:value-type="float" office:value="0.000000000000148005">
            <text:p>1.480E-01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83332">
            <text:p>1.683E-001</text:p>
          </table:table-cell>
          <table:table-cell office:value-type="float" office:value="0.0008329435">
            <text:p>8.329E-004</text:p>
          </table:table-cell>
          <table:table-cell office:value-type="float" office:value="0.000003567158">
            <text:p>3.567E-006</text:p>
          </table:table-cell>
          <table:table-cell office:value-type="float" office:value="0.0000001906455">
            <text:p>1.906E-007</text:p>
          </table:table-cell>
          <table:table-cell office:value-type="float" office:value="0.0000000000001059398">
            <text:p>1.059E-013</text:p>
          </table:table-cell>
          <table:table-cell office:value-type="float" office:value="-0.000000002795513">
            <text:p>-2.796E-009</text:p>
          </table:table-cell>
          <table:table-cell office:value-type="float" office:value="0.0000000000001161642">
            <text:p>1.162E-01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83523">
            <text:p>1.684E-001</text:p>
          </table:table-cell>
          <table:table-cell office:value-type="float" office:value="0.0008362057">
            <text:p>8.362E-004</text:p>
          </table:table-cell>
          <table:table-cell office:value-type="float" office:value="0.000003593604">
            <text:p>3.594E-006</text:p>
          </table:table-cell>
          <table:table-cell office:value-type="float" office:value="0.0000001978374">
            <text:p>1.978E-007</text:p>
          </table:table-cell>
          <table:table-cell office:value-type="float" office:value="0.0000000000001210656">
            <text:p>1.211E-013</text:p>
          </table:table-cell>
          <table:table-cell office:value-type="float" office:value="-0.000000002645352">
            <text:p>-2.645E-009</text:p>
          </table:table-cell>
          <table:table-cell office:value-type="float" office:value="0.0000000000001147581">
            <text:p>1.148E-01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83991">
            <text:p>1.684E-001</text:p>
          </table:table-cell>
          <table:table-cell office:value-type="float" office:value="0.0008361626">
            <text:p>8.362E-004</text:p>
          </table:table-cell>
          <table:table-cell office:value-type="float" office:value="0.000002937267">
            <text:p>2.937E-006</text:p>
          </table:table-cell>
          <table:table-cell office:value-type="float" office:value="0.0000001652844">
            <text:p>1.653E-007</text:p>
          </table:table-cell>
          <table:table-cell office:value-type="float" office:value="0.0000000000001103193">
            <text:p>1.103E-013</text:p>
          </table:table-cell>
          <table:table-cell office:value-type="float" office:value="-0.000000001182415">
            <text:p>-1.182E-009</text:p>
          </table:table-cell>
          <table:table-cell office:value-type="float" office:value="0.00000000000003305375">
            <text:p>3.305E-01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8528">
            <text:p>1.685E-001</text:p>
          </table:table-cell>
          <table:table-cell office:value-type="float" office:value="0.0008384652">
            <text:p>8.385E-004</text:p>
          </table:table-cell>
          <table:table-cell office:value-type="float" office:value="0.000003064438">
            <text:p>3.064E-006</text:p>
          </table:table-cell>
          <table:table-cell office:value-type="float" office:value="0.0000001828872">
            <text:p>1.829E-007</text:p>
          </table:table-cell>
          <table:table-cell office:value-type="float" office:value="0.00000000000007587377">
            <text:p>7.587E-014</text:p>
          </table:table-cell>
          <table:table-cell office:value-type="float" office:value="-0.000000002965352">
            <text:p>-2.965E-009</text:p>
          </table:table-cell>
          <table:table-cell office:value-type="float" office:value="0.0000000000001139686">
            <text:p>1.140E-01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81679">
            <text:p>1.682E-001</text:p>
          </table:table-cell>
          <table:table-cell office:value-type="float" office:value="0.0008279189">
            <text:p>8.279E-004</text:p>
          </table:table-cell>
          <table:table-cell office:value-type="float" office:value="0.000001593178">
            <text:p>1.593E-006</text:p>
          </table:table-cell>
          <table:table-cell office:value-type="float" office:value="0.000000106918">
            <text:p>1.069E-007</text:p>
          </table:table-cell>
          <table:table-cell office:value-type="float" office:value="0.0000000000000320999">
            <text:p>3.210E-014</text:p>
          </table:table-cell>
          <table:table-cell office:value-type="float" office:value="-0.000000001280488">
            <text:p>-1.280E-009</text:p>
          </table:table-cell>
          <table:table-cell office:value-type="float" office:value="0.00000000000003027916">
            <text:p>3.028E-01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86235">
            <text:p>1.686E-001</text:p>
          </table:table-cell>
          <table:table-cell office:value-type="float" office:value="0.0008367269">
            <text:p>8.367E-004</text:p>
          </table:table-cell>
          <table:table-cell office:value-type="float" office:value="0.00000206856">
            <text:p>2.069E-006</text:p>
          </table:table-cell>
          <table:table-cell office:value-type="float" office:value="0.0000000815056">
            <text:p>8.151E-008</text:p>
          </table:table-cell>
          <table:table-cell office:value-type="float" office:value="4.254243E-015">
            <text:p>4.254E-015</text:p>
          </table:table-cell>
          <table:table-cell office:value-type="float" office:value="-0.000000001816171">
            <text:p>-1.816E-009</text:p>
          </table:table-cell>
          <table:table-cell office:value-type="float" office:value="0.00000000000003319539">
            <text:p>3.320E-01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85752">
            <text:p>1.686E-001</text:p>
          </table:table-cell>
          <table:table-cell office:value-type="float" office:value="0.0008367176">
            <text:p>8.367E-004</text:p>
          </table:table-cell>
          <table:table-cell office:value-type="float" office:value="0.000001671763">
            <text:p>1.672E-006</text:p>
          </table:table-cell>
          <table:table-cell office:value-type="float" office:value="0.0000001016919">
            <text:p>1.017E-007</text:p>
          </table:table-cell>
          <table:table-cell office:value-type="float" office:value="0.0000000000000379956">
            <text:p>3.800E-014</text:p>
          </table:table-cell>
          <table:table-cell office:value-type="float" office:value="-0.0000000007879706">
            <text:p>-7.880E-010</text:p>
          </table:table-cell>
          <table:table-cell office:value-type="float" office:value="0.00000000000001773127">
            <text:p>1.773E-01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85944">
            <text:p>1.686E-001</text:p>
          </table:table-cell>
          <table:table-cell office:value-type="float" office:value="0.0008324515">
            <text:p>8.325E-004</text:p>
          </table:table-cell>
          <table:table-cell office:value-type="float" office:value="0.000001293046">
            <text:p>1.293E-006</text:p>
          </table:table-cell>
          <table:table-cell office:value-type="float" office:value="0.00000008295347">
            <text:p>8.295E-008</text:p>
          </table:table-cell>
          <table:table-cell office:value-type="float" office:value="0.00000000000002448227">
            <text:p>2.448E-014</text:p>
          </table:table-cell>
          <table:table-cell office:value-type="float" office:value="-0.0000000006441233">
            <text:p>-6.441E-010</text:p>
          </table:table-cell>
          <table:table-cell office:value-type="float" office:value="0.00000000000001177806">
            <text:p>1.178E-01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86498">
            <text:p>1.686E-001</text:p>
          </table:table-cell>
          <table:table-cell office:value-type="float" office:value="0.0008411001">
            <text:p>8.411E-004</text:p>
          </table:table-cell>
          <table:table-cell office:value-type="float" office:value="0.0000008320066">
            <text:p>8.320E-007</text:p>
          </table:table-cell>
          <table:table-cell office:value-type="float" office:value="0.00000006073707">
            <text:p>6.074E-008</text:p>
          </table:table-cell>
          <table:table-cell office:value-type="float" office:value="8.770325E-015">
            <text:p>8.770E-015</text:p>
          </table:table-cell>
          <table:table-cell office:value-type="float" office:value="-0.0000000008110889">
            <text:p>-8.111E-010</text:p>
          </table:table-cell>
          <table:table-cell office:value-type="float" office:value="0.0000000000000104642">
            <text:p>1.046E-01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87504">
            <text:p>1.688E-001</text:p>
          </table:table-cell>
          <table:table-cell office:value-type="float" office:value="0.0008433269">
            <text:p>8.433E-004</text:p>
          </table:table-cell>
          <table:table-cell office:value-type="float" office:value="0.0000006353113">
            <text:p>6.353E-007</text:p>
          </table:table-cell>
          <table:table-cell office:value-type="float" office:value="0.00000003892034">
            <text:p>3.892E-008</text:p>
          </table:table-cell>
          <table:table-cell office:value-type="float" office:value="3.489766E-015">
            <text:p>3.490E-015</text:p>
          </table:table-cell>
          <table:table-cell office:value-type="float" office:value="-0.0000000005814546">
            <text:p>-5.815E-010</text:p>
          </table:table-cell>
          <table:table-cell office:value-type="float" office:value="5.027635E-015">
            <text:p>5.028E-01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87468">
            <text:p>1.687E-001</text:p>
          </table:table-cell>
          <table:table-cell office:value-type="float" office:value="0.0008318513">
            <text:p>8.319E-004</text:p>
          </table:table-cell>
          <table:table-cell office:value-type="float" office:value="0.000000487067">
            <text:p>4.871E-007</text:p>
          </table:table-cell>
          <table:table-cell office:value-type="float" office:value="0.00000003697974">
            <text:p>3.698E-008</text:p>
          </table:table-cell>
          <table:table-cell office:value-type="float" office:value="4.326544E-015">
            <text:p>4.327E-015</text:p>
          </table:table-cell>
          <table:table-cell office:value-type="float" office:value="-0.0000000003239494">
            <text:p>-3.239E-010</text:p>
          </table:table-cell>
          <table:table-cell office:value-type="float" office:value="2.431443E-015">
            <text:p>2.431E-01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87263">
            <text:p>1.687E-001</text:p>
          </table:table-cell>
          <table:table-cell office:value-type="float" office:value="0.0008304229">
            <text:p>8.304E-004</text:p>
          </table:table-cell>
          <table:table-cell office:value-type="float" office:value="0.0000002645491">
            <text:p>2.645E-007</text:p>
          </table:table-cell>
          <table:table-cell office:value-type="float" office:value="0.00000001891955">
            <text:p>1.892E-008</text:p>
          </table:table-cell>
          <table:table-cell office:value-type="float" office:value="8.853121E-016">
            <text:p>8.853E-016</text:p>
          </table:table-cell>
          <table:table-cell office:value-type="float" office:value="-0.0000000002321617">
            <text:p>-2.322E-010</text:p>
          </table:table-cell>
          <table:table-cell office:value-type="float" office:value="1.003899E-015">
            <text:p>1.004E-01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88622">
            <text:p>1.689E-001</text:p>
          </table:table-cell>
          <table:table-cell office:value-type="float" office:value="0.0008375196">
            <text:p>8.375E-004</text:p>
          </table:table-cell>
          <table:table-cell office:value-type="float" office:value="0.00000008254538">
            <text:p>8.255E-008</text:p>
          </table:table-cell>
          <table:table-cell office:value-type="float" office:value="0.000000006592306">
            <text:p>6.592E-009</text:p>
          </table:table-cell>
          <table:table-cell office:value-type="float" office:value="1.529441E-016">
            <text:p>1.529E-016</text:p>
          </table:table-cell>
          <table:table-cell office:value-type="float" office:value="0.00000000001672588">
            <text:p>1.673E-011</text:p>
          </table:table-cell>
          <table:table-cell office:value-type="float" office:value="-1.602078E-017">
            <text:p>-1.602E-01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89697">
            <text:p>1.690E-001</text:p>
          </table:table-cell>
          <table:table-cell office:value-type="float" office:value="0.000844717">
            <text:p>8.447E-004</text:p>
          </table:table-cell>
          <table:table-cell office:value-type="float" office:value="0.00000001458896">
            <text:p>1.459E-008</text:p>
          </table:table-cell>
          <table:table-cell office:value-type="float" office:value="0.000000004142214">
            <text:p>4.142E-009</text:p>
          </table:table-cell>
          <table:table-cell office:value-type="float" office:value="-2.370786E-017">
            <text:p>-2.371E-017</text:p>
          </table:table-cell>
          <table:table-cell office:value-type="float" office:value="0.0000000001119122">
            <text:p>1.119E-010</text:p>
          </table:table-cell>
          <table:table-cell office:value-type="float" office:value="-2.178995E-017">
            <text:p>-2.179E-01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89682">
            <text:p>1.690E-001</text:p>
          </table:table-cell>
          <table:table-cell office:value-type="float" office:value="0.00084359">
            <text:p>8.436E-004</text:p>
          </table:table-cell>
          <table:table-cell office:value-type="float" office:value="0.00000004062093">
            <text:p>4.062E-008</text:p>
          </table:table-cell>
          <table:table-cell office:value-type="float" office:value="0.000000003488997">
            <text:p>3.489E-009</text:p>
          </table:table-cell>
          <table:table-cell office:value-type="float" office:value="-4.002094E-017">
            <text:p>-4.002E-017</text:p>
          </table:table-cell>
          <table:table-cell office:value-type="float" office:value="-0.0000000001009137">
            <text:p>-1.009E-010</text:p>
          </table:table-cell>
          <table:table-cell office:value-type="float" office:value="1.111633E-017">
            <text:p>1.112E-01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89753">
            <text:p>1.690E-001</text:p>
          </table:table-cell>
          <table:table-cell office:value-type="float" office:value="0.0008405385">
            <text:p>8.405E-004</text:p>
          </table:table-cell>
          <table:table-cell office:value-type="float" office:value="0.00000000996705">
            <text:p>9.967E-009</text:p>
          </table:table-cell>
          <table:table-cell office:value-type="float" office:value="0.000000001695709">
            <text:p>1.696E-009</text:p>
          </table:table-cell>
          <table:table-cell office:value-type="float" office:value="6.967666E-018">
            <text:p>6.968E-018</text:p>
          </table:table-cell>
          <table:table-cell office:value-type="float" office:value="0.0000000000067013">
            <text:p>6.701E-012</text:p>
          </table:table-cell>
          <table:table-cell office:value-type="float" office:value="-2.233186E-019">
            <text:p>-2.233E-01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90681">
            <text:p>1.691E-001</text:p>
          </table:table-cell>
          <table:table-cell office:value-type="float" office:value="0.0008479833">
            <text:p>8.480E-004</text:p>
          </table:table-cell>
          <table:table-cell office:value-type="float" office:value="0.00000000108597">
            <text:p>1.086E-009</text:p>
          </table:table-cell>
          <table:table-cell office:value-type="float" office:value="0.00000000007900312">
            <text:p>7.900E-011</text:p>
          </table:table-cell>
          <table:table-cell office:value-type="float" office:value="1.920066E-020">
            <text:p>1.920E-020</text:p>
          </table:table-cell>
          <table:table-cell office:value-type="float" office:value="0.000000000001310026">
            <text:p>1.310E-012</text:p>
          </table:table-cell>
          <table:table-cell office:value-type="float" office:value="1.291603E-020">
            <text:p>1.292E-02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91091">
            <text:p>1.691E-001</text:p>
          </table:table-cell>
          <table:table-cell office:value-type="float" office:value="0.0008678955">
            <text:p>8.679E-004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89939">
            <text:p>1.690E-001</text:p>
          </table:table-cell>
          <table:table-cell office:value-type="float" office:value="0.0008437176">
            <text:p>8.437E-004</text:p>
          </table:table-cell>
          <table:table-cell office:value-type="float" office:value="0.000000009720335">
            <text:p>9.720E-009</text:p>
          </table:table-cell>
          <table:table-cell office:value-type="float" office:value="0.0000000003240308">
            <text:p>3.240E-010</text:p>
          </table:table-cell>
          <table:table-cell office:value-type="float" office:value="-5.688917E-019">
            <text:p>-5.689E-019</text:p>
          </table:table-cell>
          <table:table-cell office:value-type="float" office:value="-0.000000000009377633">
            <text:p>-9.378E-012</text:p>
          </table:table-cell>
          <table:table-cell office:value-type="float" office:value="8.406473E-020">
            <text:p>8.406E-02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90384">
            <text:p>1.690E-001</text:p>
          </table:table-cell>
          <table:table-cell office:value-type="float" office:value="0.000843805">
            <text:p>8.438E-004</text:p>
          </table:table-cell>
          <table:table-cell office:value-type="float" office:value="0.0000000009434564">
            <text:p>9.435E-010</text:p>
          </table:table-cell>
          <table:table-cell office:value-type="float" office:value="0.0000000001477541">
            <text:p>1.478E-010</text:p>
          </table:table-cell>
          <table:table-cell office:value-type="float" office:value="1.695745E-020">
            <text:p>1.696E-020</text:p>
          </table:table-cell>
          <table:table-cell office:value-type="float" office:value="-0.000000000001521932">
            <text:p>-1.522E-012</text:p>
          </table:table-cell>
          <table:table-cell office:value-type="float" office:value="-5.249488E-020">
            <text:p>-5.249E-02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90611">
            <text:p>1.691E-001</text:p>
          </table:table-cell>
          <table:table-cell office:value-type="float" office:value="0.0008438213">
            <text:p>8.438E-004</text:p>
          </table:table-cell>
          <table:table-cell office:value-type="float" office:value="0.00000001922191">
            <text:p>1.922E-008</text:p>
          </table:table-cell>
          <table:table-cell office:value-type="float" office:value="0.000000001602265">
            <text:p>1.602E-009</text:p>
          </table:table-cell>
          <table:table-cell office:value-type="float" office:value="-3.157358E-018">
            <text:p>-3.157E-018</text:p>
          </table:table-cell>
          <table:table-cell office:value-type="float" office:value="-0.0000000000385126">
            <text:p>-3.851E-011</text:p>
          </table:table-cell>
          <table:table-cell office:value-type="float" office:value="-8.312574E-018">
            <text:p>-8.313E-0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90461">
            <text:p>1.690E-001</text:p>
          </table:table-cell>
          <table:table-cell office:value-type="float" office:value="0.0008383219">
            <text:p>8.383E-004</text:p>
          </table:table-cell>
          <table:table-cell office:value-type="float" office:value="0.000000005166261">
            <text:p>5.166E-009</text:p>
          </table:table-cell>
          <table:table-cell office:value-type="float" office:value="0.0000000004670156">
            <text:p>4.670E-010</text:p>
          </table:table-cell>
          <table:table-cell office:value-type="float" office:value="-7.23877E-019">
            <text:p>-7.239E-019</text:p>
          </table:table-cell>
          <table:table-cell office:value-type="float" office:value="0.00000000001348651">
            <text:p>1.349E-011</text:p>
          </table:table-cell>
          <table:table-cell office:value-type="float" office:value="-4.717997E-020">
            <text:p>-4.718E-02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90541">
            <text:p>1.691E-001</text:p>
          </table:table-cell>
          <table:table-cell office:value-type="float" office:value="0.0008429844">
            <text:p>8.430E-004</text:p>
          </table:table-cell>
          <table:table-cell office:value-type="float" office:value="0.000000006193987">
            <text:p>6.194E-009</text:p>
          </table:table-cell>
          <table:table-cell office:value-type="float" office:value="0.0000000004807076">
            <text:p>4.807E-010</text:p>
          </table:table-cell>
          <table:table-cell office:value-type="float" office:value="-8.042842E-019">
            <text:p>-8.043E-019</text:p>
          </table:table-cell>
          <table:table-cell office:value-type="float" office:value="0.00000000001306296">
            <text:p>1.306E-011</text:p>
          </table:table-cell>
          <table:table-cell office:value-type="float" office:value="-2.028954E-019">
            <text:p>-2.029E-01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90978">
            <text:p>1.691E-001</text:p>
          </table:table-cell>
          <table:table-cell office:value-type="float" office:value="0.0008450449">
            <text:p>8.450E-004</text:p>
          </table:table-cell>
          <table:table-cell office:value-type="float" office:value="0.00000002512307">
            <text:p>2.512E-008</text:p>
          </table:table-cell>
          <table:table-cell office:value-type="float" office:value="0.000000001359241">
            <text:p>1.359E-009</text:p>
          </table:table-cell>
          <table:table-cell office:value-type="float" office:value="-7.757433E-018">
            <text:p>-7.757E-018</text:p>
          </table:table-cell>
          <table:table-cell office:value-type="float" office:value="-0.0000000000370223">
            <text:p>-3.702E-011</text:p>
          </table:table-cell>
          <table:table-cell office:value-type="float" office:value="1.706612E-018">
            <text:p>1.707E-01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89205">
            <text:p>1.689E-001</text:p>
          </table:table-cell>
          <table:table-cell office:value-type="float" office:value="0.000842691">
            <text:p>8.427E-004</text:p>
          </table:table-cell>
          <table:table-cell office:value-type="float" office:value="0.00000002483489">
            <text:p>2.483E-008</text:p>
          </table:table-cell>
          <table:table-cell office:value-type="float" office:value="0.000000002582687">
            <text:p>2.583E-009</text:p>
          </table:table-cell>
          <table:table-cell office:value-type="float" office:value="-5.120075E-018">
            <text:p>-5.120E-018</text:p>
          </table:table-cell>
          <table:table-cell office:value-type="float" office:value="-0.00000000006457996">
            <text:p>-6.458E-011</text:p>
          </table:table-cell>
          <table:table-cell office:value-type="float" office:value="2.004049E-017">
            <text:p>2.004E-01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9031">
            <text:p>1.690E-001</text:p>
          </table:table-cell>
          <table:table-cell office:value-type="float" office:value="0.0008466454">
            <text:p>8.466E-004</text:p>
          </table:table-cell>
          <table:table-cell office:value-type="float" office:value="0.00000002320689">
            <text:p>2.321E-008</text:p>
          </table:table-cell>
          <table:table-cell office:value-type="float" office:value="0.0000000006430576">
            <text:p>6.431E-010</text:p>
          </table:table-cell>
          <table:table-cell office:value-type="float" office:value="2.171084E-018">
            <text:p>2.171E-018</text:p>
          </table:table-cell>
          <table:table-cell office:value-type="float" office:value="-0.000000000009605954">
            <text:p>-9.606E-012</text:p>
          </table:table-cell>
          <table:table-cell office:value-type="float" office:value="-1.20729E-018">
            <text:p>-1.207E-01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9015">
            <text:p>1.690E-001</text:p>
          </table:table-cell>
          <table:table-cell office:value-type="float" office:value="0.0008509389">
            <text:p>8.509E-004</text:p>
          </table:table-cell>
          <table:table-cell office:value-type="float" office:value="0.00000001991045">
            <text:p>1.991E-008</text:p>
          </table:table-cell>
          <table:table-cell office:value-type="float" office:value="0.000000001307897">
            <text:p>1.308E-009</text:p>
          </table:table-cell>
          <table:table-cell office:value-type="float" office:value="3.259064E-018">
            <text:p>3.259E-018</text:p>
          </table:table-cell>
          <table:table-cell office:value-type="float" office:value="-0.00000000001667292">
            <text:p>-1.667E-011</text:p>
          </table:table-cell>
          <table:table-cell office:value-type="float" office:value="-5.824412E-018">
            <text:p>-5.824E-01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90591">
            <text:p>1.691E-001</text:p>
          </table:table-cell>
          <table:table-cell office:value-type="float" office:value="0.0008444717">
            <text:p>8.445E-004</text:p>
          </table:table-cell>
          <table:table-cell office:value-type="float" office:value="0.000000002075824">
            <text:p>2.076E-009</text:p>
          </table:table-cell>
          <table:table-cell office:value-type="float" office:value="0.0000000002192704">
            <text:p>2.193E-010</text:p>
          </table:table-cell>
          <table:table-cell office:value-type="float" office:value="1.10985E-019">
            <text:p>1.110E-019</text:p>
          </table:table-cell>
          <table:table-cell office:value-type="float" office:value="0.000000000002867576">
            <text:p>2.868E-012</text:p>
          </table:table-cell>
          <table:table-cell office:value-type="float" office:value="-9.780862E-020">
            <text:p>-9.781E-02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9002">
            <text:p>1.690E-001</text:p>
          </table:table-cell>
          <table:table-cell office:value-type="float" office:value="0.0008438191">
            <text:p>8.438E-004</text:p>
          </table:table-cell>
          <table:table-cell office:value-type="float" office:value="0.00000005573346">
            <text:p>5.573E-008</text:p>
          </table:table-cell>
          <table:table-cell office:value-type="float" office:value="0.000000005652181">
            <text:p>5.652E-009</text:p>
          </table:table-cell>
          <table:table-cell office:value-type="float" office:value="4.938631E-017">
            <text:p>4.939E-017</text:p>
          </table:table-cell>
          <table:table-cell office:value-type="float" office:value="-0.00000000007972992">
            <text:p>-7.973E-011</text:p>
          </table:table-cell>
          <table:table-cell office:value-type="float" office:value="-8.732034E-017">
            <text:p>-8.732E-01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90619">
            <text:p>1.691E-001</text:p>
          </table:table-cell>
          <table:table-cell office:value-type="float" office:value="0.0008480282">
            <text:p>8.480E-004</text:p>
          </table:table-cell>
          <table:table-cell office:value-type="float" office:value="0.0000002880861">
            <text:p>2.881E-007</text:p>
          </table:table-cell>
          <table:table-cell office:value-type="float" office:value="0.00000002812152">
            <text:p>2.812E-008</text:p>
          </table:table-cell>
          <table:table-cell office:value-type="float" office:value="-8.202989E-016">
            <text:p>-8.203E-016</text:p>
          </table:table-cell>
          <table:table-cell office:value-type="float" office:value="-0.0000000006391244">
            <text:p>-6.391E-010</text:p>
          </table:table-cell>
          <table:table-cell office:value-type="float" office:value="-2.39455E-015">
            <text:p>-2.395E-01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9102">
            <text:p>1.691E-001</text:p>
          </table:table-cell>
          <table:table-cell office:value-type="float" office:value="0.0008449804">
            <text:p>8.450E-004</text:p>
          </table:table-cell>
          <table:table-cell office:value-type="float" office:value="0.0000003956853">
            <text:p>3.957E-007</text:p>
          </table:table-cell>
          <table:table-cell office:value-type="float" office:value="0.00000004354728">
            <text:p>4.355E-008</text:p>
          </table:table-cell>
          <table:table-cell office:value-type="float" office:value="4.993474E-015">
            <text:p>4.993E-015</text:p>
          </table:table-cell>
          <table:table-cell office:value-type="float" office:value="-0.000000000252002">
            <text:p>-2.520E-010</text:p>
          </table:table-cell>
          <table:table-cell office:value-type="float" office:value="-2.78236E-015">
            <text:p>-2.782E-015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c_50_50_90_70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4" table:number-columns-repeated="2" table:default-cell-style-name="ce1"/>
        <table:table-column table:style-name="co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204385">
            <text:p>2.044E-001</text:p>
          </table:table-cell>
          <table:table-cell office:value-type="float" office:value="0.014281">
            <text:p>1.4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01406">
            <text:p>2.014E-001</text:p>
          </table:table-cell>
          <table:table-cell office:value-type="float" office:value="0.013145">
            <text:p>1.315E-002</text:p>
          </table:table-cell>
          <table:table-cell office:value-type="float" office:value="0.000003">
            <text:p>3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01772">
            <text:p>2.018E-001</text:p>
          </table:table-cell>
          <table:table-cell office:value-type="float" office:value="0.013244">
            <text:p>1.324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01335">
            <text:p>2.013E-001</text:p>
          </table:table-cell>
          <table:table-cell office:value-type="float" office:value="0.013161">
            <text:p>1.31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01723">
            <text:p>2.017E-001</text:p>
          </table:table-cell>
          <table:table-cell office:value-type="float" office:value="0.013193">
            <text:p>1.319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01664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01505">
            <text:p>2.015E-001</text:p>
          </table:table-cell>
          <table:table-cell office:value-type="float" office:value="0.013203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02035">
            <text:p>2.020E-001</text:p>
          </table:table-cell>
          <table:table-cell office:value-type="float" office:value="0.013279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02602">
            <text:p>2.026E-001</text:p>
          </table:table-cell>
          <table:table-cell office:value-type="float" office:value="0.013395">
            <text:p>1.34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02011">
            <text:p>2.020E-001</text:p>
          </table:table-cell>
          <table:table-cell office:value-type="float" office:value="0.013217">
            <text:p>1.32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01828">
            <text:p>2.018E-001</text:p>
          </table:table-cell>
          <table:table-cell office:value-type="float" office:value="0.013152">
            <text:p>1.31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02227">
            <text:p>2.022E-001</text:p>
          </table:table-cell>
          <table:table-cell office:value-type="float" office:value="0.013284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02057">
            <text:p>2.021E-001</text:p>
          </table:table-cell>
          <table:table-cell office:value-type="float" office:value="0.01326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02031">
            <text:p>2.020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01479">
            <text:p>2.015E-001</text:p>
          </table:table-cell>
          <table:table-cell office:value-type="float" office:value="0.013008">
            <text:p>1.30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0207">
            <text:p>2.021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0223">
            <text:p>2.022E-001</text:p>
          </table:table-cell>
          <table:table-cell office:value-type="float" office:value="0.013305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02159">
            <text:p>2.022E-001</text:p>
          </table:table-cell>
          <table:table-cell office:value-type="float" office:value="0.013267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02923">
            <text:p>2.029E-001</text:p>
          </table:table-cell>
          <table:table-cell office:value-type="float" office:value="0.013507">
            <text:p>1.35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02345">
            <text:p>2.023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02523">
            <text:p>2.025E-001</text:p>
          </table:table-cell>
          <table:table-cell office:value-type="float" office:value="0.013376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01915">
            <text:p>2.019E-001</text:p>
          </table:table-cell>
          <table:table-cell office:value-type="float" office:value="0.013198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01684">
            <text:p>2.017E-001</text:p>
          </table:table-cell>
          <table:table-cell office:value-type="float" office:value="0.0131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0242">
            <text:p>2.024E-001</text:p>
          </table:table-cell>
          <table:table-cell office:value-type="float" office:value="0.013333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02633">
            <text:p>2.026E-001</text:p>
          </table:table-cell>
          <table:table-cell office:value-type="float" office:value="0.013357">
            <text:p>1.33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02332">
            <text:p>2.023E-001</text:p>
          </table:table-cell>
          <table:table-cell office:value-type="float" office:value="0.013304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01762">
            <text:p>2.018E-001</text:p>
          </table:table-cell>
          <table:table-cell office:value-type="float" office:value="0.013214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02448">
            <text:p>2.024E-001</text:p>
          </table:table-cell>
          <table:table-cell office:value-type="float" office:value="0.013374">
            <text:p>1.337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02152">
            <text:p>2.022E-001</text:p>
          </table:table-cell>
          <table:table-cell office:value-type="float" office:value="0.01324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02073">
            <text:p>2.021E-001</text:p>
          </table:table-cell>
          <table:table-cell office:value-type="float" office:value="0.013216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01944">
            <text:p>2.019E-001</text:p>
          </table:table-cell>
          <table:table-cell office:value-type="float" office:value="0.013222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02092">
            <text:p>2.021E-001</text:p>
          </table:table-cell>
          <table:table-cell office:value-type="float" office:value="0.013311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02062">
            <text:p>2.021E-001</text:p>
          </table:table-cell>
          <table:table-cell office:value-type="float" office:value="0.013281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01971">
            <text:p>2.020E-001</text:p>
          </table:table-cell>
          <table:table-cell office:value-type="float" office:value="0.013195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0221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02185">
            <text:p>2.022E-001</text:p>
          </table:table-cell>
          <table:table-cell office:value-type="float" office:value="0.013334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02372">
            <text:p>2.024E-001</text:p>
          </table:table-cell>
          <table:table-cell office:value-type="float" office:value="0.013375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01594">
            <text:p>2.016E-001</text:p>
          </table:table-cell>
          <table:table-cell office:value-type="float" office:value="0.013133">
            <text:p>1.313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01706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02093">
            <text:p>2.021E-001</text:p>
          </table:table-cell>
          <table:table-cell office:value-type="float" office:value="0.013314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02297">
            <text:p>2.023E-001</text:p>
          </table:table-cell>
          <table:table-cell office:value-type="float" office:value="0.01332">
            <text:p>1.33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01844">
            <text:p>2.018E-001</text:p>
          </table:table-cell>
          <table:table-cell office:value-type="float" office:value="0.013206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02324">
            <text:p>2.023E-001</text:p>
          </table:table-cell>
          <table:table-cell office:value-type="float" office:value="0.013316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01801">
            <text:p>2.018E-001</text:p>
          </table:table-cell>
          <table:table-cell office:value-type="float" office:value="0.013246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02192">
            <text:p>2.022E-001</text:p>
          </table:table-cell>
          <table:table-cell office:value-type="float" office:value="0.013358">
            <text:p>1.336E-002</text:p>
          </table:table-cell>
          <table:table-cell office:value-type="float" office:value="0.000007">
            <text:p>7.000E-006</text:p>
          </table:table-cell>
          <table:table-cell office:value-type="float" office:value="0.000001">
            <text:p>1.000E-006</text:p>
          </table:table-cell>
          <table:table-cell table:number-columns-repeated="3" office:value-type="float" office:value="-0">
            <text:p>-0.000E+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01619">
            <text:p>2.016E-001</text:p>
          </table:table-cell>
          <table:table-cell office:value-type="float" office:value="0.013089">
            <text:p>1.30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01393">
            <text:p>2.014E-001</text:p>
          </table:table-cell>
          <table:table-cell office:value-type="float" office:value="0.012994">
            <text:p>1.299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02114">
            <text:p>2.021E-001</text:p>
          </table:table-cell>
          <table:table-cell office:value-type="float" office:value="0.013327">
            <text:p>1.33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01749">
            <text:p>2.017E-001</text:p>
          </table:table-cell>
          <table:table-cell office:value-type="float" office:value="0.013228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01964">
            <text:p>2.020E-001</text:p>
          </table:table-cell>
          <table:table-cell office:value-type="float" office:value="0.013212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01893">
            <text:p>2.019E-001</text:p>
          </table:table-cell>
          <table:table-cell office:value-type="float" office:value="0.013196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0181">
            <text:p>2.018E-001</text:p>
          </table:table-cell>
          <table:table-cell office:value-type="float" office:value="0.01318">
            <text:p>1.31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01574">
            <text:p>2.016E-001</text:p>
          </table:table-cell>
          <table:table-cell office:value-type="float" office:value="0.01314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01642">
            <text:p>2.016E-001</text:p>
          </table:table-cell>
          <table:table-cell office:value-type="float" office:value="0.013161">
            <text:p>1.316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01558">
            <text:p>2.016E-001</text:p>
          </table:table-cell>
          <table:table-cell office:value-type="float" office:value="0.013111">
            <text:p>1.31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02099">
            <text:p>2.021E-001</text:p>
          </table:table-cell>
          <table:table-cell office:value-type="float" office:value="0.0133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02134">
            <text:p>2.021E-001</text:p>
          </table:table-cell>
          <table:table-cell office:value-type="float" office:value="0.013306">
            <text:p>1.33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0188">
            <text:p>2.019E-001</text:p>
          </table:table-cell>
          <table:table-cell office:value-type="float" office:value="0.013218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02286">
            <text:p>2.023E-001</text:p>
          </table:table-cell>
          <table:table-cell office:value-type="float" office:value="0.013317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0224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01738">
            <text:p>2.017E-001</text:p>
          </table:table-cell>
          <table:table-cell office:value-type="float" office:value="0.013217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02138">
            <text:p>2.021E-001</text:p>
          </table:table-cell>
          <table:table-cell office:value-type="float" office:value="0.013261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0223">
            <text:p>2.022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01889">
            <text:p>2.019E-001</text:p>
          </table:table-cell>
          <table:table-cell office:value-type="float" office:value="0.013237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02175">
            <text:p>2.022E-001</text:p>
          </table:table-cell>
          <table:table-cell office:value-type="float" office:value="0.013304">
            <text:p>1.33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02656">
            <text:p>2.027E-001</text:p>
          </table:table-cell>
          <table:table-cell office:value-type="float" office:value="0.013343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02297">
            <text:p>2.023E-001</text:p>
          </table:table-cell>
          <table:table-cell office:value-type="float" office:value="0.013283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02231">
            <text:p>2.022E-001</text:p>
          </table:table-cell>
          <table:table-cell office:value-type="float" office:value="0.013277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022">
            <text:p>2.022E-001</text:p>
          </table:table-cell>
          <table:table-cell office:value-type="float" office:value="0.013274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01907">
            <text:p>2.019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02183">
            <text:p>2.022E-001</text:p>
          </table:table-cell>
          <table:table-cell office:value-type="float" office:value="0.013236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0233">
            <text:p>2.023E-001</text:p>
          </table:table-cell>
          <table:table-cell office:value-type="float" office:value="0.013299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02791">
            <text:p>2.028E-001</text:p>
          </table:table-cell>
          <table:table-cell office:value-type="float" office:value="0.013432">
            <text:p>1.34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01961">
            <text:p>2.020E-001</text:p>
          </table:table-cell>
          <table:table-cell office:value-type="float" office:value="0.0132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02138">
            <text:p>2.021E-001</text:p>
          </table:table-cell>
          <table:table-cell office:value-type="float" office:value="0.013245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02094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01675">
            <text:p>2.017E-001</text:p>
          </table:table-cell>
          <table:table-cell office:value-type="float" office:value="0.013059">
            <text:p>1.30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02413">
            <text:p>2.024E-001</text:p>
          </table:table-cell>
          <table:table-cell office:value-type="float" office:value="0.013325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02365">
            <text:p>2.024E-001</text:p>
          </table:table-cell>
          <table:table-cell office:value-type="float" office:value="0.013303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02116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02651">
            <text:p>2.027E-001</text:p>
          </table:table-cell>
          <table:table-cell office:value-type="float" office:value="0.013373">
            <text:p>1.33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01985">
            <text:p>2.020E-001</text:p>
          </table:table-cell>
          <table:table-cell office:value-type="float" office:value="0.013248">
            <text:p>1.325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01905">
            <text:p>2.019E-001</text:p>
          </table:table-cell>
          <table:table-cell office:value-type="float" office:value="0.013169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02059">
            <text:p>2.021E-001</text:p>
          </table:table-cell>
          <table:table-cell office:value-type="float" office:value="0.013252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01444">
            <text:p>2.014E-001</text:p>
          </table:table-cell>
          <table:table-cell office:value-type="float" office:value="0.013196">
            <text:p>1.32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01819">
            <text:p>2.018E-001</text:p>
          </table:table-cell>
          <table:table-cell office:value-type="float" office:value="0.013212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01658">
            <text:p>2.017E-001</text:p>
          </table:table-cell>
          <table:table-cell office:value-type="float" office:value="0.013172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01158">
            <text:p>2.012E-001</text:p>
          </table:table-cell>
          <table:table-cell office:value-type="float" office:value="0.013142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01629">
            <text:p>2.016E-001</text:p>
          </table:table-cell>
          <table:table-cell office:value-type="float" office:value="0.013197">
            <text:p>1.320E-002</text:p>
          </table:table-cell>
          <table:table-cell office:value-type="float" office:value="0.000005">
            <text:p>5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01423">
            <text:p>2.014E-001</text:p>
          </table:table-cell>
          <table:table-cell office:value-type="float" office:value="0.013159">
            <text:p>1.316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04385">
            <text:p>2.044E-001</text:p>
          </table:table-cell>
          <table:table-cell office:value-type="float" office:value="0.014281">
            <text:p>1.4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01406">
            <text:p>2.014E-001</text:p>
          </table:table-cell>
          <table:table-cell office:value-type="float" office:value="0.013145">
            <text:p>1.315E-002</text:p>
          </table:table-cell>
          <table:table-cell office:value-type="float" office:value="0.000003">
            <text:p>3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01772">
            <text:p>2.018E-001</text:p>
          </table:table-cell>
          <table:table-cell office:value-type="float" office:value="0.013244">
            <text:p>1.324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01335">
            <text:p>2.013E-001</text:p>
          </table:table-cell>
          <table:table-cell office:value-type="float" office:value="0.013161">
            <text:p>1.31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01723">
            <text:p>2.017E-001</text:p>
          </table:table-cell>
          <table:table-cell office:value-type="float" office:value="0.013193">
            <text:p>1.319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01664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01505">
            <text:p>2.015E-001</text:p>
          </table:table-cell>
          <table:table-cell office:value-type="float" office:value="0.013203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01912">
            <text:p>2.019E-001</text:p>
          </table:table-cell>
          <table:table-cell office:value-type="float" office:value="0.013274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02602">
            <text:p>2.026E-001</text:p>
          </table:table-cell>
          <table:table-cell office:value-type="float" office:value="0.013395">
            <text:p>1.34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02011">
            <text:p>2.020E-001</text:p>
          </table:table-cell>
          <table:table-cell office:value-type="float" office:value="0.013217">
            <text:p>1.32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02021">
            <text:p>2.020E-001</text:p>
          </table:table-cell>
          <table:table-cell office:value-type="float" office:value="0.013219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02227">
            <text:p>2.022E-001</text:p>
          </table:table-cell>
          <table:table-cell office:value-type="float" office:value="0.013284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02057">
            <text:p>2.021E-001</text:p>
          </table:table-cell>
          <table:table-cell office:value-type="float" office:value="0.01326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02031">
            <text:p>2.020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01479">
            <text:p>2.015E-001</text:p>
          </table:table-cell>
          <table:table-cell office:value-type="float" office:value="0.013008">
            <text:p>1.30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0207">
            <text:p>2.021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0223">
            <text:p>2.022E-001</text:p>
          </table:table-cell>
          <table:table-cell office:value-type="float" office:value="0.013305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02159">
            <text:p>2.022E-001</text:p>
          </table:table-cell>
          <table:table-cell office:value-type="float" office:value="0.013267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02923">
            <text:p>2.029E-001</text:p>
          </table:table-cell>
          <table:table-cell office:value-type="float" office:value="0.013507">
            <text:p>1.35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02345">
            <text:p>2.023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02523">
            <text:p>2.025E-001</text:p>
          </table:table-cell>
          <table:table-cell office:value-type="float" office:value="0.013376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01915">
            <text:p>2.019E-001</text:p>
          </table:table-cell>
          <table:table-cell office:value-type="float" office:value="0.013198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01684">
            <text:p>2.017E-001</text:p>
          </table:table-cell>
          <table:table-cell office:value-type="float" office:value="0.0131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0242">
            <text:p>2.024E-001</text:p>
          </table:table-cell>
          <table:table-cell office:value-type="float" office:value="0.013333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02633">
            <text:p>2.026E-001</text:p>
          </table:table-cell>
          <table:table-cell office:value-type="float" office:value="0.013357">
            <text:p>1.33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02332">
            <text:p>2.023E-001</text:p>
          </table:table-cell>
          <table:table-cell office:value-type="float" office:value="0.013304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01762">
            <text:p>2.018E-001</text:p>
          </table:table-cell>
          <table:table-cell office:value-type="float" office:value="0.013214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02448">
            <text:p>2.024E-001</text:p>
          </table:table-cell>
          <table:table-cell office:value-type="float" office:value="0.013374">
            <text:p>1.337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02152">
            <text:p>2.022E-001</text:p>
          </table:table-cell>
          <table:table-cell office:value-type="float" office:value="0.01324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02073">
            <text:p>2.021E-001</text:p>
          </table:table-cell>
          <table:table-cell office:value-type="float" office:value="0.013216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01944">
            <text:p>2.019E-001</text:p>
          </table:table-cell>
          <table:table-cell office:value-type="float" office:value="0.013222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02092">
            <text:p>2.021E-001</text:p>
          </table:table-cell>
          <table:table-cell office:value-type="float" office:value="0.013311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02062">
            <text:p>2.021E-001</text:p>
          </table:table-cell>
          <table:table-cell office:value-type="float" office:value="0.013281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01971">
            <text:p>2.020E-001</text:p>
          </table:table-cell>
          <table:table-cell office:value-type="float" office:value="0.013195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0221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02185">
            <text:p>2.022E-001</text:p>
          </table:table-cell>
          <table:table-cell office:value-type="float" office:value="0.013334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02372">
            <text:p>2.024E-001</text:p>
          </table:table-cell>
          <table:table-cell office:value-type="float" office:value="0.013375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01594">
            <text:p>2.016E-001</text:p>
          </table:table-cell>
          <table:table-cell office:value-type="float" office:value="0.013133">
            <text:p>1.313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01706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02093">
            <text:p>2.021E-001</text:p>
          </table:table-cell>
          <table:table-cell office:value-type="float" office:value="0.013314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02297">
            <text:p>2.023E-001</text:p>
          </table:table-cell>
          <table:table-cell office:value-type="float" office:value="0.01332">
            <text:p>1.33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01844">
            <text:p>2.018E-001</text:p>
          </table:table-cell>
          <table:table-cell office:value-type="float" office:value="0.013206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202324">
            <text:p>2.023E-001</text:p>
          </table:table-cell>
          <table:table-cell office:value-type="float" office:value="0.013316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01801">
            <text:p>2.018E-001</text:p>
          </table:table-cell>
          <table:table-cell office:value-type="float" office:value="0.013246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02192">
            <text:p>2.022E-001</text:p>
          </table:table-cell>
          <table:table-cell office:value-type="float" office:value="0.013358">
            <text:p>1.336E-002</text:p>
          </table:table-cell>
          <table:table-cell office:value-type="float" office:value="0.000007">
            <text:p>7.000E-006</text:p>
          </table:table-cell>
          <table:table-cell office:value-type="float" office:value="0.000001">
            <text:p>1.000E-006</text:p>
          </table:table-cell>
          <table:table-cell table:number-columns-repeated="3" office:value-type="float" office:value="-0">
            <text:p>-0.000E+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01619">
            <text:p>2.016E-001</text:p>
          </table:table-cell>
          <table:table-cell office:value-type="float" office:value="0.013089">
            <text:p>1.30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01245">
            <text:p>2.012E-001</text:p>
          </table:table-cell>
          <table:table-cell office:value-type="float" office:value="0.012937">
            <text:p>1.294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02114">
            <text:p>2.021E-001</text:p>
          </table:table-cell>
          <table:table-cell office:value-type="float" office:value="0.013327">
            <text:p>1.33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01749">
            <text:p>2.017E-001</text:p>
          </table:table-cell>
          <table:table-cell office:value-type="float" office:value="0.013228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01964">
            <text:p>2.020E-001</text:p>
          </table:table-cell>
          <table:table-cell office:value-type="float" office:value="0.013212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01893">
            <text:p>2.019E-001</text:p>
          </table:table-cell>
          <table:table-cell office:value-type="float" office:value="0.013196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20181">
            <text:p>2.018E-001</text:p>
          </table:table-cell>
          <table:table-cell office:value-type="float" office:value="0.01318">
            <text:p>1.31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01574">
            <text:p>2.016E-001</text:p>
          </table:table-cell>
          <table:table-cell office:value-type="float" office:value="0.01314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01642">
            <text:p>2.016E-001</text:p>
          </table:table-cell>
          <table:table-cell office:value-type="float" office:value="0.013161">
            <text:p>1.316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01558">
            <text:p>2.016E-001</text:p>
          </table:table-cell>
          <table:table-cell office:value-type="float" office:value="0.013111">
            <text:p>1.31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02055">
            <text:p>2.021E-001</text:p>
          </table:table-cell>
          <table:table-cell office:value-type="float" office:value="0.013313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02134">
            <text:p>2.021E-001</text:p>
          </table:table-cell>
          <table:table-cell office:value-type="float" office:value="0.013306">
            <text:p>1.33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0188">
            <text:p>2.019E-001</text:p>
          </table:table-cell>
          <table:table-cell office:value-type="float" office:value="0.013218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202286">
            <text:p>2.023E-001</text:p>
          </table:table-cell>
          <table:table-cell office:value-type="float" office:value="0.013317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0224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01738">
            <text:p>2.017E-001</text:p>
          </table:table-cell>
          <table:table-cell office:value-type="float" office:value="0.013217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02138">
            <text:p>2.021E-001</text:p>
          </table:table-cell>
          <table:table-cell office:value-type="float" office:value="0.013261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0223">
            <text:p>2.022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01889">
            <text:p>2.019E-001</text:p>
          </table:table-cell>
          <table:table-cell office:value-type="float" office:value="0.013237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02175">
            <text:p>2.022E-001</text:p>
          </table:table-cell>
          <table:table-cell office:value-type="float" office:value="0.013304">
            <text:p>1.33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02656">
            <text:p>2.027E-001</text:p>
          </table:table-cell>
          <table:table-cell office:value-type="float" office:value="0.013343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02297">
            <text:p>2.023E-001</text:p>
          </table:table-cell>
          <table:table-cell office:value-type="float" office:value="0.013283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02231">
            <text:p>2.022E-001</text:p>
          </table:table-cell>
          <table:table-cell office:value-type="float" office:value="0.013277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20228">
            <text:p>2.023E-001</text:p>
          </table:table-cell>
          <table:table-cell office:value-type="float" office:value="0.01327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201907">
            <text:p>2.019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02183">
            <text:p>2.022E-001</text:p>
          </table:table-cell>
          <table:table-cell office:value-type="float" office:value="0.013236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20233">
            <text:p>2.023E-001</text:p>
          </table:table-cell>
          <table:table-cell office:value-type="float" office:value="0.013299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02791">
            <text:p>2.028E-001</text:p>
          </table:table-cell>
          <table:table-cell office:value-type="float" office:value="0.013432">
            <text:p>1.34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01961">
            <text:p>2.020E-001</text:p>
          </table:table-cell>
          <table:table-cell office:value-type="float" office:value="0.0132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02138">
            <text:p>2.021E-001</text:p>
          </table:table-cell>
          <table:table-cell office:value-type="float" office:value="0.013245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02094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01675">
            <text:p>2.017E-001</text:p>
          </table:table-cell>
          <table:table-cell office:value-type="float" office:value="0.013059">
            <text:p>1.30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02413">
            <text:p>2.024E-001</text:p>
          </table:table-cell>
          <table:table-cell office:value-type="float" office:value="0.013325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02365">
            <text:p>2.024E-001</text:p>
          </table:table-cell>
          <table:table-cell office:value-type="float" office:value="0.013303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02116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02651">
            <text:p>2.027E-001</text:p>
          </table:table-cell>
          <table:table-cell office:value-type="float" office:value="0.013373">
            <text:p>1.33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01688">
            <text:p>2.017E-001</text:p>
          </table:table-cell>
          <table:table-cell office:value-type="float" office:value="0.013157">
            <text:p>1.31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01905">
            <text:p>2.019E-001</text:p>
          </table:table-cell>
          <table:table-cell office:value-type="float" office:value="0.013169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02201">
            <text:p>2.022E-001</text:p>
          </table:table-cell>
          <table:table-cell office:value-type="float" office:value="0.013263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01444">
            <text:p>2.014E-001</text:p>
          </table:table-cell>
          <table:table-cell office:value-type="float" office:value="0.013196">
            <text:p>1.32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01819">
            <text:p>2.018E-001</text:p>
          </table:table-cell>
          <table:table-cell office:value-type="float" office:value="0.013212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01658">
            <text:p>2.017E-001</text:p>
          </table:table-cell>
          <table:table-cell office:value-type="float" office:value="0.013172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01158">
            <text:p>2.012E-001</text:p>
          </table:table-cell>
          <table:table-cell office:value-type="float" office:value="0.013142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01629">
            <text:p>2.016E-001</text:p>
          </table:table-cell>
          <table:table-cell office:value-type="float" office:value="0.013197">
            <text:p>1.320E-002</text:p>
          </table:table-cell>
          <table:table-cell office:value-type="float" office:value="0.000005">
            <text:p>5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01423">
            <text:p>2.014E-001</text:p>
          </table:table-cell>
          <table:table-cell office:value-type="float" office:value="0.013159">
            <text:p>1.316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04385">
            <text:p>2.044E-001</text:p>
          </table:table-cell>
          <table:table-cell office:value-type="float" office:value="0.014281">
            <text:p>1.4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01406">
            <text:p>2.014E-001</text:p>
          </table:table-cell>
          <table:table-cell office:value-type="float" office:value="0.013145">
            <text:p>1.315E-002</text:p>
          </table:table-cell>
          <table:table-cell office:value-type="float" office:value="0.000003">
            <text:p>3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01772">
            <text:p>2.018E-001</text:p>
          </table:table-cell>
          <table:table-cell office:value-type="float" office:value="0.013244">
            <text:p>1.324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01335">
            <text:p>2.013E-001</text:p>
          </table:table-cell>
          <table:table-cell office:value-type="float" office:value="0.013161">
            <text:p>1.31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01723">
            <text:p>2.017E-001</text:p>
          </table:table-cell>
          <table:table-cell office:value-type="float" office:value="0.013193">
            <text:p>1.319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01664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01505">
            <text:p>2.015E-001</text:p>
          </table:table-cell>
          <table:table-cell office:value-type="float" office:value="0.013203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02098">
            <text:p>2.021E-001</text:p>
          </table:table-cell>
          <table:table-cell office:value-type="float" office:value="0.013313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02602">
            <text:p>2.026E-001</text:p>
          </table:table-cell>
          <table:table-cell office:value-type="float" office:value="0.013395">
            <text:p>1.34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02011">
            <text:p>2.020E-001</text:p>
          </table:table-cell>
          <table:table-cell office:value-type="float" office:value="0.013217">
            <text:p>1.32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02021">
            <text:p>2.020E-001</text:p>
          </table:table-cell>
          <table:table-cell office:value-type="float" office:value="0.013219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02227">
            <text:p>2.022E-001</text:p>
          </table:table-cell>
          <table:table-cell office:value-type="float" office:value="0.013284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02057">
            <text:p>2.021E-001</text:p>
          </table:table-cell>
          <table:table-cell office:value-type="float" office:value="0.01326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02031">
            <text:p>2.020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01479">
            <text:p>2.015E-001</text:p>
          </table:table-cell>
          <table:table-cell office:value-type="float" office:value="0.013008">
            <text:p>1.30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0207">
            <text:p>2.021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0223">
            <text:p>2.022E-001</text:p>
          </table:table-cell>
          <table:table-cell office:value-type="float" office:value="0.013305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02159">
            <text:p>2.022E-001</text:p>
          </table:table-cell>
          <table:table-cell office:value-type="float" office:value="0.013267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02923">
            <text:p>2.029E-001</text:p>
          </table:table-cell>
          <table:table-cell office:value-type="float" office:value="0.013507">
            <text:p>1.35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02265">
            <text:p>2.023E-001</text:p>
          </table:table-cell>
          <table:table-cell office:value-type="float" office:value="0.013197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02523">
            <text:p>2.025E-001</text:p>
          </table:table-cell>
          <table:table-cell office:value-type="float" office:value="0.013376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01915">
            <text:p>2.019E-001</text:p>
          </table:table-cell>
          <table:table-cell office:value-type="float" office:value="0.013198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01684">
            <text:p>2.017E-001</text:p>
          </table:table-cell>
          <table:table-cell office:value-type="float" office:value="0.0131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0242">
            <text:p>2.024E-001</text:p>
          </table:table-cell>
          <table:table-cell office:value-type="float" office:value="0.013333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02633">
            <text:p>2.026E-001</text:p>
          </table:table-cell>
          <table:table-cell office:value-type="float" office:value="0.013357">
            <text:p>1.33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02332">
            <text:p>2.023E-001</text:p>
          </table:table-cell>
          <table:table-cell office:value-type="float" office:value="0.013304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01762">
            <text:p>2.018E-001</text:p>
          </table:table-cell>
          <table:table-cell office:value-type="float" office:value="0.013214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02448">
            <text:p>2.024E-001</text:p>
          </table:table-cell>
          <table:table-cell office:value-type="float" office:value="0.013374">
            <text:p>1.337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02152">
            <text:p>2.022E-001</text:p>
          </table:table-cell>
          <table:table-cell office:value-type="float" office:value="0.01324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02073">
            <text:p>2.021E-001</text:p>
          </table:table-cell>
          <table:table-cell office:value-type="float" office:value="0.013216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01944">
            <text:p>2.019E-001</text:p>
          </table:table-cell>
          <table:table-cell office:value-type="float" office:value="0.013222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02092">
            <text:p>2.021E-001</text:p>
          </table:table-cell>
          <table:table-cell office:value-type="float" office:value="0.013311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02062">
            <text:p>2.021E-001</text:p>
          </table:table-cell>
          <table:table-cell office:value-type="float" office:value="0.013281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01971">
            <text:p>2.020E-001</text:p>
          </table:table-cell>
          <table:table-cell office:value-type="float" office:value="0.013195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0221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02185">
            <text:p>2.022E-001</text:p>
          </table:table-cell>
          <table:table-cell office:value-type="float" office:value="0.013334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02213">
            <text:p>2.022E-001</text:p>
          </table:table-cell>
          <table:table-cell office:value-type="float" office:value="0.013329">
            <text:p>1.33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01594">
            <text:p>2.016E-001</text:p>
          </table:table-cell>
          <table:table-cell office:value-type="float" office:value="0.013133">
            <text:p>1.313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01706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02093">
            <text:p>2.021E-001</text:p>
          </table:table-cell>
          <table:table-cell office:value-type="float" office:value="0.013314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02297">
            <text:p>2.023E-001</text:p>
          </table:table-cell>
          <table:table-cell office:value-type="float" office:value="0.01332">
            <text:p>1.33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01844">
            <text:p>2.018E-001</text:p>
          </table:table-cell>
          <table:table-cell office:value-type="float" office:value="0.013206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02324">
            <text:p>2.023E-001</text:p>
          </table:table-cell>
          <table:table-cell office:value-type="float" office:value="0.013316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01801">
            <text:p>2.018E-001</text:p>
          </table:table-cell>
          <table:table-cell office:value-type="float" office:value="0.013246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02192">
            <text:p>2.022E-001</text:p>
          </table:table-cell>
          <table:table-cell office:value-type="float" office:value="0.013358">
            <text:p>1.336E-002</text:p>
          </table:table-cell>
          <table:table-cell office:value-type="float" office:value="0.000007">
            <text:p>7.000E-006</text:p>
          </table:table-cell>
          <table:table-cell office:value-type="float" office:value="0.000001">
            <text:p>1.000E-006</text:p>
          </table:table-cell>
          <table:table-cell table:number-columns-repeated="3" office:value-type="float" office:value="-0">
            <text:p>-0.000E+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01619">
            <text:p>2.016E-001</text:p>
          </table:table-cell>
          <table:table-cell office:value-type="float" office:value="0.013089">
            <text:p>1.30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01393">
            <text:p>2.014E-001</text:p>
          </table:table-cell>
          <table:table-cell office:value-type="float" office:value="0.012994">
            <text:p>1.299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02114">
            <text:p>2.021E-001</text:p>
          </table:table-cell>
          <table:table-cell office:value-type="float" office:value="0.013327">
            <text:p>1.33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01749">
            <text:p>2.017E-001</text:p>
          </table:table-cell>
          <table:table-cell office:value-type="float" office:value="0.013228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01964">
            <text:p>2.020E-001</text:p>
          </table:table-cell>
          <table:table-cell office:value-type="float" office:value="0.013212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01893">
            <text:p>2.019E-001</text:p>
          </table:table-cell>
          <table:table-cell office:value-type="float" office:value="0.013196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0181">
            <text:p>2.018E-001</text:p>
          </table:table-cell>
          <table:table-cell office:value-type="float" office:value="0.01318">
            <text:p>1.31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01574">
            <text:p>2.016E-001</text:p>
          </table:table-cell>
          <table:table-cell office:value-type="float" office:value="0.01314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01642">
            <text:p>2.016E-001</text:p>
          </table:table-cell>
          <table:table-cell office:value-type="float" office:value="0.013161">
            <text:p>1.316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0147">
            <text:p>2.015E-001</text:p>
          </table:table-cell>
          <table:table-cell office:value-type="float" office:value="0.013113">
            <text:p>1.31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02055">
            <text:p>2.021E-001</text:p>
          </table:table-cell>
          <table:table-cell office:value-type="float" office:value="0.013313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02134">
            <text:p>2.021E-001</text:p>
          </table:table-cell>
          <table:table-cell office:value-type="float" office:value="0.013306">
            <text:p>1.33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0188">
            <text:p>2.019E-001</text:p>
          </table:table-cell>
          <table:table-cell office:value-type="float" office:value="0.013218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02286">
            <text:p>2.023E-001</text:p>
          </table:table-cell>
          <table:table-cell office:value-type="float" office:value="0.013317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0224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01738">
            <text:p>2.017E-001</text:p>
          </table:table-cell>
          <table:table-cell office:value-type="float" office:value="0.013217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02138">
            <text:p>2.021E-001</text:p>
          </table:table-cell>
          <table:table-cell office:value-type="float" office:value="0.013261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0223">
            <text:p>2.022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01889">
            <text:p>2.019E-001</text:p>
          </table:table-cell>
          <table:table-cell office:value-type="float" office:value="0.013237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02175">
            <text:p>2.022E-001</text:p>
          </table:table-cell>
          <table:table-cell office:value-type="float" office:value="0.013304">
            <text:p>1.33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02656">
            <text:p>2.027E-001</text:p>
          </table:table-cell>
          <table:table-cell office:value-type="float" office:value="0.013343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02297">
            <text:p>2.023E-001</text:p>
          </table:table-cell>
          <table:table-cell office:value-type="float" office:value="0.013283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02231">
            <text:p>2.022E-001</text:p>
          </table:table-cell>
          <table:table-cell office:value-type="float" office:value="0.013277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022">
            <text:p>2.022E-001</text:p>
          </table:table-cell>
          <table:table-cell office:value-type="float" office:value="0.013274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01907">
            <text:p>2.019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02183">
            <text:p>2.022E-001</text:p>
          </table:table-cell>
          <table:table-cell office:value-type="float" office:value="0.013236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02506">
            <text:p>2.025E-001</text:p>
          </table:table-cell>
          <table:table-cell office:value-type="float" office:value="0.013362">
            <text:p>1.33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02791">
            <text:p>2.028E-001</text:p>
          </table:table-cell>
          <table:table-cell office:value-type="float" office:value="0.013432">
            <text:p>1.34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01961">
            <text:p>2.020E-001</text:p>
          </table:table-cell>
          <table:table-cell office:value-type="float" office:value="0.0132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02138">
            <text:p>2.021E-001</text:p>
          </table:table-cell>
          <table:table-cell office:value-type="float" office:value="0.013245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02094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01675">
            <text:p>2.017E-001</text:p>
          </table:table-cell>
          <table:table-cell office:value-type="float" office:value="0.013059">
            <text:p>1.30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02413">
            <text:p>2.024E-001</text:p>
          </table:table-cell>
          <table:table-cell office:value-type="float" office:value="0.013325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02365">
            <text:p>2.024E-001</text:p>
          </table:table-cell>
          <table:table-cell office:value-type="float" office:value="0.013303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02116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02651">
            <text:p>2.027E-001</text:p>
          </table:table-cell>
          <table:table-cell office:value-type="float" office:value="0.013373">
            <text:p>1.33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01985">
            <text:p>2.020E-001</text:p>
          </table:table-cell>
          <table:table-cell office:value-type="float" office:value="0.013248">
            <text:p>1.325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01905">
            <text:p>2.019E-001</text:p>
          </table:table-cell>
          <table:table-cell office:value-type="float" office:value="0.013169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02028">
            <text:p>2.020E-001</text:p>
          </table:table-cell>
          <table:table-cell office:value-type="float" office:value="0.013221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01444">
            <text:p>2.014E-001</text:p>
          </table:table-cell>
          <table:table-cell office:value-type="float" office:value="0.013196">
            <text:p>1.32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01819">
            <text:p>2.018E-001</text:p>
          </table:table-cell>
          <table:table-cell office:value-type="float" office:value="0.013212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01658">
            <text:p>2.017E-001</text:p>
          </table:table-cell>
          <table:table-cell office:value-type="float" office:value="0.013172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01158">
            <text:p>2.012E-001</text:p>
          </table:table-cell>
          <table:table-cell office:value-type="float" office:value="0.013142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01629">
            <text:p>2.016E-001</text:p>
          </table:table-cell>
          <table:table-cell office:value-type="float" office:value="0.013197">
            <text:p>1.320E-002</text:p>
          </table:table-cell>
          <table:table-cell office:value-type="float" office:value="0.000005">
            <text:p>5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01423">
            <text:p>2.014E-001</text:p>
          </table:table-cell>
          <table:table-cell office:value-type="float" office:value="0.013159">
            <text:p>1.316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04385">
            <text:p>2.044E-001</text:p>
          </table:table-cell>
          <table:table-cell office:value-type="float" office:value="0.014281">
            <text:p>1.4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01406">
            <text:p>2.014E-001</text:p>
          </table:table-cell>
          <table:table-cell office:value-type="float" office:value="0.013145">
            <text:p>1.315E-002</text:p>
          </table:table-cell>
          <table:table-cell office:value-type="float" office:value="0.000003">
            <text:p>3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01772">
            <text:p>2.018E-001</text:p>
          </table:table-cell>
          <table:table-cell office:value-type="float" office:value="0.013244">
            <text:p>1.324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01335">
            <text:p>2.013E-001</text:p>
          </table:table-cell>
          <table:table-cell office:value-type="float" office:value="0.013161">
            <text:p>1.31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01723">
            <text:p>2.017E-001</text:p>
          </table:table-cell>
          <table:table-cell office:value-type="float" office:value="0.013193">
            <text:p>1.319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01664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01505">
            <text:p>2.015E-001</text:p>
          </table:table-cell>
          <table:table-cell office:value-type="float" office:value="0.013203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02218">
            <text:p>2.022E-001</text:p>
          </table:table-cell>
          <table:table-cell office:value-type="float" office:value="0.013319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02602">
            <text:p>2.026E-001</text:p>
          </table:table-cell>
          <table:table-cell office:value-type="float" office:value="0.013395">
            <text:p>1.34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02011">
            <text:p>2.020E-001</text:p>
          </table:table-cell>
          <table:table-cell office:value-type="float" office:value="0.013217">
            <text:p>1.32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01828">
            <text:p>2.018E-001</text:p>
          </table:table-cell>
          <table:table-cell office:value-type="float" office:value="0.013152">
            <text:p>1.31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02227">
            <text:p>2.022E-001</text:p>
          </table:table-cell>
          <table:table-cell office:value-type="float" office:value="0.013284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02057">
            <text:p>2.021E-001</text:p>
          </table:table-cell>
          <table:table-cell office:value-type="float" office:value="0.01326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02031">
            <text:p>2.020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01479">
            <text:p>2.015E-001</text:p>
          </table:table-cell>
          <table:table-cell office:value-type="float" office:value="0.013008">
            <text:p>1.30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0207">
            <text:p>2.021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0223">
            <text:p>2.022E-001</text:p>
          </table:table-cell>
          <table:table-cell office:value-type="float" office:value="0.013305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02159">
            <text:p>2.022E-001</text:p>
          </table:table-cell>
          <table:table-cell office:value-type="float" office:value="0.013267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02923">
            <text:p>2.029E-001</text:p>
          </table:table-cell>
          <table:table-cell office:value-type="float" office:value="0.013507">
            <text:p>1.35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02345">
            <text:p>2.023E-001</text:p>
          </table:table-cell>
          <table:table-cell office:value-type="float" office:value="0.013259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02523">
            <text:p>2.025E-001</text:p>
          </table:table-cell>
          <table:table-cell office:value-type="float" office:value="0.013376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01915">
            <text:p>2.019E-001</text:p>
          </table:table-cell>
          <table:table-cell office:value-type="float" office:value="0.013198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01684">
            <text:p>2.017E-001</text:p>
          </table:table-cell>
          <table:table-cell office:value-type="float" office:value="0.0131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0242">
            <text:p>2.024E-001</text:p>
          </table:table-cell>
          <table:table-cell office:value-type="float" office:value="0.013333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02633">
            <text:p>2.026E-001</text:p>
          </table:table-cell>
          <table:table-cell office:value-type="float" office:value="0.013357">
            <text:p>1.33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02332">
            <text:p>2.023E-001</text:p>
          </table:table-cell>
          <table:table-cell office:value-type="float" office:value="0.013304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01762">
            <text:p>2.018E-001</text:p>
          </table:table-cell>
          <table:table-cell office:value-type="float" office:value="0.013214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02448">
            <text:p>2.024E-001</text:p>
          </table:table-cell>
          <table:table-cell office:value-type="float" office:value="0.013374">
            <text:p>1.337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02152">
            <text:p>2.022E-001</text:p>
          </table:table-cell>
          <table:table-cell office:value-type="float" office:value="0.01324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02073">
            <text:p>2.021E-001</text:p>
          </table:table-cell>
          <table:table-cell office:value-type="float" office:value="0.013216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01944">
            <text:p>2.019E-001</text:p>
          </table:table-cell>
          <table:table-cell office:value-type="float" office:value="0.013222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02092">
            <text:p>2.021E-001</text:p>
          </table:table-cell>
          <table:table-cell office:value-type="float" office:value="0.013311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02062">
            <text:p>2.021E-001</text:p>
          </table:table-cell>
          <table:table-cell office:value-type="float" office:value="0.013281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01971">
            <text:p>2.020E-001</text:p>
          </table:table-cell>
          <table:table-cell office:value-type="float" office:value="0.013195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20221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202185">
            <text:p>2.022E-001</text:p>
          </table:table-cell>
          <table:table-cell office:value-type="float" office:value="0.013334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202372">
            <text:p>2.024E-001</text:p>
          </table:table-cell>
          <table:table-cell office:value-type="float" office:value="0.013375">
            <text:p>1.33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201594">
            <text:p>2.016E-001</text:p>
          </table:table-cell>
          <table:table-cell office:value-type="float" office:value="0.013133">
            <text:p>1.313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01706">
            <text:p>2.017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02093">
            <text:p>2.021E-001</text:p>
          </table:table-cell>
          <table:table-cell office:value-type="float" office:value="0.013314">
            <text:p>1.33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202297">
            <text:p>2.023E-001</text:p>
          </table:table-cell>
          <table:table-cell office:value-type="float" office:value="0.01332">
            <text:p>1.332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201844">
            <text:p>2.018E-001</text:p>
          </table:table-cell>
          <table:table-cell office:value-type="float" office:value="0.013206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202324">
            <text:p>2.023E-001</text:p>
          </table:table-cell>
          <table:table-cell office:value-type="float" office:value="0.013316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201801">
            <text:p>2.018E-001</text:p>
          </table:table-cell>
          <table:table-cell office:value-type="float" office:value="0.013246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202279">
            <text:p>2.023E-001</text:p>
          </table:table-cell>
          <table:table-cell office:value-type="float" office:value="0.01342">
            <text:p>1.342E-002</text:p>
          </table:table-cell>
          <table:table-cell office:value-type="float" office:value="0.000007">
            <text:p>7.000E-006</text:p>
          </table:table-cell>
          <table:table-cell office:value-type="float" office:value="0.000001">
            <text:p>1.000E-006</text:p>
          </table:table-cell>
          <table:table-cell table:number-columns-repeated="3" office:value-type="float" office:value="-0">
            <text:p>-0.000E+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201619">
            <text:p>2.016E-001</text:p>
          </table:table-cell>
          <table:table-cell office:value-type="float" office:value="0.013089">
            <text:p>1.30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201393">
            <text:p>2.014E-001</text:p>
          </table:table-cell>
          <table:table-cell office:value-type="float" office:value="0.012994">
            <text:p>1.299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202114">
            <text:p>2.021E-001</text:p>
          </table:table-cell>
          <table:table-cell office:value-type="float" office:value="0.013327">
            <text:p>1.33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01749">
            <text:p>2.017E-001</text:p>
          </table:table-cell>
          <table:table-cell office:value-type="float" office:value="0.013228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201964">
            <text:p>2.020E-001</text:p>
          </table:table-cell>
          <table:table-cell office:value-type="float" office:value="0.013212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201893">
            <text:p>2.019E-001</text:p>
          </table:table-cell>
          <table:table-cell office:value-type="float" office:value="0.013196">
            <text:p>1.32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20181">
            <text:p>2.018E-001</text:p>
          </table:table-cell>
          <table:table-cell office:value-type="float" office:value="0.01318">
            <text:p>1.31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201574">
            <text:p>2.016E-001</text:p>
          </table:table-cell>
          <table:table-cell office:value-type="float" office:value="0.013144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01642">
            <text:p>2.016E-001</text:p>
          </table:table-cell>
          <table:table-cell office:value-type="float" office:value="0.013161">
            <text:p>1.316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201558">
            <text:p>2.016E-001</text:p>
          </table:table-cell>
          <table:table-cell office:value-type="float" office:value="0.013111">
            <text:p>1.31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202099">
            <text:p>2.021E-001</text:p>
          </table:table-cell>
          <table:table-cell office:value-type="float" office:value="0.0133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202134">
            <text:p>2.021E-001</text:p>
          </table:table-cell>
          <table:table-cell office:value-type="float" office:value="0.013306">
            <text:p>1.33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20188">
            <text:p>2.019E-001</text:p>
          </table:table-cell>
          <table:table-cell office:value-type="float" office:value="0.013218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02286">
            <text:p>2.023E-001</text:p>
          </table:table-cell>
          <table:table-cell office:value-type="float" office:value="0.013317">
            <text:p>1.33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202241">
            <text:p>2.022E-001</text:p>
          </table:table-cell>
          <table:table-cell office:value-type="float" office:value="0.013337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201738">
            <text:p>2.017E-001</text:p>
          </table:table-cell>
          <table:table-cell office:value-type="float" office:value="0.013217">
            <text:p>1.322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202138">
            <text:p>2.021E-001</text:p>
          </table:table-cell>
          <table:table-cell office:value-type="float" office:value="0.013261">
            <text:p>1.32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20223">
            <text:p>2.022E-001</text:p>
          </table:table-cell>
          <table:table-cell office:value-type="float" office:value="0.01323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01889">
            <text:p>2.019E-001</text:p>
          </table:table-cell>
          <table:table-cell office:value-type="float" office:value="0.013237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202175">
            <text:p>2.022E-001</text:p>
          </table:table-cell>
          <table:table-cell office:value-type="float" office:value="0.013304">
            <text:p>1.33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202656">
            <text:p>2.027E-001</text:p>
          </table:table-cell>
          <table:table-cell office:value-type="float" office:value="0.013343">
            <text:p>1.33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202297">
            <text:p>2.023E-001</text:p>
          </table:table-cell>
          <table:table-cell office:value-type="float" office:value="0.013283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202231">
            <text:p>2.022E-001</text:p>
          </table:table-cell>
          <table:table-cell office:value-type="float" office:value="0.013277">
            <text:p>1.328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0228">
            <text:p>2.023E-001</text:p>
          </table:table-cell>
          <table:table-cell office:value-type="float" office:value="0.01327">
            <text:p>1.32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01907">
            <text:p>2.019E-001</text:p>
          </table:table-cell>
          <table:table-cell office:value-type="float" office:value="0.013191">
            <text:p>1.31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202183">
            <text:p>2.022E-001</text:p>
          </table:table-cell>
          <table:table-cell office:value-type="float" office:value="0.013236">
            <text:p>1.32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20233">
            <text:p>2.023E-001</text:p>
          </table:table-cell>
          <table:table-cell office:value-type="float" office:value="0.013299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202791">
            <text:p>2.028E-001</text:p>
          </table:table-cell>
          <table:table-cell office:value-type="float" office:value="0.013432">
            <text:p>1.343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01961">
            <text:p>2.020E-001</text:p>
          </table:table-cell>
          <table:table-cell office:value-type="float" office:value="0.01323">
            <text:p>1.32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202138">
            <text:p>2.021E-001</text:p>
          </table:table-cell>
          <table:table-cell office:value-type="float" office:value="0.013245">
            <text:p>1.325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202094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201675">
            <text:p>2.017E-001</text:p>
          </table:table-cell>
          <table:table-cell office:value-type="float" office:value="0.013059">
            <text:p>1.30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202413">
            <text:p>2.024E-001</text:p>
          </table:table-cell>
          <table:table-cell office:value-type="float" office:value="0.013325">
            <text:p>1.333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202365">
            <text:p>2.024E-001</text:p>
          </table:table-cell>
          <table:table-cell office:value-type="float" office:value="0.013303">
            <text:p>1.330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202116">
            <text:p>2.021E-001</text:p>
          </table:table-cell>
          <table:table-cell office:value-type="float" office:value="0.013288">
            <text:p>1.329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02651">
            <text:p>2.027E-001</text:p>
          </table:table-cell>
          <table:table-cell office:value-type="float" office:value="0.013373">
            <text:p>1.33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201688">
            <text:p>2.017E-001</text:p>
          </table:table-cell>
          <table:table-cell office:value-type="float" office:value="0.013157">
            <text:p>1.316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201905">
            <text:p>2.019E-001</text:p>
          </table:table-cell>
          <table:table-cell office:value-type="float" office:value="0.013169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1883">
            <text:p>2.019E-001</text:p>
          </table:table-cell>
          <table:table-cell office:value-type="float" office:value="0.013211">
            <text:p>1.321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201444">
            <text:p>2.014E-001</text:p>
          </table:table-cell>
          <table:table-cell office:value-type="float" office:value="0.013196">
            <text:p>1.320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01819">
            <text:p>2.018E-001</text:p>
          </table:table-cell>
          <table:table-cell office:value-type="float" office:value="0.013212">
            <text:p>1.321E-002</text:p>
          </table:table-cell>
          <table:table-cell office:value-type="float" office:value="0.000001">
            <text:p>1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01658">
            <text:p>2.017E-001</text:p>
          </table:table-cell>
          <table:table-cell office:value-type="float" office:value="0.013172">
            <text:p>1.317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201158">
            <text:p>2.012E-001</text:p>
          </table:table-cell>
          <table:table-cell office:value-type="float" office:value="0.013142">
            <text:p>1.314E-002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01629">
            <text:p>2.016E-001</text:p>
          </table:table-cell>
          <table:table-cell office:value-type="float" office:value="0.013197">
            <text:p>1.320E-002</text:p>
          </table:table-cell>
          <table:table-cell office:value-type="float" office:value="0.000005">
            <text:p>5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01423">
            <text:p>2.014E-001</text:p>
          </table:table-cell>
          <table:table-cell office:value-type="float" office:value="0.013159">
            <text:p>1.316E-002</text:p>
          </table:table-cell>
          <table:table-cell office:value-type="float" office:value="0.000002">
            <text:p>2.000E-006</text:p>
          </table:table-cell>
          <table:table-cell table:number-columns-repeated="4" office:value-type="float" office:value="0">
            <text:p>0.000E+0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c_h1" table:style-name="ta1" table:print="false">
        <table:table-column table:style-name="co5" table:default-cell-style-name="Default"/>
        <table:table-row table:style-name="ro1">
          <table:table-cell>
            <draw:frame table:end-cell-address="rec_h1.L30" table:end-x="0.8783in" table:end-y="0.1563in" draw:z-index="0" draw:style-name="gr1" svg:width="10.6575in" svg:height="5.2925in" svg:x="0in" svg:y="0in">
              <draw:object draw:notify-on-update-of-ranges="rec_10_10_50_50.B1:rec_10_10_50_50.B360 rec_25_25_80_80.B1:rec_25_25_80_80.B360 rec_30_25_86_92.B1:rec_30_25_86_92.B360 rec_50_50_90_70.B1:rec_50_50_90_70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rec_h2" table:style-name="ta1" table:print="false">
        <table:table-column table:style-name="co5" table:default-cell-style-name="Default"/>
        <table:table-row table:style-name="ro1">
          <table:table-cell>
            <draw:frame table:end-cell-address="rec_h2.L30" table:end-x="0.8783in" table:end-y="0.1567in" draw:z-index="0" draw:style-name="gr1" svg:width="10.6575in" svg:height="5.2925in" svg:x="0in" svg:y="0.0004in">
              <draw:object draw:notify-on-update-of-ranges="rec_10_10_50_50.C1:rec_10_10_50_50.C360 rec_25_25_80_80.C1:rec_25_25_80_80.C360 rec_30_25_86_92.C1:rec_30_25_86_92.C360 rec_50_50_90_70.C1:rec_50_50_90_70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ec_h3" table:style-name="ta1" table:print="false">
        <table:table-column table:style-name="co5" table:default-cell-style-name="Default"/>
        <table:table-row table:style-name="ro1">
          <table:table-cell>
            <draw:frame table:end-cell-address="rec_h3.L30" table:end-x="0.8783in" table:end-y="0.1567in" draw:z-index="0" draw:style-name="gr1" svg:width="10.6575in" svg:height="5.2925in" svg:x="0in" svg:y="0.0004in">
              <draw:object draw:notify-on-update-of-ranges="rec_10_10_50_50.D1:rec_10_10_50_50.D360 rec_25_25_80_80.D1:rec_25_25_80_80.D360 rec_30_25_86_92.D1:rec_30_25_86_92.D360 rec_50_50_90_70.D1:rec_50_50_90_70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rec_h4" table:style-name="ta1" table:print="false">
        <table:table-column table:style-name="co5" table:default-cell-style-name="Default"/>
        <table:table-row table:style-name="ro1">
          <table:table-cell>
            <draw:frame table:end-cell-address="rec_h4.L30" table:end-x="0.8783in" table:end-y="0.1567in" draw:z-index="0" draw:style-name="gr1" svg:width="10.6575in" svg:height="5.2925in" svg:x="0in" svg:y="0.0004in">
              <draw:object draw:notify-on-update-of-ranges="rec_10_10_50_50.E1:rec_10_10_50_50.E360 rec_25_25_80_80.E1:rec_25_25_80_80.E360 rec_30_25_86_92.E1:rec_30_25_86_92.E360 rec_50_50_90_70.E1:rec_50_50_90_70.E3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rec_h5" table:style-name="ta1" table:print="false">
        <table:table-column table:style-name="co5" table:default-cell-style-name="Default"/>
        <table:table-row table:style-name="ro1">
          <table:table-cell>
            <draw:frame table:end-cell-address="rec_h5.L30" table:end-x="0.8783in" table:end-y="0.1567in" draw:z-index="0" draw:style-name="gr1" svg:width="10.6575in" svg:height="5.2925in" svg:x="0in" svg:y="0.0004in">
              <draw:object draw:notify-on-update-of-ranges="rec_10_10_50_50.F1:rec_10_10_50_50.F360 rec_25_25_80_80.F1:rec_25_25_80_80.F360 rec_30_25_86_92.F1:rec_30_25_86_92.F360 rec_50_50_90_70.F1:rec_50_50_90_70.F3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rec_h6" table:style-name="ta1" table:print="false">
        <table:table-column table:style-name="co5" table:default-cell-style-name="Default"/>
        <table:table-row table:style-name="ro1">
          <table:table-cell>
            <draw:frame table:end-cell-address="rec_h6.L30" table:end-x="0.8783in" table:end-y="0.1567in" draw:z-index="0" draw:style-name="gr1" svg:width="10.6575in" svg:height="5.2925in" svg:x="0in" svg:y="0.0004in">
              <draw:object draw:notify-on-update-of-ranges="rec_10_10_50_50.G1:rec_10_10_50_50.G360 rec_25_25_80_80.G1:rec_25_25_80_80.G360 rec_30_25_86_92.G1:rec_30_25_86_92.G360 rec_50_50_90_70.G1:rec_50_50_90_70.G3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rec_h7" table:style-name="ta1" table:print="false">
        <table:table-column table:style-name="co5" table:default-cell-style-name="Default"/>
        <table:table-row table:style-name="ro1">
          <table:table-cell>
            <draw:frame table:end-cell-address="rec_h7.L30" table:end-x="0.8783in" table:end-y="0.1567in" draw:z-index="0" draw:style-name="gr1" svg:width="10.6575in" svg:height="5.2925in" svg:x="0in" svg:y="0.0004in">
              <draw:object draw:notify-on-update-of-ranges="rec_10_10_50_50.H1:rec_10_10_50_50.H360 rec_25_25_80_80.H1:rec_25_25_80_80.H360 rec_30_25_86_92.H1:rec_30_25_86_92.H360 rec_50_50_90_70.H1:rec_50_50_90_70.H3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4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5T12:52:05</meta:creation-date>
    <dc:date>2011-08-05T14:49:09</dc:date>
    <dc:creator>Anol Paisal</dc:creator>
    <meta:editing-duration>PT00H57M41S</meta:editing-duration>
    <meta:editing-cycles>27</meta:editing-cycles>
    <meta:generator>OpenOffice.org/3.2$Linux OpenOffice.org_project/320m12$Build-9483</meta:generator>
    <meta:document-statistic meta:table-count="11" meta:cell-count="1152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0.1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1.061cm" svg:y="1.04cm" chart:style-name="ch3">
          <text:p>First Order of Hu's Moments</text:p>
        </chart:subtitle>
        <chart:legend chart:legend-position="end" svg:x="24.636cm" svg:y="5.878cm" chart:style-name="ch4"/>
        <chart:plot-area chart:style-name="ch5" table:cell-range-address="rec_10_10_50_50.B1:rec_10_10_50_50.B360 rec_25_25_80_80.B1:rec_25_25_80_80.B360 rec_30_25_86_92.B1:rec_30_25_86_92.B360 rec_50_50_90_70.B1:rec_50_50_90_70.B360" svg:x="0.881cm" svg:y="1.759cm" svg:width="23.215cm" svg:height="11.082cm">
          <chart:axis chart:dimension="x" chart:name="primary-x" chart:style-name="ch6">
            <chart:title svg:x="12.35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B1:rec_10_10_50_50.B360" chart:class="chart:line">
            <chart:data-point chart:repeated="360"/>
          </chart:series>
          <chart:series chart:style-name="ch12" chart:values-cell-range-address="rec_25_25_80_80.B1:rec_25_25_80_80.B360" chart:class="chart:line">
            <chart:data-point chart:repeated="360"/>
          </chart:series>
          <chart:series chart:style-name="ch13" chart:values-cell-range-address="rec_30_25_86_92.B1:rec_30_25_86_92.B360" chart:class="chart:line">
            <chart:data-point chart:repeated="360"/>
          </chart:series>
          <chart:series chart:style-name="ch14" chart:values-cell-range-address="rec_50_50_90_70.B1:rec_50_50_90_70.B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56392">
                <text:p text:id="rec_10_10_50_50.B1:rec_10_10_50_50.B360">0.1656392</text:p>
              </table:table-cell>
              <table:table-cell office:value-type="float" office:value="0.1664226">
                <text:p text:id="rec_25_25_80_80.B1:rec_25_25_80_80.B360">0.1664226</text:p>
              </table:table-cell>
              <table:table-cell office:value-type="float" office:value="0.1690664">
                <text:p text:id="rec_30_25_86_92.B1:rec_30_25_86_92.B360">0.1690664</text:p>
              </table:table-cell>
              <table:table-cell office:value-type="float" office:value="0.204385">
                <text:p text:id="rec_50_50_90_70.B1:rec_50_50_90_70.B360">0.2043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1">
                <text:p>0.1691021</text:p>
              </table:table-cell>
              <table:table-cell office:value-type="float" office:value="0.201406">
                <text:p>0.201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7">
                <text:p>0.1690617</text:p>
              </table:table-cell>
              <table:table-cell office:value-type="float" office:value="0.201772">
                <text:p>0.201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89953">
                <text:p>0.1689953</text:p>
              </table:table-cell>
              <table:table-cell office:value-type="float" office:value="0.201335">
                <text:p>0.201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1216">
                <text:p>0.1691216</text:p>
              </table:table-cell>
              <table:table-cell office:value-type="float" office:value="0.201723">
                <text:p>0.20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56724">
                <text:p>0.1656724</text:p>
              </table:table-cell>
              <table:table-cell office:value-type="float" office:value="0.1664827">
                <text:p>0.1664827</text:p>
              </table:table-cell>
              <table:table-cell office:value-type="float" office:value="0.1690092">
                <text:p>0.1690092</text:p>
              </table:table-cell>
              <table:table-cell office:value-type="float" office:value="0.201664">
                <text:p>0.201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192">
                <text:p>0.1690192</text:p>
              </table:table-cell>
              <table:table-cell office:value-type="float" office:value="0.201505">
                <text:p>0.201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769">
                <text:p>0.1689769</text:p>
              </table:table-cell>
              <table:table-cell office:value-type="float" office:value="0.202035">
                <text:p>0.20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0054">
                <text:p>0.1660054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1044">
                <text:p>0.1691044</text:p>
              </table:table-cell>
              <table:table-cell office:value-type="float" office:value="0.202602">
                <text:p>0.202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89975">
                <text:p>0.1689975</text:p>
              </table:table-cell>
              <table:table-cell office:value-type="float" office:value="0.202011">
                <text:p>0.202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043">
                <text:p>0.1690043</text:p>
              </table:table-cell>
              <table:table-cell office:value-type="float" office:value="0.201828">
                <text:p>0.201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104">
                <text:p>0.1690104</text:p>
              </table:table-cell>
              <table:table-cell office:value-type="float" office:value="0.202227">
                <text:p>0.202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8987">
                <text:p>0.168987</text:p>
              </table:table-cell>
              <table:table-cell office:value-type="float" office:value="0.202057">
                <text:p>0.202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90424">
                <text:p>0.1690424</text:p>
              </table:table-cell>
              <table:table-cell office:value-type="float" office:value="0.202031">
                <text:p>0.202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0695">
                <text:p>0.1690695</text:p>
              </table:table-cell>
              <table:table-cell office:value-type="float" office:value="0.201479">
                <text:p>0.201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364">
                <text:p>0.1690364</text:p>
              </table:table-cell>
              <table:table-cell office:value-type="float" office:value="0.20207">
                <text:p>0.20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695">
                <text:p>0.1689695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89887">
                <text:p>0.1689887</text:p>
              </table:table-cell>
              <table:table-cell office:value-type="float" office:value="0.202159">
                <text:p>0.202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91161">
                <text:p>0.1691161</text:p>
              </table:table-cell>
              <table:table-cell office:value-type="float" office:value="0.202923">
                <text:p>0.202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91096">
                <text:p>0.1691096</text:p>
              </table:table-cell>
              <table:table-cell office:value-type="float" office:value="0.202345">
                <text:p>0.202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173">
                <text:p>0.1666173</text:p>
              </table:table-cell>
              <table:table-cell office:value-type="float" office:value="0.1690165">
                <text:p>0.1690165</text:p>
              </table:table-cell>
              <table:table-cell office:value-type="float" office:value="0.202523">
                <text:p>0.2025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90179">
                <text:p>0.1690179</text:p>
              </table:table-cell>
              <table:table-cell office:value-type="float" office:value="0.201915">
                <text:p>0.201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89927">
                <text:p>0.1689927</text:p>
              </table:table-cell>
              <table:table-cell office:value-type="float" office:value="0.201684">
                <text:p>0.201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9075">
                <text:p>0.169075</text:p>
              </table:table-cell>
              <table:table-cell office:value-type="float" office:value="0.20242">
                <text:p>0.20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90589">
                <text:p>0.1690589</text:p>
              </table:table-cell>
              <table:table-cell office:value-type="float" office:value="0.202633">
                <text:p>0.202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90463">
                <text:p>0.1690463</text:p>
              </table:table-cell>
              <table:table-cell office:value-type="float" office:value="0.202332">
                <text:p>0.202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88224">
                <text:p>0.1688224</text:p>
              </table:table-cell>
              <table:table-cell office:value-type="float" office:value="0.201762">
                <text:p>0.201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59337">
                <text:p>0.1659337</text:p>
              </table:table-cell>
              <table:table-cell office:value-type="float" office:value="0.1662367">
                <text:p>0.1662367</text:p>
              </table:table-cell>
              <table:table-cell office:value-type="float" office:value="0.1691327">
                <text:p>0.1691327</text:p>
              </table:table-cell>
              <table:table-cell office:value-type="float" office:value="0.202448">
                <text:p>0.202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90027">
                <text:p>0.1690027</text:p>
              </table:table-cell>
              <table:table-cell office:value-type="float" office:value="0.202152">
                <text:p>0.202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88386">
                <text:p>0.1688386</text:p>
              </table:table-cell>
              <table:table-cell office:value-type="float" office:value="0.202073">
                <text:p>0.202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88409">
                <text:p>0.1688409</text:p>
              </table:table-cell>
              <table:table-cell office:value-type="float" office:value="0.201944">
                <text:p>0.201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88024">
                <text:p>0.1688024</text:p>
              </table:table-cell>
              <table:table-cell office:value-type="float" office:value="0.202092">
                <text:p>0.2020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87142">
                <text:p>0.1687142</text:p>
              </table:table-cell>
              <table:table-cell office:value-type="float" office:value="0.202062">
                <text:p>0.202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87181">
                <text:p>0.1687181</text:p>
              </table:table-cell>
              <table:table-cell office:value-type="float" office:value="0.201971">
                <text:p>0.201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5563">
                <text:p>0.1685563</text:p>
              </table:table-cell>
              <table:table-cell office:value-type="float" office:value="0.202211">
                <text:p>0.202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5563">
                <text:p>0.1685563</text:p>
              </table:table-cell>
              <table:table-cell office:value-type="float" office:value="0.202185">
                <text:p>0.202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865">
                <text:p>0.1664865</text:p>
              </table:table-cell>
              <table:table-cell office:value-type="float" office:value="0.1684979">
                <text:p>0.1684979</text:p>
              </table:table-cell>
              <table:table-cell office:value-type="float" office:value="0.202372">
                <text:p>0.202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5768">
                <text:p>0.1685768</text:p>
              </table:table-cell>
              <table:table-cell office:value-type="float" office:value="0.201594">
                <text:p>0.201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4589">
                <text:p>0.1684589</text:p>
              </table:table-cell>
              <table:table-cell office:value-type="float" office:value="0.201706">
                <text:p>0.201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57836">
                <text:p>0.1657836</text:p>
              </table:table-cell>
              <table:table-cell office:value-type="float" office:value="0.1664845">
                <text:p>0.1664845</text:p>
              </table:table-cell>
              <table:table-cell office:value-type="float" office:value="0.1684601">
                <text:p>0.1684601</text:p>
              </table:table-cell>
              <table:table-cell office:value-type="float" office:value="0.202093">
                <text:p>0.202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4195">
                <text:p>0.1684195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3578">
                <text:p>0.1683578</text:p>
              </table:table-cell>
              <table:table-cell office:value-type="float" office:value="0.201844">
                <text:p>0.201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3714">
                <text:p>0.1683714</text:p>
              </table:table-cell>
              <table:table-cell office:value-type="float" office:value="0.202324">
                <text:p>0.202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2114">
                <text:p>0.1682114</text:p>
              </table:table-cell>
              <table:table-cell office:value-type="float" office:value="0.201801">
                <text:p>0.201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3563">
                <text:p>0.1683563</text:p>
              </table:table-cell>
              <table:table-cell office:value-type="float" office:value="0.202192">
                <text:p>0.202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56928">
                <text:p>0.1656928</text:p>
              </table:table-cell>
              <table:table-cell office:value-type="float" office:value="0.166317">
                <text:p>0.166317</text:p>
              </table:table-cell>
              <table:table-cell office:value-type="float" office:value="0.1683763">
                <text:p>0.1683763</text:p>
              </table:table-cell>
              <table:table-cell office:value-type="float" office:value="0.201619">
                <text:p>0.201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0875">
                <text:p>0.1680875</text:p>
              </table:table-cell>
              <table:table-cell office:value-type="float" office:value="0.201393">
                <text:p>0.201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3074">
                <text:p>0.1683074</text:p>
              </table:table-cell>
              <table:table-cell office:value-type="float" office:value="0.202114">
                <text:p>0.202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2563">
                <text:p>0.1682563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3248">
                <text:p>0.1683248</text:p>
              </table:table-cell>
              <table:table-cell office:value-type="float" office:value="0.201964">
                <text:p>0.201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2342">
                <text:p>0.1682342</text:p>
              </table:table-cell>
              <table:table-cell office:value-type="float" office:value="0.201893">
                <text:p>0.201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57836">
                <text:p>0.1657836</text:p>
              </table:table-cell>
              <table:table-cell office:value-type="float" office:value="0.1664845">
                <text:p>0.1664845</text:p>
              </table:table-cell>
              <table:table-cell office:value-type="float" office:value="0.1682623">
                <text:p>0.1682623</text:p>
              </table:table-cell>
              <table:table-cell office:value-type="float" office:value="0.20181">
                <text:p>0.20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289">
                <text:p>0.168289</text:p>
              </table:table-cell>
              <table:table-cell office:value-type="float" office:value="0.201574">
                <text:p>0.201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2912">
                <text:p>0.1682912</text:p>
              </table:table-cell>
              <table:table-cell office:value-type="float" office:value="0.201642">
                <text:p>0.20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865">
                <text:p>0.1664865</text:p>
              </table:table-cell>
              <table:table-cell office:value-type="float" office:value="0.1682949">
                <text:p>0.1682949</text:p>
              </table:table-cell>
              <table:table-cell office:value-type="float" office:value="0.201558">
                <text:p>0.201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2516">
                <text:p>0.1682516</text:p>
              </table:table-cell>
              <table:table-cell office:value-type="float" office:value="0.202099">
                <text:p>0.202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2702">
                <text:p>0.1682702</text:p>
              </table:table-cell>
              <table:table-cell office:value-type="float" office:value="0.202134">
                <text:p>0.202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82654">
                <text:p>0.1682654</text:p>
              </table:table-cell>
              <table:table-cell office:value-type="float" office:value="0.20188">
                <text:p>0.20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83437">
                <text:p>0.1683437</text:p>
              </table:table-cell>
              <table:table-cell office:value-type="float" office:value="0.202286">
                <text:p>0.202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83332">
                <text:p>0.1683332</text:p>
              </table:table-cell>
              <table:table-cell office:value-type="float" office:value="0.202241">
                <text:p>0.202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83523">
                <text:p>0.1683523</text:p>
              </table:table-cell>
              <table:table-cell office:value-type="float" office:value="0.201738">
                <text:p>0.201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83991">
                <text:p>0.1683991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8528">
                <text:p>0.168528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9337">
                <text:p>0.1659337</text:p>
              </table:table-cell>
              <table:table-cell office:value-type="float" office:value="0.1662367">
                <text:p>0.1662367</text:p>
              </table:table-cell>
              <table:table-cell office:value-type="float" office:value="0.1681679">
                <text:p>0.1681679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86235">
                <text:p>0.1686235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85752">
                <text:p>0.1685752</text:p>
              </table:table-cell>
              <table:table-cell office:value-type="float" office:value="0.202656">
                <text:p>0.202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85944">
                <text:p>0.1685944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86498">
                <text:p>0.1686498</text:p>
              </table:table-cell>
              <table:table-cell office:value-type="float" office:value="0.202231">
                <text:p>0.202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87504">
                <text:p>0.1687504</text:p>
              </table:table-cell>
              <table:table-cell office:value-type="float" office:value="0.2022">
                <text:p>0.2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87468">
                <text:p>0.1687468</text:p>
              </table:table-cell>
              <table:table-cell office:value-type="float" office:value="0.201907">
                <text:p>0.201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173">
                <text:p>0.1666173</text:p>
              </table:table-cell>
              <table:table-cell office:value-type="float" office:value="0.1687263">
                <text:p>0.1687263</text:p>
              </table:table-cell>
              <table:table-cell office:value-type="float" office:value="0.202183">
                <text:p>0.202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88622">
                <text:p>0.1688622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89697">
                <text:p>0.1689697</text:p>
              </table:table-cell>
              <table:table-cell office:value-type="float" office:value="0.202791">
                <text:p>0.202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89682">
                <text:p>0.1689682</text:p>
              </table:table-cell>
              <table:table-cell office:value-type="float" office:value="0.201961">
                <text:p>0.201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753">
                <text:p>0.1689753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681">
                <text:p>0.1690681</text:p>
              </table:table-cell>
              <table:table-cell office:value-type="float" office:value="0.202094">
                <text:p>0.202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1091">
                <text:p>0.1691091</text:p>
              </table:table-cell>
              <table:table-cell office:value-type="float" office:value="0.201675">
                <text:p>0.201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89939">
                <text:p>0.1689939</text:p>
              </table:table-cell>
              <table:table-cell office:value-type="float" office:value="0.202413">
                <text:p>0.202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90384">
                <text:p>0.1690384</text:p>
              </table:table-cell>
              <table:table-cell office:value-type="float" office:value="0.202365">
                <text:p>0.202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611">
                <text:p>0.1690611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461">
                <text:p>0.1690461</text:p>
              </table:table-cell>
              <table:table-cell office:value-type="float" office:value="0.202651">
                <text:p>0.202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90541">
                <text:p>0.1690541</text:p>
              </table:table-cell>
              <table:table-cell office:value-type="float" office:value="0.201985">
                <text:p>0.201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60054">
                <text:p>0.1660054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0978">
                <text:p>0.1690978</text:p>
              </table:table-cell>
              <table:table-cell office:value-type="float" office:value="0.201905">
                <text:p>0.201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205">
                <text:p>0.1689205</text:p>
              </table:table-cell>
              <table:table-cell office:value-type="float" office:value="0.202059">
                <text:p>0.2020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31">
                <text:p>0.169031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56724">
                <text:p>0.1656724</text:p>
              </table:table-cell>
              <table:table-cell office:value-type="float" office:value="0.1664827">
                <text:p>0.1664827</text:p>
              </table:table-cell>
              <table:table-cell office:value-type="float" office:value="0.1690207">
                <text:p>0.1690207</text:p>
              </table:table-cell>
              <table:table-cell office:value-type="float" office:value="0.201819">
                <text:p>0.201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0591">
                <text:p>0.1690591</text:p>
              </table:table-cell>
              <table:table-cell office:value-type="float" office:value="0.201658">
                <text:p>0.201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9002">
                <text:p>0.169002</text:p>
              </table:table-cell>
              <table:table-cell office:value-type="float" office:value="0.201158">
                <text:p>0.201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9">
                <text:p>0.1690619</text:p>
              </table:table-cell>
              <table:table-cell office:value-type="float" office:value="0.201629">
                <text:p>0.2016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">
                <text:p>0.169102</text:p>
              </table:table-cell>
              <table:table-cell office:value-type="float" office:value="0.201423">
                <text:p>0.201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56392">
                <text:p>0.1656392</text:p>
              </table:table-cell>
              <table:table-cell office:value-type="float" office:value="0.1664226">
                <text:p>0.1664226</text:p>
              </table:table-cell>
              <table:table-cell office:value-type="float" office:value="0.1690664">
                <text:p>0.1690664</text:p>
              </table:table-cell>
              <table:table-cell office:value-type="float" office:value="0.204385">
                <text:p>0.2043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1">
                <text:p>0.1691021</text:p>
              </table:table-cell>
              <table:table-cell office:value-type="float" office:value="0.201406">
                <text:p>0.201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7">
                <text:p>0.1690617</text:p>
              </table:table-cell>
              <table:table-cell office:value-type="float" office:value="0.201772">
                <text:p>0.2017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89953">
                <text:p>0.1689953</text:p>
              </table:table-cell>
              <table:table-cell office:value-type="float" office:value="0.201335">
                <text:p>0.201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1216">
                <text:p>0.1691216</text:p>
              </table:table-cell>
              <table:table-cell office:value-type="float" office:value="0.201723">
                <text:p>0.201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58426">
                <text:p>0.1658426</text:p>
              </table:table-cell>
              <table:table-cell office:value-type="float" office:value="0.1664835">
                <text:p>0.1664835</text:p>
              </table:table-cell>
              <table:table-cell office:value-type="float" office:value="0.1690173">
                <text:p>0.1690173</text:p>
              </table:table-cell>
              <table:table-cell office:value-type="float" office:value="0.201664">
                <text:p>0.201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192">
                <text:p>0.1690192</text:p>
              </table:table-cell>
              <table:table-cell office:value-type="float" office:value="0.201505">
                <text:p>0.201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769">
                <text:p>0.1689769</text:p>
              </table:table-cell>
              <table:table-cell office:value-type="float" office:value="0.201912">
                <text:p>0.201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59741">
                <text:p>0.1659741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1044">
                <text:p>0.1691044</text:p>
              </table:table-cell>
              <table:table-cell office:value-type="float" office:value="0.202602">
                <text:p>0.202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89975">
                <text:p>0.1689975</text:p>
              </table:table-cell>
              <table:table-cell office:value-type="float" office:value="0.202011">
                <text:p>0.2020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043">
                <text:p>0.1690043</text:p>
              </table:table-cell>
              <table:table-cell office:value-type="float" office:value="0.202021">
                <text:p>0.202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104">
                <text:p>0.1690104</text:p>
              </table:table-cell>
              <table:table-cell office:value-type="float" office:value="0.202227">
                <text:p>0.202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8987">
                <text:p>0.168987</text:p>
              </table:table-cell>
              <table:table-cell office:value-type="float" office:value="0.202057">
                <text:p>0.202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90424">
                <text:p>0.1690424</text:p>
              </table:table-cell>
              <table:table-cell office:value-type="float" office:value="0.202031">
                <text:p>0.202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0695">
                <text:p>0.1690695</text:p>
              </table:table-cell>
              <table:table-cell office:value-type="float" office:value="0.201479">
                <text:p>0.201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364">
                <text:p>0.1690364</text:p>
              </table:table-cell>
              <table:table-cell office:value-type="float" office:value="0.20207">
                <text:p>0.202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695">
                <text:p>0.1689695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89887">
                <text:p>0.1689887</text:p>
              </table:table-cell>
              <table:table-cell office:value-type="float" office:value="0.202159">
                <text:p>0.202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91161">
                <text:p>0.1691161</text:p>
              </table:table-cell>
              <table:table-cell office:value-type="float" office:value="0.202923">
                <text:p>0.202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91096">
                <text:p>0.1691096</text:p>
              </table:table-cell>
              <table:table-cell office:value-type="float" office:value="0.202345">
                <text:p>0.202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196">
                <text:p>0.1666196</text:p>
              </table:table-cell>
              <table:table-cell office:value-type="float" office:value="0.1690165">
                <text:p>0.1690165</text:p>
              </table:table-cell>
              <table:table-cell office:value-type="float" office:value="0.202523">
                <text:p>0.2025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90179">
                <text:p>0.1690179</text:p>
              </table:table-cell>
              <table:table-cell office:value-type="float" office:value="0.201915">
                <text:p>0.2019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89927">
                <text:p>0.1689927</text:p>
              </table:table-cell>
              <table:table-cell office:value-type="float" office:value="0.201684">
                <text:p>0.2016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9075">
                <text:p>0.169075</text:p>
              </table:table-cell>
              <table:table-cell office:value-type="float" office:value="0.20242">
                <text:p>0.20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90589">
                <text:p>0.1690589</text:p>
              </table:table-cell>
              <table:table-cell office:value-type="float" office:value="0.202633">
                <text:p>0.2026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90463">
                <text:p>0.1690463</text:p>
              </table:table-cell>
              <table:table-cell office:value-type="float" office:value="0.202332">
                <text:p>0.202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88318">
                <text:p>0.1688318</text:p>
              </table:table-cell>
              <table:table-cell office:value-type="float" office:value="0.201762">
                <text:p>0.201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59675">
                <text:p>0.1659675</text:p>
              </table:table-cell>
              <table:table-cell office:value-type="float" office:value="0.1662185">
                <text:p>0.1662185</text:p>
              </table:table-cell>
              <table:table-cell office:value-type="float" office:value="0.1691653">
                <text:p>0.1691653</text:p>
              </table:table-cell>
              <table:table-cell office:value-type="float" office:value="0.202448">
                <text:p>0.202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91005">
                <text:p>0.1691005</text:p>
              </table:table-cell>
              <table:table-cell office:value-type="float" office:value="0.202152">
                <text:p>0.202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90298">
                <text:p>0.1690298</text:p>
              </table:table-cell>
              <table:table-cell office:value-type="float" office:value="0.202073">
                <text:p>0.2020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90598">
                <text:p>0.1690598</text:p>
              </table:table-cell>
              <table:table-cell office:value-type="float" office:value="0.201944">
                <text:p>0.201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9048">
                <text:p>0.169048</text:p>
              </table:table-cell>
              <table:table-cell office:value-type="float" office:value="0.202092">
                <text:p>0.202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90048">
                <text:p>0.1690048</text:p>
              </table:table-cell>
              <table:table-cell office:value-type="float" office:value="0.202062">
                <text:p>0.202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90176">
                <text:p>0.1690176</text:p>
              </table:table-cell>
              <table:table-cell office:value-type="float" office:value="0.201971">
                <text:p>0.2019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8761">
                <text:p>0.1688761</text:p>
              </table:table-cell>
              <table:table-cell office:value-type="float" office:value="0.202211">
                <text:p>0.2022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89">
                <text:p>0.16889</text:p>
              </table:table-cell>
              <table:table-cell office:value-type="float" office:value="0.202185">
                <text:p>0.2021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467">
                <text:p>0.1664467</text:p>
              </table:table-cell>
              <table:table-cell office:value-type="float" office:value="0.1688417">
                <text:p>0.1688417</text:p>
              </table:table-cell>
              <table:table-cell office:value-type="float" office:value="0.202372">
                <text:p>0.2023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9697">
                <text:p>0.1689697</text:p>
              </table:table-cell>
              <table:table-cell office:value-type="float" office:value="0.201594">
                <text:p>0.201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8341">
                <text:p>0.1688341</text:p>
              </table:table-cell>
              <table:table-cell office:value-type="float" office:value="0.201706">
                <text:p>0.2017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57987">
                <text:p>0.1657987</text:p>
              </table:table-cell>
              <table:table-cell office:value-type="float" office:value="0.1664635">
                <text:p>0.1664635</text:p>
              </table:table-cell>
              <table:table-cell office:value-type="float" office:value="0.1687825">
                <text:p>0.1687825</text:p>
              </table:table-cell>
              <table:table-cell office:value-type="float" office:value="0.202093">
                <text:p>0.2020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7985">
                <text:p>0.1687985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7489">
                <text:p>0.1687489</text:p>
              </table:table-cell>
              <table:table-cell office:value-type="float" office:value="0.201844">
                <text:p>0.201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7504">
                <text:p>0.1687504</text:p>
              </table:table-cell>
              <table:table-cell office:value-type="float" office:value="0.202324">
                <text:p>0.202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5824">
                <text:p>0.1685824</text:p>
              </table:table-cell>
              <table:table-cell office:value-type="float" office:value="0.201801">
                <text:p>0.201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7421">
                <text:p>0.1687421</text:p>
              </table:table-cell>
              <table:table-cell office:value-type="float" office:value="0.202192">
                <text:p>0.202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56928">
                <text:p>0.1656928</text:p>
              </table:table-cell>
              <table:table-cell office:value-type="float" office:value="0.166317">
                <text:p>0.166317</text:p>
              </table:table-cell>
              <table:table-cell office:value-type="float" office:value="0.1687484">
                <text:p>0.1687484</text:p>
              </table:table-cell>
              <table:table-cell office:value-type="float" office:value="0.201619">
                <text:p>0.2016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4485">
                <text:p>0.1684485</text:p>
              </table:table-cell>
              <table:table-cell office:value-type="float" office:value="0.201245">
                <text:p>0.201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6581">
                <text:p>0.1686581</text:p>
              </table:table-cell>
              <table:table-cell office:value-type="float" office:value="0.202114">
                <text:p>0.202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6476">
                <text:p>0.1686476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7167">
                <text:p>0.1687167</text:p>
              </table:table-cell>
              <table:table-cell office:value-type="float" office:value="0.201964">
                <text:p>0.2019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6247">
                <text:p>0.1686247</text:p>
              </table:table-cell>
              <table:table-cell office:value-type="float" office:value="0.201893">
                <text:p>0.2018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57836">
                <text:p>0.1657836</text:p>
              </table:table-cell>
              <table:table-cell office:value-type="float" office:value="0.1664938">
                <text:p>0.1664938</text:p>
              </table:table-cell>
              <table:table-cell office:value-type="float" office:value="0.1686347">
                <text:p>0.1686347</text:p>
              </table:table-cell>
              <table:table-cell office:value-type="float" office:value="0.20181">
                <text:p>0.20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6579">
                <text:p>0.1686579</text:p>
              </table:table-cell>
              <table:table-cell office:value-type="float" office:value="0.201574">
                <text:p>0.201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7032">
                <text:p>0.1687032</text:p>
              </table:table-cell>
              <table:table-cell office:value-type="float" office:value="0.201642">
                <text:p>0.201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865">
                <text:p>0.1664865</text:p>
              </table:table-cell>
              <table:table-cell office:value-type="float" office:value="0.1686934">
                <text:p>0.1686934</text:p>
              </table:table-cell>
              <table:table-cell office:value-type="float" office:value="0.201558">
                <text:p>0.2015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6325">
                <text:p>0.1686325</text:p>
              </table:table-cell>
              <table:table-cell office:value-type="float" office:value="0.202055">
                <text:p>0.202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66">
                <text:p>0.16866</text:p>
              </table:table-cell>
              <table:table-cell office:value-type="float" office:value="0.202134">
                <text:p>0.202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86553">
                <text:p>0.1686553</text:p>
              </table:table-cell>
              <table:table-cell office:value-type="float" office:value="0.20188">
                <text:p>0.20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87392">
                <text:p>0.1687392</text:p>
              </table:table-cell>
              <table:table-cell office:value-type="float" office:value="0.202286">
                <text:p>0.202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87255">
                <text:p>0.1687255</text:p>
              </table:table-cell>
              <table:table-cell office:value-type="float" office:value="0.202241">
                <text:p>0.202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87494">
                <text:p>0.1687494</text:p>
              </table:table-cell>
              <table:table-cell office:value-type="float" office:value="0.201738">
                <text:p>0.2017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87791">
                <text:p>0.1687791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8921">
                <text:p>0.168921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59675">
                <text:p>0.1659675</text:p>
              </table:table-cell>
              <table:table-cell office:value-type="float" office:value="0.1662251">
                <text:p>0.1662251</text:p>
              </table:table-cell>
              <table:table-cell office:value-type="float" office:value="0.1685529">
                <text:p>0.1685529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90186">
                <text:p>0.1690186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89327">
                <text:p>0.1689327</text:p>
              </table:table-cell>
              <table:table-cell office:value-type="float" office:value="0.202656">
                <text:p>0.202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89455">
                <text:p>0.1689455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89865">
                <text:p>0.1689865</text:p>
              </table:table-cell>
              <table:table-cell office:value-type="float" office:value="0.202231">
                <text:p>0.202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90709">
                <text:p>0.1690709</text:p>
              </table:table-cell>
              <table:table-cell office:value-type="float" office:value="0.20228">
                <text:p>0.202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89879">
                <text:p>0.1689879</text:p>
              </table:table-cell>
              <table:table-cell office:value-type="float" office:value="0.201907">
                <text:p>0.2019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092">
                <text:p>0.1666092</text:p>
              </table:table-cell>
              <table:table-cell office:value-type="float" office:value="0.1689447">
                <text:p>0.1689447</text:p>
              </table:table-cell>
              <table:table-cell office:value-type="float" office:value="0.202183">
                <text:p>0.202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89904">
                <text:p>0.1689904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90373">
                <text:p>0.1690373</text:p>
              </table:table-cell>
              <table:table-cell office:value-type="float" office:value="0.202791">
                <text:p>0.2027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90397">
                <text:p>0.1690397</text:p>
              </table:table-cell>
              <table:table-cell office:value-type="float" office:value="0.201961">
                <text:p>0.2019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753">
                <text:p>0.1689753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681">
                <text:p>0.1690681</text:p>
              </table:table-cell>
              <table:table-cell office:value-type="float" office:value="0.202094">
                <text:p>0.2020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1091">
                <text:p>0.1691091</text:p>
              </table:table-cell>
              <table:table-cell office:value-type="float" office:value="0.201675">
                <text:p>0.2016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89939">
                <text:p>0.1689939</text:p>
              </table:table-cell>
              <table:table-cell office:value-type="float" office:value="0.202413">
                <text:p>0.202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90384">
                <text:p>0.1690384</text:p>
              </table:table-cell>
              <table:table-cell office:value-type="float" office:value="0.202365">
                <text:p>0.202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611">
                <text:p>0.1690611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461">
                <text:p>0.1690461</text:p>
              </table:table-cell>
              <table:table-cell office:value-type="float" office:value="0.202651">
                <text:p>0.2026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90541">
                <text:p>0.1690541</text:p>
              </table:table-cell>
              <table:table-cell office:value-type="float" office:value="0.201688">
                <text:p>0.201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60054">
                <text:p>0.1660054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0978">
                <text:p>0.1690978</text:p>
              </table:table-cell>
              <table:table-cell office:value-type="float" office:value="0.201905">
                <text:p>0.2019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205">
                <text:p>0.1689205</text:p>
              </table:table-cell>
              <table:table-cell office:value-type="float" office:value="0.202201">
                <text:p>0.202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31">
                <text:p>0.169031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58426">
                <text:p>0.1658426</text:p>
              </table:table-cell>
              <table:table-cell office:value-type="float" office:value="0.1664581">
                <text:p>0.1664581</text:p>
              </table:table-cell>
              <table:table-cell office:value-type="float" office:value="0.169015">
                <text:p>0.169015</text:p>
              </table:table-cell>
              <table:table-cell office:value-type="float" office:value="0.201819">
                <text:p>0.2018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0591">
                <text:p>0.1690591</text:p>
              </table:table-cell>
              <table:table-cell office:value-type="float" office:value="0.201658">
                <text:p>0.201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9002">
                <text:p>0.169002</text:p>
              </table:table-cell>
              <table:table-cell office:value-type="float" office:value="0.201158">
                <text:p>0.201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9">
                <text:p>0.1690619</text:p>
              </table:table-cell>
              <table:table-cell office:value-type="float" office:value="0.201629">
                <text:p>0.2016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">
                <text:p>0.169102</text:p>
              </table:table-cell>
              <table:table-cell office:value-type="float" office:value="0.201423">
                <text:p>0.2014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56392">
                <text:p>0.1656392</text:p>
              </table:table-cell>
              <table:table-cell office:value-type="float" office:value="0.1664226">
                <text:p>0.1664226</text:p>
              </table:table-cell>
              <table:table-cell office:value-type="float" office:value="0.1690664">
                <text:p>0.1690664</text:p>
              </table:table-cell>
              <table:table-cell office:value-type="float" office:value="0.204385">
                <text:p>0.2043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1">
                <text:p>0.1691021</text:p>
              </table:table-cell>
              <table:table-cell office:value-type="float" office:value="0.201406">
                <text:p>0.201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7">
                <text:p>0.1690617</text:p>
              </table:table-cell>
              <table:table-cell office:value-type="float" office:value="0.201772">
                <text:p>0.201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89953">
                <text:p>0.1689953</text:p>
              </table:table-cell>
              <table:table-cell office:value-type="float" office:value="0.201335">
                <text:p>0.2013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1216">
                <text:p>0.1691216</text:p>
              </table:table-cell>
              <table:table-cell office:value-type="float" office:value="0.201723">
                <text:p>0.201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58426">
                <text:p>0.1658426</text:p>
              </table:table-cell>
              <table:table-cell office:value-type="float" office:value="0.1664581">
                <text:p>0.1664581</text:p>
              </table:table-cell>
              <table:table-cell office:value-type="float" office:value="0.1690092">
                <text:p>0.1690092</text:p>
              </table:table-cell>
              <table:table-cell office:value-type="float" office:value="0.201664">
                <text:p>0.2016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192">
                <text:p>0.1690192</text:p>
              </table:table-cell>
              <table:table-cell office:value-type="float" office:value="0.201505">
                <text:p>0.201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769">
                <text:p>0.1689769</text:p>
              </table:table-cell>
              <table:table-cell office:value-type="float" office:value="0.202098">
                <text:p>0.202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59741">
                <text:p>0.1659741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1044">
                <text:p>0.1691044</text:p>
              </table:table-cell>
              <table:table-cell office:value-type="float" office:value="0.202602">
                <text:p>0.202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89975">
                <text:p>0.1689975</text:p>
              </table:table-cell>
              <table:table-cell office:value-type="float" office:value="0.202011">
                <text:p>0.2020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043">
                <text:p>0.1690043</text:p>
              </table:table-cell>
              <table:table-cell office:value-type="float" office:value="0.202021">
                <text:p>0.202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104">
                <text:p>0.1690104</text:p>
              </table:table-cell>
              <table:table-cell office:value-type="float" office:value="0.202227">
                <text:p>0.2022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8987">
                <text:p>0.168987</text:p>
              </table:table-cell>
              <table:table-cell office:value-type="float" office:value="0.202057">
                <text:p>0.2020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90424">
                <text:p>0.1690424</text:p>
              </table:table-cell>
              <table:table-cell office:value-type="float" office:value="0.202031">
                <text:p>0.2020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0695">
                <text:p>0.1690695</text:p>
              </table:table-cell>
              <table:table-cell office:value-type="float" office:value="0.201479">
                <text:p>0.2014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364">
                <text:p>0.1690364</text:p>
              </table:table-cell>
              <table:table-cell office:value-type="float" office:value="0.20207">
                <text:p>0.20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695">
                <text:p>0.1689695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89887">
                <text:p>0.1689887</text:p>
              </table:table-cell>
              <table:table-cell office:value-type="float" office:value="0.202159">
                <text:p>0.2021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91161">
                <text:p>0.1691161</text:p>
              </table:table-cell>
              <table:table-cell office:value-type="float" office:value="0.202923">
                <text:p>0.202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91096">
                <text:p>0.1691096</text:p>
              </table:table-cell>
              <table:table-cell office:value-type="float" office:value="0.202265">
                <text:p>0.202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196">
                <text:p>0.1666196</text:p>
              </table:table-cell>
              <table:table-cell office:value-type="float" office:value="0.1690165">
                <text:p>0.1690165</text:p>
              </table:table-cell>
              <table:table-cell office:value-type="float" office:value="0.202523">
                <text:p>0.2025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90179">
                <text:p>0.1690179</text:p>
              </table:table-cell>
              <table:table-cell office:value-type="float" office:value="0.201915">
                <text:p>0.2019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89927">
                <text:p>0.1689927</text:p>
              </table:table-cell>
              <table:table-cell office:value-type="float" office:value="0.201684">
                <text:p>0.2016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9075">
                <text:p>0.169075</text:p>
              </table:table-cell>
              <table:table-cell office:value-type="float" office:value="0.20242">
                <text:p>0.20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90589">
                <text:p>0.1690589</text:p>
              </table:table-cell>
              <table:table-cell office:value-type="float" office:value="0.202633">
                <text:p>0.2026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90463">
                <text:p>0.1690463</text:p>
              </table:table-cell>
              <table:table-cell office:value-type="float" office:value="0.202332">
                <text:p>0.202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88318">
                <text:p>0.1688318</text:p>
              </table:table-cell>
              <table:table-cell office:value-type="float" office:value="0.201762">
                <text:p>0.201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59675">
                <text:p>0.1659675</text:p>
              </table:table-cell>
              <table:table-cell office:value-type="float" office:value="0.1662185">
                <text:p>0.1662185</text:p>
              </table:table-cell>
              <table:table-cell office:value-type="float" office:value="0.1691653">
                <text:p>0.1691653</text:p>
              </table:table-cell>
              <table:table-cell office:value-type="float" office:value="0.202448">
                <text:p>0.2024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91005">
                <text:p>0.1691005</text:p>
              </table:table-cell>
              <table:table-cell office:value-type="float" office:value="0.202152">
                <text:p>0.2021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90298">
                <text:p>0.1690298</text:p>
              </table:table-cell>
              <table:table-cell office:value-type="float" office:value="0.202073">
                <text:p>0.2020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90598">
                <text:p>0.1690598</text:p>
              </table:table-cell>
              <table:table-cell office:value-type="float" office:value="0.201944">
                <text:p>0.2019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9048">
                <text:p>0.169048</text:p>
              </table:table-cell>
              <table:table-cell office:value-type="float" office:value="0.202092">
                <text:p>0.202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90048">
                <text:p>0.1690048</text:p>
              </table:table-cell>
              <table:table-cell office:value-type="float" office:value="0.202062">
                <text:p>0.2020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90176">
                <text:p>0.1690176</text:p>
              </table:table-cell>
              <table:table-cell office:value-type="float" office:value="0.201971">
                <text:p>0.2019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8761">
                <text:p>0.1688761</text:p>
              </table:table-cell>
              <table:table-cell office:value-type="float" office:value="0.202211">
                <text:p>0.2022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89">
                <text:p>0.16889</text:p>
              </table:table-cell>
              <table:table-cell office:value-type="float" office:value="0.202185">
                <text:p>0.2021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865">
                <text:p>0.1664865</text:p>
              </table:table-cell>
              <table:table-cell office:value-type="float" office:value="0.1688417">
                <text:p>0.1688417</text:p>
              </table:table-cell>
              <table:table-cell office:value-type="float" office:value="0.202213">
                <text:p>0.2022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9697">
                <text:p>0.1689697</text:p>
              </table:table-cell>
              <table:table-cell office:value-type="float" office:value="0.201594">
                <text:p>0.2015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8341">
                <text:p>0.1688341</text:p>
              </table:table-cell>
              <table:table-cell office:value-type="float" office:value="0.201706">
                <text:p>0.2017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57987">
                <text:p>0.1657987</text:p>
              </table:table-cell>
              <table:table-cell office:value-type="float" office:value="0.1664728">
                <text:p>0.1664728</text:p>
              </table:table-cell>
              <table:table-cell office:value-type="float" office:value="0.1687825">
                <text:p>0.1687825</text:p>
              </table:table-cell>
              <table:table-cell office:value-type="float" office:value="0.202093">
                <text:p>0.2020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7985">
                <text:p>0.1687985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7489">
                <text:p>0.1687489</text:p>
              </table:table-cell>
              <table:table-cell office:value-type="float" office:value="0.201844">
                <text:p>0.20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7504">
                <text:p>0.1687504</text:p>
              </table:table-cell>
              <table:table-cell office:value-type="float" office:value="0.202324">
                <text:p>0.2023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5824">
                <text:p>0.1685824</text:p>
              </table:table-cell>
              <table:table-cell office:value-type="float" office:value="0.201801">
                <text:p>0.2018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7421">
                <text:p>0.1687421</text:p>
              </table:table-cell>
              <table:table-cell office:value-type="float" office:value="0.202192">
                <text:p>0.2021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56928">
                <text:p>0.1656928</text:p>
              </table:table-cell>
              <table:table-cell office:value-type="float" office:value="0.166317">
                <text:p>0.166317</text:p>
              </table:table-cell>
              <table:table-cell office:value-type="float" office:value="0.1687484">
                <text:p>0.1687484</text:p>
              </table:table-cell>
              <table:table-cell office:value-type="float" office:value="0.201619">
                <text:p>0.201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4485">
                <text:p>0.1684485</text:p>
              </table:table-cell>
              <table:table-cell office:value-type="float" office:value="0.201393">
                <text:p>0.2013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6581">
                <text:p>0.1686581</text:p>
              </table:table-cell>
              <table:table-cell office:value-type="float" office:value="0.202114">
                <text:p>0.202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6476">
                <text:p>0.1686476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7167">
                <text:p>0.1687167</text:p>
              </table:table-cell>
              <table:table-cell office:value-type="float" office:value="0.201964">
                <text:p>0.2019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5869">
                <text:p>0.1685869</text:p>
              </table:table-cell>
              <table:table-cell office:value-type="float" office:value="0.201893">
                <text:p>0.2018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57987">
                <text:p>0.1657987</text:p>
              </table:table-cell>
              <table:table-cell office:value-type="float" office:value="0.1664728">
                <text:p>0.1664728</text:p>
              </table:table-cell>
              <table:table-cell office:value-type="float" office:value="0.1686347">
                <text:p>0.1686347</text:p>
              </table:table-cell>
              <table:table-cell office:value-type="float" office:value="0.20181">
                <text:p>0.201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6579">
                <text:p>0.1686579</text:p>
              </table:table-cell>
              <table:table-cell office:value-type="float" office:value="0.201574">
                <text:p>0.2015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7032">
                <text:p>0.1687032</text:p>
              </table:table-cell>
              <table:table-cell office:value-type="float" office:value="0.201642">
                <text:p>0.2016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865">
                <text:p>0.1664865</text:p>
              </table:table-cell>
              <table:table-cell office:value-type="float" office:value="0.1686934">
                <text:p>0.1686934</text:p>
              </table:table-cell>
              <table:table-cell office:value-type="float" office:value="0.20147">
                <text:p>0.201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6325">
                <text:p>0.1686325</text:p>
              </table:table-cell>
              <table:table-cell office:value-type="float" office:value="0.202055">
                <text:p>0.202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66">
                <text:p>0.16866</text:p>
              </table:table-cell>
              <table:table-cell office:value-type="float" office:value="0.202134">
                <text:p>0.202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86553">
                <text:p>0.1686553</text:p>
              </table:table-cell>
              <table:table-cell office:value-type="float" office:value="0.20188">
                <text:p>0.201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87392">
                <text:p>0.1687392</text:p>
              </table:table-cell>
              <table:table-cell office:value-type="float" office:value="0.202286">
                <text:p>0.2022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87255">
                <text:p>0.1687255</text:p>
              </table:table-cell>
              <table:table-cell office:value-type="float" office:value="0.202241">
                <text:p>0.2022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87494">
                <text:p>0.1687494</text:p>
              </table:table-cell>
              <table:table-cell office:value-type="float" office:value="0.201738">
                <text:p>0.201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87791">
                <text:p>0.1687791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8921">
                <text:p>0.168921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59675">
                <text:p>0.1659675</text:p>
              </table:table-cell>
              <table:table-cell office:value-type="float" office:value="0.1662185">
                <text:p>0.1662185</text:p>
              </table:table-cell>
              <table:table-cell office:value-type="float" office:value="0.1685523">
                <text:p>0.1685523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90186">
                <text:p>0.1690186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89327">
                <text:p>0.1689327</text:p>
              </table:table-cell>
              <table:table-cell office:value-type="float" office:value="0.202656">
                <text:p>0.202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89455">
                <text:p>0.1689455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89865">
                <text:p>0.1689865</text:p>
              </table:table-cell>
              <table:table-cell office:value-type="float" office:value="0.202231">
                <text:p>0.2022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90709">
                <text:p>0.1690709</text:p>
              </table:table-cell>
              <table:table-cell office:value-type="float" office:value="0.2022">
                <text:p>0.20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89879">
                <text:p>0.1689879</text:p>
              </table:table-cell>
              <table:table-cell office:value-type="float" office:value="0.201907">
                <text:p>0.2019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196">
                <text:p>0.1666196</text:p>
              </table:table-cell>
              <table:table-cell office:value-type="float" office:value="0.1689447">
                <text:p>0.1689447</text:p>
              </table:table-cell>
              <table:table-cell office:value-type="float" office:value="0.202183">
                <text:p>0.2021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89904">
                <text:p>0.1689904</text:p>
              </table:table-cell>
              <table:table-cell office:value-type="float" office:value="0.202506">
                <text:p>0.2025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90373">
                <text:p>0.1690373</text:p>
              </table:table-cell>
              <table:table-cell office:value-type="float" office:value="0.202791">
                <text:p>0.2027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90397">
                <text:p>0.1690397</text:p>
              </table:table-cell>
              <table:table-cell office:value-type="float" office:value="0.201961">
                <text:p>0.2019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753">
                <text:p>0.1689753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681">
                <text:p>0.1690681</text:p>
              </table:table-cell>
              <table:table-cell office:value-type="float" office:value="0.202094">
                <text:p>0.2020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1091">
                <text:p>0.1691091</text:p>
              </table:table-cell>
              <table:table-cell office:value-type="float" office:value="0.201675">
                <text:p>0.2016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89939">
                <text:p>0.1689939</text:p>
              </table:table-cell>
              <table:table-cell office:value-type="float" office:value="0.202413">
                <text:p>0.202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90384">
                <text:p>0.1690384</text:p>
              </table:table-cell>
              <table:table-cell office:value-type="float" office:value="0.202365">
                <text:p>0.202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611">
                <text:p>0.1690611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461">
                <text:p>0.1690461</text:p>
              </table:table-cell>
              <table:table-cell office:value-type="float" office:value="0.202651">
                <text:p>0.2026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90541">
                <text:p>0.1690541</text:p>
              </table:table-cell>
              <table:table-cell office:value-type="float" office:value="0.201985">
                <text:p>0.2019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59741">
                <text:p>0.1659741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0978">
                <text:p>0.1690978</text:p>
              </table:table-cell>
              <table:table-cell office:value-type="float" office:value="0.201905">
                <text:p>0.2019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205">
                <text:p>0.1689205</text:p>
              </table:table-cell>
              <table:table-cell office:value-type="float" office:value="0.202028">
                <text:p>0.2020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31">
                <text:p>0.169031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58426">
                <text:p>0.1658426</text:p>
              </table:table-cell>
              <table:table-cell office:value-type="float" office:value="0.1664581">
                <text:p>0.1664581</text:p>
              </table:table-cell>
              <table:table-cell office:value-type="float" office:value="0.169015">
                <text:p>0.169015</text:p>
              </table:table-cell>
              <table:table-cell office:value-type="float" office:value="0.201819">
                <text:p>0.2018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0591">
                <text:p>0.1690591</text:p>
              </table:table-cell>
              <table:table-cell office:value-type="float" office:value="0.201658">
                <text:p>0.2016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9002">
                <text:p>0.169002</text:p>
              </table:table-cell>
              <table:table-cell office:value-type="float" office:value="0.201158">
                <text:p>0.201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9">
                <text:p>0.1690619</text:p>
              </table:table-cell>
              <table:table-cell office:value-type="float" office:value="0.201629">
                <text:p>0.2016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">
                <text:p>0.169102</text:p>
              </table:table-cell>
              <table:table-cell office:value-type="float" office:value="0.201423">
                <text:p>0.2014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656392">
                <text:p>0.1656392</text:p>
              </table:table-cell>
              <table:table-cell office:value-type="float" office:value="0.1664226">
                <text:p>0.1664226</text:p>
              </table:table-cell>
              <table:table-cell office:value-type="float" office:value="0.1690664">
                <text:p>0.1690664</text:p>
              </table:table-cell>
              <table:table-cell office:value-type="float" office:value="0.204385">
                <text:p>0.2043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1">
                <text:p>0.1691021</text:p>
              </table:table-cell>
              <table:table-cell office:value-type="float" office:value="0.201406">
                <text:p>0.2014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7">
                <text:p>0.1690617</text:p>
              </table:table-cell>
              <table:table-cell office:value-type="float" office:value="0.201772">
                <text:p>0.2017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89953">
                <text:p>0.1689953</text:p>
              </table:table-cell>
              <table:table-cell office:value-type="float" office:value="0.201335">
                <text:p>0.2013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1216">
                <text:p>0.1691216</text:p>
              </table:table-cell>
              <table:table-cell office:value-type="float" office:value="0.201723">
                <text:p>0.2017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58426">
                <text:p>0.1658426</text:p>
              </table:table-cell>
              <table:table-cell office:value-type="float" office:value="0.1664581">
                <text:p>0.1664581</text:p>
              </table:table-cell>
              <table:table-cell office:value-type="float" office:value="0.1690092">
                <text:p>0.1690092</text:p>
              </table:table-cell>
              <table:table-cell office:value-type="float" office:value="0.201664">
                <text:p>0.2016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192">
                <text:p>0.1690192</text:p>
              </table:table-cell>
              <table:table-cell office:value-type="float" office:value="0.201505">
                <text:p>0.201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769">
                <text:p>0.1689769</text:p>
              </table:table-cell>
              <table:table-cell office:value-type="float" office:value="0.202218">
                <text:p>0.2022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660054">
                <text:p>0.1660054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1044">
                <text:p>0.1691044</text:p>
              </table:table-cell>
              <table:table-cell office:value-type="float" office:value="0.202602">
                <text:p>0.2026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89975">
                <text:p>0.1689975</text:p>
              </table:table-cell>
              <table:table-cell office:value-type="float" office:value="0.202011">
                <text:p>0.2020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043">
                <text:p>0.1690043</text:p>
              </table:table-cell>
              <table:table-cell office:value-type="float" office:value="0.201828">
                <text:p>0.2018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104">
                <text:p>0.1690104</text:p>
              </table:table-cell>
              <table:table-cell office:value-type="float" office:value="0.202227">
                <text:p>0.2022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8987">
                <text:p>0.168987</text:p>
              </table:table-cell>
              <table:table-cell office:value-type="float" office:value="0.202057">
                <text:p>0.202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90424">
                <text:p>0.1690424</text:p>
              </table:table-cell>
              <table:table-cell office:value-type="float" office:value="0.202031">
                <text:p>0.2020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0695">
                <text:p>0.1690695</text:p>
              </table:table-cell>
              <table:table-cell office:value-type="float" office:value="0.201479">
                <text:p>0.2014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364">
                <text:p>0.1690364</text:p>
              </table:table-cell>
              <table:table-cell office:value-type="float" office:value="0.20207">
                <text:p>0.202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695">
                <text:p>0.1689695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89887">
                <text:p>0.1689887</text:p>
              </table:table-cell>
              <table:table-cell office:value-type="float" office:value="0.202159">
                <text:p>0.2021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91161">
                <text:p>0.1691161</text:p>
              </table:table-cell>
              <table:table-cell office:value-type="float" office:value="0.202923">
                <text:p>0.2029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91096">
                <text:p>0.1691096</text:p>
              </table:table-cell>
              <table:table-cell office:value-type="float" office:value="0.202345">
                <text:p>0.202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092">
                <text:p>0.1666092</text:p>
              </table:table-cell>
              <table:table-cell office:value-type="float" office:value="0.1690165">
                <text:p>0.1690165</text:p>
              </table:table-cell>
              <table:table-cell office:value-type="float" office:value="0.202523">
                <text:p>0.2025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90179">
                <text:p>0.1690179</text:p>
              </table:table-cell>
              <table:table-cell office:value-type="float" office:value="0.201915">
                <text:p>0.2019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89927">
                <text:p>0.1689927</text:p>
              </table:table-cell>
              <table:table-cell office:value-type="float" office:value="0.201684">
                <text:p>0.2016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9075">
                <text:p>0.169075</text:p>
              </table:table-cell>
              <table:table-cell office:value-type="float" office:value="0.20242">
                <text:p>0.20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90589">
                <text:p>0.1690589</text:p>
              </table:table-cell>
              <table:table-cell office:value-type="float" office:value="0.202633">
                <text:p>0.2026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90463">
                <text:p>0.1690463</text:p>
              </table:table-cell>
              <table:table-cell office:value-type="float" office:value="0.202332">
                <text:p>0.2023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87949">
                <text:p>0.1687949</text:p>
              </table:table-cell>
              <table:table-cell office:value-type="float" office:value="0.201762">
                <text:p>0.2017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59675">
                <text:p>0.1659675</text:p>
              </table:table-cell>
              <table:table-cell office:value-type="float" office:value="0.1662251">
                <text:p>0.1662251</text:p>
              </table:table-cell>
              <table:table-cell office:value-type="float" office:value="0.1690978">
                <text:p>0.1690978</text:p>
              </table:table-cell>
              <table:table-cell office:value-type="float" office:value="0.202448">
                <text:p>0.2024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90027">
                <text:p>0.1690027</text:p>
              </table:table-cell>
              <table:table-cell office:value-type="float" office:value="0.202152">
                <text:p>0.2021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88386">
                <text:p>0.1688386</text:p>
              </table:table-cell>
              <table:table-cell office:value-type="float" office:value="0.202073">
                <text:p>0.2020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88409">
                <text:p>0.1688409</text:p>
              </table:table-cell>
              <table:table-cell office:value-type="float" office:value="0.201944">
                <text:p>0.2019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88024">
                <text:p>0.1688024</text:p>
              </table:table-cell>
              <table:table-cell office:value-type="float" office:value="0.202092">
                <text:p>0.202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87142">
                <text:p>0.1687142</text:p>
              </table:table-cell>
              <table:table-cell office:value-type="float" office:value="0.202062">
                <text:p>0.202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87181">
                <text:p>0.1687181</text:p>
              </table:table-cell>
              <table:table-cell office:value-type="float" office:value="0.201971">
                <text:p>0.2019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5563">
                <text:p>0.1685563</text:p>
              </table:table-cell>
              <table:table-cell office:value-type="float" office:value="0.202211">
                <text:p>0.2022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5563">
                <text:p>0.1685563</text:p>
              </table:table-cell>
              <table:table-cell office:value-type="float" office:value="0.202185">
                <text:p>0.2021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865">
                <text:p>0.1664865</text:p>
              </table:table-cell>
              <table:table-cell office:value-type="float" office:value="0.1684979">
                <text:p>0.1684979</text:p>
              </table:table-cell>
              <table:table-cell office:value-type="float" office:value="0.202372">
                <text:p>0.2023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5768">
                <text:p>0.1685768</text:p>
              </table:table-cell>
              <table:table-cell office:value-type="float" office:value="0.201594">
                <text:p>0.201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4589">
                <text:p>0.1684589</text:p>
              </table:table-cell>
              <table:table-cell office:value-type="float" office:value="0.201706">
                <text:p>0.2017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657836">
                <text:p>0.1657836</text:p>
              </table:table-cell>
              <table:table-cell office:value-type="float" office:value="0.1664938">
                <text:p>0.1664938</text:p>
              </table:table-cell>
              <table:table-cell office:value-type="float" office:value="0.1684601">
                <text:p>0.1684601</text:p>
              </table:table-cell>
              <table:table-cell office:value-type="float" office:value="0.202093">
                <text:p>0.2020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4195">
                <text:p>0.1684195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3578">
                <text:p>0.1683578</text:p>
              </table:table-cell>
              <table:table-cell office:value-type="float" office:value="0.201844">
                <text:p>0.201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3714">
                <text:p>0.1683714</text:p>
              </table:table-cell>
              <table:table-cell office:value-type="float" office:value="0.202324">
                <text:p>0.2023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2114">
                <text:p>0.1682114</text:p>
              </table:table-cell>
              <table:table-cell office:value-type="float" office:value="0.201801">
                <text:p>0.2018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3563">
                <text:p>0.1683563</text:p>
              </table:table-cell>
              <table:table-cell office:value-type="float" office:value="0.202279">
                <text:p>0.2022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56928">
                <text:p>0.1656928</text:p>
              </table:table-cell>
              <table:table-cell office:value-type="float" office:value="0.166317">
                <text:p>0.166317</text:p>
              </table:table-cell>
              <table:table-cell office:value-type="float" office:value="0.1683763">
                <text:p>0.1683763</text:p>
              </table:table-cell>
              <table:table-cell office:value-type="float" office:value="0.201619">
                <text:p>0.2016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662341">
                <text:p>0.1662341</text:p>
              </table:table-cell>
              <table:table-cell office:value-type="float" office:value="0.166193">
                <text:p>0.166193</text:p>
              </table:table-cell>
              <table:table-cell office:value-type="float" office:value="0.1680875">
                <text:p>0.1680875</text:p>
              </table:table-cell>
              <table:table-cell office:value-type="float" office:value="0.201393">
                <text:p>0.2013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66125">
                <text:p>0.166125</text:p>
              </table:table-cell>
              <table:table-cell office:value-type="float" office:value="0.1666297">
                <text:p>0.1666297</text:p>
              </table:table-cell>
              <table:table-cell office:value-type="float" office:value="0.1683074">
                <text:p>0.1683074</text:p>
              </table:table-cell>
              <table:table-cell office:value-type="float" office:value="0.202114">
                <text:p>0.202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57398">
                <text:p>0.1657398</text:p>
              </table:table-cell>
              <table:table-cell office:value-type="float" office:value="0.1664722">
                <text:p>0.1664722</text:p>
              </table:table-cell>
              <table:table-cell office:value-type="float" office:value="0.1682563">
                <text:p>0.1682563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59123">
                <text:p>0.1659123</text:p>
              </table:table-cell>
              <table:table-cell office:value-type="float" office:value="0.166501">
                <text:p>0.166501</text:p>
              </table:table-cell>
              <table:table-cell office:value-type="float" office:value="0.1683248">
                <text:p>0.1683248</text:p>
              </table:table-cell>
              <table:table-cell office:value-type="float" office:value="0.201964">
                <text:p>0.2019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58701">
                <text:p>0.1658701</text:p>
              </table:table-cell>
              <table:table-cell office:value-type="float" office:value="0.1665407">
                <text:p>0.1665407</text:p>
              </table:table-cell>
              <table:table-cell office:value-type="float" office:value="0.1682342">
                <text:p>0.1682342</text:p>
              </table:table-cell>
              <table:table-cell office:value-type="float" office:value="0.201893">
                <text:p>0.2018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657987">
                <text:p>0.1657987</text:p>
              </table:table-cell>
              <table:table-cell office:value-type="float" office:value="0.1664635">
                <text:p>0.1664635</text:p>
              </table:table-cell>
              <table:table-cell office:value-type="float" office:value="0.1682623">
                <text:p>0.1682623</text:p>
              </table:table-cell>
              <table:table-cell office:value-type="float" office:value="0.20181">
                <text:p>0.20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60701">
                <text:p>0.1660701</text:p>
              </table:table-cell>
              <table:table-cell office:value-type="float" office:value="0.1665625">
                <text:p>0.1665625</text:p>
              </table:table-cell>
              <table:table-cell office:value-type="float" office:value="0.168289">
                <text:p>0.168289</text:p>
              </table:table-cell>
              <table:table-cell office:value-type="float" office:value="0.201574">
                <text:p>0.2015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658093">
                <text:p>0.1658093</text:p>
              </table:table-cell>
              <table:table-cell office:value-type="float" office:value="0.1666006">
                <text:p>0.1666006</text:p>
              </table:table-cell>
              <table:table-cell office:value-type="float" office:value="0.1682912">
                <text:p>0.1682912</text:p>
              </table:table-cell>
              <table:table-cell office:value-type="float" office:value="0.201642">
                <text:p>0.2016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660364">
                <text:p>0.1660364</text:p>
              </table:table-cell>
              <table:table-cell office:value-type="float" office:value="0.1664467">
                <text:p>0.1664467</text:p>
              </table:table-cell>
              <table:table-cell office:value-type="float" office:value="0.1682949">
                <text:p>0.1682949</text:p>
              </table:table-cell>
              <table:table-cell office:value-type="float" office:value="0.201558">
                <text:p>0.2015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660345">
                <text:p>0.1660345</text:p>
              </table:table-cell>
              <table:table-cell office:value-type="float" office:value="0.1664724">
                <text:p>0.1664724</text:p>
              </table:table-cell>
              <table:table-cell office:value-type="float" office:value="0.1682516">
                <text:p>0.1682516</text:p>
              </table:table-cell>
              <table:table-cell office:value-type="float" office:value="0.202099">
                <text:p>0.2020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59121">
                <text:p>0.1659121</text:p>
              </table:table-cell>
              <table:table-cell office:value-type="float" office:value="0.1663306">
                <text:p>0.1663306</text:p>
              </table:table-cell>
              <table:table-cell office:value-type="float" office:value="0.1682702">
                <text:p>0.1682702</text:p>
              </table:table-cell>
              <table:table-cell office:value-type="float" office:value="0.202134">
                <text:p>0.2021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5903">
                <text:p>0.165903</text:p>
              </table:table-cell>
              <table:table-cell office:value-type="float" office:value="0.1665299">
                <text:p>0.1665299</text:p>
              </table:table-cell>
              <table:table-cell office:value-type="float" office:value="0.1682654">
                <text:p>0.1682654</text:p>
              </table:table-cell>
              <table:table-cell office:value-type="float" office:value="0.20188">
                <text:p>0.20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61177">
                <text:p>0.1661177</text:p>
              </table:table-cell>
              <table:table-cell office:value-type="float" office:value="0.1665681">
                <text:p>0.1665681</text:p>
              </table:table-cell>
              <table:table-cell office:value-type="float" office:value="0.1683437">
                <text:p>0.1683437</text:p>
              </table:table-cell>
              <table:table-cell office:value-type="float" office:value="0.202286">
                <text:p>0.202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657791">
                <text:p>0.1657791</text:p>
              </table:table-cell>
              <table:table-cell office:value-type="float" office:value="0.1663963">
                <text:p>0.1663963</text:p>
              </table:table-cell>
              <table:table-cell office:value-type="float" office:value="0.1683332">
                <text:p>0.1683332</text:p>
              </table:table-cell>
              <table:table-cell office:value-type="float" office:value="0.202241">
                <text:p>0.2022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58348">
                <text:p>0.1658348</text:p>
              </table:table-cell>
              <table:table-cell office:value-type="float" office:value="0.1664418">
                <text:p>0.1664418</text:p>
              </table:table-cell>
              <table:table-cell office:value-type="float" office:value="0.1683523">
                <text:p>0.1683523</text:p>
              </table:table-cell>
              <table:table-cell office:value-type="float" office:value="0.201738">
                <text:p>0.2017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62166">
                <text:p>0.1662166</text:p>
              </table:table-cell>
              <table:table-cell office:value-type="float" office:value="0.1664661">
                <text:p>0.1664661</text:p>
              </table:table-cell>
              <table:table-cell office:value-type="float" office:value="0.1683991">
                <text:p>0.1683991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5145">
                <text:p>0.1665145</text:p>
              </table:table-cell>
              <table:table-cell office:value-type="float" office:value="0.168528">
                <text:p>0.168528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59675">
                <text:p>0.1659675</text:p>
              </table:table-cell>
              <table:table-cell office:value-type="float" office:value="0.1662185">
                <text:p>0.1662185</text:p>
              </table:table-cell>
              <table:table-cell office:value-type="float" office:value="0.1681679">
                <text:p>0.1681679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58154">
                <text:p>0.1658154</text:p>
              </table:table-cell>
              <table:table-cell office:value-type="float" office:value="0.1662549">
                <text:p>0.1662549</text:p>
              </table:table-cell>
              <table:table-cell office:value-type="float" office:value="0.1686235">
                <text:p>0.1686235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5918">
                <text:p>0.165918</text:p>
              </table:table-cell>
              <table:table-cell office:value-type="float" office:value="0.1664055">
                <text:p>0.1664055</text:p>
              </table:table-cell>
              <table:table-cell office:value-type="float" office:value="0.1685752">
                <text:p>0.1685752</text:p>
              </table:table-cell>
              <table:table-cell office:value-type="float" office:value="0.202656">
                <text:p>0.2026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59611">
                <text:p>0.1659611</text:p>
              </table:table-cell>
              <table:table-cell office:value-type="float" office:value="0.1664569">
                <text:p>0.1664569</text:p>
              </table:table-cell>
              <table:table-cell office:value-type="float" office:value="0.1685944">
                <text:p>0.1685944</text:p>
              </table:table-cell>
              <table:table-cell office:value-type="float" office:value="0.202297">
                <text:p>0.2022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56228">
                <text:p>0.1656228</text:p>
              </table:table-cell>
              <table:table-cell office:value-type="float" office:value="0.166488">
                <text:p>0.166488</text:p>
              </table:table-cell>
              <table:table-cell office:value-type="float" office:value="0.1686498">
                <text:p>0.1686498</text:p>
              </table:table-cell>
              <table:table-cell office:value-type="float" office:value="0.202231">
                <text:p>0.2022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659153">
                <text:p>0.1659153</text:p>
              </table:table-cell>
              <table:table-cell office:value-type="float" office:value="0.1664101">
                <text:p>0.1664101</text:p>
              </table:table-cell>
              <table:table-cell office:value-type="float" office:value="0.1687504">
                <text:p>0.1687504</text:p>
              </table:table-cell>
              <table:table-cell office:value-type="float" office:value="0.20228">
                <text:p>0.202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8477">
                <text:p>0.1658477</text:p>
              </table:table-cell>
              <table:table-cell office:value-type="float" office:value="0.1665179">
                <text:p>0.1665179</text:p>
              </table:table-cell>
              <table:table-cell office:value-type="float" office:value="0.1687468">
                <text:p>0.1687468</text:p>
              </table:table-cell>
              <table:table-cell office:value-type="float" office:value="0.201907">
                <text:p>0.2019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60562">
                <text:p>0.1660562</text:p>
              </table:table-cell>
              <table:table-cell office:value-type="float" office:value="0.1666196">
                <text:p>0.1666196</text:p>
              </table:table-cell>
              <table:table-cell office:value-type="float" office:value="0.1687263">
                <text:p>0.1687263</text:p>
              </table:table-cell>
              <table:table-cell office:value-type="float" office:value="0.202183">
                <text:p>0.2021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62184">
                <text:p>0.1662184</text:p>
              </table:table-cell>
              <table:table-cell office:value-type="float" office:value="0.1665808">
                <text:p>0.1665808</text:p>
              </table:table-cell>
              <table:table-cell office:value-type="float" office:value="0.1688622">
                <text:p>0.1688622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58892">
                <text:p>0.1658892</text:p>
              </table:table-cell>
              <table:table-cell office:value-type="float" office:value="0.1664199">
                <text:p>0.1664199</text:p>
              </table:table-cell>
              <table:table-cell office:value-type="float" office:value="0.1689697">
                <text:p>0.1689697</text:p>
              </table:table-cell>
              <table:table-cell office:value-type="float" office:value="0.202791">
                <text:p>0.2027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59849">
                <text:p>0.1659849</text:p>
              </table:table-cell>
              <table:table-cell office:value-type="float" office:value="0.166532">
                <text:p>0.166532</text:p>
              </table:table-cell>
              <table:table-cell office:value-type="float" office:value="0.1689682">
                <text:p>0.1689682</text:p>
              </table:table-cell>
              <table:table-cell office:value-type="float" office:value="0.201961">
                <text:p>0.2019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59795">
                <text:p>0.1659795</text:p>
              </table:table-cell>
              <table:table-cell office:value-type="float" office:value="0.1664556">
                <text:p>0.1664556</text:p>
              </table:table-cell>
              <table:table-cell office:value-type="float" office:value="0.1689753">
                <text:p>0.1689753</text:p>
              </table:table-cell>
              <table:table-cell office:value-type="float" office:value="0.202138">
                <text:p>0.2021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57124">
                <text:p>0.1657124</text:p>
              </table:table-cell>
              <table:table-cell office:value-type="float" office:value="0.1664645">
                <text:p>0.1664645</text:p>
              </table:table-cell>
              <table:table-cell office:value-type="float" office:value="0.1690681">
                <text:p>0.1690681</text:p>
              </table:table-cell>
              <table:table-cell office:value-type="float" office:value="0.202094">
                <text:p>0.202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659511">
                <text:p>0.1659511</text:p>
              </table:table-cell>
              <table:table-cell office:value-type="float" office:value="0.1665019">
                <text:p>0.1665019</text:p>
              </table:table-cell>
              <table:table-cell office:value-type="float" office:value="0.1691091">
                <text:p>0.1691091</text:p>
              </table:table-cell>
              <table:table-cell office:value-type="float" office:value="0.201675">
                <text:p>0.2016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5811">
                <text:p>0.165811</text:p>
              </table:table-cell>
              <table:table-cell office:value-type="float" office:value="0.1663567">
                <text:p>0.1663567</text:p>
              </table:table-cell>
              <table:table-cell office:value-type="float" office:value="0.1689939">
                <text:p>0.1689939</text:p>
              </table:table-cell>
              <table:table-cell office:value-type="float" office:value="0.202413">
                <text:p>0.202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57427">
                <text:p>0.1657427</text:p>
              </table:table-cell>
              <table:table-cell office:value-type="float" office:value="0.1664232">
                <text:p>0.1664232</text:p>
              </table:table-cell>
              <table:table-cell office:value-type="float" office:value="0.1690384">
                <text:p>0.1690384</text:p>
              </table:table-cell>
              <table:table-cell office:value-type="float" office:value="0.202365">
                <text:p>0.2023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658118">
                <text:p>0.1658118</text:p>
              </table:table-cell>
              <table:table-cell office:value-type="float" office:value="0.1664963">
                <text:p>0.1664963</text:p>
              </table:table-cell>
              <table:table-cell office:value-type="float" office:value="0.1690611">
                <text:p>0.1690611</text:p>
              </table:table-cell>
              <table:table-cell office:value-type="float" office:value="0.202116">
                <text:p>0.2021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9956">
                <text:p>0.1659956</text:p>
              </table:table-cell>
              <table:table-cell office:value-type="float" office:value="0.1664479">
                <text:p>0.1664479</text:p>
              </table:table-cell>
              <table:table-cell office:value-type="float" office:value="0.1690461">
                <text:p>0.1690461</text:p>
              </table:table-cell>
              <table:table-cell office:value-type="float" office:value="0.202651">
                <text:p>0.2026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59785">
                <text:p>0.1659785</text:p>
              </table:table-cell>
              <table:table-cell office:value-type="float" office:value="0.1665211">
                <text:p>0.1665211</text:p>
              </table:table-cell>
              <table:table-cell office:value-type="float" office:value="0.1690541">
                <text:p>0.1690541</text:p>
              </table:table-cell>
              <table:table-cell office:value-type="float" office:value="0.201688">
                <text:p>0.2016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659741">
                <text:p>0.1659741</text:p>
              </table:table-cell>
              <table:table-cell office:value-type="float" office:value="0.1665794">
                <text:p>0.1665794</text:p>
              </table:table-cell>
              <table:table-cell office:value-type="float" office:value="0.1690978">
                <text:p>0.1690978</text:p>
              </table:table-cell>
              <table:table-cell office:value-type="float" office:value="0.201905">
                <text:p>0.2019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657428">
                <text:p>0.1657428</text:p>
              </table:table-cell>
              <table:table-cell office:value-type="float" office:value="0.1665649">
                <text:p>0.1665649</text:p>
              </table:table-cell>
              <table:table-cell office:value-type="float" office:value="0.1689205">
                <text:p>0.1689205</text:p>
              </table:table-cell>
              <table:table-cell office:value-type="float" office:value="0.201883">
                <text:p>0.2018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61139">
                <text:p>0.1661139</text:p>
              </table:table-cell>
              <table:table-cell office:value-type="float" office:value="0.1664972">
                <text:p>0.1664972</text:p>
              </table:table-cell>
              <table:table-cell office:value-type="float" office:value="0.169031">
                <text:p>0.169031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658426">
                <text:p>0.1658426</text:p>
              </table:table-cell>
              <table:table-cell office:value-type="float" office:value="0.1664835">
                <text:p>0.1664835</text:p>
              </table:table-cell>
              <table:table-cell office:value-type="float" office:value="0.169015">
                <text:p>0.169015</text:p>
              </table:table-cell>
              <table:table-cell office:value-type="float" office:value="0.201819">
                <text:p>0.2018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657945">
                <text:p>0.1657945</text:p>
              </table:table-cell>
              <table:table-cell office:value-type="float" office:value="0.1665053">
                <text:p>0.1665053</text:p>
              </table:table-cell>
              <table:table-cell office:value-type="float" office:value="0.1690591">
                <text:p>0.1690591</text:p>
              </table:table-cell>
              <table:table-cell office:value-type="float" office:value="0.201658">
                <text:p>0.2016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58821">
                <text:p>0.1658821</text:p>
              </table:table-cell>
              <table:table-cell office:value-type="float" office:value="0.1665106">
                <text:p>0.1665106</text:p>
              </table:table-cell>
              <table:table-cell office:value-type="float" office:value="0.169002">
                <text:p>0.169002</text:p>
              </table:table-cell>
              <table:table-cell office:value-type="float" office:value="0.201158">
                <text:p>0.2011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657075">
                <text:p>0.1657075</text:p>
              </table:table-cell>
              <table:table-cell office:value-type="float" office:value="0.1663164">
                <text:p>0.1663164</text:p>
              </table:table-cell>
              <table:table-cell office:value-type="float" office:value="0.1690619">
                <text:p>0.1690619</text:p>
              </table:table-cell>
              <table:table-cell office:value-type="float" office:value="0.201629">
                <text:p>0.2016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655676">
                <text:p>0.1655676</text:p>
              </table:table-cell>
              <table:table-cell office:value-type="float" office:value="0.1665833">
                <text:p>0.1665833</text:p>
              </table:table-cell>
              <table:table-cell office:value-type="float" office:value="0.169102">
                <text:p>0.169102</text:p>
              </table:table-cell>
              <table:table-cell office:value-type="float" office:value="0.201423">
                <text:p>0.201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0.783cm" svg:y="1.04cm" chart:style-name="ch3">
          <text:p>Second Order of Hu's Moments</text:p>
        </chart:subtitle>
        <chart:legend chart:legend-position="end" svg:x="24.61cm" svg:y="5.878cm" chart:style-name="ch4"/>
        <chart:plot-area chart:style-name="ch5" table:cell-range-address="rec_10_10_50_50.C1:rec_10_10_50_50.C360 rec_25_25_80_80.C1:rec_25_25_80_80.C360 rec_30_25_86_92.C1:rec_30_25_86_92.C360 rec_50_50_90_70.C1:rec_50_50_90_70.C360" svg:x="0.881cm" svg:y="1.759cm" svg:width="23.189cm" svg:height="11.082cm">
          <chart:axis chart:dimension="x" chart:name="primary-x" chart:style-name="ch6">
            <chart:title svg:x="12.337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C1:rec_10_10_50_50.C360" chart:class="chart:line">
            <chart:data-point chart:repeated="360"/>
          </chart:series>
          <chart:series chart:style-name="ch12" chart:values-cell-range-address="rec_25_25_80_80.C1:rec_25_25_80_80.C360" chart:class="chart:line">
            <chart:data-point chart:repeated="360"/>
          </chart:series>
          <chart:series chart:style-name="ch13" chart:values-cell-range-address="rec_30_25_86_92.C1:rec_30_25_86_92.C360" chart:class="chart:line">
            <chart:data-point chart:repeated="360"/>
          </chart:series>
          <chart:series chart:style-name="ch14" chart:values-cell-range-address="rec_50_50_90_70.C1:rec_50_50_90_70.C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ec_10_10_50_50.C1:rec_10_10_50_50.C360">0</text:p>
              </table:table-cell>
              <table:table-cell office:value-type="float" office:value="0">
                <text:p text:id="rec_25_25_80_80.C1:rec_25_25_80_80.C360">0</text:p>
              </table:table-cell>
              <table:table-cell office:value-type="float" office:value="0.0008722057">
                <text:p text:id="rec_30_25_86_92.C1:rec_30_25_86_92.C360">0.0008722057</text:p>
              </table:table-cell>
              <table:table-cell office:value-type="float" office:value="0.014281">
                <text:p text:id="rec_50_50_90_70.C1:rec_50_50_90_70.C360">0.0142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50231">
                <text:p>0.0008450231</text:p>
              </table:table-cell>
              <table:table-cell office:value-type="float" office:value="0.013145">
                <text:p>0.013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7728">
                <text:p>0.000847728</text:p>
              </table:table-cell>
              <table:table-cell office:value-type="float" office:value="0.013244">
                <text:p>0.013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41795">
                <text:p>0.0008441795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3446">
                <text:p>0.0008443446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718256">
                <text:p>0.0000002718256</text:p>
              </table:table-cell>
              <table:table-cell office:value-type="float" office:value="0.000000006036118">
                <text:p>0.000000006036118</text:p>
              </table:table-cell>
              <table:table-cell office:value-type="float" office:value="0.0008510762">
                <text:p>0.0008510762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44054">
                <text:p>0.0008444054</text:p>
              </table:table-cell>
              <table:table-cell office:value-type="float" office:value="0.013203">
                <text:p>0.013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38984">
                <text:p>0.0008438984</text:p>
              </table:table-cell>
              <table:table-cell office:value-type="float" office:value="0.013279">
                <text:p>0.013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4953797">
                <text:p>0.0000004953797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36326">
                <text:p>0.0008436326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53464">
                <text:p>0.0008453464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75794">
                <text:p>0.0008375794</text:p>
              </table:table-cell>
              <table:table-cell office:value-type="float" office:value="0.013152">
                <text:p>0.013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40734">
                <text:p>0.0008440734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962">
                <text:p>0.0008438962</text:p>
              </table:table-cell>
              <table:table-cell office:value-type="float" office:value="0.01326">
                <text:p>0.01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72886">
                <text:p>0.0008472886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7733">
                <text:p>0.0008677733</text:p>
              </table:table-cell>
              <table:table-cell office:value-type="float" office:value="0.013008">
                <text:p>0.013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55568">
                <text:p>0.0008455568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454">
                <text:p>0.000840454</text:p>
              </table:table-cell>
              <table:table-cell office:value-type="float" office:value="0.013305">
                <text:p>0.013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53923">
                <text:p>0.0008453923</text:p>
              </table:table-cell>
              <table:table-cell office:value-type="float" office:value="0.013267">
                <text:p>0.013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26719">
                <text:p>0.0008426719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471391">
                <text:p>0.0008471391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0641806">
                <text:p>0.00000000641806</text:p>
              </table:table-cell>
              <table:table-cell office:value-type="float" office:value="0.0008349985">
                <text:p>0.0008349985</text:p>
              </table:table-cell>
              <table:table-cell office:value-type="float" office:value="0.013376">
                <text:p>0.013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78347">
                <text:p>0.0008378347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50893">
                <text:p>0.0008450893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56457">
                <text:p>0.0008456457</text:p>
              </table:table-cell>
              <table:table-cell office:value-type="float" office:value="0.013333">
                <text:p>0.01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409704">
                <text:p>0.0008409704</text:p>
              </table:table-cell>
              <table:table-cell office:value-type="float" office:value="0.013357">
                <text:p>0.013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466278">
                <text:p>0.0008466278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47544">
                <text:p>0.000847544</text:p>
              </table:table-cell>
              <table:table-cell office:value-type="float" office:value="0.013214">
                <text:p>0.013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8604174">
                <text:p>0.000008604174</text:p>
              </table:table-cell>
              <table:table-cell office:value-type="float" office:value="0.0000001683061">
                <text:p>0.0000001683061</text:p>
              </table:table-cell>
              <table:table-cell office:value-type="float" office:value="0.0008460051">
                <text:p>0.0008460051</text:p>
              </table:table-cell>
              <table:table-cell office:value-type="float" office:value="0.013374">
                <text:p>0.013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453329">
                <text:p>0.0008453329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409661">
                <text:p>0.0008409661</text:p>
              </table:table-cell>
              <table:table-cell office:value-type="float" office:value="0.013216">
                <text:p>0.013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466466">
                <text:p>0.0008466466</text:p>
              </table:table-cell>
              <table:table-cell office:value-type="float" office:value="0.013222">
                <text:p>0.013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416507">
                <text:p>0.0008416507</text:p>
              </table:table-cell>
              <table:table-cell office:value-type="float" office:value="0.013311">
                <text:p>0.013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7452">
                <text:p>0.000847452</text:p>
              </table:table-cell>
              <table:table-cell office:value-type="float" office:value="0.013281">
                <text:p>0.013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440777">
                <text:p>0.0008440777</text:p>
              </table:table-cell>
              <table:table-cell office:value-type="float" office:value="0.013195">
                <text:p>0.013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468198">
                <text:p>0.0008468198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411429">
                <text:p>0.0008411429</text:p>
              </table:table-cell>
              <table:table-cell office:value-type="float" office:value="0.013334">
                <text:p>0.01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00357144">
                <text:p>0.000000000357144</text:p>
              </table:table-cell>
              <table:table-cell office:value-type="float" office:value="0.0008434073">
                <text:p>0.0008434073</text:p>
              </table:table-cell>
              <table:table-cell office:value-type="float" office:value="0.013375">
                <text:p>0.01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45514">
                <text:p>0.000845514</text:p>
              </table:table-cell>
              <table:table-cell office:value-type="float" office:value="0.013133">
                <text:p>0.013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429137">
                <text:p>0.0008429137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2950421">
                <text:p>0.0000002950421</text:p>
              </table:table-cell>
              <table:table-cell office:value-type="float" office:value="0.0008480747">
                <text:p>0.0008480747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56794">
                <text:p>0.0008456794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67495">
                <text:p>0.0008467495</text:p>
              </table:table-cell>
              <table:table-cell office:value-type="float" office:value="0.013206">
                <text:p>0.013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69387">
                <text:p>0.0008469387</text:p>
              </table:table-cell>
              <table:table-cell office:value-type="float" office:value="0.013316">
                <text:p>0.013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392519">
                <text:p>0.0008392519</text:p>
              </table:table-cell>
              <table:table-cell office:value-type="float" office:value="0.013246">
                <text:p>0.013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434088">
                <text:p>0.0008434088</text:p>
              </table:table-cell>
              <table:table-cell office:value-type="float" office:value="0.013358">
                <text:p>0.013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1006907">
                <text:p>0.0000001006907</text:p>
              </table:table-cell>
              <table:table-cell office:value-type="float" office:value="0">
                <text:p>0</text:p>
              </table:table-cell>
              <table:table-cell office:value-type="float" office:value="0.0008891081">
                <text:p>0.0008891081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405637">
                <text:p>0.0008405637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422999">
                <text:p>0.0008422999</text:p>
              </table:table-cell>
              <table:table-cell office:value-type="float" office:value="0.013327">
                <text:p>0.013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2867">
                <text:p>0.000842867</text:p>
              </table:table-cell>
              <table:table-cell office:value-type="float" office:value="0.013228">
                <text:p>0.013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44978">
                <text:p>0.0008444978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37856">
                <text:p>0.0008437856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2950421">
                <text:p>0.0000002950421</text:p>
              </table:table-cell>
              <table:table-cell office:value-type="float" office:value="0.0008405528">
                <text:p>0.0008405528</text:p>
              </table:table-cell>
              <table:table-cell office:value-type="float" office:value="0.01318">
                <text:p>0.01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397338">
                <text:p>0.0008397338</text:p>
              </table:table-cell>
              <table:table-cell office:value-type="float" office:value="0.013144">
                <text:p>0.013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391791">
                <text:p>0.0008391791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00357144">
                <text:p>0.000000000357144</text:p>
              </table:table-cell>
              <table:table-cell office:value-type="float" office:value="0.0008436092">
                <text:p>0.0008436092</text:p>
              </table:table-cell>
              <table:table-cell office:value-type="float" office:value="0.013111">
                <text:p>0.013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366148">
                <text:p>0.0008366148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39788">
                <text:p>0.000839788</text:p>
              </table:table-cell>
              <table:table-cell office:value-type="float" office:value="0.013306">
                <text:p>0.013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340435">
                <text:p>0.0008340435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07832">
                <text:p>0.0008407832</text:p>
              </table:table-cell>
              <table:table-cell office:value-type="float" office:value="0.013317">
                <text:p>0.013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329435">
                <text:p>0.0008329435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362057">
                <text:p>0.0008362057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361626">
                <text:p>0.0008361626</text:p>
              </table:table-cell>
              <table:table-cell office:value-type="float" office:value="0.013261">
                <text:p>0.013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384652">
                <text:p>0.0008384652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8604174">
                <text:p>0.000008604174</text:p>
              </table:table-cell>
              <table:table-cell office:value-type="float" office:value="0.0000001683061">
                <text:p>0.0000001683061</text:p>
              </table:table-cell>
              <table:table-cell office:value-type="float" office:value="0.0008279189">
                <text:p>0.0008279189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367269">
                <text:p>0.0008367269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367176">
                <text:p>0.000836717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324515">
                <text:p>0.0008324515</text:p>
              </table:table-cell>
              <table:table-cell office:value-type="float" office:value="0.013283">
                <text:p>0.013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11001">
                <text:p>0.0008411001</text:p>
              </table:table-cell>
              <table:table-cell office:value-type="float" office:value="0.013277">
                <text:p>0.013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33269">
                <text:p>0.0008433269</text:p>
              </table:table-cell>
              <table:table-cell office:value-type="float" office:value="0.013274">
                <text:p>0.013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18513">
                <text:p>0.0008318513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0641806">
                <text:p>0.00000000641806</text:p>
              </table:table-cell>
              <table:table-cell office:value-type="float" office:value="0.0008304229">
                <text:p>0.0008304229</text:p>
              </table:table-cell>
              <table:table-cell office:value-type="float" office:value="0.013236">
                <text:p>0.013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375196">
                <text:p>0.0008375196</text:p>
              </table:table-cell>
              <table:table-cell office:value-type="float" office:value="0.013299">
                <text:p>0.013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4717">
                <text:p>0.000844717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359">
                <text:p>0.00084359</text:p>
              </table:table-cell>
              <table:table-cell office:value-type="float" office:value="0.01323">
                <text:p>0.01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5385">
                <text:p>0.0008405385</text:p>
              </table:table-cell>
              <table:table-cell office:value-type="float" office:value="0.013245">
                <text:p>0.01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79833">
                <text:p>0.000847983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8955">
                <text:p>0.0008678955</text:p>
              </table:table-cell>
              <table:table-cell office:value-type="float" office:value="0.013059">
                <text:p>0.013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37176">
                <text:p>0.0008437176</text:p>
              </table:table-cell>
              <table:table-cell office:value-type="float" office:value="0.013325">
                <text:p>0.013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05">
                <text:p>0.000843805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38213">
                <text:p>0.000843821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83219">
                <text:p>0.0008383219</text:p>
              </table:table-cell>
              <table:table-cell office:value-type="float" office:value="0.013373">
                <text:p>0.013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29844">
                <text:p>0.0008429844</text:p>
              </table:table-cell>
              <table:table-cell office:value-type="float" office:value="0.013248">
                <text:p>0.013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4953797">
                <text:p>0.0000004953797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50449">
                <text:p>0.0008450449</text:p>
              </table:table-cell>
              <table:table-cell office:value-type="float" office:value="0.013169">
                <text:p>0.013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2691">
                <text:p>0.000842691</text:p>
              </table:table-cell>
              <table:table-cell office:value-type="float" office:value="0.013252">
                <text:p>0.013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66454">
                <text:p>0.0008466454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2718256">
                <text:p>0.0000002718256</text:p>
              </table:table-cell>
              <table:table-cell office:value-type="float" office:value="0.000000006036118">
                <text:p>0.000000006036118</text:p>
              </table:table-cell>
              <table:table-cell office:value-type="float" office:value="0.0008477112">
                <text:p>0.0008477112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4717">
                <text:p>0.0008444717</text:p>
              </table:table-cell>
              <table:table-cell office:value-type="float" office:value="0.013172">
                <text:p>0.013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38191">
                <text:p>0.0008438191</text:p>
              </table:table-cell>
              <table:table-cell office:value-type="float" office:value="0.013142">
                <text:p>0.013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80282">
                <text:p>0.0008480282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49804">
                <text:p>0.0008449804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722057">
                <text:p>0.0008722057</text:p>
              </table:table-cell>
              <table:table-cell office:value-type="float" office:value="0.014281">
                <text:p>0.014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50231">
                <text:p>0.0008450231</text:p>
              </table:table-cell>
              <table:table-cell office:value-type="float" office:value="0.013145">
                <text:p>0.013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7728">
                <text:p>0.000847728</text:p>
              </table:table-cell>
              <table:table-cell office:value-type="float" office:value="0.013244">
                <text:p>0.013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41795">
                <text:p>0.0008441795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3446">
                <text:p>0.0008443446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983579">
                <text:p>0.0000000983579</text:p>
              </table:table-cell>
              <table:table-cell office:value-type="float" office:value="0.000000005907348">
                <text:p>0.000000005907348</text:p>
              </table:table-cell>
              <table:table-cell office:value-type="float" office:value="0.0008476863">
                <text:p>0.0008476863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44054">
                <text:p>0.0008444054</text:p>
              </table:table-cell>
              <table:table-cell office:value-type="float" office:value="0.013203">
                <text:p>0.013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38984">
                <text:p>0.0008438984</text:p>
              </table:table-cell>
              <table:table-cell office:value-type="float" office:value="0.013274">
                <text:p>0.013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1104932">
                <text:p>0.000001104932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36326">
                <text:p>0.0008436326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53464">
                <text:p>0.0008453464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75794">
                <text:p>0.0008375794</text:p>
              </table:table-cell>
              <table:table-cell office:value-type="float" office:value="0.013219">
                <text:p>0.013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40734">
                <text:p>0.0008440734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962">
                <text:p>0.0008438962</text:p>
              </table:table-cell>
              <table:table-cell office:value-type="float" office:value="0.01326">
                <text:p>0.01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72886">
                <text:p>0.0008472886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7733">
                <text:p>0.0008677733</text:p>
              </table:table-cell>
              <table:table-cell office:value-type="float" office:value="0.013008">
                <text:p>0.0130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55568">
                <text:p>0.0008455568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454">
                <text:p>0.000840454</text:p>
              </table:table-cell>
              <table:table-cell office:value-type="float" office:value="0.013305">
                <text:p>0.013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53923">
                <text:p>0.0008453923</text:p>
              </table:table-cell>
              <table:table-cell office:value-type="float" office:value="0.013267">
                <text:p>0.013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26719">
                <text:p>0.0008426719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471391">
                <text:p>0.0008471391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2319047">
                <text:p>0.00000002319047</text:p>
              </table:table-cell>
              <table:table-cell office:value-type="float" office:value="0.0008349985">
                <text:p>0.0008349985</text:p>
              </table:table-cell>
              <table:table-cell office:value-type="float" office:value="0.013376">
                <text:p>0.0133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78347">
                <text:p>0.0008378347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50893">
                <text:p>0.0008450893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56457">
                <text:p>0.0008456457</text:p>
              </table:table-cell>
              <table:table-cell office:value-type="float" office:value="0.013333">
                <text:p>0.01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409704">
                <text:p>0.0008409704</text:p>
              </table:table-cell>
              <table:table-cell office:value-type="float" office:value="0.013357">
                <text:p>0.0133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466278">
                <text:p>0.0008466278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482805">
                <text:p>0.0008482805</text:p>
              </table:table-cell>
              <table:table-cell office:value-type="float" office:value="0.013214">
                <text:p>0.0132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8631728">
                <text:p>0.000008631728</text:p>
              </table:table-cell>
              <table:table-cell office:value-type="float" office:value="0.00000008874882">
                <text:p>0.00000008874882</text:p>
              </table:table-cell>
              <table:table-cell office:value-type="float" office:value="0.0008452341">
                <text:p>0.0008452341</text:p>
              </table:table-cell>
              <table:table-cell office:value-type="float" office:value="0.013374">
                <text:p>0.013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456968">
                <text:p>0.0008456968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414184">
                <text:p>0.0008414184</text:p>
              </table:table-cell>
              <table:table-cell office:value-type="float" office:value="0.013216">
                <text:p>0.0132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472825">
                <text:p>0.0008472825</text:p>
              </table:table-cell>
              <table:table-cell office:value-type="float" office:value="0.013222">
                <text:p>0.013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422354">
                <text:p>0.0008422354</text:p>
              </table:table-cell>
              <table:table-cell office:value-type="float" office:value="0.013311">
                <text:p>0.013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78577">
                <text:p>0.0008478577</text:p>
              </table:table-cell>
              <table:table-cell office:value-type="float" office:value="0.013281">
                <text:p>0.0132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433427">
                <text:p>0.0008433427</text:p>
              </table:table-cell>
              <table:table-cell office:value-type="float" office:value="0.013195">
                <text:p>0.013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463722">
                <text:p>0.0008463722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405035">
                <text:p>0.0008405035</text:p>
              </table:table-cell>
              <table:table-cell office:value-type="float" office:value="0.013334">
                <text:p>0.013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1687357">
                <text:p>0.00000001687357</text:p>
              </table:table-cell>
              <table:table-cell office:value-type="float" office:value="0.0008416023">
                <text:p>0.0008416023</text:p>
              </table:table-cell>
              <table:table-cell office:value-type="float" office:value="0.013375">
                <text:p>0.013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468593">
                <text:p>0.0008468593</text:p>
              </table:table-cell>
              <table:table-cell office:value-type="float" office:value="0.013133">
                <text:p>0.013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412355">
                <text:p>0.0008412355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1964358">
                <text:p>0.0000001964358</text:p>
              </table:table-cell>
              <table:table-cell office:value-type="float" office:value="0.0000001781953">
                <text:p>0.0000001781953</text:p>
              </table:table-cell>
              <table:table-cell office:value-type="float" office:value="0.0008445796">
                <text:p>0.0008445796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33241">
                <text:p>0.0008433241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38691">
                <text:p>0.0008438691</text:p>
              </table:table-cell>
              <table:table-cell office:value-type="float" office:value="0.013206">
                <text:p>0.013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38684">
                <text:p>0.0008438684</text:p>
              </table:table-cell>
              <table:table-cell office:value-type="float" office:value="0.013316">
                <text:p>0.013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353154">
                <text:p>0.0008353154</text:p>
              </table:table-cell>
              <table:table-cell office:value-type="float" office:value="0.013246">
                <text:p>0.0132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410393">
                <text:p>0.0008410393</text:p>
              </table:table-cell>
              <table:table-cell office:value-type="float" office:value="0.013358">
                <text:p>0.0133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1006907">
                <text:p>0.0000001006907</text:p>
              </table:table-cell>
              <table:table-cell office:value-type="float" office:value="0">
                <text:p>0</text:p>
              </table:table-cell>
              <table:table-cell office:value-type="float" office:value="0.0008869018">
                <text:p>0.0008869018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380869">
                <text:p>0.0008380869</text:p>
              </table:table-cell>
              <table:table-cell office:value-type="float" office:value="0.012937">
                <text:p>0.0129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398748">
                <text:p>0.0008398748</text:p>
              </table:table-cell>
              <table:table-cell office:value-type="float" office:value="0.013327">
                <text:p>0.013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09428">
                <text:p>0.0008409428</text:p>
              </table:table-cell>
              <table:table-cell office:value-type="float" office:value="0.013228">
                <text:p>0.013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26789">
                <text:p>0.0008426789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05523">
                <text:p>0.0008405523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1916501">
                <text:p>0.0000001916501</text:p>
              </table:table-cell>
              <table:table-cell office:value-type="float" office:value="0.000840883">
                <text:p>0.000840883</text:p>
              </table:table-cell>
              <table:table-cell office:value-type="float" office:value="0.01318">
                <text:p>0.013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3957">
                <text:p>0.00083957</text:p>
              </table:table-cell>
              <table:table-cell office:value-type="float" office:value="0.013144">
                <text:p>0.013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428618">
                <text:p>0.0008428618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00357144">
                <text:p>0.000000000357144</text:p>
              </table:table-cell>
              <table:table-cell office:value-type="float" office:value="0.0008435964">
                <text:p>0.0008435964</text:p>
              </table:table-cell>
              <table:table-cell office:value-type="float" office:value="0.013111">
                <text:p>0.013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374988">
                <text:p>0.0008374988</text:p>
              </table:table-cell>
              <table:table-cell office:value-type="float" office:value="0.013313">
                <text:p>0.0133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412338">
                <text:p>0.0008412338</text:p>
              </table:table-cell>
              <table:table-cell office:value-type="float" office:value="0.013306">
                <text:p>0.013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37777">
                <text:p>0.000837777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37659">
                <text:p>0.0008437659</text:p>
              </table:table-cell>
              <table:table-cell office:value-type="float" office:value="0.013317">
                <text:p>0.0133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382573">
                <text:p>0.0008382573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411171">
                <text:p>0.0008411171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413588">
                <text:p>0.0008413588</text:p>
              </table:table-cell>
              <table:table-cell office:value-type="float" office:value="0.013261">
                <text:p>0.0132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442104">
                <text:p>0.0008442104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8631728">
                <text:p>0.000008631728</text:p>
              </table:table-cell>
              <table:table-cell office:value-type="float" office:value="0.00000004607352">
                <text:p>0.00000004607352</text:p>
              </table:table-cell>
              <table:table-cell office:value-type="float" office:value="0.000839515">
                <text:p>0.000839515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438605">
                <text:p>0.0008438605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441726">
                <text:p>0.000844172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387658">
                <text:p>0.0008387658</text:p>
              </table:table-cell>
              <table:table-cell office:value-type="float" office:value="0.013283">
                <text:p>0.0132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80282">
                <text:p>0.0008480282</text:p>
              </table:table-cell>
              <table:table-cell office:value-type="float" office:value="0.013277">
                <text:p>0.0132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95182">
                <text:p>0.0008495182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67766">
                <text:p>0.0008367766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5379124">
                <text:p>0.00000005379124</text:p>
              </table:table-cell>
              <table:table-cell office:value-type="float" office:value="0.0008346099">
                <text:p>0.0008346099</text:p>
              </table:table-cell>
              <table:table-cell office:value-type="float" office:value="0.013236">
                <text:p>0.013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39798">
                <text:p>0.000839798</text:p>
              </table:table-cell>
              <table:table-cell office:value-type="float" office:value="0.013299">
                <text:p>0.013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60569">
                <text:p>0.0008460569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50549">
                <text:p>0.0008450549</text:p>
              </table:table-cell>
              <table:table-cell office:value-type="float" office:value="0.01323">
                <text:p>0.01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5385">
                <text:p>0.0008405385</text:p>
              </table:table-cell>
              <table:table-cell office:value-type="float" office:value="0.013245">
                <text:p>0.0132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79833">
                <text:p>0.000847983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8955">
                <text:p>0.0008678955</text:p>
              </table:table-cell>
              <table:table-cell office:value-type="float" office:value="0.013059">
                <text:p>0.013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37176">
                <text:p>0.0008437176</text:p>
              </table:table-cell>
              <table:table-cell office:value-type="float" office:value="0.013325">
                <text:p>0.013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05">
                <text:p>0.000843805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38213">
                <text:p>0.000843821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83219">
                <text:p>0.0008383219</text:p>
              </table:table-cell>
              <table:table-cell office:value-type="float" office:value="0.013373">
                <text:p>0.0133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29844">
                <text:p>0.0008429844</text:p>
              </table:table-cell>
              <table:table-cell office:value-type="float" office:value="0.013157">
                <text:p>0.013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4953797">
                <text:p>0.0000004953797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50449">
                <text:p>0.0008450449</text:p>
              </table:table-cell>
              <table:table-cell office:value-type="float" office:value="0.013169">
                <text:p>0.0131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2691">
                <text:p>0.000842691</text:p>
              </table:table-cell>
              <table:table-cell office:value-type="float" office:value="0.013263">
                <text:p>0.0132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66454">
                <text:p>0.0008466454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983579">
                <text:p>0.0000000983579</text:p>
              </table:table-cell>
              <table:table-cell office:value-type="float" office:value="0.0000000001154036">
                <text:p>0.0000000001154036</text:p>
              </table:table-cell>
              <table:table-cell office:value-type="float" office:value="0.0008509389">
                <text:p>0.0008509389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4717">
                <text:p>0.0008444717</text:p>
              </table:table-cell>
              <table:table-cell office:value-type="float" office:value="0.013172">
                <text:p>0.0131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38191">
                <text:p>0.0008438191</text:p>
              </table:table-cell>
              <table:table-cell office:value-type="float" office:value="0.013142">
                <text:p>0.0131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80282">
                <text:p>0.0008480282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49804">
                <text:p>0.0008449804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722057">
                <text:p>0.0008722057</text:p>
              </table:table-cell>
              <table:table-cell office:value-type="float" office:value="0.014281">
                <text:p>0.014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50231">
                <text:p>0.0008450231</text:p>
              </table:table-cell>
              <table:table-cell office:value-type="float" office:value="0.013145">
                <text:p>0.0131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7728">
                <text:p>0.000847728</text:p>
              </table:table-cell>
              <table:table-cell office:value-type="float" office:value="0.013244">
                <text:p>0.0132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41795">
                <text:p>0.0008441795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3446">
                <text:p>0.0008443446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0983579">
                <text:p>0.0000000983579</text:p>
              </table:table-cell>
              <table:table-cell office:value-type="float" office:value="0.0000000001154036">
                <text:p>0.0000000001154036</text:p>
              </table:table-cell>
              <table:table-cell office:value-type="float" office:value="0.0008510762">
                <text:p>0.0008510762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44054">
                <text:p>0.0008444054</text:p>
              </table:table-cell>
              <table:table-cell office:value-type="float" office:value="0.013203">
                <text:p>0.0132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38984">
                <text:p>0.0008438984</text:p>
              </table:table-cell>
              <table:table-cell office:value-type="float" office:value="0.013313">
                <text:p>0.0133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1104932">
                <text:p>0.000001104932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36326">
                <text:p>0.0008436326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53464">
                <text:p>0.0008453464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75794">
                <text:p>0.0008375794</text:p>
              </table:table-cell>
              <table:table-cell office:value-type="float" office:value="0.013219">
                <text:p>0.013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40734">
                <text:p>0.0008440734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962">
                <text:p>0.0008438962</text:p>
              </table:table-cell>
              <table:table-cell office:value-type="float" office:value="0.01326">
                <text:p>0.013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72886">
                <text:p>0.0008472886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7733">
                <text:p>0.0008677733</text:p>
              </table:table-cell>
              <table:table-cell office:value-type="float" office:value="0.013008">
                <text:p>0.0130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55568">
                <text:p>0.0008455568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454">
                <text:p>0.000840454</text:p>
              </table:table-cell>
              <table:table-cell office:value-type="float" office:value="0.013305">
                <text:p>0.013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53923">
                <text:p>0.0008453923</text:p>
              </table:table-cell>
              <table:table-cell office:value-type="float" office:value="0.013267">
                <text:p>0.0132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26719">
                <text:p>0.0008426719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471391">
                <text:p>0.0008471391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2319047">
                <text:p>0.00000002319047</text:p>
              </table:table-cell>
              <table:table-cell office:value-type="float" office:value="0.0008349985">
                <text:p>0.0008349985</text:p>
              </table:table-cell>
              <table:table-cell office:value-type="float" office:value="0.013376">
                <text:p>0.013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78347">
                <text:p>0.0008378347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50893">
                <text:p>0.0008450893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56457">
                <text:p>0.0008456457</text:p>
              </table:table-cell>
              <table:table-cell office:value-type="float" office:value="0.013333">
                <text:p>0.01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409704">
                <text:p>0.0008409704</text:p>
              </table:table-cell>
              <table:table-cell office:value-type="float" office:value="0.013357">
                <text:p>0.0133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466278">
                <text:p>0.0008466278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482805">
                <text:p>0.0008482805</text:p>
              </table:table-cell>
              <table:table-cell office:value-type="float" office:value="0.013214">
                <text:p>0.0132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8631728">
                <text:p>0.000008631728</text:p>
              </table:table-cell>
              <table:table-cell office:value-type="float" office:value="0.00000008874882">
                <text:p>0.00000008874882</text:p>
              </table:table-cell>
              <table:table-cell office:value-type="float" office:value="0.0008452341">
                <text:p>0.0008452341</text:p>
              </table:table-cell>
              <table:table-cell office:value-type="float" office:value="0.013374">
                <text:p>0.0133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456968">
                <text:p>0.0008456968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414184">
                <text:p>0.0008414184</text:p>
              </table:table-cell>
              <table:table-cell office:value-type="float" office:value="0.013216">
                <text:p>0.013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472825">
                <text:p>0.0008472825</text:p>
              </table:table-cell>
              <table:table-cell office:value-type="float" office:value="0.013222">
                <text:p>0.0132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422354">
                <text:p>0.0008422354</text:p>
              </table:table-cell>
              <table:table-cell office:value-type="float" office:value="0.013311">
                <text:p>0.0133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78577">
                <text:p>0.0008478577</text:p>
              </table:table-cell>
              <table:table-cell office:value-type="float" office:value="0.013281">
                <text:p>0.0132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433427">
                <text:p>0.0008433427</text:p>
              </table:table-cell>
              <table:table-cell office:value-type="float" office:value="0.013195">
                <text:p>0.013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463722">
                <text:p>0.0008463722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405035">
                <text:p>0.0008405035</text:p>
              </table:table-cell>
              <table:table-cell office:value-type="float" office:value="0.013334">
                <text:p>0.013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00357144">
                <text:p>0.000000000357144</text:p>
              </table:table-cell>
              <table:table-cell office:value-type="float" office:value="0.0008416023">
                <text:p>0.0008416023</text:p>
              </table:table-cell>
              <table:table-cell office:value-type="float" office:value="0.013329">
                <text:p>0.013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468593">
                <text:p>0.0008468593</text:p>
              </table:table-cell>
              <table:table-cell office:value-type="float" office:value="0.013133">
                <text:p>0.013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412355">
                <text:p>0.0008412355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1964358">
                <text:p>0.0000001964358</text:p>
              </table:table-cell>
              <table:table-cell office:value-type="float" office:value="0.0000001022494">
                <text:p>0.0000001022494</text:p>
              </table:table-cell>
              <table:table-cell office:value-type="float" office:value="0.0008445796">
                <text:p>0.0008445796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33241">
                <text:p>0.0008433241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38691">
                <text:p>0.0008438691</text:p>
              </table:table-cell>
              <table:table-cell office:value-type="float" office:value="0.013206">
                <text:p>0.013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38684">
                <text:p>0.0008438684</text:p>
              </table:table-cell>
              <table:table-cell office:value-type="float" office:value="0.013316">
                <text:p>0.013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353154">
                <text:p>0.0008353154</text:p>
              </table:table-cell>
              <table:table-cell office:value-type="float" office:value="0.013246">
                <text:p>0.0132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410393">
                <text:p>0.0008410393</text:p>
              </table:table-cell>
              <table:table-cell office:value-type="float" office:value="0.013358">
                <text:p>0.0133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1006907">
                <text:p>0.0000001006907</text:p>
              </table:table-cell>
              <table:table-cell office:value-type="float" office:value="0">
                <text:p>0</text:p>
              </table:table-cell>
              <table:table-cell office:value-type="float" office:value="0.0008869018">
                <text:p>0.0008869018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380869">
                <text:p>0.0008380869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398748">
                <text:p>0.0008398748</text:p>
              </table:table-cell>
              <table:table-cell office:value-type="float" office:value="0.013327">
                <text:p>0.0133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09428">
                <text:p>0.0008409428</text:p>
              </table:table-cell>
              <table:table-cell office:value-type="float" office:value="0.013228">
                <text:p>0.013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26789">
                <text:p>0.0008426789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399914">
                <text:p>0.0008399914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1964358">
                <text:p>0.0000001964358</text:p>
              </table:table-cell>
              <table:table-cell office:value-type="float" office:value="0.0000001022494">
                <text:p>0.0000001022494</text:p>
              </table:table-cell>
              <table:table-cell office:value-type="float" office:value="0.000840883">
                <text:p>0.000840883</text:p>
              </table:table-cell>
              <table:table-cell office:value-type="float" office:value="0.01318">
                <text:p>0.013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3957">
                <text:p>0.00083957</text:p>
              </table:table-cell>
              <table:table-cell office:value-type="float" office:value="0.013144">
                <text:p>0.013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428618">
                <text:p>0.0008428618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00357144">
                <text:p>0.000000000357144</text:p>
              </table:table-cell>
              <table:table-cell office:value-type="float" office:value="0.0008435964">
                <text:p>0.0008435964</text:p>
              </table:table-cell>
              <table:table-cell office:value-type="float" office:value="0.013113">
                <text:p>0.0131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374988">
                <text:p>0.0008374988</text:p>
              </table:table-cell>
              <table:table-cell office:value-type="float" office:value="0.013313">
                <text:p>0.0133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412338">
                <text:p>0.0008412338</text:p>
              </table:table-cell>
              <table:table-cell office:value-type="float" office:value="0.013306">
                <text:p>0.0133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37777">
                <text:p>0.000837777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37659">
                <text:p>0.0008437659</text:p>
              </table:table-cell>
              <table:table-cell office:value-type="float" office:value="0.013317">
                <text:p>0.0133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382573">
                <text:p>0.0008382573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411171">
                <text:p>0.0008411171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413588">
                <text:p>0.0008413588</text:p>
              </table:table-cell>
              <table:table-cell office:value-type="float" office:value="0.013261">
                <text:p>0.013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442104">
                <text:p>0.0008442104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8631728">
                <text:p>0.000008631728</text:p>
              </table:table-cell>
              <table:table-cell office:value-type="float" office:value="0.00000008874882">
                <text:p>0.00000008874882</text:p>
              </table:table-cell>
              <table:table-cell office:value-type="float" office:value="0.000836628">
                <text:p>0.000836628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438605">
                <text:p>0.0008438605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441726">
                <text:p>0.000844172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387658">
                <text:p>0.0008387658</text:p>
              </table:table-cell>
              <table:table-cell office:value-type="float" office:value="0.013283">
                <text:p>0.0132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80282">
                <text:p>0.0008480282</text:p>
              </table:table-cell>
              <table:table-cell office:value-type="float" office:value="0.013277">
                <text:p>0.0132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95182">
                <text:p>0.0008495182</text:p>
              </table:table-cell>
              <table:table-cell office:value-type="float" office:value="0.013274">
                <text:p>0.0132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67766">
                <text:p>0.0008367766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2319047">
                <text:p>0.00000002319047</text:p>
              </table:table-cell>
              <table:table-cell office:value-type="float" office:value="0.0008346099">
                <text:p>0.0008346099</text:p>
              </table:table-cell>
              <table:table-cell office:value-type="float" office:value="0.013236">
                <text:p>0.0132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39798">
                <text:p>0.000839798</text:p>
              </table:table-cell>
              <table:table-cell office:value-type="float" office:value="0.013362">
                <text:p>0.0133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60569">
                <text:p>0.0008460569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50549">
                <text:p>0.0008450549</text:p>
              </table:table-cell>
              <table:table-cell office:value-type="float" office:value="0.01323">
                <text:p>0.013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5385">
                <text:p>0.0008405385</text:p>
              </table:table-cell>
              <table:table-cell office:value-type="float" office:value="0.013245">
                <text:p>0.0132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79833">
                <text:p>0.000847983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8955">
                <text:p>0.0008678955</text:p>
              </table:table-cell>
              <table:table-cell office:value-type="float" office:value="0.013059">
                <text:p>0.013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37176">
                <text:p>0.0008437176</text:p>
              </table:table-cell>
              <table:table-cell office:value-type="float" office:value="0.013325">
                <text:p>0.013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05">
                <text:p>0.000843805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38213">
                <text:p>0.000843821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83219">
                <text:p>0.0008383219</text:p>
              </table:table-cell>
              <table:table-cell office:value-type="float" office:value="0.013373">
                <text:p>0.013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29844">
                <text:p>0.0008429844</text:p>
              </table:table-cell>
              <table:table-cell office:value-type="float" office:value="0.013248">
                <text:p>0.013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1104932">
                <text:p>0.000001104932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50449">
                <text:p>0.0008450449</text:p>
              </table:table-cell>
              <table:table-cell office:value-type="float" office:value="0.013169">
                <text:p>0.013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2691">
                <text:p>0.000842691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66454">
                <text:p>0.0008466454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983579">
                <text:p>0.0000000983579</text:p>
              </table:table-cell>
              <table:table-cell office:value-type="float" office:value="0.0000000001154036">
                <text:p>0.0000000001154036</text:p>
              </table:table-cell>
              <table:table-cell office:value-type="float" office:value="0.0008509389">
                <text:p>0.0008509389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4717">
                <text:p>0.0008444717</text:p>
              </table:table-cell>
              <table:table-cell office:value-type="float" office:value="0.013172">
                <text:p>0.0131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38191">
                <text:p>0.0008438191</text:p>
              </table:table-cell>
              <table:table-cell office:value-type="float" office:value="0.013142">
                <text:p>0.0131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80282">
                <text:p>0.0008480282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49804">
                <text:p>0.0008449804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722057">
                <text:p>0.0008722057</text:p>
              </table:table-cell>
              <table:table-cell office:value-type="float" office:value="0.014281">
                <text:p>0.0142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50231">
                <text:p>0.0008450231</text:p>
              </table:table-cell>
              <table:table-cell office:value-type="float" office:value="0.013145">
                <text:p>0.0131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7728">
                <text:p>0.000847728</text:p>
              </table:table-cell>
              <table:table-cell office:value-type="float" office:value="0.013244">
                <text:p>0.0132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41795">
                <text:p>0.0008441795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3446">
                <text:p>0.0008443446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983579">
                <text:p>0.0000000983579</text:p>
              </table:table-cell>
              <table:table-cell office:value-type="float" office:value="0.0000000001154036">
                <text:p>0.0000000001154036</text:p>
              </table:table-cell>
              <table:table-cell office:value-type="float" office:value="0.0008510762">
                <text:p>0.0008510762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44054">
                <text:p>0.0008444054</text:p>
              </table:table-cell>
              <table:table-cell office:value-type="float" office:value="0.013203">
                <text:p>0.0132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38984">
                <text:p>0.0008438984</text:p>
              </table:table-cell>
              <table:table-cell office:value-type="float" office:value="0.013319">
                <text:p>0.0133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4953797">
                <text:p>0.0000004953797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36326">
                <text:p>0.0008436326</text:p>
              </table:table-cell>
              <table:table-cell office:value-type="float" office:value="0.013395">
                <text:p>0.0133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53464">
                <text:p>0.0008453464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75794">
                <text:p>0.0008375794</text:p>
              </table:table-cell>
              <table:table-cell office:value-type="float" office:value="0.013152">
                <text:p>0.0131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40734">
                <text:p>0.0008440734</text:p>
              </table:table-cell>
              <table:table-cell office:value-type="float" office:value="0.013284">
                <text:p>0.0132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962">
                <text:p>0.0008438962</text:p>
              </table:table-cell>
              <table:table-cell office:value-type="float" office:value="0.01326">
                <text:p>0.013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72886">
                <text:p>0.0008472886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7733">
                <text:p>0.0008677733</text:p>
              </table:table-cell>
              <table:table-cell office:value-type="float" office:value="0.013008">
                <text:p>0.0130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55568">
                <text:p>0.0008455568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454">
                <text:p>0.000840454</text:p>
              </table:table-cell>
              <table:table-cell office:value-type="float" office:value="0.013305">
                <text:p>0.0133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53923">
                <text:p>0.0008453923</text:p>
              </table:table-cell>
              <table:table-cell office:value-type="float" office:value="0.013267">
                <text:p>0.0132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26719">
                <text:p>0.0008426719</text:p>
              </table:table-cell>
              <table:table-cell office:value-type="float" office:value="0.013507">
                <text:p>0.0135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471391">
                <text:p>0.0008471391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5379124">
                <text:p>0.00000005379124</text:p>
              </table:table-cell>
              <table:table-cell office:value-type="float" office:value="0.0008349985">
                <text:p>0.0008349985</text:p>
              </table:table-cell>
              <table:table-cell office:value-type="float" office:value="0.013376">
                <text:p>0.013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78347">
                <text:p>0.0008378347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50893">
                <text:p>0.0008450893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56457">
                <text:p>0.0008456457</text:p>
              </table:table-cell>
              <table:table-cell office:value-type="float" office:value="0.013333">
                <text:p>0.01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409704">
                <text:p>0.0008409704</text:p>
              </table:table-cell>
              <table:table-cell office:value-type="float" office:value="0.013357">
                <text:p>0.0133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466278">
                <text:p>0.0008466278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480412">
                <text:p>0.0008480412</text:p>
              </table:table-cell>
              <table:table-cell office:value-type="float" office:value="0.013214">
                <text:p>0.0132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8631728">
                <text:p>0.000008631728</text:p>
              </table:table-cell>
              <table:table-cell office:value-type="float" office:value="0.00000004607352">
                <text:p>0.00000004607352</text:p>
              </table:table-cell>
              <table:table-cell office:value-type="float" office:value="0.0008451783">
                <text:p>0.0008451783</text:p>
              </table:table-cell>
              <table:table-cell office:value-type="float" office:value="0.013374">
                <text:p>0.0133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453329">
                <text:p>0.0008453329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409661">
                <text:p>0.0008409661</text:p>
              </table:table-cell>
              <table:table-cell office:value-type="float" office:value="0.013216">
                <text:p>0.0132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466466">
                <text:p>0.0008466466</text:p>
              </table:table-cell>
              <table:table-cell office:value-type="float" office:value="0.013222">
                <text:p>0.0132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416507">
                <text:p>0.0008416507</text:p>
              </table:table-cell>
              <table:table-cell office:value-type="float" office:value="0.013311">
                <text:p>0.0133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7452">
                <text:p>0.000847452</text:p>
              </table:table-cell>
              <table:table-cell office:value-type="float" office:value="0.013281">
                <text:p>0.0132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440777">
                <text:p>0.0008440777</text:p>
              </table:table-cell>
              <table:table-cell office:value-type="float" office:value="0.013195">
                <text:p>0.013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468198">
                <text:p>0.0008468198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411429">
                <text:p>0.0008411429</text:p>
              </table:table-cell>
              <table:table-cell office:value-type="float" office:value="0.013334">
                <text:p>0.013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00357144">
                <text:p>0.000000000357144</text:p>
              </table:table-cell>
              <table:table-cell office:value-type="float" office:value="0.0008434073">
                <text:p>0.0008434073</text:p>
              </table:table-cell>
              <table:table-cell office:value-type="float" office:value="0.013375">
                <text:p>0.0133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45514">
                <text:p>0.000845514</text:p>
              </table:table-cell>
              <table:table-cell office:value-type="float" office:value="0.013133">
                <text:p>0.0131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429137">
                <text:p>0.0008429137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1916501">
                <text:p>0.0000001916501</text:p>
              </table:table-cell>
              <table:table-cell office:value-type="float" office:value="0.0008480747">
                <text:p>0.0008480747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56794">
                <text:p>0.0008456794</text:p>
              </table:table-cell>
              <table:table-cell office:value-type="float" office:value="0.01332">
                <text:p>0.01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67495">
                <text:p>0.0008467495</text:p>
              </table:table-cell>
              <table:table-cell office:value-type="float" office:value="0.013206">
                <text:p>0.013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69387">
                <text:p>0.0008469387</text:p>
              </table:table-cell>
              <table:table-cell office:value-type="float" office:value="0.013316">
                <text:p>0.0133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392519">
                <text:p>0.0008392519</text:p>
              </table:table-cell>
              <table:table-cell office:value-type="float" office:value="0.013246">
                <text:p>0.0132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434088">
                <text:p>0.0008434088</text:p>
              </table:table-cell>
              <table:table-cell office:value-type="float" office:value="0.01342">
                <text:p>0.013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01006907">
                <text:p>0.0000001006907</text:p>
              </table:table-cell>
              <table:table-cell office:value-type="float" office:value="0">
                <text:p>0</text:p>
              </table:table-cell>
              <table:table-cell office:value-type="float" office:value="0.0008891081">
                <text:p>0.0008891081</text:p>
              </table:table-cell>
              <table:table-cell office:value-type="float" office:value="0.013089">
                <text:p>0.0130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1704323">
                <text:p>0.000001704323</text:p>
              </table:table-cell>
              <table:table-cell office:value-type="float" office:value="0.00000002442727">
                <text:p>0.00000002442727</text:p>
              </table:table-cell>
              <table:table-cell office:value-type="float" office:value="0.0008405637">
                <text:p>0.0008405637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256109">
                <text:p>0.00000256109</text:p>
              </table:table-cell>
              <table:table-cell office:value-type="float" office:value="0.000000000897551">
                <text:p>0.000000000897551</text:p>
              </table:table-cell>
              <table:table-cell office:value-type="float" office:value="0.0008422999">
                <text:p>0.0008422999</text:p>
              </table:table-cell>
              <table:table-cell office:value-type="float" office:value="0.013327">
                <text:p>0.0133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03996929">
                <text:p>0.0000003996929</text:p>
              </table:table-cell>
              <table:table-cell office:value-type="float" office:value="0.00000002018167">
                <text:p>0.00000002018167</text:p>
              </table:table-cell>
              <table:table-cell office:value-type="float" office:value="0.000842867">
                <text:p>0.000842867</text:p>
              </table:table-cell>
              <table:table-cell office:value-type="float" office:value="0.013228">
                <text:p>0.0132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02943424">
                <text:p>0.0000002943424</text:p>
              </table:table-cell>
              <table:table-cell office:value-type="float" office:value="0.00000002956232">
                <text:p>0.00000002956232</text:p>
              </table:table-cell>
              <table:table-cell office:value-type="float" office:value="0.0008444978">
                <text:p>0.0008444978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2936562">
                <text:p>0.0000002936562</text:p>
              </table:table-cell>
              <table:table-cell office:value-type="float" office:value="0.00000002145874">
                <text:p>0.00000002145874</text:p>
              </table:table-cell>
              <table:table-cell office:value-type="float" office:value="0.0008437856">
                <text:p>0.0008437856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01964358">
                <text:p>0.0000001964358</text:p>
              </table:table-cell>
              <table:table-cell office:value-type="float" office:value="0.0000001781953">
                <text:p>0.0000001781953</text:p>
              </table:table-cell>
              <table:table-cell office:value-type="float" office:value="0.0008405528">
                <text:p>0.0008405528</text:p>
              </table:table-cell>
              <table:table-cell office:value-type="float" office:value="0.01318">
                <text:p>0.01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1903838">
                <text:p>0.0000001903838</text:p>
              </table:table-cell>
              <table:table-cell office:value-type="float" office:value="0.0000000001093503">
                <text:p>0.0000000001093503</text:p>
              </table:table-cell>
              <table:table-cell office:value-type="float" office:value="0.0008397338">
                <text:p>0.0008397338</text:p>
              </table:table-cell>
              <table:table-cell office:value-type="float" office:value="0.013144">
                <text:p>0.013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6412914">
                <text:p>0.0000006412914</text:p>
              </table:table-cell>
              <table:table-cell office:value-type="float" office:value="0.00000002138619">
                <text:p>0.00000002138619</text:p>
              </table:table-cell>
              <table:table-cell office:value-type="float" office:value="0.0008391791">
                <text:p>0.0008391791</text:p>
              </table:table-cell>
              <table:table-cell office:value-type="float" office:value="0.013161">
                <text:p>0.0131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05009726">
                <text:p>0.0000005009726</text:p>
              </table:table-cell>
              <table:table-cell office:value-type="float" office:value="0.00000001687357">
                <text:p>0.00000001687357</text:p>
              </table:table-cell>
              <table:table-cell office:value-type="float" office:value="0.0008436092">
                <text:p>0.0008436092</text:p>
              </table:table-cell>
              <table:table-cell office:value-type="float" office:value="0.013111">
                <text:p>0.013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3024057">
                <text:p>0.0000003024057</text:p>
              </table:table-cell>
              <table:table-cell office:value-type="float" office:value="0.00000001707741">
                <text:p>0.00000001707741</text:p>
              </table:table-cell>
              <table:table-cell office:value-type="float" office:value="0.0008366148">
                <text:p>0.0008366148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256896">
                <text:p>0.00000256896</text:p>
              </table:table-cell>
              <table:table-cell office:value-type="float" office:value="0.0000000250384">
                <text:p>0.0000000250384</text:p>
              </table:table-cell>
              <table:table-cell office:value-type="float" office:value="0.000839788">
                <text:p>0.000839788</text:p>
              </table:table-cell>
              <table:table-cell office:value-type="float" office:value="0.013306">
                <text:p>0.0133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1739731">
                <text:p>0.000001739731</text:p>
              </table:table-cell>
              <table:table-cell office:value-type="float" office:value="0.0000000001310807">
                <text:p>0.0000000001310807</text:p>
              </table:table-cell>
              <table:table-cell office:value-type="float" office:value="0.0008340435">
                <text:p>0.0008340435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004455135">
                <text:p>0.00000004455135</text:p>
              </table:table-cell>
              <table:table-cell office:value-type="float" office:value="0.0000000004363001">
                <text:p>0.0000000004363001</text:p>
              </table:table-cell>
              <table:table-cell office:value-type="float" office:value="0.0008407832">
                <text:p>0.0008407832</text:p>
              </table:table-cell>
              <table:table-cell office:value-type="float" office:value="0.013317">
                <text:p>0.0133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0214391">
                <text:p>0.000000214391</text:p>
              </table:table-cell>
              <table:table-cell office:value-type="float" office:value="0.000000005160893">
                <text:p>0.000000005160893</text:p>
              </table:table-cell>
              <table:table-cell office:value-type="float" office:value="0.0008329435">
                <text:p>0.0008329435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1644933">
                <text:p>0.0000001644933</text:p>
              </table:table-cell>
              <table:table-cell office:value-type="float" office:value="0.0000000000479041">
                <text:p>0.0000000000479041</text:p>
              </table:table-cell>
              <table:table-cell office:value-type="float" office:value="0.0008362057">
                <text:p>0.0008362057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4066734">
                <text:p>0.0000004066734</text:p>
              </table:table-cell>
              <table:table-cell office:value-type="float" office:value="0.000000000136562">
                <text:p>0.000000000136562</text:p>
              </table:table-cell>
              <table:table-cell office:value-type="float" office:value="0.0008361626">
                <text:p>0.0008361626</text:p>
              </table:table-cell>
              <table:table-cell office:value-type="float" office:value="0.013261">
                <text:p>0.0132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0002499342">
                <text:p>0.000000002499342</text:p>
              </table:table-cell>
              <table:table-cell office:value-type="float" office:value="0.0000000001468121">
                <text:p>0.0000000001468121</text:p>
              </table:table-cell>
              <table:table-cell office:value-type="float" office:value="0.0008384652">
                <text:p>0.0008384652</text:p>
              </table:table-cell>
              <table:table-cell office:value-type="float" office:value="0.013233">
                <text:p>0.0132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8631728">
                <text:p>0.000008631728</text:p>
              </table:table-cell>
              <table:table-cell office:value-type="float" office:value="0.00000008874882">
                <text:p>0.00000008874882</text:p>
              </table:table-cell>
              <table:table-cell office:value-type="float" office:value="0.0008279189">
                <text:p>0.0008279189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7803844">
                <text:p>0.000007803844</text:p>
              </table:table-cell>
              <table:table-cell office:value-type="float" office:value="0.00000001728425">
                <text:p>0.00000001728425</text:p>
              </table:table-cell>
              <table:table-cell office:value-type="float" office:value="0.0008367269">
                <text:p>0.0008367269</text:p>
              </table:table-cell>
              <table:table-cell office:value-type="float" office:value="0.013304">
                <text:p>0.0133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01920684">
                <text:p>0.0000001920684</text:p>
              </table:table-cell>
              <table:table-cell office:value-type="float" office:value="0.0000000006838996">
                <text:p>0.0000000006838996</text:p>
              </table:table-cell>
              <table:table-cell office:value-type="float" office:value="0.0008367176">
                <text:p>0.0008367176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01575872">
                <text:p>0.0000001575872</text:p>
              </table:table-cell>
              <table:table-cell office:value-type="float" office:value="0.000000002211936">
                <text:p>0.000000002211936</text:p>
              </table:table-cell>
              <table:table-cell office:value-type="float" office:value="0.0008324515">
                <text:p>0.0008324515</text:p>
              </table:table-cell>
              <table:table-cell office:value-type="float" office:value="0.013283">
                <text:p>0.0132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02990096">
                <text:p>0.0000002990096</text:p>
              </table:table-cell>
              <table:table-cell office:value-type="float" office:value="0.00000001708013">
                <text:p>0.00000001708013</text:p>
              </table:table-cell>
              <table:table-cell office:value-type="float" office:value="0.0008411001">
                <text:p>0.0008411001</text:p>
              </table:table-cell>
              <table:table-cell office:value-type="float" office:value="0.013277">
                <text:p>0.0132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09695229">
                <text:p>0.0000009695229</text:p>
              </table:table-cell>
              <table:table-cell office:value-type="float" office:value="0.00000002169262">
                <text:p>0.00000002169262</text:p>
              </table:table-cell>
              <table:table-cell office:value-type="float" office:value="0.0008433269">
                <text:p>0.0008433269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04062212">
                <text:p>0.0000004062212</text:p>
              </table:table-cell>
              <table:table-cell office:value-type="float" office:value="0.00000002228137">
                <text:p>0.00000002228137</text:p>
              </table:table-cell>
              <table:table-cell office:value-type="float" office:value="0.0008318513">
                <text:p>0.0008318513</text:p>
              </table:table-cell>
              <table:table-cell office:value-type="float" office:value="0.013191">
                <text:p>0.0131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4858163">
                <text:p>0.0000004858163</text:p>
              </table:table-cell>
              <table:table-cell office:value-type="float" office:value="0.00000002319047">
                <text:p>0.00000002319047</text:p>
              </table:table-cell>
              <table:table-cell office:value-type="float" office:value="0.0008304229">
                <text:p>0.0008304229</text:p>
              </table:table-cell>
              <table:table-cell office:value-type="float" office:value="0.013236">
                <text:p>0.0132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03677709">
                <text:p>0.0000003677709</text:p>
              </table:table-cell>
              <table:table-cell office:value-type="float" office:value="0.0000001062286">
                <text:p>0.0000001062286</text:p>
              </table:table-cell>
              <table:table-cell office:value-type="float" office:value="0.0008375196">
                <text:p>0.0008375196</text:p>
              </table:table-cell>
              <table:table-cell office:value-type="float" office:value="0.013299">
                <text:p>0.0132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4086083">
                <text:p>0.000004086083</text:p>
              </table:table-cell>
              <table:table-cell office:value-type="float" office:value="0.000000001828114">
                <text:p>0.000000001828114</text:p>
              </table:table-cell>
              <table:table-cell office:value-type="float" office:value="0.000844717">
                <text:p>0.000844717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008047034">
                <text:p>0.00000008047034</text:p>
              </table:table-cell>
              <table:table-cell office:value-type="float" office:value="0.00000002089681">
                <text:p>0.00000002089681</text:p>
              </table:table-cell>
              <table:table-cell office:value-type="float" office:value="0.00084359">
                <text:p>0.00084359</text:p>
              </table:table-cell>
              <table:table-cell office:value-type="float" office:value="0.01323">
                <text:p>0.013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0473662">
                <text:p>0.000000473662</text:p>
              </table:table-cell>
              <table:table-cell office:value-type="float" office:value="0.00000002961884">
                <text:p>0.00000002961884</text:p>
              </table:table-cell>
              <table:table-cell office:value-type="float" office:value="0.0008405385">
                <text:p>0.0008405385</text:p>
              </table:table-cell>
              <table:table-cell office:value-type="float" office:value="0.013245">
                <text:p>0.0132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4002349">
                <text:p>0.0000004002349</text:p>
              </table:table-cell>
              <table:table-cell office:value-type="float" office:value="0.00000002372184">
                <text:p>0.00000002372184</text:p>
              </table:table-cell>
              <table:table-cell office:value-type="float" office:value="0.0008479833">
                <text:p>0.000847983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000920821">
                <text:p>0.00000000920821</text:p>
              </table:table-cell>
              <table:table-cell office:value-type="float" office:value="0.0000000048617">
                <text:p>0.0000000048617</text:p>
              </table:table-cell>
              <table:table-cell office:value-type="float" office:value="0.0008678955">
                <text:p>0.0008678955</text:p>
              </table:table-cell>
              <table:table-cell office:value-type="float" office:value="0.013059">
                <text:p>0.013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004844037">
                <text:p>0.00000004844037</text:p>
              </table:table-cell>
              <table:table-cell office:value-type="float" office:value="0.0000000002021451">
                <text:p>0.0000000002021451</text:p>
              </table:table-cell>
              <table:table-cell office:value-type="float" office:value="0.0008437176">
                <text:p>0.0008437176</text:p>
              </table:table-cell>
              <table:table-cell office:value-type="float" office:value="0.013325">
                <text:p>0.013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7852389">
                <text:p>0.0000007852389</text:p>
              </table:table-cell>
              <table:table-cell office:value-type="float" office:value="0.0000000001054283">
                <text:p>0.0000000001054283</text:p>
              </table:table-cell>
              <table:table-cell office:value-type="float" office:value="0.000843805">
                <text:p>0.000843805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05288887">
                <text:p>0.0000005288887</text:p>
              </table:table-cell>
              <table:table-cell office:value-type="float" office:value="0.00000002202854">
                <text:p>0.00000002202854</text:p>
              </table:table-cell>
              <table:table-cell office:value-type="float" office:value="0.0008438213">
                <text:p>0.0008438213</text:p>
              </table:table-cell>
              <table:table-cell office:value-type="float" office:value="0.013288">
                <text:p>0.0132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001204795">
                <text:p>0.00000001204795</text:p>
              </table:table-cell>
              <table:table-cell office:value-type="float" office:value="0.00000000005355485">
                <text:p>0.00000000005355485</text:p>
              </table:table-cell>
              <table:table-cell office:value-type="float" office:value="0.0008383219">
                <text:p>0.0008383219</text:p>
              </table:table-cell>
              <table:table-cell office:value-type="float" office:value="0.013373">
                <text:p>0.0133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02856587">
                <text:p>0.0000002856587</text:p>
              </table:table-cell>
              <table:table-cell office:value-type="float" office:value="0.0000000001702872">
                <text:p>0.0000000001702872</text:p>
              </table:table-cell>
              <table:table-cell office:value-type="float" office:value="0.0008429844">
                <text:p>0.0008429844</text:p>
              </table:table-cell>
              <table:table-cell office:value-type="float" office:value="0.013157">
                <text:p>0.0131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1104932">
                <text:p>0.000001104932</text:p>
              </table:table-cell>
              <table:table-cell office:value-type="float" office:value="0.0000000001265574">
                <text:p>0.0000000001265574</text:p>
              </table:table-cell>
              <table:table-cell office:value-type="float" office:value="0.0008450449">
                <text:p>0.0008450449</text:p>
              </table:table-cell>
              <table:table-cell office:value-type="float" office:value="0.013169">
                <text:p>0.0131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09590027">
                <text:p>0.0000009590027</text:p>
              </table:table-cell>
              <table:table-cell office:value-type="float" office:value="0.0000000002745717">
                <text:p>0.0000000002745717</text:p>
              </table:table-cell>
              <table:table-cell office:value-type="float" office:value="0.000842691">
                <text:p>0.000842691</text:p>
              </table:table-cell>
              <table:table-cell office:value-type="float" office:value="0.013211">
                <text:p>0.0132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07583407">
                <text:p>0.0000007583407</text:p>
              </table:table-cell>
              <table:table-cell office:value-type="float" office:value="0.0000000002422196">
                <text:p>0.0000000002422196</text:p>
              </table:table-cell>
              <table:table-cell office:value-type="float" office:value="0.0008466454">
                <text:p>0.0008466454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0983579">
                <text:p>0.0000000983579</text:p>
              </table:table-cell>
              <table:table-cell office:value-type="float" office:value="0.000000005907348">
                <text:p>0.000000005907348</text:p>
              </table:table-cell>
              <table:table-cell office:value-type="float" office:value="0.0008509389">
                <text:p>0.0008509389</text:p>
              </table:table-cell>
              <table:table-cell office:value-type="float" office:value="0.013212">
                <text:p>0.0132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2531929">
                <text:p>0.0000002531929</text:p>
              </table:table-cell>
              <table:table-cell office:value-type="float" office:value="0.0000000204232">
                <text:p>0.0000000204232</text:p>
              </table:table-cell>
              <table:table-cell office:value-type="float" office:value="0.0008444717">
                <text:p>0.0008444717</text:p>
              </table:table-cell>
              <table:table-cell office:value-type="float" office:value="0.013172">
                <text:p>0.0131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003182781">
                <text:p>0.00000003182781</text:p>
              </table:table-cell>
              <table:table-cell office:value-type="float" office:value="0.00000000001492103">
                <text:p>0.00000000001492103</text:p>
              </table:table-cell>
              <table:table-cell office:value-type="float" office:value="0.0008438191">
                <text:p>0.0008438191</text:p>
              </table:table-cell>
              <table:table-cell office:value-type="float" office:value="0.013142">
                <text:p>0.0131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0000000000178556">
                <text:p>0.00000000000178556</text:p>
              </table:table-cell>
              <table:table-cell office:value-type="float" office:value="0.0008480282">
                <text:p>0.0008480282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3575471">
                <text:p>0.0000003575471</text:p>
              </table:table-cell>
              <table:table-cell office:value-type="float" office:value="0.0000000000001842102">
                <text:p>0.0000000000001842102</text:p>
              </table:table-cell>
              <table:table-cell office:value-type="float" office:value="0.0008449804">
                <text:p>0.0008449804</text:p>
              </table:table-cell>
              <table:table-cell office:value-type="float" office:value="0.013159">
                <text:p>0.013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1.008cm" svg:y="1.04cm" chart:style-name="ch3">
          <text:p>Third Order of Hu's Moments</text:p>
        </chart:subtitle>
        <chart:legend chart:legend-position="end" svg:x="24.61cm" svg:y="5.878cm" chart:style-name="ch4"/>
        <chart:plot-area chart:style-name="ch5" table:cell-range-address="rec_10_10_50_50.D1:rec_10_10_50_50.D360 rec_25_25_80_80.D1:rec_25_25_80_80.D360 rec_30_25_86_92.D1:rec_30_25_86_92.D360 rec_50_50_90_70.D1:rec_50_50_90_70.D360" svg:x="0.881cm" svg:y="1.759cm" svg:width="23.189cm" svg:height="11.082cm">
          <chart:axis chart:dimension="x" chart:name="primary-x" chart:style-name="ch6">
            <chart:title svg:x="12.337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D1:rec_10_10_50_50.D360" chart:class="chart:line">
            <chart:data-point chart:repeated="360"/>
          </chart:series>
          <chart:series chart:style-name="ch12" chart:values-cell-range-address="rec_25_25_80_80.D1:rec_25_25_80_80.D360" chart:class="chart:line">
            <chart:data-point chart:repeated="360"/>
          </chart:series>
          <chart:series chart:style-name="ch13" chart:values-cell-range-address="rec_30_25_86_92.D1:rec_30_25_86_92.D360" chart:class="chart:line">
            <chart:data-point chart:repeated="360"/>
          </chart:series>
          <chart:series chart:style-name="ch14" chart:values-cell-range-address="rec_50_50_90_70.D1:rec_50_50_90_70.D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ec_10_10_50_50.D1:rec_10_10_50_50.D360">0</text:p>
              </table:table-cell>
              <table:table-cell office:value-type="float" office:value="0">
                <text:p text:id="rec_25_25_80_80.D1:rec_25_25_80_80.D360">0</text:p>
              </table:table-cell>
              <table:table-cell office:value-type="float" office:value="0">
                <text:p text:id="rec_30_25_86_92.D1:rec_30_25_86_92.D360">0</text:p>
              </table:table-cell>
              <table:table-cell office:value-type="float" office:value="0">
                <text:p text:id="rec_50_50_90_70.D1:rec_50_50_90_70.D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711689">
                <text:p>0.000000371168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14652">
                <text:p>0.0000001465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08134685">
                <text:p>0.00000000813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3697049">
                <text:p>0.00000000369704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431879">
                <text:p>0.0000002431879</text:p>
              </table:table-cell>
              <table:table-cell office:value-type="float" office:value="0.000000008255789">
                <text:p>0.000000008255789</text:p>
              </table:table-cell>
              <table:table-cell office:value-type="float" office:value="0.0000000254407">
                <text:p>0.0000000254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6511576">
                <text:p>0.000000065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0009994632">
                <text:p>0.000000000099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5717022">
                <text:p>0.0000005717022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1687227">
                <text:p>0.0000000168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1769663">
                <text:p>0.0000000176966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05890588">
                <text:p>0.000000000589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001056937">
                <text:p>0.00000000010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3138151">
                <text:p>0.00000003138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3292684">
                <text:p>0.00000000329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.0000000007329996">
                <text:p>0.00000000073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3936463">
                <text:p>0.00000000393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1983357">
                <text:p>0.0000000198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01765469">
                <text:p>0.00000000176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04332504">
                <text:p>0.0000000043325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2208262">
                <text:p>0.0000000220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1471082">
                <text:p>0.00000001471082</text:p>
              </table:table-cell>
              <table:table-cell office:value-type="float" office:value="0.0000000002298304">
                <text:p>0.0000000002298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02863739">
                <text:p>0.0000000286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0509657">
                <text:p>0.0000000509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01686395">
                <text:p>0.0000000168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0004796901">
                <text:p>0.00000000479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0009866843">
                <text:p>0.0000000098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001530603">
                <text:p>0.000000015306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4595001">
                <text:p>0.0000004595001</text:p>
              </table:table-cell>
              <table:table-cell office:value-type="float" office:value="0.0000002018408">
                <text:p>0.0000002018408</text:p>
              </table:table-cell>
              <table:table-cell office:value-type="float" office:value="0.0000002232463">
                <text:p>0.000000223246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004995814">
                <text:p>0.0000000499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02743871">
                <text:p>0.00000027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02907363">
                <text:p>0.000000290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7.459466E-038">
                <text:p>7.459466E-038</text:p>
              </table:table-cell>
              <table:table-cell office:value-type="float" office:value="0.0000003963799">
                <text:p>0.0000003963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06919636">
                <text:p>0.0000006919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106459">
                <text:p>0.00000106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1222847">
                <text:p>0.00000122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1544543">
                <text:p>0.000001544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907761">
                <text:p>0.00000001907761</text:p>
              </table:table-cell>
              <table:table-cell office:value-type="float" office:value="0.000001765923">
                <text:p>0.00000176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1915055">
                <text:p>0.00000191505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2654863">
                <text:p>0.000002654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2940769">
                <text:p>0.00000002940769</text:p>
              </table:table-cell>
              <table:table-cell office:value-type="float" office:value="0.000003113369">
                <text:p>0.00000311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3531396">
                <text:p>0.0000035313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3469099">
                <text:p>0.000003469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4084655">
                <text:p>0.00000408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386534">
                <text:p>0.00000386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4492559">
                <text:p>0.00000449255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2122797">
                <text:p>0.0000002122797</text:p>
              </table:table-cell>
              <table:table-cell office:value-type="float" office:value="0">
                <text:p>0</text:p>
              </table:table-cell>
              <table:table-cell office:value-type="float" office:value="0.000003825829">
                <text:p>0.000003825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4960839">
                <text:p>0.00000496083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507238">
                <text:p>0.0000050723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48491">
                <text:p>0.0000048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5949919">
                <text:p>0.000005949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5061706">
                <text:p>0.00000506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02940769">
                <text:p>0.00000002940769</text:p>
              </table:table-cell>
              <table:table-cell office:value-type="float" office:value="0.000005300857">
                <text:p>0.00000530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5499001">
                <text:p>0.00000549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475344">
                <text:p>0.0000047534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907761">
                <text:p>0.00000001907761</text:p>
              </table:table-cell>
              <table:table-cell office:value-type="float" office:value="0.000005445864">
                <text:p>0.00000544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4503224">
                <text:p>0.00000450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457601">
                <text:p>0.000004576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4093329">
                <text:p>0.00000409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4301955">
                <text:p>0.00000430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1.366574E-037">
                <text:p>1.366574E-037</text:p>
              </table:table-cell>
              <table:table-cell office:value-type="float" office:value="0.000003567158">
                <text:p>0.00000356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3593604">
                <text:p>0.000003593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2937267">
                <text:p>0.000002937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3064438">
                <text:p>0.00000306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4595001">
                <text:p>0.0000004595001</text:p>
              </table:table-cell>
              <table:table-cell office:value-type="float" office:value="0.0000002018408">
                <text:p>0.0000002018408</text:p>
              </table:table-cell>
              <table:table-cell office:value-type="float" office:value="0.000001593178">
                <text:p>0.00000159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206856">
                <text:p>0.0000020685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1671763">
                <text:p>0.00000167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1293046">
                <text:p>0.00000129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8320066">
                <text:p>0.000000832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6353113">
                <text:p>0.000000635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487067">
                <text:p>0.000000487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1471082">
                <text:p>0.00000001471082</text:p>
              </table:table-cell>
              <table:table-cell office:value-type="float" office:value="0.0000002645491">
                <text:p>0.000000264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8254538">
                <text:p>0.0000000825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1458896">
                <text:p>0.000000014588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4062093">
                <text:p>0.0000000406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0996705">
                <text:p>0.00000000996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108597">
                <text:p>0.0000000010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9720335">
                <text:p>0.00000000972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009434564">
                <text:p>0.000000000943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1922191">
                <text:p>0.0000000192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5166261">
                <text:p>0.00000000516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06193987">
                <text:p>0.00000000619398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5717022">
                <text:p>0.0000005717022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2512307">
                <text:p>0.0000000251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2483489">
                <text:p>0.00000002483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2320689">
                <text:p>0.000000023206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2431879">
                <text:p>0.0000002431879</text:p>
              </table:table-cell>
              <table:table-cell office:value-type="float" office:value="0.000000008255789">
                <text:p>0.000000008255789</text:p>
              </table:table-cell>
              <table:table-cell office:value-type="float" office:value="0.00000001185384">
                <text:p>0.0000000118538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2075824">
                <text:p>0.00000000207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5573346">
                <text:p>0.0000000557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2880861">
                <text:p>0.00000028808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956853">
                <text:p>0.000000395685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711689">
                <text:p>0.000000371168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14652">
                <text:p>0.0000001465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08134685">
                <text:p>0.00000000813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3697049">
                <text:p>0.00000000369704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8117901">
                <text:p>0.0000008117901</text:p>
              </table:table-cell>
              <table:table-cell office:value-type="float" office:value="0.000000002843544">
                <text:p>0.000000002843544</text:p>
              </table:table-cell>
              <table:table-cell office:value-type="float" office:value="0.00000001669298">
                <text:p>0.0000000166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6511576">
                <text:p>0.000000065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0009994632">
                <text:p>0.000000000099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4595805">
                <text:p>0.0000004595805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1687227">
                <text:p>0.0000000168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1769663">
                <text:p>0.0000000176966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05890588">
                <text:p>0.000000000589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001056937">
                <text:p>0.00000000010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3138151">
                <text:p>0.00000003138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3292684">
                <text:p>0.00000000329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.0000000007329996">
                <text:p>0.00000000073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3936463">
                <text:p>0.00000000393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1983357">
                <text:p>0.0000000198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01765469">
                <text:p>0.00000000176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04332504">
                <text:p>0.0000000043325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2208262">
                <text:p>0.0000000220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1182007">
                <text:p>0.00000001182007</text:p>
              </table:table-cell>
              <table:table-cell office:value-type="float" office:value="0.0000000002298304">
                <text:p>0.0000000002298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02863739">
                <text:p>0.0000000286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0509657">
                <text:p>0.0000000509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01686395">
                <text:p>0.0000000168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0004796901">
                <text:p>0.00000000479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0009866843">
                <text:p>0.0000000098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0009137529">
                <text:p>0.00000000913752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8361655">
                <text:p>0.0000008361655</text:p>
              </table:table-cell>
              <table:table-cell office:value-type="float" office:value="0.0000001775633">
                <text:p>0.0000001775633</text:p>
              </table:table-cell>
              <table:table-cell office:value-type="float" office:value="0.0000000546951">
                <text:p>0.000000054695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002394164">
                <text:p>0.0000000239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0002858704">
                <text:p>0.00000000285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000164376">
                <text:p>0.0000000016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5.016491E-038">
                <text:p>5.016491E-038</text:p>
              </table:table-cell>
              <table:table-cell office:value-type="float" office:value="0.0000000001896861">
                <text:p>0.0000000001896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0008170893">
                <text:p>0.00000000817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00473071">
                <text:p>0.000000047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005443347">
                <text:p>0.0000000544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009025579">
                <text:p>0.00000009025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376705">
                <text:p>0.00000001376705</text:p>
              </table:table-cell>
              <table:table-cell office:value-type="float" office:value="0.0000001087868">
                <text:p>0.0000001087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008384342">
                <text:p>0.000000083843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02545346">
                <text:p>0.0000002545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6329452">
                <text:p>0.00000006329452</text:p>
              </table:table-cell>
              <table:table-cell office:value-type="float" office:value="0.00000005858774">
                <text:p>0.00000005858774</text:p>
              </table:table-cell>
              <table:table-cell office:value-type="float" office:value="0.0000003197335">
                <text:p>0.000000319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04897561">
                <text:p>0.000000489756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03908354">
                <text:p>0.000000390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06316899">
                <text:p>0.000000631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05557768">
                <text:p>0.000000555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0709673">
                <text:p>0.00000070967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2122797">
                <text:p>0.0000002122797</text:p>
              </table:table-cell>
              <table:table-cell office:value-type="float" office:value="0">
                <text:p>0</text:p>
              </table:table-cell>
              <table:table-cell office:value-type="float" office:value="0.0000005535661">
                <text:p>0.0000005535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1058096">
                <text:p>0.00000105809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111194">
                <text:p>0.0000011119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07690678">
                <text:p>0.000000769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1226592">
                <text:p>0.000001226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08443179">
                <text:p>0.000000844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02643061">
                <text:p>0.00000002643061</text:p>
              </table:table-cell>
              <table:table-cell office:value-type="float" office:value="0.0000009995918">
                <text:p>0.000000999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1184365">
                <text:p>0.00000118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06792181">
                <text:p>0.000000679218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907761">
                <text:p>0.00000001907761</text:p>
              </table:table-cell>
              <table:table-cell office:value-type="float" office:value="0.000001005089">
                <text:p>0.000001005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07353906">
                <text:p>0.00000073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07507279">
                <text:p>0.000000750727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05780371">
                <text:p>0.000000578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06402632">
                <text:p>0.000000640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8.3919E-039">
                <text:p>8.3919E-039</text:p>
              </table:table-cell>
              <table:table-cell office:value-type="float" office:value="0.0000004470545">
                <text:p>0.000000447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04499856">
                <text:p>0.000000449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03286147">
                <text:p>0.0000003286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03397155">
                <text:p>0.000000339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8361655">
                <text:p>0.0000008361655</text:p>
              </table:table-cell>
              <table:table-cell office:value-type="float" office:value="0.0000002293686">
                <text:p>0.0000002293686</text:p>
              </table:table-cell>
              <table:table-cell office:value-type="float" office:value="0.00000001381135">
                <text:p>0.0000000138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0104182">
                <text:p>0.00000010418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00924941">
                <text:p>0.0000000924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003803754">
                <text:p>0.0000000380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00347732">
                <text:p>0.0000000034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002774273">
                <text:p>0.000000002774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01039794">
                <text:p>0.00000001039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2488932">
                <text:p>0.00000002488932</text:p>
              </table:table-cell>
              <table:table-cell office:value-type="float" office:value="0.000000002025601">
                <text:p>0.000000002025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01257082">
                <text:p>0.00000000125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1174348">
                <text:p>0.0000000117434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09465633">
                <text:p>0.00000000946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0996705">
                <text:p>0.00000000996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108597">
                <text:p>0.0000000010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9720335">
                <text:p>0.00000000972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009434564">
                <text:p>0.000000000943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1922191">
                <text:p>0.0000000192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5166261">
                <text:p>0.00000000516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06193987">
                <text:p>0.00000000619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5717022">
                <text:p>0.0000005717022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2512307">
                <text:p>0.0000000251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2483489">
                <text:p>0.00000002483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2320689">
                <text:p>0.000000023206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8117901">
                <text:p>0.0000008117901</text:p>
              </table:table-cell>
              <table:table-cell office:value-type="float" office:value="0.000000007422536">
                <text:p>0.000000007422536</text:p>
              </table:table-cell>
              <table:table-cell office:value-type="float" office:value="0.00000001991045">
                <text:p>0.0000000199104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2075824">
                <text:p>0.00000000207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5573346">
                <text:p>0.0000000557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2880861">
                <text:p>0.00000028808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956853">
                <text:p>0.000000395685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711689">
                <text:p>0.000000371168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14652">
                <text:p>0.0000001465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08134685">
                <text:p>0.00000000813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3697049">
                <text:p>0.00000000369704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8117901">
                <text:p>0.0000008117901</text:p>
              </table:table-cell>
              <table:table-cell office:value-type="float" office:value="0.000000007422536">
                <text:p>0.000000007422536</text:p>
              </table:table-cell>
              <table:table-cell office:value-type="float" office:value="0.0000000254407">
                <text:p>0.0000000254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6511576">
                <text:p>0.000000065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0009994632">
                <text:p>0.000000000099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4595805">
                <text:p>0.0000004595805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1687227">
                <text:p>0.0000000168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1769663">
                <text:p>0.0000000176966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05890588">
                <text:p>0.000000000589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001056937">
                <text:p>0.00000000010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3138151">
                <text:p>0.00000003138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3292684">
                <text:p>0.00000000329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.0000000007329996">
                <text:p>0.00000000073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3936463">
                <text:p>0.00000000393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1983357">
                <text:p>0.0000000198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01765469">
                <text:p>0.00000000176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04332504">
                <text:p>0.0000000043325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2208262">
                <text:p>0.0000000220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1182007">
                <text:p>0.00000001182007</text:p>
              </table:table-cell>
              <table:table-cell office:value-type="float" office:value="0.0000000002298304">
                <text:p>0.0000000002298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02863739">
                <text:p>0.0000000286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0509657">
                <text:p>0.0000000509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01686395">
                <text:p>0.0000000168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0004796901">
                <text:p>0.00000000479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0009866843">
                <text:p>0.0000000098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0009137529">
                <text:p>0.00000000913752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8361655">
                <text:p>0.0000008361655</text:p>
              </table:table-cell>
              <table:table-cell office:value-type="float" office:value="0.0000001775633">
                <text:p>0.0000001775633</text:p>
              </table:table-cell>
              <table:table-cell office:value-type="float" office:value="0.0000000546951">
                <text:p>0.000000054695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002394164">
                <text:p>0.0000000239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0002858704">
                <text:p>0.00000000285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000164376">
                <text:p>0.0000000016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8.3919E-039">
                <text:p>8.3919E-039</text:p>
              </table:table-cell>
              <table:table-cell office:value-type="float" office:value="0.0000000001896861">
                <text:p>0.0000000001896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0008170893">
                <text:p>0.00000000817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00473071">
                <text:p>0.000000047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005443347">
                <text:p>0.0000000544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009025579">
                <text:p>0.00000009025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907761">
                <text:p>0.00000001907761</text:p>
              </table:table-cell>
              <table:table-cell office:value-type="float" office:value="0.0000001087868">
                <text:p>0.000000108786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008384342">
                <text:p>0.000000083843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02545346">
                <text:p>0.0000002545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06329452">
                <text:p>0.00000006329452</text:p>
              </table:table-cell>
              <table:table-cell office:value-type="float" office:value="0.00000005777452">
                <text:p>0.00000005777452</text:p>
              </table:table-cell>
              <table:table-cell office:value-type="float" office:value="0.0000003197335">
                <text:p>0.000000319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04897561">
                <text:p>0.000000489756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03908354">
                <text:p>0.000000390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06316899">
                <text:p>0.000000631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05557768">
                <text:p>0.000000555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0709673">
                <text:p>0.00000070967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2122797">
                <text:p>0.0000002122797</text:p>
              </table:table-cell>
              <table:table-cell office:value-type="float" office:value="0">
                <text:p>0</text:p>
              </table:table-cell>
              <table:table-cell office:value-type="float" office:value="0.0000005535661">
                <text:p>0.0000005535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1058096">
                <text:p>0.00000105809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111194">
                <text:p>0.0000011119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07690678">
                <text:p>0.000000769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1226592">
                <text:p>0.000001226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0871383">
                <text:p>0.00000087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06329452">
                <text:p>0.00000006329452</text:p>
              </table:table-cell>
              <table:table-cell office:value-type="float" office:value="0.00000005777452">
                <text:p>0.00000005777452</text:p>
              </table:table-cell>
              <table:table-cell office:value-type="float" office:value="0.0000009995918">
                <text:p>0.000000999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1184365">
                <text:p>0.00000118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06792181">
                <text:p>0.000000679218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907761">
                <text:p>0.00000001907761</text:p>
              </table:table-cell>
              <table:table-cell office:value-type="float" office:value="0.000001005089">
                <text:p>0.000001005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07353906">
                <text:p>0.00000073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07507279">
                <text:p>0.000000750727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05780371">
                <text:p>0.000000578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06402632">
                <text:p>0.000000640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1.491893E-040">
                <text:p>1.491893E-040</text:p>
              </table:table-cell>
              <table:table-cell office:value-type="float" office:value="0.0000004470545">
                <text:p>0.000000447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04499856">
                <text:p>0.000000449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03286147">
                <text:p>0.0000003286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03397155">
                <text:p>0.000000339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8361655">
                <text:p>0.0000008361655</text:p>
              </table:table-cell>
              <table:table-cell office:value-type="float" office:value="0.0000001775633">
                <text:p>0.0000001775633</text:p>
              </table:table-cell>
              <table:table-cell office:value-type="float" office:value="0.00000002502445">
                <text:p>0.0000000250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0104182">
                <text:p>0.00000010418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00924941">
                <text:p>0.0000000924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003803754">
                <text:p>0.0000000380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00347732">
                <text:p>0.0000000034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002774273">
                <text:p>0.000000002774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01039794">
                <text:p>0.00000001039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1182007">
                <text:p>0.00000001182007</text:p>
              </table:table-cell>
              <table:table-cell office:value-type="float" office:value="0.000000002025601">
                <text:p>0.000000002025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01257082">
                <text:p>0.00000000125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1174348">
                <text:p>0.0000000117434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09465633">
                <text:p>0.00000000946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0996705">
                <text:p>0.00000000996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108597">
                <text:p>0.0000000010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9720335">
                <text:p>0.00000000972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009434564">
                <text:p>0.000000000943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1922191">
                <text:p>0.0000000192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5166261">
                <text:p>0.00000000516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06193987">
                <text:p>0.00000000619398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4595805">
                <text:p>0.0000004595805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2512307">
                <text:p>0.0000000251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2483489">
                <text:p>0.00000002483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2320689">
                <text:p>0.000000023206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8117901">
                <text:p>0.0000008117901</text:p>
              </table:table-cell>
              <table:table-cell office:value-type="float" office:value="0.000000007422536">
                <text:p>0.000000007422536</text:p>
              </table:table-cell>
              <table:table-cell office:value-type="float" office:value="0.00000001991045">
                <text:p>0.0000000199104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2075824">
                <text:p>0.00000000207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5573346">
                <text:p>0.0000000557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2880861">
                <text:p>0.00000028808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956853">
                <text:p>0.000000395685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711689">
                <text:p>0.000000371168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14652">
                <text:p>0.0000001465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08134685">
                <text:p>0.00000000813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3697049">
                <text:p>0.00000000369704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8117901">
                <text:p>0.0000008117901</text:p>
              </table:table-cell>
              <table:table-cell office:value-type="float" office:value="0.000000007422536">
                <text:p>0.000000007422536</text:p>
              </table:table-cell>
              <table:table-cell office:value-type="float" office:value="0.0000000254407">
                <text:p>0.0000000254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6511576">
                <text:p>0.000000065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0009994632">
                <text:p>0.000000000099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5717022">
                <text:p>0.0000005717022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1687227">
                <text:p>0.00000001687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1769663">
                <text:p>0.0000000176966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05890588">
                <text:p>0.000000000589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001056937">
                <text:p>0.00000000010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3138151">
                <text:p>0.00000003138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3292684">
                <text:p>0.00000000329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.0000000007329996">
                <text:p>0.00000000073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3936463">
                <text:p>0.00000000393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1983357">
                <text:p>0.0000000198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01765469">
                <text:p>0.00000000176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04332504">
                <text:p>0.0000000043325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2208262">
                <text:p>0.00000002208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2488932">
                <text:p>0.00000002488932</text:p>
              </table:table-cell>
              <table:table-cell office:value-type="float" office:value="0.0000000002298304">
                <text:p>0.0000000002298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02863739">
                <text:p>0.0000000286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0509657">
                <text:p>0.0000000509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01686395">
                <text:p>0.0000000168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0004796901">
                <text:p>0.00000000479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0009866843">
                <text:p>0.0000000098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0002327173">
                <text:p>0.00000000232717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08361655">
                <text:p>0.0000008361655</text:p>
              </table:table-cell>
              <table:table-cell office:value-type="float" office:value="0.0000002293686">
                <text:p>0.0000002293686</text:p>
              </table:table-cell>
              <table:table-cell office:value-type="float" office:value="0.0000001558968">
                <text:p>0.000000155896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004995814">
                <text:p>0.0000000499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02743871">
                <text:p>0.00000027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02907363">
                <text:p>0.000000290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4.669626E-038">
                <text:p>4.669626E-038</text:p>
              </table:table-cell>
              <table:table-cell office:value-type="float" office:value="0.0000003963799">
                <text:p>0.0000003963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06919636">
                <text:p>0.0000006919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106459">
                <text:p>0.00000106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1222847">
                <text:p>0.00000122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1544543">
                <text:p>0.000001544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907761">
                <text:p>0.00000001907761</text:p>
              </table:table-cell>
              <table:table-cell office:value-type="float" office:value="0.000001765923">
                <text:p>0.000001765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1915055">
                <text:p>0.00000191505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2654863">
                <text:p>0.000002654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02643061">
                <text:p>0.00000002643061</text:p>
              </table:table-cell>
              <table:table-cell office:value-type="float" office:value="0.000003113369">
                <text:p>0.00000311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3531396">
                <text:p>0.0000035313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3469099">
                <text:p>0.000003469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4084655">
                <text:p>0.00000408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386534">
                <text:p>0.00000386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4492559">
                <text:p>0.00000449255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02122797">
                <text:p>0.0000002122797</text:p>
              </table:table-cell>
              <table:table-cell office:value-type="float" office:value="0">
                <text:p>0</text:p>
              </table:table-cell>
              <table:table-cell office:value-type="float" office:value="0.000003825829">
                <text:p>0.000003825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8121003">
                <text:p>0.0000008121003</text:p>
              </table:table-cell>
              <table:table-cell office:value-type="float" office:value="0.00000004734926">
                <text:p>0.00000004734926</text:p>
              </table:table-cell>
              <table:table-cell office:value-type="float" office:value="0.000004960839">
                <text:p>0.00000496083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07897829">
                <text:p>0.0000007897829</text:p>
              </table:table-cell>
              <table:table-cell office:value-type="float" office:value="0.00000001648793">
                <text:p>0.00000001648793</text:p>
              </table:table-cell>
              <table:table-cell office:value-type="float" office:value="0.00000507238">
                <text:p>0.0000050723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0425068">
                <text:p>0.000000425068</text:p>
              </table:table-cell>
              <table:table-cell office:value-type="float" office:value="0.00000007752745">
                <text:p>0.00000007752745</text:p>
              </table:table-cell>
              <table:table-cell office:value-type="float" office:value="0.0000048491">
                <text:p>0.0000048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05676991">
                <text:p>0.0000005676991</text:p>
              </table:table-cell>
              <table:table-cell office:value-type="float" office:value="0.00000001018959">
                <text:p>0.00000001018959</text:p>
              </table:table-cell>
              <table:table-cell office:value-type="float" office:value="0.000005949919">
                <text:p>0.000005949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1206342">
                <text:p>0.0000001206342</text:p>
              </table:table-cell>
              <table:table-cell office:value-type="float" office:value="0.00000002587213">
                <text:p>0.00000002587213</text:p>
              </table:table-cell>
              <table:table-cell office:value-type="float" office:value="0.000005061706">
                <text:p>0.00000506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006329452">
                <text:p>0.00000006329452</text:p>
              </table:table-cell>
              <table:table-cell office:value-type="float" office:value="0.00000005858774">
                <text:p>0.00000005858774</text:p>
              </table:table-cell>
              <table:table-cell office:value-type="float" office:value="0.000005300857">
                <text:p>0.00000530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2399119">
                <text:p>0.0000002399119</text:p>
              </table:table-cell>
              <table:table-cell office:value-type="float" office:value="0.000000008686678">
                <text:p>0.000000008686678</text:p>
              </table:table-cell>
              <table:table-cell office:value-type="float" office:value="0.000005499001">
                <text:p>0.00000549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09385856">
                <text:p>0.00000009385856</text:p>
              </table:table-cell>
              <table:table-cell office:value-type="float" office:value="0.00000003622168">
                <text:p>0.00000003622168</text:p>
              </table:table-cell>
              <table:table-cell office:value-type="float" office:value="0.00000475344">
                <text:p>0.0000047534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002316648">
                <text:p>0.00000002316648</text:p>
              </table:table-cell>
              <table:table-cell office:value-type="float" office:value="0.00000001376705">
                <text:p>0.00000001376705</text:p>
              </table:table-cell>
              <table:table-cell office:value-type="float" office:value="0.000005445864">
                <text:p>0.00000544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2678841">
                <text:p>0.0000002678841</text:p>
              </table:table-cell>
              <table:table-cell office:value-type="float" office:value="0.00000002061568">
                <text:p>0.00000002061568</text:p>
              </table:table-cell>
              <table:table-cell office:value-type="float" office:value="0.000004503224">
                <text:p>0.00000450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04165513">
                <text:p>0.0000004165513</text:p>
              </table:table-cell>
              <table:table-cell office:value-type="float" office:value="0.00000003035627">
                <text:p>0.00000003035627</text:p>
              </table:table-cell>
              <table:table-cell office:value-type="float" office:value="0.00000457601">
                <text:p>0.000004576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02093299">
                <text:p>0.0000002093299</text:p>
              </table:table-cell>
              <table:table-cell office:value-type="float" office:value="0.00000001993524">
                <text:p>0.00000001993524</text:p>
              </table:table-cell>
              <table:table-cell office:value-type="float" office:value="0.000004093329">
                <text:p>0.00000409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0052859">
                <text:p>0.000000052859</text:p>
              </table:table-cell>
              <table:table-cell office:value-type="float" office:value="0.0000000002023949">
                <text:p>0.0000000002023949</text:p>
              </table:table-cell>
              <table:table-cell office:value-type="float" office:value="0.000004301955">
                <text:p>0.00000430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01501109">
                <text:p>0.0000001501109</text:p>
              </table:table-cell>
              <table:table-cell office:value-type="float" office:value="7.459466E-038">
                <text:p>7.459466E-038</text:p>
              </table:table-cell>
              <table:table-cell office:value-type="float" office:value="0.000003567158">
                <text:p>0.00000356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1743463">
                <text:p>0.0000001743463</text:p>
              </table:table-cell>
              <table:table-cell office:value-type="float" office:value="0.0000000007763731">
                <text:p>0.0000000007763731</text:p>
              </table:table-cell>
              <table:table-cell office:value-type="float" office:value="0.000003593604">
                <text:p>0.000003593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2144417">
                <text:p>0.0000002144417</text:p>
              </table:table-cell>
              <table:table-cell office:value-type="float" office:value="0.00000006254055">
                <text:p>0.00000006254055</text:p>
              </table:table-cell>
              <table:table-cell office:value-type="float" office:value="0.000002937267">
                <text:p>0.000002937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02490804">
                <text:p>0.0000002490804</text:p>
              </table:table-cell>
              <table:table-cell office:value-type="float" office:value="0.00000002956333">
                <text:p>0.00000002956333</text:p>
              </table:table-cell>
              <table:table-cell office:value-type="float" office:value="0.000003064438">
                <text:p>0.00000306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08361655">
                <text:p>0.0000008361655</text:p>
              </table:table-cell>
              <table:table-cell office:value-type="float" office:value="0.0000001775633">
                <text:p>0.0000001775633</text:p>
              </table:table-cell>
              <table:table-cell office:value-type="float" office:value="0.000001593178">
                <text:p>0.00000159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142156">
                <text:p>0.00000142156</text:p>
              </table:table-cell>
              <table:table-cell office:value-type="float" office:value="0.0000001594714">
                <text:p>0.0000001594714</text:p>
              </table:table-cell>
              <table:table-cell office:value-type="float" office:value="0.00000206856">
                <text:p>0.0000020685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005518379">
                <text:p>0.00000005518379</text:p>
              </table:table-cell>
              <table:table-cell office:value-type="float" office:value="0.0000000464323">
                <text:p>0.0000000464323</text:p>
              </table:table-cell>
              <table:table-cell office:value-type="float" office:value="0.000001671763">
                <text:p>0.00000167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01075418">
                <text:p>0.0000001075418</text:p>
              </table:table-cell>
              <table:table-cell office:value-type="float" office:value="0.000000003115141">
                <text:p>0.000000003115141</text:p>
              </table:table-cell>
              <table:table-cell office:value-type="float" office:value="0.000001293046">
                <text:p>0.00000129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0002642874">
                <text:p>0.000000002642874</text:p>
              </table:table-cell>
              <table:table-cell office:value-type="float" office:value="0.000000002126164">
                <text:p>0.000000002126164</text:p>
              </table:table-cell>
              <table:table-cell office:value-type="float" office:value="0.0000008320066">
                <text:p>0.000000832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0003646131">
                <text:p>0.000000003646131</text:p>
              </table:table-cell>
              <table:table-cell office:value-type="float" office:value="0.00000006108973">
                <text:p>0.00000006108973</text:p>
              </table:table-cell>
              <table:table-cell office:value-type="float" office:value="0.0000006353113">
                <text:p>0.000000635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02459347">
                <text:p>0.0000002459347</text:p>
              </table:table-cell>
              <table:table-cell office:value-type="float" office:value="0.000000008744996">
                <text:p>0.000000008744996</text:p>
              </table:table-cell>
              <table:table-cell office:value-type="float" office:value="0.000000487067">
                <text:p>0.000000487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07783898">
                <text:p>0.00000007783898</text:p>
              </table:table-cell>
              <table:table-cell office:value-type="float" office:value="0.00000001182007">
                <text:p>0.00000001182007</text:p>
              </table:table-cell>
              <table:table-cell office:value-type="float" office:value="0.0000002645491">
                <text:p>0.000000264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08021037">
                <text:p>0.0000008021037</text:p>
              </table:table-cell>
              <table:table-cell office:value-type="float" office:value="0.000000008407944">
                <text:p>0.000000008407944</text:p>
              </table:table-cell>
              <table:table-cell office:value-type="float" office:value="0.00000008254538">
                <text:p>0.0000000825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8876507">
                <text:p>0.0000008876507</text:p>
              </table:table-cell>
              <table:table-cell office:value-type="float" office:value="0.00000007683696">
                <text:p>0.00000007683696</text:p>
              </table:table-cell>
              <table:table-cell office:value-type="float" office:value="0.00000001458896">
                <text:p>0.000000014588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02896899">
                <text:p>0.0000002896899</text:p>
              </table:table-cell>
              <table:table-cell office:value-type="float" office:value="0.00000001375482">
                <text:p>0.00000001375482</text:p>
              </table:table-cell>
              <table:table-cell office:value-type="float" office:value="0.00000004062093">
                <text:p>0.0000000406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04209365">
                <text:p>0.0000004209365</text:p>
              </table:table-cell>
              <table:table-cell office:value-type="float" office:value="0.0000000006811313">
                <text:p>0.0000000006811313</text:p>
              </table:table-cell>
              <table:table-cell office:value-type="float" office:value="0.00000000996705">
                <text:p>0.00000000996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1346836">
                <text:p>0.0000001346836</text:p>
              </table:table-cell>
              <table:table-cell office:value-type="float" office:value="0.00000004793507">
                <text:p>0.00000004793507</text:p>
              </table:table-cell>
              <table:table-cell office:value-type="float" office:value="0.00000000108597">
                <text:p>0.0000000010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003088586">
                <text:p>0.00000003088586</text:p>
              </table:table-cell>
              <table:table-cell office:value-type="float" office:value="0.000000002094068">
                <text:p>0.000000002094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004648647">
                <text:p>0.00000004648647</text:p>
              </table:table-cell>
              <table:table-cell office:value-type="float" office:value="0.000000003115622">
                <text:p>0.000000003115622</text:p>
              </table:table-cell>
              <table:table-cell office:value-type="float" office:value="0.000000009720335">
                <text:p>0.00000000972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1266119">
                <text:p>0.0000001266119</text:p>
              </table:table-cell>
              <table:table-cell office:value-type="float" office:value="0.00000002360847">
                <text:p>0.00000002360847</text:p>
              </table:table-cell>
              <table:table-cell office:value-type="float" office:value="0.0000000009434564">
                <text:p>0.000000000943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009518748">
                <text:p>0.00000009518748</text:p>
              </table:table-cell>
              <table:table-cell office:value-type="float" office:value="0.000000008474444">
                <text:p>0.000000008474444</text:p>
              </table:table-cell>
              <table:table-cell office:value-type="float" office:value="0.00000001922191">
                <text:p>0.0000000192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009283468">
                <text:p>0.00000009283468</text:p>
              </table:table-cell>
              <table:table-cell office:value-type="float" office:value="0.00000000770846">
                <text:p>0.00000000770846</text:p>
              </table:table-cell>
              <table:table-cell office:value-type="float" office:value="0.000000005166261">
                <text:p>0.00000000516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02055543">
                <text:p>0.0000002055543</text:p>
              </table:table-cell>
              <table:table-cell office:value-type="float" office:value="0.00000001428977">
                <text:p>0.00000001428977</text:p>
              </table:table-cell>
              <table:table-cell office:value-type="float" office:value="0.000000006193987">
                <text:p>0.00000000619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04595805">
                <text:p>0.0000004595805</text:p>
              </table:table-cell>
              <table:table-cell office:value-type="float" office:value="0.00000003595733">
                <text:p>0.00000003595733</text:p>
              </table:table-cell>
              <table:table-cell office:value-type="float" office:value="0.00000002512307">
                <text:p>0.0000000251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006480902">
                <text:p>0.00000006480902</text:p>
              </table:table-cell>
              <table:table-cell office:value-type="float" office:value="0.00000005329359">
                <text:p>0.00000005329359</text:p>
              </table:table-cell>
              <table:table-cell office:value-type="float" office:value="0.00000002483489">
                <text:p>0.00000002483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01435546">
                <text:p>0.0000001435546</text:p>
              </table:table-cell>
              <table:table-cell office:value-type="float" office:value="0.00000003995616">
                <text:p>0.00000003995616</text:p>
              </table:table-cell>
              <table:table-cell office:value-type="float" office:value="0.00000002320689">
                <text:p>0.000000023206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8117901">
                <text:p>0.0000008117901</text:p>
              </table:table-cell>
              <table:table-cell office:value-type="float" office:value="0.000000002843544">
                <text:p>0.000000002843544</text:p>
              </table:table-cell>
              <table:table-cell office:value-type="float" office:value="0.00000001991045">
                <text:p>0.0000000199104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4596054">
                <text:p>0.00000004596054</text:p>
              </table:table-cell>
              <table:table-cell office:value-type="float" office:value="0.00000002937153">
                <text:p>0.00000002937153</text:p>
              </table:table-cell>
              <table:table-cell office:value-type="float" office:value="0.000000002075824">
                <text:p>0.00000000207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3512019">
                <text:p>0.000003512019</text:p>
              </table:table-cell>
              <table:table-cell office:value-type="float" office:value="0.000000003804437">
                <text:p>0.000000003804437</text:p>
              </table:table-cell>
              <table:table-cell office:value-type="float" office:value="0.00000005573346">
                <text:p>0.0000000557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0000003955415">
                <text:p>0.00000003955415</text:p>
              </table:table-cell>
              <table:table-cell office:value-type="float" office:value="0.0000002880861">
                <text:p>0.000000288086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1554301">
                <text:p>0.0000001554301</text:p>
              </table:table-cell>
              <table:table-cell office:value-type="float" office:value="0.00000002682472">
                <text:p>0.00000002682472</text:p>
              </table:table-cell>
              <table:table-cell office:value-type="float" office:value="0.0000003956853">
                <text:p>0.0000003956853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0.995cm" svg:y="1.04cm" chart:style-name="ch3">
          <text:p>Forth Order of Hu's Moments</text:p>
        </chart:subtitle>
        <chart:legend chart:legend-position="end" svg:x="24.663cm" svg:y="5.878cm" chart:style-name="ch4"/>
        <chart:plot-area chart:style-name="ch5" table:cell-range-address="rec_10_10_50_50.E1:rec_10_10_50_50.E360 rec_25_25_80_80.E1:rec_25_25_80_80.E360 rec_30_25_86_92.E1:rec_30_25_86_92.E360 rec_50_50_90_70.E1:rec_50_50_90_70.E360" svg:x="0.881cm" svg:y="1.759cm" svg:width="23.242cm" svg:height="11.082cm">
          <chart:axis chart:dimension="x" chart:name="primary-x" chart:style-name="ch6">
            <chart:title svg:x="12.364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E1:rec_10_10_50_50.E360" chart:class="chart:line">
            <chart:data-point chart:repeated="360"/>
          </chart:series>
          <chart:series chart:style-name="ch12" chart:values-cell-range-address="rec_25_25_80_80.E1:rec_25_25_80_80.E360" chart:class="chart:line">
            <chart:data-point chart:repeated="360"/>
          </chart:series>
          <chart:series chart:style-name="ch13" chart:values-cell-range-address="rec_30_25_86_92.E1:rec_30_25_86_92.E360" chart:class="chart:line">
            <chart:data-point chart:repeated="360"/>
          </chart:series>
          <chart:series chart:style-name="ch14" chart:values-cell-range-address="rec_50_50_90_70.E1:rec_50_50_90_70.E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ec_10_10_50_50.E1:rec_10_10_50_50.E360">0</text:p>
              </table:table-cell>
              <table:table-cell office:value-type="float" office:value="0">
                <text:p text:id="rec_25_25_80_80.E1:rec_25_25_80_80.E360">0</text:p>
              </table:table-cell>
              <table:table-cell office:value-type="float" office:value="0">
                <text:p text:id="rec_30_25_86_92.E1:rec_30_25_86_92.E360">0</text:p>
              </table:table-cell>
              <table:table-cell office:value-type="float" office:value="0">
                <text:p text:id="rec_50_50_90_70.E1:rec_50_50_90_70.E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3995597">
                <text:p>0.0000000399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1659799">
                <text:p>0.0000000165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03890668">
                <text:p>0.000000000389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1307022">
                <text:p>0.000000000130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4064482">
                <text:p>0.00000004064482</text:p>
              </table:table-cell>
              <table:table-cell office:value-type="float" office:value="0.0000000005915297">
                <text:p>0.0000000005915297</text:p>
              </table:table-cell>
              <table:table-cell office:value-type="float" office:value="0.000000001425204">
                <text:p>0.0000000014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7063402">
                <text:p>0.00000000706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09560801">
                <text:p>0.00000000095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2187642">
                <text:p>0.0000000218764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3127182">
                <text:p>0.00000000312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1786466">
                <text:p>0.00000000178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04633593">
                <text:p>0.0000000000463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009175899">
                <text:p>0.0000000000917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3048412">
                <text:p>0.00000000304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2690266">
                <text:p>0.000000000269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.00000000004673729">
                <text:p>0.00000000004673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3264324">
                <text:p>0.0000000003264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901075">
                <text:p>0.00000000190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01838105">
                <text:p>0.000000000183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03744967">
                <text:p>0.000000000374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04115524">
                <text:p>0.0000000004115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5019939">
                <text:p>0.0000000005019939</text:p>
              </table:table-cell>
              <table:table-cell office:value-type="float" office:value="0.00000000006839161">
                <text:p>0.0000000000683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004725654">
                <text:p>0.0000000004725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006747813">
                <text:p>0.00000000067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02487729">
                <text:p>0.000000002487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004585264">
                <text:p>0.000000000458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00002008719">
                <text:p>0.0000000000200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0192525">
                <text:p>0.000000001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8055698">
                <text:p>0.000000008055698</text:p>
              </table:table-cell>
              <table:table-cell office:value-type="float" office:value="0.00000000111084">
                <text:p>0.00000000111084</text:p>
              </table:table-cell>
              <table:table-cell office:value-type="float" office:value="0.0000000043807">
                <text:p>0.0000000043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007659437">
                <text:p>0.000000007659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02084451">
                <text:p>0.0000000208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02143327">
                <text:p>0.0000000214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6.982061E-038">
                <text:p>6.982061E-038</text:p>
              </table:table-cell>
              <table:table-cell office:value-type="float" office:value="0.00000002928675">
                <text:p>0.00000002928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04915122">
                <text:p>0.00000004915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07267847">
                <text:p>0.00000007267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06801148">
                <text:p>0.0000000680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09531063">
                <text:p>0.0000000953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1086821">
                <text:p>0.000000001086821</text:p>
              </table:table-cell>
              <table:table-cell office:value-type="float" office:value="0.0000001095038">
                <text:p>0.0000001095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1275254">
                <text:p>0.0000001275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1578303">
                <text:p>0.000000157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2832328">
                <text:p>0.000000002832328</text:p>
              </table:table-cell>
              <table:table-cell office:value-type="float" office:value="0.0000001666501">
                <text:p>0.0000001666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2085317">
                <text:p>0.000000208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1859269">
                <text:p>0.000000185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2120364">
                <text:p>0.000000212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2033892">
                <text:p>0.000000203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171253">
                <text:p>0.00000017125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6600969">
                <text:p>0.000000006600969</text:p>
              </table:table-cell>
              <table:table-cell office:value-type="float" office:value="0">
                <text:p>0</text:p>
              </table:table-cell>
              <table:table-cell office:value-type="float" office:value="0.0000001907357">
                <text:p>0.000000190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2474265">
                <text:p>0.000000247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2730795">
                <text:p>0.000000273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2311372">
                <text:p>0.000000231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2968148">
                <text:p>0.000000296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2575663">
                <text:p>0.0000002575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002832328">
                <text:p>0.000000002832328</text:p>
              </table:table-cell>
              <table:table-cell office:value-type="float" office:value="0.0000002610303">
                <text:p>0.000000261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287">
                <text:p>0.00000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2494749">
                <text:p>0.0000002494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1086821">
                <text:p>0.000000001086821</text:p>
              </table:table-cell>
              <table:table-cell office:value-type="float" office:value="0.0000002559885">
                <text:p>0.000000255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2282775">
                <text:p>0.000000228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194197">
                <text:p>0.00000019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2072739">
                <text:p>0.000000207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2230824">
                <text:p>0.0000002230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3.64022E-038">
                <text:p>3.64022E-038</text:p>
              </table:table-cell>
              <table:table-cell office:value-type="float" office:value="0.0000001906455">
                <text:p>0.000000190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1978374">
                <text:p>0.0000001978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1652844">
                <text:p>0.000000165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1828872">
                <text:p>0.000000182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8055698">
                <text:p>0.000000008055698</text:p>
              </table:table-cell>
              <table:table-cell office:value-type="float" office:value="0.00000000111084">
                <text:p>0.00000000111084</text:p>
              </table:table-cell>
              <table:table-cell office:value-type="float" office:value="0.000000106918">
                <text:p>0.000000106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815056">
                <text:p>0.0000000815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1016919">
                <text:p>0.000000101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8295347">
                <text:p>0.00000008295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6073707">
                <text:p>0.00000006073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3892034">
                <text:p>0.0000000389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3697974">
                <text:p>0.00000003697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5019939">
                <text:p>0.0000000005019939</text:p>
              </table:table-cell>
              <table:table-cell office:value-type="float" office:value="0.00000001891955">
                <text:p>0.0000000189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6592306">
                <text:p>0.00000000659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4142214">
                <text:p>0.00000000414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3488997">
                <text:p>0.000000003488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695709">
                <text:p>0.00000000169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07900312">
                <text:p>0.0000000000790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3240308">
                <text:p>0.000000000324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01477541">
                <text:p>0.0000000001477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1602265">
                <text:p>0.0000000016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4670156">
                <text:p>0.000000000467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04807076">
                <text:p>0.000000000480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2187642">
                <text:p>0.0000000218764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1359241">
                <text:p>0.00000000135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2582687">
                <text:p>0.00000000258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06430576">
                <text:p>0.000000000643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4064482">
                <text:p>0.00000004064482</text:p>
              </table:table-cell>
              <table:table-cell office:value-type="float" office:value="0.0000000005915297">
                <text:p>0.0000000005915297</text:p>
              </table:table-cell>
              <table:table-cell office:value-type="float" office:value="0.000000001074492">
                <text:p>0.00000000107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2192704">
                <text:p>0.000000000219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5652181">
                <text:p>0.00000000565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2812152">
                <text:p>0.00000002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4354728">
                <text:p>0.00000004354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3995597">
                <text:p>0.0000000399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1659799">
                <text:p>0.0000000165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03890668">
                <text:p>0.000000000389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1307022">
                <text:p>0.000000000130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9870256">
                <text:p>0.00000009870256</text:p>
              </table:table-cell>
              <table:table-cell office:value-type="float" office:value="0.0000000003659918">
                <text:p>0.0000000003659918</text:p>
              </table:table-cell>
              <table:table-cell office:value-type="float" office:value="0.000000001145989">
                <text:p>0.000000001145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7063402">
                <text:p>0.00000000706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09560801">
                <text:p>0.00000000095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272272">
                <text:p>0.000000027227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3127182">
                <text:p>0.00000000312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1786466">
                <text:p>0.00000000178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04633593">
                <text:p>0.0000000000463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009175899">
                <text:p>0.0000000000917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3048412">
                <text:p>0.00000000304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2690266">
                <text:p>0.000000000269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.00000000004673729">
                <text:p>0.00000000004673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3264324">
                <text:p>0.0000000003264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901075">
                <text:p>0.00000000190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01838105">
                <text:p>0.000000000183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03744967">
                <text:p>0.000000000374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04115524">
                <text:p>0.0000000004115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5517039">
                <text:p>0.0000000005517039</text:p>
              </table:table-cell>
              <table:table-cell office:value-type="float" office:value="0.00000000006839161">
                <text:p>0.0000000000683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004725654">
                <text:p>0.0000000004725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006747813">
                <text:p>0.00000000067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02487729">
                <text:p>0.000000002487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004585264">
                <text:p>0.000000000458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00002008719">
                <text:p>0.0000000000200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008714255">
                <text:p>0.000000000871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7793496">
                <text:p>0.000000007793496</text:p>
              </table:table-cell>
              <table:table-cell office:value-type="float" office:value="0.000000001882612">
                <text:p>0.000000001882612</text:p>
              </table:table-cell>
              <table:table-cell office:value-type="float" office:value="0.000000008718517">
                <text:p>0.00000000871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002716995">
                <text:p>0.00000000271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0002242483">
                <text:p>0.000000000224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00002847936">
                <text:p>0.00000000002847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1.406109E-038">
                <text:p>1.406109E-038</text:p>
              </table:table-cell>
              <table:table-cell office:value-type="float" office:value="0.00000000004097217">
                <text:p>0.00000000004097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0008260173">
                <text:p>0.0000000008260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004711872">
                <text:p>0.00000000471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002112105">
                <text:p>0.00000000211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007358767">
                <text:p>0.00000000735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006116165">
                <text:p>0.00000000006116165</text:p>
              </table:table-cell>
              <table:table-cell office:value-type="float" office:value="0.00000001015497">
                <text:p>0.00000001015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01141831">
                <text:p>0.0000000114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02193063">
                <text:p>0.0000000219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0007015734">
                <text:p>0.00000000007015734</text:p>
              </table:table-cell>
              <table:table-cell office:value-type="float" office:value="0.000000004123844">
                <text:p>0.000000004123844</text:p>
              </table:table-cell>
              <table:table-cell office:value-type="float" office:value="0.00000001983791">
                <text:p>0.0000000198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04091686">
                <text:p>0.0000000409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02878141">
                <text:p>0.00000002878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04332537">
                <text:p>0.0000000433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04105753">
                <text:p>0.0000000410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02756789">
                <text:p>0.000000027567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006600969">
                <text:p>0.000000006600969</text:p>
              </table:table-cell>
              <table:table-cell office:value-type="float" office:value="0">
                <text:p>0</text:p>
              </table:table-cell>
              <table:table-cell office:value-type="float" office:value="0.00000003611793">
                <text:p>0.0000000361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0652601">
                <text:p>0.000000065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08245896">
                <text:p>0.0000000824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04808734">
                <text:p>0.0000000480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07979352">
                <text:p>0.00000007979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06057217">
                <text:p>0.00000006057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002459848">
                <text:p>0.000000002459848</text:p>
              </table:table-cell>
              <table:table-cell office:value-type="float" office:value="0.00000006689022">
                <text:p>0.00000006689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08382058">
                <text:p>0.0000000838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05965828">
                <text:p>0.0000000596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1086821">
                <text:p>0.000000001086821</text:p>
              </table:table-cell>
              <table:table-cell office:value-type="float" office:value="0.00000005799486">
                <text:p>0.000000057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0505017">
                <text:p>0.0000000505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03345491">
                <text:p>0.0000000334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03991084">
                <text:p>0.0000000399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04461164">
                <text:p>0.0000000446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9.324333E-040">
                <text:p>9.324333E-040</text:p>
              </table:table-cell>
              <table:table-cell office:value-type="float" office:value="0.00000003205337">
                <text:p>0.00000003205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03367687">
                <text:p>0.00000003367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02630811">
                <text:p>0.00000002630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02894197">
                <text:p>0.0000000289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007793496">
                <text:p>0.000000007793496</text:p>
              </table:table-cell>
              <table:table-cell office:value-type="float" office:value="0.000000001735833">
                <text:p>0.000000001735833</text:p>
              </table:table-cell>
              <table:table-cell office:value-type="float" office:value="0.000000005429968">
                <text:p>0.00000000542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04377294">
                <text:p>0.00000000437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007439555">
                <text:p>0.000000007439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03331574">
                <text:p>0.00000000333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008748862">
                <text:p>0.000000000874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0074035">
                <text:p>0.0000000007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01049814">
                <text:p>0.00000000104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4417242">
                <text:p>0.0000000004417242</text:p>
              </table:table-cell>
              <table:table-cell office:value-type="float" office:value="0.0000000002072088">
                <text:p>0.000000000207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02250536">
                <text:p>0.000000000225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1748776">
                <text:p>0.00000000174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1263582">
                <text:p>0.00000000126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695709">
                <text:p>0.00000000169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07900312">
                <text:p>0.0000000000790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3240308">
                <text:p>0.000000000324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01477541">
                <text:p>0.0000000001477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1602265">
                <text:p>0.0000000016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4670156">
                <text:p>0.000000000467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04807076">
                <text:p>0.000000000480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02187642">
                <text:p>0.0000000218764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1359241">
                <text:p>0.00000000135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2582687">
                <text:p>0.00000000258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06430576">
                <text:p>0.000000000643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9870256">
                <text:p>0.00000009870256</text:p>
              </table:table-cell>
              <table:table-cell office:value-type="float" office:value="0.0000000008535849">
                <text:p>0.0000000008535849</text:p>
              </table:table-cell>
              <table:table-cell office:value-type="float" office:value="0.000000001307897">
                <text:p>0.000000001307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2192704">
                <text:p>0.000000000219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5652181">
                <text:p>0.00000000565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2812152">
                <text:p>0.00000002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4354728">
                <text:p>0.00000004354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3995597">
                <text:p>0.0000000399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1659799">
                <text:p>0.0000000165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03890668">
                <text:p>0.000000000389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1307022">
                <text:p>0.000000000130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09870256">
                <text:p>0.00000009870256</text:p>
              </table:table-cell>
              <table:table-cell office:value-type="float" office:value="0.0000000008535849">
                <text:p>0.0000000008535849</text:p>
              </table:table-cell>
              <table:table-cell office:value-type="float" office:value="0.000000001425204">
                <text:p>0.0000000014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7063402">
                <text:p>0.00000000706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09560801">
                <text:p>0.00000000095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0272272">
                <text:p>0.000000027227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3127182">
                <text:p>0.00000000312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1786466">
                <text:p>0.00000000178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04633593">
                <text:p>0.0000000000463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009175899">
                <text:p>0.0000000000917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3048412">
                <text:p>0.00000000304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2690266">
                <text:p>0.000000000269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.00000000004673729">
                <text:p>0.00000000004673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3264324">
                <text:p>0.0000000003264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901075">
                <text:p>0.00000000190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01838105">
                <text:p>0.000000000183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03744967">
                <text:p>0.000000000374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04115524">
                <text:p>0.0000000004115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5517039">
                <text:p>0.0000000005517039</text:p>
              </table:table-cell>
              <table:table-cell office:value-type="float" office:value="0.00000000006839161">
                <text:p>0.0000000000683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004725654">
                <text:p>0.0000000004725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006747813">
                <text:p>0.00000000067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02487729">
                <text:p>0.000000002487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004585264">
                <text:p>0.000000000458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00002008719">
                <text:p>0.0000000000200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008714255">
                <text:p>0.000000000871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007793496">
                <text:p>0.000000007793496</text:p>
              </table:table-cell>
              <table:table-cell office:value-type="float" office:value="0.000000001882612">
                <text:p>0.000000001882612</text:p>
              </table:table-cell>
              <table:table-cell office:value-type="float" office:value="0.000000008718517">
                <text:p>0.000000008718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002716995">
                <text:p>0.00000000271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0002242483">
                <text:p>0.000000000224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00002847936">
                <text:p>0.00000000002847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9.324333E-040">
                <text:p>9.324333E-040</text:p>
              </table:table-cell>
              <table:table-cell office:value-type="float" office:value="0.00000000004097217">
                <text:p>0.00000000004097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0008260173">
                <text:p>0.0000000008260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004711872">
                <text:p>0.00000000471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002112105">
                <text:p>0.00000000211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007358767">
                <text:p>0.00000000735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1086821">
                <text:p>0.000000001086821</text:p>
              </table:table-cell>
              <table:table-cell office:value-type="float" office:value="0.00000001015497">
                <text:p>0.00000001015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01141831">
                <text:p>0.0000000114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02193063">
                <text:p>0.0000000219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00007015734">
                <text:p>0.00000000007015734</text:p>
              </table:table-cell>
              <table:table-cell office:value-type="float" office:value="0.00000000373837">
                <text:p>0.00000000373837</text:p>
              </table:table-cell>
              <table:table-cell office:value-type="float" office:value="0.00000001983791">
                <text:p>0.0000000198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04091686">
                <text:p>0.0000000409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02878141">
                <text:p>0.00000002878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04332537">
                <text:p>0.0000000433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04105753">
                <text:p>0.0000000410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02756789">
                <text:p>0.0000000275678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0006600969">
                <text:p>0.000000006600969</text:p>
              </table:table-cell>
              <table:table-cell office:value-type="float" office:value="0">
                <text:p>0</text:p>
              </table:table-cell>
              <table:table-cell office:value-type="float" office:value="0.00000003611793">
                <text:p>0.0000000361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0652601">
                <text:p>0.000000065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08245896">
                <text:p>0.0000000824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04808734">
                <text:p>0.0000000480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07979352">
                <text:p>0.00000007979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06455852">
                <text:p>0.00000006455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00007015734">
                <text:p>0.00000000007015734</text:p>
              </table:table-cell>
              <table:table-cell office:value-type="float" office:value="0.00000000373837">
                <text:p>0.00000000373837</text:p>
              </table:table-cell>
              <table:table-cell office:value-type="float" office:value="0.00000006689022">
                <text:p>0.00000006689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08382058">
                <text:p>0.0000000838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05965828">
                <text:p>0.0000000596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1086821">
                <text:p>0.000000001086821</text:p>
              </table:table-cell>
              <table:table-cell office:value-type="float" office:value="0.00000005799486">
                <text:p>0.0000000579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0505017">
                <text:p>0.0000000505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03345491">
                <text:p>0.0000000334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03991084">
                <text:p>0.0000000399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04461164">
                <text:p>0.0000000446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1.805191E-038">
                <text:p>1.805191E-038</text:p>
              </table:table-cell>
              <table:table-cell office:value-type="float" office:value="0.00000003205337">
                <text:p>0.00000003205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03367687">
                <text:p>0.00000003367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02630811">
                <text:p>0.00000002630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02894197">
                <text:p>0.0000000289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007793496">
                <text:p>0.000000007793496</text:p>
              </table:table-cell>
              <table:table-cell office:value-type="float" office:value="0.000000001882612">
                <text:p>0.000000001882612</text:p>
              </table:table-cell>
              <table:table-cell office:value-type="float" office:value="0.000000005938849">
                <text:p>0.000000005938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04377294">
                <text:p>0.00000000437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007439555">
                <text:p>0.000000007439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03331574">
                <text:p>0.00000000333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008748862">
                <text:p>0.000000000874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0074035">
                <text:p>0.0000000007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01049814">
                <text:p>0.00000000104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5517039">
                <text:p>0.0000000005517039</text:p>
              </table:table-cell>
              <table:table-cell office:value-type="float" office:value="0.0000000002072088">
                <text:p>0.000000000207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02250536">
                <text:p>0.000000000225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1748776">
                <text:p>0.00000000174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1263582">
                <text:p>0.00000000126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695709">
                <text:p>0.00000000169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07900312">
                <text:p>0.0000000000790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3240308">
                <text:p>0.000000000324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01477541">
                <text:p>0.0000000001477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1602265">
                <text:p>0.0000000016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4670156">
                <text:p>0.000000000467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04807076">
                <text:p>0.000000000480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0272272">
                <text:p>0.000000027227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1359241">
                <text:p>0.00000000135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2582687">
                <text:p>0.00000000258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06430576">
                <text:p>0.000000000643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9870256">
                <text:p>0.00000009870256</text:p>
              </table:table-cell>
              <table:table-cell office:value-type="float" office:value="0.0000000008535849">
                <text:p>0.0000000008535849</text:p>
              </table:table-cell>
              <table:table-cell office:value-type="float" office:value="0.000000001307897">
                <text:p>0.000000001307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2192704">
                <text:p>0.000000000219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5652181">
                <text:p>0.00000000565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2812152">
                <text:p>0.00000002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4354728">
                <text:p>0.00000004354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3995597">
                <text:p>0.0000000399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1659799">
                <text:p>0.00000001659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03890668">
                <text:p>0.000000000389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1307022">
                <text:p>0.000000000130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9870256">
                <text:p>0.00000009870256</text:p>
              </table:table-cell>
              <table:table-cell office:value-type="float" office:value="0.0000000008535849">
                <text:p>0.0000000008535849</text:p>
              </table:table-cell>
              <table:table-cell office:value-type="float" office:value="0.000000001425204">
                <text:p>0.0000000014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7063402">
                <text:p>0.00000000706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09560801">
                <text:p>0.00000000095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02187642">
                <text:p>0.0000000218764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3127182">
                <text:p>0.00000000312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1786466">
                <text:p>0.00000000178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04633593">
                <text:p>0.0000000000463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009175899">
                <text:p>0.0000000000917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3048412">
                <text:p>0.00000000304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2690266">
                <text:p>0.000000000269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.00000000004673729">
                <text:p>0.00000000004673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3264324">
                <text:p>0.0000000003264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901075">
                <text:p>0.00000000190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01838105">
                <text:p>0.000000000183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03744967">
                <text:p>0.000000000374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04115524">
                <text:p>0.0000000004115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4417242">
                <text:p>0.0000000004417242</text:p>
              </table:table-cell>
              <table:table-cell office:value-type="float" office:value="0.00000000006839161">
                <text:p>0.0000000000683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004725654">
                <text:p>0.0000000004725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006747813">
                <text:p>0.00000000067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02487729">
                <text:p>0.000000002487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004585264">
                <text:p>0.000000000458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00002008719">
                <text:p>0.0000000000200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006317095">
                <text:p>0.0000000006317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0007793496">
                <text:p>0.000000007793496</text:p>
              </table:table-cell>
              <table:table-cell office:value-type="float" office:value="0.000000001735833">
                <text:p>0.000000001735833</text:p>
              </table:table-cell>
              <table:table-cell office:value-type="float" office:value="0.000000004901665">
                <text:p>0.00000000490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007659437">
                <text:p>0.000000007659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02084451">
                <text:p>0.0000000208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02143327">
                <text:p>0.0000000214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3.595463E-038">
                <text:p>3.595463E-038</text:p>
              </table:table-cell>
              <table:table-cell office:value-type="float" office:value="0.00000002928675">
                <text:p>0.00000002928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04915122">
                <text:p>0.00000004915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07267847">
                <text:p>0.00000007267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06801148">
                <text:p>0.0000000680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09531063">
                <text:p>0.0000000953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1086821">
                <text:p>0.000000001086821</text:p>
              </table:table-cell>
              <table:table-cell office:value-type="float" office:value="0.0000001095038">
                <text:p>0.0000001095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1275254">
                <text:p>0.0000001275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1578303">
                <text:p>0.0000001578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002459848">
                <text:p>0.000000002459848</text:p>
              </table:table-cell>
              <table:table-cell office:value-type="float" office:value="0.0000001666501">
                <text:p>0.0000001666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2085317">
                <text:p>0.000000208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1859269">
                <text:p>0.000000185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2120364">
                <text:p>0.000000212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2033892">
                <text:p>0.000000203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171253">
                <text:p>0.00000017125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0006600969">
                <text:p>0.000000006600969</text:p>
              </table:table-cell>
              <table:table-cell office:value-type="float" office:value="0">
                <text:p>0</text:p>
              </table:table-cell>
              <table:table-cell office:value-type="float" office:value="0.0000001907357">
                <text:p>0.000000190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03910312">
                <text:p>0.00000003910312</text:p>
              </table:table-cell>
              <table:table-cell office:value-type="float" office:value="0.000000004064539">
                <text:p>0.000000004064539</text:p>
              </table:table-cell>
              <table:table-cell office:value-type="float" office:value="0.0000002474265">
                <text:p>0.000000247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005662198">
                <text:p>0.00000005662198</text:p>
              </table:table-cell>
              <table:table-cell office:value-type="float" office:value="0.000000003118713">
                <text:p>0.000000003118713</text:p>
              </table:table-cell>
              <table:table-cell office:value-type="float" office:value="0.0000002730795">
                <text:p>0.000000273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003596456">
                <text:p>0.00000003596456</text:p>
              </table:table-cell>
              <table:table-cell office:value-type="float" office:value="0.000000006077418">
                <text:p>0.000000006077418</text:p>
              </table:table-cell>
              <table:table-cell office:value-type="float" office:value="0.0000002311372">
                <text:p>0.000000231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004491354">
                <text:p>0.00000004491354</text:p>
              </table:table-cell>
              <table:table-cell office:value-type="float" office:value="0.0000000007800667">
                <text:p>0.0000000007800667</text:p>
              </table:table-cell>
              <table:table-cell office:value-type="float" office:value="0.0000002968148">
                <text:p>0.000000296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001606073">
                <text:p>0.000000001606073</text:p>
              </table:table-cell>
              <table:table-cell office:value-type="float" office:value="0.000000002338555">
                <text:p>0.000000002338555</text:p>
              </table:table-cell>
              <table:table-cell office:value-type="float" office:value="0.0000002575663">
                <text:p>0.0000002575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000007015734">
                <text:p>0.00000000007015734</text:p>
              </table:table-cell>
              <table:table-cell office:value-type="float" office:value="0.000000004123844">
                <text:p>0.000000004123844</text:p>
              </table:table-cell>
              <table:table-cell office:value-type="float" office:value="0.0000002610303">
                <text:p>0.000000261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01112071">
                <text:p>0.00000001112071</text:p>
              </table:table-cell>
              <table:table-cell office:value-type="float" office:value="0.00000000009533822">
                <text:p>0.00000000009533822</text:p>
              </table:table-cell>
              <table:table-cell office:value-type="float" office:value="0.000000287">
                <text:p>0.00000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001593258">
                <text:p>0.000000001593258</text:p>
              </table:table-cell>
              <table:table-cell office:value-type="float" office:value="0.000000003578028">
                <text:p>0.000000003578028</text:p>
              </table:table-cell>
              <table:table-cell office:value-type="float" office:value="0.0000002494749">
                <text:p>0.0000002494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000291952">
                <text:p>0.00000000291952</text:p>
              </table:table-cell>
              <table:table-cell office:value-type="float" office:value="0.00000000006116165">
                <text:p>0.00000000006116165</text:p>
              </table:table-cell>
              <table:table-cell office:value-type="float" office:value="0.0000002559885">
                <text:p>0.000000255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01717345">
                <text:p>0.00000001717345</text:p>
              </table:table-cell>
              <table:table-cell office:value-type="float" office:value="0.0000000001114665">
                <text:p>0.0000000001114665</text:p>
              </table:table-cell>
              <table:table-cell office:value-type="float" office:value="0.0000002282775">
                <text:p>0.000000228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00003711803">
                <text:p>0.0000000003711803</text:p>
              </table:table-cell>
              <table:table-cell office:value-type="float" office:value="0.000000000281215">
                <text:p>0.000000000281215</text:p>
              </table:table-cell>
              <table:table-cell office:value-type="float" office:value="0.000000194197">
                <text:p>0.00000019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002165127">
                <text:p>0.00000002165127</text:p>
              </table:table-cell>
              <table:table-cell office:value-type="float" office:value="0.000000002232374">
                <text:p>0.000000002232374</text:p>
              </table:table-cell>
              <table:table-cell office:value-type="float" office:value="0.0000002072739">
                <text:p>0.000000207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0002931149">
                <text:p>0.000000002931149</text:p>
              </table:table-cell>
              <table:table-cell office:value-type="float" office:value="0.00000000001847724">
                <text:p>0.00000000001847724</text:p>
              </table:table-cell>
              <table:table-cell office:value-type="float" office:value="0.0000002230824">
                <text:p>0.0000002230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001131019">
                <text:p>0.00000001131019</text:p>
              </table:table-cell>
              <table:table-cell office:value-type="float" office:value="6.982061E-038">
                <text:p>6.982061E-038</text:p>
              </table:table-cell>
              <table:table-cell office:value-type="float" office:value="0.0000001906455">
                <text:p>0.000000190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0002586567">
                <text:p>0.0000000002586567</text:p>
              </table:table-cell>
              <table:table-cell office:value-type="float" office:value="0.0000000001135755">
                <text:p>0.0000000001135755</text:p>
              </table:table-cell>
              <table:table-cell office:value-type="float" office:value="0.0000001978374">
                <text:p>0.0000001978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008463242">
                <text:p>0.000000008463242</text:p>
              </table:table-cell>
              <table:table-cell office:value-type="float" office:value="0.000000003915848">
                <text:p>0.000000003915848</text:p>
              </table:table-cell>
              <table:table-cell office:value-type="float" office:value="0.0000001652844">
                <text:p>0.000000165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0008509642">
                <text:p>0.000000008509642</text:p>
              </table:table-cell>
              <table:table-cell office:value-type="float" office:value="0.000000002710191">
                <text:p>0.000000002710191</text:p>
              </table:table-cell>
              <table:table-cell office:value-type="float" office:value="0.0000001828872">
                <text:p>0.000000182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0007793496">
                <text:p>0.000000007793496</text:p>
              </table:table-cell>
              <table:table-cell office:value-type="float" office:value="0.000000001882612">
                <text:p>0.000000001882612</text:p>
              </table:table-cell>
              <table:table-cell office:value-type="float" office:value="0.000000106918">
                <text:p>0.000000106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0004871762">
                <text:p>0.000000004871762</text:p>
              </table:table-cell>
              <table:table-cell office:value-type="float" office:value="0.00000001139532">
                <text:p>0.00000001139532</text:p>
              </table:table-cell>
              <table:table-cell office:value-type="float" office:value="0.0000000815056">
                <text:p>0.0000000815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001043454">
                <text:p>0.00000001043454</text:p>
              </table:table-cell>
              <table:table-cell office:value-type="float" office:value="0.000000003148736">
                <text:p>0.000000003148736</text:p>
              </table:table-cell>
              <table:table-cell office:value-type="float" office:value="0.0000001016919">
                <text:p>0.000000101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0008601935">
                <text:p>0.000000008601935</text:p>
              </table:table-cell>
              <table:table-cell office:value-type="float" office:value="0.0000000003541559">
                <text:p>0.0000000003541559</text:p>
              </table:table-cell>
              <table:table-cell office:value-type="float" office:value="0.00000008295347">
                <text:p>0.00000008295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000894725">
                <text:p>0.00000000894725</text:p>
              </table:table-cell>
              <table:table-cell office:value-type="float" office:value="0.0000000003152906">
                <text:p>0.0000000003152906</text:p>
              </table:table-cell>
              <table:table-cell office:value-type="float" office:value="0.00000006073707">
                <text:p>0.00000006073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0005035853">
                <text:p>0.000000005035853</text:p>
              </table:table-cell>
              <table:table-cell office:value-type="float" office:value="0.000000002285445">
                <text:p>0.000000002285445</text:p>
              </table:table-cell>
              <table:table-cell office:value-type="float" office:value="0.00000003892034">
                <text:p>0.0000000389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0004506254">
                <text:p>0.000000004506254</text:p>
              </table:table-cell>
              <table:table-cell office:value-type="float" office:value="0.0000000002799499">
                <text:p>0.0000000002799499</text:p>
              </table:table-cell>
              <table:table-cell office:value-type="float" office:value="0.00000003697974">
                <text:p>0.00000003697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00511679">
                <text:p>0.00000000511679</text:p>
              </table:table-cell>
              <table:table-cell office:value-type="float" office:value="0.0000000005517039">
                <text:p>0.0000000005517039</text:p>
              </table:table-cell>
              <table:table-cell office:value-type="float" office:value="0.00000001891955">
                <text:p>0.0000000189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003435254">
                <text:p>0.00000003435254</text:p>
              </table:table-cell>
              <table:table-cell office:value-type="float" office:value="0.0000000004434977">
                <text:p>0.0000000004434977</text:p>
              </table:table-cell>
              <table:table-cell office:value-type="float" office:value="0.000000006592306">
                <text:p>0.00000000659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004335038">
                <text:p>0.000000004335038</text:p>
              </table:table-cell>
              <table:table-cell office:value-type="float" office:value="0.00000000873476">
                <text:p>0.00000000873476</text:p>
              </table:table-cell>
              <table:table-cell office:value-type="float" office:value="0.000000004142214">
                <text:p>0.00000000414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00204847">
                <text:p>0.0000000204847</text:p>
              </table:table-cell>
              <table:table-cell office:value-type="float" office:value="0.000000001277586">
                <text:p>0.000000001277586</text:p>
              </table:table-cell>
              <table:table-cell office:value-type="float" office:value="0.000000003488997">
                <text:p>0.000000003488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001956684">
                <text:p>0.00000001956684</text:p>
              </table:table-cell>
              <table:table-cell office:value-type="float" office:value="0.00000000005612505">
                <text:p>0.00000000005612505</text:p>
              </table:table-cell>
              <table:table-cell office:value-type="float" office:value="0.000000001695709">
                <text:p>0.00000000169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2198588">
                <text:p>0.00000002198588</text:p>
              </table:table-cell>
              <table:table-cell office:value-type="float" office:value="0.000000001536668">
                <text:p>0.000000001536668</text:p>
              </table:table-cell>
              <table:table-cell office:value-type="float" office:value="0.00000000007900312">
                <text:p>0.0000000000790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000186384">
                <text:p>0.00000000186384</text:p>
              </table:table-cell>
              <table:table-cell office:value-type="float" office:value="0.0000000002681415">
                <text:p>0.0000000002681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0001445147">
                <text:p>0.000000001445147</text:p>
              </table:table-cell>
              <table:table-cell office:value-type="float" office:value="0.0000000001452499">
                <text:p>0.0000000001452499</text:p>
              </table:table-cell>
              <table:table-cell office:value-type="float" office:value="0.0000000003240308">
                <text:p>0.000000000324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0003422078">
                <text:p>0.000000003422078</text:p>
              </table:table-cell>
              <table:table-cell office:value-type="float" office:value="0.000000002769147">
                <text:p>0.000000002769147</text:p>
              </table:table-cell>
              <table:table-cell office:value-type="float" office:value="0.0000000001477541">
                <text:p>0.0000000001477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0005359957">
                <text:p>0.000000005359957</text:p>
              </table:table-cell>
              <table:table-cell office:value-type="float" office:value="0.000000002807177">
                <text:p>0.000000002807177</text:p>
              </table:table-cell>
              <table:table-cell office:value-type="float" office:value="0.000000001602265">
                <text:p>0.0000000016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0003494462">
                <text:p>0.000000003494462</text:p>
              </table:table-cell>
              <table:table-cell office:value-type="float" office:value="0.0000000007232774">
                <text:p>0.0000000007232774</text:p>
              </table:table-cell>
              <table:table-cell office:value-type="float" office:value="0.0000000004670156">
                <text:p>0.000000000467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001028443">
                <text:p>0.00000001028443</text:p>
              </table:table-cell>
              <table:table-cell office:value-type="float" office:value="0.000000002044286">
                <text:p>0.000000002044286</text:p>
              </table:table-cell>
              <table:table-cell office:value-type="float" office:value="0.0000000004807076">
                <text:p>0.000000000480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00272272">
                <text:p>0.0000000272272</text:p>
              </table:table-cell>
              <table:table-cell office:value-type="float" office:value="0.00000000433465">
                <text:p>0.00000000433465</text:p>
              </table:table-cell>
              <table:table-cell office:value-type="float" office:value="0.000000001359241">
                <text:p>0.00000000135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0003095065">
                <text:p>0.000000003095065</text:p>
              </table:table-cell>
              <table:table-cell office:value-type="float" office:value="0.000000004295497">
                <text:p>0.000000004295497</text:p>
              </table:table-cell>
              <table:table-cell office:value-type="float" office:value="0.000000002582687">
                <text:p>0.00000000258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002567523">
                <text:p>0.00000002567523</text:p>
              </table:table-cell>
              <table:table-cell office:value-type="float" office:value="0.000000004342818">
                <text:p>0.000000004342818</text:p>
              </table:table-cell>
              <table:table-cell office:value-type="float" office:value="0.0000000006430576">
                <text:p>0.000000000643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09870256">
                <text:p>0.00000009870256</text:p>
              </table:table-cell>
              <table:table-cell office:value-type="float" office:value="0.0000000003659918">
                <text:p>0.0000000003659918</text:p>
              </table:table-cell>
              <table:table-cell office:value-type="float" office:value="0.000000001307897">
                <text:p>0.000000001307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1033275">
                <text:p>0.00000001033275</text:p>
              </table:table-cell>
              <table:table-cell office:value-type="float" office:value="0.000000003050447">
                <text:p>0.000000003050447</text:p>
              </table:table-cell>
              <table:table-cell office:value-type="float" office:value="0.0000000002192704">
                <text:p>0.000000000219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03786412">
                <text:p>0.0000003786412</text:p>
              </table:table-cell>
              <table:table-cell office:value-type="float" office:value="0.0000000003263836">
                <text:p>0.0000000003263836</text:p>
              </table:table-cell>
              <table:table-cell office:value-type="float" office:value="0.000000005652181">
                <text:p>0.00000000565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.000000003212497">
                <text:p>0.000000003212497</text:p>
              </table:table-cell>
              <table:table-cell office:value-type="float" office:value="0.00000002812152">
                <text:p>0.00000002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0008544243">
                <text:p>0.000000008544243</text:p>
              </table:table-cell>
              <table:table-cell office:value-type="float" office:value="0.000000002910182">
                <text:p>0.000000002910182</text:p>
              </table:table-cell>
              <table:table-cell office:value-type="float" office:value="0.00000004354728">
                <text:p>0.000000043547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1.074cm" svg:y="1.04cm" chart:style-name="ch3">
          <text:p>Fifth Order of Hu's Moments</text:p>
        </chart:subtitle>
        <chart:legend chart:legend-position="end" svg:x="24.636cm" svg:y="5.878cm" chart:style-name="ch4"/>
        <chart:plot-area chart:style-name="ch5" table:cell-range-address="rec_10_10_50_50.F1:rec_10_10_50_50.F360 rec_25_25_80_80.F1:rec_25_25_80_80.F360 rec_30_25_86_92.F1:rec_30_25_86_92.F360 rec_50_50_90_70.F1:rec_50_50_90_70.F360" svg:x="0.881cm" svg:y="1.759cm" svg:width="23.215cm" svg:height="11.082cm">
          <chart:axis chart:dimension="x" chart:name="primary-x" chart:style-name="ch6">
            <chart:title svg:x="12.35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F1:rec_10_10_50_50.F360" chart:class="chart:line">
            <chart:data-point chart:repeated="360"/>
          </chart:series>
          <chart:series chart:style-name="ch12" chart:values-cell-range-address="rec_25_25_80_80.F1:rec_25_25_80_80.F360" chart:class="chart:line">
            <chart:data-point chart:repeated="360"/>
          </chart:series>
          <chart:series chart:style-name="ch13" chart:values-cell-range-address="rec_30_25_86_92.F1:rec_30_25_86_92.F360" chart:class="chart:line">
            <chart:data-point chart:repeated="360"/>
          </chart:series>
          <chart:series chart:style-name="ch14" chart:values-cell-range-address="rec_50_50_90_70.F1:rec_50_50_90_70.F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ec_10_10_50_50.F1:rec_10_10_50_50.F360">0</text:p>
              </table:table-cell>
              <table:table-cell office:value-type="float" office:value="0">
                <text:p text:id="rec_25_25_80_80.F1:rec_25_25_80_80.F360">0</text:p>
              </table:table-cell>
              <table:table-cell office:value-type="float" office:value="0">
                <text:p text:id="rec_30_25_86_92.F1:rec_30_25_86_92.F360">0</text:p>
              </table:table-cell>
              <table:table-cell office:value-type="float" office:value="0">
                <text:p text:id="rec_50_50_90_70.F1:rec_50_50_90_70.F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235544E-015">
                <text:p>4.23554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3.057142E-016">
                <text:p>3.057142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6.593615E-019">
                <text:p>6.59361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6.364624E-020">
                <text:p>6.36462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35664E-015">
                <text:p>3.935664E-015</text:p>
              </table:table-cell>
              <table:table-cell office:value-type="float" office:value="-1.279049E-018">
                <text:p>-1.279049E-018</text:p>
              </table:table-cell>
              <table:table-cell office:value-type="float" office:value="7.189324E-018">
                <text:p>7.189324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-6.063781E-017">
                <text:p>-6.06378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1.246861E-019">
                <text:p>1.246861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36507E-015">
                <text:p>2.236507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1.999091E-017">
                <text:p>-1.99909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8.968453E-018">
                <text:p>8.96845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6.67761E-021">
                <text:p>6.6776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4.141345E-021">
                <text:p>4.141345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-5.469787E-018">
                <text:p>-5.46978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1.435189E-019">
                <text:p>-1.435189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8.337916E-021">
                <text:p>8.33791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648781E-019">
                <text:p>1.6487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7.616006E-018">
                <text:p>7.61600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-8.686E-020">
                <text:p>-8.686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-2.972329E-019">
                <text:p>-2.972329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157113E-018">
                <text:p>1.15711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64098E-018">
                <text:p>-1.364098E-018</text:p>
              </table:table-cell>
              <table:table-cell office:value-type="float" office:value="-7.888805E-021">
                <text:p>-7.888805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1.696419E-018">
                <text:p>1.696419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2.869212E-018">
                <text:p>2.869212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6.068182E-018">
                <text:p>6.06818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-1.101055E-019">
                <text:p>-1.10105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8.536851E-021">
                <text:p>8.53685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8.819303E-018">
                <text:p>8.81930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310684E-016">
                <text:p>-4.310684E-016</text:p>
              </table:table-cell>
              <table:table-cell office:value-type="float" office:value="1.551041E-017">
                <text:p>1.551041E-017</text:p>
              </table:table-cell>
              <table:table-cell office:value-type="float" office:value="2.530015E-017">
                <text:p>2.530015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-7.699281E-017">
                <text:p>-7.69928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1.282394E-015">
                <text:p>1.28239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1.599992E-015">
                <text:p>1.59999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1.836507E-075">
                <text:p>1.836507E-075</text:p>
              </table:table-cell>
              <table:table-cell office:value-type="float" office:value="2.58177E-015">
                <text:p>2.5817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6.222457E-015">
                <text:p>6.22245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0.00000000000001864586">
                <text:p>0.000000000000018645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0.00000000000001570138">
                <text:p>0.0000000000000157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0.00000000000003274636">
                <text:p>0.000000000000032746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3.166863E-019">
                <text:p>3.166863E-019</text:p>
              </table:table-cell>
              <table:table-cell office:value-type="float" office:value="0.00000000000004041592">
                <text:p>0.000000000000040415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0.00000000000005348005">
                <text:p>0.000000000000053480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0.00000000000009313027">
                <text:p>0.0000000000000931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2.114986E-017">
                <text:p>-2.114986E-017</text:p>
              </table:table-cell>
              <table:table-cell office:value-type="float" office:value="0.00000000000009478086">
                <text:p>0.00000000000009478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0.0000000000001363159">
                <text:p>0.000000000000136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0.0000000000001202988">
                <text:p>0.000000000000120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0.000000000000171958">
                <text:p>0.00000000000017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0.0000000000001440837">
                <text:p>0.000000000000144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0.0000000000001429076">
                <text:p>0.00000000000014290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70961E-016">
                <text:p>2.470961E-016</text:p>
              </table:table-cell>
              <table:table-cell office:value-type="float" office:value="0">
                <text:p>0</text:p>
              </table:table-cell>
              <table:table-cell office:value-type="float" office:value="0.000000000000140625">
                <text:p>0.000000000000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0.0000000000001374757">
                <text:p>0.00000000000013747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0.0000000000001575182">
                <text:p>0.00000000000015751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0.0000000000001426368">
                <text:p>0.0000000000001426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0.0000000000002872915">
                <text:p>0.000000000000287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0.0000000000002254134">
                <text:p>0.000000000000225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2.114986E-017">
                <text:p>-2.114986E-017</text:p>
              </table:table-cell>
              <table:table-cell office:value-type="float" office:value="0.0000000000001928555">
                <text:p>0.000000000000192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0.0000000000001879297">
                <text:p>0.00000000000018792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0.000000000000250231">
                <text:p>0.0000000000002502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3.166863E-019">
                <text:p>3.166863E-019</text:p>
              </table:table-cell>
              <table:table-cell office:value-type="float" office:value="0.000000000000223054">
                <text:p>0.0000000000002230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0.0000000000001358759">
                <text:p>0.000000000000135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0.0000000000001305035">
                <text:p>0.000000000000130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0.0000000000001546726">
                <text:p>0.00000000000015467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0.0000000000001607925">
                <text:p>0.000000000000160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2.383506E-075">
                <text:p>2.383506E-075</text:p>
              </table:table-cell>
              <table:table-cell office:value-type="float" office:value="0.0000000000001059398">
                <text:p>0.000000000000105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0.0000000000001210656">
                <text:p>0.00000000000012106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0.0000000000001103193">
                <text:p>0.000000000000110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0.00000000000007587377">
                <text:p>0.00000000000007587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310684E-016">
                <text:p>-4.310684E-016</text:p>
              </table:table-cell>
              <table:table-cell office:value-type="float" office:value="1.551041E-017">
                <text:p>1.551041E-017</text:p>
              </table:table-cell>
              <table:table-cell office:value-type="float" office:value="0.0000000000000320999">
                <text:p>0.0000000000000320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4.254243E-015">
                <text:p>4.25424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0.0000000000000379956">
                <text:p>0.0000000000000379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0.00000000000002448227">
                <text:p>0.000000000000024482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8.770325E-015">
                <text:p>8.77032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3.489766E-015">
                <text:p>3.48976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4.326544E-015">
                <text:p>4.32654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64098E-018">
                <text:p>-1.364098E-018</text:p>
              </table:table-cell>
              <table:table-cell office:value-type="float" office:value="8.853121E-016">
                <text:p>8.853121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529441E-016">
                <text:p>1.529441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-2.370786E-017">
                <text:p>-2.370786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-4.002094E-017">
                <text:p>-4.00209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6.967666E-018">
                <text:p>6.96766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920066E-020">
                <text:p>1.920066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5.688917E-019">
                <text:p>-5.68891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1.695745E-020">
                <text:p>1.695745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-3.157358E-018">
                <text:p>-3.15735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-7.23877E-019">
                <text:p>-7.2387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-8.042842E-019">
                <text:p>-8.042842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36507E-015">
                <text:p>2.236507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7.757433E-018">
                <text:p>-7.75743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-5.120075E-018">
                <text:p>-5.120075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2.171084E-018">
                <text:p>2.17108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35664E-015">
                <text:p>3.935664E-015</text:p>
              </table:table-cell>
              <table:table-cell office:value-type="float" office:value="-1.279049E-018">
                <text:p>-1.279049E-018</text:p>
              </table:table-cell>
              <table:table-cell office:value-type="float" office:value="-4.389449E-019">
                <text:p>-4.389449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1.10985E-019">
                <text:p>1.1098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4.938631E-017">
                <text:p>4.93863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-8.202989E-016">
                <text:p>-8.202989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993474E-015">
                <text:p>4.99347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235544E-015">
                <text:p>4.23554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3.057142E-016">
                <text:p>3.057142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6.593615E-019">
                <text:p>6.59361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6.364624E-020">
                <text:p>6.36462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0002749164">
                <text:p>0.00000000000002749164</text:p>
              </table:table-cell>
              <table:table-cell office:value-type="float" office:value="3.717567E-019">
                <text:p>3.717567E-019</text:p>
              </table:table-cell>
              <table:table-cell office:value-type="float" office:value="1.601112E-018">
                <text:p>1.601112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-6.063781E-017">
                <text:p>-6.06378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1.246861E-019">
                <text:p>1.24686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30609E-015">
                <text:p>2.130609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1.999091E-017">
                <text:p>-1.99909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8.968453E-018">
                <text:p>8.96845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6.67761E-021">
                <text:p>6.6776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4.141345E-021">
                <text:p>4.141345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-5.469787E-018">
                <text:p>-5.46978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1.435189E-019">
                <text:p>-1.435189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8.337916E-021">
                <text:p>8.33791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648781E-019">
                <text:p>1.6487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7.616006E-018">
                <text:p>7.61600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-8.686E-020">
                <text:p>-8.686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-2.972329E-019">
                <text:p>-2.972329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157113E-018">
                <text:p>1.15711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09487E-018">
                <text:p>-1.309487E-018</text:p>
              </table:table-cell>
              <table:table-cell office:value-type="float" office:value="-7.888805E-021">
                <text:p>-7.888805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1.696419E-018">
                <text:p>1.696419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2.869212E-018">
                <text:p>2.869212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6.068182E-018">
                <text:p>6.06818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-1.101055E-019">
                <text:p>-1.10105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8.536851E-021">
                <text:p>8.53685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-2.403828E-018">
                <text:p>-2.40382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.541473E-016">
                <text:p>-2.541473E-016</text:p>
              </table:table-cell>
              <table:table-cell office:value-type="float" office:value="2.793503E-017">
                <text:p>2.793503E-017</text:p>
              </table:table-cell>
              <table:table-cell office:value-type="float" office:value="9.928391E-017">
                <text:p>9.92839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2.113598E-017">
                <text:p>2.11359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-3.010965E-020">
                <text:p>-3.010965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3.470211E-021">
                <text:p>3.47021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2.886083E-076">
                <text:p>2.886083E-076</text:p>
              </table:table-cell>
              <table:table-cell office:value-type="float" office:value="-2.995269E-021">
                <text:p>-2.995269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-1.988801E-018">
                <text:p>-1.98880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6.8672E-017">
                <text:p>6.8672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1.692597E-017">
                <text:p>1.692597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1.896426E-016">
                <text:p>1.896426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-2.828761E-020">
                <text:p>-2.828761E-020</text:p>
              </table:table-cell>
              <table:table-cell office:value-type="float" office:value="3.128996E-016">
                <text:p>3.128996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3.532924E-016">
                <text:p>3.532924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1.633759E-015">
                <text:p>1.63375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478403E-019">
                <text:p>-1.478403E-019</text:p>
              </table:table-cell>
              <table:table-cell office:value-type="float" office:value="-2.549329E-017">
                <text:p>-2.549329E-017</text:p>
              </table:table-cell>
              <table:table-cell office:value-type="float" office:value="1.334711E-015">
                <text:p>1.33471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4.59054E-015">
                <text:p>4.5905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2.792428E-015">
                <text:p>2.79242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7.087036E-015">
                <text:p>7.08703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5.632707E-015">
                <text:p>5.63270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3.390335E-015">
                <text:p>3.39033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70961E-016">
                <text:p>2.470961E-016</text:p>
              </table:table-cell>
              <table:table-cell office:value-type="float" office:value="0">
                <text:p>0</text:p>
              </table:table-cell>
              <table:table-cell office:value-type="float" office:value="5.077883E-015">
                <text:p>5.07788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5.595712E-015">
                <text:p>5.59571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8.826848E-015">
                <text:p>8.826848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4.755672E-015">
                <text:p>4.75567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0.00000000000002014949">
                <text:p>0.0000000000000201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0.00000000000001207285">
                <text:p>0.0000000000000120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5.827535E-018">
                <text:p>-5.827535E-018</text:p>
              </table:table-cell>
              <table:table-cell office:value-type="float" office:value="0.00000000000001063309">
                <text:p>0.0000000000000106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0.00000000000001126797">
                <text:p>0.000000000000011267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0.00000000000001168915">
                <text:p>0.000000000000011689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3.166863E-019">
                <text:p>3.166863E-019</text:p>
              </table:table-cell>
              <table:table-cell office:value-type="float" office:value="0.00000000000001172099">
                <text:p>0.00000000000001172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5.051107E-015">
                <text:p>5.05110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4.18176E-015">
                <text:p>4.1817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5.772621E-015">
                <text:p>5.772621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6.168333E-015">
                <text:p>6.16833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-2.608296E-078">
                <text:p>-2.608296E-078</text:p>
              </table:table-cell>
              <table:table-cell office:value-type="float" office:value="2.48651E-015">
                <text:p>2.4865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3.144059E-015">
                <text:p>3.144059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2.128964E-015">
                <text:p>2.12896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6.324718E-016">
                <text:p>6.324718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541473E-016">
                <text:p>-2.541473E-016</text:p>
              </table:table-cell>
              <table:table-cell office:value-type="float" office:value="2.37768E-017">
                <text:p>2.37768E-017</text:p>
              </table:table-cell>
              <table:table-cell office:value-type="float" office:value="2.494599E-017">
                <text:p>2.494599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7.979521E-018">
                <text:p>7.979521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1.897286E-016">
                <text:p>1.89728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3.598565E-017">
                <text:p>3.598565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-1.366113E-018">
                <text:p>-1.36611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-1.051775E-018">
                <text:p>-1.051775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3.321147E-018">
                <text:p>3.321147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42311E-018">
                <text:p>-1.342311E-018</text:p>
              </table:table-cell>
              <table:table-cell office:value-type="float" office:value="-1.32047E-019">
                <text:p>-1.32047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425564E-020">
                <text:p>1.42556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7.923508E-018">
                <text:p>7.92350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4.047091E-018">
                <text:p>4.04709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6.967666E-018">
                <text:p>6.96766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920066E-020">
                <text:p>1.920066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5.688917E-019">
                <text:p>-5.68891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1.695745E-020">
                <text:p>1.695745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-3.157358E-018">
                <text:p>-3.15735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-7.23877E-019">
                <text:p>-7.2387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-8.042842E-019">
                <text:p>-8.042842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36507E-015">
                <text:p>2.236507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7.757433E-018">
                <text:p>-7.75743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-5.120075E-018">
                <text:p>-5.120075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2.171084E-018">
                <text:p>2.17108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0000002749164">
                <text:p>0.00000000000002749164</text:p>
              </table:table-cell>
              <table:table-cell office:value-type="float" office:value="7.839761E-019">
                <text:p>7.839761E-019</text:p>
              </table:table-cell>
              <table:table-cell office:value-type="float" office:value="3.259064E-018">
                <text:p>3.25906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1.10985E-019">
                <text:p>1.1098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4.938631E-017">
                <text:p>4.93863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-8.202989E-016">
                <text:p>-8.202989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993474E-015">
                <text:p>4.99347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235544E-015">
                <text:p>4.23554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3.057142E-016">
                <text:p>3.057142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6.593615E-019">
                <text:p>6.59361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6.364624E-020">
                <text:p>6.36462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00000002749164">
                <text:p>0.00000000000002749164</text:p>
              </table:table-cell>
              <table:table-cell office:value-type="float" office:value="7.839761E-019">
                <text:p>7.839761E-019</text:p>
              </table:table-cell>
              <table:table-cell office:value-type="float" office:value="7.189324E-018">
                <text:p>7.189324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-6.063781E-017">
                <text:p>-6.06378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1.246861E-019">
                <text:p>1.24686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30609E-015">
                <text:p>2.130609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1.999091E-017">
                <text:p>-1.99909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8.968453E-018">
                <text:p>8.96845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6.67761E-021">
                <text:p>6.6776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4.141345E-021">
                <text:p>4.141345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-5.469787E-018">
                <text:p>-5.46978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1.435189E-019">
                <text:p>-1.435189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8.337916E-021">
                <text:p>8.33791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648781E-019">
                <text:p>1.6487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7.616006E-018">
                <text:p>7.61600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-8.686E-020">
                <text:p>-8.686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-2.972329E-019">
                <text:p>-2.972329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157113E-018">
                <text:p>1.15711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09487E-018">
                <text:p>-1.309487E-018</text:p>
              </table:table-cell>
              <table:table-cell office:value-type="float" office:value="-7.888805E-021">
                <text:p>-7.888805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1.696419E-018">
                <text:p>1.696419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2.869212E-018">
                <text:p>2.869212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6.068182E-018">
                <text:p>6.06818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-1.101055E-019">
                <text:p>-1.10105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8.536851E-021">
                <text:p>8.53685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-2.403828E-018">
                <text:p>-2.40382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541473E-016">
                <text:p>-2.541473E-016</text:p>
              </table:table-cell>
              <table:table-cell office:value-type="float" office:value="2.793503E-017">
                <text:p>2.793503E-017</text:p>
              </table:table-cell>
              <table:table-cell office:value-type="float" office:value="9.928391E-017">
                <text:p>9.92839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2.113598E-017">
                <text:p>2.11359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-3.010965E-020">
                <text:p>-3.010965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3.470211E-021">
                <text:p>3.47021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-2.608296E-078">
                <text:p>-2.608296E-078</text:p>
              </table:table-cell>
              <table:table-cell office:value-type="float" office:value="-2.995269E-021">
                <text:p>-2.995269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-1.988801E-018">
                <text:p>-1.98880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6.8672E-017">
                <text:p>6.8672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1.692597E-017">
                <text:p>1.692597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1.896426E-016">
                <text:p>1.896426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3.166863E-019">
                <text:p>3.166863E-019</text:p>
              </table:table-cell>
              <table:table-cell office:value-type="float" office:value="3.128996E-016">
                <text:p>3.128996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3.532924E-016">
                <text:p>3.532924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1.633759E-015">
                <text:p>1.63375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478403E-019">
                <text:p>-1.478403E-019</text:p>
              </table:table-cell>
              <table:table-cell office:value-type="float" office:value="5.578012E-018">
                <text:p>5.578012E-018</text:p>
              </table:table-cell>
              <table:table-cell office:value-type="float" office:value="1.334711E-015">
                <text:p>1.33471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4.59054E-015">
                <text:p>4.5905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2.792428E-015">
                <text:p>2.79242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7.087036E-015">
                <text:p>7.08703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5.632707E-015">
                <text:p>5.63270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3.390335E-015">
                <text:p>3.39033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70961E-016">
                <text:p>2.470961E-016</text:p>
              </table:table-cell>
              <table:table-cell office:value-type="float" office:value="0">
                <text:p>0</text:p>
              </table:table-cell>
              <table:table-cell office:value-type="float" office:value="5.077883E-015">
                <text:p>5.07788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5.595712E-015">
                <text:p>5.59571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8.826848E-015">
                <text:p>8.826848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4.755672E-015">
                <text:p>4.75567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0.00000000000002014949">
                <text:p>0.0000000000000201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9.789017E-015">
                <text:p>9.78901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478403E-019">
                <text:p>-1.478403E-019</text:p>
              </table:table-cell>
              <table:table-cell office:value-type="float" office:value="5.578012E-018">
                <text:p>5.578012E-018</text:p>
              </table:table-cell>
              <table:table-cell office:value-type="float" office:value="0.00000000000001063309">
                <text:p>0.0000000000000106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0.00000000000001126797">
                <text:p>0.000000000000011267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0.00000000000001168915">
                <text:p>0.000000000000011689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3.166863E-019">
                <text:p>3.166863E-019</text:p>
              </table:table-cell>
              <table:table-cell office:value-type="float" office:value="0.00000000000001172099">
                <text:p>0.00000000000001172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5.051107E-015">
                <text:p>5.05110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4.18176E-015">
                <text:p>4.1817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5.772621E-015">
                <text:p>5.772621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6.168333E-015">
                <text:p>6.16833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-2.962467E-077">
                <text:p>-2.962467E-077</text:p>
              </table:table-cell>
              <table:table-cell office:value-type="float" office:value="2.48651E-015">
                <text:p>2.4865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3.144059E-015">
                <text:p>3.144059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2.128964E-015">
                <text:p>2.12896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6.324718E-016">
                <text:p>6.324718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541473E-016">
                <text:p>-2.541473E-016</text:p>
              </table:table-cell>
              <table:table-cell office:value-type="float" office:value="2.793503E-017">
                <text:p>2.793503E-017</text:p>
              </table:table-cell>
              <table:table-cell office:value-type="float" office:value="4.144167E-017">
                <text:p>4.144167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7.979521E-018">
                <text:p>7.979521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1.897286E-016">
                <text:p>1.89728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3.598565E-017">
                <text:p>3.598565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-1.366113E-018">
                <text:p>-1.36611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-1.051775E-018">
                <text:p>-1.051775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3.321147E-018">
                <text:p>3.321147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09487E-018">
                <text:p>-1.309487E-018</text:p>
              </table:table-cell>
              <table:table-cell office:value-type="float" office:value="-1.32047E-019">
                <text:p>-1.32047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425564E-020">
                <text:p>1.42556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7.923508E-018">
                <text:p>7.92350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4.047091E-018">
                <text:p>4.04709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6.967666E-018">
                <text:p>6.96766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920066E-020">
                <text:p>1.920066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5.688917E-019">
                <text:p>-5.68891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1.695745E-020">
                <text:p>1.695745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-3.157358E-018">
                <text:p>-3.15735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-7.23877E-019">
                <text:p>-7.2387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-8.042842E-019">
                <text:p>-8.042842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30609E-015">
                <text:p>2.130609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7.757433E-018">
                <text:p>-7.75743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-5.120075E-018">
                <text:p>-5.120075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2.171084E-018">
                <text:p>2.17108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0000002749164">
                <text:p>0.00000000000002749164</text:p>
              </table:table-cell>
              <table:table-cell office:value-type="float" office:value="7.839761E-019">
                <text:p>7.839761E-019</text:p>
              </table:table-cell>
              <table:table-cell office:value-type="float" office:value="3.259064E-018">
                <text:p>3.25906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1.10985E-019">
                <text:p>1.1098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4.938631E-017">
                <text:p>4.93863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-8.202989E-016">
                <text:p>-8.202989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993474E-015">
                <text:p>4.99347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235544E-015">
                <text:p>4.23554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3.057142E-016">
                <text:p>3.057142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6.593615E-019">
                <text:p>6.59361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6.364624E-020">
                <text:p>6.364624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0000002749164">
                <text:p>0.00000000000002749164</text:p>
              </table:table-cell>
              <table:table-cell office:value-type="float" office:value="7.839761E-019">
                <text:p>7.839761E-019</text:p>
              </table:table-cell>
              <table:table-cell office:value-type="float" office:value="7.189324E-018">
                <text:p>7.189324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-6.063781E-017">
                <text:p>-6.06378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1.246861E-019">
                <text:p>1.24686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236507E-015">
                <text:p>2.236507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1.999091E-017">
                <text:p>-1.99909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8.968453E-018">
                <text:p>8.96845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6.67761E-021">
                <text:p>6.6776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4.141345E-021">
                <text:p>4.141345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-5.469787E-018">
                <text:p>-5.46978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1.435189E-019">
                <text:p>-1.435189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8.337916E-021">
                <text:p>8.33791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648781E-019">
                <text:p>1.6487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7.616006E-018">
                <text:p>7.61600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-8.686E-020">
                <text:p>-8.686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-2.972329E-019">
                <text:p>-2.972329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157113E-018">
                <text:p>1.15711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42311E-018">
                <text:p>-1.342311E-018</text:p>
              </table:table-cell>
              <table:table-cell office:value-type="float" office:value="-7.888805E-021">
                <text:p>-7.888805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1.696419E-018">
                <text:p>1.696419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2.869212E-018">
                <text:p>2.869212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6.068182E-018">
                <text:p>6.06818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-1.101055E-019">
                <text:p>-1.101055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8.536851E-021">
                <text:p>8.536851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6.427083E-019">
                <text:p>6.427083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541473E-016">
                <text:p>-2.541473E-016</text:p>
              </table:table-cell>
              <table:table-cell office:value-type="float" office:value="2.37768E-017">
                <text:p>2.37768E-017</text:p>
              </table:table-cell>
              <table:table-cell office:value-type="float" office:value="1.244818E-016">
                <text:p>1.244818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-7.699281E-017">
                <text:p>-7.699281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1.282394E-015">
                <text:p>1.28239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1.599992E-015">
                <text:p>1.59999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-6.416824E-077">
                <text:p>-6.416824E-077</text:p>
              </table:table-cell>
              <table:table-cell office:value-type="float" office:value="2.58177E-015">
                <text:p>2.5817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6.222457E-015">
                <text:p>6.22245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0.00000000000001864586">
                <text:p>0.000000000000018645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0.00000000000001570138">
                <text:p>0.0000000000000157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0.00000000000003274636">
                <text:p>0.000000000000032746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3.166863E-019">
                <text:p>3.166863E-019</text:p>
              </table:table-cell>
              <table:table-cell office:value-type="float" office:value="0.00000000000004041592">
                <text:p>0.000000000000040415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0.00000000000005348005">
                <text:p>0.000000000000053480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0.00000000000009313027">
                <text:p>0.0000000000000931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5.827535E-018">
                <text:p>-5.827535E-018</text:p>
              </table:table-cell>
              <table:table-cell office:value-type="float" office:value="0.00000000000009478086">
                <text:p>0.00000000000009478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0.0000000000001363159">
                <text:p>0.000000000000136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0.0000000000001202988">
                <text:p>0.000000000000120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0.000000000000171958">
                <text:p>0.00000000000017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0.0000000000001440837">
                <text:p>0.000000000000144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0.0000000000001429076">
                <text:p>0.00000000000014290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470961E-016">
                <text:p>2.470961E-016</text:p>
              </table:table-cell>
              <table:table-cell office:value-type="float" office:value="0">
                <text:p>0</text:p>
              </table:table-cell>
              <table:table-cell office:value-type="float" office:value="0.000000000000140625">
                <text:p>0.000000000000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516806E-015">
                <text:p>-3.516806E-015</text:p>
              </table:table-cell>
              <table:table-cell office:value-type="float" office:value="-3.771408E-017">
                <text:p>-3.771408E-017</text:p>
              </table:table-cell>
              <table:table-cell office:value-type="float" office:value="0.0000000000001374757">
                <text:p>0.00000000000013747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.040847E-015">
                <text:p>-9.040847E-015</text:p>
              </table:table-cell>
              <table:table-cell office:value-type="float" office:value="-2.083325E-017">
                <text:p>-2.083325E-017</text:p>
              </table:table-cell>
              <table:table-cell office:value-type="float" office:value="0.0000000000001575182">
                <text:p>0.00000000000015751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883783E-015">
                <text:p>-3.883783E-015</text:p>
              </table:table-cell>
              <table:table-cell office:value-type="float" office:value="-3.334111E-017">
                <text:p>-3.334111E-017</text:p>
              </table:table-cell>
              <table:table-cell office:value-type="float" office:value="0.0000000000001426368">
                <text:p>0.0000000000001426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298066E-015">
                <text:p>-1.298066E-015</text:p>
              </table:table-cell>
              <table:table-cell office:value-type="float" office:value="1.571474E-018">
                <text:p>1.571474E-018</text:p>
              </table:table-cell>
              <table:table-cell office:value-type="float" office:value="0.0000000000002872915">
                <text:p>0.000000000000287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133672E-017">
                <text:p>2.133672E-017</text:p>
              </table:table-cell>
              <table:table-cell office:value-type="float" office:value="-1.808484E-017">
                <text:p>-1.808484E-017</text:p>
              </table:table-cell>
              <table:table-cell office:value-type="float" office:value="0.0000000000002254134">
                <text:p>0.000000000000225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478403E-019">
                <text:p>-1.478403E-019</text:p>
              </table:table-cell>
              <table:table-cell office:value-type="float" office:value="-2.549329E-017">
                <text:p>-2.549329E-017</text:p>
              </table:table-cell>
              <table:table-cell office:value-type="float" office:value="0.0000000000001928555">
                <text:p>0.000000000000192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83676E-016">
                <text:p>-3.883676E-016</text:p>
              </table:table-cell>
              <table:table-cell office:value-type="float" office:value="2.440327E-020">
                <text:p>2.440327E-020</text:p>
              </table:table-cell>
              <table:table-cell office:value-type="float" office:value="0.0000000000001879297">
                <text:p>0.00000000000018792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488633E-018">
                <text:p>7.488633E-018</text:p>
              </table:table-cell>
              <table:table-cell office:value-type="float" office:value="3.026514E-017">
                <text:p>3.026514E-017</text:p>
              </table:table-cell>
              <table:table-cell office:value-type="float" office:value="0.000000000000250231">
                <text:p>0.0000000000002502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485E-017">
                <text:p>1.6485E-017</text:p>
              </table:table-cell>
              <table:table-cell office:value-type="float" office:value="-2.828761E-020">
                <text:p>-2.828761E-020</text:p>
              </table:table-cell>
              <table:table-cell office:value-type="float" office:value="0.000000000000223054">
                <text:p>0.0000000000002230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408939E-017">
                <text:p>8.408939E-017</text:p>
              </table:table-cell>
              <table:table-cell office:value-type="float" office:value="-3.836273E-021">
                <text:p>-3.836273E-021</text:p>
              </table:table-cell>
              <table:table-cell office:value-type="float" office:value="0.0000000000001358759">
                <text:p>0.000000000000135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875236E-018">
                <text:p>3.875236E-018</text:p>
              </table:table-cell>
              <table:table-cell office:value-type="float" office:value="-7.380272E-019">
                <text:p>-7.380272E-019</text:p>
              </table:table-cell>
              <table:table-cell office:value-type="float" office:value="0.0000000000001305035">
                <text:p>0.000000000000130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672516E-016">
                <text:p>2.672516E-016</text:p>
              </table:table-cell>
              <table:table-cell office:value-type="float" office:value="-1.209444E-017">
                <text:p>-1.209444E-017</text:p>
              </table:table-cell>
              <table:table-cell office:value-type="float" office:value="0.0000000000001546726">
                <text:p>0.00000000000015467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.880691E-017">
                <text:p>-2.880691E-017</text:p>
              </table:table-cell>
              <table:table-cell office:value-type="float" office:value="8.909623E-022">
                <text:p>8.909623E-022</text:p>
              </table:table-cell>
              <table:table-cell office:value-type="float" office:value="0.0000000000001607925">
                <text:p>0.000000000000160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.629208E-016">
                <text:p>-4.629208E-016</text:p>
              </table:table-cell>
              <table:table-cell office:value-type="float" office:value="1.836507E-075">
                <text:p>1.836507E-075</text:p>
              </table:table-cell>
              <table:table-cell office:value-type="float" office:value="0.0000000000001059398">
                <text:p>0.000000000000105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718468E-018">
                <text:p>1.718468E-018</text:p>
              </table:table-cell>
              <table:table-cell office:value-type="float" office:value="-2.462314E-020">
                <text:p>-2.462314E-020</text:p>
              </table:table-cell>
              <table:table-cell office:value-type="float" office:value="0.0000000000001210656">
                <text:p>0.00000000000012106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0942E-016">
                <text:p>3.300942E-016</text:p>
              </table:table-cell>
              <table:table-cell office:value-type="float" office:value="-3.291853E-017">
                <text:p>-3.291853E-017</text:p>
              </table:table-cell>
              <table:table-cell office:value-type="float" office:value="0.0000000000001103193">
                <text:p>0.000000000000110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36494E-016">
                <text:p>3.036494E-016</text:p>
              </table:table-cell>
              <table:table-cell office:value-type="float" office:value="2.157356E-017">
                <text:p>2.157356E-017</text:p>
              </table:table-cell>
              <table:table-cell office:value-type="float" office:value="0.00000000000007587377">
                <text:p>0.00000000000007587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541473E-016">
                <text:p>-2.541473E-016</text:p>
              </table:table-cell>
              <table:table-cell office:value-type="float" office:value="2.793503E-017">
                <text:p>2.793503E-017</text:p>
              </table:table-cell>
              <table:table-cell office:value-type="float" office:value="0.0000000000000320999">
                <text:p>0.0000000000000320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749112E-017">
                <text:p>8.749112E-017</text:p>
              </table:table-cell>
              <table:table-cell office:value-type="float" office:value="3.512522E-016">
                <text:p>3.512522E-016</text:p>
              </table:table-cell>
              <table:table-cell office:value-type="float" office:value="4.254243E-015">
                <text:p>4.25424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005074E-016">
                <text:p>2.005074E-016</text:p>
              </table:table-cell>
              <table:table-cell office:value-type="float" office:value="3.663869E-017">
                <text:p>3.663869E-017</text:p>
              </table:table-cell>
              <table:table-cell office:value-type="float" office:value="0.0000000000000379956">
                <text:p>0.0000000000000379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468921E-016">
                <text:p>1.468921E-016</text:p>
              </table:table-cell>
              <table:table-cell office:value-type="float" office:value="1.954945E-019">
                <text:p>1.954945E-019</text:p>
              </table:table-cell>
              <table:table-cell office:value-type="float" office:value="0.00000000000002448227">
                <text:p>0.000000000000024482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815452E-017">
                <text:p>-2.815452E-017</text:p>
              </table:table-cell>
              <table:table-cell office:value-type="float" office:value="2.817164E-020">
                <text:p>2.817164E-020</text:p>
              </table:table-cell>
              <table:table-cell office:value-type="float" office:value="8.770325E-015">
                <text:p>8.77032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213397E-017">
                <text:p>-1.213397E-017</text:p>
              </table:table-cell>
              <table:table-cell office:value-type="float" office:value="-8.74822E-018">
                <text:p>-8.74822E-018</text:p>
              </table:table-cell>
              <table:table-cell office:value-type="float" office:value="3.489766E-015">
                <text:p>3.48976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80904E-017">
                <text:p>7.780904E-017</text:p>
              </table:table-cell>
              <table:table-cell office:value-type="float" office:value="-4.361751E-019">
                <text:p>-4.361751E-019</text:p>
              </table:table-cell>
              <table:table-cell office:value-type="float" office:value="4.326544E-015">
                <text:p>4.326544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956391E-017">
                <text:p>5.956391E-017</text:p>
              </table:table-cell>
              <table:table-cell office:value-type="float" office:value="-1.309487E-018">
                <text:p>-1.309487E-018</text:p>
              </table:table-cell>
              <table:table-cell office:value-type="float" office:value="8.853121E-016">
                <text:p>8.853121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.633392E-015">
                <text:p>-5.633392E-015</text:p>
              </table:table-cell>
              <table:table-cell office:value-type="float" office:value="8.394078E-019">
                <text:p>8.394078E-019</text:p>
              </table:table-cell>
              <table:table-cell office:value-type="float" office:value="1.529441E-016">
                <text:p>1.529441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7.334441E-017">
                <text:p>-7.334441E-017</text:p>
              </table:table-cell>
              <table:table-cell office:value-type="float" office:value="1.802624E-016">
                <text:p>1.802624E-016</text:p>
              </table:table-cell>
              <table:table-cell office:value-type="float" office:value="-2.370786E-017">
                <text:p>-2.370786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77917E-015">
                <text:p>-1.577917E-015</text:p>
              </table:table-cell>
              <table:table-cell office:value-type="float" office:value="4.620296E-018">
                <text:p>4.620296E-018</text:p>
              </table:table-cell>
              <table:table-cell office:value-type="float" office:value="-4.002094E-017">
                <text:p>-4.00209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.131865E-016">
                <text:p>-5.131865E-016</text:p>
              </table:table-cell>
              <table:table-cell office:value-type="float" office:value="-4.416311E-021">
                <text:p>-4.416311E-021</text:p>
              </table:table-cell>
              <table:table-cell office:value-type="float" office:value="6.967666E-018">
                <text:p>6.96766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.448163E-016">
                <text:p>-6.448163E-016</text:p>
              </table:table-cell>
              <table:table-cell office:value-type="float" office:value="-1.187369E-017">
                <text:p>-1.187369E-017</text:p>
              </table:table-cell>
              <table:table-cell office:value-type="float" office:value="1.920066E-020">
                <text:p>1.920066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11994E-017">
                <text:p>-1.411994E-017</text:p>
              </table:table-cell>
              <table:table-cell office:value-type="float" office:value="1.245355E-019">
                <text:p>1.245355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124401E-017">
                <text:p>-1.124401E-017</text:p>
              </table:table-cell>
              <table:table-cell office:value-type="float" office:value="8.507734E-020">
                <text:p>8.507734E-020</text:p>
              </table:table-cell>
              <table:table-cell office:value-type="float" office:value="-5.688917E-019">
                <text:p>-5.68891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88569E-017">
                <text:p>1.788569E-017</text:p>
              </table:table-cell>
              <table:table-cell office:value-type="float" office:value="-1.219534E-017">
                <text:p>-1.219534E-017</text:p>
              </table:table-cell>
              <table:table-cell office:value-type="float" office:value="1.695745E-020">
                <text:p>1.695745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9.941727E-017">
                <text:p>-9.941727E-017</text:p>
              </table:table-cell>
              <table:table-cell office:value-type="float" office:value="-1.190459E-017">
                <text:p>-1.190459E-017</text:p>
              </table:table-cell>
              <table:table-cell office:value-type="float" office:value="-3.157358E-018">
                <text:p>-3.157358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.789783E-018">
                <text:p>-5.789783E-018</text:p>
              </table:table-cell>
              <table:table-cell office:value-type="float" office:value="-1.688099E-018">
                <text:p>-1.688099E-018</text:p>
              </table:table-cell>
              <table:table-cell office:value-type="float" office:value="-7.23877E-019">
                <text:p>-7.2387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187222E-016">
                <text:p>4.187222E-016</text:p>
              </table:table-cell>
              <table:table-cell office:value-type="float" office:value="8.32569E-019">
                <text:p>8.32569E-019</text:p>
              </table:table-cell>
              <table:table-cell office:value-type="float" office:value="-8.042842E-019">
                <text:p>-8.042842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130609E-015">
                <text:p>2.130609E-015</text:p>
              </table:table-cell>
              <table:table-cell office:value-type="float" office:value="3.566235E-017">
                <text:p>3.566235E-017</text:p>
              </table:table-cell>
              <table:table-cell office:value-type="float" office:value="-7.757433E-018">
                <text:p>-7.757433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.225626E-017">
                <text:p>-4.225626E-017</text:p>
              </table:table-cell>
              <table:table-cell office:value-type="float" office:value="3.405929E-017">
                <text:p>3.405929E-017</text:p>
              </table:table-cell>
              <table:table-cell office:value-type="float" office:value="-5.120075E-018">
                <text:p>-5.120075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897205E-017">
                <text:p>7.897205E-017</text:p>
              </table:table-cell>
              <table:table-cell office:value-type="float" office:value="5.631531E-017">
                <text:p>5.631531E-017</text:p>
              </table:table-cell>
              <table:table-cell office:value-type="float" office:value="2.171084E-018">
                <text:p>2.17108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00000002749164">
                <text:p>0.00000000000002749164</text:p>
              </table:table-cell>
              <table:table-cell office:value-type="float" office:value="3.717567E-019">
                <text:p>3.717567E-019</text:p>
              </table:table-cell>
              <table:table-cell office:value-type="float" office:value="3.259064E-018">
                <text:p>3.25906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615262E-016">
                <text:p>-1.615262E-016</text:p>
              </table:table-cell>
              <table:table-cell office:value-type="float" office:value="1.248511E-017">
                <text:p>1.248511E-017</text:p>
              </table:table-cell>
              <table:table-cell office:value-type="float" office:value="1.10985E-019">
                <text:p>1.1098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00000004242921">
                <text:p>0.0000000000004242921</text:p>
              </table:table-cell>
              <table:table-cell office:value-type="float" office:value="-2.495082E-019">
                <text:p>-2.495082E-019</text:p>
              </table:table-cell>
              <table:table-cell office:value-type="float" office:value="4.938631E-017">
                <text:p>4.93863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3.435105E-017">
                <text:p>3.435105E-017</text:p>
              </table:table-cell>
              <table:table-cell office:value-type="float" office:value="-8.202989E-016">
                <text:p>-8.202989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113709E-016">
                <text:p>3.113709E-016</text:p>
              </table:table-cell>
              <table:table-cell office:value-type="float" office:value="2.571271E-017">
                <text:p>2.571271E-017</text:p>
              </table:table-cell>
              <table:table-cell office:value-type="float" office:value="4.993474E-015">
                <text:p>4.993474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1.008cm" svg:y="1.04cm" chart:style-name="ch3">
          <text:p>Sixth Order of Hu's Moments</text:p>
        </chart:subtitle>
        <chart:legend chart:legend-position="end" svg:x="24.584cm" svg:y="5.878cm" chart:style-name="ch4"/>
        <chart:plot-area chart:style-name="ch5" table:cell-range-address="rec_10_10_50_50.G1:rec_10_10_50_50.G360 rec_25_25_80_80.G1:rec_25_25_80_80.G360 rec_30_25_86_92.G1:rec_30_25_86_92.G360 rec_50_50_90_70.G1:rec_50_50_90_70.G360" svg:x="0.881cm" svg:y="1.759cm" svg:width="23.163cm" svg:height="11.082cm">
          <chart:axis chart:dimension="x" chart:name="primary-x" chart:style-name="ch6">
            <chart:title svg:x="12.324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G1:rec_10_10_50_50.G360" chart:class="chart:line">
            <chart:data-point chart:repeated="360"/>
          </chart:series>
          <chart:series chart:style-name="ch12" chart:values-cell-range-address="rec_25_25_80_80.G1:rec_25_25_80_80.G360" chart:class="chart:line">
            <chart:data-point chart:repeated="360"/>
          </chart:series>
          <chart:series chart:style-name="ch13" chart:values-cell-range-address="rec_30_25_86_92.G1:rec_30_25_86_92.G360" chart:class="chart:line">
            <chart:data-point chart:repeated="360"/>
          </chart:series>
          <chart:series chart:style-name="ch14" chart:values-cell-range-address="rec_50_50_90_70.G1:rec_50_50_90_70.G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ec_10_10_50_50.G1:rec_10_10_50_50.G360">0</text:p>
              </table:table-cell>
              <table:table-cell office:value-type="float" office:value="0">
                <text:p text:id="rec_25_25_80_80.G1:rec_25_25_80_80.G360">0</text:p>
              </table:table-cell>
              <table:table-cell office:value-type="float" office:value="0">
                <text:p text:id="rec_30_25_86_92.G1:rec_30_25_86_92.G360">0</text:p>
              </table:table-cell>
              <table:table-cell office:value-type="float" office:value="0">
                <text:p text:id="rec_50_50_90_70.G1:rec_50_50_90_70.G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3613515">
                <text:p>-0.00000000036135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3042211">
                <text:p>-0.00000000030422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02193329">
                <text:p>-0.00000000000219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1069893">
                <text:p>0.000000000001069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1304469">
                <text:p>-0.00000000001304469</text:p>
              </table:table-cell>
              <table:table-cell office:value-type="float" office:value="0.00000000000004479144">
                <text:p>0.00000000000004479144</text:p>
              </table:table-cell>
              <table:table-cell office:value-type="float" office:value="-0.00000000001538095">
                <text:p>-0.0000000000153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1635564">
                <text:p>-0.00000000016355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0.00000000002757643">
                <text:p>0.000000000027576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1460755">
                <text:p>0.00000000001460755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9018701">
                <text:p>-0.0000000000901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842654">
                <text:p>0.000000000018426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-0.0000000000002696685">
                <text:p>-0.0000000000002696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01719848">
                <text:p>-0.000000000001719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6767623">
                <text:p>-0.00000000006767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7135095">
                <text:p>-0.00000000000713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-0.0000000000002638102">
                <text:p>-0.0000000000002638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-0.000000000004704446">
                <text:p>-0.000000000004704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-0.00000000002458494">
                <text:p>-0.00000000002458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0.000000000005174244">
                <text:p>0.000000000005174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009437751">
                <text:p>0.00000000000943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-0.000000000004141047">
                <text:p>-0.00000000000414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0.00000000000003208042">
                <text:p>0.00000000000003208042</text:p>
              </table:table-cell>
              <table:table-cell office:value-type="float" office:value="0.000000000001919933">
                <text:p>0.00000000000191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0004337103">
                <text:p>-0.0000000000004337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-0.000000000006327077">
                <text:p>-0.00000000000632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0.00000000004021875">
                <text:p>0.00000000004021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-0.000000000009990285">
                <text:p>-0.00000000000999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-0.0000000000002514264">
                <text:p>-0.00000000000025142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-0.00000000002324097">
                <text:p>-0.000000000023240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00155154">
                <text:p>-0.0000000000155154</text:p>
              </table:table-cell>
              <table:table-cell office:value-type="float" office:value="0.0000000000003187139">
                <text:p>0.0000000000003187139</text:p>
              </table:table-cell>
              <table:table-cell office:value-type="float" office:value="0.00000000001934351">
                <text:p>0.000000000019343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0.0000000001830071">
                <text:p>0.000000000183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-0.0000000002326041">
                <text:p>-0.0000000002326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01662795">
                <text:p>-0.00000000016627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9.18071E-044">
                <text:p>9.18071E-044</text:p>
              </table:table-cell>
              <table:table-cell office:value-type="float" office:value="-0.0000000003319596">
                <text:p>-0.00000000033195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06990523">
                <text:p>-0.00000000069905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-0.000000000668432">
                <text:p>-0.0000000006684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07872616">
                <text:p>-0.000000000787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09605994">
                <text:p>-0.00000000096059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8.863301E-015">
                <text:p>8.863301E-015</text:p>
              </table:table-cell>
              <table:table-cell office:value-type="float" office:value="-0.00000000123792">
                <text:p>-0.000000001237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-0.000000001518839">
                <text:p>-0.0000000015188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1583241">
                <text:p>-0.00000000158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000006221151">
                <text:p>0.0000000000006221151</text:p>
              </table:table-cell>
              <table:table-cell office:value-type="float" office:value="-0.000000002330941">
                <text:p>-0.00000000233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2928015">
                <text:p>-0.00000000292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2504121">
                <text:p>-0.00000000250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2521294">
                <text:p>-0.00000000252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278222">
                <text:p>-0.000000002782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-0.000000001311498">
                <text:p>-0.0000000013114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002094607">
                <text:p>-0.000000000002094607</text:p>
              </table:table-cell>
              <table:table-cell office:value-type="float" office:value="0">
                <text:p>0</text:p>
              </table:table-cell>
              <table:table-cell office:value-type="float" office:value="-0.000000002376908">
                <text:p>-0.000000002376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-0.000000004558521">
                <text:p>-0.0000000045585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5251355">
                <text:p>-0.0000000052513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4112129">
                <text:p>-0.00000000411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4556969">
                <text:p>-0.00000000455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3791698">
                <text:p>-0.00000000379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00000000006221151">
                <text:p>0.0000000000006221151</text:p>
              </table:table-cell>
              <table:table-cell office:value-type="float" office:value="-0.00000000436799">
                <text:p>-0.000000004367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529837">
                <text:p>-0.00000000529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-0.000000002435423">
                <text:p>-0.0000000024354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8.863301E-015">
                <text:p>8.863301E-015</text:p>
              </table:table-cell>
              <table:table-cell office:value-type="float" office:value="-0.000000003879726">
                <text:p>-0.0000000038797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3912359">
                <text:p>-0.0000000039123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279887">
                <text:p>-0.000000002798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-0.000000002610961">
                <text:p>-0.0000000026109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3139024">
                <text:p>-0.0000000031390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-6.007068E-043">
                <text:p>-6.007068E-043</text:p>
              </table:table-cell>
              <table:table-cell office:value-type="float" office:value="-0.000000002795513">
                <text:p>-0.0000000027955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2645352">
                <text:p>-0.0000000026453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-0.000000001182415">
                <text:p>-0.0000000011824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-0.000000002965352">
                <text:p>-0.0000000029653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000000155154">
                <text:p>-0.0000000000155154</text:p>
              </table:table-cell>
              <table:table-cell office:value-type="float" office:value="0.0000000000003187139">
                <text:p>0.0000000000003187139</text:p>
              </table:table-cell>
              <table:table-cell office:value-type="float" office:value="-0.000000001280488">
                <text:p>-0.0000000012804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-0.000000001816171">
                <text:p>-0.0000000018161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-0.0000000007879706">
                <text:p>-0.0000000007879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-0.0000000006441233">
                <text:p>-0.00000000064412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-0.0000000008110889">
                <text:p>-0.0000000008110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-0.0000000005814546">
                <text:p>-0.0000000005814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3239494">
                <text:p>-0.0000000003239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0.00000000000003208042">
                <text:p>0.00000000000003208042</text:p>
              </table:table-cell>
              <table:table-cell office:value-type="float" office:value="-0.0000000002321617">
                <text:p>-0.000000000232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0.00000000001672588">
                <text:p>0.000000000016725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1119122">
                <text:p>0.00000000011191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-0.0000000001009137">
                <text:p>-0.00000000010091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0.0000000000067013">
                <text:p>0.00000000000670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0.000000000001310026">
                <text:p>0.00000000000131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9377633">
                <text:p>-0.0000000000093776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01521932">
                <text:p>-0.00000000000152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385126">
                <text:p>-0.0000000000385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0.00000000001348651">
                <text:p>0.00000000001348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306296">
                <text:p>0.00000000001306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01460755">
                <text:p>0.00000000001460755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370223">
                <text:p>-0.000000000037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-0.00000000006457996">
                <text:p>-0.000000000064579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009605954">
                <text:p>-0.0000000000096059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000001304469">
                <text:p>-0.00000000001304469</text:p>
              </table:table-cell>
              <table:table-cell office:value-type="float" office:value="0.00000000000004479144">
                <text:p>0.00000000000004479144</text:p>
              </table:table-cell>
              <table:table-cell office:value-type="float" office:value="-0.00000000002268084">
                <text:p>-0.000000000022680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2867576">
                <text:p>0.0000000000028675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7972992">
                <text:p>-0.000000000079729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6391244">
                <text:p>-0.0000000006391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252002">
                <text:p>-0.000000000252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3613515">
                <text:p>-0.00000000036135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3042211">
                <text:p>-0.00000000030422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02193329">
                <text:p>-0.00000000000219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1069893">
                <text:p>0.000000000001069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002315918">
                <text:p>0.00000000002315918</text:p>
              </table:table-cell>
              <table:table-cell office:value-type="float" office:value="6.771954E-015">
                <text:p>6.771954E-015</text:p>
              </table:table-cell>
              <table:table-cell office:value-type="float" office:value="-0.00000000002375788">
                <text:p>-0.0000000000237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1635564">
                <text:p>-0.00000000016355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0.00000000002757643">
                <text:p>0.000000000027576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002852909">
                <text:p>0.00000000002852909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9018701">
                <text:p>-0.0000000000901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842654">
                <text:p>0.000000000018426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-0.0000000000002696685">
                <text:p>-0.0000000000002696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01719848">
                <text:p>-0.000000000001719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6767623">
                <text:p>-0.00000000006767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7135095">
                <text:p>-0.00000000000713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-0.0000000000002638102">
                <text:p>-0.0000000000002638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-0.000000000004704446">
                <text:p>-0.000000000004704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-0.00000000002458494">
                <text:p>-0.00000000002458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0.000000000005174244">
                <text:p>0.000000000005174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009437751">
                <text:p>0.00000000000943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-0.000000000004141047">
                <text:p>-0.00000000000414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0.00000000000001730434">
                <text:p>0.00000000000001730434</text:p>
              </table:table-cell>
              <table:table-cell office:value-type="float" office:value="0.000000000001919933">
                <text:p>0.00000000000191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0004337103">
                <text:p>-0.0000000000004337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-0.000000000006327077">
                <text:p>-0.00000000000632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0.00000000004021875">
                <text:p>0.00000000004021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-0.000000000009990285">
                <text:p>-0.00000000000999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-0.0000000000002514264">
                <text:p>-0.00000000000025142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0.00000000002532583">
                <text:p>0.000000000025325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0000003387209">
                <text:p>-0.000000000003387209</text:p>
              </table:table-cell>
              <table:table-cell office:value-type="float" office:value="0.0000000000005177466">
                <text:p>0.0000000000005177466</text:p>
              </table:table-cell>
              <table:table-cell office:value-type="float" office:value="0.0000000002451805">
                <text:p>0.00000000024518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0.00000000003380216">
                <text:p>0.0000000000338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-0.000000000005272357">
                <text:p>-0.00000000000527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00004228237">
                <text:p>-0.00000000000042282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-7.0992E-043">
                <text:p>-7.0992E-043</text:p>
              </table:table-cell>
              <table:table-cell office:value-type="float" office:value="-0.0000000000011357">
                <text:p>-0.00000000000113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002354688">
                <text:p>-0.00000000002354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0.00000000000412008">
                <text:p>0.00000000000412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001465218">
                <text:p>-0.0000000000146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0009180867">
                <text:p>-0.0000000000091808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-4.042139E-016">
                <text:p>-4.042139E-016</text:p>
              </table:table-cell>
              <table:table-cell office:value-type="float" office:value="-0.00000000003871939">
                <text:p>-0.000000000038719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-0.00000000001123414">
                <text:p>-0.000000000011234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0009037183">
                <text:p>-0.00000000000903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00000000003109449">
                <text:p>-0.00000000000003109449</text:p>
              </table:table-cell>
              <table:table-cell office:value-type="float" office:value="0.000000000001150657">
                <text:p>0.000000000001150657</text:p>
              </table:table-cell>
              <table:table-cell office:value-type="float" office:value="-0.0000000002227786">
                <text:p>-0.0000000002227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04384051">
                <text:p>-0.000000000438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02235771">
                <text:p>-0.0000000002235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01792921">
                <text:p>-0.000000000179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03204848">
                <text:p>-0.0000000003204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0.0000000002632569">
                <text:p>0.00000000026325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000000002094607">
                <text:p>-0.000000000002094607</text:p>
              </table:table-cell>
              <table:table-cell office:value-type="float" office:value="0">
                <text:p>0</text:p>
              </table:table-cell>
              <table:table-cell office:value-type="float" office:value="-0.0000000001391457">
                <text:p>-0.000000000139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-0.000000001187062">
                <text:p>-0.0000000011870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1576304">
                <text:p>-0.0000000015763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0794675">
                <text:p>-0.000000000794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09138513">
                <text:p>-0.0000000009138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05651534">
                <text:p>-0.000000000565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00000000006647532">
                <text:p>0.0000000000006647532</text:p>
              </table:table-cell>
              <table:table-cell office:value-type="float" office:value="-0.0000000009726359">
                <text:p>-0.00000000097263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1496508">
                <text:p>-0.00000000149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0.0000000001603454">
                <text:p>0.00000000016034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8.863301E-015">
                <text:p>8.863301E-015</text:p>
              </table:table-cell>
              <table:table-cell office:value-type="float" office:value="-0.0000000006454402">
                <text:p>-0.00000000064544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08108705">
                <text:p>-0.00000000081087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03288103">
                <text:p>-0.0000000003288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-0.0000000002546994">
                <text:p>-0.00000000025469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04466243">
                <text:p>-0.00000000044662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6.135076E-044">
                <text:p>6.135076E-044</text:p>
              </table:table-cell>
              <table:table-cell office:value-type="float" office:value="-0.0000000004264166">
                <text:p>-0.00000000042641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03401228">
                <text:p>-0.00000000034012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0.0000000001535843">
                <text:p>0.00000000015358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-0.000000000539801">
                <text:p>-0.0000000005398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0000003387209">
                <text:p>-0.000000000003387209</text:p>
              </table:table-cell>
              <table:table-cell office:value-type="float" office:value="0.0000000000003719765">
                <text:p>0.0000000000003719765</text:p>
              </table:table-cell>
              <table:table-cell office:value-type="float" office:value="-0.00000000006724282">
                <text:p>-0.000000000067242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-0.00000000002962245">
                <text:p>-0.000000000029622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0.00000000002378613">
                <text:p>0.00000000002378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0.00000000001461848">
                <text:p>0.00000000001461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-0.00000000002547734">
                <text:p>-0.000000000025477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0.00000000002157768">
                <text:p>0.0000000000215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01196392">
                <text:p>-0.000000000011963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-0.00000000000004988421">
                <text:p>-0.00000000000004988421</text:p>
              </table:table-cell>
              <table:table-cell office:value-type="float" office:value="0.00000000000596912">
                <text:p>0.00000000000596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-0.000000000003345691">
                <text:p>-0.0000000000033456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01903474">
                <text:p>0.000000000019034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0.000000000008914541">
                <text:p>0.0000000000089145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0.0000000000067013">
                <text:p>0.00000000000670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0.000000000001310026">
                <text:p>0.00000000000131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9377633">
                <text:p>-0.0000000000093776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01521932">
                <text:p>-0.00000000000152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385126">
                <text:p>-0.0000000000385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0.00000000001348651">
                <text:p>0.00000000001348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306296">
                <text:p>0.00000000001306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00001460755">
                <text:p>0.00000000001460755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370223">
                <text:p>-0.000000000037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-0.00000000006457996">
                <text:p>-0.000000000064579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009605954">
                <text:p>-0.0000000000096059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0002315918">
                <text:p>0.00000000002315918</text:p>
              </table:table-cell>
              <table:table-cell office:value-type="float" office:value="8.264387E-015">
                <text:p>8.264387E-015</text:p>
              </table:table-cell>
              <table:table-cell office:value-type="float" office:value="-0.00000000001667292">
                <text:p>-0.000000000016672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2867576">
                <text:p>0.0000000000028675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7972992">
                <text:p>-0.000000000079729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6391244">
                <text:p>-0.0000000006391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252002">
                <text:p>-0.000000000252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3613515">
                <text:p>-0.00000000036135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3042211">
                <text:p>-0.00000000030422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02193329">
                <text:p>-0.00000000000219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1069893">
                <text:p>0.000000000001069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00002315918">
                <text:p>0.00000000002315918</text:p>
              </table:table-cell>
              <table:table-cell office:value-type="float" office:value="8.264387E-015">
                <text:p>8.264387E-015</text:p>
              </table:table-cell>
              <table:table-cell office:value-type="float" office:value="-0.00000000001538095">
                <text:p>-0.0000000000153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1635564">
                <text:p>-0.00000000016355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0.00000000002757643">
                <text:p>0.000000000027576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00002852909">
                <text:p>0.00000000002852909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9018701">
                <text:p>-0.0000000000901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842654">
                <text:p>0.000000000018426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-0.0000000000002696685">
                <text:p>-0.0000000000002696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01719848">
                <text:p>-0.000000000001719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6767623">
                <text:p>-0.00000000006767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7135095">
                <text:p>-0.00000000000713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-0.0000000000002638102">
                <text:p>-0.0000000000002638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-0.000000000004704446">
                <text:p>-0.000000000004704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-0.00000000002458494">
                <text:p>-0.00000000002458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0.000000000005174244">
                <text:p>0.000000000005174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009437751">
                <text:p>0.00000000000943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-0.000000000004141047">
                <text:p>-0.00000000000414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0.00000000000001730434">
                <text:p>0.00000000000001730434</text:p>
              </table:table-cell>
              <table:table-cell office:value-type="float" office:value="0.000000000001919933">
                <text:p>0.00000000000191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0004337103">
                <text:p>-0.0000000000004337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-0.000000000006327077">
                <text:p>-0.00000000000632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0.00000000004021875">
                <text:p>0.00000000004021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-0.000000000009990285">
                <text:p>-0.00000000000999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-0.0000000000002514264">
                <text:p>-0.00000000000025142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0.00000000002532583">
                <text:p>0.000000000025325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0003387209">
                <text:p>-0.000000000003387209</text:p>
              </table:table-cell>
              <table:table-cell office:value-type="float" office:value="0.0000000000005177466">
                <text:p>0.0000000000005177466</text:p>
              </table:table-cell>
              <table:table-cell office:value-type="float" office:value="0.0000000002451805">
                <text:p>0.00000000024518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0.00000000003380216">
                <text:p>0.0000000000338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-0.000000000005272357">
                <text:p>-0.00000000000527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00004228237">
                <text:p>-0.00000000000042282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-6.135076E-044">
                <text:p>-6.135076E-044</text:p>
              </table:table-cell>
              <table:table-cell office:value-type="float" office:value="-0.0000000000011357">
                <text:p>-0.00000000000113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002354688">
                <text:p>-0.00000000002354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0.00000000000412008">
                <text:p>0.00000000000412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001465218">
                <text:p>-0.0000000000146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0009180867">
                <text:p>-0.0000000000091808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8.863301E-015">
                <text:p>8.863301E-015</text:p>
              </table:table-cell>
              <table:table-cell office:value-type="float" office:value="-0.00000000003871939">
                <text:p>-0.000000000038719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-0.00000000001123414">
                <text:p>-0.000000000011234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0009037183">
                <text:p>-0.00000000000903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00000000003109449">
                <text:p>-0.00000000000003109449</text:p>
              </table:table-cell>
              <table:table-cell office:value-type="float" office:value="0.000000000001005823">
                <text:p>0.000000000001005823</text:p>
              </table:table-cell>
              <table:table-cell office:value-type="float" office:value="-0.0000000002227786">
                <text:p>-0.0000000002227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04384051">
                <text:p>-0.000000000438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02235771">
                <text:p>-0.0000000002235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01792921">
                <text:p>-0.000000000179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03204848">
                <text:p>-0.0000000003204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0.0000000002632569">
                <text:p>0.00000000026325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000000002094607">
                <text:p>-0.000000000002094607</text:p>
              </table:table-cell>
              <table:table-cell office:value-type="float" office:value="0">
                <text:p>0</text:p>
              </table:table-cell>
              <table:table-cell office:value-type="float" office:value="-0.0000000001391457">
                <text:p>-0.000000000139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-0.000000001187062">
                <text:p>-0.0000000011870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1576304">
                <text:p>-0.0000000015763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0794675">
                <text:p>-0.000000000794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09138513">
                <text:p>-0.0000000009138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09308412">
                <text:p>-0.0000000009308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00000000003109449">
                <text:p>-0.00000000000003109449</text:p>
              </table:table-cell>
              <table:table-cell office:value-type="float" office:value="0.000000000001005823">
                <text:p>0.000000000001005823</text:p>
              </table:table-cell>
              <table:table-cell office:value-type="float" office:value="-0.0000000009726359">
                <text:p>-0.00000000097263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1496508">
                <text:p>-0.00000000149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0.0000000001603454">
                <text:p>0.00000000016034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8.863301E-015">
                <text:p>8.863301E-015</text:p>
              </table:table-cell>
              <table:table-cell office:value-type="float" office:value="-0.0000000006454402">
                <text:p>-0.00000000064544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08108705">
                <text:p>-0.00000000081087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03288103">
                <text:p>-0.0000000003288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-0.0000000002546994">
                <text:p>-0.00000000025469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04466243">
                <text:p>-0.00000000044662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-1.187751E-042">
                <text:p>-1.187751E-042</text:p>
              </table:table-cell>
              <table:table-cell office:value-type="float" office:value="-0.0000000004264166">
                <text:p>-0.00000000042641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03401228">
                <text:p>-0.00000000034012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0.0000000001535843">
                <text:p>0.00000000015358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-0.000000000539801">
                <text:p>-0.0000000005398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000000003387209">
                <text:p>-0.000000000003387209</text:p>
              </table:table-cell>
              <table:table-cell office:value-type="float" office:value="0.0000000000005177466">
                <text:p>0.0000000000005177466</text:p>
              </table:table-cell>
              <table:table-cell office:value-type="float" office:value="-0.00000000006409104">
                <text:p>-0.000000000064091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-0.00000000002962245">
                <text:p>-0.000000000029622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0.00000000002378613">
                <text:p>0.00000000002378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0.00000000001461848">
                <text:p>0.00000000001461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-0.00000000002547734">
                <text:p>-0.000000000025477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0.00000000002157768">
                <text:p>0.0000000000215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01196392">
                <text:p>-0.000000000011963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0.00000000000001730434">
                <text:p>0.00000000000001730434</text:p>
              </table:table-cell>
              <table:table-cell office:value-type="float" office:value="0.00000000000596912">
                <text:p>0.00000000000596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-0.000000000003345691">
                <text:p>-0.000000000003345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01903474">
                <text:p>0.000000000019034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0.000000000008914541">
                <text:p>0.0000000000089145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0.0000000000067013">
                <text:p>0.00000000000670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0.000000000001310026">
                <text:p>0.00000000000131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9377633">
                <text:p>-0.0000000000093776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01521932">
                <text:p>-0.00000000000152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385126">
                <text:p>-0.0000000000385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0.00000000001348651">
                <text:p>0.00000000001348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306296">
                <text:p>0.00000000001306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00002852909">
                <text:p>0.00000000002852909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370223">
                <text:p>-0.000000000037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-0.00000000006457996">
                <text:p>-0.000000000064579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009605954">
                <text:p>-0.0000000000096059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000002315918">
                <text:p>0.00000000002315918</text:p>
              </table:table-cell>
              <table:table-cell office:value-type="float" office:value="8.264387E-015">
                <text:p>8.264387E-015</text:p>
              </table:table-cell>
              <table:table-cell office:value-type="float" office:value="-0.00000000001667292">
                <text:p>-0.000000000016672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2867576">
                <text:p>0.0000000000028675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7972992">
                <text:p>-0.0000000000797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6391244">
                <text:p>-0.0000000006391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252002">
                <text:p>-0.000000000252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3613515">
                <text:p>-0.00000000036135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3042211">
                <text:p>-0.00000000030422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02193329">
                <text:p>-0.00000000000219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1069893">
                <text:p>0.000000000001069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000002315918">
                <text:p>0.00000000002315918</text:p>
              </table:table-cell>
              <table:table-cell office:value-type="float" office:value="8.264387E-015">
                <text:p>8.264387E-015</text:p>
              </table:table-cell>
              <table:table-cell office:value-type="float" office:value="-0.00000000001538095">
                <text:p>-0.0000000000153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1635564">
                <text:p>-0.00000000016355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0.00000000002757643">
                <text:p>0.000000000027576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000001460755">
                <text:p>0.00000000001460755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9018701">
                <text:p>-0.0000000000901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842654">
                <text:p>0.000000000018426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-0.0000000000002696685">
                <text:p>-0.0000000000002696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01719848">
                <text:p>-0.0000000000017198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6767623">
                <text:p>-0.00000000006767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7135095">
                <text:p>-0.00000000000713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-0.0000000000002638102">
                <text:p>-0.0000000000002638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-0.000000000004704446">
                <text:p>-0.0000000000047044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-0.00000000002458494">
                <text:p>-0.00000000002458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0.000000000005174244">
                <text:p>0.000000000005174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009437751">
                <text:p>0.000000000009437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-0.000000000004141047">
                <text:p>-0.00000000000414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-0.00000000000004988421">
                <text:p>-0.00000000000004988421</text:p>
              </table:table-cell>
              <table:table-cell office:value-type="float" office:value="0.000000000001919933">
                <text:p>0.000000000001919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0004337103">
                <text:p>-0.0000000000004337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-0.000000000006327077">
                <text:p>-0.00000000000632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0.00000000004021875">
                <text:p>0.00000000004021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-0.000000000009990285">
                <text:p>-0.00000000000999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-0.0000000000002514264">
                <text:p>-0.00000000000025142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-0.000000000007164954">
                <text:p>-0.0000000000071649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00000003387209">
                <text:p>-0.000000000003387209</text:p>
              </table:table-cell>
              <table:table-cell office:value-type="float" office:value="0.0000000000003719765">
                <text:p>0.0000000000003719765</text:p>
              </table:table-cell>
              <table:table-cell office:value-type="float" office:value="0.0000000001060787">
                <text:p>0.00000000010607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0.0000000001830071">
                <text:p>0.000000000183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-0.0000000002326041">
                <text:p>-0.0000000002326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01662795">
                <text:p>-0.00000000016627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1.535261E-042">
                <text:p>1.535261E-042</text:p>
              </table:table-cell>
              <table:table-cell office:value-type="float" office:value="-0.0000000003319596">
                <text:p>-0.00000000033195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06990523">
                <text:p>-0.00000000069905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-0.000000000668432">
                <text:p>-0.0000000006684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07872616">
                <text:p>-0.000000000787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09605994">
                <text:p>-0.00000000096059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8.863301E-015">
                <text:p>8.863301E-015</text:p>
              </table:table-cell>
              <table:table-cell office:value-type="float" office:value="-0.00000000123792">
                <text:p>-0.000000001237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-0.000000001518839">
                <text:p>-0.0000000015188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1583241">
                <text:p>-0.00000000158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000000000006647532">
                <text:p>0.0000000000006647532</text:p>
              </table:table-cell>
              <table:table-cell office:value-type="float" office:value="-0.000000002330941">
                <text:p>-0.00000000233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2928015">
                <text:p>-0.00000000292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2504121">
                <text:p>-0.00000000250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2521294">
                <text:p>-0.00000000252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278222">
                <text:p>-0.000000002782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-0.000000001311498">
                <text:p>-0.0000000013114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0000000002094607">
                <text:p>-0.000000000002094607</text:p>
              </table:table-cell>
              <table:table-cell office:value-type="float" office:value="0">
                <text:p>0</text:p>
              </table:table-cell>
              <table:table-cell office:value-type="float" office:value="-0.000000002376908">
                <text:p>-0.000000002376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000002798178">
                <text:p>0.00000000002798178</text:p>
              </table:table-cell>
              <table:table-cell office:value-type="float" office:value="-0.0000000000005857669">
                <text:p>-0.0000000000005857669</text:p>
              </table:table-cell>
              <table:table-cell office:value-type="float" office:value="-0.000000004558521">
                <text:p>-0.0000000045585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000000005436678">
                <text:p>-0.00000000005436678</text:p>
              </table:table-cell>
              <table:table-cell office:value-type="float" office:value="0.00000000000006667248">
                <text:p>0.00000000000006667248</text:p>
              </table:table-cell>
              <table:table-cell office:value-type="float" office:value="-0.000000005251355">
                <text:p>-0.0000000052513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0000006496555">
                <text:p>-0.000000000006496555</text:p>
              </table:table-cell>
              <table:table-cell office:value-type="float" office:value="-0.0000000000006906979">
                <text:p>-0.0000000000006906979</text:p>
              </table:table-cell>
              <table:table-cell office:value-type="float" office:value="-0.000000004112129">
                <text:p>-0.00000000411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000000001822641">
                <text:p>-0.00000000001822641</text:p>
              </table:table-cell>
              <table:table-cell office:value-type="float" office:value="0.0000000000001219457">
                <text:p>0.0000000000001219457</text:p>
              </table:table-cell>
              <table:table-cell office:value-type="float" office:value="-0.000000004556969">
                <text:p>-0.00000000455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0000000589907">
                <text:p>0.000000000000589907</text:p>
              </table:table-cell>
              <table:table-cell office:value-type="float" office:value="-0.00000000000005171893">
                <text:p>-0.00000000000005171893</text:p>
              </table:table-cell>
              <table:table-cell office:value-type="float" office:value="-0.000000003791698">
                <text:p>-0.00000000379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000000000003109449">
                <text:p>-0.00000000000003109449</text:p>
              </table:table-cell>
              <table:table-cell office:value-type="float" office:value="0.000000000001150657">
                <text:p>0.000000000001150657</text:p>
              </table:table-cell>
              <table:table-cell office:value-type="float" office:value="-0.00000000436799">
                <text:p>-0.000000004367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0000004282685">
                <text:p>0.000000000004282685</text:p>
              </table:table-cell>
              <table:table-cell office:value-type="float" office:value="5.169439E-018">
                <text:p>5.169439E-018</text:p>
              </table:table-cell>
              <table:table-cell office:value-type="float" office:value="-0.00000000529837">
                <text:p>-0.00000000529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0000000170812">
                <text:p>0.000000000000170812</text:p>
              </table:table-cell>
              <table:table-cell office:value-type="float" office:value="0.0000000000005018869">
                <text:p>0.0000000000005018869</text:p>
              </table:table-cell>
              <table:table-cell office:value-type="float" office:value="-0.000000002435423">
                <text:p>-0.0000000024354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0000000001151068">
                <text:p>-0.000000000001151068</text:p>
              </table:table-cell>
              <table:table-cell office:value-type="float" office:value="-4.042139E-016">
                <text:p>-4.042139E-016</text:p>
              </table:table-cell>
              <table:table-cell office:value-type="float" office:value="-0.000000003879726">
                <text:p>-0.0000000038797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0000007688199">
                <text:p>0.000000000007688199</text:p>
              </table:table-cell>
              <table:table-cell office:value-type="float" office:value="6.511567E-015">
                <text:p>6.511567E-015</text:p>
              </table:table-cell>
              <table:table-cell office:value-type="float" office:value="-0.000000003912359">
                <text:p>-0.0000000039123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00000005874925">
                <text:p>0.0000000000005874925</text:p>
              </table:table-cell>
              <table:table-cell office:value-type="float" office:value="-0.00000000000003622219">
                <text:p>-0.00000000000003622219</text:p>
              </table:table-cell>
              <table:table-cell office:value-type="float" office:value="-0.00000000279887">
                <text:p>-0.000000002798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000001422975">
                <text:p>0.00000000001422975</text:p>
              </table:table-cell>
              <table:table-cell office:value-type="float" office:value="0.00000000000002201775">
                <text:p>0.00000000000002201775</text:p>
              </table:table-cell>
              <table:table-cell office:value-type="float" office:value="-0.000000002610961">
                <text:p>-0.0000000026109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00000000002628235">
                <text:p>-0.0000000000002628235</text:p>
              </table:table-cell>
              <table:table-cell office:value-type="float" office:value="-3.78688E-016">
                <text:p>-3.78688E-016</text:p>
              </table:table-cell>
              <table:table-cell office:value-type="float" office:value="-0.000000003139024">
                <text:p>-0.0000000031390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00000000002315358">
                <text:p>-0.0000000000002315358</text:p>
              </table:table-cell>
              <table:table-cell office:value-type="float" office:value="3.625611E-042">
                <text:p>3.625611E-042</text:p>
              </table:table-cell>
              <table:table-cell office:value-type="float" office:value="-0.000000002795513">
                <text:p>-0.0000000027955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000000007139157">
                <text:p>0.00000000000007139157</text:p>
              </table:table-cell>
              <table:table-cell office:value-type="float" office:value="7.802445E-016">
                <text:p>7.802445E-016</text:p>
              </table:table-cell>
              <table:table-cell office:value-type="float" office:value="-0.000000002645352">
                <text:p>-0.0000000026453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0000005134598">
                <text:p>0.000000000005134598</text:p>
              </table:table-cell>
              <table:table-cell office:value-type="float" office:value="0.00000000000004027904">
                <text:p>0.00000000000004027904</text:p>
              </table:table-cell>
              <table:table-cell office:value-type="float" office:value="-0.000000001182415">
                <text:p>-0.0000000011824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00000000004114093">
                <text:p>-0.0000000000004114093</text:p>
              </table:table-cell>
              <table:table-cell office:value-type="float" office:value="0.0000000000000297066">
                <text:p>0.0000000000000297066</text:p>
              </table:table-cell>
              <table:table-cell office:value-type="float" office:value="-0.000000002965352">
                <text:p>-0.0000000029653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0000000003387209">
                <text:p>-0.000000000003387209</text:p>
              </table:table-cell>
              <table:table-cell office:value-type="float" office:value="0.0000000000005177466">
                <text:p>0.0000000000005177466</text:p>
              </table:table-cell>
              <table:table-cell office:value-type="float" office:value="-0.000000001280488">
                <text:p>-0.0000000012804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0000000001350274">
                <text:p>-0.00000000001350274</text:p>
              </table:table-cell>
              <table:table-cell office:value-type="float" office:value="0.000000000001476828">
                <text:p>0.000000000001476828</text:p>
              </table:table-cell>
              <table:table-cell office:value-type="float" office:value="-0.000000001816171">
                <text:p>-0.0000000018161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0000000004538302">
                <text:p>-0.000000000004538302</text:p>
              </table:table-cell>
              <table:table-cell office:value-type="float" office:value="0.00000000000007800142">
                <text:p>0.00000000000007800142</text:p>
              </table:table-cell>
              <table:table-cell office:value-type="float" office:value="-0.0000000007879706">
                <text:p>-0.0000000007879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0000000002842232">
                <text:p>-0.000000000002842232</text:p>
              </table:table-cell>
              <table:table-cell office:value-type="float" office:value="-0.00000000000001578998">
                <text:p>-0.00000000000001578998</text:p>
              </table:table-cell>
              <table:table-cell office:value-type="float" office:value="-0.0000000006441233">
                <text:p>-0.00000000064412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00000009382316">
                <text:p>0.0000000000009382316</text:p>
              </table:table-cell>
              <table:table-cell office:value-type="float" office:value="0.00000000000003000631">
                <text:p>0.00000000000003000631</text:p>
              </table:table-cell>
              <table:table-cell office:value-type="float" office:value="-0.0000000008110889">
                <text:p>-0.0000000008110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0000000004506179">
                <text:p>-0.000000000004506179</text:p>
              </table:table-cell>
              <table:table-cell office:value-type="float" office:value="0.0000000000002437457">
                <text:p>0.0000000000002437457</text:p>
              </table:table-cell>
              <table:table-cell office:value-type="float" office:value="-0.0000000005814546">
                <text:p>-0.0000000005814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000000000131581">
                <text:p>-0.00000000000131581</text:p>
              </table:table-cell>
              <table:table-cell office:value-type="float" office:value="-0.0000000000000108536">
                <text:p>-0.0000000000000108536</text:p>
              </table:table-cell>
              <table:table-cell office:value-type="float" office:value="-0.0000000003239494">
                <text:p>-0.00000000032394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0000003399006">
                <text:p>0.000000000003399006</text:p>
              </table:table-cell>
              <table:table-cell office:value-type="float" office:value="0.00000000000001730434">
                <text:p>0.00000000000001730434</text:p>
              </table:table-cell>
              <table:table-cell office:value-type="float" office:value="-0.0000000002321617">
                <text:p>-0.000000000232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0000002927069">
                <text:p>0.000000000002927069</text:p>
              </table:table-cell>
              <table:table-cell office:value-type="float" office:value="0.0000000000001440519">
                <text:p>0.0000000000001440519</text:p>
              </table:table-cell>
              <table:table-cell office:value-type="float" office:value="0.00000000001672588">
                <text:p>0.000000000016725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000000272859">
                <text:p>0.00000000000272859</text:p>
              </table:table-cell>
              <table:table-cell office:value-type="float" office:value="-0.0000000000003265954">
                <text:p>-0.0000000000003265954</text:p>
              </table:table-cell>
              <table:table-cell office:value-type="float" office:value="0.0000000001119122">
                <text:p>0.00000000011191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000000000281797">
                <text:p>-0.00000000000281797</text:p>
              </table:table-cell>
              <table:table-cell office:value-type="float" office:value="-0.0000000000001813475">
                <text:p>-0.0000000000001813475</text:p>
              </table:table-cell>
              <table:table-cell office:value-type="float" office:value="-0.0000000001009137">
                <text:p>-0.00000000010091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0000008390482">
                <text:p>0.000000000008390482</text:p>
              </table:table-cell>
              <table:table-cell office:value-type="float" office:value="-4.950272E-015">
                <text:p>-4.950272E-015</text:p>
              </table:table-cell>
              <table:table-cell office:value-type="float" office:value="0.0000000000067013">
                <text:p>0.00000000000670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000000752108">
                <text:p>0.00000000000752108</text:p>
              </table:table-cell>
              <table:table-cell office:value-type="float" office:value="-5.550628E-015">
                <text:p>-5.550628E-015</text:p>
              </table:table-cell>
              <table:table-cell office:value-type="float" office:value="0.000000000001310026">
                <text:p>0.00000000000131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000000000003653915">
                <text:p>-0.00000000000003653915</text:p>
              </table:table-cell>
              <table:table-cell office:value-type="float" office:value="0.00000000000001743936">
                <text:p>0.000000000000017439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00000003166004">
                <text:p>0.0000000000003166004</text:p>
              </table:table-cell>
              <table:table-cell office:value-type="float" office:value="-2.056745E-015">
                <text:p>-2.056745E-015</text:p>
              </table:table-cell>
              <table:table-cell office:value-type="float" office:value="-0.000000000009377633">
                <text:p>-0.0000000000093776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0000000000965753">
                <text:p>-0.000000000000965753</text:p>
              </table:table-cell>
              <table:table-cell office:value-type="float" office:value="-0.00000000000002753937">
                <text:p>-0.00000000000002753937</text:p>
              </table:table-cell>
              <table:table-cell office:value-type="float" office:value="-0.000000000001521932">
                <text:p>-0.00000000000152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00000006774215">
                <text:p>-0.0000000000006774215</text:p>
              </table:table-cell>
              <table:table-cell office:value-type="float" office:value="0.0000000000002133319">
                <text:p>0.0000000000002133319</text:p>
              </table:table-cell>
              <table:table-cell office:value-type="float" office:value="-0.0000000000385126">
                <text:p>-0.0000000000385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000000002679167">
                <text:p>-0.0000000000002679167</text:p>
              </table:table-cell>
              <table:table-cell office:value-type="float" office:value="3.905052E-015">
                <text:p>3.905052E-015</text:p>
              </table:table-cell>
              <table:table-cell office:value-type="float" office:value="0.00000000001348651">
                <text:p>0.00000000001348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0000002586518">
                <text:p>0.000000000002586518</text:p>
              </table:table-cell>
              <table:table-cell office:value-type="float" office:value="0.00000000000002314308">
                <text:p>0.00000000000002314308</text:p>
              </table:table-cell>
              <table:table-cell office:value-type="float" office:value="0.00000000001306296">
                <text:p>0.000000000013062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000002852909">
                <text:p>0.00000000002852909</text:p>
              </table:table-cell>
              <table:table-cell office:value-type="float" office:value="0.00000000000004657796">
                <text:p>0.00000000000004657796</text:p>
              </table:table-cell>
              <table:table-cell office:value-type="float" office:value="-0.0000000000370223">
                <text:p>-0.000000000037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000000001903366">
                <text:p>-0.000000000001903366</text:p>
              </table:table-cell>
              <table:table-cell office:value-type="float" office:value="-8.554238E-015">
                <text:p>-8.554238E-015</text:p>
              </table:table-cell>
              <table:table-cell office:value-type="float" office:value="-0.00000000006457996">
                <text:p>-0.000000000064579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000001772952">
                <text:p>0.00000000001772952</text:p>
              </table:table-cell>
              <table:table-cell office:value-type="float" office:value="0.00000000000006486708">
                <text:p>0.00000000000006486708</text:p>
              </table:table-cell>
              <table:table-cell office:value-type="float" office:value="-0.000000000009605954">
                <text:p>-0.0000000000096059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000002315918">
                <text:p>0.00000000002315918</text:p>
              </table:table-cell>
              <table:table-cell office:value-type="float" office:value="6.771954E-015">
                <text:p>6.771954E-015</text:p>
              </table:table-cell>
              <table:table-cell office:value-type="float" office:value="-0.00000000001667292">
                <text:p>-0.000000000016672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0000001969519">
                <text:p>0.000000000001969519</text:p>
              </table:table-cell>
              <table:table-cell office:value-type="float" office:value="-0.0000000000003889117">
                <text:p>-0.0000000000003889117</text:p>
              </table:table-cell>
              <table:table-cell office:value-type="float" office:value="0.000000000002867576">
                <text:p>0.0000000000028675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000000005654234">
                <text:p>-0.00000000005654234</text:p>
              </table:table-cell>
              <table:table-cell office:value-type="float" office:value="-4.52141E-016">
                <text:p>-4.52141E-016</text:p>
              </table:table-cell>
              <table:table-cell office:value-type="float" office:value="-0.00000000007972992">
                <text:p>-0.000000000079729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2.832707E-015">
                <text:p>2.832707E-015</text:p>
              </table:table-cell>
              <table:table-cell office:value-type="float" office:value="-0.0000000006391244">
                <text:p>-0.00000000063912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0000000005109051">
                <text:p>-0.000000000005109051</text:p>
              </table:table-cell>
              <table:table-cell office:value-type="float" office:value="-1.249042E-015">
                <text:p>-1.249042E-015</text:p>
              </table:table-cell>
              <table:table-cell office:value-type="float" office:value="-0.000000000252002">
                <text:p>-0.000000000252002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71cm" svg:height="13.444cm" xlink:href=".." chart:class="chart:line" chart:style-name="ch1">
        <chart:title svg:x="12.344cm" svg:y="0.269cm" chart:style-name="ch2">
          <text:p>Rectangular</text:p>
        </chart:title>
        <chart:subtitle svg:x="10.73cm" svg:y="1.04cm" chart:style-name="ch3">
          <text:p>Seventh Order of Hu's Moments</text:p>
        </chart:subtitle>
        <chart:legend chart:legend-position="end" svg:x="24.61cm" svg:y="5.878cm" chart:style-name="ch4"/>
        <chart:plot-area chart:style-name="ch5" table:cell-range-address="rec_10_10_50_50.H1:rec_10_10_50_50.H360 rec_25_25_80_80.H1:rec_25_25_80_80.H360 rec_30_25_86_92.H1:rec_30_25_86_92.H360 rec_50_50_90_70.H1:rec_50_50_90_70.H360" svg:x="0.881cm" svg:y="1.759cm" svg:width="23.189cm" svg:height="11.082cm">
          <chart:axis chart:dimension="x" chart:name="primary-x" chart:style-name="ch6">
            <chart:title svg:x="12.337cm" svg:y="12.537cm" chart:style-name="ch7">
              <text:p>Angle</text:p>
            </chart:title>
          </chart:axis>
          <chart:axis chart:dimension="y" chart:name="primary-y" chart:style-name="ch8">
            <chart:title svg:x="0.542cm" svg:y="7.782cm" chart:style-name="ch9">
              <text:p>Coefficient</text:p>
            </chart:title>
            <chart:grid chart:style-name="ch10" chart:class="major"/>
          </chart:axis>
          <chart:series chart:style-name="ch11" chart:values-cell-range-address="rec_10_10_50_50.H1:rec_10_10_50_50.H360" chart:class="chart:line">
            <chart:data-point chart:repeated="360"/>
          </chart:series>
          <chart:series chart:style-name="ch12" chart:values-cell-range-address="rec_25_25_80_80.H1:rec_25_25_80_80.H360" chart:class="chart:line">
            <chart:data-point chart:repeated="360"/>
          </chart:series>
          <chart:series chart:style-name="ch13" chart:values-cell-range-address="rec_30_25_86_92.H1:rec_30_25_86_92.H360" chart:class="chart:line">
            <chart:data-point chart:repeated="360"/>
          </chart:series>
          <chart:series chart:style-name="ch14" chart:values-cell-range-address="rec_50_50_90_70.H1:rec_50_50_90_70.H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rec_10_10_50_50.H1:rec_10_10_50_50.H360">0</text:p>
              </table:table-cell>
              <table:table-cell office:value-type="float" office:value="0">
                <text:p text:id="rec_25_25_80_80.H1:rec_25_25_80_80.H360">0</text:p>
              </table:table-cell>
              <table:table-cell office:value-type="float" office:value="0">
                <text:p text:id="rec_30_25_86_92.H1:rec_30_25_86_92.H360">0</text:p>
              </table:table-cell>
              <table:table-cell office:value-type="float" office:value="0">
                <text:p text:id="rec_50_50_90_70.H1:rec_50_50_90_70.H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51234E-029">
                <text:p>3.151234E-029</text:p>
              </table:table-cell>
              <table:table-cell office:value-type="float" office:value="8.982612E-021">
                <text:p>8.982612E-021</text:p>
              </table:table-cell>
              <table:table-cell office:value-type="float" office:value="-2.395124E-015">
                <text:p>-2.39512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.146124E-017">
                <text:p>-1.146124E-017</text:p>
              </table:table-cell>
              <table:table-cell office:value-type="float" office:value="-7.592903E-016">
                <text:p>-7.592903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0001030916">
                <text:p>-0.0000000000001030916</text:p>
              </table:table-cell>
              <table:table-cell office:value-type="float" office:value="2.646127E-019">
                <text:p>2.646127E-019</text:p>
              </table:table-cell>
              <table:table-cell office:value-type="float" office:value="2.105423E-019">
                <text:p>2.105423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8825E-016">
                <text:p>1.568825E-016</text:p>
              </table:table-cell>
              <table:table-cell office:value-type="float" office:value="-2.603528E-017">
                <text:p>-2.603528E-017</text:p>
              </table:table-cell>
              <table:table-cell office:value-type="float" office:value="-6.483753E-020">
                <text:p>-6.48375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162288E-016">
                <text:p>-9.162288E-016</text:p>
              </table:table-cell>
              <table:table-cell office:value-type="float" office:value="-2.698546E-019">
                <text:p>-2.698546E-019</text:p>
              </table:table-cell>
              <table:table-cell office:value-type="float" office:value="-4.686301E-018">
                <text:p>-4.68630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6761E-015">
                <text:p>1.556761E-015</text:p>
              </table:table-cell>
              <table:table-cell office:value-type="float" office:value="-1.006123E-017">
                <text:p>-1.006123E-017</text:p>
              </table:table-cell>
              <table:table-cell office:value-type="float" office:value="-1.38817E-016">
                <text:p>-1.38817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5883E-017">
                <text:p>1.165883E-017</text:p>
              </table:table-cell>
              <table:table-cell office:value-type="float" office:value="5.535234E-017">
                <text:p>5.535234E-017</text:p>
              </table:table-cell>
              <table:table-cell office:value-type="float" office:value="-2.679565E-019">
                <text:p>-2.67956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17224E-016">
                <text:p>9.917224E-016</text:p>
              </table:table-cell>
              <table:table-cell office:value-type="float" office:value="-4.070291E-017">
                <text:p>-4.070291E-017</text:p>
              </table:table-cell>
              <table:table-cell office:value-type="float" office:value="1.078628E-017">
                <text:p>1.07862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9703E-016">
                <text:p>-2.19703E-016</text:p>
              </table:table-cell>
              <table:table-cell office:value-type="float" office:value="-1.101764E-017">
                <text:p>-1.101764E-017</text:p>
              </table:table-cell>
              <table:table-cell office:value-type="float" office:value="-4.523618E-018">
                <text:p>-4.52361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267296E-017">
                <text:p>-6.267296E-017</text:p>
              </table:table-cell>
              <table:table-cell office:value-type="float" office:value="2.587621E-019">
                <text:p>2.587621E-019</text:p>
              </table:table-cell>
              <table:table-cell office:value-type="float" office:value="-3.743193E-021">
                <text:p>-3.743193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09294E-017">
                <text:p>6.909294E-017</text:p>
              </table:table-cell>
              <table:table-cell office:value-type="float" office:value="-6.763573E-018">
                <text:p>-6.763573E-018</text:p>
              </table:table-cell>
              <table:table-cell office:value-type="float" office:value="8.031598E-021">
                <text:p>8.031598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94947E-017">
                <text:p>6.894947E-017</text:p>
              </table:table-cell>
              <table:table-cell office:value-type="float" office:value="1.87772E-017">
                <text:p>1.87772E-017</text:p>
              </table:table-cell>
              <table:table-cell office:value-type="float" office:value="2.930984E-017">
                <text:p>2.93098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24746E-018">
                <text:p>3.724746E-018</text:p>
              </table:table-cell>
              <table:table-cell office:value-type="float" office:value="4.805629E-020">
                <text:p>4.805629E-020</text:p>
              </table:table-cell>
              <table:table-cell office:value-type="float" office:value="-2.085997E-019">
                <text:p>-2.08599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89222E-019">
                <text:p>7.789222E-019</text:p>
              </table:table-cell>
              <table:table-cell office:value-type="float" office:value="1.576806E-019">
                <text:p>1.576806E-019</text:p>
              </table:table-cell>
              <table:table-cell office:value-type="float" office:value="-2.304857E-021">
                <text:p>-2.304857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07752E-015">
                <text:p>-1.007752E-015</text:p>
              </table:table-cell>
              <table:table-cell office:value-type="float" office:value="-5.740495E-018">
                <text:p>-5.740495E-018</text:p>
              </table:table-cell>
              <table:table-cell office:value-type="float" office:value="3.312722E-019">
                <text:p>3.312722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001E-015">
                <text:p>1.70001E-015</text:p>
              </table:table-cell>
              <table:table-cell office:value-type="float" office:value="1.004574E-020">
                <text:p>1.004574E-020</text:p>
              </table:table-cell>
              <table:table-cell office:value-type="float" office:value="8.846803E-018">
                <text:p>8.84680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662E-017">
                <text:p>1.75662E-017</text:p>
              </table:table-cell>
              <table:table-cell office:value-type="float" office:value="2.708485E-018">
                <text:p>2.708485E-018</text:p>
              </table:table-cell>
              <table:table-cell office:value-type="float" office:value="-5.847557E-020">
                <text:p>-5.847557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87167E-016">
                <text:p>2.587167E-016</text:p>
              </table:table-cell>
              <table:table-cell office:value-type="float" office:value="-1.367909E-016">
                <text:p>-1.367909E-016</text:p>
              </table:table-cell>
              <table:table-cell office:value-type="float" office:value="3.73103E-019">
                <text:p>3.7310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84113E-016">
                <text:p>-8.84113E-016</text:p>
              </table:table-cell>
              <table:table-cell office:value-type="float" office:value="1.698042E-019">
                <text:p>1.698042E-019</text:p>
              </table:table-cell>
              <table:table-cell office:value-type="float" office:value="-4.476581E-019">
                <text:p>-4.4765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2945E-017">
                <text:p>8.2945E-017</text:p>
              </table:table-cell>
              <table:table-cell office:value-type="float" office:value="1.325655E-020">
                <text:p>1.325655E-020</text:p>
              </table:table-cell>
              <table:table-cell office:value-type="float" office:value="3.359842E-021">
                <text:p>3.359842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258E-016">
                <text:p>1.28258E-016</text:p>
              </table:table-cell>
              <table:table-cell office:value-type="float" office:value="-4.022833E-020">
                <text:p>-4.022833E-020</text:p>
              </table:table-cell>
              <table:table-cell office:value-type="float" office:value="3.799155E-019">
                <text:p>3.79915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784399E-017">
                <text:p>-1.784399E-017</text:p>
              </table:table-cell>
              <table:table-cell office:value-type="float" office:value="2.554849E-017">
                <text:p>2.554849E-017</text:p>
              </table:table-cell>
              <table:table-cell office:value-type="float" office:value="-2.725204E-018">
                <text:p>-2.72520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17075E-017">
                <text:p>3.317075E-017</text:p>
              </table:table-cell>
              <table:table-cell office:value-type="float" office:value="2.566039E-019">
                <text:p>2.566039E-019</text:p>
              </table:table-cell>
              <table:table-cell office:value-type="float" office:value="1.4927E-017">
                <text:p>1.4927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64982E-016">
                <text:p>2.164982E-016</text:p>
              </table:table-cell>
              <table:table-cell office:value-type="float" office:value="-3.164775E-019">
                <text:p>-3.164775E-019</text:p>
              </table:table-cell>
              <table:table-cell office:value-type="float" office:value="6.710553E-019">
                <text:p>6.71055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49972E-016">
                <text:p>-1.49972E-016</text:p>
              </table:table-cell>
              <table:table-cell office:value-type="float" office:value="-1.035096E-017">
                <text:p>-1.035096E-017</text:p>
              </table:table-cell>
              <table:table-cell office:value-type="float" office:value="2.663426E-021">
                <text:p>2.66342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8733E-016">
                <text:p>-3.958733E-016</text:p>
              </table:table-cell>
              <table:table-cell office:value-type="float" office:value="3.355514E-016">
                <text:p>3.355514E-016</text:p>
              </table:table-cell>
              <table:table-cell office:value-type="float" office:value="-5.607619E-018">
                <text:p>-5.607619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32215E-016">
                <text:p>-2.332215E-016</text:p>
              </table:table-cell>
              <table:table-cell office:value-type="float" office:value="-6.008166E-018">
                <text:p>-6.008166E-018</text:p>
              </table:table-cell>
              <table:table-cell office:value-type="float" office:value="-1.346394E-016">
                <text:p>-1.346394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75575E-016">
                <text:p>2.475575E-016</text:p>
              </table:table-cell>
              <table:table-cell office:value-type="float" office:value="-1.10946E-017">
                <text:p>-1.10946E-017</text:p>
              </table:table-cell>
              <table:table-cell office:value-type="float" office:value="-1.285344E-016">
                <text:p>-1.285344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450197E-016">
                <text:p>-1.450197E-016</text:p>
              </table:table-cell>
              <table:table-cell office:value-type="float" office:value="-5.168774E-017">
                <text:p>-5.168774E-017</text:p>
              </table:table-cell>
              <table:table-cell office:value-type="float" office:value="9.168068E-016">
                <text:p>9.168068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528438E-019">
                <text:p>-2.528438E-019</text:p>
              </table:table-cell>
              <table:table-cell office:value-type="float" office:value="-2.304627E-020">
                <text:p>-2.304627E-020</text:p>
              </table:table-cell>
              <table:table-cell office:value-type="float" office:value="5.501397E-016">
                <text:p>5.501397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371741E-017">
                <text:p>5.371741E-017</text:p>
              </table:table-cell>
              <table:table-cell office:value-type="float" office:value="-4.692228E-075">
                <text:p>-4.692228E-075</text:p>
              </table:table-cell>
              <table:table-cell office:value-type="float" office:value="1.814219E-015">
                <text:p>1.81421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239038E-017">
                <text:p>-2.239038E-017</text:p>
              </table:table-cell>
              <table:table-cell office:value-type="float" office:value="6.949461E-022">
                <text:p>6.949461E-022</text:p>
              </table:table-cell>
              <table:table-cell office:value-type="float" office:value="6.591351E-015">
                <text:p>6.59135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32898E-015">
                <text:p>-1.432898E-015</text:p>
              </table:table-cell>
              <table:table-cell office:value-type="float" office:value="8.689339E-018">
                <text:p>8.689339E-018</text:p>
              </table:table-cell>
              <table:table-cell office:value-type="float" office:value="7.811993E-015">
                <text:p>7.81199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06929E-018">
                <text:p>2.506929E-018</text:p>
              </table:table-cell>
              <table:table-cell office:value-type="float" office:value="-3.611222E-019">
                <text:p>-3.611222E-019</text:p>
              </table:table-cell>
              <table:table-cell office:value-type="float" office:value="0.0000000000000117543">
                <text:p>0.00000000000001175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61783E-015">
                <text:p>-1.161783E-015</text:p>
              </table:table-cell>
              <table:table-cell office:value-type="float" office:value="1.689288E-019">
                <text:p>1.689288E-019</text:p>
              </table:table-cell>
              <table:table-cell office:value-type="float" office:value="0.00000000000001627763">
                <text:p>0.000000000000016277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45675E-017">
                <text:p>-1.745675E-017</text:p>
              </table:table-cell>
              <table:table-cell office:value-type="float" office:value="-4.938647E-018">
                <text:p>-4.938647E-018</text:p>
              </table:table-cell>
              <table:table-cell office:value-type="float" office:value="0.00000000000002617889">
                <text:p>0.00000000000002617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98682E-017">
                <text:p>1.798682E-017</text:p>
              </table:table-cell>
              <table:table-cell office:value-type="float" office:value="2.726217E-017">
                <text:p>2.726217E-017</text:p>
              </table:table-cell>
              <table:table-cell office:value-type="float" office:value="0.00000000000003333975">
                <text:p>0.0000000000000333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32273E-016">
                <text:p>4.232273E-016</text:p>
              </table:table-cell>
              <table:table-cell office:value-type="float" office:value="-8.325894E-020">
                <text:p>-8.325894E-020</text:p>
              </table:table-cell>
              <table:table-cell office:value-type="float" office:value="0.00000000000004200781">
                <text:p>0.00000000000004200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486139E-017">
                <text:p>1.486139E-017</text:p>
              </table:table-cell>
              <table:table-cell office:value-type="float" office:value="0.0000000000000736617">
                <text:p>0.00000000000007366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71577E-018">
                <text:p>6.671577E-018</text:p>
              </table:table-cell>
              <table:table-cell office:value-type="float" office:value="1.954955E-018">
                <text:p>1.954955E-018</text:p>
              </table:table-cell>
              <table:table-cell office:value-type="float" office:value="0.0000000000001159355">
                <text:p>0.00000000000011593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53296E-015">
                <text:p>7.053296E-015</text:p>
              </table:table-cell>
              <table:table-cell office:value-type="float" office:value="-1.538571E-018">
                <text:p>-1.538571E-018</text:p>
              </table:table-cell>
              <table:table-cell office:value-type="float" office:value="0.00000000000008845936">
                <text:p>0.00000000000008845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165568E-015">
                <text:p>-2.165568E-015</text:p>
              </table:table-cell>
              <table:table-cell office:value-type="float" office:value="1.276359E-016">
                <text:p>1.276359E-016</text:p>
              </table:table-cell>
              <table:table-cell office:value-type="float" office:value="0.00000000000009679665">
                <text:p>0.00000000000009679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50772E-015">
                <text:p>7.850772E-015</text:p>
              </table:table-cell>
              <table:table-cell office:value-type="float" office:value="8.131213E-018">
                <text:p>8.131213E-018</text:p>
              </table:table-cell>
              <table:table-cell office:value-type="float" office:value="0.0000000000001084502">
                <text:p>0.00000000000010845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015662E-015">
                <text:p>-6.015662E-015</text:p>
              </table:table-cell>
              <table:table-cell office:value-type="float" office:value="4.191731E-017">
                <text:p>4.191731E-017</text:p>
              </table:table-cell>
              <table:table-cell office:value-type="float" office:value="0.00000000000004627095">
                <text:p>0.00000000000004627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723874E-031">
                <text:p>-3.723874E-031</text:p>
              </table:table-cell>
              <table:table-cell office:value-type="float" office:value="0">
                <text:p>0</text:p>
              </table:table-cell>
              <table:table-cell office:value-type="float" office:value="0.00000000000008229201">
                <text:p>0.00000000000008229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015662E-015">
                <text:p>6.015662E-015</text:p>
              </table:table-cell>
              <table:table-cell office:value-type="float" office:value="-4.191731E-017">
                <text:p>-4.191731E-017</text:p>
              </table:table-cell>
              <table:table-cell office:value-type="float" office:value="0.0000000000002371588">
                <text:p>0.00000000000023715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850772E-015">
                <text:p>-7.850772E-015</text:p>
              </table:table-cell>
              <table:table-cell office:value-type="float" office:value="-8.131213E-018">
                <text:p>-8.131213E-018</text:p>
              </table:table-cell>
              <table:table-cell office:value-type="float" office:value="0.0000000000002801481">
                <text:p>0.0000000000002801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5568E-015">
                <text:p>2.165568E-015</text:p>
              </table:table-cell>
              <table:table-cell office:value-type="float" office:value="-1.276359E-016">
                <text:p>-1.276359E-016</text:p>
              </table:table-cell>
              <table:table-cell office:value-type="float" office:value="0.0000000000001988296">
                <text:p>0.0000000000001988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.053296E-015">
                <text:p>-7.053296E-015</text:p>
              </table:table-cell>
              <table:table-cell office:value-type="float" office:value="1.538571E-018">
                <text:p>1.538571E-018</text:p>
              </table:table-cell>
              <table:table-cell office:value-type="float" office:value="0.0000000000002702751">
                <text:p>0.00000000000027027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.671577E-018">
                <text:p>-6.671577E-018</text:p>
              </table:table-cell>
              <table:table-cell office:value-type="float" office:value="-1.954955E-018">
                <text:p>-1.954955E-018</text:p>
              </table:table-cell>
              <table:table-cell office:value-type="float" office:value="0.0000000000001888875">
                <text:p>0.0000000000001888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1.486139E-017">
                <text:p>-1.486139E-017</text:p>
              </table:table-cell>
              <table:table-cell office:value-type="float" office:value="0.0000000000002389279">
                <text:p>0.0000000000002389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232273E-016">
                <text:p>-4.232273E-016</text:p>
              </table:table-cell>
              <table:table-cell office:value-type="float" office:value="8.325894E-020">
                <text:p>8.325894E-020</text:p>
              </table:table-cell>
              <table:table-cell office:value-type="float" office:value="0.0000000000003076985">
                <text:p>0.000000000000307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798682E-017">
                <text:p>-1.798682E-017</text:p>
              </table:table-cell>
              <table:table-cell office:value-type="float" office:value="-2.726217E-017">
                <text:p>-2.726217E-017</text:p>
              </table:table-cell>
              <table:table-cell office:value-type="float" office:value="0.0000000000001057825">
                <text:p>0.0000000000001057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45675E-017">
                <text:p>1.745675E-017</text:p>
              </table:table-cell>
              <table:table-cell office:value-type="float" office:value="4.938647E-018">
                <text:p>4.938647E-018</text:p>
              </table:table-cell>
              <table:table-cell office:value-type="float" office:value="0.0000000000002039635">
                <text:p>0.00000000000020396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61783E-015">
                <text:p>1.161783E-015</text:p>
              </table:table-cell>
              <table:table-cell office:value-type="float" office:value="-1.689288E-019">
                <text:p>-1.689288E-019</text:p>
              </table:table-cell>
              <table:table-cell office:value-type="float" office:value="0.0000000000001873677">
                <text:p>0.0000000000001873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506929E-018">
                <text:p>-2.506929E-018</text:p>
              </table:table-cell>
              <table:table-cell office:value-type="float" office:value="3.611222E-019">
                <text:p>3.611222E-019</text:p>
              </table:table-cell>
              <table:table-cell office:value-type="float" office:value="0.0000000000001283819">
                <text:p>0.000000000000128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2898E-015">
                <text:p>1.432898E-015</text:p>
              </table:table-cell>
              <table:table-cell office:value-type="float" office:value="-8.689339E-018">
                <text:p>-8.689339E-018</text:p>
              </table:table-cell>
              <table:table-cell office:value-type="float" office:value="0.0000000000001119262">
                <text:p>0.000000000000111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39038E-017">
                <text:p>2.239038E-017</text:p>
              </table:table-cell>
              <table:table-cell office:value-type="float" office:value="-6.949461E-022">
                <text:p>-6.949461E-022</text:p>
              </table:table-cell>
              <table:table-cell office:value-type="float" office:value="0.000000000000148005">
                <text:p>0.0000000000001480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371741E-017">
                <text:p>-5.371741E-017</text:p>
              </table:table-cell>
              <table:table-cell office:value-type="float" office:value="-9.543997E-076">
                <text:p>-9.543997E-076</text:p>
              </table:table-cell>
              <table:table-cell office:value-type="float" office:value="0.0000000000001161642">
                <text:p>0.00000000000011616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28438E-019">
                <text:p>2.528438E-019</text:p>
              </table:table-cell>
              <table:table-cell office:value-type="float" office:value="2.304627E-020">
                <text:p>2.304627E-020</text:p>
              </table:table-cell>
              <table:table-cell office:value-type="float" office:value="0.0000000000001147581">
                <text:p>0.000000000000114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50197E-016">
                <text:p>1.450197E-016</text:p>
              </table:table-cell>
              <table:table-cell office:value-type="float" office:value="5.168774E-017">
                <text:p>5.168774E-017</text:p>
              </table:table-cell>
              <table:table-cell office:value-type="float" office:value="0.00000000000003305375">
                <text:p>0.000000000000033053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475575E-016">
                <text:p>-2.475575E-016</text:p>
              </table:table-cell>
              <table:table-cell office:value-type="float" office:value="1.10946E-017">
                <text:p>1.10946E-017</text:p>
              </table:table-cell>
              <table:table-cell office:value-type="float" office:value="0.0000000000001139686">
                <text:p>0.00000000000011396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32215E-016">
                <text:p>2.332215E-016</text:p>
              </table:table-cell>
              <table:table-cell office:value-type="float" office:value="6.008166E-018">
                <text:p>6.008166E-018</text:p>
              </table:table-cell>
              <table:table-cell office:value-type="float" office:value="0.00000000000003027916">
                <text:p>0.00000000000003027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958733E-016">
                <text:p>3.958733E-016</text:p>
              </table:table-cell>
              <table:table-cell office:value-type="float" office:value="-3.355514E-016">
                <text:p>-3.355514E-016</text:p>
              </table:table-cell>
              <table:table-cell office:value-type="float" office:value="0.00000000000003319539">
                <text:p>0.000000000000033195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72E-016">
                <text:p>1.49972E-016</text:p>
              </table:table-cell>
              <table:table-cell office:value-type="float" office:value="1.035096E-017">
                <text:p>1.035096E-017</text:p>
              </table:table-cell>
              <table:table-cell office:value-type="float" office:value="0.00000000000001773127">
                <text:p>0.0000000000000177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164982E-016">
                <text:p>-2.164982E-016</text:p>
              </table:table-cell>
              <table:table-cell office:value-type="float" office:value="3.164775E-019">
                <text:p>3.164775E-019</text:p>
              </table:table-cell>
              <table:table-cell office:value-type="float" office:value="0.00000000000001177806">
                <text:p>0.0000000000000117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17075E-017">
                <text:p>-3.317075E-017</text:p>
              </table:table-cell>
              <table:table-cell office:value-type="float" office:value="-2.566039E-019">
                <text:p>-2.566039E-019</text:p>
              </table:table-cell>
              <table:table-cell office:value-type="float" office:value="0.0000000000000104642">
                <text:p>0.0000000000000104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84399E-017">
                <text:p>1.784399E-017</text:p>
              </table:table-cell>
              <table:table-cell office:value-type="float" office:value="-2.554849E-017">
                <text:p>-2.554849E-017</text:p>
              </table:table-cell>
              <table:table-cell office:value-type="float" office:value="5.027635E-015">
                <text:p>5.02763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28258E-016">
                <text:p>-1.28258E-016</text:p>
              </table:table-cell>
              <table:table-cell office:value-type="float" office:value="4.022833E-020">
                <text:p>4.022833E-020</text:p>
              </table:table-cell>
              <table:table-cell office:value-type="float" office:value="2.431443E-015">
                <text:p>2.43144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2945E-017">
                <text:p>-8.2945E-017</text:p>
              </table:table-cell>
              <table:table-cell office:value-type="float" office:value="-1.325655E-020">
                <text:p>-1.325655E-020</text:p>
              </table:table-cell>
              <table:table-cell office:value-type="float" office:value="1.003899E-015">
                <text:p>1.003899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4113E-016">
                <text:p>8.84113E-016</text:p>
              </table:table-cell>
              <table:table-cell office:value-type="float" office:value="-1.698042E-019">
                <text:p>-1.698042E-019</text:p>
              </table:table-cell>
              <table:table-cell office:value-type="float" office:value="-1.602078E-017">
                <text:p>-1.602078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587167E-016">
                <text:p>-2.587167E-016</text:p>
              </table:table-cell>
              <table:table-cell office:value-type="float" office:value="1.367909E-016">
                <text:p>1.367909E-016</text:p>
              </table:table-cell>
              <table:table-cell office:value-type="float" office:value="-2.178995E-017">
                <text:p>-2.178995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75662E-017">
                <text:p>-1.75662E-017</text:p>
              </table:table-cell>
              <table:table-cell office:value-type="float" office:value="-2.708485E-018">
                <text:p>-2.708485E-018</text:p>
              </table:table-cell>
              <table:table-cell office:value-type="float" office:value="1.111633E-017">
                <text:p>1.111633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70001E-015">
                <text:p>-1.70001E-015</text:p>
              </table:table-cell>
              <table:table-cell office:value-type="float" office:value="-1.004574E-020">
                <text:p>-1.004574E-020</text:p>
              </table:table-cell>
              <table:table-cell office:value-type="float" office:value="-2.233186E-019">
                <text:p>-2.233186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7752E-015">
                <text:p>1.007752E-015</text:p>
              </table:table-cell>
              <table:table-cell office:value-type="float" office:value="5.740495E-018">
                <text:p>5.740495E-018</text:p>
              </table:table-cell>
              <table:table-cell office:value-type="float" office:value="1.291603E-020">
                <text:p>1.29160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789222E-019">
                <text:p>-7.789222E-019</text:p>
              </table:table-cell>
              <table:table-cell office:value-type="float" office:value="-1.576806E-019">
                <text:p>-1.576806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724746E-018">
                <text:p>-3.724746E-018</text:p>
              </table:table-cell>
              <table:table-cell office:value-type="float" office:value="-4.805629E-020">
                <text:p>-4.805629E-020</text:p>
              </table:table-cell>
              <table:table-cell office:value-type="float" office:value="8.406473E-020">
                <text:p>8.40647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94947E-017">
                <text:p>-6.894947E-017</text:p>
              </table:table-cell>
              <table:table-cell office:value-type="float" office:value="-1.87772E-017">
                <text:p>-1.87772E-017</text:p>
              </table:table-cell>
              <table:table-cell office:value-type="float" office:value="-5.249488E-020">
                <text:p>-5.249488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909294E-017">
                <text:p>-6.909294E-017</text:p>
              </table:table-cell>
              <table:table-cell office:value-type="float" office:value="6.763573E-018">
                <text:p>6.763573E-018</text:p>
              </table:table-cell>
              <table:table-cell office:value-type="float" office:value="-8.312574E-018">
                <text:p>-8.31257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67296E-017">
                <text:p>6.267296E-017</text:p>
              </table:table-cell>
              <table:table-cell office:value-type="float" office:value="-2.587621E-019">
                <text:p>-2.587621E-019</text:p>
              </table:table-cell>
              <table:table-cell office:value-type="float" office:value="-4.717997E-020">
                <text:p>-4.717997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9703E-016">
                <text:p>2.19703E-016</text:p>
              </table:table-cell>
              <table:table-cell office:value-type="float" office:value="1.101764E-017">
                <text:p>1.101764E-017</text:p>
              </table:table-cell>
              <table:table-cell office:value-type="float" office:value="-2.028954E-019">
                <text:p>-2.028954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.917224E-016">
                <text:p>-9.917224E-016</text:p>
              </table:table-cell>
              <table:table-cell office:value-type="float" office:value="4.070291E-017">
                <text:p>4.070291E-017</text:p>
              </table:table-cell>
              <table:table-cell office:value-type="float" office:value="1.706612E-018">
                <text:p>1.7066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65883E-017">
                <text:p>-1.165883E-017</text:p>
              </table:table-cell>
              <table:table-cell office:value-type="float" office:value="-5.535234E-017">
                <text:p>-5.535234E-017</text:p>
              </table:table-cell>
              <table:table-cell office:value-type="float" office:value="2.004049E-017">
                <text:p>2.004049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56761E-015">
                <text:p>-1.556761E-015</text:p>
              </table:table-cell>
              <table:table-cell office:value-type="float" office:value="1.006123E-017">
                <text:p>1.006123E-017</text:p>
              </table:table-cell>
              <table:table-cell office:value-type="float" office:value="-1.20729E-018">
                <text:p>-1.20729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162288E-016">
                <text:p>9.162288E-016</text:p>
              </table:table-cell>
              <table:table-cell office:value-type="float" office:value="2.698546E-019">
                <text:p>2.698546E-019</text:p>
              </table:table-cell>
              <table:table-cell office:value-type="float" office:value="-3.809519E-018">
                <text:p>-3.809519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568825E-016">
                <text:p>-1.568825E-016</text:p>
              </table:table-cell>
              <table:table-cell office:value-type="float" office:value="2.603528E-017">
                <text:p>2.603528E-017</text:p>
              </table:table-cell>
              <table:table-cell office:value-type="float" office:value="-9.780862E-020">
                <text:p>-9.780862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0001030916">
                <text:p>0.0000000000001030916</text:p>
              </table:table-cell>
              <table:table-cell office:value-type="float" office:value="-2.646127E-019">
                <text:p>-2.646127E-019</text:p>
              </table:table-cell>
              <table:table-cell office:value-type="float" office:value="-8.732034E-017">
                <text:p>-8.73203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.146124E-017">
                <text:p>1.146124E-017</text:p>
              </table:table-cell>
              <table:table-cell office:value-type="float" office:value="-2.39455E-015">
                <text:p>-2.3945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141958E-029">
                <text:p>-4.141958E-029</text:p>
              </table:table-cell>
              <table:table-cell office:value-type="float" office:value="-8.982612E-021">
                <text:p>-8.982612E-021</text:p>
              </table:table-cell>
              <table:table-cell office:value-type="float" office:value="-2.78236E-015">
                <text:p>-2.7823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105743E-030">
                <text:p>-3.105743E-030</text:p>
              </table:table-cell>
              <table:table-cell office:value-type="float" office:value="8.982612E-021">
                <text:p>8.982612E-021</text:p>
              </table:table-cell>
              <table:table-cell office:value-type="float" office:value="-2.395124E-015">
                <text:p>-2.39512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1.146124E-017">
                <text:p>-1.146124E-017</text:p>
              </table:table-cell>
              <table:table-cell office:value-type="float" office:value="-7.592903E-016">
                <text:p>-7.592903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000000001030916">
                <text:p>-0.0000000000001030916</text:p>
              </table:table-cell>
              <table:table-cell office:value-type="float" office:value="2.646127E-019">
                <text:p>2.646127E-019</text:p>
              </table:table-cell>
              <table:table-cell office:value-type="float" office:value="2.105423E-019">
                <text:p>2.105423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8825E-016">
                <text:p>1.568825E-016</text:p>
              </table:table-cell>
              <table:table-cell office:value-type="float" office:value="-2.603528E-017">
                <text:p>-2.603528E-017</text:p>
              </table:table-cell>
              <table:table-cell office:value-type="float" office:value="-6.483753E-020">
                <text:p>-6.48375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.981026E-015">
                <text:p>-4.981026E-015</text:p>
              </table:table-cell>
              <table:table-cell office:value-type="float" office:value="3.464879E-020">
                <text:p>3.464879E-020</text:p>
              </table:table-cell>
              <table:table-cell office:value-type="float" office:value="-4.749701E-018">
                <text:p>-4.74970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6761E-015">
                <text:p>1.556761E-015</text:p>
              </table:table-cell>
              <table:table-cell office:value-type="float" office:value="-1.006123E-017">
                <text:p>-1.006123E-017</text:p>
              </table:table-cell>
              <table:table-cell office:value-type="float" office:value="-1.38817E-016">
                <text:p>-1.38817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5883E-017">
                <text:p>1.165883E-017</text:p>
              </table:table-cell>
              <table:table-cell office:value-type="float" office:value="5.535234E-017">
                <text:p>5.535234E-017</text:p>
              </table:table-cell>
              <table:table-cell office:value-type="float" office:value="-2.679565E-019">
                <text:p>-2.67956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76399E-015">
                <text:p>2.176399E-015</text:p>
              </table:table-cell>
              <table:table-cell office:value-type="float" office:value="-4.070291E-017">
                <text:p>-4.070291E-017</text:p>
              </table:table-cell>
              <table:table-cell office:value-type="float" office:value="1.078628E-017">
                <text:p>1.07862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19703E-016">
                <text:p>-2.19703E-016</text:p>
              </table:table-cell>
              <table:table-cell office:value-type="float" office:value="-1.101764E-017">
                <text:p>-1.101764E-017</text:p>
              </table:table-cell>
              <table:table-cell office:value-type="float" office:value="-4.523618E-018">
                <text:p>-4.52361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267296E-017">
                <text:p>-6.267296E-017</text:p>
              </table:table-cell>
              <table:table-cell office:value-type="float" office:value="2.587621E-019">
                <text:p>2.587621E-019</text:p>
              </table:table-cell>
              <table:table-cell office:value-type="float" office:value="-3.743193E-021">
                <text:p>-3.743193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09294E-017">
                <text:p>6.909294E-017</text:p>
              </table:table-cell>
              <table:table-cell office:value-type="float" office:value="-6.763573E-018">
                <text:p>-6.763573E-018</text:p>
              </table:table-cell>
              <table:table-cell office:value-type="float" office:value="8.031598E-021">
                <text:p>8.031598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894947E-017">
                <text:p>6.894947E-017</text:p>
              </table:table-cell>
              <table:table-cell office:value-type="float" office:value="1.87772E-017">
                <text:p>1.87772E-017</text:p>
              </table:table-cell>
              <table:table-cell office:value-type="float" office:value="2.930984E-017">
                <text:p>2.93098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24746E-018">
                <text:p>3.724746E-018</text:p>
              </table:table-cell>
              <table:table-cell office:value-type="float" office:value="4.805629E-020">
                <text:p>4.805629E-020</text:p>
              </table:table-cell>
              <table:table-cell office:value-type="float" office:value="-2.085997E-019">
                <text:p>-2.08599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789222E-019">
                <text:p>7.789222E-019</text:p>
              </table:table-cell>
              <table:table-cell office:value-type="float" office:value="1.576806E-019">
                <text:p>1.576806E-019</text:p>
              </table:table-cell>
              <table:table-cell office:value-type="float" office:value="-2.304857E-021">
                <text:p>-2.304857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007752E-015">
                <text:p>-1.007752E-015</text:p>
              </table:table-cell>
              <table:table-cell office:value-type="float" office:value="-5.740495E-018">
                <text:p>-5.740495E-018</text:p>
              </table:table-cell>
              <table:table-cell office:value-type="float" office:value="3.312722E-019">
                <text:p>3.312722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0001E-015">
                <text:p>1.70001E-015</text:p>
              </table:table-cell>
              <table:table-cell office:value-type="float" office:value="1.004574E-020">
                <text:p>1.004574E-020</text:p>
              </table:table-cell>
              <table:table-cell office:value-type="float" office:value="8.846803E-018">
                <text:p>8.84680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5662E-017">
                <text:p>1.75662E-017</text:p>
              </table:table-cell>
              <table:table-cell office:value-type="float" office:value="2.708485E-018">
                <text:p>2.708485E-018</text:p>
              </table:table-cell>
              <table:table-cell office:value-type="float" office:value="-5.847557E-020">
                <text:p>-5.847557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87167E-016">
                <text:p>2.587167E-016</text:p>
              </table:table-cell>
              <table:table-cell office:value-type="float" office:value="-1.367909E-016">
                <text:p>-1.367909E-016</text:p>
              </table:table-cell>
              <table:table-cell office:value-type="float" office:value="3.73103E-019">
                <text:p>3.7310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.84113E-016">
                <text:p>-8.84113E-016</text:p>
              </table:table-cell>
              <table:table-cell office:value-type="float" office:value="1.698042E-019">
                <text:p>1.698042E-019</text:p>
              </table:table-cell>
              <table:table-cell office:value-type="float" office:value="-4.476581E-019">
                <text:p>-4.4765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2945E-017">
                <text:p>8.2945E-017</text:p>
              </table:table-cell>
              <table:table-cell office:value-type="float" office:value="-5.197509E-019">
                <text:p>-5.197509E-019</text:p>
              </table:table-cell>
              <table:table-cell office:value-type="float" office:value="3.359842E-021">
                <text:p>3.359842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258E-016">
                <text:p>1.28258E-016</text:p>
              </table:table-cell>
              <table:table-cell office:value-type="float" office:value="-4.022833E-020">
                <text:p>-4.022833E-020</text:p>
              </table:table-cell>
              <table:table-cell office:value-type="float" office:value="3.799155E-019">
                <text:p>3.79915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784399E-017">
                <text:p>-1.784399E-017</text:p>
              </table:table-cell>
              <table:table-cell office:value-type="float" office:value="2.554849E-017">
                <text:p>2.554849E-017</text:p>
              </table:table-cell>
              <table:table-cell office:value-type="float" office:value="-2.725204E-018">
                <text:p>-2.72520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17075E-017">
                <text:p>3.317075E-017</text:p>
              </table:table-cell>
              <table:table-cell office:value-type="float" office:value="2.566039E-019">
                <text:p>2.566039E-019</text:p>
              </table:table-cell>
              <table:table-cell office:value-type="float" office:value="1.4927E-017">
                <text:p>1.4927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64982E-016">
                <text:p>2.164982E-016</text:p>
              </table:table-cell>
              <table:table-cell office:value-type="float" office:value="-3.164775E-019">
                <text:p>-3.164775E-019</text:p>
              </table:table-cell>
              <table:table-cell office:value-type="float" office:value="6.710553E-019">
                <text:p>6.71055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49972E-016">
                <text:p>-1.49972E-016</text:p>
              </table:table-cell>
              <table:table-cell office:value-type="float" office:value="-1.035096E-017">
                <text:p>-1.035096E-017</text:p>
              </table:table-cell>
              <table:table-cell office:value-type="float" office:value="2.663426E-021">
                <text:p>2.66342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958733E-016">
                <text:p>-3.958733E-016</text:p>
              </table:table-cell>
              <table:table-cell office:value-type="float" office:value="3.355514E-016">
                <text:p>3.355514E-016</text:p>
              </table:table-cell>
              <table:table-cell office:value-type="float" office:value="-5.180038E-019">
                <text:p>-5.180038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.755184E-016">
                <text:p>-5.755184E-016</text:p>
              </table:table-cell>
              <table:table-cell office:value-type="float" office:value="-2.010991E-017">
                <text:p>-2.010991E-017</text:p>
              </table:table-cell>
              <table:table-cell office:value-type="float" office:value="1.624502E-016">
                <text:p>1.624502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75575E-016">
                <text:p>2.475575E-016</text:p>
              </table:table-cell>
              <table:table-cell office:value-type="float" office:value="-1.10946E-017">
                <text:p>-1.10946E-017</text:p>
              </table:table-cell>
              <table:table-cell office:value-type="float" office:value="5.785197E-018">
                <text:p>5.785197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450197E-016">
                <text:p>-1.450197E-016</text:p>
              </table:table-cell>
              <table:table-cell office:value-type="float" office:value="-5.168774E-017">
                <text:p>-5.168774E-017</text:p>
              </table:table-cell>
              <table:table-cell office:value-type="float" office:value="1.770044E-019">
                <text:p>1.770044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528438E-019">
                <text:p>-2.528438E-019</text:p>
              </table:table-cell>
              <table:table-cell office:value-type="float" office:value="-2.304627E-020">
                <text:p>-2.304627E-020</text:p>
              </table:table-cell>
              <table:table-cell office:value-type="float" office:value="-5.091819E-021">
                <text:p>-5.091819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71741E-017">
                <text:p>5.371741E-017</text:p>
              </table:table-cell>
              <table:table-cell office:value-type="float" office:value="-2.369974E-076">
                <text:p>-2.369974E-076</text:p>
              </table:table-cell>
              <table:table-cell office:value-type="float" office:value="-2.018693E-021">
                <text:p>-2.018693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239038E-017">
                <text:p>-2.239038E-017</text:p>
              </table:table-cell>
              <table:table-cell office:value-type="float" office:value="6.949461E-022">
                <text:p>6.949461E-022</text:p>
              </table:table-cell>
              <table:table-cell office:value-type="float" office:value="8.060708E-019">
                <text:p>8.060708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432898E-015">
                <text:p>-1.432898E-015</text:p>
              </table:table-cell>
              <table:table-cell office:value-type="float" office:value="8.689339E-018">
                <text:p>8.689339E-018</text:p>
              </table:table-cell>
              <table:table-cell office:value-type="float" office:value="-1.526548E-017">
                <text:p>-1.526548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06929E-018">
                <text:p>2.506929E-018</text:p>
              </table:table-cell>
              <table:table-cell office:value-type="float" office:value="-3.611222E-019">
                <text:p>-3.611222E-019</text:p>
              </table:table-cell>
              <table:table-cell office:value-type="float" office:value="1.504619E-017">
                <text:p>1.504619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161783E-015">
                <text:p>-1.161783E-015</text:p>
              </table:table-cell>
              <table:table-cell office:value-type="float" office:value="1.689288E-019">
                <text:p>1.689288E-019</text:p>
              </table:table-cell>
              <table:table-cell office:value-type="float" office:value="-1.232881E-018">
                <text:p>-1.232881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745675E-017">
                <text:p>-1.745675E-017</text:p>
              </table:table-cell>
              <table:table-cell office:value-type="float" office:value="4.847245E-020">
                <text:p>4.847245E-020</text:p>
              </table:table-cell>
              <table:table-cell office:value-type="float" office:value="1.265579E-016">
                <text:p>1.265579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98682E-017">
                <text:p>1.798682E-017</text:p>
              </table:table-cell>
              <table:table-cell office:value-type="float" office:value="2.726217E-017">
                <text:p>2.726217E-017</text:p>
              </table:table-cell>
              <table:table-cell office:value-type="float" office:value="1.261487E-018">
                <text:p>1.26148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32273E-016">
                <text:p>4.232273E-016</text:p>
              </table:table-cell>
              <table:table-cell office:value-type="float" office:value="-8.325894E-020">
                <text:p>-8.325894E-020</text:p>
              </table:table-cell>
              <table:table-cell office:value-type="float" office:value="-1.247302E-016">
                <text:p>-1.247302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832008E-031">
                <text:p>-2.832008E-031</text:p>
              </table:table-cell>
              <table:table-cell office:value-type="float" office:value="5.881222E-017">
                <text:p>5.881222E-017</text:p>
              </table:table-cell>
              <table:table-cell office:value-type="float" office:value="8.454161E-016">
                <text:p>8.454161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71577E-018">
                <text:p>6.671577E-018</text:p>
              </table:table-cell>
              <table:table-cell office:value-type="float" office:value="1.954955E-018">
                <text:p>1.954955E-018</text:p>
              </table:table-cell>
              <table:table-cell office:value-type="float" office:value="3.532207E-015">
                <text:p>3.53220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53296E-015">
                <text:p>7.053296E-015</text:p>
              </table:table-cell>
              <table:table-cell office:value-type="float" office:value="-1.538571E-018">
                <text:p>-1.538571E-018</text:p>
              </table:table-cell>
              <table:table-cell office:value-type="float" office:value="1.233087E-015">
                <text:p>1.23308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165568E-015">
                <text:p>-2.165568E-015</text:p>
              </table:table-cell>
              <table:table-cell office:value-type="float" office:value="1.276359E-016">
                <text:p>1.276359E-016</text:p>
              </table:table-cell>
              <table:table-cell office:value-type="float" office:value="1.070712E-015">
                <text:p>1.070712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50772E-015">
                <text:p>7.850772E-015</text:p>
              </table:table-cell>
              <table:table-cell office:value-type="float" office:value="8.131213E-018">
                <text:p>8.131213E-018</text:p>
              </table:table-cell>
              <table:table-cell office:value-type="float" office:value="2.595918E-015">
                <text:p>2.595918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015662E-015">
                <text:p>-6.015662E-015</text:p>
              </table:table-cell>
              <table:table-cell office:value-type="float" office:value="4.191731E-017">
                <text:p>4.191731E-017</text:p>
              </table:table-cell>
              <table:table-cell office:value-type="float" office:value="-1.836895E-015">
                <text:p>-1.83689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972133E-029">
                <text:p>-3.972133E-029</text:p>
              </table:table-cell>
              <table:table-cell office:value-type="float" office:value="0">
                <text:p>0</text:p>
              </table:table-cell>
              <table:table-cell office:value-type="float" office:value="5.449107E-016">
                <text:p>5.449107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15662E-015">
                <text:p>6.015662E-015</text:p>
              </table:table-cell>
              <table:table-cell office:value-type="float" office:value="-4.191731E-017">
                <text:p>-4.191731E-017</text:p>
              </table:table-cell>
              <table:table-cell office:value-type="float" office:value="0.00000000000001621018">
                <text:p>0.00000000000001621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.850772E-015">
                <text:p>-7.850772E-015</text:p>
              </table:table-cell>
              <table:table-cell office:value-type="float" office:value="-8.131213E-018">
                <text:p>-8.131213E-018</text:p>
              </table:table-cell>
              <table:table-cell office:value-type="float" office:value="0.00000000000002335652">
                <text:p>0.000000000000023356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65568E-015">
                <text:p>2.165568E-015</text:p>
              </table:table-cell>
              <table:table-cell office:value-type="float" office:value="-1.276359E-016">
                <text:p>-1.276359E-016</text:p>
              </table:table-cell>
              <table:table-cell office:value-type="float" office:value="7.931043E-015">
                <text:p>7.93104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.053296E-015">
                <text:p>-7.053296E-015</text:p>
              </table:table-cell>
              <table:table-cell office:value-type="float" office:value="1.538571E-018">
                <text:p>1.538571E-018</text:p>
              </table:table-cell>
              <table:table-cell office:value-type="float" office:value="0.00000000000001473644">
                <text:p>0.000000000000014736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671577E-018">
                <text:p>-6.671577E-018</text:p>
              </table:table-cell>
              <table:table-cell office:value-type="float" office:value="-1.954955E-018">
                <text:p>-1.954955E-018</text:p>
              </table:table-cell>
              <table:table-cell office:value-type="float" office:value="6.471961E-015">
                <text:p>6.471961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1.895884E-017">
                <text:p>-1.895884E-017</text:p>
              </table:table-cell>
              <table:table-cell office:value-type="float" office:value="0.00000000000001364192">
                <text:p>0.00000000000001364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232273E-016">
                <text:p>-4.232273E-016</text:p>
              </table:table-cell>
              <table:table-cell office:value-type="float" office:value="8.325894E-020">
                <text:p>8.325894E-020</text:p>
              </table:table-cell>
              <table:table-cell office:value-type="float" office:value="0.00000000000002388561">
                <text:p>0.0000000000000238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798682E-017">
                <text:p>-1.798682E-017</text:p>
              </table:table-cell>
              <table:table-cell office:value-type="float" office:value="-2.726217E-017">
                <text:p>-2.726217E-017</text:p>
              </table:table-cell>
              <table:table-cell office:value-type="float" office:value="-2.753607E-015">
                <text:p>-2.75360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45675E-017">
                <text:p>1.745675E-017</text:p>
              </table:table-cell>
              <table:table-cell office:value-type="float" office:value="4.938647E-018">
                <text:p>4.938647E-018</text:p>
              </table:table-cell>
              <table:table-cell office:value-type="float" office:value="7.659722E-015">
                <text:p>7.659722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61783E-015">
                <text:p>1.161783E-015</text:p>
              </table:table-cell>
              <table:table-cell office:value-type="float" office:value="-1.689288E-019">
                <text:p>-1.689288E-019</text:p>
              </table:table-cell>
              <table:table-cell office:value-type="float" office:value="8.318959E-015">
                <text:p>8.31895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506929E-018">
                <text:p>-2.506929E-018</text:p>
              </table:table-cell>
              <table:table-cell office:value-type="float" office:value="3.611222E-019">
                <text:p>3.611222E-019</text:p>
              </table:table-cell>
              <table:table-cell office:value-type="float" office:value="3.259288E-015">
                <text:p>3.25928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32898E-015">
                <text:p>1.432898E-015</text:p>
              </table:table-cell>
              <table:table-cell office:value-type="float" office:value="-8.689339E-018">
                <text:p>-8.689339E-018</text:p>
              </table:table-cell>
              <table:table-cell office:value-type="float" office:value="1.85051E-015">
                <text:p>1.8505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39038E-017">
                <text:p>2.239038E-017</text:p>
              </table:table-cell>
              <table:table-cell office:value-type="float" office:value="-6.949461E-022">
                <text:p>-6.949461E-022</text:p>
              </table:table-cell>
              <table:table-cell office:value-type="float" office:value="4.335677E-015">
                <text:p>4.33567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371741E-017">
                <text:p>-5.371741E-017</text:p>
              </table:table-cell>
              <table:table-cell office:value-type="float" office:value="0">
                <text:p>0</text:p>
              </table:table-cell>
              <table:table-cell office:value-type="float" office:value="2.922287E-015">
                <text:p>2.92228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28438E-019">
                <text:p>2.528438E-019</text:p>
              </table:table-cell>
              <table:table-cell office:value-type="float" office:value="2.304627E-020">
                <text:p>2.304627E-020</text:p>
              </table:table-cell>
              <table:table-cell office:value-type="float" office:value="2.702155E-015">
                <text:p>2.70215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50197E-016">
                <text:p>1.450197E-016</text:p>
              </table:table-cell>
              <table:table-cell office:value-type="float" office:value="5.168774E-017">
                <text:p>5.168774E-017</text:p>
              </table:table-cell>
              <table:table-cell office:value-type="float" office:value="-1.204583E-015">
                <text:p>-1.20458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475575E-016">
                <text:p>-2.475575E-016</text:p>
              </table:table-cell>
              <table:table-cell office:value-type="float" office:value="1.10946E-017">
                <text:p>1.10946E-017</text:p>
              </table:table-cell>
              <table:table-cell office:value-type="float" office:value="2.799226E-015">
                <text:p>2.799226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55184E-016">
                <text:p>5.755184E-016</text:p>
              </table:table-cell>
              <table:table-cell office:value-type="float" office:value="2.518578E-017">
                <text:p>2.518578E-017</text:p>
              </table:table-cell>
              <table:table-cell office:value-type="float" office:value="3.986096E-017">
                <text:p>3.986096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58733E-016">
                <text:p>3.958733E-016</text:p>
              </table:table-cell>
              <table:table-cell office:value-type="float" office:value="-3.355514E-016">
                <text:p>-3.355514E-016</text:p>
              </table:table-cell>
              <table:table-cell office:value-type="float" office:value="-9.313581E-017">
                <text:p>-9.31358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9972E-016">
                <text:p>1.49972E-016</text:p>
              </table:table-cell>
              <table:table-cell office:value-type="float" office:value="1.035096E-017">
                <text:p>1.035096E-017</text:p>
              </table:table-cell>
              <table:table-cell office:value-type="float" office:value="-4.569635E-017">
                <text:p>-4.569635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164982E-016">
                <text:p>-2.164982E-016</text:p>
              </table:table-cell>
              <table:table-cell office:value-type="float" office:value="3.164775E-019">
                <text:p>3.164775E-019</text:p>
              </table:table-cell>
              <table:table-cell office:value-type="float" office:value="-1.056412E-017">
                <text:p>-1.056412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317075E-017">
                <text:p>-3.317075E-017</text:p>
              </table:table-cell>
              <table:table-cell office:value-type="float" office:value="-2.566039E-019">
                <text:p>-2.566039E-019</text:p>
              </table:table-cell>
              <table:table-cell office:value-type="float" office:value="-6.799706E-019">
                <text:p>-6.799706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84399E-017">
                <text:p>1.784399E-017</text:p>
              </table:table-cell>
              <table:table-cell office:value-type="float" office:value="-2.554849E-017">
                <text:p>-2.554849E-017</text:p>
              </table:table-cell>
              <table:table-cell office:value-type="float" office:value="1.398833E-019">
                <text:p>1.39883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8258E-016">
                <text:p>-1.28258E-016</text:p>
              </table:table-cell>
              <table:table-cell office:value-type="float" office:value="4.022833E-020">
                <text:p>4.022833E-020</text:p>
              </table:table-cell>
              <table:table-cell office:value-type="float" office:value="1.000246E-018">
                <text:p>1.00024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.2945E-017">
                <text:p>-8.2945E-017</text:p>
              </table:table-cell>
              <table:table-cell office:value-type="float" office:value="-5.859987E-019">
                <text:p>-5.859987E-019</text:p>
              </table:table-cell>
              <table:table-cell office:value-type="float" office:value="2.417805E-020">
                <text:p>2.417805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84113E-016">
                <text:p>8.84113E-016</text:p>
              </table:table-cell>
              <table:table-cell office:value-type="float" office:value="-1.698042E-019">
                <text:p>-1.698042E-019</text:p>
              </table:table-cell>
              <table:table-cell office:value-type="float" office:value="-1.188527E-019">
                <text:p>-1.18852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587167E-016">
                <text:p>-2.587167E-016</text:p>
              </table:table-cell>
              <table:table-cell office:value-type="float" office:value="1.367909E-016">
                <text:p>1.367909E-016</text:p>
              </table:table-cell>
              <table:table-cell office:value-type="float" office:value="1.540731E-019">
                <text:p>1.540731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75662E-017">
                <text:p>-1.75662E-017</text:p>
              </table:table-cell>
              <table:table-cell office:value-type="float" office:value="-2.708485E-018">
                <text:p>-2.708485E-018</text:p>
              </table:table-cell>
              <table:table-cell office:value-type="float" office:value="1.648584E-018">
                <text:p>1.64858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70001E-015">
                <text:p>-1.70001E-015</text:p>
              </table:table-cell>
              <table:table-cell office:value-type="float" office:value="-1.004574E-020">
                <text:p>-1.004574E-020</text:p>
              </table:table-cell>
              <table:table-cell office:value-type="float" office:value="-2.233186E-019">
                <text:p>-2.233186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07752E-015">
                <text:p>1.007752E-015</text:p>
              </table:table-cell>
              <table:table-cell office:value-type="float" office:value="5.740495E-018">
                <text:p>5.740495E-018</text:p>
              </table:table-cell>
              <table:table-cell office:value-type="float" office:value="1.291603E-020">
                <text:p>1.29160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789222E-019">
                <text:p>-7.789222E-019</text:p>
              </table:table-cell>
              <table:table-cell office:value-type="float" office:value="-1.576806E-019">
                <text:p>-1.576806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724746E-018">
                <text:p>-3.724746E-018</text:p>
              </table:table-cell>
              <table:table-cell office:value-type="float" office:value="-4.805629E-020">
                <text:p>-4.805629E-020</text:p>
              </table:table-cell>
              <table:table-cell office:value-type="float" office:value="8.406473E-020">
                <text:p>8.40647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.894947E-017">
                <text:p>-6.894947E-017</text:p>
              </table:table-cell>
              <table:table-cell office:value-type="float" office:value="-1.87772E-017">
                <text:p>-1.87772E-017</text:p>
              </table:table-cell>
              <table:table-cell office:value-type="float" office:value="-5.249488E-020">
                <text:p>-5.249488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.909294E-017">
                <text:p>-6.909294E-017</text:p>
              </table:table-cell>
              <table:table-cell office:value-type="float" office:value="6.763573E-018">
                <text:p>6.763573E-018</text:p>
              </table:table-cell>
              <table:table-cell office:value-type="float" office:value="-8.312574E-018">
                <text:p>-8.31257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67296E-017">
                <text:p>6.267296E-017</text:p>
              </table:table-cell>
              <table:table-cell office:value-type="float" office:value="-2.587621E-019">
                <text:p>-2.587621E-019</text:p>
              </table:table-cell>
              <table:table-cell office:value-type="float" office:value="-4.717997E-020">
                <text:p>-4.717997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9703E-016">
                <text:p>2.19703E-016</text:p>
              </table:table-cell>
              <table:table-cell office:value-type="float" office:value="1.101764E-017">
                <text:p>1.101764E-017</text:p>
              </table:table-cell>
              <table:table-cell office:value-type="float" office:value="-2.028954E-019">
                <text:p>-2.028954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.917224E-016">
                <text:p>-9.917224E-016</text:p>
              </table:table-cell>
              <table:table-cell office:value-type="float" office:value="4.070291E-017">
                <text:p>4.070291E-017</text:p>
              </table:table-cell>
              <table:table-cell office:value-type="float" office:value="1.706612E-018">
                <text:p>1.7066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165883E-017">
                <text:p>-1.165883E-017</text:p>
              </table:table-cell>
              <table:table-cell office:value-type="float" office:value="-5.535234E-017">
                <text:p>-5.535234E-017</text:p>
              </table:table-cell>
              <table:table-cell office:value-type="float" office:value="2.004049E-017">
                <text:p>2.004049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556761E-015">
                <text:p>-1.556761E-015</text:p>
              </table:table-cell>
              <table:table-cell office:value-type="float" office:value="1.006123E-017">
                <text:p>1.006123E-017</text:p>
              </table:table-cell>
              <table:table-cell office:value-type="float" office:value="-1.20729E-018">
                <text:p>-1.20729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981026E-015">
                <text:p>4.981026E-015</text:p>
              </table:table-cell>
              <table:table-cell office:value-type="float" office:value="2.000416E-018">
                <text:p>2.000416E-018</text:p>
              </table:table-cell>
              <table:table-cell office:value-type="float" office:value="-5.824412E-018">
                <text:p>-5.8244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568825E-016">
                <text:p>-1.568825E-016</text:p>
              </table:table-cell>
              <table:table-cell office:value-type="float" office:value="2.603528E-017">
                <text:p>2.603528E-017</text:p>
              </table:table-cell>
              <table:table-cell office:value-type="float" office:value="-9.780862E-020">
                <text:p>-9.780862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0000001030916">
                <text:p>0.0000000000001030916</text:p>
              </table:table-cell>
              <table:table-cell office:value-type="float" office:value="-2.646127E-019">
                <text:p>-2.646127E-019</text:p>
              </table:table-cell>
              <table:table-cell office:value-type="float" office:value="-8.732034E-017">
                <text:p>-8.73203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.146124E-017">
                <text:p>1.146124E-017</text:p>
              </table:table-cell>
              <table:table-cell office:value-type="float" office:value="-2.39455E-015">
                <text:p>-2.3945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160631E-028">
                <text:p>-1.160631E-028</text:p>
              </table:table-cell>
              <table:table-cell office:value-type="float" office:value="-8.982612E-021">
                <text:p>-8.982612E-021</text:p>
              </table:table-cell>
              <table:table-cell office:value-type="float" office:value="-2.78236E-015">
                <text:p>-2.7823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512328E-029">
                <text:p>9.512328E-029</text:p>
              </table:table-cell>
              <table:table-cell office:value-type="float" office:value="8.982612E-021">
                <text:p>8.982612E-021</text:p>
              </table:table-cell>
              <table:table-cell office:value-type="float" office:value="-2.395124E-015">
                <text:p>-2.39512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-1.146124E-017">
                <text:p>-1.146124E-017</text:p>
              </table:table-cell>
              <table:table-cell office:value-type="float" office:value="-7.592903E-016">
                <text:p>-7.592903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0000001030916">
                <text:p>-0.0000000000001030916</text:p>
              </table:table-cell>
              <table:table-cell office:value-type="float" office:value="2.646127E-019">
                <text:p>2.646127E-019</text:p>
              </table:table-cell>
              <table:table-cell office:value-type="float" office:value="2.105423E-019">
                <text:p>2.105423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68825E-016">
                <text:p>1.568825E-016</text:p>
              </table:table-cell>
              <table:table-cell office:value-type="float" office:value="-2.603528E-017">
                <text:p>-2.603528E-017</text:p>
              </table:table-cell>
              <table:table-cell office:value-type="float" office:value="-6.483753E-020">
                <text:p>-6.48375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981026E-015">
                <text:p>-4.981026E-015</text:p>
              </table:table-cell>
              <table:table-cell office:value-type="float" office:value="-2.000416E-018">
                <text:p>-2.000416E-018</text:p>
              </table:table-cell>
              <table:table-cell office:value-type="float" office:value="-4.686301E-018">
                <text:p>-4.68630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56761E-015">
                <text:p>1.556761E-015</text:p>
              </table:table-cell>
              <table:table-cell office:value-type="float" office:value="-1.006123E-017">
                <text:p>-1.006123E-017</text:p>
              </table:table-cell>
              <table:table-cell office:value-type="float" office:value="-1.38817E-016">
                <text:p>-1.38817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65883E-017">
                <text:p>1.165883E-017</text:p>
              </table:table-cell>
              <table:table-cell office:value-type="float" office:value="5.535234E-017">
                <text:p>5.535234E-017</text:p>
              </table:table-cell>
              <table:table-cell office:value-type="float" office:value="-2.679565E-019">
                <text:p>-2.67956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76399E-015">
                <text:p>2.176399E-015</text:p>
              </table:table-cell>
              <table:table-cell office:value-type="float" office:value="-4.070291E-017">
                <text:p>-4.070291E-017</text:p>
              </table:table-cell>
              <table:table-cell office:value-type="float" office:value="1.078628E-017">
                <text:p>1.07862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19703E-016">
                <text:p>-2.19703E-016</text:p>
              </table:table-cell>
              <table:table-cell office:value-type="float" office:value="-1.101764E-017">
                <text:p>-1.101764E-017</text:p>
              </table:table-cell>
              <table:table-cell office:value-type="float" office:value="-4.523618E-018">
                <text:p>-4.52361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.267296E-017">
                <text:p>-6.267296E-017</text:p>
              </table:table-cell>
              <table:table-cell office:value-type="float" office:value="2.587621E-019">
                <text:p>2.587621E-019</text:p>
              </table:table-cell>
              <table:table-cell office:value-type="float" office:value="-3.743193E-021">
                <text:p>-3.743193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909294E-017">
                <text:p>6.909294E-017</text:p>
              </table:table-cell>
              <table:table-cell office:value-type="float" office:value="-6.763573E-018">
                <text:p>-6.763573E-018</text:p>
              </table:table-cell>
              <table:table-cell office:value-type="float" office:value="8.031598E-021">
                <text:p>8.031598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894947E-017">
                <text:p>6.894947E-017</text:p>
              </table:table-cell>
              <table:table-cell office:value-type="float" office:value="1.87772E-017">
                <text:p>1.87772E-017</text:p>
              </table:table-cell>
              <table:table-cell office:value-type="float" office:value="2.930984E-017">
                <text:p>2.93098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724746E-018">
                <text:p>3.724746E-018</text:p>
              </table:table-cell>
              <table:table-cell office:value-type="float" office:value="4.805629E-020">
                <text:p>4.805629E-020</text:p>
              </table:table-cell>
              <table:table-cell office:value-type="float" office:value="-2.085997E-019">
                <text:p>-2.08599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89222E-019">
                <text:p>7.789222E-019</text:p>
              </table:table-cell>
              <table:table-cell office:value-type="float" office:value="1.576806E-019">
                <text:p>1.576806E-019</text:p>
              </table:table-cell>
              <table:table-cell office:value-type="float" office:value="-2.304857E-021">
                <text:p>-2.304857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007752E-015">
                <text:p>-1.007752E-015</text:p>
              </table:table-cell>
              <table:table-cell office:value-type="float" office:value="-5.740495E-018">
                <text:p>-5.740495E-018</text:p>
              </table:table-cell>
              <table:table-cell office:value-type="float" office:value="3.312722E-019">
                <text:p>3.312722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0001E-015">
                <text:p>1.70001E-015</text:p>
              </table:table-cell>
              <table:table-cell office:value-type="float" office:value="1.004574E-020">
                <text:p>1.004574E-020</text:p>
              </table:table-cell>
              <table:table-cell office:value-type="float" office:value="8.846803E-018">
                <text:p>8.84680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5662E-017">
                <text:p>1.75662E-017</text:p>
              </table:table-cell>
              <table:table-cell office:value-type="float" office:value="2.708485E-018">
                <text:p>2.708485E-018</text:p>
              </table:table-cell>
              <table:table-cell office:value-type="float" office:value="-5.847557E-020">
                <text:p>-5.847557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87167E-016">
                <text:p>2.587167E-016</text:p>
              </table:table-cell>
              <table:table-cell office:value-type="float" office:value="-1.367909E-016">
                <text:p>-1.367909E-016</text:p>
              </table:table-cell>
              <table:table-cell office:value-type="float" office:value="3.73103E-019">
                <text:p>3.7310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.84113E-016">
                <text:p>-8.84113E-016</text:p>
              </table:table-cell>
              <table:table-cell office:value-type="float" office:value="1.698042E-019">
                <text:p>1.698042E-019</text:p>
              </table:table-cell>
              <table:table-cell office:value-type="float" office:value="-4.476581E-019">
                <text:p>-4.476581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2945E-017">
                <text:p>8.2945E-017</text:p>
              </table:table-cell>
              <table:table-cell office:value-type="float" office:value="-5.197509E-019">
                <text:p>-5.197509E-019</text:p>
              </table:table-cell>
              <table:table-cell office:value-type="float" office:value="3.359842E-021">
                <text:p>3.359842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8258E-016">
                <text:p>1.28258E-016</text:p>
              </table:table-cell>
              <table:table-cell office:value-type="float" office:value="-4.022833E-020">
                <text:p>-4.022833E-020</text:p>
              </table:table-cell>
              <table:table-cell office:value-type="float" office:value="3.799155E-019">
                <text:p>3.79915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784399E-017">
                <text:p>-1.784399E-017</text:p>
              </table:table-cell>
              <table:table-cell office:value-type="float" office:value="2.554849E-017">
                <text:p>2.554849E-017</text:p>
              </table:table-cell>
              <table:table-cell office:value-type="float" office:value="-2.725204E-018">
                <text:p>-2.72520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17075E-017">
                <text:p>3.317075E-017</text:p>
              </table:table-cell>
              <table:table-cell office:value-type="float" office:value="2.566039E-019">
                <text:p>2.566039E-019</text:p>
              </table:table-cell>
              <table:table-cell office:value-type="float" office:value="1.4927E-017">
                <text:p>1.4927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64982E-016">
                <text:p>2.164982E-016</text:p>
              </table:table-cell>
              <table:table-cell office:value-type="float" office:value="-3.164775E-019">
                <text:p>-3.164775E-019</text:p>
              </table:table-cell>
              <table:table-cell office:value-type="float" office:value="6.710553E-019">
                <text:p>6.71055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49972E-016">
                <text:p>-1.49972E-016</text:p>
              </table:table-cell>
              <table:table-cell office:value-type="float" office:value="-1.035096E-017">
                <text:p>-1.035096E-017</text:p>
              </table:table-cell>
              <table:table-cell office:value-type="float" office:value="2.663426E-021">
                <text:p>2.66342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.958733E-016">
                <text:p>-3.958733E-016</text:p>
              </table:table-cell>
              <table:table-cell office:value-type="float" office:value="3.355514E-016">
                <text:p>3.355514E-016</text:p>
              </table:table-cell>
              <table:table-cell office:value-type="float" office:value="-5.180038E-019">
                <text:p>-5.180038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755184E-016">
                <text:p>-5.755184E-016</text:p>
              </table:table-cell>
              <table:table-cell office:value-type="float" office:value="-2.010991E-017">
                <text:p>-2.010991E-017</text:p>
              </table:table-cell>
              <table:table-cell office:value-type="float" office:value="1.624502E-016">
                <text:p>1.624502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475575E-016">
                <text:p>2.475575E-016</text:p>
              </table:table-cell>
              <table:table-cell office:value-type="float" office:value="-1.10946E-017">
                <text:p>-1.10946E-017</text:p>
              </table:table-cell>
              <table:table-cell office:value-type="float" office:value="5.785197E-018">
                <text:p>5.785197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450197E-016">
                <text:p>-1.450197E-016</text:p>
              </table:table-cell>
              <table:table-cell office:value-type="float" office:value="-5.168774E-017">
                <text:p>-5.168774E-017</text:p>
              </table:table-cell>
              <table:table-cell office:value-type="float" office:value="1.770044E-019">
                <text:p>1.770044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528438E-019">
                <text:p>-2.528438E-019</text:p>
              </table:table-cell>
              <table:table-cell office:value-type="float" office:value="-2.304627E-020">
                <text:p>-2.304627E-020</text:p>
              </table:table-cell>
              <table:table-cell office:value-type="float" office:value="-5.091819E-021">
                <text:p>-5.091819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371741E-017">
                <text:p>5.371741E-017</text:p>
              </table:table-cell>
              <table:table-cell office:value-type="float" office:value="0">
                <text:p>0</text:p>
              </table:table-cell>
              <table:table-cell office:value-type="float" office:value="-2.018693E-021">
                <text:p>-2.018693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239038E-017">
                <text:p>-2.239038E-017</text:p>
              </table:table-cell>
              <table:table-cell office:value-type="float" office:value="6.949461E-022">
                <text:p>6.949461E-022</text:p>
              </table:table-cell>
              <table:table-cell office:value-type="float" office:value="8.060708E-019">
                <text:p>8.060708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432898E-015">
                <text:p>-1.432898E-015</text:p>
              </table:table-cell>
              <table:table-cell office:value-type="float" office:value="8.689339E-018">
                <text:p>8.689339E-018</text:p>
              </table:table-cell>
              <table:table-cell office:value-type="float" office:value="-1.526548E-017">
                <text:p>-1.526548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506929E-018">
                <text:p>2.506929E-018</text:p>
              </table:table-cell>
              <table:table-cell office:value-type="float" office:value="-3.611222E-019">
                <text:p>-3.611222E-019</text:p>
              </table:table-cell>
              <table:table-cell office:value-type="float" office:value="1.504619E-017">
                <text:p>1.504619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161783E-015">
                <text:p>-1.161783E-015</text:p>
              </table:table-cell>
              <table:table-cell office:value-type="float" office:value="1.689288E-019">
                <text:p>1.689288E-019</text:p>
              </table:table-cell>
              <table:table-cell office:value-type="float" office:value="-1.232881E-018">
                <text:p>-1.232881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745675E-017">
                <text:p>-1.745675E-017</text:p>
              </table:table-cell>
              <table:table-cell office:value-type="float" office:value="-4.938647E-018">
                <text:p>-4.938647E-018</text:p>
              </table:table-cell>
              <table:table-cell office:value-type="float" office:value="1.265579E-016">
                <text:p>1.265579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98682E-017">
                <text:p>1.798682E-017</text:p>
              </table:table-cell>
              <table:table-cell office:value-type="float" office:value="2.726217E-017">
                <text:p>2.726217E-017</text:p>
              </table:table-cell>
              <table:table-cell office:value-type="float" office:value="1.261487E-018">
                <text:p>1.261487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32273E-016">
                <text:p>4.232273E-016</text:p>
              </table:table-cell>
              <table:table-cell office:value-type="float" office:value="-8.325894E-020">
                <text:p>-8.325894E-020</text:p>
              </table:table-cell>
              <table:table-cell office:value-type="float" office:value="-1.247302E-016">
                <text:p>-1.247302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86005E-031">
                <text:p>1.186005E-031</text:p>
              </table:table-cell>
              <table:table-cell office:value-type="float" office:value="5.465648E-017">
                <text:p>5.465648E-017</text:p>
              </table:table-cell>
              <table:table-cell office:value-type="float" office:value="8.454161E-016">
                <text:p>8.454161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671577E-018">
                <text:p>6.671577E-018</text:p>
              </table:table-cell>
              <table:table-cell office:value-type="float" office:value="1.954955E-018">
                <text:p>1.954955E-018</text:p>
              </table:table-cell>
              <table:table-cell office:value-type="float" office:value="3.532207E-015">
                <text:p>3.53220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053296E-015">
                <text:p>7.053296E-015</text:p>
              </table:table-cell>
              <table:table-cell office:value-type="float" office:value="-1.538571E-018">
                <text:p>-1.538571E-018</text:p>
              </table:table-cell>
              <table:table-cell office:value-type="float" office:value="1.233087E-015">
                <text:p>1.23308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165568E-015">
                <text:p>-2.165568E-015</text:p>
              </table:table-cell>
              <table:table-cell office:value-type="float" office:value="1.276359E-016">
                <text:p>1.276359E-016</text:p>
              </table:table-cell>
              <table:table-cell office:value-type="float" office:value="1.070712E-015">
                <text:p>1.070712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850772E-015">
                <text:p>7.850772E-015</text:p>
              </table:table-cell>
              <table:table-cell office:value-type="float" office:value="8.131213E-018">
                <text:p>8.131213E-018</text:p>
              </table:table-cell>
              <table:table-cell office:value-type="float" office:value="2.595918E-015">
                <text:p>2.595918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.015662E-015">
                <text:p>-6.015662E-015</text:p>
              </table:table-cell>
              <table:table-cell office:value-type="float" office:value="4.191731E-017">
                <text:p>4.191731E-017</text:p>
              </table:table-cell>
              <table:table-cell office:value-type="float" office:value="-1.836895E-015">
                <text:p>-1.83689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34452E-030">
                <text:p>4.34452E-030</text:p>
              </table:table-cell>
              <table:table-cell office:value-type="float" office:value="0">
                <text:p>0</text:p>
              </table:table-cell>
              <table:table-cell office:value-type="float" office:value="5.449107E-016">
                <text:p>5.449107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015662E-015">
                <text:p>6.015662E-015</text:p>
              </table:table-cell>
              <table:table-cell office:value-type="float" office:value="-4.191731E-017">
                <text:p>-4.191731E-017</text:p>
              </table:table-cell>
              <table:table-cell office:value-type="float" office:value="0.00000000000001621018">
                <text:p>0.00000000000001621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.850772E-015">
                <text:p>-7.850772E-015</text:p>
              </table:table-cell>
              <table:table-cell office:value-type="float" office:value="-8.131213E-018">
                <text:p>-8.131213E-018</text:p>
              </table:table-cell>
              <table:table-cell office:value-type="float" office:value="0.00000000000002335652">
                <text:p>0.000000000000023356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165568E-015">
                <text:p>2.165568E-015</text:p>
              </table:table-cell>
              <table:table-cell office:value-type="float" office:value="-1.276359E-016">
                <text:p>-1.276359E-016</text:p>
              </table:table-cell>
              <table:table-cell office:value-type="float" office:value="7.931043E-015">
                <text:p>7.931043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.053296E-015">
                <text:p>-7.053296E-015</text:p>
              </table:table-cell>
              <table:table-cell office:value-type="float" office:value="1.538571E-018">
                <text:p>1.538571E-018</text:p>
              </table:table-cell>
              <table:table-cell office:value-type="float" office:value="0.00000000000001473644">
                <text:p>0.000000000000014736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.671577E-018">
                <text:p>-6.671577E-018</text:p>
              </table:table-cell>
              <table:table-cell office:value-type="float" office:value="-1.954955E-018">
                <text:p>-1.954955E-018</text:p>
              </table:table-cell>
              <table:table-cell office:value-type="float" office:value="0.00000000000001177436">
                <text:p>0.000000000000011774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182327E-031">
                <text:p>-1.182327E-031</text:p>
              </table:table-cell>
              <table:table-cell office:value-type="float" office:value="-5.465648E-017">
                <text:p>-5.465648E-017</text:p>
              </table:table-cell>
              <table:table-cell office:value-type="float" office:value="0.00000000000001364192">
                <text:p>0.00000000000001364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232273E-016">
                <text:p>-4.232273E-016</text:p>
              </table:table-cell>
              <table:table-cell office:value-type="float" office:value="8.325894E-020">
                <text:p>8.325894E-020</text:p>
              </table:table-cell>
              <table:table-cell office:value-type="float" office:value="0.00000000000002388561">
                <text:p>0.0000000000000238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798682E-017">
                <text:p>-1.798682E-017</text:p>
              </table:table-cell>
              <table:table-cell office:value-type="float" office:value="-2.726217E-017">
                <text:p>-2.726217E-017</text:p>
              </table:table-cell>
              <table:table-cell office:value-type="float" office:value="-2.753607E-015">
                <text:p>-2.753607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45675E-017">
                <text:p>1.745675E-017</text:p>
              </table:table-cell>
              <table:table-cell office:value-type="float" office:value="4.938647E-018">
                <text:p>4.938647E-018</text:p>
              </table:table-cell>
              <table:table-cell office:value-type="float" office:value="7.659722E-015">
                <text:p>7.659722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61783E-015">
                <text:p>1.161783E-015</text:p>
              </table:table-cell>
              <table:table-cell office:value-type="float" office:value="-1.689288E-019">
                <text:p>-1.689288E-019</text:p>
              </table:table-cell>
              <table:table-cell office:value-type="float" office:value="8.318959E-015">
                <text:p>8.31895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506929E-018">
                <text:p>-2.506929E-018</text:p>
              </table:table-cell>
              <table:table-cell office:value-type="float" office:value="3.611222E-019">
                <text:p>3.611222E-019</text:p>
              </table:table-cell>
              <table:table-cell office:value-type="float" office:value="3.259288E-015">
                <text:p>3.259288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32898E-015">
                <text:p>1.432898E-015</text:p>
              </table:table-cell>
              <table:table-cell office:value-type="float" office:value="-8.689339E-018">
                <text:p>-8.689339E-018</text:p>
              </table:table-cell>
              <table:table-cell office:value-type="float" office:value="1.85051E-015">
                <text:p>1.8505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39038E-017">
                <text:p>2.239038E-017</text:p>
              </table:table-cell>
              <table:table-cell office:value-type="float" office:value="-6.949461E-022">
                <text:p>-6.949461E-022</text:p>
              </table:table-cell>
              <table:table-cell office:value-type="float" office:value="4.335677E-015">
                <text:p>4.33567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.371741E-017">
                <text:p>-5.371741E-017</text:p>
              </table:table-cell>
              <table:table-cell office:value-type="float" office:value="0">
                <text:p>0</text:p>
              </table:table-cell>
              <table:table-cell office:value-type="float" office:value="2.922287E-015">
                <text:p>2.922287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28438E-019">
                <text:p>2.528438E-019</text:p>
              </table:table-cell>
              <table:table-cell office:value-type="float" office:value="2.304627E-020">
                <text:p>2.304627E-020</text:p>
              </table:table-cell>
              <table:table-cell office:value-type="float" office:value="2.702155E-015">
                <text:p>2.70215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50197E-016">
                <text:p>1.450197E-016</text:p>
              </table:table-cell>
              <table:table-cell office:value-type="float" office:value="5.168774E-017">
                <text:p>5.168774E-017</text:p>
              </table:table-cell>
              <table:table-cell office:value-type="float" office:value="-1.204583E-015">
                <text:p>-1.20458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.475575E-016">
                <text:p>-2.475575E-016</text:p>
              </table:table-cell>
              <table:table-cell office:value-type="float" office:value="1.10946E-017">
                <text:p>1.10946E-017</text:p>
              </table:table-cell>
              <table:table-cell office:value-type="float" office:value="2.799226E-015">
                <text:p>2.799226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755184E-016">
                <text:p>5.755184E-016</text:p>
              </table:table-cell>
              <table:table-cell office:value-type="float" office:value="2.010991E-017">
                <text:p>2.010991E-017</text:p>
              </table:table-cell>
              <table:table-cell office:value-type="float" office:value="5.936562E-017">
                <text:p>5.936562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58733E-016">
                <text:p>3.958733E-016</text:p>
              </table:table-cell>
              <table:table-cell office:value-type="float" office:value="-3.355514E-016">
                <text:p>-3.355514E-016</text:p>
              </table:table-cell>
              <table:table-cell office:value-type="float" office:value="-9.313581E-017">
                <text:p>-9.313581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9972E-016">
                <text:p>1.49972E-016</text:p>
              </table:table-cell>
              <table:table-cell office:value-type="float" office:value="1.035096E-017">
                <text:p>1.035096E-017</text:p>
              </table:table-cell>
              <table:table-cell office:value-type="float" office:value="-4.569635E-017">
                <text:p>-4.569635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.164982E-016">
                <text:p>-2.164982E-016</text:p>
              </table:table-cell>
              <table:table-cell office:value-type="float" office:value="3.164775E-019">
                <text:p>3.164775E-019</text:p>
              </table:table-cell>
              <table:table-cell office:value-type="float" office:value="-1.056412E-017">
                <text:p>-1.056412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.317075E-017">
                <text:p>-3.317075E-017</text:p>
              </table:table-cell>
              <table:table-cell office:value-type="float" office:value="-2.566039E-019">
                <text:p>-2.566039E-019</text:p>
              </table:table-cell>
              <table:table-cell office:value-type="float" office:value="-6.799706E-019">
                <text:p>-6.799706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4399E-017">
                <text:p>1.784399E-017</text:p>
              </table:table-cell>
              <table:table-cell office:value-type="float" office:value="-2.554849E-017">
                <text:p>-2.554849E-017</text:p>
              </table:table-cell>
              <table:table-cell office:value-type="float" office:value="1.398833E-019">
                <text:p>1.39883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28258E-016">
                <text:p>-1.28258E-016</text:p>
              </table:table-cell>
              <table:table-cell office:value-type="float" office:value="4.022833E-020">
                <text:p>4.022833E-020</text:p>
              </table:table-cell>
              <table:table-cell office:value-type="float" office:value="1.000246E-018">
                <text:p>1.000246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.2945E-017">
                <text:p>-8.2945E-017</text:p>
              </table:table-cell>
              <table:table-cell office:value-type="float" office:value="5.197509E-019">
                <text:p>5.197509E-019</text:p>
              </table:table-cell>
              <table:table-cell office:value-type="float" office:value="2.417805E-020">
                <text:p>2.417805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84113E-016">
                <text:p>8.84113E-016</text:p>
              </table:table-cell>
              <table:table-cell office:value-type="float" office:value="-1.698042E-019">
                <text:p>-1.698042E-019</text:p>
              </table:table-cell>
              <table:table-cell office:value-type="float" office:value="-1.188527E-019">
                <text:p>-1.18852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587167E-016">
                <text:p>-2.587167E-016</text:p>
              </table:table-cell>
              <table:table-cell office:value-type="float" office:value="1.367909E-016">
                <text:p>1.367909E-016</text:p>
              </table:table-cell>
              <table:table-cell office:value-type="float" office:value="1.540731E-019">
                <text:p>1.540731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75662E-017">
                <text:p>-1.75662E-017</text:p>
              </table:table-cell>
              <table:table-cell office:value-type="float" office:value="-2.708485E-018">
                <text:p>-2.708485E-018</text:p>
              </table:table-cell>
              <table:table-cell office:value-type="float" office:value="1.648584E-018">
                <text:p>1.64858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70001E-015">
                <text:p>-1.70001E-015</text:p>
              </table:table-cell>
              <table:table-cell office:value-type="float" office:value="-1.004574E-020">
                <text:p>-1.004574E-020</text:p>
              </table:table-cell>
              <table:table-cell office:value-type="float" office:value="-2.233186E-019">
                <text:p>-2.233186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7752E-015">
                <text:p>1.007752E-015</text:p>
              </table:table-cell>
              <table:table-cell office:value-type="float" office:value="5.740495E-018">
                <text:p>5.740495E-018</text:p>
              </table:table-cell>
              <table:table-cell office:value-type="float" office:value="1.291603E-020">
                <text:p>1.29160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.789222E-019">
                <text:p>-7.789222E-019</text:p>
              </table:table-cell>
              <table:table-cell office:value-type="float" office:value="-1.576806E-019">
                <text:p>-1.576806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.724746E-018">
                <text:p>-3.724746E-018</text:p>
              </table:table-cell>
              <table:table-cell office:value-type="float" office:value="-4.805629E-020">
                <text:p>-4.805629E-020</text:p>
              </table:table-cell>
              <table:table-cell office:value-type="float" office:value="8.406473E-020">
                <text:p>8.40647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.894947E-017">
                <text:p>-6.894947E-017</text:p>
              </table:table-cell>
              <table:table-cell office:value-type="float" office:value="-1.87772E-017">
                <text:p>-1.87772E-017</text:p>
              </table:table-cell>
              <table:table-cell office:value-type="float" office:value="-5.249488E-020">
                <text:p>-5.249488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6.909294E-017">
                <text:p>-6.909294E-017</text:p>
              </table:table-cell>
              <table:table-cell office:value-type="float" office:value="6.763573E-018">
                <text:p>6.763573E-018</text:p>
              </table:table-cell>
              <table:table-cell office:value-type="float" office:value="-8.312574E-018">
                <text:p>-8.31257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267296E-017">
                <text:p>6.267296E-017</text:p>
              </table:table-cell>
              <table:table-cell office:value-type="float" office:value="-2.587621E-019">
                <text:p>-2.587621E-019</text:p>
              </table:table-cell>
              <table:table-cell office:value-type="float" office:value="-4.717997E-020">
                <text:p>-4.717997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9703E-016">
                <text:p>2.19703E-016</text:p>
              </table:table-cell>
              <table:table-cell office:value-type="float" office:value="1.101764E-017">
                <text:p>1.101764E-017</text:p>
              </table:table-cell>
              <table:table-cell office:value-type="float" office:value="-2.028954E-019">
                <text:p>-2.028954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176399E-015">
                <text:p>-2.176399E-015</text:p>
              </table:table-cell>
              <table:table-cell office:value-type="float" office:value="4.070291E-017">
                <text:p>4.070291E-017</text:p>
              </table:table-cell>
              <table:table-cell office:value-type="float" office:value="1.706612E-018">
                <text:p>1.7066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165883E-017">
                <text:p>-1.165883E-017</text:p>
              </table:table-cell>
              <table:table-cell office:value-type="float" office:value="-5.535234E-017">
                <text:p>-5.535234E-017</text:p>
              </table:table-cell>
              <table:table-cell office:value-type="float" office:value="2.004049E-017">
                <text:p>2.004049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556761E-015">
                <text:p>-1.556761E-015</text:p>
              </table:table-cell>
              <table:table-cell office:value-type="float" office:value="1.006123E-017">
                <text:p>1.006123E-017</text:p>
              </table:table-cell>
              <table:table-cell office:value-type="float" office:value="-1.20729E-018">
                <text:p>-1.20729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981026E-015">
                <text:p>4.981026E-015</text:p>
              </table:table-cell>
              <table:table-cell office:value-type="float" office:value="2.000416E-018">
                <text:p>2.000416E-018</text:p>
              </table:table-cell>
              <table:table-cell office:value-type="float" office:value="-5.824412E-018">
                <text:p>-5.8244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568825E-016">
                <text:p>-1.568825E-016</text:p>
              </table:table-cell>
              <table:table-cell office:value-type="float" office:value="2.603528E-017">
                <text:p>2.603528E-017</text:p>
              </table:table-cell>
              <table:table-cell office:value-type="float" office:value="-9.780862E-020">
                <text:p>-9.780862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0000001030916">
                <text:p>0.0000000000001030916</text:p>
              </table:table-cell>
              <table:table-cell office:value-type="float" office:value="-2.646127E-019">
                <text:p>-2.646127E-019</text:p>
              </table:table-cell>
              <table:table-cell office:value-type="float" office:value="-8.732034E-017">
                <text:p>-8.73203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.146124E-017">
                <text:p>1.146124E-017</text:p>
              </table:table-cell>
              <table:table-cell office:value-type="float" office:value="-2.39455E-015">
                <text:p>-2.3945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.618017E-029">
                <text:p>-7.618017E-029</text:p>
              </table:table-cell>
              <table:table-cell office:value-type="float" office:value="-8.982612E-021">
                <text:p>-8.982612E-021</text:p>
              </table:table-cell>
              <table:table-cell office:value-type="float" office:value="-2.78236E-015">
                <text:p>-2.78236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11848E-028">
                <text:p>1.111848E-028</text:p>
              </table:table-cell>
              <table:table-cell office:value-type="float" office:value="8.982612E-021">
                <text:p>8.982612E-021</text:p>
              </table:table-cell>
              <table:table-cell office:value-type="float" office:value="-2.395124E-015">
                <text:p>-2.395124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1.146124E-017">
                <text:p>-1.146124E-017</text:p>
              </table:table-cell>
              <table:table-cell office:value-type="float" office:value="-7.592903E-016">
                <text:p>-7.592903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0000000001030916">
                <text:p>-0.0000000000001030916</text:p>
              </table:table-cell>
              <table:table-cell office:value-type="float" office:value="2.646127E-019">
                <text:p>2.646127E-019</text:p>
              </table:table-cell>
              <table:table-cell office:value-type="float" office:value="2.105423E-019">
                <text:p>2.105423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68825E-016">
                <text:p>1.568825E-016</text:p>
              </table:table-cell>
              <table:table-cell office:value-type="float" office:value="-2.603528E-017">
                <text:p>-2.603528E-017</text:p>
              </table:table-cell>
              <table:table-cell office:value-type="float" office:value="-6.483753E-020">
                <text:p>-6.48375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981026E-015">
                <text:p>-4.981026E-015</text:p>
              </table:table-cell>
              <table:table-cell office:value-type="float" office:value="-2.000416E-018">
                <text:p>-2.000416E-018</text:p>
              </table:table-cell>
              <table:table-cell office:value-type="float" office:value="-4.686301E-018">
                <text:p>-4.686301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56761E-015">
                <text:p>1.556761E-015</text:p>
              </table:table-cell>
              <table:table-cell office:value-type="float" office:value="-1.006123E-017">
                <text:p>-1.006123E-017</text:p>
              </table:table-cell>
              <table:table-cell office:value-type="float" office:value="-1.38817E-016">
                <text:p>-1.38817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65883E-017">
                <text:p>1.165883E-017</text:p>
              </table:table-cell>
              <table:table-cell office:value-type="float" office:value="5.535234E-017">
                <text:p>5.535234E-017</text:p>
              </table:table-cell>
              <table:table-cell office:value-type="float" office:value="-2.679565E-019">
                <text:p>-2.67956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917224E-016">
                <text:p>9.917224E-016</text:p>
              </table:table-cell>
              <table:table-cell office:value-type="float" office:value="-4.070291E-017">
                <text:p>-4.070291E-017</text:p>
              </table:table-cell>
              <table:table-cell office:value-type="float" office:value="1.078628E-017">
                <text:p>1.078628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19703E-016">
                <text:p>-2.19703E-016</text:p>
              </table:table-cell>
              <table:table-cell office:value-type="float" office:value="-1.101764E-017">
                <text:p>-1.101764E-017</text:p>
              </table:table-cell>
              <table:table-cell office:value-type="float" office:value="-4.523618E-018">
                <text:p>-4.52361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.267296E-017">
                <text:p>-6.267296E-017</text:p>
              </table:table-cell>
              <table:table-cell office:value-type="float" office:value="2.587621E-019">
                <text:p>2.587621E-019</text:p>
              </table:table-cell>
              <table:table-cell office:value-type="float" office:value="-3.743193E-021">
                <text:p>-3.743193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09294E-017">
                <text:p>6.909294E-017</text:p>
              </table:table-cell>
              <table:table-cell office:value-type="float" office:value="-6.763573E-018">
                <text:p>-6.763573E-018</text:p>
              </table:table-cell>
              <table:table-cell office:value-type="float" office:value="8.031598E-021">
                <text:p>8.031598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894947E-017">
                <text:p>6.894947E-017</text:p>
              </table:table-cell>
              <table:table-cell office:value-type="float" office:value="1.87772E-017">
                <text:p>1.87772E-017</text:p>
              </table:table-cell>
              <table:table-cell office:value-type="float" office:value="2.930984E-017">
                <text:p>2.93098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724746E-018">
                <text:p>3.724746E-018</text:p>
              </table:table-cell>
              <table:table-cell office:value-type="float" office:value="4.805629E-020">
                <text:p>4.805629E-020</text:p>
              </table:table-cell>
              <table:table-cell office:value-type="float" office:value="-2.085997E-019">
                <text:p>-2.085997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789222E-019">
                <text:p>7.789222E-019</text:p>
              </table:table-cell>
              <table:table-cell office:value-type="float" office:value="1.576806E-019">
                <text:p>1.576806E-019</text:p>
              </table:table-cell>
              <table:table-cell office:value-type="float" office:value="-2.304857E-021">
                <text:p>-2.304857E-0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007752E-015">
                <text:p>-1.007752E-015</text:p>
              </table:table-cell>
              <table:table-cell office:value-type="float" office:value="-5.740495E-018">
                <text:p>-5.740495E-018</text:p>
              </table:table-cell>
              <table:table-cell office:value-type="float" office:value="3.312722E-019">
                <text:p>3.312722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0001E-015">
                <text:p>1.70001E-015</text:p>
              </table:table-cell>
              <table:table-cell office:value-type="float" office:value="1.004574E-020">
                <text:p>1.004574E-020</text:p>
              </table:table-cell>
              <table:table-cell office:value-type="float" office:value="8.846803E-018">
                <text:p>8.846803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5662E-017">
                <text:p>1.75662E-017</text:p>
              </table:table-cell>
              <table:table-cell office:value-type="float" office:value="2.708485E-018">
                <text:p>2.708485E-018</text:p>
              </table:table-cell>
              <table:table-cell office:value-type="float" office:value="-5.847557E-020">
                <text:p>-5.847557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87167E-016">
                <text:p>2.587167E-016</text:p>
              </table:table-cell>
              <table:table-cell office:value-type="float" office:value="-1.367909E-016">
                <text:p>-1.367909E-016</text:p>
              </table:table-cell>
              <table:table-cell office:value-type="float" office:value="3.73103E-019">
                <text:p>3.7310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.84113E-016">
                <text:p>-8.84113E-016</text:p>
              </table:table-cell>
              <table:table-cell office:value-type="float" office:value="1.698042E-019">
                <text:p>1.698042E-019</text:p>
              </table:table-cell>
              <table:table-cell office:value-type="float" office:value="-4.476581E-019">
                <text:p>-4.476581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2945E-017">
                <text:p>8.2945E-017</text:p>
              </table:table-cell>
              <table:table-cell office:value-type="float" office:value="5.859987E-019">
                <text:p>5.859987E-019</text:p>
              </table:table-cell>
              <table:table-cell office:value-type="float" office:value="3.359842E-021">
                <text:p>3.359842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8258E-016">
                <text:p>1.28258E-016</text:p>
              </table:table-cell>
              <table:table-cell office:value-type="float" office:value="-4.022833E-020">
                <text:p>-4.022833E-020</text:p>
              </table:table-cell>
              <table:table-cell office:value-type="float" office:value="3.799155E-019">
                <text:p>3.79915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784399E-017">
                <text:p>-1.784399E-017</text:p>
              </table:table-cell>
              <table:table-cell office:value-type="float" office:value="2.554849E-017">
                <text:p>2.554849E-017</text:p>
              </table:table-cell>
              <table:table-cell office:value-type="float" office:value="-2.725204E-018">
                <text:p>-2.72520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317075E-017">
                <text:p>3.317075E-017</text:p>
              </table:table-cell>
              <table:table-cell office:value-type="float" office:value="2.566039E-019">
                <text:p>2.566039E-019</text:p>
              </table:table-cell>
              <table:table-cell office:value-type="float" office:value="1.4927E-017">
                <text:p>1.4927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164982E-016">
                <text:p>2.164982E-016</text:p>
              </table:table-cell>
              <table:table-cell office:value-type="float" office:value="-3.164775E-019">
                <text:p>-3.164775E-019</text:p>
              </table:table-cell>
              <table:table-cell office:value-type="float" office:value="6.710553E-019">
                <text:p>6.710553E-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49972E-016">
                <text:p>-1.49972E-016</text:p>
              </table:table-cell>
              <table:table-cell office:value-type="float" office:value="-1.035096E-017">
                <text:p>-1.035096E-017</text:p>
              </table:table-cell>
              <table:table-cell office:value-type="float" office:value="2.663426E-021">
                <text:p>2.663426E-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958733E-016">
                <text:p>-3.958733E-016</text:p>
              </table:table-cell>
              <table:table-cell office:value-type="float" office:value="3.355514E-016">
                <text:p>3.355514E-016</text:p>
              </table:table-cell>
              <table:table-cell office:value-type="float" office:value="-4.166275E-019">
                <text:p>-4.166275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.755184E-016">
                <text:p>-5.755184E-016</text:p>
              </table:table-cell>
              <table:table-cell office:value-type="float" office:value="-2.518578E-017">
                <text:p>-2.518578E-017</text:p>
              </table:table-cell>
              <table:table-cell office:value-type="float" office:value="-5.351715E-017">
                <text:p>-5.351715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5575E-016">
                <text:p>2.475575E-016</text:p>
              </table:table-cell>
              <table:table-cell office:value-type="float" office:value="-1.10946E-017">
                <text:p>-1.10946E-017</text:p>
              </table:table-cell>
              <table:table-cell office:value-type="float" office:value="-1.285344E-016">
                <text:p>-1.285344E-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450197E-016">
                <text:p>-1.450197E-016</text:p>
              </table:table-cell>
              <table:table-cell office:value-type="float" office:value="-5.168774E-017">
                <text:p>-5.168774E-017</text:p>
              </table:table-cell>
              <table:table-cell office:value-type="float" office:value="9.168068E-016">
                <text:p>9.168068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.528438E-019">
                <text:p>-2.528438E-019</text:p>
              </table:table-cell>
              <table:table-cell office:value-type="float" office:value="-2.304627E-020">
                <text:p>-2.304627E-020</text:p>
              </table:table-cell>
              <table:table-cell office:value-type="float" office:value="5.501397E-016">
                <text:p>5.501397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371741E-017">
                <text:p>5.371741E-017</text:p>
              </table:table-cell>
              <table:table-cell office:value-type="float" office:value="-1.471841E-075">
                <text:p>-1.471841E-075</text:p>
              </table:table-cell>
              <table:table-cell office:value-type="float" office:value="1.814219E-015">
                <text:p>1.81421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239038E-017">
                <text:p>-2.239038E-017</text:p>
              </table:table-cell>
              <table:table-cell office:value-type="float" office:value="6.949461E-022">
                <text:p>6.949461E-022</text:p>
              </table:table-cell>
              <table:table-cell office:value-type="float" office:value="6.591351E-015">
                <text:p>6.59135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432898E-015">
                <text:p>-1.432898E-015</text:p>
              </table:table-cell>
              <table:table-cell office:value-type="float" office:value="8.689339E-018">
                <text:p>8.689339E-018</text:p>
              </table:table-cell>
              <table:table-cell office:value-type="float" office:value="7.811993E-015">
                <text:p>7.81199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06929E-018">
                <text:p>2.506929E-018</text:p>
              </table:table-cell>
              <table:table-cell office:value-type="float" office:value="-3.611222E-019">
                <text:p>-3.611222E-019</text:p>
              </table:table-cell>
              <table:table-cell office:value-type="float" office:value="0.0000000000000117543">
                <text:p>0.00000000000001175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161783E-015">
                <text:p>-1.161783E-015</text:p>
              </table:table-cell>
              <table:table-cell office:value-type="float" office:value="1.689288E-019">
                <text:p>1.689288E-019</text:p>
              </table:table-cell>
              <table:table-cell office:value-type="float" office:value="0.00000000000001627763">
                <text:p>0.000000000000016277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745675E-017">
                <text:p>-1.745675E-017</text:p>
              </table:table-cell>
              <table:table-cell office:value-type="float" office:value="-4.938647E-018">
                <text:p>-4.938647E-018</text:p>
              </table:table-cell>
              <table:table-cell office:value-type="float" office:value="0.00000000000002617889">
                <text:p>0.00000000000002617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798682E-017">
                <text:p>1.798682E-017</text:p>
              </table:table-cell>
              <table:table-cell office:value-type="float" office:value="2.726217E-017">
                <text:p>2.726217E-017</text:p>
              </table:table-cell>
              <table:table-cell office:value-type="float" office:value="0.00000000000003333975">
                <text:p>0.0000000000000333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232273E-016">
                <text:p>4.232273E-016</text:p>
              </table:table-cell>
              <table:table-cell office:value-type="float" office:value="-8.325894E-020">
                <text:p>-8.325894E-020</text:p>
              </table:table-cell>
              <table:table-cell office:value-type="float" office:value="0.00000000000004200781">
                <text:p>0.00000000000004200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.895884E-017">
                <text:p>1.895884E-017</text:p>
              </table:table-cell>
              <table:table-cell office:value-type="float" office:value="0.0000000000000736617">
                <text:p>0.00000000000007366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671577E-018">
                <text:p>6.671577E-018</text:p>
              </table:table-cell>
              <table:table-cell office:value-type="float" office:value="1.954955E-018">
                <text:p>1.954955E-018</text:p>
              </table:table-cell>
              <table:table-cell office:value-type="float" office:value="0.0000000000001159355">
                <text:p>0.00000000000011593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53296E-015">
                <text:p>7.053296E-015</text:p>
              </table:table-cell>
              <table:table-cell office:value-type="float" office:value="-1.538571E-018">
                <text:p>-1.538571E-018</text:p>
              </table:table-cell>
              <table:table-cell office:value-type="float" office:value="0.00000000000008845936">
                <text:p>0.00000000000008845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.165568E-015">
                <text:p>-2.165568E-015</text:p>
              </table:table-cell>
              <table:table-cell office:value-type="float" office:value="1.276359E-016">
                <text:p>1.276359E-016</text:p>
              </table:table-cell>
              <table:table-cell office:value-type="float" office:value="0.00000000000009679665">
                <text:p>0.00000000000009679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50772E-015">
                <text:p>7.850772E-015</text:p>
              </table:table-cell>
              <table:table-cell office:value-type="float" office:value="8.131213E-018">
                <text:p>8.131213E-018</text:p>
              </table:table-cell>
              <table:table-cell office:value-type="float" office:value="0.0000000000001084502">
                <text:p>0.00000000000010845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.015662E-015">
                <text:p>-6.015662E-015</text:p>
              </table:table-cell>
              <table:table-cell office:value-type="float" office:value="4.191731E-017">
                <text:p>4.191731E-017</text:p>
              </table:table-cell>
              <table:table-cell office:value-type="float" office:value="0.00000000000004627095">
                <text:p>0.00000000000004627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369346E-029">
                <text:p>4.369346E-029</text:p>
              </table:table-cell>
              <table:table-cell office:value-type="float" office:value="0">
                <text:p>0</text:p>
              </table:table-cell>
              <table:table-cell office:value-type="float" office:value="0.00000000000008229201">
                <text:p>0.00000000000008229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015662E-015">
                <text:p>6.015662E-015</text:p>
              </table:table-cell>
              <table:table-cell office:value-type="float" office:value="-4.191731E-017">
                <text:p>-4.191731E-017</text:p>
              </table:table-cell>
              <table:table-cell office:value-type="float" office:value="0.0000000000002371588">
                <text:p>0.00000000000023715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.850772E-015">
                <text:p>-7.850772E-015</text:p>
              </table:table-cell>
              <table:table-cell office:value-type="float" office:value="-8.131213E-018">
                <text:p>-8.131213E-018</text:p>
              </table:table-cell>
              <table:table-cell office:value-type="float" office:value="0.0000000000002801481">
                <text:p>0.0000000000002801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65568E-015">
                <text:p>2.165568E-015</text:p>
              </table:table-cell>
              <table:table-cell office:value-type="float" office:value="-1.276359E-016">
                <text:p>-1.276359E-016</text:p>
              </table:table-cell>
              <table:table-cell office:value-type="float" office:value="0.0000000000001988296">
                <text:p>0.0000000000001988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.053296E-015">
                <text:p>-7.053296E-015</text:p>
              </table:table-cell>
              <table:table-cell office:value-type="float" office:value="1.538571E-018">
                <text:p>1.538571E-018</text:p>
              </table:table-cell>
              <table:table-cell office:value-type="float" office:value="0.0000000000002702751">
                <text:p>0.00000000000027027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.671577E-018">
                <text:p>-6.671577E-018</text:p>
              </table:table-cell>
              <table:table-cell office:value-type="float" office:value="-1.954955E-018">
                <text:p>-1.954955E-018</text:p>
              </table:table-cell>
              <table:table-cell office:value-type="float" office:value="0.0000000000001888875">
                <text:p>0.00000000000018888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972367E-031">
                <text:p>2.972367E-031</text:p>
              </table:table-cell>
              <table:table-cell office:value-type="float" office:value="-5.881222E-017">
                <text:p>-5.881222E-017</text:p>
              </table:table-cell>
              <table:table-cell office:value-type="float" office:value="0.0000000000002389279">
                <text:p>0.0000000000002389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.232273E-016">
                <text:p>-4.232273E-016</text:p>
              </table:table-cell>
              <table:table-cell office:value-type="float" office:value="8.325894E-020">
                <text:p>8.325894E-020</text:p>
              </table:table-cell>
              <table:table-cell office:value-type="float" office:value="0.0000000000003076985">
                <text:p>0.000000000000307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798682E-017">
                <text:p>-1.798682E-017</text:p>
              </table:table-cell>
              <table:table-cell office:value-type="float" office:value="-2.726217E-017">
                <text:p>-2.726217E-017</text:p>
              </table:table-cell>
              <table:table-cell office:value-type="float" office:value="0.0000000000001057825">
                <text:p>0.0000000000001057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45675E-017">
                <text:p>1.745675E-017</text:p>
              </table:table-cell>
              <table:table-cell office:value-type="float" office:value="-4.847245E-020">
                <text:p>-4.847245E-020</text:p>
              </table:table-cell>
              <table:table-cell office:value-type="float" office:value="0.0000000000002039635">
                <text:p>0.00000000000020396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61783E-015">
                <text:p>1.161783E-015</text:p>
              </table:table-cell>
              <table:table-cell office:value-type="float" office:value="-1.689288E-019">
                <text:p>-1.689288E-019</text:p>
              </table:table-cell>
              <table:table-cell office:value-type="float" office:value="0.0000000000001873677">
                <text:p>0.0000000000001873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.506929E-018">
                <text:p>-2.506929E-018</text:p>
              </table:table-cell>
              <table:table-cell office:value-type="float" office:value="3.611222E-019">
                <text:p>3.611222E-019</text:p>
              </table:table-cell>
              <table:table-cell office:value-type="float" office:value="0.0000000000001283819">
                <text:p>0.000000000000128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432898E-015">
                <text:p>1.432898E-015</text:p>
              </table:table-cell>
              <table:table-cell office:value-type="float" office:value="-8.689339E-018">
                <text:p>-8.689339E-018</text:p>
              </table:table-cell>
              <table:table-cell office:value-type="float" office:value="0.0000000000001119262">
                <text:p>0.000000000000111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239038E-017">
                <text:p>2.239038E-017</text:p>
              </table:table-cell>
              <table:table-cell office:value-type="float" office:value="-6.949461E-022">
                <text:p>-6.949461E-022</text:p>
              </table:table-cell>
              <table:table-cell office:value-type="float" office:value="0.000000000000148005">
                <text:p>0.0000000000001480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5.371741E-017">
                <text:p>-5.371741E-017</text:p>
              </table:table-cell>
              <table:table-cell office:value-type="float" office:value="-4.692228E-075">
                <text:p>-4.692228E-075</text:p>
              </table:table-cell>
              <table:table-cell office:value-type="float" office:value="0.0000000000001161642">
                <text:p>0.00000000000011616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528438E-019">
                <text:p>2.528438E-019</text:p>
              </table:table-cell>
              <table:table-cell office:value-type="float" office:value="2.304627E-020">
                <text:p>2.304627E-020</text:p>
              </table:table-cell>
              <table:table-cell office:value-type="float" office:value="0.0000000000001147581">
                <text:p>0.000000000000114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450197E-016">
                <text:p>1.450197E-016</text:p>
              </table:table-cell>
              <table:table-cell office:value-type="float" office:value="5.168774E-017">
                <text:p>5.168774E-017</text:p>
              </table:table-cell>
              <table:table-cell office:value-type="float" office:value="0.00000000000003305375">
                <text:p>0.000000000000033053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475575E-016">
                <text:p>-2.475575E-016</text:p>
              </table:table-cell>
              <table:table-cell office:value-type="float" office:value="1.10946E-017">
                <text:p>1.10946E-017</text:p>
              </table:table-cell>
              <table:table-cell office:value-type="float" office:value="0.0000000000001139686">
                <text:p>0.00000000000011396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755184E-016">
                <text:p>5.755184E-016</text:p>
              </table:table-cell>
              <table:table-cell office:value-type="float" office:value="2.010991E-017">
                <text:p>2.010991E-017</text:p>
              </table:table-cell>
              <table:table-cell office:value-type="float" office:value="0.00000000000003027916">
                <text:p>0.00000000000003027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58733E-016">
                <text:p>3.958733E-016</text:p>
              </table:table-cell>
              <table:table-cell office:value-type="float" office:value="-3.355514E-016">
                <text:p>-3.355514E-016</text:p>
              </table:table-cell>
              <table:table-cell office:value-type="float" office:value="0.00000000000003319539">
                <text:p>0.000000000000033195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9972E-016">
                <text:p>1.49972E-016</text:p>
              </table:table-cell>
              <table:table-cell office:value-type="float" office:value="1.035096E-017">
                <text:p>1.035096E-017</text:p>
              </table:table-cell>
              <table:table-cell office:value-type="float" office:value="0.00000000000001773127">
                <text:p>0.0000000000000177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164982E-016">
                <text:p>-2.164982E-016</text:p>
              </table:table-cell>
              <table:table-cell office:value-type="float" office:value="3.164775E-019">
                <text:p>3.164775E-019</text:p>
              </table:table-cell>
              <table:table-cell office:value-type="float" office:value="0.00000000000001177806">
                <text:p>0.00000000000001177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.317075E-017">
                <text:p>-3.317075E-017</text:p>
              </table:table-cell>
              <table:table-cell office:value-type="float" office:value="-2.566039E-019">
                <text:p>-2.566039E-019</text:p>
              </table:table-cell>
              <table:table-cell office:value-type="float" office:value="0.0000000000000104642">
                <text:p>0.0000000000000104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84399E-017">
                <text:p>1.784399E-017</text:p>
              </table:table-cell>
              <table:table-cell office:value-type="float" office:value="-2.554849E-017">
                <text:p>-2.554849E-017</text:p>
              </table:table-cell>
              <table:table-cell office:value-type="float" office:value="5.027635E-015">
                <text:p>5.027635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8258E-016">
                <text:p>-1.28258E-016</text:p>
              </table:table-cell>
              <table:table-cell office:value-type="float" office:value="4.022833E-020">
                <text:p>4.022833E-020</text:p>
              </table:table-cell>
              <table:table-cell office:value-type="float" office:value="2.431443E-015">
                <text:p>2.431443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.2945E-017">
                <text:p>-8.2945E-017</text:p>
              </table:table-cell>
              <table:table-cell office:value-type="float" office:value="5.197509E-019">
                <text:p>5.197509E-019</text:p>
              </table:table-cell>
              <table:table-cell office:value-type="float" office:value="1.003899E-015">
                <text:p>1.003899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84113E-016">
                <text:p>8.84113E-016</text:p>
              </table:table-cell>
              <table:table-cell office:value-type="float" office:value="-1.698042E-019">
                <text:p>-1.698042E-019</text:p>
              </table:table-cell>
              <table:table-cell office:value-type="float" office:value="-1.602078E-017">
                <text:p>-1.602078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.587167E-016">
                <text:p>-2.587167E-016</text:p>
              </table:table-cell>
              <table:table-cell office:value-type="float" office:value="1.367909E-016">
                <text:p>1.367909E-016</text:p>
              </table:table-cell>
              <table:table-cell office:value-type="float" office:value="-2.178995E-017">
                <text:p>-2.178995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5662E-017">
                <text:p>-1.75662E-017</text:p>
              </table:table-cell>
              <table:table-cell office:value-type="float" office:value="-2.708485E-018">
                <text:p>-2.708485E-018</text:p>
              </table:table-cell>
              <table:table-cell office:value-type="float" office:value="1.111633E-017">
                <text:p>1.111633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70001E-015">
                <text:p>-1.70001E-015</text:p>
              </table:table-cell>
              <table:table-cell office:value-type="float" office:value="-1.004574E-020">
                <text:p>-1.004574E-020</text:p>
              </table:table-cell>
              <table:table-cell office:value-type="float" office:value="-2.233186E-019">
                <text:p>-2.233186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07752E-015">
                <text:p>1.007752E-015</text:p>
              </table:table-cell>
              <table:table-cell office:value-type="float" office:value="5.740495E-018">
                <text:p>5.740495E-018</text:p>
              </table:table-cell>
              <table:table-cell office:value-type="float" office:value="1.291603E-020">
                <text:p>1.29160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7.789222E-019">
                <text:p>-7.789222E-019</text:p>
              </table:table-cell>
              <table:table-cell office:value-type="float" office:value="-1.576806E-019">
                <text:p>-1.576806E-0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.724746E-018">
                <text:p>-3.724746E-018</text:p>
              </table:table-cell>
              <table:table-cell office:value-type="float" office:value="-4.805629E-020">
                <text:p>-4.805629E-020</text:p>
              </table:table-cell>
              <table:table-cell office:value-type="float" office:value="8.406473E-020">
                <text:p>8.406473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.894947E-017">
                <text:p>-6.894947E-017</text:p>
              </table:table-cell>
              <table:table-cell office:value-type="float" office:value="-1.87772E-017">
                <text:p>-1.87772E-017</text:p>
              </table:table-cell>
              <table:table-cell office:value-type="float" office:value="-5.249488E-020">
                <text:p>-5.249488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.909294E-017">
                <text:p>-6.909294E-017</text:p>
              </table:table-cell>
              <table:table-cell office:value-type="float" office:value="6.763573E-018">
                <text:p>6.763573E-018</text:p>
              </table:table-cell>
              <table:table-cell office:value-type="float" office:value="-8.312574E-018">
                <text:p>-8.312574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267296E-017">
                <text:p>6.267296E-017</text:p>
              </table:table-cell>
              <table:table-cell office:value-type="float" office:value="-2.587621E-019">
                <text:p>-2.587621E-019</text:p>
              </table:table-cell>
              <table:table-cell office:value-type="float" office:value="-4.717997E-020">
                <text:p>-4.717997E-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19703E-016">
                <text:p>2.19703E-016</text:p>
              </table:table-cell>
              <table:table-cell office:value-type="float" office:value="1.101764E-017">
                <text:p>1.101764E-017</text:p>
              </table:table-cell>
              <table:table-cell office:value-type="float" office:value="-2.028954E-019">
                <text:p>-2.028954E-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176399E-015">
                <text:p>-2.176399E-015</text:p>
              </table:table-cell>
              <table:table-cell office:value-type="float" office:value="4.070291E-017">
                <text:p>4.070291E-017</text:p>
              </table:table-cell>
              <table:table-cell office:value-type="float" office:value="1.706612E-018">
                <text:p>1.7066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165883E-017">
                <text:p>-1.165883E-017</text:p>
              </table:table-cell>
              <table:table-cell office:value-type="float" office:value="-5.535234E-017">
                <text:p>-5.535234E-017</text:p>
              </table:table-cell>
              <table:table-cell office:value-type="float" office:value="2.004049E-017">
                <text:p>2.004049E-0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556761E-015">
                <text:p>-1.556761E-015</text:p>
              </table:table-cell>
              <table:table-cell office:value-type="float" office:value="1.006123E-017">
                <text:p>1.006123E-017</text:p>
              </table:table-cell>
              <table:table-cell office:value-type="float" office:value="-1.20729E-018">
                <text:p>-1.20729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981026E-015">
                <text:p>4.981026E-015</text:p>
              </table:table-cell>
              <table:table-cell office:value-type="float" office:value="-3.464879E-020">
                <text:p>-3.464879E-020</text:p>
              </table:table-cell>
              <table:table-cell office:value-type="float" office:value="-5.824412E-018">
                <text:p>-5.824412E-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68825E-016">
                <text:p>-1.568825E-016</text:p>
              </table:table-cell>
              <table:table-cell office:value-type="float" office:value="2.603528E-017">
                <text:p>2.603528E-017</text:p>
              </table:table-cell>
              <table:table-cell office:value-type="float" office:value="-9.780862E-020">
                <text:p>-9.780862E-02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00000001030916">
                <text:p>0.0000000000001030916</text:p>
              </table:table-cell>
              <table:table-cell office:value-type="float" office:value="-2.646127E-019">
                <text:p>-2.646127E-019</text:p>
              </table:table-cell>
              <table:table-cell office:value-type="float" office:value="-8.732034E-017">
                <text:p>-8.732034E-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1.146124E-017">
                <text:p>1.146124E-017</text:p>
              </table:table-cell>
              <table:table-cell office:value-type="float" office:value="-2.39455E-015">
                <text:p>-2.39455E-0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965887E-030">
                <text:p>-3.965887E-030</text:p>
              </table:table-cell>
              <table:table-cell office:value-type="float" office:value="-8.982612E-021">
                <text:p>-8.982612E-021</text:p>
              </table:table-cell>
              <table:table-cell office:value-type="float" office:value="-2.78236E-015">
                <text:p>-2.78236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